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Ubuntu" svg:font-family="Ubuntu"/>
  </office:font-face-decls>
  <office:automatic-styles>
    <style:style style:name="P1" style:family="paragraph" style:parent-style-name="Heading_20_1">
      <style:paragraph-properties fo:break-before="auto"/>
    </style:style>
    <style:style style:name="T1_1" style:family="text" style:parent-style-name="Default_20_Paragraph_20_Font">
      <style:text-properties fo:font-size="24pt" style:font-size-asian="24pt" style:font-size-complex="24pt"/>
    </style:style>
    <style:style style:name="T1_2" style:family="text" style:parent-style-name="Default_20_Paragraph_20_Font">
      <style:text-properties fo:font-size="24pt" style:font-size-asian="24pt" style:font-size-complex="24pt"/>
    </style:style>
    <style:style style:name="T1_3" style:family="text" style:parent-style-name="Default_20_Paragraph_20_Font">
      <style:text-properties fo:font-size="24pt" style:font-size-asian="24pt" style:font-size-complex="24pt"/>
    </style:style>
    <style:style style:name="P2" style:family="paragraph" style:parent-style-name="Heading_20_2">
      <style:paragraph-properties fo:text-align="justify" fo:break-before="auto"/>
    </style:style>
    <style:style style:name="T2_1" style:family="text" style:parent-style-name="Default_20_Paragraph_20_Font">
      <style:text-properties style:font-name="Ubuntu" style:font-name-asian="Ubuntu" style:font-name-complex="Ubuntu"/>
    </style:style>
    <style:style style:name="T2_2" style:family="text" style:parent-style-name="Default_20_Paragraph_20_Font">
      <style:text-properties style:font-name="Ubuntu" style:font-name-asian="Ubuntu" style:font-name-complex="Ubuntu"/>
    </style:style>
    <style:style style:name="T2_3" style:family="text" style:parent-style-name="Default_20_Paragraph_20_Font">
      <style:text-properties style:font-name="Ubuntu" style:font-name-asian="Ubuntu" style:font-name-complex="Ubuntu"/>
    </style:style>
    <style:style style:name="T2_4" style:family="text" style:parent-style-name="Default_20_Paragraph_20_Font">
      <style:text-properties style:font-name="Ubuntu" style:font-name-asian="Ubuntu" style:font-name-complex="Ubuntu"/>
    </style:style>
    <style:style style:name="T2_5" style:family="text" style:parent-style-name="Default_20_Paragraph_20_Font">
      <style:text-properties style:font-name="Ubuntu" style:font-name-asian="Ubuntu" style:font-name-complex="Ubuntu"/>
    </style:style>
    <style:style style:name="T2_6" style:family="text" style:parent-style-name="Default_20_Paragraph_20_Font">
      <style:text-properties style:font-name="Ubuntu" style:font-name-asian="Ubuntu" style:font-name-complex="Ubuntu"/>
    </style:style>
    <style:style style:name="T2_7" style:family="text" style:parent-style-name="Default_20_Paragraph_20_Font">
      <style:text-properties style:font-name="Ubuntu" style:font-name-asian="Ubuntu" style:font-name-complex="Ubuntu"/>
    </style:style>
    <style:style style:name="T2_8" style:family="text" style:parent-style-name="Default_20_Paragraph_20_Font">
      <style:text-properties style:font-name="Ubuntu" style:font-name-asian="Ubuntu" style:font-name-complex="Ubuntu"/>
    </style:style>
    <style:style style:name="T2_9" style:family="text" style:parent-style-name="Default_20_Paragraph_20_Font">
      <style:text-properties style:font-name="Ubuntu" style:font-name-asian="Ubuntu" style:font-name-complex="Ubuntu"/>
    </style:style>
    <style:style style:name="P3" style:family="paragraph" style:parent-style-name="Standard">
      <style:paragraph-properties fo:text-align="justify" fo:break-before="auto"/>
    </style:style>
    <style:style style:name="T3_1" style:family="text" style:parent-style-name="Default_20_Paragraph_20_Font">
      <style:text-properties style:font-name="Ubuntu" style:font-name-asian="Ubuntu" style:font-name-complex="Ubuntu"/>
    </style:style>
    <style:style style:name="T3_2" style:family="text" style:parent-style-name="Default_20_Paragraph_20_Font">
      <style:text-properties style:font-name="Ubuntu" style:font-name-asian="Ubuntu" style:font-name-complex="Ubuntu"/>
    </style:style>
    <style:style style:name="T3_3" style:family="text" style:parent-style-name="Default_20_Paragraph_20_Font">
      <style:text-properties style:font-name="Ubuntu" style:font-name-asian="Ubuntu" style:font-name-complex="Ubuntu"/>
    </style:style>
    <style:style style:name="T3_4" style:family="text" style:parent-style-name="Default_20_Paragraph_20_Font">
      <style:text-properties style:font-name="Ubuntu" style:font-name-asian="Ubuntu" style:font-name-complex="Ubuntu"/>
    </style:style>
    <style:style style:name="T3_5" style:family="text" style:parent-style-name="Default_20_Paragraph_20_Font">
      <style:text-properties style:font-name="Ubuntu" style:font-name-asian="Ubuntu" style:font-name-complex="Ubuntu"/>
    </style:style>
    <style:style style:name="T3_6" style:family="text" style:parent-style-name="Default_20_Paragraph_20_Font">
      <style:text-properties style:font-name="Ubuntu" style:font-name-asian="Ubuntu" style:font-name-complex="Ubuntu"/>
    </style:style>
    <style:style style:name="T3_7" style:family="text" style:parent-style-name="Default_20_Paragraph_20_Font">
      <style:text-properties style:font-name="Ubuntu" style:font-name-asian="Ubuntu" style:font-name-complex="Ubuntu"/>
    </style:style>
    <style:style style:name="T3_8" style:family="text" style:parent-style-name="Default_20_Paragraph_20_Font">
      <style:text-properties style:font-name="Ubuntu" style:font-name-asian="Ubuntu" style:font-name-complex="Ubuntu"/>
    </style:style>
    <style:style style:name="T3_9" style:family="text" style:parent-style-name="Default_20_Paragraph_20_Font">
      <style:text-properties style:font-name="Ubuntu" style:font-name-asian="Ubuntu" style:font-name-complex="Ubuntu"/>
    </style:style>
    <style:style style:name="T3_10" style:family="text" style:parent-style-name="Default_20_Paragraph_20_Font">
      <style:text-properties style:font-name="Ubuntu" style:font-name-asian="Ubuntu" style:font-name-complex="Ubuntu"/>
    </style:style>
    <style:style style:name="T3_11" style:family="text" style:parent-style-name="Default_20_Paragraph_20_Font">
      <style:text-properties style:font-name="Ubuntu" style:font-name-asian="Ubuntu" style:font-name-complex="Ubuntu"/>
    </style:style>
    <style:style style:name="T3_12" style:family="text" style:parent-style-name="Default_20_Paragraph_20_Font">
      <style:text-properties style:font-name="Ubuntu" style:font-name-asian="Ubuntu" style:font-name-complex="Ubuntu"/>
    </style:style>
    <style:style style:name="T3_13" style:family="text" style:parent-style-name="Default_20_Paragraph_20_Font">
      <style:text-properties style:font-name="Ubuntu" style:font-name-asian="Ubuntu" style:font-name-complex="Ubuntu"/>
    </style:style>
    <style:style style:name="T3_14" style:family="text" style:parent-style-name="Default_20_Paragraph_20_Font">
      <style:text-properties style:font-name="Ubuntu" style:font-name-asian="Ubuntu" style:font-name-complex="Ubuntu"/>
    </style:style>
    <style:style style:name="T3_15" style:family="text" style:parent-style-name="Default_20_Paragraph_20_Font">
      <style:text-properties style:font-name="Ubuntu" style:font-name-asian="Ubuntu" style:font-name-complex="Ubuntu"/>
    </style:style>
    <style:style style:name="T3_16" style:family="text" style:parent-style-name="Default_20_Paragraph_20_Font">
      <style:text-properties style:font-name="Ubuntu" style:font-name-asian="Ubuntu" style:font-name-complex="Ubuntu"/>
    </style:style>
    <style:style style:name="T3_17" style:family="text" style:parent-style-name="Default_20_Paragraph_20_Font">
      <style:text-properties style:font-name="Ubuntu" style:font-name-asian="Ubuntu" style:font-name-complex="Ubuntu"/>
    </style:style>
    <style:style style:name="T3_18" style:family="text" style:parent-style-name="Default_20_Paragraph_20_Font">
      <style:text-properties style:font-name="Ubuntu" style:font-name-asian="Ubuntu" style:font-name-complex="Ubuntu"/>
    </style:style>
    <style:style style:name="T3_19" style:family="text" style:parent-style-name="Default_20_Paragraph_20_Font">
      <style:text-properties style:font-name="Ubuntu" style:font-name-asian="Ubuntu" style:font-name-complex="Ubuntu"/>
    </style:style>
    <style:style style:name="T3_20" style:family="text" style:parent-style-name="Default_20_Paragraph_20_Font">
      <style:text-properties style:font-name="Ubuntu" style:font-name-asian="Ubuntu" style:font-name-complex="Ubuntu"/>
    </style:style>
    <style:style style:name="T3_21" style:family="text" style:parent-style-name="Default_20_Paragraph_20_Font">
      <style:text-properties style:font-name="Ubuntu" style:font-name-asian="Ubuntu" style:font-name-complex="Ubuntu"/>
    </style:style>
    <style:style style:name="T3_22" style:family="text" style:parent-style-name="Default_20_Paragraph_20_Font">
      <style:text-properties style:font-name="Ubuntu" style:font-name-asian="Ubuntu" style:font-name-complex="Ubuntu"/>
    </style:style>
    <style:style style:name="T3_23" style:family="text" style:parent-style-name="Default_20_Paragraph_20_Font">
      <style:text-properties style:font-name="Ubuntu" style:font-name-asian="Ubuntu" style:font-name-complex="Ubuntu"/>
    </style:style>
    <style:style style:name="T3_24" style:family="text" style:parent-style-name="Default_20_Paragraph_20_Font">
      <style:text-properties style:font-name="Ubuntu" style:font-name-asian="Ubuntu" style:font-name-complex="Ubuntu"/>
    </style:style>
    <style:style style:name="T3_25" style:family="text" style:parent-style-name="Default_20_Paragraph_20_Font">
      <style:text-properties style:font-name="Ubuntu" style:font-name-asian="Ubuntu" style:font-name-complex="Ubuntu"/>
    </style:style>
    <style:style style:name="T3_26" style:family="text" style:parent-style-name="Default_20_Paragraph_20_Font">
      <style:text-properties style:font-name="Ubuntu" style:font-name-asian="Ubuntu" style:font-name-complex="Ubuntu"/>
    </style:style>
    <style:style style:name="T3_27" style:family="text" style:parent-style-name="Default_20_Paragraph_20_Font">
      <style:text-properties style:font-name="Ubuntu" style:font-name-asian="Ubuntu" style:font-name-complex="Ubuntu"/>
    </style:style>
    <style:style style:name="T3_28" style:family="text" style:parent-style-name="Default_20_Paragraph_20_Font">
      <style:text-properties style:font-name="Ubuntu" style:font-name-asian="Ubuntu" style:font-name-complex="Ubuntu"/>
    </style:style>
    <style:style style:name="T3_29" style:family="text" style:parent-style-name="Default_20_Paragraph_20_Font">
      <style:text-properties style:font-name="Ubuntu" style:font-name-asian="Ubuntu" style:font-name-complex="Ubuntu"/>
    </style:style>
    <style:style style:name="T3_30" style:family="text" style:parent-style-name="Default_20_Paragraph_20_Font">
      <style:text-properties style:font-name="Ubuntu" style:font-name-asian="Ubuntu" style:font-name-complex="Ubuntu"/>
    </style:style>
    <style:style style:name="T3_31" style:family="text" style:parent-style-name="Default_20_Paragraph_20_Font">
      <style:text-properties style:font-name="Ubuntu" style:font-name-asian="Ubuntu" style:font-name-complex="Ubuntu"/>
    </style:style>
    <style:style style:name="T3_32" style:family="text" style:parent-style-name="Default_20_Paragraph_20_Font">
      <style:text-properties style:font-name="Ubuntu" style:font-name-asian="Ubuntu" style:font-name-complex="Ubuntu"/>
    </style:style>
    <style:style style:name="T3_33" style:family="text" style:parent-style-name="Default_20_Paragraph_20_Font">
      <style:text-properties style:font-name="Ubuntu" style:font-name-asian="Ubuntu" style:font-name-complex="Ubuntu"/>
    </style:style>
    <style:style style:name="T3_34" style:family="text" style:parent-style-name="Default_20_Paragraph_20_Font">
      <style:text-properties style:font-name="Ubuntu" style:font-name-asian="Ubuntu" style:font-name-complex="Ubuntu"/>
    </style:style>
    <style:style style:name="T3_35" style:family="text" style:parent-style-name="Default_20_Paragraph_20_Font">
      <style:text-properties style:font-name="Ubuntu" style:font-name-asian="Ubuntu" style:font-name-complex="Ubuntu"/>
    </style:style>
    <style:style style:name="T3_36" style:family="text" style:parent-style-name="Default_20_Paragraph_20_Font">
      <style:text-properties style:font-name="Ubuntu" style:font-name-asian="Ubuntu" style:font-name-complex="Ubuntu"/>
    </style:style>
    <style:style style:name="T3_37" style:family="text" style:parent-style-name="Default_20_Paragraph_20_Font">
      <style:text-properties style:font-name="Ubuntu" style:font-name-asian="Ubuntu" style:font-name-complex="Ubuntu"/>
    </style:style>
    <style:style style:name="T3_38" style:family="text" style:parent-style-name="Default_20_Paragraph_20_Font">
      <style:text-properties style:font-name="Ubuntu" style:font-name-asian="Ubuntu" style:font-name-complex="Ubuntu"/>
    </style:style>
    <style:style style:name="T3_39" style:family="text" style:parent-style-name="Default_20_Paragraph_20_Font">
      <style:text-properties style:font-name="Ubuntu" style:font-name-asian="Ubuntu" style:font-name-complex="Ubuntu"/>
    </style:style>
    <style:style style:name="T3_40" style:family="text" style:parent-style-name="Default_20_Paragraph_20_Font">
      <style:text-properties style:font-name="Ubuntu" style:font-name-asian="Ubuntu" style:font-name-complex="Ubuntu"/>
    </style:style>
    <style:style style:name="T3_41" style:family="text" style:parent-style-name="Default_20_Paragraph_20_Font">
      <style:text-properties style:font-name="Ubuntu" style:font-name-asian="Ubuntu" style:font-name-complex="Ubuntu"/>
    </style:style>
    <style:style style:name="T3_42" style:family="text" style:parent-style-name="Default_20_Paragraph_20_Font">
      <style:text-properties style:font-name="Ubuntu" style:font-name-asian="Ubuntu" style:font-name-complex="Ubuntu"/>
    </style:style>
    <style:style style:name="T3_43" style:family="text" style:parent-style-name="Default_20_Paragraph_20_Font">
      <style:text-properties style:font-name="Ubuntu" style:font-name-asian="Ubuntu" style:font-name-complex="Ubuntu"/>
    </style:style>
    <style:style style:name="T3_44" style:family="text" style:parent-style-name="Default_20_Paragraph_20_Font">
      <style:text-properties style:font-name="Ubuntu" style:font-name-asian="Ubuntu" style:font-name-complex="Ubuntu"/>
    </style:style>
    <style:style style:name="T3_45" style:family="text" style:parent-style-name="Default_20_Paragraph_20_Font">
      <style:text-properties style:font-name="Ubuntu" style:font-name-asian="Ubuntu" style:font-name-complex="Ubuntu"/>
    </style:style>
    <style:style style:name="T3_46" style:family="text" style:parent-style-name="Default_20_Paragraph_20_Font">
      <style:text-properties style:font-name="Ubuntu" style:font-name-asian="Ubuntu" style:font-name-complex="Ubuntu"/>
    </style:style>
    <style:style style:name="T3_47" style:family="text" style:parent-style-name="Default_20_Paragraph_20_Font">
      <style:text-properties style:font-name="Ubuntu" style:font-name-asian="Ubuntu" style:font-name-complex="Ubuntu"/>
    </style:style>
    <style:style style:name="T3_48" style:family="text" style:parent-style-name="Default_20_Paragraph_20_Font">
      <style:text-properties style:font-name="Ubuntu" style:font-name-asian="Ubuntu" style:font-name-complex="Ubuntu"/>
    </style:style>
    <style:style style:name="T3_49" style:family="text" style:parent-style-name="Default_20_Paragraph_20_Font">
      <style:text-properties style:font-name="Ubuntu" style:font-name-asian="Ubuntu" style:font-name-complex="Ubuntu"/>
    </style:style>
    <style:style style:name="T3_50" style:family="text" style:parent-style-name="Default_20_Paragraph_20_Font">
      <style:text-properties style:font-name="Ubuntu" style:font-name-asian="Ubuntu" style:font-name-complex="Ubuntu"/>
    </style:style>
    <style:style style:name="T3_51" style:family="text" style:parent-style-name="Default_20_Paragraph_20_Font">
      <style:text-properties style:font-name="Ubuntu" style:font-name-asian="Ubuntu" style:font-name-complex="Ubuntu"/>
    </style:style>
    <style:style style:name="T3_52" style:family="text" style:parent-style-name="Default_20_Paragraph_20_Font">
      <style:text-properties style:font-name="Ubuntu" style:font-name-asian="Ubuntu" style:font-name-complex="Ubuntu"/>
    </style:style>
    <style:style style:name="T3_53" style:family="text" style:parent-style-name="Default_20_Paragraph_20_Font">
      <style:text-properties style:font-name="Ubuntu" style:font-name-asian="Ubuntu" style:font-name-complex="Ubuntu"/>
    </style:style>
    <style:style style:name="T3_54" style:family="text" style:parent-style-name="Default_20_Paragraph_20_Font">
      <style:text-properties style:font-name="Ubuntu" style:font-name-asian="Ubuntu" style:font-name-complex="Ubuntu"/>
    </style:style>
    <style:style style:name="T3_55" style:family="text" style:parent-style-name="Default_20_Paragraph_20_Font">
      <style:text-properties style:font-name="Ubuntu" style:font-name-asian="Ubuntu" style:font-name-complex="Ubuntu"/>
    </style:style>
    <style:style style:name="T3_56" style:family="text" style:parent-style-name="Default_20_Paragraph_20_Font">
      <style:text-properties style:font-name="Ubuntu" style:font-name-asian="Ubuntu" style:font-name-complex="Ubuntu"/>
    </style:style>
    <style:style style:name="T3_57" style:family="text" style:parent-style-name="Default_20_Paragraph_20_Font">
      <style:text-properties style:font-name="Ubuntu" style:font-name-asian="Ubuntu" style:font-name-complex="Ubuntu"/>
    </style:style>
    <style:style style:name="T3_58" style:family="text" style:parent-style-name="Default_20_Paragraph_20_Font">
      <style:text-properties style:font-name="Ubuntu" style:font-name-asian="Ubuntu" style:font-name-complex="Ubuntu"/>
    </style:style>
    <style:style style:name="T3_59" style:family="text" style:parent-style-name="Default_20_Paragraph_20_Font">
      <style:text-properties style:font-name="Ubuntu" style:font-name-asian="Ubuntu" style:font-name-complex="Ubuntu"/>
    </style:style>
    <style:style style:name="T3_60" style:family="text" style:parent-style-name="Default_20_Paragraph_20_Font">
      <style:text-properties style:font-name="Ubuntu" style:font-name-asian="Ubuntu" style:font-name-complex="Ubuntu"/>
    </style:style>
    <style:style style:name="T3_61" style:family="text" style:parent-style-name="Default_20_Paragraph_20_Font">
      <style:text-properties style:font-name="Ubuntu" style:font-name-asian="Ubuntu" style:font-name-complex="Ubuntu"/>
    </style:style>
    <style:style style:name="T3_62" style:family="text" style:parent-style-name="Default_20_Paragraph_20_Font">
      <style:text-properties style:font-name="Ubuntu" style:font-name-asian="Ubuntu" style:font-name-complex="Ubuntu"/>
    </style:style>
    <style:style style:name="T3_63" style:family="text" style:parent-style-name="Default_20_Paragraph_20_Font">
      <style:text-properties style:font-name="Ubuntu" style:font-name-asian="Ubuntu" style:font-name-complex="Ubuntu"/>
    </style:style>
    <style:style style:name="T3_64" style:family="text" style:parent-style-name="Default_20_Paragraph_20_Font">
      <style:text-properties style:font-name="Ubuntu" style:font-name-asian="Ubuntu" style:font-name-complex="Ubuntu"/>
    </style:style>
    <style:style style:name="T3_65" style:family="text" style:parent-style-name="Default_20_Paragraph_20_Font">
      <style:text-properties style:font-name="Ubuntu" style:font-name-asian="Ubuntu" style:font-name-complex="Ubuntu"/>
    </style:style>
    <style:style style:name="T3_66" style:family="text" style:parent-style-name="Default_20_Paragraph_20_Font">
      <style:text-properties style:font-name="Ubuntu" style:font-name-asian="Ubuntu" style:font-name-complex="Ubuntu"/>
    </style:style>
    <style:style style:name="T3_67" style:family="text" style:parent-style-name="Default_20_Paragraph_20_Font">
      <style:text-properties style:font-name="Ubuntu" style:font-name-asian="Ubuntu" style:font-name-complex="Ubuntu"/>
    </style:style>
    <style:style style:name="T3_68" style:family="text" style:parent-style-name="Default_20_Paragraph_20_Font">
      <style:text-properties style:font-name="Ubuntu" style:font-name-asian="Ubuntu" style:font-name-complex="Ubuntu"/>
    </style:style>
    <style:style style:name="T3_69" style:family="text" style:parent-style-name="Default_20_Paragraph_20_Font">
      <style:text-properties style:font-name="Ubuntu" style:font-name-asian="Ubuntu" style:font-name-complex="Ubuntu"/>
    </style:style>
    <style:style style:name="T3_70" style:family="text" style:parent-style-name="Default_20_Paragraph_20_Font">
      <style:text-properties style:font-name="Ubuntu" style:font-name-asian="Ubuntu" style:font-name-complex="Ubuntu"/>
    </style:style>
    <style:style style:name="T3_71" style:family="text" style:parent-style-name="Default_20_Paragraph_20_Font">
      <style:text-properties style:font-name="Ubuntu" style:font-name-asian="Ubuntu" style:font-name-complex="Ubuntu"/>
    </style:style>
    <style:style style:name="T3_72" style:family="text" style:parent-style-name="Default_20_Paragraph_20_Font">
      <style:text-properties style:font-name="Ubuntu" style:font-name-asian="Ubuntu" style:font-name-complex="Ubuntu"/>
    </style:style>
    <style:style style:name="T3_73" style:family="text" style:parent-style-name="Default_20_Paragraph_20_Font">
      <style:text-properties style:font-name="Ubuntu" style:font-name-asian="Ubuntu" style:font-name-complex="Ubuntu"/>
    </style:style>
    <style:style style:name="T3_74" style:family="text" style:parent-style-name="Default_20_Paragraph_20_Font">
      <style:text-properties style:font-name="Ubuntu" style:font-name-asian="Ubuntu" style:font-name-complex="Ubuntu"/>
    </style:style>
    <style:style style:name="T3_75" style:family="text" style:parent-style-name="Default_20_Paragraph_20_Font">
      <style:text-properties style:font-name="Ubuntu" style:font-name-asian="Ubuntu" style:font-name-complex="Ubuntu"/>
    </style:style>
    <style:style style:name="T3_76" style:family="text" style:parent-style-name="Default_20_Paragraph_20_Font">
      <style:text-properties style:font-name="Ubuntu" style:font-name-asian="Ubuntu" style:font-name-complex="Ubuntu"/>
    </style:style>
    <style:style style:name="T3_77" style:family="text" style:parent-style-name="Default_20_Paragraph_20_Font">
      <style:text-properties style:font-name="Ubuntu" style:font-name-asian="Ubuntu" style:font-name-complex="Ubuntu"/>
    </style:style>
    <style:style style:name="T3_78" style:family="text" style:parent-style-name="Default_20_Paragraph_20_Font">
      <style:text-properties style:font-name="Ubuntu" style:font-name-asian="Ubuntu" style:font-name-complex="Ubuntu"/>
    </style:style>
    <style:style style:name="T3_79" style:family="text" style:parent-style-name="Default_20_Paragraph_20_Font">
      <style:text-properties style:font-name="Ubuntu" style:font-name-asian="Ubuntu" style:font-name-complex="Ubuntu"/>
    </style:style>
    <style:style style:name="T3_80" style:family="text" style:parent-style-name="Default_20_Paragraph_20_Font">
      <style:text-properties style:font-name="Ubuntu" style:font-name-asian="Ubuntu" style:font-name-complex="Ubuntu"/>
    </style:style>
    <style:style style:name="T3_81" style:family="text" style:parent-style-name="Default_20_Paragraph_20_Font">
      <style:text-properties style:font-name="Ubuntu" style:font-name-asian="Ubuntu" style:font-name-complex="Ubuntu"/>
    </style:style>
    <style:style style:name="T3_82" style:family="text" style:parent-style-name="Default_20_Paragraph_20_Font">
      <style:text-properties style:font-name="Ubuntu" style:font-name-asian="Ubuntu" style:font-name-complex="Ubuntu"/>
    </style:style>
    <style:style style:name="T3_83" style:family="text" style:parent-style-name="Default_20_Paragraph_20_Font">
      <style:text-properties style:font-name="Ubuntu" style:font-name-asian="Ubuntu" style:font-name-complex="Ubuntu"/>
    </style:style>
    <style:style style:name="P4" style:family="paragraph" style:parent-style-name="Standard">
      <style:paragraph-properties fo:text-align="justify" fo:break-before="auto"/>
    </style:style>
    <style:style style:name="T4_1" style:family="text" style:parent-style-name="Default_20_Paragraph_20_Font">
      <style:text-properties style:font-name="Ubuntu" style:font-name-asian="Ubuntu" style:font-name-complex="Ubuntu"/>
    </style:style>
    <style:style style:name="T4_2" style:family="text" style:parent-style-name="Default_20_Paragraph_20_Font">
      <style:text-properties style:font-name="Ubuntu" style:font-name-asian="Ubuntu" style:font-name-complex="Ubuntu"/>
    </style:style>
    <style:style style:name="T4_3" style:family="text" style:parent-style-name="Default_20_Paragraph_20_Font">
      <style:text-properties style:font-name="Ubuntu" style:font-name-asian="Ubuntu" style:font-name-complex="Ubuntu"/>
    </style:style>
    <style:style style:name="T4_4" style:family="text" style:parent-style-name="Default_20_Paragraph_20_Font">
      <style:text-properties style:font-name="Ubuntu" style:font-name-asian="Ubuntu" style:font-name-complex="Ubuntu"/>
    </style:style>
    <style:style style:name="T4_5" style:family="text" style:parent-style-name="Default_20_Paragraph_20_Font">
      <style:text-properties style:font-name="Ubuntu" style:font-name-asian="Ubuntu" style:font-name-complex="Ubuntu"/>
    </style:style>
    <style:style style:name="T4_6" style:family="text" style:parent-style-name="Default_20_Paragraph_20_Font">
      <style:text-properties style:font-name="Ubuntu" style:font-name-asian="Ubuntu" style:font-name-complex="Ubuntu"/>
    </style:style>
    <style:style style:name="T4_7" style:family="text" style:parent-style-name="Default_20_Paragraph_20_Font">
      <style:text-properties style:font-name="Ubuntu" style:font-name-asian="Ubuntu" style:font-name-complex="Ubuntu"/>
    </style:style>
    <style:style style:name="T4_8" style:family="text" style:parent-style-name="Default_20_Paragraph_20_Font">
      <style:text-properties style:font-name="Ubuntu" style:font-name-asian="Ubuntu" style:font-name-complex="Ubuntu"/>
    </style:style>
    <style:style style:name="T4_9" style:family="text" style:parent-style-name="Default_20_Paragraph_20_Font">
      <style:text-properties style:font-name="Ubuntu" style:font-name-asian="Ubuntu" style:font-name-complex="Ubuntu"/>
    </style:style>
    <style:style style:name="T4_10" style:family="text" style:parent-style-name="Default_20_Paragraph_20_Font">
      <style:text-properties style:font-name="Ubuntu" style:font-name-asian="Ubuntu" style:font-name-complex="Ubuntu"/>
    </style:style>
    <style:style style:name="T4_11" style:family="text" style:parent-style-name="Default_20_Paragraph_20_Font">
      <style:text-properties style:font-name="Ubuntu" style:font-name-asian="Ubuntu" style:font-name-complex="Ubuntu"/>
    </style:style>
    <style:style style:name="T4_12" style:family="text" style:parent-style-name="Default_20_Paragraph_20_Font">
      <style:text-properties style:font-name="Ubuntu" style:font-name-asian="Ubuntu" style:font-name-complex="Ubuntu"/>
    </style:style>
    <style:style style:name="T4_13" style:family="text" style:parent-style-name="Default_20_Paragraph_20_Font">
      <style:text-properties style:font-name="Ubuntu" style:font-name-asian="Ubuntu" style:font-name-complex="Ubuntu"/>
    </style:style>
    <style:style style:name="T4_14" style:family="text" style:parent-style-name="Default_20_Paragraph_20_Font">
      <style:text-properties style:font-name="Ubuntu" style:font-name-asian="Ubuntu" style:font-name-complex="Ubuntu"/>
    </style:style>
    <style:style style:name="T4_15" style:family="text" style:parent-style-name="Default_20_Paragraph_20_Font">
      <style:text-properties style:font-name="Ubuntu" style:font-name-asian="Ubuntu" style:font-name-complex="Ubuntu"/>
    </style:style>
    <style:style style:name="T4_16" style:family="text" style:parent-style-name="Default_20_Paragraph_20_Font">
      <style:text-properties style:font-name="Ubuntu" style:font-name-asian="Ubuntu" style:font-name-complex="Ubuntu"/>
    </style:style>
    <style:style style:name="T4_17" style:family="text" style:parent-style-name="Default_20_Paragraph_20_Font">
      <style:text-properties style:font-name="Ubuntu" style:font-name-asian="Ubuntu" style:font-name-complex="Ubuntu"/>
    </style:style>
    <style:style style:name="T4_18" style:family="text" style:parent-style-name="Default_20_Paragraph_20_Font">
      <style:text-properties style:font-name="Ubuntu" style:font-name-asian="Ubuntu" style:font-name-complex="Ubuntu"/>
    </style:style>
    <style:style style:name="T4_19" style:family="text" style:parent-style-name="Default_20_Paragraph_20_Font">
      <style:text-properties style:font-name="Ubuntu" style:font-name-asian="Ubuntu" style:font-name-complex="Ubuntu"/>
    </style:style>
    <style:style style:name="T4_20" style:family="text" style:parent-style-name="Default_20_Paragraph_20_Font">
      <style:text-properties style:font-name="Ubuntu" style:font-name-asian="Ubuntu" style:font-name-complex="Ubuntu"/>
    </style:style>
    <style:style style:name="T4_21" style:family="text" style:parent-style-name="Default_20_Paragraph_20_Font">
      <style:text-properties style:font-name="Ubuntu" style:font-name-asian="Ubuntu" style:font-name-complex="Ubuntu"/>
    </style:style>
    <style:style style:name="T4_22" style:family="text" style:parent-style-name="Default_20_Paragraph_20_Font">
      <style:text-properties style:font-name="Ubuntu" style:font-name-asian="Ubuntu" style:font-name-complex="Ubuntu"/>
    </style:style>
    <style:style style:name="T4_23" style:family="text" style:parent-style-name="Default_20_Paragraph_20_Font">
      <style:text-properties style:font-name="Ubuntu" style:font-name-asian="Ubuntu" style:font-name-complex="Ubuntu"/>
    </style:style>
    <style:style style:name="T4_24" style:family="text" style:parent-style-name="Default_20_Paragraph_20_Font">
      <style:text-properties style:font-name="Ubuntu" style:font-name-asian="Ubuntu" style:font-name-complex="Ubuntu"/>
    </style:style>
    <style:style style:name="T4_25" style:family="text" style:parent-style-name="Default_20_Paragraph_20_Font">
      <style:text-properties style:font-name="Ubuntu" style:font-name-asian="Ubuntu" style:font-name-complex="Ubuntu"/>
    </style:style>
    <style:style style:name="T4_26" style:family="text" style:parent-style-name="Default_20_Paragraph_20_Font">
      <style:text-properties style:font-name="Ubuntu" style:font-name-asian="Ubuntu" style:font-name-complex="Ubuntu"/>
    </style:style>
    <style:style style:name="T4_27" style:family="text" style:parent-style-name="Default_20_Paragraph_20_Font">
      <style:text-properties style:font-name="Ubuntu" style:font-name-asian="Ubuntu" style:font-name-complex="Ubuntu"/>
    </style:style>
    <style:style style:name="T4_28" style:family="text" style:parent-style-name="Default_20_Paragraph_20_Font">
      <style:text-properties style:font-name="Ubuntu" style:font-name-asian="Ubuntu" style:font-name-complex="Ubuntu"/>
    </style:style>
    <style:style style:name="T4_29" style:family="text" style:parent-style-name="Default_20_Paragraph_20_Font">
      <style:text-properties style:font-name="Ubuntu" style:font-name-asian="Ubuntu" style:font-name-complex="Ubuntu"/>
    </style:style>
    <style:style style:name="T4_30" style:family="text" style:parent-style-name="Default_20_Paragraph_20_Font">
      <style:text-properties style:font-name="Ubuntu" style:font-name-asian="Ubuntu" style:font-name-complex="Ubuntu"/>
    </style:style>
    <style:style style:name="T4_31" style:family="text" style:parent-style-name="Default_20_Paragraph_20_Font">
      <style:text-properties style:font-name="Ubuntu" style:font-name-asian="Ubuntu" style:font-name-complex="Ubuntu"/>
    </style:style>
    <style:style style:name="T4_32" style:family="text" style:parent-style-name="Default_20_Paragraph_20_Font">
      <style:text-properties style:font-name="Ubuntu" style:font-name-asian="Ubuntu" style:font-name-complex="Ubuntu"/>
    </style:style>
    <style:style style:name="T4_33" style:family="text" style:parent-style-name="Default_20_Paragraph_20_Font">
      <style:text-properties style:font-name="Ubuntu" style:font-name-asian="Ubuntu" style:font-name-complex="Ubuntu"/>
    </style:style>
    <style:style style:name="T4_34" style:family="text" style:parent-style-name="Default_20_Paragraph_20_Font">
      <style:text-properties style:font-name="Ubuntu" style:font-name-asian="Ubuntu" style:font-name-complex="Ubuntu"/>
    </style:style>
    <style:style style:name="T4_35" style:family="text" style:parent-style-name="Default_20_Paragraph_20_Font">
      <style:text-properties style:font-name="Ubuntu" style:font-name-asian="Ubuntu" style:font-name-complex="Ubuntu"/>
    </style:style>
    <style:style style:name="T4_36" style:family="text" style:parent-style-name="Default_20_Paragraph_20_Font">
      <style:text-properties style:font-name="Ubuntu" style:font-name-asian="Ubuntu" style:font-name-complex="Ubuntu"/>
    </style:style>
    <style:style style:name="T4_37" style:family="text" style:parent-style-name="Default_20_Paragraph_20_Font">
      <style:text-properties style:font-name="Ubuntu" style:font-name-asian="Ubuntu" style:font-name-complex="Ubuntu"/>
    </style:style>
    <style:style style:name="T4_38" style:family="text" style:parent-style-name="Default_20_Paragraph_20_Font">
      <style:text-properties style:font-name="Ubuntu" style:font-name-asian="Ubuntu" style:font-name-complex="Ubuntu"/>
    </style:style>
    <style:style style:name="T4_39" style:family="text" style:parent-style-name="Default_20_Paragraph_20_Font">
      <style:text-properties style:font-name="Ubuntu" style:font-name-asian="Ubuntu" style:font-name-complex="Ubuntu"/>
    </style:style>
    <style:style style:name="T4_40" style:family="text" style:parent-style-name="Default_20_Paragraph_20_Font">
      <style:text-properties style:font-name="Ubuntu" style:font-name-asian="Ubuntu" style:font-name-complex="Ubuntu"/>
    </style:style>
    <style:style style:name="T4_41" style:family="text" style:parent-style-name="Default_20_Paragraph_20_Font">
      <style:text-properties style:font-name="Ubuntu" style:font-name-asian="Ubuntu" style:font-name-complex="Ubuntu"/>
    </style:style>
    <style:style style:name="T4_42" style:family="text" style:parent-style-name="Default_20_Paragraph_20_Font">
      <style:text-properties style:font-name="Ubuntu" style:font-name-asian="Ubuntu" style:font-name-complex="Ubuntu"/>
    </style:style>
    <style:style style:name="T4_43" style:family="text" style:parent-style-name="Default_20_Paragraph_20_Font">
      <style:text-properties style:font-name="Ubuntu" style:font-name-asian="Ubuntu" style:font-name-complex="Ubuntu"/>
    </style:style>
    <style:style style:name="T4_44" style:family="text" style:parent-style-name="Default_20_Paragraph_20_Font">
      <style:text-properties style:font-name="Ubuntu" style:font-name-asian="Ubuntu" style:font-name-complex="Ubuntu"/>
    </style:style>
    <style:style style:name="T4_45" style:family="text" style:parent-style-name="Default_20_Paragraph_20_Font">
      <style:text-properties style:font-name="Ubuntu" style:font-name-asian="Ubuntu" style:font-name-complex="Ubuntu"/>
    </style:style>
    <style:style style:name="P5" style:family="paragraph" style:parent-style-name="Heading_20_3">
      <style:paragraph-properties fo:text-align="justify" fo:break-before="auto"/>
    </style:style>
    <style:style style:name="T5_1" style:family="text" style:parent-style-name="Default_20_Paragraph_20_Font">
      <style:text-properties style:font-name="Ubuntu" style:font-name-asian="Ubuntu" style:font-name-complex="Ubuntu"/>
    </style:style>
    <style:style style:name="T5_2" style:family="text" style:parent-style-name="Default_20_Paragraph_20_Font">
      <style:text-properties style:font-name="Ubuntu" style:font-name-asian="Ubuntu" style:font-name-complex="Ubuntu"/>
    </style:style>
    <style:style style:name="T5_3" style:family="text" style:parent-style-name="Default_20_Paragraph_20_Font">
      <style:text-properties style:font-name="Ubuntu" style:font-name-asian="Ubuntu" style:font-name-complex="Ubuntu"/>
    </style:style>
    <style:style style:name="T5_4" style:family="text" style:parent-style-name="Default_20_Paragraph_20_Font">
      <style:text-properties style:font-name="Ubuntu" style:font-name-asian="Ubuntu" style:font-name-complex="Ubuntu"/>
    </style:style>
    <style:style style:name="T5_5" style:family="text" style:parent-style-name="Default_20_Paragraph_20_Font">
      <style:text-properties style:font-name="Ubuntu" style:font-name-asian="Ubuntu" style:font-name-complex="Ubuntu"/>
    </style:style>
    <style:style style:name="P6" style:family="paragraph" style:parent-style-name="Standard">
      <style:paragraph-properties fo:text-align="justify" fo:break-before="auto"/>
    </style:style>
    <style:style style:name="T6_1" style:family="text" style:parent-style-name="Default_20_Paragraph_20_Font">
      <style:text-properties style:font-name="Ubuntu" style:font-name-asian="Ubuntu" style:font-name-complex="Ubuntu"/>
    </style:style>
    <style:style style:name="T6_2" style:family="text" style:parent-style-name="Default_20_Paragraph_20_Font">
      <style:text-properties style:font-name="Ubuntu" style:font-name-asian="Ubuntu" style:font-name-complex="Ubuntu"/>
    </style:style>
    <style:style style:name="T6_3" style:family="text" style:parent-style-name="Default_20_Paragraph_20_Font">
      <style:text-properties style:font-name="Ubuntu" style:font-name-asian="Ubuntu" style:font-name-complex="Ubuntu"/>
    </style:style>
    <style:style style:name="T6_4" style:family="text" style:parent-style-name="Default_20_Paragraph_20_Font">
      <style:text-properties style:font-name="Ubuntu" style:font-name-asian="Ubuntu" style:font-name-complex="Ubuntu"/>
    </style:style>
    <style:style style:name="T6_5" style:family="text" style:parent-style-name="Default_20_Paragraph_20_Font">
      <style:text-properties style:font-name="Ubuntu" style:font-name-asian="Ubuntu" style:font-name-complex="Ubuntu"/>
    </style:style>
    <style:style style:name="T6_6" style:family="text" style:parent-style-name="Default_20_Paragraph_20_Font">
      <style:text-properties style:font-name="Ubuntu" style:font-name-asian="Ubuntu" style:font-name-complex="Ubuntu"/>
    </style:style>
    <style:style style:name="T6_7" style:family="text" style:parent-style-name="Default_20_Paragraph_20_Font">
      <style:text-properties style:font-name="Ubuntu" style:font-name-asian="Ubuntu" style:font-name-complex="Ubuntu"/>
    </style:style>
    <style:style style:name="T6_8" style:family="text" style:parent-style-name="Default_20_Paragraph_20_Font">
      <style:text-properties style:font-name="Ubuntu" style:font-name-asian="Ubuntu" style:font-name-complex="Ubuntu"/>
    </style:style>
    <style:style style:name="T6_9" style:family="text" style:parent-style-name="Default_20_Paragraph_20_Font">
      <style:text-properties style:font-name="Ubuntu" style:font-name-asian="Ubuntu" style:font-name-complex="Ubuntu"/>
    </style:style>
    <style:style style:name="T6_10" style:family="text" style:parent-style-name="Default_20_Paragraph_20_Font">
      <style:text-properties style:font-name="Ubuntu" style:font-name-asian="Ubuntu" style:font-name-complex="Ubuntu"/>
    </style:style>
    <style:style style:name="T6_11" style:family="text" style:parent-style-name="Default_20_Paragraph_20_Font">
      <style:text-properties style:font-name="Ubuntu" style:font-name-asian="Ubuntu" style:font-name-complex="Ubuntu"/>
    </style:style>
    <style:style style:name="T6_12" style:family="text" style:parent-style-name="Default_20_Paragraph_20_Font">
      <style:text-properties style:font-name="Ubuntu" style:font-name-asian="Ubuntu" style:font-name-complex="Ubuntu"/>
    </style:style>
    <style:style style:name="T6_13" style:family="text" style:parent-style-name="Default_20_Paragraph_20_Font">
      <style:text-properties style:font-name="Ubuntu" style:font-name-asian="Ubuntu" style:font-name-complex="Ubuntu"/>
    </style:style>
    <style:style style:name="T6_14" style:family="text" style:parent-style-name="Default_20_Paragraph_20_Font">
      <style:text-properties style:font-name="Ubuntu" style:font-name-asian="Ubuntu" style:font-name-complex="Ubuntu"/>
    </style:style>
    <style:style style:name="T6_15" style:family="text" style:parent-style-name="Default_20_Paragraph_20_Font">
      <style:text-properties style:font-name="Ubuntu" style:font-name-asian="Ubuntu" style:font-name-complex="Ubuntu"/>
    </style:style>
    <style:style style:name="T6_16" style:family="text" style:parent-style-name="Default_20_Paragraph_20_Font">
      <style:text-properties style:font-name="Ubuntu" style:font-name-asian="Ubuntu" style:font-name-complex="Ubuntu"/>
    </style:style>
    <style:style style:name="T6_17" style:family="text" style:parent-style-name="Default_20_Paragraph_20_Font">
      <style:text-properties style:font-name="Ubuntu" style:font-name-asian="Ubuntu" style:font-name-complex="Ubuntu"/>
    </style:style>
    <style:style style:name="T6_18" style:family="text" style:parent-style-name="Default_20_Paragraph_20_Font">
      <style:text-properties style:font-name="Ubuntu" style:font-name-asian="Ubuntu" style:font-name-complex="Ubuntu"/>
    </style:style>
    <style:style style:name="T6_19" style:family="text" style:parent-style-name="Default_20_Paragraph_20_Font">
      <style:text-properties style:font-name="Ubuntu" style:font-name-asian="Ubuntu" style:font-name-complex="Ubuntu"/>
    </style:style>
    <style:style style:name="T6_20" style:family="text" style:parent-style-name="Default_20_Paragraph_20_Font">
      <style:text-properties style:font-name="Ubuntu" style:font-name-asian="Ubuntu" style:font-name-complex="Ubuntu"/>
    </style:style>
    <style:style style:name="T6_21" style:family="text" style:parent-style-name="Default_20_Paragraph_20_Font">
      <style:text-properties style:font-name="Ubuntu" style:font-name-asian="Ubuntu" style:font-name-complex="Ubuntu"/>
    </style:style>
    <style:style style:name="T6_22" style:family="text" style:parent-style-name="Default_20_Paragraph_20_Font">
      <style:text-properties style:font-name="Ubuntu" style:font-name-asian="Ubuntu" style:font-name-complex="Ubuntu"/>
    </style:style>
    <style:style style:name="T6_23" style:family="text" style:parent-style-name="Default_20_Paragraph_20_Font">
      <style:text-properties style:font-name="Ubuntu" style:font-name-asian="Ubuntu" style:font-name-complex="Ubuntu"/>
    </style:style>
    <style:style style:name="T6_24" style:family="text" style:parent-style-name="Default_20_Paragraph_20_Font">
      <style:text-properties style:font-name="Ubuntu" style:font-name-asian="Ubuntu" style:font-name-complex="Ubuntu"/>
    </style:style>
    <style:style style:name="T6_25" style:family="text" style:parent-style-name="Default_20_Paragraph_20_Font">
      <style:text-properties style:font-name="Ubuntu" style:font-name-asian="Ubuntu" style:font-name-complex="Ubuntu"/>
    </style:style>
    <style:style style:name="T6_26" style:family="text" style:parent-style-name="Default_20_Paragraph_20_Font">
      <style:text-properties style:font-name="Ubuntu" style:font-name-asian="Ubuntu" style:font-name-complex="Ubuntu"/>
    </style:style>
    <style:style style:name="T6_27" style:family="text" style:parent-style-name="Default_20_Paragraph_20_Font">
      <style:text-properties style:font-name="Ubuntu" style:font-name-asian="Ubuntu" style:font-name-complex="Ubuntu"/>
    </style:style>
    <style:style style:name="T6_28" style:family="text" style:parent-style-name="Default_20_Paragraph_20_Font">
      <style:text-properties style:font-name="Ubuntu" style:font-name-asian="Ubuntu" style:font-name-complex="Ubuntu"/>
    </style:style>
    <style:style style:name="T6_29" style:family="text" style:parent-style-name="Default_20_Paragraph_20_Font">
      <style:text-properties style:font-name="Ubuntu" style:font-name-asian="Ubuntu" style:font-name-complex="Ubuntu"/>
    </style:style>
    <style:style style:name="T6_30" style:family="text" style:parent-style-name="Default_20_Paragraph_20_Font">
      <style:text-properties style:font-name="Ubuntu" style:font-name-asian="Ubuntu" style:font-name-complex="Ubuntu"/>
    </style:style>
    <style:style style:name="T6_31" style:family="text" style:parent-style-name="Default_20_Paragraph_20_Font">
      <style:text-properties style:font-name="Ubuntu" style:font-name-asian="Ubuntu" style:font-name-complex="Ubuntu"/>
    </style:style>
    <style:style style:name="T6_32" style:family="text" style:parent-style-name="Default_20_Paragraph_20_Font">
      <style:text-properties style:font-name="Ubuntu" style:font-name-asian="Ubuntu" style:font-name-complex="Ubuntu"/>
    </style:style>
    <style:style style:name="T6_33" style:family="text" style:parent-style-name="Default_20_Paragraph_20_Font">
      <style:text-properties style:font-name="Ubuntu" style:font-name-asian="Ubuntu" style:font-name-complex="Ubuntu"/>
    </style:style>
    <style:style style:name="T6_34" style:family="text" style:parent-style-name="Default_20_Paragraph_20_Font">
      <style:text-properties style:font-name="Ubuntu" style:font-name-asian="Ubuntu" style:font-name-complex="Ubuntu"/>
    </style:style>
    <style:style style:name="T6_35" style:family="text" style:parent-style-name="Default_20_Paragraph_20_Font">
      <style:text-properties style:font-name="Ubuntu" style:font-name-asian="Ubuntu" style:font-name-complex="Ubuntu"/>
    </style:style>
    <style:style style:name="T6_36" style:family="text" style:parent-style-name="Default_20_Paragraph_20_Font">
      <style:text-properties style:font-name="Ubuntu" style:font-name-asian="Ubuntu" style:font-name-complex="Ubuntu"/>
    </style:style>
    <style:style style:name="T6_37" style:family="text" style:parent-style-name="Default_20_Paragraph_20_Font">
      <style:text-properties style:font-name="Ubuntu" style:font-name-asian="Ubuntu" style:font-name-complex="Ubuntu"/>
    </style:style>
    <style:style style:name="T6_38" style:family="text" style:parent-style-name="Default_20_Paragraph_20_Font">
      <style:text-properties style:font-name="Ubuntu" style:font-name-asian="Ubuntu" style:font-name-complex="Ubuntu"/>
    </style:style>
    <style:style style:name="T6_39" style:family="text" style:parent-style-name="Default_20_Paragraph_20_Font">
      <style:text-properties style:font-name="Ubuntu" style:font-name-asian="Ubuntu" style:font-name-complex="Ubuntu"/>
    </style:style>
    <style:style style:name="T6_40" style:family="text" style:parent-style-name="Default_20_Paragraph_20_Font">
      <style:text-properties style:font-name="Ubuntu" style:font-name-asian="Ubuntu" style:font-name-complex="Ubuntu"/>
    </style:style>
    <style:style style:name="T6_41" style:family="text" style:parent-style-name="Default_20_Paragraph_20_Font">
      <style:text-properties style:font-name="Ubuntu" style:font-name-asian="Ubuntu" style:font-name-complex="Ubuntu"/>
    </style:style>
    <style:style style:name="T6_42" style:family="text" style:parent-style-name="Default_20_Paragraph_20_Font">
      <style:text-properties style:font-name="Ubuntu" style:font-name-asian="Ubuntu" style:font-name-complex="Ubuntu"/>
    </style:style>
    <style:style style:name="T6_43" style:family="text" style:parent-style-name="Default_20_Paragraph_20_Font">
      <style:text-properties style:font-name="Ubuntu" style:font-name-asian="Ubuntu" style:font-name-complex="Ubuntu"/>
    </style:style>
    <style:style style:name="T6_44" style:family="text" style:parent-style-name="Default_20_Paragraph_20_Font">
      <style:text-properties style:font-name="Ubuntu" style:font-name-asian="Ubuntu" style:font-name-complex="Ubuntu"/>
    </style:style>
    <style:style style:name="T6_45" style:family="text" style:parent-style-name="Default_20_Paragraph_20_Font">
      <style:text-properties style:font-name="Ubuntu" style:font-name-asian="Ubuntu" style:font-name-complex="Ubuntu"/>
    </style:style>
    <style:style style:name="T6_46" style:family="text" style:parent-style-name="Default_20_Paragraph_20_Font">
      <style:text-properties style:font-name="Ubuntu" style:font-name-asian="Ubuntu" style:font-name-complex="Ubuntu"/>
    </style:style>
    <style:style style:name="T6_47" style:family="text" style:parent-style-name="Default_20_Paragraph_20_Font">
      <style:text-properties style:font-name="Ubuntu" style:font-name-asian="Ubuntu" style:font-name-complex="Ubuntu"/>
    </style:style>
    <style:style style:name="T6_48" style:family="text" style:parent-style-name="Default_20_Paragraph_20_Font">
      <style:text-properties style:font-name="Ubuntu" style:font-name-asian="Ubuntu" style:font-name-complex="Ubuntu"/>
    </style:style>
    <style:style style:name="T6_49" style:family="text" style:parent-style-name="Default_20_Paragraph_20_Font">
      <style:text-properties style:font-name="Ubuntu" style:font-name-asian="Ubuntu" style:font-name-complex="Ubuntu"/>
    </style:style>
    <style:style style:name="T6_50" style:family="text" style:parent-style-name="Default_20_Paragraph_20_Font">
      <style:text-properties style:font-name="Ubuntu" style:font-name-asian="Ubuntu" style:font-name-complex="Ubuntu"/>
    </style:style>
    <style:style style:name="T6_51" style:family="text" style:parent-style-name="Default_20_Paragraph_20_Font">
      <style:text-properties style:font-name="Ubuntu" style:font-name-asian="Ubuntu" style:font-name-complex="Ubuntu"/>
    </style:style>
    <style:style style:name="T6_52" style:family="text" style:parent-style-name="Default_20_Paragraph_20_Font">
      <style:text-properties style:font-name="Ubuntu" style:font-name-asian="Ubuntu" style:font-name-complex="Ubuntu"/>
    </style:style>
    <style:style style:name="T6_53" style:family="text" style:parent-style-name="Default_20_Paragraph_20_Font">
      <style:text-properties style:font-name="Ubuntu" style:font-name-asian="Ubuntu" style:font-name-complex="Ubuntu"/>
    </style:style>
    <style:style style:name="T6_54" style:family="text" style:parent-style-name="Default_20_Paragraph_20_Font">
      <style:text-properties style:font-name="Ubuntu" style:font-name-asian="Ubuntu" style:font-name-complex="Ubuntu"/>
    </style:style>
    <style:style style:name="T6_55" style:family="text" style:parent-style-name="Default_20_Paragraph_20_Font">
      <style:text-properties style:font-name="Ubuntu" style:font-name-asian="Ubuntu" style:font-name-complex="Ubuntu"/>
    </style:style>
    <style:style style:name="T6_56" style:family="text" style:parent-style-name="Default_20_Paragraph_20_Font">
      <style:text-properties style:font-name="Ubuntu" style:font-name-asian="Ubuntu" style:font-name-complex="Ubuntu"/>
    </style:style>
    <style:style style:name="T6_57" style:family="text" style:parent-style-name="Default_20_Paragraph_20_Font">
      <style:text-properties style:font-name="Ubuntu" style:font-name-asian="Ubuntu" style:font-name-complex="Ubuntu"/>
    </style:style>
    <style:style style:name="T6_58" style:family="text" style:parent-style-name="Default_20_Paragraph_20_Font">
      <style:text-properties style:font-name="Ubuntu" style:font-name-asian="Ubuntu" style:font-name-complex="Ubuntu"/>
    </style:style>
    <style:style style:name="T6_59" style:family="text" style:parent-style-name="Default_20_Paragraph_20_Font">
      <style:text-properties style:font-name="Ubuntu" style:font-name-asian="Ubuntu" style:font-name-complex="Ubuntu"/>
    </style:style>
    <style:style style:name="T6_60" style:family="text" style:parent-style-name="Default_20_Paragraph_20_Font">
      <style:text-properties style:font-name="Ubuntu" style:font-name-asian="Ubuntu" style:font-name-complex="Ubuntu"/>
    </style:style>
    <style:style style:name="T6_61" style:family="text" style:parent-style-name="Default_20_Paragraph_20_Font">
      <style:text-properties style:font-name="Ubuntu" style:font-name-asian="Ubuntu" style:font-name-complex="Ubuntu"/>
    </style:style>
    <style:style style:name="T6_62" style:family="text" style:parent-style-name="Default_20_Paragraph_20_Font">
      <style:text-properties style:font-name="Ubuntu" style:font-name-asian="Ubuntu" style:font-name-complex="Ubuntu"/>
    </style:style>
    <style:style style:name="P7" style:family="paragraph" style:parent-style-name="Heading_20_3">
      <style:paragraph-properties fo:text-align="justify" fo:break-before="auto"/>
    </style:style>
    <style:style style:name="T7_1" style:family="text" style:parent-style-name="Default_20_Paragraph_20_Font">
      <style:text-properties style:font-name="Ubuntu" style:font-name-asian="Ubuntu" style:font-name-complex="Ubuntu"/>
    </style:style>
    <style:style style:name="T7_2" style:family="text" style:parent-style-name="Default_20_Paragraph_20_Font">
      <style:text-properties style:font-name="Ubuntu" style:font-name-asian="Ubuntu" style:font-name-complex="Ubuntu"/>
    </style:style>
    <style:style style:name="T7_3" style:family="text" style:parent-style-name="Default_20_Paragraph_20_Font">
      <style:text-properties style:font-name="Ubuntu" style:font-name-asian="Ubuntu" style:font-name-complex="Ubuntu"/>
    </style:style>
    <style:style style:name="P8" style:family="paragraph" style:parent-style-name="Standard">
      <style:paragraph-properties fo:text-align="justify" fo:break-before="auto"/>
    </style:style>
    <style:style style:name="T8_1" style:family="text" style:parent-style-name="Default_20_Paragraph_20_Font">
      <style:text-properties style:font-name="Ubuntu" style:font-name-asian="Ubuntu" style:font-name-complex="Ubuntu"/>
    </style:style>
    <style:style style:name="T8_2" style:family="text" style:parent-style-name="Default_20_Paragraph_20_Font">
      <style:text-properties style:font-name="Ubuntu" style:font-name-asian="Ubuntu" style:font-name-complex="Ubuntu"/>
    </style:style>
    <style:style style:name="T8_3" style:family="text" style:parent-style-name="Default_20_Paragraph_20_Font">
      <style:text-properties style:font-name="Ubuntu" style:font-name-asian="Ubuntu" style:font-name-complex="Ubuntu"/>
    </style:style>
    <style:style style:name="T8_4" style:family="text" style:parent-style-name="Default_20_Paragraph_20_Font">
      <style:text-properties style:font-name="Ubuntu" style:font-name-asian="Ubuntu" style:font-name-complex="Ubuntu"/>
    </style:style>
    <style:style style:name="T8_5" style:family="text" style:parent-style-name="Default_20_Paragraph_20_Font">
      <style:text-properties style:font-name="Ubuntu" style:font-name-asian="Ubuntu" style:font-name-complex="Ubuntu"/>
    </style:style>
    <style:style style:name="T8_6" style:family="text" style:parent-style-name="Default_20_Paragraph_20_Font">
      <style:text-properties style:font-name="Ubuntu" style:font-name-asian="Ubuntu" style:font-name-complex="Ubuntu"/>
    </style:style>
    <style:style style:name="T8_7" style:family="text" style:parent-style-name="Default_20_Paragraph_20_Font">
      <style:text-properties style:font-name="Ubuntu" style:font-name-asian="Ubuntu" style:font-name-complex="Ubuntu"/>
    </style:style>
    <style:style style:name="T8_8" style:family="text" style:parent-style-name="Default_20_Paragraph_20_Font">
      <style:text-properties style:font-name="Ubuntu" style:font-name-asian="Ubuntu" style:font-name-complex="Ubuntu"/>
    </style:style>
    <style:style style:name="T8_9" style:family="text" style:parent-style-name="Default_20_Paragraph_20_Font">
      <style:text-properties style:font-name="Ubuntu" style:font-name-asian="Ubuntu" style:font-name-complex="Ubuntu"/>
    </style:style>
    <style:style style:name="T8_10" style:family="text" style:parent-style-name="Default_20_Paragraph_20_Font">
      <style:text-properties style:font-name="Ubuntu" style:font-name-asian="Ubuntu" style:font-name-complex="Ubuntu"/>
    </style:style>
    <style:style style:name="T8_11" style:family="text" style:parent-style-name="Default_20_Paragraph_20_Font">
      <style:text-properties style:font-name="Ubuntu" style:font-name-asian="Ubuntu" style:font-name-complex="Ubuntu"/>
    </style:style>
    <style:style style:name="T8_12" style:family="text" style:parent-style-name="Default_20_Paragraph_20_Font">
      <style:text-properties style:font-name="Ubuntu" style:font-name-asian="Ubuntu" style:font-name-complex="Ubuntu"/>
    </style:style>
    <style:style style:name="T8_13" style:family="text" style:parent-style-name="Default_20_Paragraph_20_Font">
      <style:text-properties style:font-name="Ubuntu" style:font-name-asian="Ubuntu" style:font-name-complex="Ubuntu"/>
    </style:style>
    <style:style style:name="T8_14" style:family="text" style:parent-style-name="Default_20_Paragraph_20_Font">
      <style:text-properties style:font-name="Ubuntu" style:font-name-asian="Ubuntu" style:font-name-complex="Ubuntu"/>
    </style:style>
    <style:style style:name="T8_15" style:family="text" style:parent-style-name="Default_20_Paragraph_20_Font">
      <style:text-properties style:font-name="Ubuntu" style:font-name-asian="Ubuntu" style:font-name-complex="Ubuntu"/>
    </style:style>
    <style:style style:name="T8_16" style:family="text" style:parent-style-name="Default_20_Paragraph_20_Font">
      <style:text-properties style:font-name="Ubuntu" style:font-name-asian="Ubuntu" style:font-name-complex="Ubuntu"/>
    </style:style>
    <style:style style:name="T8_17" style:family="text" style:parent-style-name="Default_20_Paragraph_20_Font">
      <style:text-properties style:font-name="Ubuntu" style:font-name-asian="Ubuntu" style:font-name-complex="Ubuntu"/>
    </style:style>
    <style:style style:name="T8_18" style:family="text" style:parent-style-name="Default_20_Paragraph_20_Font">
      <style:text-properties style:font-name="Ubuntu" style:font-name-asian="Ubuntu" style:font-name-complex="Ubuntu"/>
    </style:style>
    <style:style style:name="T8_19" style:family="text" style:parent-style-name="Default_20_Paragraph_20_Font">
      <style:text-properties style:font-name="Ubuntu" style:font-name-asian="Ubuntu" style:font-name-complex="Ubuntu"/>
    </style:style>
    <style:style style:name="T8_20" style:family="text" style:parent-style-name="Default_20_Paragraph_20_Font">
      <style:text-properties style:font-name="Ubuntu" style:font-name-asian="Ubuntu" style:font-name-complex="Ubuntu"/>
    </style:style>
    <style:style style:name="T8_21" style:family="text" style:parent-style-name="Default_20_Paragraph_20_Font">
      <style:text-properties style:font-name="Ubuntu" style:font-name-asian="Ubuntu" style:font-name-complex="Ubuntu"/>
    </style:style>
    <style:style style:name="T8_22" style:family="text" style:parent-style-name="Default_20_Paragraph_20_Font">
      <style:text-properties style:font-name="Ubuntu" style:font-name-asian="Ubuntu" style:font-name-complex="Ubuntu"/>
    </style:style>
    <style:style style:name="T8_23" style:family="text" style:parent-style-name="Default_20_Paragraph_20_Font">
      <style:text-properties style:font-name="Ubuntu" style:font-name-asian="Ubuntu" style:font-name-complex="Ubuntu"/>
    </style:style>
    <style:style style:name="T8_24" style:family="text" style:parent-style-name="Default_20_Paragraph_20_Font">
      <style:text-properties style:font-name="Ubuntu" style:font-name-asian="Ubuntu" style:font-name-complex="Ubuntu"/>
    </style:style>
    <style:style style:name="T8_25" style:family="text" style:parent-style-name="Default_20_Paragraph_20_Font">
      <style:text-properties style:font-name="Ubuntu" style:font-name-asian="Ubuntu" style:font-name-complex="Ubuntu"/>
    </style:style>
    <style:style style:name="T8_26" style:family="text" style:parent-style-name="Default_20_Paragraph_20_Font">
      <style:text-properties style:font-name="Ubuntu" style:font-name-asian="Ubuntu" style:font-name-complex="Ubuntu"/>
    </style:style>
    <style:style style:name="T8_27" style:family="text" style:parent-style-name="Default_20_Paragraph_20_Font">
      <style:text-properties style:font-name="Ubuntu" style:font-name-asian="Ubuntu" style:font-name-complex="Ubuntu"/>
    </style:style>
    <style:style style:name="T8_28" style:family="text" style:parent-style-name="Default_20_Paragraph_20_Font">
      <style:text-properties style:font-name="Ubuntu" style:font-name-asian="Ubuntu" style:font-name-complex="Ubuntu"/>
    </style:style>
    <style:style style:name="T8_29" style:family="text" style:parent-style-name="Default_20_Paragraph_20_Font">
      <style:text-properties style:font-name="Ubuntu" style:font-name-asian="Ubuntu" style:font-name-complex="Ubuntu"/>
    </style:style>
    <style:style style:name="T8_30" style:family="text" style:parent-style-name="Default_20_Paragraph_20_Font">
      <style:text-properties style:font-name="Ubuntu" style:font-name-asian="Ubuntu" style:font-name-complex="Ubuntu"/>
    </style:style>
    <style:style style:name="T8_31" style:family="text" style:parent-style-name="Default_20_Paragraph_20_Font">
      <style:text-properties style:font-name="Ubuntu" style:font-name-asian="Ubuntu" style:font-name-complex="Ubuntu"/>
    </style:style>
    <style:style style:name="T8_32" style:family="text" style:parent-style-name="Default_20_Paragraph_20_Font">
      <style:text-properties style:font-name="Ubuntu" style:font-name-asian="Ubuntu" style:font-name-complex="Ubuntu"/>
    </style:style>
    <style:style style:name="T8_33" style:family="text" style:parent-style-name="Default_20_Paragraph_20_Font">
      <style:text-properties style:font-name="Ubuntu" style:font-name-asian="Ubuntu" style:font-name-complex="Ubuntu"/>
    </style:style>
    <style:style style:name="T8_34" style:family="text" style:parent-style-name="Default_20_Paragraph_20_Font">
      <style:text-properties style:font-name="Ubuntu" style:font-name-asian="Ubuntu" style:font-name-complex="Ubuntu"/>
    </style:style>
    <style:style style:name="T8_35" style:family="text" style:parent-style-name="Default_20_Paragraph_20_Font">
      <style:text-properties style:font-name="Ubuntu" style:font-name-asian="Ubuntu" style:font-name-complex="Ubuntu"/>
    </style:style>
    <style:style style:name="T8_36" style:family="text" style:parent-style-name="Default_20_Paragraph_20_Font">
      <style:text-properties style:font-name="Ubuntu" style:font-name-asian="Ubuntu" style:font-name-complex="Ubuntu"/>
    </style:style>
    <style:style style:name="T8_37" style:family="text" style:parent-style-name="Default_20_Paragraph_20_Font">
      <style:text-properties style:font-name="Ubuntu" style:font-name-asian="Ubuntu" style:font-name-complex="Ubuntu"/>
    </style:style>
    <style:style style:name="T8_38" style:family="text" style:parent-style-name="Default_20_Paragraph_20_Font">
      <style:text-properties style:font-name="Ubuntu" style:font-name-asian="Ubuntu" style:font-name-complex="Ubuntu"/>
    </style:style>
    <style:style style:name="T8_39" style:family="text" style:parent-style-name="Default_20_Paragraph_20_Font">
      <style:text-properties style:font-name="Ubuntu" style:font-name-asian="Ubuntu" style:font-name-complex="Ubuntu"/>
    </style:style>
    <style:style style:name="T8_40" style:family="text" style:parent-style-name="Default_20_Paragraph_20_Font">
      <style:text-properties style:font-name="Ubuntu" style:font-name-asian="Ubuntu" style:font-name-complex="Ubuntu"/>
    </style:style>
    <style:style style:name="T8_41" style:family="text" style:parent-style-name="Default_20_Paragraph_20_Font">
      <style:text-properties style:font-name="Ubuntu" style:font-name-asian="Ubuntu" style:font-name-complex="Ubuntu"/>
    </style:style>
    <style:style style:name="T8_42" style:family="text" style:parent-style-name="Default_20_Paragraph_20_Font">
      <style:text-properties style:font-name="Ubuntu" style:font-name-asian="Ubuntu" style:font-name-complex="Ubuntu"/>
    </style:style>
    <style:style style:name="T8_43" style:family="text" style:parent-style-name="Default_20_Paragraph_20_Font">
      <style:text-properties style:font-name="Ubuntu" style:font-name-asian="Ubuntu" style:font-name-complex="Ubuntu"/>
    </style:style>
    <style:style style:name="T8_44" style:family="text" style:parent-style-name="Default_20_Paragraph_20_Font">
      <style:text-properties style:font-name="Ubuntu" style:font-name-asian="Ubuntu" style:font-name-complex="Ubuntu"/>
    </style:style>
    <style:style style:name="T8_45" style:family="text" style:parent-style-name="Default_20_Paragraph_20_Font">
      <style:text-properties style:font-name="Ubuntu" style:font-name-asian="Ubuntu" style:font-name-complex="Ubuntu"/>
    </style:style>
    <style:style style:name="T8_46" style:family="text" style:parent-style-name="Default_20_Paragraph_20_Font">
      <style:text-properties style:font-name="Ubuntu" style:font-name-asian="Ubuntu" style:font-name-complex="Ubuntu"/>
    </style:style>
    <style:style style:name="P9" style:family="paragraph" style:parent-style-name="Standard">
      <style:paragraph-properties fo:text-align="justify" fo:break-before="auto"/>
    </style:style>
    <style:style style:name="T9_1" style:family="text" style:parent-style-name="Default_20_Paragraph_20_Font">
      <style:text-properties style:font-name="Ubuntu" style:font-name-asian="Ubuntu" style:font-name-complex="Ubuntu"/>
    </style:style>
    <style:style style:name="T9_2" style:family="text" style:parent-style-name="Default_20_Paragraph_20_Font">
      <style:text-properties style:font-name="Ubuntu" style:font-name-asian="Ubuntu" style:font-name-complex="Ubuntu"/>
    </style:style>
    <style:style style:name="T9_3" style:family="text" style:parent-style-name="Default_20_Paragraph_20_Font">
      <style:text-properties style:font-name="Ubuntu" style:font-name-asian="Ubuntu" style:font-name-complex="Ubuntu"/>
    </style:style>
    <style:style style:name="T9_4" style:family="text" style:parent-style-name="Default_20_Paragraph_20_Font">
      <style:text-properties style:font-name="Ubuntu" style:font-name-asian="Ubuntu" style:font-name-complex="Ubuntu"/>
    </style:style>
    <style:style style:name="T9_5" style:family="text" style:parent-style-name="Default_20_Paragraph_20_Font">
      <style:text-properties style:font-name="Ubuntu" style:font-name-asian="Ubuntu" style:font-name-complex="Ubuntu"/>
    </style:style>
    <style:style style:name="T9_6" style:family="text" style:parent-style-name="Default_20_Paragraph_20_Font">
      <style:text-properties style:font-name="Ubuntu" style:font-name-asian="Ubuntu" style:font-name-complex="Ubuntu"/>
    </style:style>
    <style:style style:name="T9_7" style:family="text" style:parent-style-name="Default_20_Paragraph_20_Font">
      <style:text-properties style:font-name="Ubuntu" style:font-name-asian="Ubuntu" style:font-name-complex="Ubuntu"/>
    </style:style>
    <style:style style:name="T9_8" style:family="text" style:parent-style-name="Default_20_Paragraph_20_Font">
      <style:text-properties style:font-name="Ubuntu" style:font-name-asian="Ubuntu" style:font-name-complex="Ubuntu"/>
    </style:style>
    <style:style style:name="T9_9" style:family="text" style:parent-style-name="Default_20_Paragraph_20_Font">
      <style:text-properties style:font-name="Ubuntu" style:font-name-asian="Ubuntu" style:font-name-complex="Ubuntu"/>
    </style:style>
    <style:style style:name="T9_10" style:family="text" style:parent-style-name="Default_20_Paragraph_20_Font">
      <style:text-properties style:font-name="Ubuntu" style:font-name-asian="Ubuntu" style:font-name-complex="Ubuntu"/>
    </style:style>
    <style:style style:name="T9_11" style:family="text" style:parent-style-name="Default_20_Paragraph_20_Font">
      <style:text-properties style:font-name="Ubuntu" style:font-name-asian="Ubuntu" style:font-name-complex="Ubuntu"/>
    </style:style>
    <style:style style:name="T9_12" style:family="text" style:parent-style-name="Default_20_Paragraph_20_Font">
      <style:text-properties style:font-name="Ubuntu" style:font-name-asian="Ubuntu" style:font-name-complex="Ubuntu"/>
    </style:style>
    <style:style style:name="T9_13" style:family="text" style:parent-style-name="Default_20_Paragraph_20_Font">
      <style:text-properties style:font-name="Ubuntu" style:font-name-asian="Ubuntu" style:font-name-complex="Ubuntu"/>
    </style:style>
    <style:style style:name="T9_14" style:family="text" style:parent-style-name="Default_20_Paragraph_20_Font">
      <style:text-properties style:font-name="Ubuntu" style:font-name-asian="Ubuntu" style:font-name-complex="Ubuntu"/>
    </style:style>
    <style:style style:name="T9_15" style:family="text" style:parent-style-name="Default_20_Paragraph_20_Font">
      <style:text-properties style:font-name="Ubuntu" style:font-name-asian="Ubuntu" style:font-name-complex="Ubuntu"/>
    </style:style>
    <style:style style:name="T9_16" style:family="text" style:parent-style-name="Default_20_Paragraph_20_Font">
      <style:text-properties style:font-name="Ubuntu" style:font-name-asian="Ubuntu" style:font-name-complex="Ubuntu"/>
    </style:style>
    <style:style style:name="T9_17" style:family="text" style:parent-style-name="Default_20_Paragraph_20_Font">
      <style:text-properties style:font-name="Ubuntu" style:font-name-asian="Ubuntu" style:font-name-complex="Ubuntu"/>
    </style:style>
    <style:style style:name="T9_18" style:family="text" style:parent-style-name="Default_20_Paragraph_20_Font">
      <style:text-properties style:font-name="Ubuntu" style:font-name-asian="Ubuntu" style:font-name-complex="Ubuntu"/>
    </style:style>
    <style:style style:name="T9_19" style:family="text" style:parent-style-name="Default_20_Paragraph_20_Font">
      <style:text-properties style:font-name="Ubuntu" style:font-name-asian="Ubuntu" style:font-name-complex="Ubuntu"/>
    </style:style>
    <style:style style:name="T9_20" style:family="text" style:parent-style-name="Default_20_Paragraph_20_Font">
      <style:text-properties style:font-name="Ubuntu" style:font-name-asian="Ubuntu" style:font-name-complex="Ubuntu"/>
    </style:style>
    <style:style style:name="T9_21" style:family="text" style:parent-style-name="Default_20_Paragraph_20_Font">
      <style:text-properties style:font-name="Ubuntu" style:font-name-asian="Ubuntu" style:font-name-complex="Ubuntu"/>
    </style:style>
    <style:style style:name="T9_22" style:family="text" style:parent-style-name="Default_20_Paragraph_20_Font">
      <style:text-properties style:font-name="Ubuntu" style:font-name-asian="Ubuntu" style:font-name-complex="Ubuntu"/>
    </style:style>
    <style:style style:name="T9_23" style:family="text" style:parent-style-name="Default_20_Paragraph_20_Font">
      <style:text-properties style:font-name="Ubuntu" style:font-name-asian="Ubuntu" style:font-name-complex="Ubuntu"/>
    </style:style>
    <style:style style:name="T9_24" style:family="text" style:parent-style-name="Default_20_Paragraph_20_Font">
      <style:text-properties style:font-name="Ubuntu" style:font-name-asian="Ubuntu" style:font-name-complex="Ubuntu"/>
    </style:style>
    <style:style style:name="T9_25" style:family="text" style:parent-style-name="Default_20_Paragraph_20_Font">
      <style:text-properties style:font-name="Ubuntu" style:font-name-asian="Ubuntu" style:font-name-complex="Ubuntu"/>
    </style:style>
    <style:style style:name="T9_26" style:family="text" style:parent-style-name="Default_20_Paragraph_20_Font">
      <style:text-properties style:font-name="Ubuntu" style:font-name-asian="Ubuntu" style:font-name-complex="Ubuntu"/>
    </style:style>
    <style:style style:name="T9_27" style:family="text" style:parent-style-name="Default_20_Paragraph_20_Font">
      <style:text-properties style:font-name="Ubuntu" style:font-name-asian="Ubuntu" style:font-name-complex="Ubuntu"/>
    </style:style>
    <style:style style:name="T9_28" style:family="text" style:parent-style-name="Default_20_Paragraph_20_Font">
      <style:text-properties style:font-name="Ubuntu" style:font-name-asian="Ubuntu" style:font-name-complex="Ubuntu"/>
    </style:style>
    <style:style style:name="T9_29" style:family="text" style:parent-style-name="Default_20_Paragraph_20_Font">
      <style:text-properties style:font-name="Ubuntu" style:font-name-asian="Ubuntu" style:font-name-complex="Ubuntu"/>
    </style:style>
    <style:style style:name="T9_30" style:family="text" style:parent-style-name="Default_20_Paragraph_20_Font">
      <style:text-properties style:font-name="Ubuntu" style:font-name-asian="Ubuntu" style:font-name-complex="Ubuntu"/>
    </style:style>
    <style:style style:name="T9_31" style:family="text" style:parent-style-name="Default_20_Paragraph_20_Font">
      <style:text-properties style:font-name="Ubuntu" style:font-name-asian="Ubuntu" style:font-name-complex="Ubuntu"/>
    </style:style>
    <style:style style:name="T9_32" style:family="text" style:parent-style-name="Default_20_Paragraph_20_Font">
      <style:text-properties style:font-name="Ubuntu" style:font-name-asian="Ubuntu" style:font-name-complex="Ubuntu"/>
    </style:style>
    <style:style style:name="T9_33" style:family="text" style:parent-style-name="Default_20_Paragraph_20_Font">
      <style:text-properties style:font-name="Ubuntu" style:font-name-asian="Ubuntu" style:font-name-complex="Ubuntu"/>
    </style:style>
    <style:style style:name="T9_34" style:family="text" style:parent-style-name="Default_20_Paragraph_20_Font">
      <style:text-properties style:font-name="Ubuntu" style:font-name-asian="Ubuntu" style:font-name-complex="Ubuntu"/>
    </style:style>
    <style:style style:name="T9_35" style:family="text" style:parent-style-name="Default_20_Paragraph_20_Font">
      <style:text-properties style:font-name="Ubuntu" style:font-name-asian="Ubuntu" style:font-name-complex="Ubuntu"/>
    </style:style>
    <style:style style:name="T9_36" style:family="text" style:parent-style-name="Default_20_Paragraph_20_Font">
      <style:text-properties style:font-name="Ubuntu" style:font-name-asian="Ubuntu" style:font-name-complex="Ubuntu"/>
    </style:style>
    <style:style style:name="T9_37" style:family="text" style:parent-style-name="Default_20_Paragraph_20_Font">
      <style:text-properties style:font-name="Ubuntu" style:font-name-asian="Ubuntu" style:font-name-complex="Ubuntu"/>
    </style:style>
    <style:style style:name="T9_38" style:family="text" style:parent-style-name="Default_20_Paragraph_20_Font">
      <style:text-properties style:font-name="Ubuntu" style:font-name-asian="Ubuntu" style:font-name-complex="Ubuntu"/>
    </style:style>
    <style:style style:name="T9_39" style:family="text" style:parent-style-name="Default_20_Paragraph_20_Font">
      <style:text-properties style:font-name="Ubuntu" style:font-name-asian="Ubuntu" style:font-name-complex="Ubuntu"/>
    </style:style>
    <style:style style:name="T9_40" style:family="text" style:parent-style-name="Default_20_Paragraph_20_Font">
      <style:text-properties style:font-name="Ubuntu" style:font-name-asian="Ubuntu" style:font-name-complex="Ubuntu"/>
    </style:style>
    <style:style style:name="T9_41" style:family="text" style:parent-style-name="Default_20_Paragraph_20_Font">
      <style:text-properties style:font-name="Ubuntu" style:font-name-asian="Ubuntu" style:font-name-complex="Ubuntu"/>
    </style:style>
    <style:style style:name="T9_42" style:family="text" style:parent-style-name="Default_20_Paragraph_20_Font">
      <style:text-properties style:font-name="Ubuntu" style:font-name-asian="Ubuntu" style:font-name-complex="Ubuntu"/>
    </style:style>
    <style:style style:name="T9_43" style:family="text" style:parent-style-name="Default_20_Paragraph_20_Font">
      <style:text-properties style:font-name="Ubuntu" style:font-name-asian="Ubuntu" style:font-name-complex="Ubuntu"/>
    </style:style>
    <style:style style:name="T9_44" style:family="text" style:parent-style-name="Default_20_Paragraph_20_Font">
      <style:text-properties style:font-name="Ubuntu" style:font-name-asian="Ubuntu" style:font-name-complex="Ubuntu"/>
    </style:style>
    <style:style style:name="T9_45" style:family="text" style:parent-style-name="Default_20_Paragraph_20_Font">
      <style:text-properties style:font-name="Ubuntu" style:font-name-asian="Ubuntu" style:font-name-complex="Ubuntu"/>
    </style:style>
    <style:style style:name="T9_46" style:family="text" style:parent-style-name="Default_20_Paragraph_20_Font">
      <style:text-properties style:font-name="Ubuntu" style:font-name-asian="Ubuntu" style:font-name-complex="Ubuntu"/>
    </style:style>
    <style:style style:name="T9_47" style:family="text" style:parent-style-name="Default_20_Paragraph_20_Font">
      <style:text-properties style:font-name="Ubuntu" style:font-name-asian="Ubuntu" style:font-name-complex="Ubuntu"/>
    </style:style>
    <style:style style:name="T9_48" style:family="text" style:parent-style-name="Default_20_Paragraph_20_Font">
      <style:text-properties style:font-name="Ubuntu" style:font-name-asian="Ubuntu" style:font-name-complex="Ubuntu"/>
    </style:style>
    <style:style style:name="T9_49" style:family="text" style:parent-style-name="Default_20_Paragraph_20_Font">
      <style:text-properties style:font-name="Ubuntu" style:font-name-asian="Ubuntu" style:font-name-complex="Ubuntu"/>
    </style:style>
    <style:style style:name="T9_50" style:family="text" style:parent-style-name="Default_20_Paragraph_20_Font">
      <style:text-properties style:font-name="Ubuntu" style:font-name-asian="Ubuntu" style:font-name-complex="Ubuntu"/>
    </style:style>
    <style:style style:name="T9_51" style:family="text" style:parent-style-name="Default_20_Paragraph_20_Font">
      <style:text-properties style:font-name="Ubuntu" style:font-name-asian="Ubuntu" style:font-name-complex="Ubuntu"/>
    </style:style>
    <style:style style:name="T9_52" style:family="text" style:parent-style-name="Default_20_Paragraph_20_Font">
      <style:text-properties style:font-name="Ubuntu" style:font-name-asian="Ubuntu" style:font-name-complex="Ubuntu"/>
    </style:style>
    <style:style style:name="T9_53" style:family="text" style:parent-style-name="Default_20_Paragraph_20_Font">
      <style:text-properties style:font-name="Ubuntu" style:font-name-asian="Ubuntu" style:font-name-complex="Ubuntu"/>
    </style:style>
    <style:style style:name="T9_54" style:family="text" style:parent-style-name="Default_20_Paragraph_20_Font">
      <style:text-properties style:font-name="Ubuntu" style:font-name-asian="Ubuntu" style:font-name-complex="Ubuntu"/>
    </style:style>
    <style:style style:name="T9_55" style:family="text" style:parent-style-name="Default_20_Paragraph_20_Font">
      <style:text-properties style:font-name="Ubuntu" style:font-name-asian="Ubuntu" style:font-name-complex="Ubuntu"/>
    </style:style>
    <style:style style:name="T9_56" style:family="text" style:parent-style-name="Default_20_Paragraph_20_Font">
      <style:text-properties style:font-name="Ubuntu" style:font-name-asian="Ubuntu" style:font-name-complex="Ubuntu"/>
    </style:style>
    <style:style style:name="T9_57" style:family="text" style:parent-style-name="Default_20_Paragraph_20_Font">
      <style:text-properties style:font-name="Ubuntu" style:font-name-asian="Ubuntu" style:font-name-complex="Ubuntu"/>
    </style:style>
    <style:style style:name="T9_58" style:family="text" style:parent-style-name="Default_20_Paragraph_20_Font">
      <style:text-properties style:font-name="Ubuntu" style:font-name-asian="Ubuntu" style:font-name-complex="Ubuntu"/>
    </style:style>
    <style:style style:name="T9_59" style:family="text" style:parent-style-name="Default_20_Paragraph_20_Font">
      <style:text-properties style:font-name="Ubuntu" style:font-name-asian="Ubuntu" style:font-name-complex="Ubuntu"/>
    </style:style>
    <style:style style:name="T9_60" style:family="text" style:parent-style-name="Default_20_Paragraph_20_Font">
      <style:text-properties style:font-name="Ubuntu" style:font-name-asian="Ubuntu" style:font-name-complex="Ubuntu"/>
    </style:style>
    <style:style style:name="T9_61" style:family="text" style:parent-style-name="Default_20_Paragraph_20_Font">
      <style:text-properties style:font-name="Ubuntu" style:font-name-asian="Ubuntu" style:font-name-complex="Ubuntu"/>
    </style:style>
    <style:style style:name="T9_62" style:family="text" style:parent-style-name="Default_20_Paragraph_20_Font">
      <style:text-properties style:font-name="Ubuntu" style:font-name-asian="Ubuntu" style:font-name-complex="Ubuntu"/>
    </style:style>
    <style:style style:name="T9_63" style:family="text" style:parent-style-name="Default_20_Paragraph_20_Font">
      <style:text-properties style:font-name="Ubuntu" style:font-name-asian="Ubuntu" style:font-name-complex="Ubuntu"/>
    </style:style>
    <style:style style:name="T9_64" style:family="text" style:parent-style-name="Default_20_Paragraph_20_Font">
      <style:text-properties style:font-name="Ubuntu" style:font-name-asian="Ubuntu" style:font-name-complex="Ubuntu"/>
    </style:style>
    <style:style style:name="T9_65" style:family="text" style:parent-style-name="Default_20_Paragraph_20_Font">
      <style:text-properties style:font-name="Ubuntu" style:font-name-asian="Ubuntu" style:font-name-complex="Ubuntu"/>
    </style:style>
    <style:style style:name="T9_66" style:family="text" style:parent-style-name="Default_20_Paragraph_20_Font">
      <style:text-properties style:font-name="Ubuntu" style:font-name-asian="Ubuntu" style:font-name-complex="Ubuntu"/>
    </style:style>
    <style:style style:name="T9_67" style:family="text" style:parent-style-name="Default_20_Paragraph_20_Font">
      <style:text-properties style:font-name="Ubuntu" style:font-name-asian="Ubuntu" style:font-name-complex="Ubuntu"/>
    </style:style>
    <style:style style:name="T9_68" style:family="text" style:parent-style-name="Default_20_Paragraph_20_Font">
      <style:text-properties style:font-name="Ubuntu" style:font-name-asian="Ubuntu" style:font-name-complex="Ubuntu"/>
    </style:style>
    <style:style style:name="T9_69" style:family="text" style:parent-style-name="Default_20_Paragraph_20_Font">
      <style:text-properties style:font-name="Ubuntu" style:font-name-asian="Ubuntu" style:font-name-complex="Ubuntu"/>
    </style:style>
    <style:style style:name="T9_70" style:family="text" style:parent-style-name="Default_20_Paragraph_20_Font">
      <style:text-properties style:font-name="Ubuntu" style:font-name-asian="Ubuntu" style:font-name-complex="Ubuntu"/>
    </style:style>
    <style:style style:name="T9_71" style:family="text" style:parent-style-name="Default_20_Paragraph_20_Font">
      <style:text-properties style:font-name="Ubuntu" style:font-name-asian="Ubuntu" style:font-name-complex="Ubuntu"/>
    </style:style>
    <style:style style:name="T9_72" style:family="text" style:parent-style-name="Default_20_Paragraph_20_Font">
      <style:text-properties style:font-name="Ubuntu" style:font-name-asian="Ubuntu" style:font-name-complex="Ubuntu"/>
    </style:style>
    <style:style style:name="P10" style:family="paragraph" style:parent-style-name="Standard">
      <style:paragraph-properties fo:text-align="justify" fo:break-before="auto"/>
    </style:style>
    <style:style style:name="T10_1" style:family="text" style:parent-style-name="Default_20_Paragraph_20_Font">
      <style:text-properties style:font-name="Ubuntu" style:font-name-asian="Ubuntu" style:font-name-complex="Ubuntu"/>
    </style:style>
    <style:style style:name="T10_2" style:family="text" style:parent-style-name="Default_20_Paragraph_20_Font">
      <style:text-properties style:font-name="Ubuntu" style:font-name-asian="Ubuntu" style:font-name-complex="Ubuntu"/>
    </style:style>
    <style:style style:name="T10_3" style:family="text" style:parent-style-name="Default_20_Paragraph_20_Font">
      <style:text-properties style:font-name="Ubuntu" style:font-name-asian="Ubuntu" style:font-name-complex="Ubuntu"/>
    </style:style>
    <style:style style:name="T10_4" style:family="text" style:parent-style-name="Default_20_Paragraph_20_Font">
      <style:text-properties style:font-name="Ubuntu" style:font-name-asian="Ubuntu" style:font-name-complex="Ubuntu"/>
    </style:style>
    <style:style style:name="T10_5" style:family="text" style:parent-style-name="Default_20_Paragraph_20_Font">
      <style:text-properties style:font-name="Ubuntu" style:font-name-asian="Ubuntu" style:font-name-complex="Ubuntu"/>
    </style:style>
    <style:style style:name="T10_6" style:family="text" style:parent-style-name="Default_20_Paragraph_20_Font">
      <style:text-properties style:font-name="Ubuntu" style:font-name-asian="Ubuntu" style:font-name-complex="Ubuntu"/>
    </style:style>
    <style:style style:name="T10_7" style:family="text" style:parent-style-name="Default_20_Paragraph_20_Font">
      <style:text-properties style:font-name="Ubuntu" style:font-name-asian="Ubuntu" style:font-name-complex="Ubuntu"/>
    </style:style>
    <style:style style:name="T10_8" style:family="text" style:parent-style-name="Default_20_Paragraph_20_Font">
      <style:text-properties style:font-name="Ubuntu" style:font-name-asian="Ubuntu" style:font-name-complex="Ubuntu"/>
    </style:style>
    <style:style style:name="T10_9" style:family="text" style:parent-style-name="Default_20_Paragraph_20_Font">
      <style:text-properties style:font-name="Ubuntu" style:font-name-asian="Ubuntu" style:font-name-complex="Ubuntu"/>
    </style:style>
    <style:style style:name="T10_10" style:family="text" style:parent-style-name="Default_20_Paragraph_20_Font">
      <style:text-properties style:font-name="Ubuntu" style:font-name-asian="Ubuntu" style:font-name-complex="Ubuntu"/>
    </style:style>
    <style:style style:name="T10_11" style:family="text" style:parent-style-name="Default_20_Paragraph_20_Font">
      <style:text-properties style:font-name="Ubuntu" style:font-name-asian="Ubuntu" style:font-name-complex="Ubuntu"/>
    </style:style>
    <style:style style:name="T10_12" style:family="text" style:parent-style-name="Default_20_Paragraph_20_Font">
      <style:text-properties style:font-name="Ubuntu" style:font-name-asian="Ubuntu" style:font-name-complex="Ubuntu"/>
    </style:style>
    <style:style style:name="T10_13" style:family="text" style:parent-style-name="Default_20_Paragraph_20_Font">
      <style:text-properties style:font-name="Ubuntu" style:font-name-asian="Ubuntu" style:font-name-complex="Ubuntu"/>
    </style:style>
    <style:style style:name="T10_14" style:family="text" style:parent-style-name="Default_20_Paragraph_20_Font">
      <style:text-properties style:font-name="Ubuntu" style:font-name-asian="Ubuntu" style:font-name-complex="Ubuntu"/>
    </style:style>
    <style:style style:name="T10_15" style:family="text" style:parent-style-name="Default_20_Paragraph_20_Font">
      <style:text-properties style:font-name="Ubuntu" style:font-name-asian="Ubuntu" style:font-name-complex="Ubuntu"/>
    </style:style>
    <style:style style:name="T10_16" style:family="text" style:parent-style-name="Default_20_Paragraph_20_Font">
      <style:text-properties style:font-name="Ubuntu" style:font-name-asian="Ubuntu" style:font-name-complex="Ubuntu"/>
    </style:style>
    <style:style style:name="T10_17" style:family="text" style:parent-style-name="Default_20_Paragraph_20_Font">
      <style:text-properties style:font-name="Ubuntu" style:font-name-asian="Ubuntu" style:font-name-complex="Ubuntu"/>
    </style:style>
    <style:style style:name="T10_18" style:family="text" style:parent-style-name="Default_20_Paragraph_20_Font">
      <style:text-properties style:font-name="Ubuntu" style:font-name-asian="Ubuntu" style:font-name-complex="Ubuntu"/>
    </style:style>
    <style:style style:name="T10_19" style:family="text" style:parent-style-name="Default_20_Paragraph_20_Font">
      <style:text-properties style:font-name="Ubuntu" style:font-name-asian="Ubuntu" style:font-name-complex="Ubuntu"/>
    </style:style>
    <style:style style:name="T10_20" style:family="text" style:parent-style-name="Default_20_Paragraph_20_Font">
      <style:text-properties style:font-name="Ubuntu" style:font-name-asian="Ubuntu" style:font-name-complex="Ubuntu"/>
    </style:style>
    <style:style style:name="T10_21" style:family="text" style:parent-style-name="Default_20_Paragraph_20_Font">
      <style:text-properties style:font-name="Ubuntu" style:font-name-asian="Ubuntu" style:font-name-complex="Ubuntu"/>
    </style:style>
    <style:style style:name="T10_22" style:family="text" style:parent-style-name="Default_20_Paragraph_20_Font">
      <style:text-properties style:font-name="Ubuntu" style:font-name-asian="Ubuntu" style:font-name-complex="Ubuntu"/>
    </style:style>
    <style:style style:name="P11" style:family="paragraph" style:parent-style-name="Heading_20_3">
      <style:paragraph-properties fo:text-align="justify" fo:break-before="auto"/>
    </style:style>
    <style:style style:name="T11_1" style:family="text" style:parent-style-name="Default_20_Paragraph_20_Font">
      <style:text-properties style:font-name="Ubuntu" style:font-name-asian="Ubuntu" style:font-name-complex="Ubuntu"/>
    </style:style>
    <style:style style:name="P12" style:family="paragraph" style:parent-style-name="Standard">
      <style:paragraph-properties fo:text-align="justify" fo:break-before="auto"/>
    </style:style>
    <style:style style:name="T12_1" style:family="text" style:parent-style-name="Default_20_Paragraph_20_Font">
      <style:text-properties style:font-name="Ubuntu" style:font-name-asian="Ubuntu" style:font-name-complex="Ubuntu"/>
    </style:style>
    <style:style style:name="T12_2" style:family="text" style:parent-style-name="Default_20_Paragraph_20_Font">
      <style:text-properties style:font-name="Ubuntu" style:font-name-asian="Ubuntu" style:font-name-complex="Ubuntu"/>
    </style:style>
    <style:style style:name="T12_3" style:family="text" style:parent-style-name="Default_20_Paragraph_20_Font">
      <style:text-properties style:font-name="Ubuntu" style:font-name-asian="Ubuntu" style:font-name-complex="Ubuntu"/>
    </style:style>
    <style:style style:name="T12_4" style:family="text" style:parent-style-name="Default_20_Paragraph_20_Font">
      <style:text-properties style:font-name="Ubuntu" style:font-name-asian="Ubuntu" style:font-name-complex="Ubuntu"/>
    </style:style>
    <style:style style:name="T12_5" style:family="text" style:parent-style-name="Default_20_Paragraph_20_Font">
      <style:text-properties style:font-name="Ubuntu" style:font-name-asian="Ubuntu" style:font-name-complex="Ubuntu"/>
    </style:style>
    <style:style style:name="T12_6" style:family="text" style:parent-style-name="Default_20_Paragraph_20_Font">
      <style:text-properties style:font-name="Ubuntu" style:font-name-asian="Ubuntu" style:font-name-complex="Ubuntu"/>
    </style:style>
    <style:style style:name="T12_7" style:family="text" style:parent-style-name="Default_20_Paragraph_20_Font">
      <style:text-properties style:font-name="Ubuntu" style:font-name-asian="Ubuntu" style:font-name-complex="Ubuntu"/>
    </style:style>
    <style:style style:name="T12_8" style:family="text" style:parent-style-name="Default_20_Paragraph_20_Font">
      <style:text-properties style:font-name="Ubuntu" style:font-name-asian="Ubuntu" style:font-name-complex="Ubuntu"/>
    </style:style>
    <style:style style:name="T12_9" style:family="text" style:parent-style-name="Default_20_Paragraph_20_Font">
      <style:text-properties style:font-name="Ubuntu" style:font-name-asian="Ubuntu" style:font-name-complex="Ubuntu"/>
    </style:style>
    <style:style style:name="T12_10" style:family="text" style:parent-style-name="Default_20_Paragraph_20_Font">
      <style:text-properties style:font-name="Ubuntu" style:font-name-asian="Ubuntu" style:font-name-complex="Ubuntu"/>
    </style:style>
    <style:style style:name="T12_11" style:family="text" style:parent-style-name="Default_20_Paragraph_20_Font">
      <style:text-properties style:font-name="Ubuntu" style:font-name-asian="Ubuntu" style:font-name-complex="Ubuntu"/>
    </style:style>
    <style:style style:name="T12_12" style:family="text" style:parent-style-name="Default_20_Paragraph_20_Font">
      <style:text-properties style:font-name="Ubuntu" style:font-name-asian="Ubuntu" style:font-name-complex="Ubuntu"/>
    </style:style>
    <style:style style:name="T12_13" style:family="text" style:parent-style-name="Default_20_Paragraph_20_Font">
      <style:text-properties style:font-name="Ubuntu" style:font-name-asian="Ubuntu" style:font-name-complex="Ubuntu"/>
    </style:style>
    <style:style style:name="T12_14" style:family="text" style:parent-style-name="Default_20_Paragraph_20_Font">
      <style:text-properties style:font-name="Ubuntu" style:font-name-asian="Ubuntu" style:font-name-complex="Ubuntu"/>
    </style:style>
    <style:style style:name="T12_15" style:family="text" style:parent-style-name="Default_20_Paragraph_20_Font">
      <style:text-properties style:font-name="Ubuntu" style:font-name-asian="Ubuntu" style:font-name-complex="Ubuntu"/>
    </style:style>
    <style:style style:name="T12_16" style:family="text" style:parent-style-name="Default_20_Paragraph_20_Font">
      <style:text-properties style:font-name="Ubuntu" style:font-name-asian="Ubuntu" style:font-name-complex="Ubuntu"/>
    </style:style>
    <style:style style:name="T12_17" style:family="text" style:parent-style-name="Default_20_Paragraph_20_Font">
      <style:text-properties style:font-name="Ubuntu" style:font-name-asian="Ubuntu" style:font-name-complex="Ubuntu"/>
    </style:style>
    <style:style style:name="T12_18" style:family="text" style:parent-style-name="Default_20_Paragraph_20_Font">
      <style:text-properties style:font-name="Ubuntu" style:font-name-asian="Ubuntu" style:font-name-complex="Ubuntu"/>
    </style:style>
    <style:style style:name="T12_19" style:family="text" style:parent-style-name="Default_20_Paragraph_20_Font">
      <style:text-properties style:font-name="Ubuntu" style:font-name-asian="Ubuntu" style:font-name-complex="Ubuntu"/>
    </style:style>
    <style:style style:name="T12_20" style:family="text" style:parent-style-name="Default_20_Paragraph_20_Font">
      <style:text-properties style:font-name="Ubuntu" style:font-name-asian="Ubuntu" style:font-name-complex="Ubuntu"/>
    </style:style>
    <style:style style:name="T12_21" style:family="text" style:parent-style-name="Default_20_Paragraph_20_Font">
      <style:text-properties style:font-name="Ubuntu" style:font-name-asian="Ubuntu" style:font-name-complex="Ubuntu"/>
    </style:style>
    <style:style style:name="T12_22" style:family="text" style:parent-style-name="Default_20_Paragraph_20_Font">
      <style:text-properties style:font-name="Ubuntu" style:font-name-asian="Ubuntu" style:font-name-complex="Ubuntu"/>
    </style:style>
    <style:style style:name="T12_23" style:family="text" style:parent-style-name="Default_20_Paragraph_20_Font">
      <style:text-properties style:font-name="Ubuntu" style:font-name-asian="Ubuntu" style:font-name-complex="Ubuntu"/>
    </style:style>
    <style:style style:name="T12_24" style:family="text" style:parent-style-name="Default_20_Paragraph_20_Font">
      <style:text-properties style:font-name="Ubuntu" style:font-name-asian="Ubuntu" style:font-name-complex="Ubuntu"/>
    </style:style>
    <style:style style:name="T12_25" style:family="text" style:parent-style-name="Default_20_Paragraph_20_Font">
      <style:text-properties style:font-name="Ubuntu" style:font-name-asian="Ubuntu" style:font-name-complex="Ubuntu"/>
    </style:style>
    <style:style style:name="T12_26" style:family="text" style:parent-style-name="Default_20_Paragraph_20_Font">
      <style:text-properties style:font-name="Ubuntu" style:font-name-asian="Ubuntu" style:font-name-complex="Ubuntu"/>
    </style:style>
    <style:style style:name="T12_27" style:family="text" style:parent-style-name="Default_20_Paragraph_20_Font">
      <style:text-properties style:font-name="Ubuntu" style:font-name-asian="Ubuntu" style:font-name-complex="Ubuntu"/>
    </style:style>
    <style:style style:name="T12_28" style:family="text" style:parent-style-name="Default_20_Paragraph_20_Font">
      <style:text-properties style:font-name="Ubuntu" style:font-name-asian="Ubuntu" style:font-name-complex="Ubuntu"/>
    </style:style>
    <style:style style:name="T12_29" style:family="text" style:parent-style-name="Default_20_Paragraph_20_Font">
      <style:text-properties style:font-name="Ubuntu" style:font-name-asian="Ubuntu" style:font-name-complex="Ubuntu"/>
    </style:style>
    <style:style style:name="T12_30" style:family="text" style:parent-style-name="Default_20_Paragraph_20_Font">
      <style:text-properties style:font-name="Ubuntu" style:font-name-asian="Ubuntu" style:font-name-complex="Ubuntu"/>
    </style:style>
    <style:style style:name="T12_31" style:family="text" style:parent-style-name="Default_20_Paragraph_20_Font">
      <style:text-properties style:font-name="Ubuntu" style:font-name-asian="Ubuntu" style:font-name-complex="Ubuntu"/>
    </style:style>
    <style:style style:name="T12_32" style:family="text" style:parent-style-name="Default_20_Paragraph_20_Font">
      <style:text-properties style:font-name="Ubuntu" style:font-name-asian="Ubuntu" style:font-name-complex="Ubuntu"/>
    </style:style>
    <style:style style:name="T12_33" style:family="text" style:parent-style-name="Default_20_Paragraph_20_Font">
      <style:text-properties style:font-name="Ubuntu" style:font-name-asian="Ubuntu" style:font-name-complex="Ubuntu"/>
    </style:style>
    <style:style style:name="T12_34" style:family="text" style:parent-style-name="Default_20_Paragraph_20_Font">
      <style:text-properties style:font-name="Ubuntu" style:font-name-asian="Ubuntu" style:font-name-complex="Ubuntu"/>
    </style:style>
    <style:style style:name="T12_35" style:family="text" style:parent-style-name="Default_20_Paragraph_20_Font">
      <style:text-properties style:font-name="Ubuntu" style:font-name-asian="Ubuntu" style:font-name-complex="Ubuntu"/>
    </style:style>
    <style:style style:name="T12_36" style:family="text" style:parent-style-name="Default_20_Paragraph_20_Font">
      <style:text-properties style:font-name="Ubuntu" style:font-name-asian="Ubuntu" style:font-name-complex="Ubuntu"/>
    </style:style>
    <style:style style:name="T12_37" style:family="text" style:parent-style-name="Default_20_Paragraph_20_Font">
      <style:text-properties style:font-name="Ubuntu" style:font-name-asian="Ubuntu" style:font-name-complex="Ubuntu"/>
    </style:style>
    <style:style style:name="T12_38" style:family="text" style:parent-style-name="Default_20_Paragraph_20_Font">
      <style:text-properties style:font-name="Ubuntu" style:font-name-asian="Ubuntu" style:font-name-complex="Ubuntu"/>
    </style:style>
    <style:style style:name="T12_39" style:family="text" style:parent-style-name="Default_20_Paragraph_20_Font">
      <style:text-properties style:font-name="Ubuntu" style:font-name-asian="Ubuntu" style:font-name-complex="Ubuntu"/>
    </style:style>
    <style:style style:name="T12_40" style:family="text" style:parent-style-name="Default_20_Paragraph_20_Font">
      <style:text-properties style:font-name="Ubuntu" style:font-name-asian="Ubuntu" style:font-name-complex="Ubuntu"/>
    </style:style>
    <style:style style:name="P13" style:family="paragraph" style:parent-style-name="Heading_20_2">
      <style:paragraph-properties fo:text-align="justify" fo:break-before="auto"/>
    </style:style>
    <style:style style:name="T13_1" style:family="text" style:parent-style-name="Default_20_Paragraph_20_Font">
      <style:text-properties style:font-name="Ubuntu" style:font-name-asian="Ubuntu" style:font-name-complex="Ubuntu"/>
    </style:style>
    <style:style style:name="T13_2" style:family="text" style:parent-style-name="Default_20_Paragraph_20_Font">
      <style:text-properties style:font-name="Ubuntu" style:font-name-asian="Ubuntu" style:font-name-complex="Ubuntu"/>
    </style:style>
    <style:style style:name="T13_3" style:family="text" style:parent-style-name="Default_20_Paragraph_20_Font">
      <style:text-properties style:font-name="Ubuntu" style:font-name-asian="Ubuntu" style:font-name-complex="Ubuntu"/>
    </style:style>
    <style:style style:name="T13_4" style:family="text" style:parent-style-name="Default_20_Paragraph_20_Font">
      <style:text-properties style:font-name="Ubuntu" style:font-name-asian="Ubuntu" style:font-name-complex="Ubuntu"/>
    </style:style>
    <style:style style:name="T13_5" style:family="text" style:parent-style-name="Default_20_Paragraph_20_Font">
      <style:text-properties style:font-name="Ubuntu" style:font-name-asian="Ubuntu" style:font-name-complex="Ubuntu"/>
    </style:style>
    <style:style style:name="T13_6" style:family="text" style:parent-style-name="Default_20_Paragraph_20_Font">
      <style:text-properties style:font-name="Ubuntu" style:font-name-asian="Ubuntu" style:font-name-complex="Ubuntu"/>
    </style:style>
    <style:style style:name="T13_7" style:family="text" style:parent-style-name="Default_20_Paragraph_20_Font">
      <style:text-properties style:font-name="Ubuntu" style:font-name-asian="Ubuntu" style:font-name-complex="Ubuntu"/>
    </style:style>
    <style:style style:name="T13_8" style:family="text" style:parent-style-name="Default_20_Paragraph_20_Font">
      <style:text-properties style:font-name="Ubuntu" style:font-name-asian="Ubuntu" style:font-name-complex="Ubuntu"/>
    </style:style>
    <style:style style:name="P14" style:family="paragraph" style:parent-style-name="Heading_20_3">
      <style:paragraph-properties fo:text-align="justify" fo:break-before="auto"/>
    </style:style>
    <style:style style:name="T14_1" style:family="text" style:parent-style-name="Default_20_Paragraph_20_Font">
      <style:text-properties style:font-name="Ubuntu" style:font-name-asian="Ubuntu" style:font-name-complex="Ubuntu"/>
    </style:style>
    <style:style style:name="P15" style:family="paragraph" style:parent-style-name="Standard">
      <style:paragraph-properties fo:text-align="justify" fo:break-before="auto"/>
    </style:style>
    <style:style style:name="T15_1" style:family="text" style:parent-style-name="Default_20_Paragraph_20_Font">
      <style:text-properties style:font-name="Ubuntu" style:font-name-asian="Ubuntu" style:font-name-complex="Ubuntu"/>
    </style:style>
    <style:style style:name="T15_2" style:family="text" style:parent-style-name="Default_20_Paragraph_20_Font">
      <style:text-properties style:font-name="Ubuntu" style:font-name-asian="Ubuntu" style:font-name-complex="Ubuntu"/>
    </style:style>
    <style:style style:name="T15_3" style:family="text" style:parent-style-name="Default_20_Paragraph_20_Font">
      <style:text-properties style:font-name="Ubuntu" style:font-name-asian="Ubuntu" style:font-name-complex="Ubuntu"/>
    </style:style>
    <style:style style:name="T15_4" style:family="text" style:parent-style-name="Default_20_Paragraph_20_Font">
      <style:text-properties style:font-name="Ubuntu" style:font-name-asian="Ubuntu" style:font-name-complex="Ubuntu"/>
    </style:style>
    <style:style style:name="T15_5" style:family="text" style:parent-style-name="Default_20_Paragraph_20_Font">
      <style:text-properties style:font-name="Ubuntu" style:font-name-asian="Ubuntu" style:font-name-complex="Ubuntu"/>
    </style:style>
    <style:style style:name="T15_6" style:family="text" style:parent-style-name="Default_20_Paragraph_20_Font">
      <style:text-properties style:font-name="Ubuntu" style:font-name-asian="Ubuntu" style:font-name-complex="Ubuntu"/>
    </style:style>
    <style:style style:name="T15_7" style:family="text" style:parent-style-name="Default_20_Paragraph_20_Font">
      <style:text-properties style:font-name="Ubuntu" style:font-name-asian="Ubuntu" style:font-name-complex="Ubuntu"/>
    </style:style>
    <style:style style:name="T15_8" style:family="text" style:parent-style-name="Default_20_Paragraph_20_Font">
      <style:text-properties style:font-name="Ubuntu" style:font-name-asian="Ubuntu" style:font-name-complex="Ubuntu"/>
    </style:style>
    <style:style style:name="T15_9" style:family="text" style:parent-style-name="Default_20_Paragraph_20_Font">
      <style:text-properties style:font-name="Ubuntu" style:font-name-asian="Ubuntu" style:font-name-complex="Ubuntu"/>
    </style:style>
    <style:style style:name="T15_10" style:family="text" style:parent-style-name="Default_20_Paragraph_20_Font">
      <style:text-properties style:font-name="Ubuntu" style:font-name-asian="Ubuntu" style:font-name-complex="Ubuntu"/>
    </style:style>
    <style:style style:name="T15_11" style:family="text" style:parent-style-name="Default_20_Paragraph_20_Font">
      <style:text-properties style:font-name="Ubuntu" style:font-name-asian="Ubuntu" style:font-name-complex="Ubuntu"/>
    </style:style>
    <style:style style:name="T15_12" style:family="text" style:parent-style-name="Default_20_Paragraph_20_Font">
      <style:text-properties style:font-name="Ubuntu" style:font-name-asian="Ubuntu" style:font-name-complex="Ubuntu"/>
    </style:style>
    <style:style style:name="T15_13" style:family="text" style:parent-style-name="Default_20_Paragraph_20_Font">
      <style:text-properties style:font-name="Ubuntu" style:font-name-asian="Ubuntu" style:font-name-complex="Ubuntu"/>
    </style:style>
    <style:style style:name="T15_14" style:family="text" style:parent-style-name="Default_20_Paragraph_20_Font">
      <style:text-properties style:font-name="Ubuntu" style:font-name-asian="Ubuntu" style:font-name-complex="Ubuntu"/>
    </style:style>
    <style:style style:name="T15_15" style:family="text" style:parent-style-name="Default_20_Paragraph_20_Font">
      <style:text-properties style:font-name="Ubuntu" style:font-name-asian="Ubuntu" style:font-name-complex="Ubuntu"/>
    </style:style>
    <style:style style:name="T15_16" style:family="text" style:parent-style-name="Default_20_Paragraph_20_Font">
      <style:text-properties style:font-name="Ubuntu" style:font-name-asian="Ubuntu" style:font-name-complex="Ubuntu"/>
    </style:style>
    <style:style style:name="T15_17" style:family="text" style:parent-style-name="Default_20_Paragraph_20_Font">
      <style:text-properties style:font-name="Ubuntu" style:font-name-asian="Ubuntu" style:font-name-complex="Ubuntu"/>
    </style:style>
    <style:style style:name="T15_18" style:family="text" style:parent-style-name="Default_20_Paragraph_20_Font">
      <style:text-properties style:font-name="Ubuntu" style:font-name-asian="Ubuntu" style:font-name-complex="Ubuntu"/>
    </style:style>
    <style:style style:name="T15_19" style:family="text" style:parent-style-name="Default_20_Paragraph_20_Font">
      <style:text-properties style:font-name="Ubuntu" style:font-name-asian="Ubuntu" style:font-name-complex="Ubuntu"/>
    </style:style>
    <style:style style:name="T15_20" style:family="text" style:parent-style-name="Default_20_Paragraph_20_Font">
      <style:text-properties style:font-name="Ubuntu" style:font-name-asian="Ubuntu" style:font-name-complex="Ubuntu"/>
    </style:style>
    <style:style style:name="T15_21" style:family="text" style:parent-style-name="Default_20_Paragraph_20_Font">
      <style:text-properties style:font-name="Ubuntu" style:font-name-asian="Ubuntu" style:font-name-complex="Ubuntu"/>
    </style:style>
    <style:style style:name="T15_22" style:family="text" style:parent-style-name="Default_20_Paragraph_20_Font">
      <style:text-properties style:font-name="Ubuntu" style:font-name-asian="Ubuntu" style:font-name-complex="Ubuntu"/>
    </style:style>
    <style:style style:name="T15_23" style:family="text" style:parent-style-name="Default_20_Paragraph_20_Font">
      <style:text-properties style:font-name="Ubuntu" style:font-name-asian="Ubuntu" style:font-name-complex="Ubuntu"/>
    </style:style>
    <style:style style:name="T15_24" style:family="text" style:parent-style-name="Default_20_Paragraph_20_Font">
      <style:text-properties style:font-name="Ubuntu" style:font-name-asian="Ubuntu" style:font-name-complex="Ubuntu"/>
    </style:style>
    <style:style style:name="T15_25" style:family="text" style:parent-style-name="Default_20_Paragraph_20_Font">
      <style:text-properties style:font-name="Ubuntu" style:font-name-asian="Ubuntu" style:font-name-complex="Ubuntu"/>
    </style:style>
    <style:style style:name="T15_26" style:family="text" style:parent-style-name="Default_20_Paragraph_20_Font">
      <style:text-properties style:font-name="Ubuntu" style:font-name-asian="Ubuntu" style:font-name-complex="Ubuntu"/>
    </style:style>
    <style:style style:name="T15_27" style:family="text" style:parent-style-name="Default_20_Paragraph_20_Font">
      <style:text-properties style:font-name="Ubuntu" style:font-name-asian="Ubuntu" style:font-name-complex="Ubuntu"/>
    </style:style>
    <style:style style:name="T15_28" style:family="text" style:parent-style-name="Default_20_Paragraph_20_Font">
      <style:text-properties style:font-name="Ubuntu" style:font-name-asian="Ubuntu" style:font-name-complex="Ubuntu"/>
    </style:style>
    <style:style style:name="T15_29" style:family="text" style:parent-style-name="Default_20_Paragraph_20_Font">
      <style:text-properties style:font-name="Ubuntu" style:font-name-asian="Ubuntu" style:font-name-complex="Ubuntu"/>
    </style:style>
    <style:style style:name="T15_30" style:family="text" style:parent-style-name="Default_20_Paragraph_20_Font">
      <style:text-properties style:font-name="Ubuntu" style:font-name-asian="Ubuntu" style:font-name-complex="Ubuntu"/>
    </style:style>
    <style:style style:name="T15_31" style:family="text" style:parent-style-name="Default_20_Paragraph_20_Font">
      <style:text-properties style:font-name="Ubuntu" style:font-name-asian="Ubuntu" style:font-name-complex="Ubuntu"/>
    </style:style>
    <style:style style:name="T15_32" style:family="text" style:parent-style-name="Default_20_Paragraph_20_Font">
      <style:text-properties style:font-name="Ubuntu" style:font-name-asian="Ubuntu" style:font-name-complex="Ubuntu"/>
    </style:style>
    <style:style style:name="T15_33" style:family="text" style:parent-style-name="Default_20_Paragraph_20_Font">
      <style:text-properties style:font-name="Ubuntu" style:font-name-asian="Ubuntu" style:font-name-complex="Ubuntu"/>
    </style:style>
    <style:style style:name="T15_34" style:family="text" style:parent-style-name="Default_20_Paragraph_20_Font">
      <style:text-properties style:font-name="Ubuntu" style:font-name-asian="Ubuntu" style:font-name-complex="Ubuntu"/>
    </style:style>
    <style:style style:name="T15_35" style:family="text" style:parent-style-name="Default_20_Paragraph_20_Font">
      <style:text-properties style:font-name="Ubuntu" style:font-name-asian="Ubuntu" style:font-name-complex="Ubuntu"/>
    </style:style>
    <style:style style:name="T15_36" style:family="text" style:parent-style-name="Default_20_Paragraph_20_Font">
      <style:text-properties style:font-name="Ubuntu" style:font-name-asian="Ubuntu" style:font-name-complex="Ubuntu"/>
    </style:style>
    <style:style style:name="T15_37" style:family="text" style:parent-style-name="Default_20_Paragraph_20_Font">
      <style:text-properties style:font-name="Ubuntu" style:font-name-asian="Ubuntu" style:font-name-complex="Ubuntu"/>
    </style:style>
    <style:style style:name="T15_38" style:family="text" style:parent-style-name="Default_20_Paragraph_20_Font">
      <style:text-properties style:font-name="Ubuntu" style:font-name-asian="Ubuntu" style:font-name-complex="Ubuntu"/>
    </style:style>
    <style:style style:name="T15_39" style:family="text" style:parent-style-name="Default_20_Paragraph_20_Font">
      <style:text-properties style:font-name="Ubuntu" style:font-name-asian="Ubuntu" style:font-name-complex="Ubuntu"/>
    </style:style>
    <style:style style:name="T15_40" style:family="text" style:parent-style-name="Default_20_Paragraph_20_Font">
      <style:text-properties style:font-name="Ubuntu" style:font-name-asian="Ubuntu" style:font-name-complex="Ubuntu"/>
    </style:style>
    <style:style style:name="T15_41" style:family="text" style:parent-style-name="Default_20_Paragraph_20_Font">
      <style:text-properties style:font-name="Ubuntu" style:font-name-asian="Ubuntu" style:font-name-complex="Ubuntu"/>
    </style:style>
    <style:style style:name="T15_42" style:family="text" style:parent-style-name="Default_20_Paragraph_20_Font">
      <style:text-properties style:font-name="Ubuntu" style:font-name-asian="Ubuntu" style:font-name-complex="Ubuntu"/>
    </style:style>
    <style:style style:name="T15_43" style:family="text" style:parent-style-name="Default_20_Paragraph_20_Font">
      <style:text-properties style:font-name="Ubuntu" style:font-name-asian="Ubuntu" style:font-name-complex="Ubuntu"/>
    </style:style>
    <style:style style:name="T15_44" style:family="text" style:parent-style-name="Default_20_Paragraph_20_Font">
      <style:text-properties style:font-name="Ubuntu" style:font-name-asian="Ubuntu" style:font-name-complex="Ubuntu"/>
    </style:style>
    <style:style style:name="T15_45" style:family="text" style:parent-style-name="Default_20_Paragraph_20_Font">
      <style:text-properties style:font-name="Ubuntu" style:font-name-asian="Ubuntu" style:font-name-complex="Ubuntu"/>
    </style:style>
    <style:style style:name="T15_46" style:family="text" style:parent-style-name="Default_20_Paragraph_20_Font">
      <style:text-properties style:font-name="Ubuntu" style:font-name-asian="Ubuntu" style:font-name-complex="Ubuntu"/>
    </style:style>
    <style:style style:name="T15_47" style:family="text" style:parent-style-name="Default_20_Paragraph_20_Font">
      <style:text-properties style:font-name="Ubuntu" style:font-name-asian="Ubuntu" style:font-name-complex="Ubuntu"/>
    </style:style>
    <style:style style:name="T15_48" style:family="text" style:parent-style-name="Default_20_Paragraph_20_Font">
      <style:text-properties style:font-name="Ubuntu" style:font-name-asian="Ubuntu" style:font-name-complex="Ubuntu"/>
    </style:style>
    <style:style style:name="P16" style:family="paragraph" style:parent-style-name="Heading_20_3">
      <style:paragraph-properties fo:text-align="justify" fo:break-before="auto"/>
    </style:style>
    <style:style style:name="T16_1" style:family="text" style:parent-style-name="Default_20_Paragraph_20_Font">
      <style:text-properties style:font-name="Ubuntu" style:font-name-asian="Ubuntu" style:font-name-complex="Ubuntu"/>
    </style:style>
    <style:style style:name="P17" style:family="paragraph" style:parent-style-name="Standard">
      <style:paragraph-properties fo:text-align="justify" fo:break-before="auto"/>
    </style:style>
    <style:style style:name="T17_1" style:family="text" style:parent-style-name="Default_20_Paragraph_20_Font">
      <style:text-properties style:font-name="Ubuntu" style:font-name-asian="Ubuntu" style:font-name-complex="Ubuntu"/>
    </style:style>
    <style:style style:name="T17_2" style:family="text" style:parent-style-name="Default_20_Paragraph_20_Font">
      <style:text-properties style:font-name="Ubuntu" style:font-name-asian="Ubuntu" style:font-name-complex="Ubuntu"/>
    </style:style>
    <style:style style:name="T17_3" style:family="text" style:parent-style-name="Default_20_Paragraph_20_Font">
      <style:text-properties style:font-name="Ubuntu" style:font-name-asian="Ubuntu" style:font-name-complex="Ubuntu"/>
    </style:style>
    <style:style style:name="T17_4" style:family="text" style:parent-style-name="Default_20_Paragraph_20_Font">
      <style:text-properties style:font-name="Ubuntu" style:font-name-asian="Ubuntu" style:font-name-complex="Ubuntu"/>
    </style:style>
    <style:style style:name="T17_5" style:family="text" style:parent-style-name="Default_20_Paragraph_20_Font">
      <style:text-properties style:font-name="Ubuntu" style:font-name-asian="Ubuntu" style:font-name-complex="Ubuntu"/>
    </style:style>
    <style:style style:name="T17_6" style:family="text" style:parent-style-name="Default_20_Paragraph_20_Font">
      <style:text-properties style:font-name="Ubuntu" style:font-name-asian="Ubuntu" style:font-name-complex="Ubuntu"/>
    </style:style>
    <style:style style:name="T17_7" style:family="text" style:parent-style-name="Default_20_Paragraph_20_Font">
      <style:text-properties style:font-name="Ubuntu" style:font-name-asian="Ubuntu" style:font-name-complex="Ubuntu"/>
    </style:style>
    <style:style style:name="T17_8" style:family="text" style:parent-style-name="Default_20_Paragraph_20_Font">
      <style:text-properties style:font-name="Ubuntu" style:font-name-asian="Ubuntu" style:font-name-complex="Ubuntu"/>
    </style:style>
    <style:style style:name="T17_9" style:family="text" style:parent-style-name="Default_20_Paragraph_20_Font">
      <style:text-properties style:font-name="Ubuntu" style:font-name-asian="Ubuntu" style:font-name-complex="Ubuntu"/>
    </style:style>
    <style:style style:name="T17_10" style:family="text" style:parent-style-name="Default_20_Paragraph_20_Font">
      <style:text-properties style:font-name="Ubuntu" style:font-name-asian="Ubuntu" style:font-name-complex="Ubuntu"/>
    </style:style>
    <style:style style:name="T17_11" style:family="text" style:parent-style-name="Default_20_Paragraph_20_Font">
      <style:text-properties style:font-name="Ubuntu" style:font-name-asian="Ubuntu" style:font-name-complex="Ubuntu"/>
    </style:style>
    <style:style style:name="T17_12" style:family="text" style:parent-style-name="Default_20_Paragraph_20_Font">
      <style:text-properties style:font-name="Ubuntu" style:font-name-asian="Ubuntu" style:font-name-complex="Ubuntu"/>
    </style:style>
    <style:style style:name="T17_13" style:family="text" style:parent-style-name="Default_20_Paragraph_20_Font">
      <style:text-properties style:font-name="Ubuntu" style:font-name-asian="Ubuntu" style:font-name-complex="Ubuntu"/>
    </style:style>
    <style:style style:name="T17_14" style:family="text" style:parent-style-name="Default_20_Paragraph_20_Font">
      <style:text-properties style:font-name="Ubuntu" style:font-name-asian="Ubuntu" style:font-name-complex="Ubuntu"/>
    </style:style>
    <style:style style:name="T17_15" style:family="text" style:parent-style-name="Default_20_Paragraph_20_Font">
      <style:text-properties style:font-name="Ubuntu" style:font-name-asian="Ubuntu" style:font-name-complex="Ubuntu"/>
    </style:style>
    <style:style style:name="T17_16" style:family="text" style:parent-style-name="Default_20_Paragraph_20_Font">
      <style:text-properties style:font-name="Ubuntu" style:font-name-asian="Ubuntu" style:font-name-complex="Ubuntu"/>
    </style:style>
    <style:style style:name="T17_17" style:family="text" style:parent-style-name="Default_20_Paragraph_20_Font">
      <style:text-properties style:font-name="Ubuntu" style:font-name-asian="Ubuntu" style:font-name-complex="Ubuntu"/>
    </style:style>
    <style:style style:name="T17_18" style:family="text" style:parent-style-name="Default_20_Paragraph_20_Font">
      <style:text-properties style:font-name="Ubuntu" style:font-name-asian="Ubuntu" style:font-name-complex="Ubuntu"/>
    </style:style>
    <style:style style:name="T17_19" style:family="text" style:parent-style-name="Default_20_Paragraph_20_Font">
      <style:text-properties style:font-name="Ubuntu" style:font-name-asian="Ubuntu" style:font-name-complex="Ubuntu"/>
    </style:style>
    <style:style style:name="T17_20" style:family="text" style:parent-style-name="Default_20_Paragraph_20_Font">
      <style:text-properties style:font-name="Ubuntu" style:font-name-asian="Ubuntu" style:font-name-complex="Ubuntu"/>
    </style:style>
    <style:style style:name="T17_21" style:family="text" style:parent-style-name="Default_20_Paragraph_20_Font">
      <style:text-properties style:font-name="Ubuntu" style:font-name-asian="Ubuntu" style:font-name-complex="Ubuntu"/>
    </style:style>
    <style:style style:name="T17_22" style:family="text" style:parent-style-name="Default_20_Paragraph_20_Font">
      <style:text-properties style:font-name="Ubuntu" style:font-name-asian="Ubuntu" style:font-name-complex="Ubuntu"/>
    </style:style>
    <style:style style:name="T17_23" style:family="text" style:parent-style-name="Default_20_Paragraph_20_Font">
      <style:text-properties style:font-name="Ubuntu" style:font-name-asian="Ubuntu" style:font-name-complex="Ubuntu"/>
    </style:style>
    <style:style style:name="T17_24" style:family="text" style:parent-style-name="Default_20_Paragraph_20_Font">
      <style:text-properties style:font-name="Ubuntu" style:font-name-asian="Ubuntu" style:font-name-complex="Ubuntu"/>
    </style:style>
    <style:style style:name="T17_25" style:family="text" style:parent-style-name="Default_20_Paragraph_20_Font">
      <style:text-properties style:font-name="Ubuntu" style:font-name-asian="Ubuntu" style:font-name-complex="Ubuntu"/>
    </style:style>
    <style:style style:name="T17_26" style:family="text" style:parent-style-name="Default_20_Paragraph_20_Font">
      <style:text-properties style:font-name="Ubuntu" style:font-name-asian="Ubuntu" style:font-name-complex="Ubuntu"/>
    </style:style>
    <style:style style:name="T17_27" style:family="text" style:parent-style-name="Default_20_Paragraph_20_Font">
      <style:text-properties style:font-name="Ubuntu" style:font-name-asian="Ubuntu" style:font-name-complex="Ubuntu"/>
    </style:style>
    <style:style style:name="T17_28" style:family="text" style:parent-style-name="Default_20_Paragraph_20_Font">
      <style:text-properties style:font-name="Ubuntu" style:font-name-asian="Ubuntu" style:font-name-complex="Ubuntu"/>
    </style:style>
    <style:style style:name="T17_29" style:family="text" style:parent-style-name="Default_20_Paragraph_20_Font">
      <style:text-properties style:font-name="Ubuntu" style:font-name-asian="Ubuntu" style:font-name-complex="Ubuntu"/>
    </style:style>
    <style:style style:name="T17_30" style:family="text" style:parent-style-name="Default_20_Paragraph_20_Font">
      <style:text-properties style:font-name="Ubuntu" style:font-name-asian="Ubuntu" style:font-name-complex="Ubuntu"/>
    </style:style>
    <style:style style:name="T17_31" style:family="text" style:parent-style-name="Default_20_Paragraph_20_Font">
      <style:text-properties style:font-name="Ubuntu" style:font-name-asian="Ubuntu" style:font-name-complex="Ubuntu"/>
    </style:style>
    <style:style style:name="T17_32" style:family="text" style:parent-style-name="Default_20_Paragraph_20_Font">
      <style:text-properties style:font-name="Ubuntu" style:font-name-asian="Ubuntu" style:font-name-complex="Ubuntu"/>
    </style:style>
    <style:style style:name="T17_33" style:family="text" style:parent-style-name="Default_20_Paragraph_20_Font">
      <style:text-properties style:font-name="Ubuntu" style:font-name-asian="Ubuntu" style:font-name-complex="Ubuntu"/>
    </style:style>
    <style:style style:name="T17_34" style:family="text" style:parent-style-name="Default_20_Paragraph_20_Font">
      <style:text-properties style:font-name="Ubuntu" style:font-name-asian="Ubuntu" style:font-name-complex="Ubuntu"/>
    </style:style>
    <style:style style:name="T17_35" style:family="text" style:parent-style-name="Default_20_Paragraph_20_Font">
      <style:text-properties style:font-name="Ubuntu" style:font-name-asian="Ubuntu" style:font-name-complex="Ubuntu"/>
    </style:style>
    <style:style style:name="T17_36" style:family="text" style:parent-style-name="Default_20_Paragraph_20_Font">
      <style:text-properties style:font-name="Ubuntu" style:font-name-asian="Ubuntu" style:font-name-complex="Ubuntu"/>
    </style:style>
    <style:style style:name="T17_37" style:family="text" style:parent-style-name="Default_20_Paragraph_20_Font">
      <style:text-properties style:font-name="Ubuntu" style:font-name-asian="Ubuntu" style:font-name-complex="Ubuntu"/>
    </style:style>
    <style:style style:name="T17_38" style:family="text" style:parent-style-name="Default_20_Paragraph_20_Font">
      <style:text-properties style:font-name="Ubuntu" style:font-name-asian="Ubuntu" style:font-name-complex="Ubuntu"/>
    </style:style>
    <style:style style:name="T17_39" style:family="text" style:parent-style-name="Default_20_Paragraph_20_Font">
      <style:text-properties style:font-name="Ubuntu" style:font-name-asian="Ubuntu" style:font-name-complex="Ubuntu"/>
    </style:style>
    <style:style style:name="T17_40" style:family="text" style:parent-style-name="Default_20_Paragraph_20_Font">
      <style:text-properties style:font-name="Ubuntu" style:font-name-asian="Ubuntu" style:font-name-complex="Ubuntu"/>
    </style:style>
    <style:style style:name="T17_41" style:family="text" style:parent-style-name="Default_20_Paragraph_20_Font">
      <style:text-properties style:font-name="Ubuntu" style:font-name-asian="Ubuntu" style:font-name-complex="Ubuntu"/>
    </style:style>
    <style:style style:name="T17_42" style:family="text" style:parent-style-name="Default_20_Paragraph_20_Font">
      <style:text-properties style:font-name="Ubuntu" style:font-name-asian="Ubuntu" style:font-name-complex="Ubuntu"/>
    </style:style>
    <style:style style:name="T17_43" style:family="text" style:parent-style-name="Default_20_Paragraph_20_Font">
      <style:text-properties style:font-name="Ubuntu" style:font-name-asian="Ubuntu" style:font-name-complex="Ubuntu"/>
    </style:style>
    <style:style style:name="T17_44" style:family="text" style:parent-style-name="Default_20_Paragraph_20_Font">
      <style:text-properties style:font-name="Ubuntu" style:font-name-asian="Ubuntu" style:font-name-complex="Ubuntu"/>
    </style:style>
    <style:style style:name="T17_45" style:family="text" style:parent-style-name="Default_20_Paragraph_20_Font">
      <style:text-properties style:font-name="Ubuntu" style:font-name-asian="Ubuntu" style:font-name-complex="Ubuntu"/>
    </style:style>
    <style:style style:name="T17_46" style:family="text" style:parent-style-name="Default_20_Paragraph_20_Font">
      <style:text-properties style:font-name="Ubuntu" style:font-name-asian="Ubuntu" style:font-name-complex="Ubuntu"/>
    </style:style>
    <style:style style:name="T17_47" style:family="text" style:parent-style-name="Default_20_Paragraph_20_Font">
      <style:text-properties style:font-name="Ubuntu" style:font-name-asian="Ubuntu" style:font-name-complex="Ubuntu"/>
    </style:style>
    <style:style style:name="T17_48" style:family="text" style:parent-style-name="Default_20_Paragraph_20_Font">
      <style:text-properties style:font-name="Ubuntu" style:font-name-asian="Ubuntu" style:font-name-complex="Ubuntu"/>
    </style:style>
    <style:style style:name="T17_49" style:family="text" style:parent-style-name="Default_20_Paragraph_20_Font">
      <style:text-properties style:font-name="Ubuntu" style:font-name-asian="Ubuntu" style:font-name-complex="Ubuntu"/>
    </style:style>
    <style:style style:name="T17_50" style:family="text" style:parent-style-name="Default_20_Paragraph_20_Font">
      <style:text-properties style:font-name="Ubuntu" style:font-name-asian="Ubuntu" style:font-name-complex="Ubuntu"/>
    </style:style>
    <style:style style:name="T17_51" style:family="text" style:parent-style-name="Default_20_Paragraph_20_Font">
      <style:text-properties style:font-name="Ubuntu" style:font-name-asian="Ubuntu" style:font-name-complex="Ubuntu"/>
    </style:style>
    <style:style style:name="T17_52" style:family="text" style:parent-style-name="Default_20_Paragraph_20_Font">
      <style:text-properties style:font-name="Ubuntu" style:font-name-asian="Ubuntu" style:font-name-complex="Ubuntu"/>
    </style:style>
    <style:style style:name="T17_53" style:family="text" style:parent-style-name="Default_20_Paragraph_20_Font">
      <style:text-properties style:font-name="Ubuntu" style:font-name-asian="Ubuntu" style:font-name-complex="Ubuntu"/>
    </style:style>
    <style:style style:name="T17_54" style:family="text" style:parent-style-name="Default_20_Paragraph_20_Font">
      <style:text-properties style:font-name="Ubuntu" style:font-name-asian="Ubuntu" style:font-name-complex="Ubuntu"/>
    </style:style>
    <style:style style:name="P18" style:family="paragraph" style:parent-style-name="Standard">
      <style:paragraph-properties fo:text-align="justify" fo:break-before="auto"/>
    </style:style>
    <style:style style:name="T18_1" style:family="text" style:parent-style-name="Default_20_Paragraph_20_Font">
      <style:text-properties style:font-name="Ubuntu" style:font-name-asian="Ubuntu" style:font-name-complex="Ubuntu"/>
    </style:style>
    <style:style style:name="T18_2" style:family="text" style:parent-style-name="Default_20_Paragraph_20_Font">
      <style:text-properties style:font-name="Ubuntu" style:font-name-asian="Ubuntu" style:font-name-complex="Ubuntu"/>
    </style:style>
    <style:style style:name="T18_3" style:family="text" style:parent-style-name="Default_20_Paragraph_20_Font">
      <style:text-properties style:font-name="Ubuntu" style:font-name-asian="Ubuntu" style:font-name-complex="Ubuntu"/>
    </style:style>
    <style:style style:name="T18_4" style:family="text" style:parent-style-name="Default_20_Paragraph_20_Font">
      <style:text-properties style:font-name="Ubuntu" style:font-name-asian="Ubuntu" style:font-name-complex="Ubuntu"/>
    </style:style>
    <style:style style:name="T18_5" style:family="text" style:parent-style-name="Default_20_Paragraph_20_Font">
      <style:text-properties style:font-name="Ubuntu" style:font-name-asian="Ubuntu" style:font-name-complex="Ubuntu"/>
    </style:style>
    <style:style style:name="T18_6" style:family="text" style:parent-style-name="Default_20_Paragraph_20_Font">
      <style:text-properties style:font-name="Ubuntu" style:font-name-asian="Ubuntu" style:font-name-complex="Ubuntu"/>
    </style:style>
    <style:style style:name="T18_7" style:family="text" style:parent-style-name="Default_20_Paragraph_20_Font">
      <style:text-properties style:font-name="Ubuntu" style:font-name-asian="Ubuntu" style:font-name-complex="Ubuntu"/>
    </style:style>
    <style:style style:name="T18_8" style:family="text" style:parent-style-name="Default_20_Paragraph_20_Font">
      <style:text-properties style:font-name="Ubuntu" style:font-name-asian="Ubuntu" style:font-name-complex="Ubuntu"/>
    </style:style>
    <style:style style:name="T18_9" style:family="text" style:parent-style-name="Default_20_Paragraph_20_Font">
      <style:text-properties style:font-name="Ubuntu" style:font-name-asian="Ubuntu" style:font-name-complex="Ubuntu"/>
    </style:style>
    <style:style style:name="T18_10" style:family="text" style:parent-style-name="Default_20_Paragraph_20_Font">
      <style:text-properties style:font-name="Ubuntu" style:font-name-asian="Ubuntu" style:font-name-complex="Ubuntu"/>
    </style:style>
    <style:style style:name="T18_11" style:family="text" style:parent-style-name="Default_20_Paragraph_20_Font">
      <style:text-properties style:font-name="Ubuntu" style:font-name-asian="Ubuntu" style:font-name-complex="Ubuntu"/>
    </style:style>
    <style:style style:name="T18_12" style:family="text" style:parent-style-name="Default_20_Paragraph_20_Font">
      <style:text-properties style:font-name="Ubuntu" style:font-name-asian="Ubuntu" style:font-name-complex="Ubuntu"/>
    </style:style>
    <style:style style:name="T18_13" style:family="text" style:parent-style-name="Default_20_Paragraph_20_Font">
      <style:text-properties style:font-name="Ubuntu" style:font-name-asian="Ubuntu" style:font-name-complex="Ubuntu"/>
    </style:style>
    <style:style style:name="T18_14" style:family="text" style:parent-style-name="Default_20_Paragraph_20_Font">
      <style:text-properties style:font-name="Ubuntu" style:font-name-asian="Ubuntu" style:font-name-complex="Ubuntu"/>
    </style:style>
    <style:style style:name="T18_15" style:family="text" style:parent-style-name="Default_20_Paragraph_20_Font">
      <style:text-properties style:font-name="Ubuntu" style:font-name-asian="Ubuntu" style:font-name-complex="Ubuntu"/>
    </style:style>
    <style:style style:name="T18_16" style:family="text" style:parent-style-name="Default_20_Paragraph_20_Font">
      <style:text-properties style:font-name="Ubuntu" style:font-name-asian="Ubuntu" style:font-name-complex="Ubuntu"/>
    </style:style>
    <style:style style:name="T18_17" style:family="text" style:parent-style-name="Default_20_Paragraph_20_Font">
      <style:text-properties style:font-name="Ubuntu" style:font-name-asian="Ubuntu" style:font-name-complex="Ubuntu"/>
    </style:style>
    <style:style style:name="T18_18" style:family="text" style:parent-style-name="Default_20_Paragraph_20_Font">
      <style:text-properties style:font-name="Ubuntu" style:font-name-asian="Ubuntu" style:font-name-complex="Ubuntu"/>
    </style:style>
    <style:style style:name="T18_19" style:family="text" style:parent-style-name="Default_20_Paragraph_20_Font">
      <style:text-properties style:font-name="Ubuntu" style:font-name-asian="Ubuntu" style:font-name-complex="Ubuntu"/>
    </style:style>
    <style:style style:name="T18_20" style:family="text" style:parent-style-name="Default_20_Paragraph_20_Font">
      <style:text-properties style:font-name="Ubuntu" style:font-name-asian="Ubuntu" style:font-name-complex="Ubuntu"/>
    </style:style>
    <style:style style:name="T18_21" style:family="text" style:parent-style-name="Default_20_Paragraph_20_Font">
      <style:text-properties style:font-name="Ubuntu" style:font-name-asian="Ubuntu" style:font-name-complex="Ubuntu"/>
    </style:style>
    <style:style style:name="T18_22" style:family="text" style:parent-style-name="Default_20_Paragraph_20_Font">
      <style:text-properties style:font-name="Ubuntu" style:font-name-asian="Ubuntu" style:font-name-complex="Ubuntu"/>
    </style:style>
    <style:style style:name="T18_23" style:family="text" style:parent-style-name="Default_20_Paragraph_20_Font">
      <style:text-properties style:font-name="Ubuntu" style:font-name-asian="Ubuntu" style:font-name-complex="Ubuntu"/>
    </style:style>
    <style:style style:name="T18_24" style:family="text" style:parent-style-name="Default_20_Paragraph_20_Font">
      <style:text-properties style:font-name="Ubuntu" style:font-name-asian="Ubuntu" style:font-name-complex="Ubuntu"/>
    </style:style>
    <style:style style:name="T18_25" style:family="text" style:parent-style-name="Default_20_Paragraph_20_Font">
      <style:text-properties style:font-name="Ubuntu" style:font-name-asian="Ubuntu" style:font-name-complex="Ubuntu"/>
    </style:style>
    <style:style style:name="T18_26" style:family="text" style:parent-style-name="Default_20_Paragraph_20_Font">
      <style:text-properties style:font-name="Ubuntu" style:font-name-asian="Ubuntu" style:font-name-complex="Ubuntu"/>
    </style:style>
    <style:style style:name="T18_27" style:family="text" style:parent-style-name="Default_20_Paragraph_20_Font">
      <style:text-properties style:font-name="Ubuntu" style:font-name-asian="Ubuntu" style:font-name-complex="Ubuntu"/>
    </style:style>
    <style:style style:name="T18_28" style:family="text" style:parent-style-name="Default_20_Paragraph_20_Font">
      <style:text-properties style:font-name="Ubuntu" style:font-name-asian="Ubuntu" style:font-name-complex="Ubuntu"/>
    </style:style>
    <style:style style:name="T18_29" style:family="text" style:parent-style-name="Default_20_Paragraph_20_Font">
      <style:text-properties style:font-name="Ubuntu" style:font-name-asian="Ubuntu" style:font-name-complex="Ubuntu"/>
    </style:style>
    <style:style style:name="T18_30" style:family="text" style:parent-style-name="Default_20_Paragraph_20_Font">
      <style:text-properties style:font-name="Ubuntu" style:font-name-asian="Ubuntu" style:font-name-complex="Ubuntu"/>
    </style:style>
    <style:style style:name="T18_31" style:family="text" style:parent-style-name="Default_20_Paragraph_20_Font">
      <style:text-properties style:font-name="Ubuntu" style:font-name-asian="Ubuntu" style:font-name-complex="Ubuntu"/>
    </style:style>
    <style:style style:name="T18_32" style:family="text" style:parent-style-name="Default_20_Paragraph_20_Font">
      <style:text-properties style:font-name="Ubuntu" style:font-name-asian="Ubuntu" style:font-name-complex="Ubuntu"/>
    </style:style>
    <style:style style:name="T18_33" style:family="text" style:parent-style-name="Default_20_Paragraph_20_Font">
      <style:text-properties style:font-name="Ubuntu" style:font-name-asian="Ubuntu" style:font-name-complex="Ubuntu"/>
    </style:style>
    <style:style style:name="T18_34" style:family="text" style:parent-style-name="Default_20_Paragraph_20_Font">
      <style:text-properties style:font-name="Ubuntu" style:font-name-asian="Ubuntu" style:font-name-complex="Ubuntu"/>
    </style:style>
    <style:style style:name="T18_35" style:family="text" style:parent-style-name="Default_20_Paragraph_20_Font">
      <style:text-properties style:font-name="Ubuntu" style:font-name-asian="Ubuntu" style:font-name-complex="Ubuntu"/>
    </style:style>
    <style:style style:name="T18_36" style:family="text" style:parent-style-name="Default_20_Paragraph_20_Font">
      <style:text-properties style:font-name="Ubuntu" style:font-name-asian="Ubuntu" style:font-name-complex="Ubuntu"/>
    </style:style>
    <style:style style:name="T18_37" style:family="text" style:parent-style-name="Default_20_Paragraph_20_Font">
      <style:text-properties style:font-name="Ubuntu" style:font-name-asian="Ubuntu" style:font-name-complex="Ubuntu"/>
    </style:style>
    <style:style style:name="T18_38" style:family="text" style:parent-style-name="Default_20_Paragraph_20_Font">
      <style:text-properties style:font-name="Ubuntu" style:font-name-asian="Ubuntu" style:font-name-complex="Ubuntu"/>
    </style:style>
    <style:style style:name="T18_39" style:family="text" style:parent-style-name="Default_20_Paragraph_20_Font">
      <style:text-properties style:font-name="Ubuntu" style:font-name-asian="Ubuntu" style:font-name-complex="Ubuntu"/>
    </style:style>
    <style:style style:name="T18_40" style:family="text" style:parent-style-name="Default_20_Paragraph_20_Font">
      <style:text-properties style:font-name="Ubuntu" style:font-name-asian="Ubuntu" style:font-name-complex="Ubuntu"/>
    </style:style>
    <style:style style:name="T18_41" style:family="text" style:parent-style-name="Default_20_Paragraph_20_Font">
      <style:text-properties style:font-name="Ubuntu" style:font-name-asian="Ubuntu" style:font-name-complex="Ubuntu"/>
    </style:style>
    <style:style style:name="T18_42" style:family="text" style:parent-style-name="Default_20_Paragraph_20_Font">
      <style:text-properties style:font-name="Ubuntu" style:font-name-asian="Ubuntu" style:font-name-complex="Ubuntu"/>
    </style:style>
    <style:style style:name="T18_43" style:family="text" style:parent-style-name="Default_20_Paragraph_20_Font">
      <style:text-properties style:font-name="Ubuntu" style:font-name-asian="Ubuntu" style:font-name-complex="Ubuntu"/>
    </style:style>
    <style:style style:name="T18_44" style:family="text" style:parent-style-name="Default_20_Paragraph_20_Font">
      <style:text-properties style:font-name="Ubuntu" style:font-name-asian="Ubuntu" style:font-name-complex="Ubuntu"/>
    </style:style>
    <style:style style:name="T18_45" style:family="text" style:parent-style-name="Default_20_Paragraph_20_Font">
      <style:text-properties style:font-name="Ubuntu" style:font-name-asian="Ubuntu" style:font-name-complex="Ubuntu"/>
    </style:style>
    <style:style style:name="T18_46" style:family="text" style:parent-style-name="Default_20_Paragraph_20_Font">
      <style:text-properties style:font-name="Ubuntu" style:font-name-asian="Ubuntu" style:font-name-complex="Ubuntu"/>
    </style:style>
    <style:style style:name="T18_47" style:family="text" style:parent-style-name="Default_20_Paragraph_20_Font">
      <style:text-properties style:font-name="Ubuntu" style:font-name-asian="Ubuntu" style:font-name-complex="Ubuntu"/>
    </style:style>
    <style:style style:name="T18_48" style:family="text" style:parent-style-name="Default_20_Paragraph_20_Font">
      <style:text-properties style:font-name="Ubuntu" style:font-name-asian="Ubuntu" style:font-name-complex="Ubuntu"/>
    </style:style>
    <style:style style:name="T18_49" style:family="text" style:parent-style-name="Default_20_Paragraph_20_Font">
      <style:text-properties style:font-name="Ubuntu" style:font-name-asian="Ubuntu" style:font-name-complex="Ubuntu"/>
    </style:style>
    <style:style style:name="T18_50" style:family="text" style:parent-style-name="Default_20_Paragraph_20_Font">
      <style:text-properties style:font-name="Ubuntu" style:font-name-asian="Ubuntu" style:font-name-complex="Ubuntu"/>
    </style:style>
    <style:style style:name="T18_51" style:family="text" style:parent-style-name="Default_20_Paragraph_20_Font">
      <style:text-properties style:font-name="Ubuntu" style:font-name-asian="Ubuntu" style:font-name-complex="Ubuntu"/>
    </style:style>
    <style:style style:name="T18_52" style:family="text" style:parent-style-name="Default_20_Paragraph_20_Font">
      <style:text-properties style:font-name="Ubuntu" style:font-name-asian="Ubuntu" style:font-name-complex="Ubuntu"/>
    </style:style>
    <style:style style:name="T18_53" style:family="text" style:parent-style-name="Default_20_Paragraph_20_Font">
      <style:text-properties style:font-name="Ubuntu" style:font-name-asian="Ubuntu" style:font-name-complex="Ubuntu"/>
    </style:style>
    <style:style style:name="T18_54" style:family="text" style:parent-style-name="Default_20_Paragraph_20_Font">
      <style:text-properties style:font-name="Ubuntu" style:font-name-asian="Ubuntu" style:font-name-complex="Ubuntu"/>
    </style:style>
    <style:style style:name="T18_55" style:family="text" style:parent-style-name="Default_20_Paragraph_20_Font">
      <style:text-properties style:font-name="Ubuntu" style:font-name-asian="Ubuntu" style:font-name-complex="Ubuntu"/>
    </style:style>
    <style:style style:name="T18_56" style:family="text" style:parent-style-name="Default_20_Paragraph_20_Font">
      <style:text-properties style:font-name="Ubuntu" style:font-name-asian="Ubuntu" style:font-name-complex="Ubuntu"/>
    </style:style>
    <style:style style:name="T18_57" style:family="text" style:parent-style-name="Default_20_Paragraph_20_Font">
      <style:text-properties style:font-name="Ubuntu" style:font-name-asian="Ubuntu" style:font-name-complex="Ubuntu"/>
    </style:style>
    <style:style style:name="T18_58" style:family="text" style:parent-style-name="Default_20_Paragraph_20_Font">
      <style:text-properties style:font-name="Ubuntu" style:font-name-asian="Ubuntu" style:font-name-complex="Ubuntu"/>
    </style:style>
    <style:style style:name="P19" style:family="paragraph" style:parent-style-name="Standard">
      <style:paragraph-properties fo:text-align="justify" fo:break-before="auto"/>
      <style:text-properties style:font-name="Ubuntu" style:font-name-asian="Ubuntu" style:font-name-complex="Ubuntu"/>
    </style:style>
    <style:style style:name="P20" style:family="paragraph" style:parent-style-name="Standard">
      <style:paragraph-properties fo:text-align="justify" fo:break-before="auto"/>
    </style:style>
    <style:style style:name="T20_1" style:family="text" style:parent-style-name="Default_20_Paragraph_20_Font">
      <style:text-properties style:font-name="Ubuntu" style:font-name-asian="Ubuntu" style:font-name-complex="Ubuntu"/>
    </style:style>
    <style:style style:name="T20_2" style:family="text" style:parent-style-name="Default_20_Paragraph_20_Font">
      <style:text-properties style:font-name="Ubuntu" style:font-name-asian="Ubuntu" style:font-name-complex="Ubuntu"/>
    </style:style>
    <style:style style:name="T20_3" style:family="text" style:parent-style-name="Default_20_Paragraph_20_Font">
      <style:text-properties style:font-name="Ubuntu" style:font-name-asian="Ubuntu" style:font-name-complex="Ubuntu"/>
    </style:style>
    <style:style style:name="T20_4" style:family="text" style:parent-style-name="Default_20_Paragraph_20_Font">
      <style:text-properties style:font-name="Ubuntu" style:font-name-asian="Ubuntu" style:font-name-complex="Ubuntu"/>
    </style:style>
    <style:style style:name="T20_5" style:family="text" style:parent-style-name="Default_20_Paragraph_20_Font">
      <style:text-properties style:font-name="Ubuntu" style:font-name-asian="Ubuntu" style:font-name-complex="Ubuntu"/>
    </style:style>
    <style:style style:name="T20_6" style:family="text" style:parent-style-name="Default_20_Paragraph_20_Font">
      <style:text-properties style:font-name="Ubuntu" style:font-name-asian="Ubuntu" style:font-name-complex="Ubuntu"/>
    </style:style>
    <style:style style:name="T20_7" style:family="text" style:parent-style-name="Default_20_Paragraph_20_Font">
      <style:text-properties style:font-name="Ubuntu" style:font-name-asian="Ubuntu" style:font-name-complex="Ubuntu"/>
    </style:style>
    <style:style style:name="T20_8" style:family="text" style:parent-style-name="Default_20_Paragraph_20_Font">
      <style:text-properties style:font-name="Ubuntu" style:font-name-asian="Ubuntu" style:font-name-complex="Ubuntu"/>
    </style:style>
    <style:style style:name="T20_9" style:family="text" style:parent-style-name="Default_20_Paragraph_20_Font">
      <style:text-properties style:font-name="Ubuntu" style:font-name-asian="Ubuntu" style:font-name-complex="Ubuntu"/>
    </style:style>
    <style:style style:name="T20_10" style:family="text" style:parent-style-name="Default_20_Paragraph_20_Font">
      <style:text-properties style:font-name="Ubuntu" style:font-name-asian="Ubuntu" style:font-name-complex="Ubuntu"/>
    </style:style>
    <style:style style:name="T20_11" style:family="text" style:parent-style-name="Default_20_Paragraph_20_Font">
      <style:text-properties style:font-name="Ubuntu" style:font-name-asian="Ubuntu" style:font-name-complex="Ubuntu"/>
    </style:style>
    <style:style style:name="T20_12" style:family="text" style:parent-style-name="Default_20_Paragraph_20_Font">
      <style:text-properties style:font-name="Ubuntu" style:font-name-asian="Ubuntu" style:font-name-complex="Ubuntu"/>
    </style:style>
    <style:style style:name="T20_13" style:family="text" style:parent-style-name="Default_20_Paragraph_20_Font">
      <style:text-properties style:font-name="Ubuntu" style:font-name-asian="Ubuntu" style:font-name-complex="Ubuntu"/>
    </style:style>
    <style:style style:name="T20_14" style:family="text" style:parent-style-name="Default_20_Paragraph_20_Font">
      <style:text-properties style:font-name="Ubuntu" style:font-name-asian="Ubuntu" style:font-name-complex="Ubuntu"/>
    </style:style>
    <style:style style:name="T20_15" style:family="text" style:parent-style-name="Default_20_Paragraph_20_Font">
      <style:text-properties style:font-name="Ubuntu" style:font-name-asian="Ubuntu" style:font-name-complex="Ubuntu"/>
    </style:style>
    <style:style style:name="T20_16" style:family="text" style:parent-style-name="Default_20_Paragraph_20_Font">
      <style:text-properties style:font-name="Ubuntu" style:font-name-asian="Ubuntu" style:font-name-complex="Ubuntu"/>
    </style:style>
    <style:style style:name="T20_17" style:family="text" style:parent-style-name="Default_20_Paragraph_20_Font">
      <style:text-properties style:font-name="Ubuntu" style:font-name-asian="Ubuntu" style:font-name-complex="Ubuntu"/>
    </style:style>
    <style:style style:name="T20_18" style:family="text" style:parent-style-name="Default_20_Paragraph_20_Font">
      <style:text-properties style:font-name="Ubuntu" style:font-name-asian="Ubuntu" style:font-name-complex="Ubuntu"/>
    </style:style>
    <style:style style:name="T20_19" style:family="text" style:parent-style-name="Default_20_Paragraph_20_Font">
      <style:text-properties style:font-name="Ubuntu" style:font-name-asian="Ubuntu" style:font-name-complex="Ubuntu"/>
    </style:style>
    <style:style style:name="T20_20" style:family="text" style:parent-style-name="Default_20_Paragraph_20_Font">
      <style:text-properties style:font-name="Ubuntu" style:font-name-asian="Ubuntu" style:font-name-complex="Ubuntu"/>
    </style:style>
    <style:style style:name="T20_21" style:family="text" style:parent-style-name="Default_20_Paragraph_20_Font">
      <style:text-properties style:font-name="Ubuntu" style:font-name-asian="Ubuntu" style:font-name-complex="Ubuntu"/>
    </style:style>
    <style:style style:name="T20_22" style:family="text" style:parent-style-name="Default_20_Paragraph_20_Font">
      <style:text-properties style:font-name="Ubuntu" style:font-name-asian="Ubuntu" style:font-name-complex="Ubuntu"/>
    </style:style>
    <style:style style:name="T20_23" style:family="text" style:parent-style-name="Default_20_Paragraph_20_Font">
      <style:text-properties style:font-name="Ubuntu" style:font-name-asian="Ubuntu" style:font-name-complex="Ubuntu"/>
    </style:style>
    <style:style style:name="T20_24" style:family="text" style:parent-style-name="Default_20_Paragraph_20_Font">
      <style:text-properties style:font-name="Ubuntu" style:font-name-asian="Ubuntu" style:font-name-complex="Ubuntu"/>
    </style:style>
    <style:style style:name="T20_25" style:family="text" style:parent-style-name="Default_20_Paragraph_20_Font">
      <style:text-properties style:font-name="Ubuntu" style:font-name-asian="Ubuntu" style:font-name-complex="Ubuntu"/>
    </style:style>
    <style:style style:name="T20_26" style:family="text" style:parent-style-name="Default_20_Paragraph_20_Font">
      <style:text-properties style:font-name="Ubuntu" style:font-name-asian="Ubuntu" style:font-name-complex="Ubuntu"/>
    </style:style>
    <style:style style:name="T20_27" style:family="text" style:parent-style-name="Default_20_Paragraph_20_Font">
      <style:text-properties style:font-name="Ubuntu" style:font-name-asian="Ubuntu" style:font-name-complex="Ubuntu"/>
    </style:style>
    <style:style style:name="T20_28" style:family="text" style:parent-style-name="Default_20_Paragraph_20_Font">
      <style:text-properties style:font-name="Ubuntu" style:font-name-asian="Ubuntu" style:font-name-complex="Ubuntu"/>
    </style:style>
    <style:style style:name="T20_29" style:family="text" style:parent-style-name="Default_20_Paragraph_20_Font">
      <style:text-properties style:font-name="Ubuntu" style:font-name-asian="Ubuntu" style:font-name-complex="Ubuntu"/>
    </style:style>
    <style:style style:name="T20_30" style:family="text" style:parent-style-name="Default_20_Paragraph_20_Font">
      <style:text-properties style:font-name="Ubuntu" style:font-name-asian="Ubuntu" style:font-name-complex="Ubuntu"/>
    </style:style>
    <style:style style:name="T20_31" style:family="text" style:parent-style-name="Default_20_Paragraph_20_Font">
      <style:text-properties style:font-name="Ubuntu" style:font-name-asian="Ubuntu" style:font-name-complex="Ubuntu"/>
    </style:style>
    <style:style style:name="T20_32" style:family="text" style:parent-style-name="Default_20_Paragraph_20_Font">
      <style:text-properties style:font-name="Ubuntu" style:font-name-asian="Ubuntu" style:font-name-complex="Ubuntu"/>
    </style:style>
    <style:style style:name="T20_33" style:family="text" style:parent-style-name="Default_20_Paragraph_20_Font">
      <style:text-properties style:font-name="Ubuntu" style:font-name-asian="Ubuntu" style:font-name-complex="Ubuntu"/>
    </style:style>
    <style:style style:name="T20_34" style:family="text" style:parent-style-name="Default_20_Paragraph_20_Font">
      <style:text-properties style:font-name="Ubuntu" style:font-name-asian="Ubuntu" style:font-name-complex="Ubuntu"/>
    </style:style>
    <style:style style:name="T20_35" style:family="text" style:parent-style-name="Default_20_Paragraph_20_Font">
      <style:text-properties style:font-name="Ubuntu" style:font-name-asian="Ubuntu" style:font-name-complex="Ubuntu"/>
    </style:style>
    <style:style style:name="T20_36" style:family="text" style:parent-style-name="Default_20_Paragraph_20_Font">
      <style:text-properties style:font-name="Ubuntu" style:font-name-asian="Ubuntu" style:font-name-complex="Ubuntu"/>
    </style:style>
    <style:style style:name="T20_37" style:family="text" style:parent-style-name="Default_20_Paragraph_20_Font">
      <style:text-properties style:font-name="Ubuntu" style:font-name-asian="Ubuntu" style:font-name-complex="Ubuntu"/>
    </style:style>
    <style:style style:name="T20_38" style:family="text" style:parent-style-name="Default_20_Paragraph_20_Font">
      <style:text-properties style:font-name="Ubuntu" style:font-name-asian="Ubuntu" style:font-name-complex="Ubuntu"/>
    </style:style>
    <style:style style:name="T20_39" style:family="text" style:parent-style-name="Default_20_Paragraph_20_Font">
      <style:text-properties style:font-name="Ubuntu" style:font-name-asian="Ubuntu" style:font-name-complex="Ubuntu"/>
    </style:style>
    <style:style style:name="T20_40" style:family="text" style:parent-style-name="Default_20_Paragraph_20_Font">
      <style:text-properties style:font-name="Ubuntu" style:font-name-asian="Ubuntu" style:font-name-complex="Ubuntu"/>
    </style:style>
    <style:style style:name="T20_41" style:family="text" style:parent-style-name="Default_20_Paragraph_20_Font">
      <style:text-properties style:font-name="Ubuntu" style:font-name-asian="Ubuntu" style:font-name-complex="Ubuntu"/>
    </style:style>
    <style:style style:name="T20_42" style:family="text" style:parent-style-name="Default_20_Paragraph_20_Font">
      <style:text-properties style:font-name="Ubuntu" style:font-name-asian="Ubuntu" style:font-name-complex="Ubuntu"/>
    </style:style>
    <style:style style:name="T20_43" style:family="text" style:parent-style-name="Default_20_Paragraph_20_Font">
      <style:text-properties style:font-name="Ubuntu" style:font-name-asian="Ubuntu" style:font-name-complex="Ubuntu"/>
    </style:style>
    <style:style style:name="T20_44" style:family="text" style:parent-style-name="Default_20_Paragraph_20_Font">
      <style:text-properties style:font-name="Ubuntu" style:font-name-asian="Ubuntu" style:font-name-complex="Ubuntu"/>
    </style:style>
    <style:style style:name="T20_45" style:family="text" style:parent-style-name="Default_20_Paragraph_20_Font">
      <style:text-properties style:font-name="Ubuntu" style:font-name-asian="Ubuntu" style:font-name-complex="Ubuntu"/>
    </style:style>
    <style:style style:name="T20_46" style:family="text" style:parent-style-name="Default_20_Paragraph_20_Font">
      <style:text-properties style:font-name="Ubuntu" style:font-name-asian="Ubuntu" style:font-name-complex="Ubuntu"/>
    </style:style>
    <style:style style:name="T20_47" style:family="text" style:parent-style-name="Default_20_Paragraph_20_Font">
      <style:text-properties style:font-name="Ubuntu" style:font-name-asian="Ubuntu" style:font-name-complex="Ubuntu"/>
    </style:style>
    <style:style style:name="T20_48" style:family="text" style:parent-style-name="Default_20_Paragraph_20_Font">
      <style:text-properties style:font-name="Ubuntu" style:font-name-asian="Ubuntu" style:font-name-complex="Ubuntu"/>
    </style:style>
    <style:style style:name="T20_49" style:family="text" style:parent-style-name="Default_20_Paragraph_20_Font">
      <style:text-properties style:font-name="Ubuntu" style:font-name-asian="Ubuntu" style:font-name-complex="Ubuntu"/>
    </style:style>
    <style:style style:name="T20_50" style:family="text" style:parent-style-name="Default_20_Paragraph_20_Font">
      <style:text-properties style:font-name="Ubuntu" style:font-name-asian="Ubuntu" style:font-name-complex="Ubuntu"/>
    </style:style>
    <style:style style:name="T20_51" style:family="text" style:parent-style-name="Default_20_Paragraph_20_Font">
      <style:text-properties style:font-name="Ubuntu" style:font-name-asian="Ubuntu" style:font-name-complex="Ubuntu"/>
    </style:style>
    <style:style style:name="T20_52" style:family="text" style:parent-style-name="Default_20_Paragraph_20_Font">
      <style:text-properties style:font-name="Ubuntu" style:font-name-asian="Ubuntu" style:font-name-complex="Ubuntu"/>
    </style:style>
    <style:style style:name="T20_53" style:family="text" style:parent-style-name="Default_20_Paragraph_20_Font">
      <style:text-properties style:font-name="Ubuntu" style:font-name-asian="Ubuntu" style:font-name-complex="Ubuntu"/>
    </style:style>
    <style:style style:name="T20_54" style:family="text" style:parent-style-name="Default_20_Paragraph_20_Font">
      <style:text-properties style:font-name="Ubuntu" style:font-name-asian="Ubuntu" style:font-name-complex="Ubuntu"/>
    </style:style>
    <style:style style:name="T20_55" style:family="text" style:parent-style-name="Default_20_Paragraph_20_Font">
      <style:text-properties style:font-name="Ubuntu" style:font-name-asian="Ubuntu" style:font-name-complex="Ubuntu"/>
    </style:style>
    <style:style style:name="P21" style:family="paragraph" style:parent-style-name="Standard">
      <style:paragraph-properties fo:text-align="justify" fo:break-before="auto"/>
    </style:style>
    <style:style style:name="T21_1" style:family="text" style:parent-style-name="Default_20_Paragraph_20_Font">
      <style:text-properties style:font-name="Ubuntu" style:font-name-asian="Ubuntu" style:font-name-complex="Ubuntu"/>
    </style:style>
    <style:style style:name="P22" style:family="paragraph" style:parent-style-name="Standard">
      <style:paragraph-properties fo:text-align="justify" fo:break-before="auto" fo:text-indent="0cm" fo:line-height="100%" fo:margin-top="0cm" fo:margin-left="0cm" fo:margin-right="0cm"/>
    </style:style>
    <style:style style:name="T22_1" style:family="text" style:parent-style-name="Default_20_Paragraph_20_Font">
      <style:text-properties style:font-name="Ubuntu" style:font-name-asian="Ubuntu" style:font-name-complex="Ubuntu"/>
    </style:style>
    <style:style style:name="T22_2" style:family="text" style:parent-style-name="Default_20_Paragraph_20_Font">
      <style:text-properties style:font-name="Ubuntu" style:font-name-asian="Ubuntu" style:font-name-complex="Ubuntu"/>
    </style:style>
    <style:style style:name="T22_3" style:family="text" style:parent-style-name="Default_20_Paragraph_20_Font">
      <style:text-properties style:font-name="Ubuntu" style:font-name-asian="Ubuntu" style:font-name-complex="Ubuntu"/>
    </style:style>
    <style:style style:name="T22_4" style:family="text" style:parent-style-name="Default_20_Paragraph_20_Font">
      <style:text-properties style:font-name="Ubuntu" style:font-name-asian="Ubuntu" style:font-name-complex="Ubuntu"/>
    </style:style>
    <style:style style:name="T22_5" style:family="text" style:parent-style-name="Default_20_Paragraph_20_Font">
      <style:text-properties style:font-name="Ubuntu" style:font-name-asian="Ubuntu" style:font-name-complex="Ubuntu"/>
    </style:style>
    <style:style style:name="T22_6" style:family="text" style:parent-style-name="Default_20_Paragraph_20_Font">
      <style:text-properties style:font-name="Ubuntu" style:font-name-asian="Ubuntu" style:font-name-complex="Ubuntu"/>
    </style:style>
    <style:style style:name="T22_7" style:family="text" style:parent-style-name="Default_20_Paragraph_20_Font">
      <style:text-properties style:font-name="Ubuntu" style:font-name-asian="Ubuntu" style:font-name-complex="Ubuntu"/>
    </style:style>
    <style:style style:name="T22_8" style:family="text" style:parent-style-name="Default_20_Paragraph_20_Font">
      <style:text-properties style:font-name="Ubuntu" style:font-name-asian="Ubuntu" style:font-name-complex="Ubuntu"/>
    </style:style>
    <style:style style:name="T22_9" style:family="text" style:parent-style-name="Default_20_Paragraph_20_Font">
      <style:text-properties style:font-name="Ubuntu" style:font-name-asian="Ubuntu" style:font-name-complex="Ubuntu"/>
    </style:style>
    <style:style style:name="T22_10" style:family="text" style:parent-style-name="Default_20_Paragraph_20_Font">
      <style:text-properties style:font-name="Ubuntu" style:font-name-asian="Ubuntu" style:font-name-complex="Ubuntu"/>
    </style:style>
    <style:style style:name="T22_11" style:family="text" style:parent-style-name="Default_20_Paragraph_20_Font">
      <style:text-properties style:font-name="Ubuntu" style:font-name-asian="Ubuntu" style:font-name-complex="Ubuntu"/>
    </style:style>
    <style:style style:name="T22_12" style:family="text" style:parent-style-name="Default_20_Paragraph_20_Font">
      <style:text-properties style:font-name="Ubuntu" style:font-name-asian="Ubuntu" style:font-name-complex="Ubuntu"/>
    </style:style>
    <style:style style:name="T22_13" style:family="text" style:parent-style-name="Default_20_Paragraph_20_Font">
      <style:text-properties style:font-name="Ubuntu" style:font-name-asian="Ubuntu" style:font-name-complex="Ubuntu"/>
    </style:style>
    <style:style style:name="T22_14" style:family="text" style:parent-style-name="Default_20_Paragraph_20_Font">
      <style:text-properties style:font-name="Ubuntu" style:font-name-asian="Ubuntu" style:font-name-complex="Ubuntu"/>
    </style:style>
    <style:style style:name="T22_15" style:family="text" style:parent-style-name="Default_20_Paragraph_20_Font">
      <style:text-properties style:font-name="Ubuntu" style:font-name-asian="Ubuntu" style:font-name-complex="Ubuntu"/>
    </style:style>
    <style:style style:name="T22_16" style:family="text" style:parent-style-name="Default_20_Paragraph_20_Font">
      <style:text-properties style:font-name="Ubuntu" style:font-name-asian="Ubuntu" style:font-name-complex="Ubuntu"/>
    </style:style>
    <style:style style:name="T22_17" style:family="text" style:parent-style-name="Default_20_Paragraph_20_Font">
      <style:text-properties style:font-name="Ubuntu" style:font-name-asian="Ubuntu" style:font-name-complex="Ubuntu"/>
    </style:style>
    <style:style style:name="T22_18" style:family="text" style:parent-style-name="Default_20_Paragraph_20_Font">
      <style:text-properties style:font-name="Ubuntu" style:font-name-asian="Ubuntu" style:font-name-complex="Ubuntu"/>
    </style:style>
    <style:style style:name="T22_19" style:family="text" style:parent-style-name="Default_20_Paragraph_20_Font">
      <style:text-properties style:font-name="Ubuntu" style:font-name-asian="Ubuntu" style:font-name-complex="Ubuntu"/>
    </style:style>
    <style:style style:name="T22_20" style:family="text" style:parent-style-name="Default_20_Paragraph_20_Font">
      <style:text-properties style:font-name="Ubuntu" style:font-name-asian="Ubuntu" style:font-name-complex="Ubuntu"/>
    </style:style>
    <style:style style:name="T22_21" style:family="text" style:parent-style-name="Default_20_Paragraph_20_Font">
      <style:text-properties style:font-name="Ubuntu" style:font-name-asian="Ubuntu" style:font-name-complex="Ubuntu"/>
    </style:style>
    <style:style style:name="T22_22" style:family="text" style:parent-style-name="Default_20_Paragraph_20_Font">
      <style:text-properties style:font-name="Ubuntu" style:font-name-asian="Ubuntu" style:font-name-complex="Ubuntu"/>
    </style:style>
    <style:style style:name="T22_23" style:family="text" style:parent-style-name="Default_20_Paragraph_20_Font">
      <style:text-properties style:font-name="Ubuntu" style:font-name-asian="Ubuntu" style:font-name-complex="Ubuntu"/>
    </style:style>
    <style:style style:name="T22_24" style:family="text" style:parent-style-name="Default_20_Paragraph_20_Font">
      <style:text-properties style:font-name="Ubuntu" style:font-name-asian="Ubuntu" style:font-name-complex="Ubuntu"/>
    </style:style>
    <style:style style:name="T22_25" style:family="text" style:parent-style-name="Default_20_Paragraph_20_Font">
      <style:text-properties style:font-name="Ubuntu" style:font-name-asian="Ubuntu" style:font-name-complex="Ubuntu"/>
    </style:style>
    <style:style style:name="T22_26" style:family="text" style:parent-style-name="Default_20_Paragraph_20_Font">
      <style:text-properties style:font-name="Ubuntu" style:font-name-asian="Ubuntu" style:font-name-complex="Ubuntu"/>
    </style:style>
    <style:style style:name="T22_27" style:family="text" style:parent-style-name="Default_20_Paragraph_20_Font">
      <style:text-properties style:font-name="Ubuntu" style:font-name-asian="Ubuntu" style:font-name-complex="Ubuntu"/>
    </style:style>
    <style:style style:name="T22_28" style:family="text" style:parent-style-name="Default_20_Paragraph_20_Font">
      <style:text-properties style:font-name="Ubuntu" style:font-name-asian="Ubuntu" style:font-name-complex="Ubuntu"/>
    </style:style>
    <style:style style:name="T22_29" style:family="text" style:parent-style-name="Default_20_Paragraph_20_Font">
      <style:text-properties style:font-name="Ubuntu" style:font-name-asian="Ubuntu" style:font-name-complex="Ubuntu"/>
    </style:style>
    <style:style style:name="T22_30" style:family="text" style:parent-style-name="Default_20_Paragraph_20_Font">
      <style:text-properties style:font-name="Ubuntu" style:font-name-asian="Ubuntu" style:font-name-complex="Ubuntu"/>
    </style:style>
    <style:style style:name="T22_31" style:family="text" style:parent-style-name="Default_20_Paragraph_20_Font">
      <style:text-properties style:font-name="Ubuntu" style:font-name-asian="Ubuntu" style:font-name-complex="Ubuntu"/>
    </style:style>
    <style:style style:name="T22_32" style:family="text" style:parent-style-name="Default_20_Paragraph_20_Font">
      <style:text-properties style:font-name="Ubuntu" style:font-name-asian="Ubuntu" style:font-name-complex="Ubuntu"/>
    </style:style>
    <style:style style:name="T22_33" style:family="text" style:parent-style-name="Default_20_Paragraph_20_Font">
      <style:text-properties style:font-name="Ubuntu" style:font-name-asian="Ubuntu" style:font-name-complex="Ubuntu"/>
    </style:style>
    <style:style style:name="T22_34" style:family="text" style:parent-style-name="Default_20_Paragraph_20_Font">
      <style:text-properties style:font-name="Ubuntu" style:font-name-asian="Ubuntu" style:font-name-complex="Ubuntu"/>
    </style:style>
    <style:style style:name="T22_35" style:family="text" style:parent-style-name="Default_20_Paragraph_20_Font">
      <style:text-properties style:font-name="Ubuntu" style:font-name-asian="Ubuntu" style:font-name-complex="Ubuntu"/>
    </style:style>
    <style:style style:name="T22_36" style:family="text" style:parent-style-name="Default_20_Paragraph_20_Font">
      <style:text-properties style:font-name="Ubuntu" style:font-name-asian="Ubuntu" style:font-name-complex="Ubuntu"/>
    </style:style>
    <style:style style:name="T22_37" style:family="text" style:parent-style-name="Default_20_Paragraph_20_Font">
      <style:text-properties style:font-name="Ubuntu" style:font-name-asian="Ubuntu" style:font-name-complex="Ubuntu"/>
    </style:style>
    <style:style style:name="T22_38" style:family="text" style:parent-style-name="Default_20_Paragraph_20_Font">
      <style:text-properties style:font-name="Ubuntu" style:font-name-asian="Ubuntu" style:font-name-complex="Ubuntu"/>
    </style:style>
    <style:style style:name="T22_39" style:family="text" style:parent-style-name="Default_20_Paragraph_20_Font">
      <style:text-properties style:font-name="Ubuntu" style:font-name-asian="Ubuntu" style:font-name-complex="Ubuntu"/>
    </style:style>
    <style:style style:name="T22_40" style:family="text" style:parent-style-name="Default_20_Paragraph_20_Font">
      <style:text-properties style:font-name="Ubuntu" style:font-name-asian="Ubuntu" style:font-name-complex="Ubuntu"/>
    </style:style>
    <style:style style:name="T22_41" style:family="text" style:parent-style-name="Default_20_Paragraph_20_Font">
      <style:text-properties style:font-name="Ubuntu" style:font-name-asian="Ubuntu" style:font-name-complex="Ubuntu"/>
    </style:style>
    <style:style style:name="T22_42" style:family="text" style:parent-style-name="Default_20_Paragraph_20_Font">
      <style:text-properties style:font-name="Ubuntu" style:font-name-asian="Ubuntu" style:font-name-complex="Ubuntu"/>
    </style:style>
    <style:style style:name="T22_43" style:family="text" style:parent-style-name="Default_20_Paragraph_20_Font">
      <style:text-properties style:font-name="Ubuntu" style:font-name-asian="Ubuntu" style:font-name-complex="Ubuntu"/>
    </style:style>
    <style:style style:name="T22_44" style:family="text" style:parent-style-name="Default_20_Paragraph_20_Font">
      <style:text-properties style:font-name="Ubuntu" style:font-name-asian="Ubuntu" style:font-name-complex="Ubuntu"/>
    </style:style>
    <style:style style:name="T22_45" style:family="text" style:parent-style-name="Default_20_Paragraph_20_Font">
      <style:text-properties style:font-name="Ubuntu" style:font-name-asian="Ubuntu" style:font-name-complex="Ubuntu"/>
    </style:style>
    <style:style style:name="T22_46" style:family="text" style:parent-style-name="Default_20_Paragraph_20_Font">
      <style:text-properties style:font-name="Ubuntu" style:font-name-asian="Ubuntu" style:font-name-complex="Ubuntu"/>
    </style:style>
    <style:style style:name="T22_47" style:family="text" style:parent-style-name="Default_20_Paragraph_20_Font">
      <style:text-properties style:font-name="Ubuntu" style:font-name-asian="Ubuntu" style:font-name-complex="Ubuntu"/>
    </style:style>
    <style:style style:name="T22_48" style:family="text" style:parent-style-name="Default_20_Paragraph_20_Font">
      <style:text-properties style:font-name="Ubuntu" style:font-name-asian="Ubuntu" style:font-name-complex="Ubuntu"/>
    </style:style>
    <style:style style:name="T22_49" style:family="text" style:parent-style-name="Default_20_Paragraph_20_Font">
      <style:text-properties style:font-name="Ubuntu" style:font-name-asian="Ubuntu" style:font-name-complex="Ubuntu"/>
    </style:style>
    <style:style style:name="T22_50" style:family="text" style:parent-style-name="Default_20_Paragraph_20_Font">
      <style:text-properties style:font-name="Ubuntu" style:font-name-asian="Ubuntu" style:font-name-complex="Ubuntu"/>
    </style:style>
    <style:style style:name="T22_51" style:family="text" style:parent-style-name="Default_20_Paragraph_20_Font">
      <style:text-properties style:font-name="Ubuntu" style:font-name-asian="Ubuntu" style:font-name-complex="Ubuntu"/>
    </style:style>
    <style:style style:name="T22_52" style:family="text" style:parent-style-name="Default_20_Paragraph_20_Font">
      <style:text-properties style:font-name="Ubuntu" style:font-name-asian="Ubuntu" style:font-name-complex="Ubuntu"/>
    </style:style>
    <style:style style:name="T22_53" style:family="text" style:parent-style-name="Default_20_Paragraph_20_Font">
      <style:text-properties style:font-name="Ubuntu" style:font-name-asian="Ubuntu" style:font-name-complex="Ubuntu"/>
    </style:style>
    <style:style style:name="T22_54" style:family="text" style:parent-style-name="Default_20_Paragraph_20_Font">
      <style:text-properties style:font-name="Ubuntu" style:font-name-asian="Ubuntu" style:font-name-complex="Ubuntu"/>
    </style:style>
    <style:style style:name="P23" style:family="paragraph" style:parent-style-name="Standard">
      <style:paragraph-properties fo:text-align="justify" fo:break-before="auto" fo:text-indent="0cm" fo:line-height="100%" fo:margin-top="0cm" fo:margin-left="0cm" fo:margin-right="0cm"/>
      <style:text-properties style:font-name="Ubuntu" style:font-name-asian="Ubuntu" style:font-name-complex="Ubuntu"/>
    </style:style>
    <style:style style:name="P24" style:family="paragraph" style:parent-style-name="Standard">
      <style:paragraph-properties fo:text-align="justify" fo:break-before="auto" fo:text-indent="0cm" fo:line-height="100%" fo:margin-top="0cm" fo:margin-left="0cm" fo:margin-right="0cm"/>
    </style:style>
    <style:style style:name="T24_1" style:family="text" style:parent-style-name="Default_20_Paragraph_20_Font">
      <style:text-properties style:font-name="Ubuntu" style:font-name-asian="Ubuntu" style:font-name-complex="Ubuntu"/>
    </style:style>
    <style:style style:name="T24_2" style:family="text" style:parent-style-name="Default_20_Paragraph_20_Font">
      <style:text-properties style:font-name="Ubuntu" style:font-name-asian="Ubuntu" style:font-name-complex="Ubuntu"/>
    </style:style>
    <style:style style:name="T24_3" style:family="text" style:parent-style-name="Default_20_Paragraph_20_Font">
      <style:text-properties style:font-name="Ubuntu" style:font-name-asian="Ubuntu" style:font-name-complex="Ubuntu"/>
    </style:style>
    <style:style style:name="T24_4" style:family="text" style:parent-style-name="Default_20_Paragraph_20_Font">
      <style:text-properties style:font-name="Ubuntu" style:font-name-asian="Ubuntu" style:font-name-complex="Ubuntu"/>
    </style:style>
    <style:style style:name="T24_5" style:family="text" style:parent-style-name="Default_20_Paragraph_20_Font">
      <style:text-properties style:font-name="Ubuntu" style:font-name-asian="Ubuntu" style:font-name-complex="Ubuntu"/>
    </style:style>
    <style:style style:name="T24_6" style:family="text" style:parent-style-name="Default_20_Paragraph_20_Font">
      <style:text-properties style:font-name="Ubuntu" style:font-name-asian="Ubuntu" style:font-name-complex="Ubuntu"/>
    </style:style>
    <style:style style:name="T24_7" style:family="text" style:parent-style-name="Default_20_Paragraph_20_Font">
      <style:text-properties style:font-name="Ubuntu" style:font-name-asian="Ubuntu" style:font-name-complex="Ubuntu"/>
    </style:style>
    <style:style style:name="T24_8" style:family="text" style:parent-style-name="Default_20_Paragraph_20_Font">
      <style:text-properties style:font-name="Ubuntu" style:font-name-asian="Ubuntu" style:font-name-complex="Ubuntu"/>
    </style:style>
    <style:style style:name="T24_9" style:family="text" style:parent-style-name="Default_20_Paragraph_20_Font">
      <style:text-properties style:font-name="Ubuntu" style:font-name-asian="Ubuntu" style:font-name-complex="Ubuntu"/>
    </style:style>
    <style:style style:name="T24_10" style:family="text" style:parent-style-name="Default_20_Paragraph_20_Font">
      <style:text-properties style:font-name="Ubuntu" style:font-name-asian="Ubuntu" style:font-name-complex="Ubuntu"/>
    </style:style>
    <style:style style:name="T24_11" style:family="text" style:parent-style-name="Default_20_Paragraph_20_Font">
      <style:text-properties style:font-name="Ubuntu" style:font-name-asian="Ubuntu" style:font-name-complex="Ubuntu"/>
    </style:style>
    <style:style style:name="T24_12" style:family="text" style:parent-style-name="Default_20_Paragraph_20_Font">
      <style:text-properties style:font-name="Ubuntu" style:font-name-asian="Ubuntu" style:font-name-complex="Ubuntu"/>
    </style:style>
    <style:style style:name="T24_13" style:family="text" style:parent-style-name="Default_20_Paragraph_20_Font">
      <style:text-properties style:font-name="Ubuntu" style:font-name-asian="Ubuntu" style:font-name-complex="Ubuntu"/>
    </style:style>
    <style:style style:name="T24_14" style:family="text" style:parent-style-name="Default_20_Paragraph_20_Font">
      <style:text-properties style:font-name="Ubuntu" style:font-name-asian="Ubuntu" style:font-name-complex="Ubuntu"/>
    </style:style>
    <style:style style:name="T24_15" style:family="text" style:parent-style-name="Default_20_Paragraph_20_Font">
      <style:text-properties style:font-name="Ubuntu" style:font-name-asian="Ubuntu" style:font-name-complex="Ubuntu"/>
    </style:style>
    <style:style style:name="T24_16" style:family="text" style:parent-style-name="Default_20_Paragraph_20_Font">
      <style:text-properties style:font-name="Ubuntu" style:font-name-asian="Ubuntu" style:font-name-complex="Ubuntu"/>
    </style:style>
    <style:style style:name="T24_17" style:family="text" style:parent-style-name="Default_20_Paragraph_20_Font">
      <style:text-properties style:font-name="Ubuntu" style:font-name-asian="Ubuntu" style:font-name-complex="Ubuntu"/>
    </style:style>
    <style:style style:name="T24_18" style:family="text" style:parent-style-name="Default_20_Paragraph_20_Font">
      <style:text-properties style:font-name="Ubuntu" style:font-name-asian="Ubuntu" style:font-name-complex="Ubuntu"/>
    </style:style>
    <style:style style:name="T24_19" style:family="text" style:parent-style-name="Default_20_Paragraph_20_Font">
      <style:text-properties style:font-name="Ubuntu" style:font-name-asian="Ubuntu" style:font-name-complex="Ubuntu"/>
    </style:style>
    <style:style style:name="T24_20" style:family="text" style:parent-style-name="Default_20_Paragraph_20_Font">
      <style:text-properties style:font-name="Ubuntu" style:font-name-asian="Ubuntu" style:font-name-complex="Ubuntu"/>
    </style:style>
    <style:style style:name="T24_21" style:family="text" style:parent-style-name="Default_20_Paragraph_20_Font">
      <style:text-properties style:font-name="Ubuntu" style:font-name-asian="Ubuntu" style:font-name-complex="Ubuntu"/>
    </style:style>
    <style:style style:name="T24_22" style:family="text" style:parent-style-name="Default_20_Paragraph_20_Font">
      <style:text-properties style:font-name="Ubuntu" style:font-name-asian="Ubuntu" style:font-name-complex="Ubuntu"/>
    </style:style>
    <style:style style:name="T24_23" style:family="text" style:parent-style-name="Default_20_Paragraph_20_Font">
      <style:text-properties style:font-name="Ubuntu" style:font-name-asian="Ubuntu" style:font-name-complex="Ubuntu"/>
    </style:style>
    <style:style style:name="T24_24" style:family="text" style:parent-style-name="Default_20_Paragraph_20_Font">
      <style:text-properties style:font-name="Ubuntu" style:font-name-asian="Ubuntu" style:font-name-complex="Ubuntu"/>
    </style:style>
    <style:style style:name="T24_25" style:family="text" style:parent-style-name="Default_20_Paragraph_20_Font">
      <style:text-properties style:font-name="Ubuntu" style:font-name-asian="Ubuntu" style:font-name-complex="Ubuntu"/>
    </style:style>
    <style:style style:name="T24_26" style:family="text" style:parent-style-name="Default_20_Paragraph_20_Font">
      <style:text-properties style:font-name="Ubuntu" style:font-name-asian="Ubuntu" style:font-name-complex="Ubuntu"/>
    </style:style>
    <style:style style:name="T24_27" style:family="text" style:parent-style-name="Default_20_Paragraph_20_Font">
      <style:text-properties style:font-name="Ubuntu" style:font-name-asian="Ubuntu" style:font-name-complex="Ubuntu"/>
    </style:style>
    <style:style style:name="T24_28" style:family="text" style:parent-style-name="Default_20_Paragraph_20_Font">
      <style:text-properties style:font-name="Ubuntu" style:font-name-asian="Ubuntu" style:font-name-complex="Ubuntu"/>
    </style:style>
    <style:style style:name="T24_29" style:family="text" style:parent-style-name="Default_20_Paragraph_20_Font">
      <style:text-properties style:font-name="Ubuntu" style:font-name-asian="Ubuntu" style:font-name-complex="Ubuntu"/>
    </style:style>
    <style:style style:name="T24_30" style:family="text" style:parent-style-name="Default_20_Paragraph_20_Font">
      <style:text-properties style:font-name="Ubuntu" style:font-name-asian="Ubuntu" style:font-name-complex="Ubuntu"/>
    </style:style>
    <style:style style:name="T24_31" style:family="text" style:parent-style-name="Default_20_Paragraph_20_Font">
      <style:text-properties style:font-name="Ubuntu" style:font-name-asian="Ubuntu" style:font-name-complex="Ubuntu"/>
    </style:style>
    <style:style style:name="T24_32" style:family="text" style:parent-style-name="Default_20_Paragraph_20_Font">
      <style:text-properties style:font-name="Ubuntu" style:font-name-asian="Ubuntu" style:font-name-complex="Ubuntu"/>
    </style:style>
    <style:style style:name="T24_33" style:family="text" style:parent-style-name="Default_20_Paragraph_20_Font">
      <style:text-properties style:font-name="Ubuntu" style:font-name-asian="Ubuntu" style:font-name-complex="Ubuntu"/>
    </style:style>
    <style:style style:name="T24_34" style:family="text" style:parent-style-name="Default_20_Paragraph_20_Font">
      <style:text-properties style:font-name="Ubuntu" style:font-name-asian="Ubuntu" style:font-name-complex="Ubuntu"/>
    </style:style>
    <style:style style:name="T24_35" style:family="text" style:parent-style-name="Default_20_Paragraph_20_Font">
      <style:text-properties style:font-name="Ubuntu" style:font-name-asian="Ubuntu" style:font-name-complex="Ubuntu"/>
    </style:style>
    <style:style style:name="T24_36" style:family="text" style:parent-style-name="Default_20_Paragraph_20_Font">
      <style:text-properties style:font-name="Ubuntu" style:font-name-asian="Ubuntu" style:font-name-complex="Ubuntu"/>
    </style:style>
    <style:style style:name="T24_37" style:family="text" style:parent-style-name="Default_20_Paragraph_20_Font">
      <style:text-properties style:font-name="Ubuntu" style:font-name-asian="Ubuntu" style:font-name-complex="Ubuntu"/>
    </style:style>
    <style:style style:name="T24_38" style:family="text" style:parent-style-name="Default_20_Paragraph_20_Font">
      <style:text-properties style:font-name="Ubuntu" style:font-name-asian="Ubuntu" style:font-name-complex="Ubuntu"/>
    </style:style>
    <style:style style:name="T24_39" style:family="text" style:parent-style-name="Default_20_Paragraph_20_Font">
      <style:text-properties style:font-name="Ubuntu" style:font-name-asian="Ubuntu" style:font-name-complex="Ubuntu"/>
    </style:style>
    <style:style style:name="T24_40" style:family="text" style:parent-style-name="Default_20_Paragraph_20_Font">
      <style:text-properties style:font-name="Ubuntu" style:font-name-asian="Ubuntu" style:font-name-complex="Ubuntu"/>
    </style:style>
    <style:style style:name="T24_41" style:family="text" style:parent-style-name="Default_20_Paragraph_20_Font">
      <style:text-properties style:font-name="Ubuntu" style:font-name-asian="Ubuntu" style:font-name-complex="Ubuntu"/>
    </style:style>
    <style:style style:name="T24_42" style:family="text" style:parent-style-name="Default_20_Paragraph_20_Font">
      <style:text-properties style:font-name="Ubuntu" style:font-name-asian="Ubuntu" style:font-name-complex="Ubuntu"/>
    </style:style>
    <style:style style:name="T24_43" style:family="text" style:parent-style-name="Default_20_Paragraph_20_Font">
      <style:text-properties style:font-name="Ubuntu" style:font-name-asian="Ubuntu" style:font-name-complex="Ubuntu"/>
    </style:style>
    <style:style style:name="T24_44" style:family="text" style:parent-style-name="Default_20_Paragraph_20_Font">
      <style:text-properties style:font-name="Ubuntu" style:font-name-asian="Ubuntu" style:font-name-complex="Ubuntu"/>
    </style:style>
    <style:style style:name="T24_45" style:family="text" style:parent-style-name="Default_20_Paragraph_20_Font">
      <style:text-properties style:font-name="Ubuntu" style:font-name-asian="Ubuntu" style:font-name-complex="Ubuntu"/>
    </style:style>
    <style:style style:name="T24_46" style:family="text" style:parent-style-name="Default_20_Paragraph_20_Font">
      <style:text-properties style:font-name="Ubuntu" style:font-name-asian="Ubuntu" style:font-name-complex="Ubuntu"/>
    </style:style>
    <style:style style:name="T24_47" style:family="text" style:parent-style-name="Default_20_Paragraph_20_Font">
      <style:text-properties style:font-name="Ubuntu" style:font-name-asian="Ubuntu" style:font-name-complex="Ubuntu"/>
    </style:style>
    <style:style style:name="T24_48" style:family="text" style:parent-style-name="Default_20_Paragraph_20_Font">
      <style:text-properties style:font-name="Ubuntu" style:font-name-asian="Ubuntu" style:font-name-complex="Ubuntu"/>
    </style:style>
    <style:style style:name="T24_49" style:family="text" style:parent-style-name="Default_20_Paragraph_20_Font">
      <style:text-properties style:font-name="Ubuntu" style:font-name-asian="Ubuntu" style:font-name-complex="Ubuntu"/>
    </style:style>
    <style:style style:name="T24_50" style:family="text" style:parent-style-name="Default_20_Paragraph_20_Font">
      <style:text-properties style:font-name="Ubuntu" style:font-name-asian="Ubuntu" style:font-name-complex="Ubuntu"/>
    </style:style>
    <style:style style:name="T24_51" style:family="text" style:parent-style-name="Default_20_Paragraph_20_Font">
      <style:text-properties style:font-name="Ubuntu" style:font-name-asian="Ubuntu" style:font-name-complex="Ubuntu"/>
    </style:style>
    <style:style style:name="T24_52" style:family="text" style:parent-style-name="Default_20_Paragraph_20_Font">
      <style:text-properties style:font-name="Ubuntu" style:font-name-asian="Ubuntu" style:font-name-complex="Ubuntu"/>
    </style:style>
    <style:style style:name="T24_53" style:family="text" style:parent-style-name="Default_20_Paragraph_20_Font">
      <style:text-properties style:font-name="Ubuntu" style:font-name-asian="Ubuntu" style:font-name-complex="Ubuntu"/>
    </style:style>
    <style:style style:name="T24_54" style:family="text" style:parent-style-name="Default_20_Paragraph_20_Font">
      <style:text-properties style:font-name="Ubuntu" style:font-name-asian="Ubuntu" style:font-name-complex="Ubuntu"/>
    </style:style>
    <style:style style:name="P25" style:family="paragraph" style:parent-style-name="Standard">
      <style:paragraph-properties fo:text-align="justify" fo:break-before="auto" fo:text-indent="0cm" fo:line-height="100%" fo:margin-top="0cm" fo:margin-bottom="0cm" fo:margin-left="0cm" fo:margin-right="0cm"/>
      <style:text-properties style:font-name="Ubuntu" style:font-name-asian="Ubuntu" style:font-name-complex="Ubuntu"/>
    </style:style>
    <style:style style:name="P26" style:family="paragraph" style:parent-style-name="Standard">
      <style:paragraph-properties fo:text-align="justify" fo:break-before="auto"/>
    </style:style>
    <style:style style:name="T26_1" style:family="text" style:parent-style-name="Default_20_Paragraph_20_Font">
      <style:text-properties style:font-name="Ubuntu" style:font-name-asian="Ubuntu" style:font-name-complex="Ubuntu"/>
    </style:style>
    <style:style style:name="T26_2" style:family="text" style:parent-style-name="Default_20_Paragraph_20_Font">
      <style:text-properties style:font-name="Ubuntu" style:font-name-asian="Ubuntu" style:font-name-complex="Ubuntu"/>
    </style:style>
    <style:style style:name="T26_3" style:family="text" style:parent-style-name="Default_20_Paragraph_20_Font">
      <style:text-properties style:font-name="Ubuntu" style:font-name-asian="Ubuntu" style:font-name-complex="Ubuntu"/>
    </style:style>
    <style:style style:name="T26_4" style:family="text" style:parent-style-name="Default_20_Paragraph_20_Font">
      <style:text-properties style:font-name="Ubuntu" style:font-name-asian="Ubuntu" style:font-name-complex="Ubuntu"/>
    </style:style>
    <style:style style:name="T26_5" style:family="text" style:parent-style-name="Default_20_Paragraph_20_Font">
      <style:text-properties style:font-name="Ubuntu" style:font-name-asian="Ubuntu" style:font-name-complex="Ubuntu"/>
    </style:style>
    <style:style style:name="T26_6" style:family="text" style:parent-style-name="Default_20_Paragraph_20_Font">
      <style:text-properties style:font-name="Ubuntu" style:font-name-asian="Ubuntu" style:font-name-complex="Ubuntu"/>
    </style:style>
    <style:style style:name="T26_7" style:family="text" style:parent-style-name="Default_20_Paragraph_20_Font">
      <style:text-properties style:font-name="Ubuntu" style:font-name-asian="Ubuntu" style:font-name-complex="Ubuntu"/>
    </style:style>
    <style:style style:name="T26_8" style:family="text" style:parent-style-name="Default_20_Paragraph_20_Font">
      <style:text-properties style:font-name="Ubuntu" style:font-name-asian="Ubuntu" style:font-name-complex="Ubuntu"/>
    </style:style>
    <style:style style:name="T26_9" style:family="text" style:parent-style-name="Default_20_Paragraph_20_Font">
      <style:text-properties style:font-name="Ubuntu" style:font-name-asian="Ubuntu" style:font-name-complex="Ubuntu"/>
    </style:style>
    <style:style style:name="T26_10" style:family="text" style:parent-style-name="Default_20_Paragraph_20_Font">
      <style:text-properties style:font-name="Ubuntu" style:font-name-asian="Ubuntu" style:font-name-complex="Ubuntu"/>
    </style:style>
    <style:style style:name="T26_11" style:family="text" style:parent-style-name="Default_20_Paragraph_20_Font">
      <style:text-properties style:font-name="Ubuntu" style:font-name-asian="Ubuntu" style:font-name-complex="Ubuntu"/>
    </style:style>
    <style:style style:name="T26_12" style:family="text" style:parent-style-name="Default_20_Paragraph_20_Font">
      <style:text-properties style:font-name="Ubuntu" style:font-name-asian="Ubuntu" style:font-name-complex="Ubuntu"/>
    </style:style>
    <style:style style:name="T26_13" style:family="text" style:parent-style-name="Default_20_Paragraph_20_Font">
      <style:text-properties style:font-name="Ubuntu" style:font-name-asian="Ubuntu" style:font-name-complex="Ubuntu"/>
    </style:style>
    <style:style style:name="T26_14" style:family="text" style:parent-style-name="Default_20_Paragraph_20_Font">
      <style:text-properties style:font-name="Ubuntu" style:font-name-asian="Ubuntu" style:font-name-complex="Ubuntu"/>
    </style:style>
    <style:style style:name="T26_15" style:family="text" style:parent-style-name="Default_20_Paragraph_20_Font">
      <style:text-properties style:font-name="Ubuntu" style:font-name-asian="Ubuntu" style:font-name-complex="Ubuntu"/>
    </style:style>
    <style:style style:name="T26_16" style:family="text" style:parent-style-name="Default_20_Paragraph_20_Font">
      <style:text-properties style:font-name="Ubuntu" style:font-name-asian="Ubuntu" style:font-name-complex="Ubuntu"/>
    </style:style>
    <style:style style:name="T26_17" style:family="text" style:parent-style-name="Default_20_Paragraph_20_Font">
      <style:text-properties style:font-name="Ubuntu" style:font-name-asian="Ubuntu" style:font-name-complex="Ubuntu"/>
    </style:style>
    <style:style style:name="T26_18" style:family="text" style:parent-style-name="Default_20_Paragraph_20_Font">
      <style:text-properties style:font-name="Ubuntu" style:font-name-asian="Ubuntu" style:font-name-complex="Ubuntu"/>
    </style:style>
    <style:style style:name="T26_19" style:family="text" style:parent-style-name="Default_20_Paragraph_20_Font">
      <style:text-properties style:font-name="Ubuntu" style:font-name-asian="Ubuntu" style:font-name-complex="Ubuntu"/>
    </style:style>
    <style:style style:name="T26_20" style:family="text" style:parent-style-name="Default_20_Paragraph_20_Font">
      <style:text-properties style:font-name="Ubuntu" style:font-name-asian="Ubuntu" style:font-name-complex="Ubuntu"/>
    </style:style>
    <style:style style:name="T26_21" style:family="text" style:parent-style-name="Default_20_Paragraph_20_Font">
      <style:text-properties style:font-name="Ubuntu" style:font-name-asian="Ubuntu" style:font-name-complex="Ubuntu"/>
    </style:style>
    <style:style style:name="T26_22" style:family="text" style:parent-style-name="Default_20_Paragraph_20_Font">
      <style:text-properties style:font-name="Ubuntu" style:font-name-asian="Ubuntu" style:font-name-complex="Ubuntu"/>
    </style:style>
    <style:style style:name="T26_23" style:family="text" style:parent-style-name="Default_20_Paragraph_20_Font">
      <style:text-properties style:font-name="Ubuntu" style:font-name-asian="Ubuntu" style:font-name-complex="Ubuntu"/>
    </style:style>
    <style:style style:name="T26_24" style:family="text" style:parent-style-name="Default_20_Paragraph_20_Font">
      <style:text-properties style:font-name="Ubuntu" style:font-name-asian="Ubuntu" style:font-name-complex="Ubuntu"/>
    </style:style>
    <style:style style:name="T26_25" style:family="text" style:parent-style-name="Default_20_Paragraph_20_Font">
      <style:text-properties style:font-name="Ubuntu" style:font-name-asian="Ubuntu" style:font-name-complex="Ubuntu"/>
    </style:style>
    <style:style style:name="T26_26" style:family="text" style:parent-style-name="Default_20_Paragraph_20_Font">
      <style:text-properties style:font-name="Ubuntu" style:font-name-asian="Ubuntu" style:font-name-complex="Ubuntu"/>
    </style:style>
    <style:style style:name="T26_27" style:family="text" style:parent-style-name="Default_20_Paragraph_20_Font">
      <style:text-properties style:font-name="Ubuntu" style:font-name-asian="Ubuntu" style:font-name-complex="Ubuntu"/>
    </style:style>
    <style:style style:name="T26_28" style:family="text" style:parent-style-name="Default_20_Paragraph_20_Font">
      <style:text-properties style:font-name="Ubuntu" style:font-name-asian="Ubuntu" style:font-name-complex="Ubuntu"/>
    </style:style>
    <style:style style:name="T26_29" style:family="text" style:parent-style-name="Default_20_Paragraph_20_Font">
      <style:text-properties style:font-name="Ubuntu" style:font-name-asian="Ubuntu" style:font-name-complex="Ubuntu"/>
    </style:style>
    <style:style style:name="T26_30" style:family="text" style:parent-style-name="Default_20_Paragraph_20_Font">
      <style:text-properties style:font-name="Ubuntu" style:font-name-asian="Ubuntu" style:font-name-complex="Ubuntu"/>
    </style:style>
    <style:style style:name="T26_31" style:family="text" style:parent-style-name="Default_20_Paragraph_20_Font">
      <style:text-properties style:font-name="Ubuntu" style:font-name-asian="Ubuntu" style:font-name-complex="Ubuntu"/>
    </style:style>
    <style:style style:name="T26_32" style:family="text" style:parent-style-name="Default_20_Paragraph_20_Font">
      <style:text-properties style:font-name="Ubuntu" style:font-name-asian="Ubuntu" style:font-name-complex="Ubuntu"/>
    </style:style>
    <style:style style:name="T26_33" style:family="text" style:parent-style-name="Default_20_Paragraph_20_Font">
      <style:text-properties style:font-name="Ubuntu" style:font-name-asian="Ubuntu" style:font-name-complex="Ubuntu"/>
    </style:style>
    <style:style style:name="T26_34" style:family="text" style:parent-style-name="Default_20_Paragraph_20_Font">
      <style:text-properties style:font-name="Ubuntu" style:font-name-asian="Ubuntu" style:font-name-complex="Ubuntu"/>
    </style:style>
    <style:style style:name="T26_35" style:family="text" style:parent-style-name="Default_20_Paragraph_20_Font">
      <style:text-properties style:font-name="Ubuntu" style:font-name-asian="Ubuntu" style:font-name-complex="Ubuntu"/>
    </style:style>
    <style:style style:name="T26_36" style:family="text" style:parent-style-name="Default_20_Paragraph_20_Font">
      <style:text-properties style:font-name="Ubuntu" style:font-name-asian="Ubuntu" style:font-name-complex="Ubuntu"/>
    </style:style>
    <style:style style:name="T26_37" style:family="text" style:parent-style-name="Default_20_Paragraph_20_Font">
      <style:text-properties style:font-name="Ubuntu" style:font-name-asian="Ubuntu" style:font-name-complex="Ubuntu"/>
    </style:style>
    <style:style style:name="T26_38" style:family="text" style:parent-style-name="Default_20_Paragraph_20_Font">
      <style:text-properties style:font-name="Ubuntu" style:font-name-asian="Ubuntu" style:font-name-complex="Ubuntu"/>
    </style:style>
    <style:style style:name="T26_39" style:family="text" style:parent-style-name="Default_20_Paragraph_20_Font">
      <style:text-properties style:font-name="Ubuntu" style:font-name-asian="Ubuntu" style:font-name-complex="Ubuntu"/>
    </style:style>
    <style:style style:name="T26_40" style:family="text" style:parent-style-name="Default_20_Paragraph_20_Font">
      <style:text-properties style:font-name="Ubuntu" style:font-name-asian="Ubuntu" style:font-name-complex="Ubuntu"/>
    </style:style>
    <style:style style:name="P27" style:family="paragraph" style:parent-style-name="Standard">
      <style:paragraph-properties fo:text-align="justify" fo:break-before="auto"/>
      <style:text-properties style:font-name="Ubuntu" style:font-name-asian="Ubuntu" style:font-name-complex="Ubuntu"/>
    </style:style>
    <style:style style:name="P28" style:family="paragraph" style:parent-style-name="Standard">
      <style:paragraph-properties fo:text-align="justify" fo:break-before="auto"/>
    </style:style>
    <style:style style:name="T28_1" style:family="text" style:parent-style-name="Default_20_Paragraph_20_Font">
      <style:text-properties style:font-name="Ubuntu" style:font-name-asian="Ubuntu" style:font-name-complex="Ubuntu"/>
    </style:style>
    <style:style style:name="T28_2" style:family="text" style:parent-style-name="Default_20_Paragraph_20_Font">
      <style:text-properties style:font-name="Ubuntu" style:font-name-asian="Ubuntu" style:font-name-complex="Ubuntu"/>
    </style:style>
    <style:style style:name="T28_3" style:family="text" style:parent-style-name="Default_20_Paragraph_20_Font">
      <style:text-properties style:font-name="Ubuntu" style:font-name-asian="Ubuntu" style:font-name-complex="Ubuntu"/>
    </style:style>
    <style:style style:name="T28_4" style:family="text" style:parent-style-name="Default_20_Paragraph_20_Font">
      <style:text-properties style:font-name="Ubuntu" style:font-name-asian="Ubuntu" style:font-name-complex="Ubuntu"/>
    </style:style>
    <style:style style:name="T28_5" style:family="text" style:parent-style-name="Default_20_Paragraph_20_Font">
      <style:text-properties style:font-name="Ubuntu" style:font-name-asian="Ubuntu" style:font-name-complex="Ubuntu"/>
    </style:style>
    <style:style style:name="T28_6" style:family="text" style:parent-style-name="Default_20_Paragraph_20_Font">
      <style:text-properties style:font-name="Ubuntu" style:font-name-asian="Ubuntu" style:font-name-complex="Ubuntu"/>
    </style:style>
    <style:style style:name="T28_7" style:family="text" style:parent-style-name="Default_20_Paragraph_20_Font">
      <style:text-properties style:font-name="Ubuntu" style:font-name-asian="Ubuntu" style:font-name-complex="Ubuntu"/>
    </style:style>
    <style:style style:name="T28_8" style:family="text" style:parent-style-name="Default_20_Paragraph_20_Font">
      <style:text-properties style:font-name="Ubuntu" style:font-name-asian="Ubuntu" style:font-name-complex="Ubuntu"/>
    </style:style>
    <style:style style:name="T28_9" style:family="text" style:parent-style-name="Default_20_Paragraph_20_Font">
      <style:text-properties style:font-name="Ubuntu" style:font-name-asian="Ubuntu" style:font-name-complex="Ubuntu"/>
    </style:style>
    <style:style style:name="T28_10" style:family="text" style:parent-style-name="Default_20_Paragraph_20_Font">
      <style:text-properties style:font-name="Ubuntu" style:font-name-asian="Ubuntu" style:font-name-complex="Ubuntu"/>
    </style:style>
    <style:style style:name="T28_11" style:family="text" style:parent-style-name="Default_20_Paragraph_20_Font">
      <style:text-properties style:font-name="Ubuntu" style:font-name-asian="Ubuntu" style:font-name-complex="Ubuntu"/>
    </style:style>
    <style:style style:name="T28_12" style:family="text" style:parent-style-name="Default_20_Paragraph_20_Font">
      <style:text-properties style:font-name="Ubuntu" style:font-name-asian="Ubuntu" style:font-name-complex="Ubuntu"/>
    </style:style>
    <style:style style:name="T28_13" style:family="text" style:parent-style-name="Default_20_Paragraph_20_Font">
      <style:text-properties style:font-name="Ubuntu" style:font-name-asian="Ubuntu" style:font-name-complex="Ubuntu"/>
    </style:style>
    <style:style style:name="T28_14" style:family="text" style:parent-style-name="Default_20_Paragraph_20_Font">
      <style:text-properties style:font-name="Ubuntu" style:font-name-asian="Ubuntu" style:font-name-complex="Ubuntu"/>
    </style:style>
    <style:style style:name="T28_15" style:family="text" style:parent-style-name="Default_20_Paragraph_20_Font">
      <style:text-properties style:font-name="Ubuntu" style:font-name-asian="Ubuntu" style:font-name-complex="Ubuntu"/>
    </style:style>
    <style:style style:name="T28_16" style:family="text" style:parent-style-name="Default_20_Paragraph_20_Font">
      <style:text-properties style:font-name="Ubuntu" style:font-name-asian="Ubuntu" style:font-name-complex="Ubuntu"/>
    </style:style>
    <style:style style:name="P29" style:family="paragraph" style:parent-style-name="Standard">
      <style:paragraph-properties fo:text-align="justify" fo:break-before="auto"/>
      <style:text-properties style:font-name="Ubuntu" style:font-name-asian="Ubuntu" style:font-name-complex="Ubuntu"/>
    </style:style>
    <style:style style:name="P30" style:family="paragraph" style:parent-style-name="Standard">
      <style:paragraph-properties fo:text-align="justify" fo:break-before="auto"/>
    </style:style>
    <style:style style:name="T30_1" style:family="text" style:parent-style-name="Default_20_Paragraph_20_Font">
      <style:text-properties style:font-name="Ubuntu" style:font-name-asian="Ubuntu" style:font-name-complex="Ubuntu"/>
    </style:style>
    <style:style style:name="T30_2" style:family="text" style:parent-style-name="Default_20_Paragraph_20_Font">
      <style:text-properties style:font-name="Ubuntu" style:font-name-asian="Ubuntu" style:font-name-complex="Ubuntu"/>
    </style:style>
    <style:style style:name="T30_3" style:family="text" style:parent-style-name="Default_20_Paragraph_20_Font">
      <style:text-properties style:font-name="Ubuntu" style:font-name-asian="Ubuntu" style:font-name-complex="Ubuntu"/>
    </style:style>
    <style:style style:name="T30_4" style:family="text" style:parent-style-name="Default_20_Paragraph_20_Font">
      <style:text-properties style:font-name="Ubuntu" style:font-name-asian="Ubuntu" style:font-name-complex="Ubuntu"/>
    </style:style>
    <style:style style:name="T30_5" style:family="text" style:parent-style-name="Default_20_Paragraph_20_Font">
      <style:text-properties style:font-name="Ubuntu" style:font-name-asian="Ubuntu" style:font-name-complex="Ubuntu"/>
    </style:style>
    <style:style style:name="T30_6" style:family="text" style:parent-style-name="Default_20_Paragraph_20_Font">
      <style:text-properties style:font-name="Ubuntu" style:font-name-asian="Ubuntu" style:font-name-complex="Ubuntu"/>
    </style:style>
    <style:style style:name="T30_7" style:family="text" style:parent-style-name="Default_20_Paragraph_20_Font">
      <style:text-properties style:font-name="Ubuntu" style:font-name-asian="Ubuntu" style:font-name-complex="Ubuntu"/>
    </style:style>
    <style:style style:name="T30_8" style:family="text" style:parent-style-name="Default_20_Paragraph_20_Font">
      <style:text-properties style:font-name="Ubuntu" style:font-name-asian="Ubuntu" style:font-name-complex="Ubuntu"/>
    </style:style>
    <style:style style:name="T30_9" style:family="text" style:parent-style-name="Default_20_Paragraph_20_Font">
      <style:text-properties style:font-name="Ubuntu" style:font-name-asian="Ubuntu" style:font-name-complex="Ubuntu"/>
    </style:style>
    <style:style style:name="T30_10" style:family="text" style:parent-style-name="Default_20_Paragraph_20_Font">
      <style:text-properties style:font-name="Ubuntu" style:font-name-asian="Ubuntu" style:font-name-complex="Ubuntu"/>
    </style:style>
    <style:style style:name="T30_11" style:family="text" style:parent-style-name="Default_20_Paragraph_20_Font">
      <style:text-properties style:font-name="Ubuntu" style:font-name-asian="Ubuntu" style:font-name-complex="Ubuntu"/>
    </style:style>
    <style:style style:name="T30_12" style:family="text" style:parent-style-name="Default_20_Paragraph_20_Font">
      <style:text-properties style:font-name="Ubuntu" style:font-name-asian="Ubuntu" style:font-name-complex="Ubuntu"/>
    </style:style>
    <style:style style:name="T30_13" style:family="text" style:parent-style-name="Default_20_Paragraph_20_Font">
      <style:text-properties style:font-name="Ubuntu" style:font-name-asian="Ubuntu" style:font-name-complex="Ubuntu"/>
    </style:style>
    <style:style style:name="T30_14" style:family="text" style:parent-style-name="Default_20_Paragraph_20_Font">
      <style:text-properties style:font-name="Ubuntu" style:font-name-asian="Ubuntu" style:font-name-complex="Ubuntu"/>
    </style:style>
    <style:style style:name="T30_15" style:family="text" style:parent-style-name="Default_20_Paragraph_20_Font">
      <style:text-properties style:font-name="Ubuntu" style:font-name-asian="Ubuntu" style:font-name-complex="Ubuntu"/>
    </style:style>
    <style:style style:name="T30_16" style:family="text" style:parent-style-name="Default_20_Paragraph_20_Font">
      <style:text-properties style:font-name="Ubuntu" style:font-name-asian="Ubuntu" style:font-name-complex="Ubuntu"/>
    </style:style>
    <style:style style:name="T30_17" style:family="text" style:parent-style-name="Default_20_Paragraph_20_Font">
      <style:text-properties style:font-name="Ubuntu" style:font-name-asian="Ubuntu" style:font-name-complex="Ubuntu"/>
    </style:style>
    <style:style style:name="T30_18" style:family="text" style:parent-style-name="Default_20_Paragraph_20_Font">
      <style:text-properties style:font-name="Ubuntu" style:font-name-asian="Ubuntu" style:font-name-complex="Ubuntu"/>
    </style:style>
    <style:style style:name="T30_19" style:family="text" style:parent-style-name="Default_20_Paragraph_20_Font">
      <style:text-properties style:font-name="Ubuntu" style:font-name-asian="Ubuntu" style:font-name-complex="Ubuntu"/>
    </style:style>
    <style:style style:name="T30_20" style:family="text" style:parent-style-name="Default_20_Paragraph_20_Font">
      <style:text-properties style:font-name="Ubuntu" style:font-name-asian="Ubuntu" style:font-name-complex="Ubuntu"/>
    </style:style>
    <style:style style:name="T30_21" style:family="text" style:parent-style-name="Default_20_Paragraph_20_Font">
      <style:text-properties style:font-name="Ubuntu" style:font-name-asian="Ubuntu" style:font-name-complex="Ubuntu"/>
    </style:style>
    <style:style style:name="T30_22" style:family="text" style:parent-style-name="Default_20_Paragraph_20_Font">
      <style:text-properties style:font-name="Ubuntu" style:font-name-asian="Ubuntu" style:font-name-complex="Ubuntu"/>
    </style:style>
    <style:style style:name="T30_23" style:family="text" style:parent-style-name="Default_20_Paragraph_20_Font">
      <style:text-properties style:font-name="Ubuntu" style:font-name-asian="Ubuntu" style:font-name-complex="Ubuntu"/>
    </style:style>
    <style:style style:name="T30_24" style:family="text" style:parent-style-name="Default_20_Paragraph_20_Font">
      <style:text-properties style:font-name="Ubuntu" style:font-name-asian="Ubuntu" style:font-name-complex="Ubuntu"/>
    </style:style>
    <style:style style:name="T30_25" style:family="text" style:parent-style-name="Default_20_Paragraph_20_Font">
      <style:text-properties style:font-name="Ubuntu" style:font-name-asian="Ubuntu" style:font-name-complex="Ubuntu"/>
    </style:style>
    <style:style style:name="T30_26" style:family="text" style:parent-style-name="Default_20_Paragraph_20_Font">
      <style:text-properties style:font-name="Ubuntu" style:font-name-asian="Ubuntu" style:font-name-complex="Ubuntu"/>
    </style:style>
    <style:style style:name="T30_27" style:family="text" style:parent-style-name="Default_20_Paragraph_20_Font">
      <style:text-properties style:font-name="Ubuntu" style:font-name-asian="Ubuntu" style:font-name-complex="Ubuntu"/>
    </style:style>
    <style:style style:name="T30_28" style:family="text" style:parent-style-name="Default_20_Paragraph_20_Font">
      <style:text-properties style:font-name="Ubuntu" style:font-name-asian="Ubuntu" style:font-name-complex="Ubuntu"/>
    </style:style>
    <style:style style:name="T30_29" style:family="text" style:parent-style-name="Default_20_Paragraph_20_Font">
      <style:text-properties style:font-name="Ubuntu" style:font-name-asian="Ubuntu" style:font-name-complex="Ubuntu"/>
    </style:style>
    <style:style style:name="T30_30" style:family="text" style:parent-style-name="Default_20_Paragraph_20_Font">
      <style:text-properties style:font-name="Ubuntu" style:font-name-asian="Ubuntu" style:font-name-complex="Ubuntu"/>
    </style:style>
    <style:style style:name="T30_31" style:family="text" style:parent-style-name="Default_20_Paragraph_20_Font">
      <style:text-properties style:font-name="Ubuntu" style:font-name-asian="Ubuntu" style:font-name-complex="Ubuntu"/>
    </style:style>
    <style:style style:name="T30_32" style:family="text" style:parent-style-name="Default_20_Paragraph_20_Font">
      <style:text-properties style:font-name="Ubuntu" style:font-name-asian="Ubuntu" style:font-name-complex="Ubuntu"/>
    </style:style>
    <style:style style:name="T30_33" style:family="text" style:parent-style-name="Default_20_Paragraph_20_Font">
      <style:text-properties style:font-name="Ubuntu" style:font-name-asian="Ubuntu" style:font-name-complex="Ubuntu"/>
    </style:style>
    <style:style style:name="T30_34" style:family="text" style:parent-style-name="Default_20_Paragraph_20_Font">
      <style:text-properties style:font-name="Ubuntu" style:font-name-asian="Ubuntu" style:font-name-complex="Ubuntu"/>
    </style:style>
    <style:style style:name="T30_35" style:family="text" style:parent-style-name="Default_20_Paragraph_20_Font">
      <style:text-properties style:font-name="Ubuntu" style:font-name-asian="Ubuntu" style:font-name-complex="Ubuntu"/>
    </style:style>
    <style:style style:name="T30_36" style:family="text" style:parent-style-name="Default_20_Paragraph_20_Font">
      <style:text-properties style:font-name="Ubuntu" style:font-name-asian="Ubuntu" style:font-name-complex="Ubuntu"/>
    </style:style>
    <style:style style:name="T30_37" style:family="text" style:parent-style-name="Default_20_Paragraph_20_Font">
      <style:text-properties style:font-name="Ubuntu" style:font-name-asian="Ubuntu" style:font-name-complex="Ubuntu"/>
    </style:style>
    <style:style style:name="T30_38" style:family="text" style:parent-style-name="Default_20_Paragraph_20_Font">
      <style:text-properties style:font-name="Ubuntu" style:font-name-asian="Ubuntu" style:font-name-complex="Ubuntu"/>
    </style:style>
    <style:style style:name="T30_39" style:family="text" style:parent-style-name="Default_20_Paragraph_20_Font">
      <style:text-properties style:font-name="Ubuntu" style:font-name-asian="Ubuntu" style:font-name-complex="Ubuntu"/>
    </style:style>
    <style:style style:name="T30_40" style:family="text" style:parent-style-name="Default_20_Paragraph_20_Font">
      <style:text-properties style:font-name="Ubuntu" style:font-name-asian="Ubuntu" style:font-name-complex="Ubuntu"/>
    </style:style>
    <style:style style:name="T30_41" style:family="text" style:parent-style-name="Default_20_Paragraph_20_Font">
      <style:text-properties style:font-name="Ubuntu" style:font-name-asian="Ubuntu" style:font-name-complex="Ubuntu"/>
    </style:style>
    <style:style style:name="T30_42" style:family="text" style:parent-style-name="Default_20_Paragraph_20_Font">
      <style:text-properties style:font-name="Ubuntu" style:font-name-asian="Ubuntu" style:font-name-complex="Ubuntu"/>
    </style:style>
    <style:style style:name="T30_43" style:family="text" style:parent-style-name="Default_20_Paragraph_20_Font">
      <style:text-properties style:font-name="Ubuntu" style:font-name-asian="Ubuntu" style:font-name-complex="Ubuntu"/>
    </style:style>
    <style:style style:name="T30_44" style:family="text" style:parent-style-name="Default_20_Paragraph_20_Font">
      <style:text-properties style:font-name="Ubuntu" style:font-name-asian="Ubuntu" style:font-name-complex="Ubuntu"/>
    </style:style>
    <style:style style:name="T30_45" style:family="text" style:parent-style-name="Default_20_Paragraph_20_Font">
      <style:text-properties style:font-name="Ubuntu" style:font-name-asian="Ubuntu" style:font-name-complex="Ubuntu"/>
    </style:style>
    <style:style style:name="T30_46" style:family="text" style:parent-style-name="Default_20_Paragraph_20_Font">
      <style:text-properties style:font-name="Ubuntu" style:font-name-asian="Ubuntu" style:font-name-complex="Ubuntu"/>
    </style:style>
    <style:style style:name="T30_47" style:family="text" style:parent-style-name="Default_20_Paragraph_20_Font">
      <style:text-properties style:font-name="Ubuntu" style:font-name-asian="Ubuntu" style:font-name-complex="Ubuntu"/>
    </style:style>
    <style:style style:name="T30_48" style:family="text" style:parent-style-name="Default_20_Paragraph_20_Font">
      <style:text-properties style:font-name="Ubuntu" style:font-name-asian="Ubuntu" style:font-name-complex="Ubuntu"/>
    </style:style>
    <style:style style:name="T30_49" style:family="text" style:parent-style-name="Default_20_Paragraph_20_Font">
      <style:text-properties style:font-name="Ubuntu" style:font-name-asian="Ubuntu" style:font-name-complex="Ubuntu"/>
    </style:style>
    <style:style style:name="T30_50" style:family="text" style:parent-style-name="Default_20_Paragraph_20_Font">
      <style:text-properties style:font-name="Ubuntu" style:font-name-asian="Ubuntu" style:font-name-complex="Ubuntu"/>
    </style:style>
    <style:style style:name="T30_51" style:family="text" style:parent-style-name="Default_20_Paragraph_20_Font">
      <style:text-properties style:font-name="Ubuntu" style:font-name-asian="Ubuntu" style:font-name-complex="Ubuntu"/>
    </style:style>
    <style:style style:name="T30_52" style:family="text" style:parent-style-name="Default_20_Paragraph_20_Font">
      <style:text-properties style:font-name="Ubuntu" style:font-name-asian="Ubuntu" style:font-name-complex="Ubuntu"/>
    </style:style>
    <style:style style:name="T30_53" style:family="text" style:parent-style-name="Default_20_Paragraph_20_Font">
      <style:text-properties style:font-name="Ubuntu" style:font-name-asian="Ubuntu" style:font-name-complex="Ubuntu"/>
    </style:style>
    <style:style style:name="T30_54" style:family="text" style:parent-style-name="Default_20_Paragraph_20_Font">
      <style:text-properties style:font-name="Ubuntu" style:font-name-asian="Ubuntu" style:font-name-complex="Ubuntu"/>
    </style:style>
    <style:style style:name="T30_55" style:family="text" style:parent-style-name="Default_20_Paragraph_20_Font">
      <style:text-properties style:font-name="Ubuntu" style:font-name-asian="Ubuntu" style:font-name-complex="Ubuntu"/>
    </style:style>
    <style:style style:name="T30_56" style:family="text" style:parent-style-name="Default_20_Paragraph_20_Font">
      <style:text-properties style:font-name="Ubuntu" style:font-name-asian="Ubuntu" style:font-name-complex="Ubuntu"/>
    </style:style>
    <style:style style:name="T30_57" style:family="text" style:parent-style-name="Default_20_Paragraph_20_Font">
      <style:text-properties style:font-name="Ubuntu" style:font-name-asian="Ubuntu" style:font-name-complex="Ubuntu"/>
    </style:style>
    <style:style style:name="T30_58" style:family="text" style:parent-style-name="Default_20_Paragraph_20_Font">
      <style:text-properties style:font-name="Ubuntu" style:font-name-asian="Ubuntu" style:font-name-complex="Ubuntu"/>
    </style:style>
    <style:style style:name="T30_59" style:family="text" style:parent-style-name="Default_20_Paragraph_20_Font">
      <style:text-properties style:font-name="Ubuntu" style:font-name-asian="Ubuntu" style:font-name-complex="Ubuntu"/>
    </style:style>
    <style:style style:name="T30_60" style:family="text" style:parent-style-name="Default_20_Paragraph_20_Font">
      <style:text-properties style:font-name="Ubuntu" style:font-name-asian="Ubuntu" style:font-name-complex="Ubuntu"/>
    </style:style>
    <style:style style:name="T30_61" style:family="text" style:parent-style-name="Default_20_Paragraph_20_Font">
      <style:text-properties style:font-name="Ubuntu" style:font-name-asian="Ubuntu" style:font-name-complex="Ubuntu"/>
    </style:style>
    <style:style style:name="T30_62" style:family="text" style:parent-style-name="Default_20_Paragraph_20_Font">
      <style:text-properties style:font-name="Ubuntu" style:font-name-asian="Ubuntu" style:font-name-complex="Ubuntu"/>
    </style:style>
    <style:style style:name="P31" style:family="paragraph" style:parent-style-name="Standard">
      <style:paragraph-properties fo:text-align="justify" fo:break-before="auto"/>
      <style:text-properties style:font-name="Ubuntu" style:font-name-asian="Ubuntu" style:font-name-complex="Ubuntu"/>
    </style:style>
    <style:style style:name="P32" style:family="paragraph" style:parent-style-name="Standard">
      <style:paragraph-properties fo:text-align="justify" fo:break-before="auto"/>
    </style:style>
    <style:style style:name="T32_1" style:family="text" style:parent-style-name="Default_20_Paragraph_20_Font">
      <style:text-properties style:font-name="Ubuntu" style:font-name-asian="Ubuntu" style:font-name-complex="Ubuntu"/>
    </style:style>
    <style:style style:name="T32_2" style:family="text" style:parent-style-name="Default_20_Paragraph_20_Font">
      <style:text-properties style:font-name="Ubuntu" style:font-name-asian="Ubuntu" style:font-name-complex="Ubuntu"/>
    </style:style>
    <style:style style:name="T32_3" style:family="text" style:parent-style-name="Default_20_Paragraph_20_Font">
      <style:text-properties style:font-name="Ubuntu" style:font-name-asian="Ubuntu" style:font-name-complex="Ubuntu"/>
    </style:style>
    <style:style style:name="T32_4" style:family="text" style:parent-style-name="Default_20_Paragraph_20_Font">
      <style:text-properties style:font-name="Ubuntu" style:font-name-asian="Ubuntu" style:font-name-complex="Ubuntu"/>
    </style:style>
    <style:style style:name="T32_5" style:family="text" style:parent-style-name="Default_20_Paragraph_20_Font">
      <style:text-properties style:font-name="Ubuntu" style:font-name-asian="Ubuntu" style:font-name-complex="Ubuntu"/>
    </style:style>
    <style:style style:name="T32_6" style:family="text" style:parent-style-name="Default_20_Paragraph_20_Font">
      <style:text-properties style:font-name="Ubuntu" style:font-name-asian="Ubuntu" style:font-name-complex="Ubuntu"/>
    </style:style>
    <style:style style:name="T32_7" style:family="text" style:parent-style-name="Default_20_Paragraph_20_Font">
      <style:text-properties style:font-name="Ubuntu" style:font-name-asian="Ubuntu" style:font-name-complex="Ubuntu"/>
    </style:style>
    <style:style style:name="T32_8" style:family="text" style:parent-style-name="Default_20_Paragraph_20_Font">
      <style:text-properties style:font-name="Ubuntu" style:font-name-asian="Ubuntu" style:font-name-complex="Ubuntu"/>
    </style:style>
    <style:style style:name="T32_9" style:family="text" style:parent-style-name="Default_20_Paragraph_20_Font">
      <style:text-properties style:font-name="Ubuntu" style:font-name-asian="Ubuntu" style:font-name-complex="Ubuntu"/>
    </style:style>
    <style:style style:name="T32_10" style:family="text" style:parent-style-name="Default_20_Paragraph_20_Font">
      <style:text-properties style:font-name="Ubuntu" style:font-name-asian="Ubuntu" style:font-name-complex="Ubuntu"/>
    </style:style>
    <style:style style:name="T32_11" style:family="text" style:parent-style-name="Default_20_Paragraph_20_Font">
      <style:text-properties style:font-name="Ubuntu" style:font-name-asian="Ubuntu" style:font-name-complex="Ubuntu"/>
    </style:style>
    <style:style style:name="T32_12" style:family="text" style:parent-style-name="Default_20_Paragraph_20_Font">
      <style:text-properties style:font-name="Ubuntu" style:font-name-asian="Ubuntu" style:font-name-complex="Ubuntu"/>
    </style:style>
    <style:style style:name="T32_13" style:family="text" style:parent-style-name="Default_20_Paragraph_20_Font">
      <style:text-properties style:font-name="Ubuntu" style:font-name-asian="Ubuntu" style:font-name-complex="Ubuntu"/>
    </style:style>
    <style:style style:name="T32_14" style:family="text" style:parent-style-name="Default_20_Paragraph_20_Font">
      <style:text-properties style:font-name="Ubuntu" style:font-name-asian="Ubuntu" style:font-name-complex="Ubuntu"/>
    </style:style>
    <style:style style:name="T32_15" style:family="text" style:parent-style-name="Default_20_Paragraph_20_Font">
      <style:text-properties style:font-name="Ubuntu" style:font-name-asian="Ubuntu" style:font-name-complex="Ubuntu"/>
    </style:style>
    <style:style style:name="T32_16" style:family="text" style:parent-style-name="Default_20_Paragraph_20_Font">
      <style:text-properties style:font-name="Ubuntu" style:font-name-asian="Ubuntu" style:font-name-complex="Ubuntu"/>
    </style:style>
    <style:style style:name="T32_17" style:family="text" style:parent-style-name="Default_20_Paragraph_20_Font">
      <style:text-properties style:font-name="Ubuntu" style:font-name-asian="Ubuntu" style:font-name-complex="Ubuntu"/>
    </style:style>
    <style:style style:name="T32_18" style:family="text" style:parent-style-name="Default_20_Paragraph_20_Font">
      <style:text-properties style:font-name="Ubuntu" style:font-name-asian="Ubuntu" style:font-name-complex="Ubuntu"/>
    </style:style>
    <style:style style:name="T32_19" style:family="text" style:parent-style-name="Default_20_Paragraph_20_Font">
      <style:text-properties style:font-name="Ubuntu" style:font-name-asian="Ubuntu" style:font-name-complex="Ubuntu"/>
    </style:style>
    <style:style style:name="T32_20" style:family="text" style:parent-style-name="Default_20_Paragraph_20_Font">
      <style:text-properties style:font-name="Ubuntu" style:font-name-asian="Ubuntu" style:font-name-complex="Ubuntu"/>
    </style:style>
    <style:style style:name="T32_21" style:family="text" style:parent-style-name="Default_20_Paragraph_20_Font">
      <style:text-properties style:font-name="Ubuntu" style:font-name-asian="Ubuntu" style:font-name-complex="Ubuntu"/>
    </style:style>
    <style:style style:name="T32_22" style:family="text" style:parent-style-name="Default_20_Paragraph_20_Font">
      <style:text-properties style:font-name="Ubuntu" style:font-name-asian="Ubuntu" style:font-name-complex="Ubuntu"/>
    </style:style>
    <style:style style:name="T32_23" style:family="text" style:parent-style-name="Default_20_Paragraph_20_Font">
      <style:text-properties style:font-name="Ubuntu" style:font-name-asian="Ubuntu" style:font-name-complex="Ubuntu"/>
    </style:style>
    <style:style style:name="T32_24" style:family="text" style:parent-style-name="Default_20_Paragraph_20_Font">
      <style:text-properties style:font-name="Ubuntu" style:font-name-asian="Ubuntu" style:font-name-complex="Ubuntu"/>
    </style:style>
    <style:style style:name="T32_25" style:family="text" style:parent-style-name="Default_20_Paragraph_20_Font">
      <style:text-properties style:font-name="Ubuntu" style:font-name-asian="Ubuntu" style:font-name-complex="Ubuntu"/>
    </style:style>
    <style:style style:name="T32_26" style:family="text" style:parent-style-name="Default_20_Paragraph_20_Font">
      <style:text-properties style:font-name="Ubuntu" style:font-name-asian="Ubuntu" style:font-name-complex="Ubuntu"/>
    </style:style>
    <style:style style:name="T32_27" style:family="text" style:parent-style-name="Default_20_Paragraph_20_Font">
      <style:text-properties style:font-name="Ubuntu" style:font-name-asian="Ubuntu" style:font-name-complex="Ubuntu"/>
    </style:style>
    <style:style style:name="T32_28" style:family="text" style:parent-style-name="Default_20_Paragraph_20_Font">
      <style:text-properties style:font-name="Ubuntu" style:font-name-asian="Ubuntu" style:font-name-complex="Ubuntu"/>
    </style:style>
    <style:style style:name="T32_29" style:family="text" style:parent-style-name="Default_20_Paragraph_20_Font">
      <style:text-properties style:font-name="Ubuntu" style:font-name-asian="Ubuntu" style:font-name-complex="Ubuntu"/>
    </style:style>
    <style:style style:name="T32_30" style:family="text" style:parent-style-name="Default_20_Paragraph_20_Font">
      <style:text-properties style:font-name="Ubuntu" style:font-name-asian="Ubuntu" style:font-name-complex="Ubuntu"/>
    </style:style>
    <style:style style:name="T32_31" style:family="text" style:parent-style-name="Default_20_Paragraph_20_Font">
      <style:text-properties style:font-name="Ubuntu" style:font-name-asian="Ubuntu" style:font-name-complex="Ubuntu"/>
    </style:style>
    <style:style style:name="T32_32" style:family="text" style:parent-style-name="Default_20_Paragraph_20_Font">
      <style:text-properties style:font-name="Ubuntu" style:font-name-asian="Ubuntu" style:font-name-complex="Ubuntu"/>
    </style:style>
    <style:style style:name="T32_33" style:family="text" style:parent-style-name="Default_20_Paragraph_20_Font">
      <style:text-properties style:font-name="Ubuntu" style:font-name-asian="Ubuntu" style:font-name-complex="Ubuntu"/>
    </style:style>
    <style:style style:name="T32_34" style:family="text" style:parent-style-name="Default_20_Paragraph_20_Font">
      <style:text-properties style:font-name="Ubuntu" style:font-name-asian="Ubuntu" style:font-name-complex="Ubuntu"/>
    </style:style>
    <style:style style:name="T32_35" style:family="text" style:parent-style-name="Default_20_Paragraph_20_Font">
      <style:text-properties style:font-name="Ubuntu" style:font-name-asian="Ubuntu" style:font-name-complex="Ubuntu"/>
    </style:style>
    <style:style style:name="T32_36" style:family="text" style:parent-style-name="Default_20_Paragraph_20_Font">
      <style:text-properties style:font-name="Ubuntu" style:font-name-asian="Ubuntu" style:font-name-complex="Ubuntu"/>
    </style:style>
    <style:style style:name="T32_37" style:family="text" style:parent-style-name="Default_20_Paragraph_20_Font">
      <style:text-properties style:font-name="Ubuntu" style:font-name-asian="Ubuntu" style:font-name-complex="Ubuntu"/>
    </style:style>
    <style:style style:name="T32_38" style:family="text" style:parent-style-name="Default_20_Paragraph_20_Font">
      <style:text-properties style:font-name="Ubuntu" style:font-name-asian="Ubuntu" style:font-name-complex="Ubuntu"/>
    </style:style>
    <style:style style:name="T32_39" style:family="text" style:parent-style-name="Default_20_Paragraph_20_Font">
      <style:text-properties style:font-name="Ubuntu" style:font-name-asian="Ubuntu" style:font-name-complex="Ubuntu"/>
    </style:style>
    <style:style style:name="T32_40" style:family="text" style:parent-style-name="Default_20_Paragraph_20_Font">
      <style:text-properties style:font-name="Ubuntu" style:font-name-asian="Ubuntu" style:font-name-complex="Ubuntu"/>
    </style:style>
    <style:style style:name="T32_41" style:family="text" style:parent-style-name="Default_20_Paragraph_20_Font">
      <style:text-properties style:font-name="Ubuntu" style:font-name-asian="Ubuntu" style:font-name-complex="Ubuntu"/>
    </style:style>
    <style:style style:name="T32_42" style:family="text" style:parent-style-name="Default_20_Paragraph_20_Font">
      <style:text-properties style:font-name="Ubuntu" style:font-name-asian="Ubuntu" style:font-name-complex="Ubuntu"/>
    </style:style>
    <style:style style:name="T32_43" style:family="text" style:parent-style-name="Default_20_Paragraph_20_Font">
      <style:text-properties style:font-name="Ubuntu" style:font-name-asian="Ubuntu" style:font-name-complex="Ubuntu"/>
    </style:style>
    <style:style style:name="T32_44" style:family="text" style:parent-style-name="Default_20_Paragraph_20_Font">
      <style:text-properties style:font-name="Ubuntu" style:font-name-asian="Ubuntu" style:font-name-complex="Ubuntu"/>
    </style:style>
    <style:style style:name="P33" style:family="paragraph" style:parent-style-name="Heading_20_4">
      <style:paragraph-properties fo:text-align="justify" fo:break-before="auto"/>
    </style:style>
    <style:style style:name="T33_1" style:family="text" style:parent-style-name="Default_20_Paragraph_20_Font"/>
    <style:style style:name="P34" style:family="paragraph" style:parent-style-name="Standard">
      <style:paragraph-properties fo:text-align="justify" fo:break-before="auto"/>
    </style:style>
    <style:style style:name="T34_1" style:family="text" style:parent-style-name="Default_20_Paragraph_20_Font">
      <style:text-properties style:font-name="Ubuntu" style:font-name-asian="Ubuntu" style:font-name-complex="Ubuntu"/>
    </style:style>
    <style:style style:name="T34_2" style:family="text" style:parent-style-name="Default_20_Paragraph_20_Font">
      <style:text-properties style:font-name="Ubuntu" style:font-name-asian="Ubuntu" style:font-name-complex="Ubuntu"/>
    </style:style>
    <style:style style:name="T34_3" style:family="text" style:parent-style-name="Default_20_Paragraph_20_Font">
      <style:text-properties style:font-name="Ubuntu" style:font-name-asian="Ubuntu" style:font-name-complex="Ubuntu"/>
    </style:style>
    <style:style style:name="T34_4" style:family="text" style:parent-style-name="Default_20_Paragraph_20_Font">
      <style:text-properties style:font-name="Ubuntu" style:font-name-asian="Ubuntu" style:font-name-complex="Ubuntu"/>
    </style:style>
    <style:style style:name="T34_5" style:family="text" style:parent-style-name="Default_20_Paragraph_20_Font">
      <style:text-properties style:font-name="Ubuntu" style:font-name-asian="Ubuntu" style:font-name-complex="Ubuntu"/>
    </style:style>
    <style:style style:name="T34_6" style:family="text" style:parent-style-name="Default_20_Paragraph_20_Font">
      <style:text-properties style:font-name="Ubuntu" style:font-name-asian="Ubuntu" style:font-name-complex="Ubuntu"/>
    </style:style>
    <style:style style:name="T34_7" style:family="text" style:parent-style-name="Default_20_Paragraph_20_Font">
      <style:text-properties style:font-name="Ubuntu" style:font-name-asian="Ubuntu" style:font-name-complex="Ubuntu"/>
    </style:style>
    <style:style style:name="P35" style:family="paragraph" style:parent-style-name="Standard">
      <style:paragraph-properties fo:text-align="justify" fo:break-before="auto"/>
    </style:style>
    <style:style style:name="T35_1" style:family="text" style:parent-style-name="Default_20_Paragraph_20_Font">
      <style:text-properties style:font-name="Ubuntu" style:font-name-asian="Ubuntu" style:font-name-complex="Ubuntu"/>
    </style:style>
    <style:style style:name="T35_2" style:family="text" style:parent-style-name="Default_20_Paragraph_20_Font">
      <style:text-properties style:font-name="Ubuntu" style:font-name-asian="Ubuntu" style:font-name-complex="Ubuntu"/>
    </style:style>
    <style:style style:name="T35_3" style:family="text" style:parent-style-name="Default_20_Paragraph_20_Font">
      <style:text-properties style:font-name="Ubuntu" style:font-name-asian="Ubuntu" style:font-name-complex="Ubuntu"/>
    </style:style>
    <style:style style:name="T35_4" style:family="text" style:parent-style-name="Default_20_Paragraph_20_Font">
      <style:text-properties style:font-name="Ubuntu" style:font-name-asian="Ubuntu" style:font-name-complex="Ubuntu"/>
    </style:style>
    <style:style style:name="T35_5" style:family="text" style:parent-style-name="Default_20_Paragraph_20_Font">
      <style:text-properties style:font-name="Ubuntu" style:font-name-asian="Ubuntu" style:font-name-complex="Ubuntu"/>
    </style:style>
    <style:style style:name="T35_6" style:family="text" style:parent-style-name="Default_20_Paragraph_20_Font">
      <style:text-properties style:font-name="Ubuntu" style:font-name-asian="Ubuntu" style:font-name-complex="Ubuntu"/>
    </style:style>
    <style:style style:name="T35_7" style:family="text" style:parent-style-name="Default_20_Paragraph_20_Font">
      <style:text-properties style:font-name="Ubuntu" style:font-name-asian="Ubuntu" style:font-name-complex="Ubuntu"/>
    </style:style>
    <style:style style:name="P36" style:family="paragraph" style:parent-style-name="Standard">
      <style:paragraph-properties fo:text-align="justify" fo:break-before="auto"/>
    </style:style>
    <style:style style:name="T36_1" style:family="text" style:parent-style-name="Default_20_Paragraph_20_Font">
      <style:text-properties style:font-name="Ubuntu" style:font-name-asian="Ubuntu" style:font-name-complex="Ubuntu"/>
    </style:style>
    <style:style style:name="T36_2" style:family="text" style:parent-style-name="Default_20_Paragraph_20_Font">
      <style:text-properties style:font-name="Ubuntu" style:font-name-asian="Ubuntu" style:font-name-complex="Ubuntu"/>
    </style:style>
    <style:style style:name="T36_3" style:family="text" style:parent-style-name="Default_20_Paragraph_20_Font">
      <style:text-properties style:font-name="Ubuntu" style:font-name-asian="Ubuntu" style:font-name-complex="Ubuntu"/>
    </style:style>
    <style:style style:name="T36_4" style:family="text" style:parent-style-name="Default_20_Paragraph_20_Font">
      <style:text-properties style:font-name="Ubuntu" style:font-name-asian="Ubuntu" style:font-name-complex="Ubuntu"/>
    </style:style>
    <style:style style:name="T36_5" style:family="text" style:parent-style-name="Default_20_Paragraph_20_Font">
      <style:text-properties style:font-name="Ubuntu" style:font-name-asian="Ubuntu" style:font-name-complex="Ubuntu"/>
    </style:style>
    <style:style style:name="T36_6" style:family="text" style:parent-style-name="Default_20_Paragraph_20_Font">
      <style:text-properties style:font-name="Ubuntu" style:font-name-asian="Ubuntu" style:font-name-complex="Ubuntu"/>
    </style:style>
    <style:style style:name="T36_7" style:family="text" style:parent-style-name="Default_20_Paragraph_20_Font">
      <style:text-properties style:font-name="Ubuntu" style:font-name-asian="Ubuntu" style:font-name-complex="Ubuntu"/>
    </style:style>
    <style:style style:name="T36_8" style:family="text" style:parent-style-name="Default_20_Paragraph_20_Font">
      <style:text-properties style:font-name="Ubuntu" style:font-name-asian="Ubuntu" style:font-name-complex="Ubuntu"/>
    </style:style>
    <style:style style:name="T36_9" style:family="text" style:parent-style-name="Default_20_Paragraph_20_Font">
      <style:text-properties style:font-name="Ubuntu" style:font-name-asian="Ubuntu" style:font-name-complex="Ubuntu"/>
    </style:style>
    <style:style style:name="T36_10" style:family="text" style:parent-style-name="Default_20_Paragraph_20_Font">
      <style:text-properties style:font-name="Ubuntu" style:font-name-asian="Ubuntu" style:font-name-complex="Ubuntu"/>
    </style:style>
    <style:style style:name="T36_11" style:family="text" style:parent-style-name="Default_20_Paragraph_20_Font">
      <style:text-properties style:font-name="Ubuntu" style:font-name-asian="Ubuntu" style:font-name-complex="Ubuntu"/>
    </style:style>
    <style:style style:name="T36_12" style:family="text" style:parent-style-name="Default_20_Paragraph_20_Font">
      <style:text-properties style:font-name="Ubuntu" style:font-name-asian="Ubuntu" style:font-name-complex="Ubuntu"/>
    </style:style>
    <style:style style:name="P37" style:family="paragraph" style:parent-style-name="Heading_20_2">
      <style:paragraph-properties fo:text-align="justify" fo:break-before="auto" fo:text-indent="0cm" fo:line-height="100%" fo:margin-top="0.423cm" fo:margin-left="0cm" fo:margin-right="0cm"/>
    </style:style>
    <style:style style:name="T37_1" style:family="text" style:parent-style-name="Default_20_Paragraph_20_Font">
      <style:text-properties style:font-name="Ubuntu" style:font-name-asian="Ubuntu" style:font-name-complex="Ubuntu"/>
    </style:style>
    <style:style style:name="P38" style:family="paragraph" style:parent-style-name="Heading_20_2">
      <style:paragraph-properties fo:text-align="justify" fo:break-before="auto" fo:text-indent="0cm" fo:line-height="100%" fo:margin-top="0.423cm" fo:margin-bottom="0.212cm" fo:margin-left="0cm" fo:margin-right="0cm"/>
    </style:style>
    <style:style style:name="T38_1" style:family="text" style:parent-style-name="Default_20_Paragraph_20_Font">
      <style:text-properties style:font-name="Ubuntu" style:font-name-asian="Ubuntu" style:font-name-complex="Ubuntu"/>
    </style:style>
    <style:style style:name="T38_2" style:family="text" style:parent-style-name="Default_20_Paragraph_20_Font">
      <style:text-properties style:font-name="Ubuntu" style:font-name-asian="Ubuntu" style:font-name-complex="Ubuntu"/>
    </style:style>
    <style:style style:name="T38_3" style:family="text" style:parent-style-name="Default_20_Paragraph_20_Font">
      <style:text-properties style:font-name="Ubuntu" style:font-name-asian="Ubuntu" style:font-name-complex="Ubuntu"/>
    </style:style>
    <style:style style:name="P39" style:family="paragraph" style:parent-style-name="Standard">
      <style:paragraph-properties fo:text-align="justify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39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39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39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39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39_5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39_6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39_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justify" fo:break-before="auto" fo:text-indent="0cm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0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0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0_3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0_4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0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1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1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1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1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1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1_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2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2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2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2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2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2_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2_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2_8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justify" fo:break-before="auto" fo:text-indent="0cm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3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3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3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3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4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4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4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4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4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4_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5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5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5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5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5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5_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5_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5_8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justify" fo:break-before="auto" fo:text-indent="0cm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6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6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6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6_4" style:family="text" style:parent-style-name="Default_20_Paragraph_20_Font">
      <style:text-properties style:font-name="Ubuntu" style:font-name-asian="Ubuntu" style:font-name-complex="Ubuntu"/>
    </style:style>
    <style:style style:name="P47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7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7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7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7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7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7_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justify" fo:break-before="auto" fo:text-indent="0cm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8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8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8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8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9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9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9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9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9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49_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justify" fo:break-before="auto" fo:text-indent="0cm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0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0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0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0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1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1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1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1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1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1_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2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2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2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2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2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2_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justify" fo:break-before="auto" fo:text-indent="0cm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3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3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3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3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4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4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4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4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4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4_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justify" fo:break-before="auto" fo:text-indent="0cm" fo:line-height="100%" fo:margin-top="0cm" fo:margin-bottom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5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5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5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5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5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5_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5_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55_8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56" style:family="paragraph" style:parent-style-name="Heading_20_3">
      <style:paragraph-properties fo:text-align="justify" fo:break-before="auto"/>
    </style:style>
    <style:style style:name="T56_1" style:family="text" style:parent-style-name="Default_20_Paragraph_20_Font">
      <style:text-properties style:font-name="Ubuntu" style:font-name-asian="Ubuntu" style:font-name-complex="Ubuntu"/>
    </style:style>
    <style:style style:name="T56_2" style:family="text" style:parent-style-name="Default_20_Paragraph_20_Font">
      <style:text-properties style:font-name="Ubuntu" style:font-name-asian="Ubuntu" style:font-name-complex="Ubuntu"/>
    </style:style>
    <style:style style:name="T56_3" style:family="text" style:parent-style-name="Default_20_Paragraph_20_Font">
      <style:text-properties style:font-name="Ubuntu" style:font-name-asian="Ubuntu" style:font-name-complex="Ubuntu"/>
    </style:style>
    <style:style style:name="P57" style:family="paragraph" style:parent-style-name="Heading_20_4">
      <style:paragraph-properties fo:text-align="justify" fo:break-before="auto"/>
    </style:style>
    <style:style style:name="T57_1" style:family="text" style:parent-style-name="Default_20_Paragraph_20_Font"/>
    <style:style style:name="P58" style:family="paragraph" style:parent-style-name="Standard">
      <style:paragraph-properties fo:text-align="justify" fo:break-before="auto"/>
    </style:style>
    <style:style style:name="T58_1" style:family="text" style:parent-style-name="Default_20_Paragraph_20_Font">
      <style:text-properties style:font-name="Ubuntu" style:font-name-asian="Ubuntu" style:font-name-complex="Ubuntu"/>
    </style:style>
    <style:style style:name="T58_2" style:family="text" style:parent-style-name="Default_20_Paragraph_20_Font">
      <style:text-properties style:font-name="Ubuntu" style:font-name-asian="Ubuntu" style:font-name-complex="Ubuntu"/>
    </style:style>
    <style:style style:name="T58_3" style:family="text" style:parent-style-name="Default_20_Paragraph_20_Font">
      <style:text-properties style:font-name="Ubuntu" style:font-name-asian="Ubuntu" style:font-name-complex="Ubuntu"/>
    </style:style>
    <style:style style:name="T58_4" style:family="text" style:parent-style-name="Default_20_Paragraph_20_Font">
      <style:text-properties style:font-name="Ubuntu" style:font-name-asian="Ubuntu" style:font-name-complex="Ubuntu"/>
    </style:style>
    <style:style style:name="T58_5" style:family="text" style:parent-style-name="Default_20_Paragraph_20_Font">
      <style:text-properties style:font-name="Ubuntu" style:font-name-asian="Ubuntu" style:font-name-complex="Ubuntu"/>
    </style:style>
    <style:style style:name="T58_6" style:family="text" style:parent-style-name="Default_20_Paragraph_20_Font">
      <style:text-properties style:font-name="Ubuntu" style:font-name-asian="Ubuntu" style:font-name-complex="Ubuntu"/>
    </style:style>
    <style:style style:name="T58_7" style:family="text" style:parent-style-name="Default_20_Paragraph_20_Font">
      <style:text-properties style:font-name="Ubuntu" style:font-name-asian="Ubuntu" style:font-name-complex="Ubuntu"/>
    </style:style>
    <style:style style:name="T58_8" style:family="text" style:parent-style-name="Default_20_Paragraph_20_Font">
      <style:text-properties style:font-name="Ubuntu" style:font-name-asian="Ubuntu" style:font-name-complex="Ubuntu"/>
    </style:style>
    <style:style style:name="T58_9" style:family="text" style:parent-style-name="Default_20_Paragraph_20_Font">
      <style:text-properties style:font-name="Ubuntu" style:font-name-asian="Ubuntu" style:font-name-complex="Ubuntu"/>
    </style:style>
    <style:style style:name="T58_10" style:family="text" style:parent-style-name="Default_20_Paragraph_20_Font">
      <style:text-properties style:font-name="Ubuntu" style:font-name-asian="Ubuntu" style:font-name-complex="Ubuntu"/>
    </style:style>
    <style:style style:name="T58_11" style:family="text" style:parent-style-name="Default_20_Paragraph_20_Font">
      <style:text-properties style:font-name="Ubuntu" style:font-name-asian="Ubuntu" style:font-name-complex="Ubuntu"/>
    </style:style>
    <style:style style:name="T58_12" style:family="text" style:parent-style-name="Default_20_Paragraph_20_Font">
      <style:text-properties style:font-name="Ubuntu" style:font-name-asian="Ubuntu" style:font-name-complex="Ubuntu"/>
    </style:style>
    <style:style style:name="P59" style:family="paragraph" style:parent-style-name="Standard">
      <style:paragraph-properties fo:text-align="justify" fo:break-before="auto"/>
    </style:style>
    <style:style style:name="T59_1" style:family="text" style:parent-style-name="Default_20_Paragraph_20_Font">
      <style:text-properties style:font-name="Ubuntu" style:font-name-asian="Ubuntu" style:font-name-complex="Ubuntu"/>
    </style:style>
    <style:style style:name="T59_2" style:family="text" style:parent-style-name="Default_20_Paragraph_20_Font">
      <style:text-properties style:font-name="Ubuntu" style:font-name-asian="Ubuntu" style:font-name-complex="Ubuntu"/>
    </style:style>
    <style:style style:name="T59_3" style:family="text" style:parent-style-name="Default_20_Paragraph_20_Font">
      <style:text-properties style:font-name="Ubuntu" style:font-name-asian="Ubuntu" style:font-name-complex="Ubuntu"/>
    </style:style>
    <style:style style:name="T59_4" style:family="text" style:parent-style-name="Default_20_Paragraph_20_Font">
      <style:text-properties style:font-name="Ubuntu" style:font-name-asian="Ubuntu" style:font-name-complex="Ubuntu"/>
    </style:style>
    <style:style style:name="T59_5" style:family="text" style:parent-style-name="Default_20_Paragraph_20_Font">
      <style:text-properties style:font-name="Ubuntu" style:font-name-asian="Ubuntu" style:font-name-complex="Ubuntu"/>
    </style:style>
    <style:style style:name="T59_6" style:family="text" style:parent-style-name="Default_20_Paragraph_20_Font">
      <style:text-properties style:font-name="Ubuntu" style:font-name-asian="Ubuntu" style:font-name-complex="Ubuntu"/>
    </style:style>
    <style:style style:name="T59_7" style:family="text" style:parent-style-name="Default_20_Paragraph_20_Font">
      <style:text-properties style:font-name="Ubuntu" style:font-name-asian="Ubuntu" style:font-name-complex="Ubuntu"/>
    </style:style>
    <style:style style:name="T59_8" style:family="text" style:parent-style-name="Default_20_Paragraph_20_Font">
      <style:text-properties style:font-name="Ubuntu" style:font-name-asian="Ubuntu" style:font-name-complex="Ubuntu"/>
    </style:style>
    <style:style style:name="P60" style:family="paragraph" style:parent-style-name="Standard">
      <style:paragraph-properties fo:text-align="justify" fo:break-before="auto"/>
    </style:style>
    <style:style style:name="T60_1" style:family="text" style:parent-style-name="Default_20_Paragraph_20_Font">
      <style:text-properties style:font-name="Ubuntu" style:font-name-asian="Ubuntu" style:font-name-complex="Ubuntu"/>
    </style:style>
    <style:style style:name="T60_2" style:family="text" style:parent-style-name="Default_20_Paragraph_20_Font">
      <style:text-properties style:font-name="Ubuntu" style:font-name-asian="Ubuntu" style:font-name-complex="Ubuntu"/>
    </style:style>
    <style:style style:name="T60_3" style:family="text" style:parent-style-name="Default_20_Paragraph_20_Font">
      <style:text-properties style:font-name="Ubuntu" style:font-name-asian="Ubuntu" style:font-name-complex="Ubuntu"/>
    </style:style>
    <style:style style:name="T60_4" style:family="text" style:parent-style-name="Default_20_Paragraph_20_Font">
      <style:text-properties style:font-name="Ubuntu" style:font-name-asian="Ubuntu" style:font-name-complex="Ubuntu"/>
    </style:style>
    <style:style style:name="P61" style:family="paragraph" style:parent-style-name="Heading_20_4">
      <style:paragraph-properties fo:text-align="justify" fo:break-before="auto"/>
    </style:style>
    <style:style style:name="T61_1" style:family="text" style:parent-style-name="Default_20_Paragraph_20_Font"/>
    <style:style style:name="P62" style:family="paragraph" style:parent-style-name="Standard">
      <style:paragraph-properties fo:text-align="justify" fo:break-before="auto"/>
    </style:style>
    <style:style style:name="T62_1" style:family="text" style:parent-style-name="Default_20_Paragraph_20_Font">
      <style:text-properties style:font-name="Ubuntu" style:font-name-asian="Ubuntu" style:font-name-complex="Ubuntu"/>
    </style:style>
    <style:style style:name="T62_2" style:family="text" style:parent-style-name="Default_20_Paragraph_20_Font">
      <style:text-properties style:font-name="Ubuntu" style:font-name-asian="Ubuntu" style:font-name-complex="Ubuntu"/>
    </style:style>
    <style:style style:name="T62_3" style:family="text" style:parent-style-name="Default_20_Paragraph_20_Font">
      <style:text-properties style:font-name="Ubuntu" style:font-name-asian="Ubuntu" style:font-name-complex="Ubuntu"/>
    </style:style>
    <style:style style:name="T62_4" style:family="text" style:parent-style-name="Default_20_Paragraph_20_Font">
      <style:text-properties style:font-name="Ubuntu" style:font-name-asian="Ubuntu" style:font-name-complex="Ubuntu"/>
    </style:style>
    <style:style style:name="T62_5" style:family="text" style:parent-style-name="Default_20_Paragraph_20_Font">
      <style:text-properties style:font-name="Ubuntu" style:font-name-asian="Ubuntu" style:font-name-complex="Ubuntu"/>
    </style:style>
    <style:style style:name="T62_6" style:family="text" style:parent-style-name="Default_20_Paragraph_20_Font">
      <style:text-properties style:font-name="Ubuntu" style:font-name-asian="Ubuntu" style:font-name-complex="Ubuntu"/>
    </style:style>
    <style:style style:name="T62_7" style:family="text" style:parent-style-name="Default_20_Paragraph_20_Font">
      <style:text-properties style:font-name="Ubuntu" style:font-name-asian="Ubuntu" style:font-name-complex="Ubuntu"/>
    </style:style>
    <style:style style:name="T62_8" style:family="text" style:parent-style-name="Default_20_Paragraph_20_Font">
      <style:text-properties style:font-name="Ubuntu" style:font-name-asian="Ubuntu" style:font-name-complex="Ubuntu"/>
    </style:style>
    <style:style style:name="T62_9" style:family="text" style:parent-style-name="Default_20_Paragraph_20_Font">
      <style:text-properties style:font-name="Ubuntu" style:font-name-asian="Ubuntu" style:font-name-complex="Ubuntu"/>
    </style:style>
    <style:style style:name="T62_10" style:family="text" style:parent-style-name="Default_20_Paragraph_20_Font">
      <style:text-properties style:font-name="Ubuntu" style:font-name-asian="Ubuntu" style:font-name-complex="Ubuntu"/>
    </style:style>
    <style:style style:name="T62_11" style:family="text" style:parent-style-name="Default_20_Paragraph_20_Font">
      <style:text-properties style:font-name="Ubuntu" style:font-name-asian="Ubuntu" style:font-name-complex="Ubuntu"/>
    </style:style>
    <style:style style:name="T62_12" style:family="text" style:parent-style-name="Default_20_Paragraph_20_Font">
      <style:text-properties style:font-name="Ubuntu" style:font-name-asian="Ubuntu" style:font-name-complex="Ubuntu"/>
    </style:style>
    <style:style style:name="T62_13" style:family="text" style:parent-style-name="Default_20_Paragraph_20_Font">
      <style:text-properties style:font-name="Ubuntu" style:font-name-asian="Ubuntu" style:font-name-complex="Ubuntu"/>
    </style:style>
    <style:style style:name="T62_14" style:family="text" style:parent-style-name="Default_20_Paragraph_20_Font">
      <style:text-properties style:font-name="Ubuntu" style:font-name-asian="Ubuntu" style:font-name-complex="Ubuntu"/>
    </style:style>
    <style:style style:name="T62_15" style:family="text" style:parent-style-name="Default_20_Paragraph_20_Font">
      <style:text-properties style:font-name="Ubuntu" style:font-name-asian="Ubuntu" style:font-name-complex="Ubuntu"/>
    </style:style>
    <style:style style:name="T62_16" style:family="text" style:parent-style-name="Default_20_Paragraph_20_Font">
      <style:text-properties style:font-name="Ubuntu" style:font-name-asian="Ubuntu" style:font-name-complex="Ubuntu"/>
    </style:style>
    <style:style style:name="T62_17" style:family="text" style:parent-style-name="Default_20_Paragraph_20_Font">
      <style:text-properties style:font-name="Ubuntu" style:font-name-asian="Ubuntu" style:font-name-complex="Ubuntu"/>
    </style:style>
    <style:style style:name="T62_18" style:family="text" style:parent-style-name="Default_20_Paragraph_20_Font">
      <style:text-properties style:font-name="Ubuntu" style:font-name-asian="Ubuntu" style:font-name-complex="Ubuntu"/>
    </style:style>
    <style:style style:name="T62_19" style:family="text" style:parent-style-name="Default_20_Paragraph_20_Font">
      <style:text-properties style:font-name="Ubuntu" style:font-name-asian="Ubuntu" style:font-name-complex="Ubuntu"/>
    </style:style>
    <style:style style:name="T62_20" style:family="text" style:parent-style-name="Default_20_Paragraph_20_Font">
      <style:text-properties style:font-name="Ubuntu" style:font-name-asian="Ubuntu" style:font-name-complex="Ubuntu"/>
    </style:style>
    <style:style style:name="T62_21" style:family="text" style:parent-style-name="Default_20_Paragraph_20_Font">
      <style:text-properties style:font-name="Ubuntu" style:font-name-asian="Ubuntu" style:font-name-complex="Ubuntu"/>
    </style:style>
    <style:style style:name="T62_22" style:family="text" style:parent-style-name="Default_20_Paragraph_20_Font">
      <style:text-properties style:font-name="Ubuntu" style:font-name-asian="Ubuntu" style:font-name-complex="Ubuntu"/>
    </style:style>
    <style:style style:name="T62_23" style:family="text" style:parent-style-name="Default_20_Paragraph_20_Font">
      <style:text-properties style:font-name="Ubuntu" style:font-name-asian="Ubuntu" style:font-name-complex="Ubuntu"/>
    </style:style>
    <style:style style:name="T62_24" style:family="text" style:parent-style-name="Default_20_Paragraph_20_Font">
      <style:text-properties style:font-name="Ubuntu" style:font-name-asian="Ubuntu" style:font-name-complex="Ubuntu"/>
    </style:style>
    <style:style style:name="T62_25" style:family="text" style:parent-style-name="Default_20_Paragraph_20_Font">
      <style:text-properties style:font-name="Ubuntu" style:font-name-asian="Ubuntu" style:font-name-complex="Ubuntu"/>
    </style:style>
    <style:style style:name="T62_26" style:family="text" style:parent-style-name="Default_20_Paragraph_20_Font">
      <style:text-properties style:font-name="Ubuntu" style:font-name-asian="Ubuntu" style:font-name-complex="Ubuntu"/>
    </style:style>
    <style:style style:name="T62_27" style:family="text" style:parent-style-name="Default_20_Paragraph_20_Font">
      <style:text-properties style:font-name="Ubuntu" style:font-name-asian="Ubuntu" style:font-name-complex="Ubuntu"/>
    </style:style>
    <style:style style:name="T62_28" style:family="text" style:parent-style-name="Default_20_Paragraph_20_Font">
      <style:text-properties style:font-name="Ubuntu" style:font-name-asian="Ubuntu" style:font-name-complex="Ubuntu"/>
    </style:style>
    <style:style style:name="T62_29" style:family="text" style:parent-style-name="Default_20_Paragraph_20_Font">
      <style:text-properties style:font-name="Ubuntu" style:font-name-asian="Ubuntu" style:font-name-complex="Ubuntu"/>
    </style:style>
    <style:style style:name="T62_30" style:family="text" style:parent-style-name="Default_20_Paragraph_20_Font">
      <style:text-properties style:font-name="Ubuntu" style:font-name-asian="Ubuntu" style:font-name-complex="Ubuntu"/>
    </style:style>
    <style:style style:name="T62_31" style:family="text" style:parent-style-name="Default_20_Paragraph_20_Font">
      <style:text-properties style:font-name="Ubuntu" style:font-name-asian="Ubuntu" style:font-name-complex="Ubuntu"/>
    </style:style>
    <style:style style:name="T62_32" style:family="text" style:parent-style-name="Default_20_Paragraph_20_Font">
      <style:text-properties style:font-name="Ubuntu" style:font-name-asian="Ubuntu" style:font-name-complex="Ubuntu"/>
    </style:style>
    <style:style style:name="T62_33" style:family="text" style:parent-style-name="Default_20_Paragraph_20_Font">
      <style:text-properties style:font-name="Ubuntu" style:font-name-asian="Ubuntu" style:font-name-complex="Ubuntu"/>
    </style:style>
    <style:style style:name="T62_34" style:family="text" style:parent-style-name="Default_20_Paragraph_20_Font">
      <style:text-properties style:font-name="Ubuntu" style:font-name-asian="Ubuntu" style:font-name-complex="Ubuntu"/>
    </style:style>
    <style:style style:name="T62_35" style:family="text" style:parent-style-name="Default_20_Paragraph_20_Font">
      <style:text-properties style:font-name="Ubuntu" style:font-name-asian="Ubuntu" style:font-name-complex="Ubuntu"/>
    </style:style>
    <style:style style:name="T62_36" style:family="text" style:parent-style-name="Default_20_Paragraph_20_Font">
      <style:text-properties style:font-name="Ubuntu" style:font-name-asian="Ubuntu" style:font-name-complex="Ubuntu"/>
    </style:style>
    <style:style style:name="T62_37" style:family="text" style:parent-style-name="Default_20_Paragraph_20_Font">
      <style:text-properties style:font-name="Ubuntu" style:font-name-asian="Ubuntu" style:font-name-complex="Ubuntu"/>
    </style:style>
    <style:style style:name="T62_38" style:family="text" style:parent-style-name="Default_20_Paragraph_20_Font">
      <style:text-properties style:font-name="Ubuntu" style:font-name-asian="Ubuntu" style:font-name-complex="Ubuntu"/>
    </style:style>
    <style:style style:name="T62_39" style:family="text" style:parent-style-name="Default_20_Paragraph_20_Font">
      <style:text-properties style:font-name="Ubuntu" style:font-name-asian="Ubuntu" style:font-name-complex="Ubuntu"/>
    </style:style>
    <style:style style:name="T62_40" style:family="text" style:parent-style-name="Default_20_Paragraph_20_Font">
      <style:text-properties style:font-name="Ubuntu" style:font-name-asian="Ubuntu" style:font-name-complex="Ubuntu"/>
    </style:style>
    <style:style style:name="T62_41" style:family="text" style:parent-style-name="Default_20_Paragraph_20_Font">
      <style:text-properties style:font-name="Ubuntu" style:font-name-asian="Ubuntu" style:font-name-complex="Ubuntu"/>
    </style:style>
    <style:style style:name="T62_42" style:family="text" style:parent-style-name="Default_20_Paragraph_20_Font">
      <style:text-properties style:font-name="Ubuntu" style:font-name-asian="Ubuntu" style:font-name-complex="Ubuntu"/>
    </style:style>
    <style:style style:name="T62_43" style:family="text" style:parent-style-name="Default_20_Paragraph_20_Font">
      <style:text-properties style:font-name="Ubuntu" style:font-name-asian="Ubuntu" style:font-name-complex="Ubuntu"/>
    </style:style>
    <style:style style:name="T62_44" style:family="text" style:parent-style-name="Default_20_Paragraph_20_Font">
      <style:text-properties style:font-name="Ubuntu" style:font-name-asian="Ubuntu" style:font-name-complex="Ubuntu"/>
    </style:style>
    <style:style style:name="T62_45" style:family="text" style:parent-style-name="Default_20_Paragraph_20_Font">
      <style:text-properties style:font-name="Ubuntu" style:font-name-asian="Ubuntu" style:font-name-complex="Ubuntu"/>
    </style:style>
    <style:style style:name="T62_46" style:family="text" style:parent-style-name="Default_20_Paragraph_20_Font">
      <style:text-properties style:font-name="Ubuntu" style:font-name-asian="Ubuntu" style:font-name-complex="Ubuntu"/>
    </style:style>
    <style:style style:name="T62_47" style:family="text" style:parent-style-name="Default_20_Paragraph_20_Font">
      <style:text-properties style:font-name="Ubuntu" style:font-name-asian="Ubuntu" style:font-name-complex="Ubuntu"/>
    </style:style>
    <style:style style:name="T62_48" style:family="text" style:parent-style-name="Default_20_Paragraph_20_Font">
      <style:text-properties style:font-name="Ubuntu" style:font-name-asian="Ubuntu" style:font-name-complex="Ubuntu"/>
    </style:style>
    <style:style style:name="T62_49" style:family="text" style:parent-style-name="Default_20_Paragraph_20_Font">
      <style:text-properties style:font-name="Ubuntu" style:font-name-asian="Ubuntu" style:font-name-complex="Ubuntu"/>
    </style:style>
    <style:style style:name="T62_50" style:family="text" style:parent-style-name="Default_20_Paragraph_20_Font">
      <style:text-properties style:font-name="Ubuntu" style:font-name-asian="Ubuntu" style:font-name-complex="Ubuntu"/>
    </style:style>
    <style:style style:name="T62_51" style:family="text" style:parent-style-name="Default_20_Paragraph_20_Font">
      <style:text-properties style:font-name="Ubuntu" style:font-name-asian="Ubuntu" style:font-name-complex="Ubuntu"/>
    </style:style>
    <style:style style:name="T62_52" style:family="text" style:parent-style-name="Default_20_Paragraph_20_Font">
      <style:text-properties style:font-name="Ubuntu" style:font-name-asian="Ubuntu" style:font-name-complex="Ubuntu"/>
    </style:style>
    <style:style style:name="T62_53" style:family="text" style:parent-style-name="Default_20_Paragraph_20_Font">
      <style:text-properties style:font-name="Ubuntu" style:font-name-asian="Ubuntu" style:font-name-complex="Ubuntu"/>
    </style:style>
    <style:style style:name="T62_54" style:family="text" style:parent-style-name="Default_20_Paragraph_20_Font">
      <style:text-properties style:font-name="Ubuntu" style:font-name-asian="Ubuntu" style:font-name-complex="Ubuntu"/>
    </style:style>
    <style:style style:name="T62_55" style:family="text" style:parent-style-name="Default_20_Paragraph_20_Font">
      <style:text-properties style:font-name="Ubuntu" style:font-name-asian="Ubuntu" style:font-name-complex="Ubuntu"/>
    </style:style>
    <style:style style:name="T62_56" style:family="text" style:parent-style-name="Default_20_Paragraph_20_Font">
      <style:text-properties style:font-name="Ubuntu" style:font-name-asian="Ubuntu" style:font-name-complex="Ubuntu"/>
    </style:style>
    <style:style style:name="T62_57" style:family="text" style:parent-style-name="Default_20_Paragraph_20_Font">
      <style:text-properties style:font-name="Ubuntu" style:font-name-asian="Ubuntu" style:font-name-complex="Ubuntu"/>
    </style:style>
    <style:style style:name="T62_58" style:family="text" style:parent-style-name="Default_20_Paragraph_20_Font">
      <style:text-properties style:font-name="Ubuntu" style:font-name-asian="Ubuntu" style:font-name-complex="Ubuntu"/>
    </style:style>
    <style:style style:name="T62_59" style:family="text" style:parent-style-name="Default_20_Paragraph_20_Font">
      <style:text-properties style:font-name="Ubuntu" style:font-name-asian="Ubuntu" style:font-name-complex="Ubuntu"/>
    </style:style>
    <style:style style:name="T62_60" style:family="text" style:parent-style-name="Default_20_Paragraph_20_Font">
      <style:text-properties style:font-name="Ubuntu" style:font-name-asian="Ubuntu" style:font-name-complex="Ubuntu"/>
    </style:style>
    <style:style style:name="T62_61" style:family="text" style:parent-style-name="Default_20_Paragraph_20_Font">
      <style:text-properties style:font-name="Ubuntu" style:font-name-asian="Ubuntu" style:font-name-complex="Ubuntu"/>
    </style:style>
    <style:style style:name="T62_62" style:family="text" style:parent-style-name="Default_20_Paragraph_20_Font">
      <style:text-properties style:font-name="Ubuntu" style:font-name-asian="Ubuntu" style:font-name-complex="Ubuntu"/>
    </style:style>
    <style:style style:name="T62_63" style:family="text" style:parent-style-name="Default_20_Paragraph_20_Font">
      <style:text-properties style:font-name="Ubuntu" style:font-name-asian="Ubuntu" style:font-name-complex="Ubuntu"/>
    </style:style>
    <style:style style:name="T62_64" style:family="text" style:parent-style-name="Default_20_Paragraph_20_Font">
      <style:text-properties style:font-name="Ubuntu" style:font-name-asian="Ubuntu" style:font-name-complex="Ubuntu"/>
    </style:style>
    <style:style style:name="T62_65" style:family="text" style:parent-style-name="Default_20_Paragraph_20_Font">
      <style:text-properties style:font-name="Ubuntu" style:font-name-asian="Ubuntu" style:font-name-complex="Ubuntu"/>
    </style:style>
    <style:style style:name="T62_66" style:family="text" style:parent-style-name="Default_20_Paragraph_20_Font">
      <style:text-properties style:font-name="Ubuntu" style:font-name-asian="Ubuntu" style:font-name-complex="Ubuntu"/>
    </style:style>
    <style:style style:name="T62_67" style:family="text" style:parent-style-name="Default_20_Paragraph_20_Font">
      <style:text-properties style:font-name="Ubuntu" style:font-name-asian="Ubuntu" style:font-name-complex="Ubuntu"/>
    </style:style>
    <style:style style:name="T62_68" style:family="text" style:parent-style-name="Default_20_Paragraph_20_Font">
      <style:text-properties style:font-name="Ubuntu" style:font-name-asian="Ubuntu" style:font-name-complex="Ubuntu"/>
    </style:style>
    <style:style style:name="T62_69" style:family="text" style:parent-style-name="Default_20_Paragraph_20_Font">
      <style:text-properties style:font-name="Ubuntu" style:font-name-asian="Ubuntu" style:font-name-complex="Ubuntu"/>
    </style:style>
    <style:style style:name="T62_70" style:family="text" style:parent-style-name="Default_20_Paragraph_20_Font">
      <style:text-properties style:font-name="Ubuntu" style:font-name-asian="Ubuntu" style:font-name-complex="Ubuntu"/>
    </style:style>
    <style:style style:name="T62_71" style:family="text" style:parent-style-name="Default_20_Paragraph_20_Font">
      <style:text-properties style:font-name="Ubuntu" style:font-name-asian="Ubuntu" style:font-name-complex="Ubuntu"/>
    </style:style>
    <style:style style:name="T62_72" style:family="text" style:parent-style-name="Default_20_Paragraph_20_Font">
      <style:text-properties style:font-name="Ubuntu" style:font-name-asian="Ubuntu" style:font-name-complex="Ubuntu"/>
    </style:style>
    <style:style style:name="T62_73" style:family="text" style:parent-style-name="Default_20_Paragraph_20_Font">
      <style:text-properties style:font-name="Ubuntu" style:font-name-asian="Ubuntu" style:font-name-complex="Ubuntu"/>
    </style:style>
    <style:style style:name="T62_74" style:family="text" style:parent-style-name="Default_20_Paragraph_20_Font">
      <style:text-properties style:font-name="Ubuntu" style:font-name-asian="Ubuntu" style:font-name-complex="Ubuntu"/>
    </style:style>
    <style:style style:name="T62_75" style:family="text" style:parent-style-name="Default_20_Paragraph_20_Font">
      <style:text-properties style:font-name="Ubuntu" style:font-name-asian="Ubuntu" style:font-name-complex="Ubuntu"/>
    </style:style>
    <style:style style:name="T62_76" style:family="text" style:parent-style-name="Default_20_Paragraph_20_Font">
      <style:text-properties style:font-name="Ubuntu" style:font-name-asian="Ubuntu" style:font-name-complex="Ubuntu"/>
    </style:style>
    <style:style style:name="T62_77" style:family="text" style:parent-style-name="Default_20_Paragraph_20_Font">
      <style:text-properties style:font-name="Ubuntu" style:font-name-asian="Ubuntu" style:font-name-complex="Ubuntu"/>
    </style:style>
    <style:style style:name="T62_78" style:family="text" style:parent-style-name="Default_20_Paragraph_20_Font">
      <style:text-properties style:font-name="Ubuntu" style:font-name-asian="Ubuntu" style:font-name-complex="Ubuntu"/>
    </style:style>
    <style:style style:name="T62_79" style:family="text" style:parent-style-name="Default_20_Paragraph_20_Font">
      <style:text-properties style:font-name="Ubuntu" style:font-name-asian="Ubuntu" style:font-name-complex="Ubuntu"/>
    </style:style>
    <style:style style:name="T62_80" style:family="text" style:parent-style-name="Default_20_Paragraph_20_Font">
      <style:text-properties style:font-name="Ubuntu" style:font-name-asian="Ubuntu" style:font-name-complex="Ubuntu"/>
    </style:style>
    <style:style style:name="T62_81" style:family="text" style:parent-style-name="Default_20_Paragraph_20_Font">
      <style:text-properties style:font-name="Ubuntu" style:font-name-asian="Ubuntu" style:font-name-complex="Ubuntu"/>
    </style:style>
    <style:style style:name="T62_82" style:family="text" style:parent-style-name="Default_20_Paragraph_20_Font">
      <style:text-properties style:font-name="Ubuntu" style:font-name-asian="Ubuntu" style:font-name-complex="Ubuntu"/>
    </style:style>
    <style:style style:name="T62_83" style:family="text" style:parent-style-name="Default_20_Paragraph_20_Font">
      <style:text-properties style:font-name="Ubuntu" style:font-name-asian="Ubuntu" style:font-name-complex="Ubuntu"/>
    </style:style>
    <style:style style:name="T62_84" style:family="text" style:parent-style-name="Default_20_Paragraph_20_Font">
      <style:text-properties style:font-name="Ubuntu" style:font-name-asian="Ubuntu" style:font-name-complex="Ubuntu"/>
    </style:style>
    <style:style style:name="T62_85" style:family="text" style:parent-style-name="Default_20_Paragraph_20_Font">
      <style:text-properties style:font-name="Ubuntu" style:font-name-asian="Ubuntu" style:font-name-complex="Ubuntu"/>
    </style:style>
    <style:style style:name="T62_86" style:family="text" style:parent-style-name="Default_20_Paragraph_20_Font">
      <style:text-properties style:font-name="Ubuntu" style:font-name-asian="Ubuntu" style:font-name-complex="Ubuntu"/>
    </style:style>
    <style:style style:name="T62_87" style:family="text" style:parent-style-name="Default_20_Paragraph_20_Font">
      <style:text-properties style:font-name="Ubuntu" style:font-name-asian="Ubuntu" style:font-name-complex="Ubuntu"/>
    </style:style>
    <style:style style:name="T62_88" style:family="text" style:parent-style-name="Default_20_Paragraph_20_Font">
      <style:text-properties style:font-name="Ubuntu" style:font-name-asian="Ubuntu" style:font-name-complex="Ubuntu"/>
    </style:style>
    <style:style style:name="T62_89" style:family="text" style:parent-style-name="Default_20_Paragraph_20_Font">
      <style:text-properties style:font-name="Ubuntu" style:font-name-asian="Ubuntu" style:font-name-complex="Ubuntu"/>
    </style:style>
    <style:style style:name="T62_90" style:family="text" style:parent-style-name="Default_20_Paragraph_20_Font">
      <style:text-properties style:font-name="Ubuntu" style:font-name-asian="Ubuntu" style:font-name-complex="Ubuntu"/>
    </style:style>
    <style:style style:name="T62_91" style:family="text" style:parent-style-name="Default_20_Paragraph_20_Font">
      <style:text-properties style:font-name="Ubuntu" style:font-name-asian="Ubuntu" style:font-name-complex="Ubuntu"/>
    </style:style>
    <style:style style:name="T62_92" style:family="text" style:parent-style-name="Default_20_Paragraph_20_Font">
      <style:text-properties style:font-name="Ubuntu" style:font-name-asian="Ubuntu" style:font-name-complex="Ubuntu"/>
    </style:style>
    <style:style style:name="T62_93" style:family="text" style:parent-style-name="Default_20_Paragraph_20_Font">
      <style:text-properties style:font-name="Ubuntu" style:font-name-asian="Ubuntu" style:font-name-complex="Ubuntu"/>
    </style:style>
    <style:style style:name="T62_94" style:family="text" style:parent-style-name="Default_20_Paragraph_20_Font">
      <style:text-properties style:font-name="Ubuntu" style:font-name-asian="Ubuntu" style:font-name-complex="Ubuntu"/>
    </style:style>
    <style:style style:name="T62_95" style:family="text" style:parent-style-name="Default_20_Paragraph_20_Font">
      <style:text-properties style:font-name="Ubuntu" style:font-name-asian="Ubuntu" style:font-name-complex="Ubuntu"/>
    </style:style>
    <style:style style:name="T62_96" style:family="text" style:parent-style-name="Default_20_Paragraph_20_Font">
      <style:text-properties style:font-name="Ubuntu" style:font-name-asian="Ubuntu" style:font-name-complex="Ubuntu"/>
    </style:style>
    <style:style style:name="T62_97" style:family="text" style:parent-style-name="Default_20_Paragraph_20_Font">
      <style:text-properties style:font-name="Ubuntu" style:font-name-asian="Ubuntu" style:font-name-complex="Ubuntu"/>
    </style:style>
    <style:style style:name="T62_98" style:family="text" style:parent-style-name="Default_20_Paragraph_20_Font">
      <style:text-properties style:font-name="Ubuntu" style:font-name-asian="Ubuntu" style:font-name-complex="Ubuntu"/>
    </style:style>
    <style:style style:name="T62_99" style:family="text" style:parent-style-name="Default_20_Paragraph_20_Font">
      <style:text-properties style:font-name="Ubuntu" style:font-name-asian="Ubuntu" style:font-name-complex="Ubuntu"/>
    </style:style>
    <style:style style:name="T62_100" style:family="text" style:parent-style-name="Default_20_Paragraph_20_Font">
      <style:text-properties style:font-name="Ubuntu" style:font-name-asian="Ubuntu" style:font-name-complex="Ubuntu"/>
    </style:style>
    <style:style style:name="T62_101" style:family="text" style:parent-style-name="Default_20_Paragraph_20_Font">
      <style:text-properties style:font-name="Ubuntu" style:font-name-asian="Ubuntu" style:font-name-complex="Ubuntu"/>
    </style:style>
    <style:style style:name="T62_102" style:family="text" style:parent-style-name="Default_20_Paragraph_20_Font">
      <style:text-properties style:font-name="Ubuntu" style:font-name-asian="Ubuntu" style:font-name-complex="Ubuntu"/>
    </style:style>
    <style:style style:name="T62_103" style:family="text" style:parent-style-name="Default_20_Paragraph_20_Font">
      <style:text-properties style:font-name="Ubuntu" style:font-name-asian="Ubuntu" style:font-name-complex="Ubuntu"/>
    </style:style>
    <style:style style:name="T62_104" style:family="text" style:parent-style-name="Default_20_Paragraph_20_Font">
      <style:text-properties style:font-name="Ubuntu" style:font-name-asian="Ubuntu" style:font-name-complex="Ubuntu"/>
    </style:style>
    <style:style style:name="T62_105" style:family="text" style:parent-style-name="Default_20_Paragraph_20_Font">
      <style:text-properties style:font-name="Ubuntu" style:font-name-asian="Ubuntu" style:font-name-complex="Ubuntu"/>
    </style:style>
    <style:style style:name="T62_106" style:family="text" style:parent-style-name="Default_20_Paragraph_20_Font">
      <style:text-properties style:font-name="Ubuntu" style:font-name-asian="Ubuntu" style:font-name-complex="Ubuntu"/>
    </style:style>
    <style:style style:name="T62_107" style:family="text" style:parent-style-name="Default_20_Paragraph_20_Font">
      <style:text-properties style:font-name="Ubuntu" style:font-name-asian="Ubuntu" style:font-name-complex="Ubuntu"/>
    </style:style>
    <style:style style:name="T62_108" style:family="text" style:parent-style-name="Default_20_Paragraph_20_Font">
      <style:text-properties style:font-name="Ubuntu" style:font-name-asian="Ubuntu" style:font-name-complex="Ubuntu"/>
    </style:style>
    <style:style style:name="T62_109" style:family="text" style:parent-style-name="Default_20_Paragraph_20_Font">
      <style:text-properties style:font-name="Ubuntu" style:font-name-asian="Ubuntu" style:font-name-complex="Ubuntu"/>
    </style:style>
    <style:style style:name="T62_110" style:family="text" style:parent-style-name="Default_20_Paragraph_20_Font">
      <style:text-properties style:font-name="Ubuntu" style:font-name-asian="Ubuntu" style:font-name-complex="Ubuntu"/>
    </style:style>
    <style:style style:name="T62_111" style:family="text" style:parent-style-name="Default_20_Paragraph_20_Font">
      <style:text-properties style:font-name="Ubuntu" style:font-name-asian="Ubuntu" style:font-name-complex="Ubuntu"/>
    </style:style>
    <style:style style:name="T62_112" style:family="text" style:parent-style-name="Default_20_Paragraph_20_Font">
      <style:text-properties style:font-name="Ubuntu" style:font-name-asian="Ubuntu" style:font-name-complex="Ubuntu"/>
    </style:style>
    <style:style style:name="T62_113" style:family="text" style:parent-style-name="Default_20_Paragraph_20_Font">
      <style:text-properties style:font-name="Ubuntu" style:font-name-asian="Ubuntu" style:font-name-complex="Ubuntu"/>
    </style:style>
    <style:style style:name="T62_114" style:family="text" style:parent-style-name="Default_20_Paragraph_20_Font">
      <style:text-properties style:font-name="Ubuntu" style:font-name-asian="Ubuntu" style:font-name-complex="Ubuntu"/>
    </style:style>
    <style:style style:name="T62_115" style:family="text" style:parent-style-name="Default_20_Paragraph_20_Font">
      <style:text-properties style:font-name="Ubuntu" style:font-name-asian="Ubuntu" style:font-name-complex="Ubuntu"/>
    </style:style>
    <style:style style:name="T62_116" style:family="text" style:parent-style-name="Default_20_Paragraph_20_Font">
      <style:text-properties style:font-name="Ubuntu" style:font-name-asian="Ubuntu" style:font-name-complex="Ubuntu"/>
    </style:style>
    <style:style style:name="T62_117" style:family="text" style:parent-style-name="Default_20_Paragraph_20_Font">
      <style:text-properties style:font-name="Ubuntu" style:font-name-asian="Ubuntu" style:font-name-complex="Ubuntu"/>
    </style:style>
    <style:style style:name="T62_118" style:family="text" style:parent-style-name="Default_20_Paragraph_20_Font">
      <style:text-properties style:font-name="Ubuntu" style:font-name-asian="Ubuntu" style:font-name-complex="Ubuntu"/>
    </style:style>
    <style:style style:name="T62_119" style:family="text" style:parent-style-name="Default_20_Paragraph_20_Font">
      <style:text-properties style:font-name="Ubuntu" style:font-name-asian="Ubuntu" style:font-name-complex="Ubuntu"/>
    </style:style>
    <style:style style:name="T62_120" style:family="text" style:parent-style-name="Default_20_Paragraph_20_Font">
      <style:text-properties style:font-name="Ubuntu" style:font-name-asian="Ubuntu" style:font-name-complex="Ubuntu"/>
    </style:style>
    <style:style style:name="T62_121" style:family="text" style:parent-style-name="Default_20_Paragraph_20_Font">
      <style:text-properties style:font-name="Ubuntu" style:font-name-asian="Ubuntu" style:font-name-complex="Ubuntu"/>
    </style:style>
    <style:style style:name="T62_122" style:family="text" style:parent-style-name="Default_20_Paragraph_20_Font">
      <style:text-properties style:font-name="Ubuntu" style:font-name-asian="Ubuntu" style:font-name-complex="Ubuntu"/>
    </style:style>
    <style:style style:name="T62_123" style:family="text" style:parent-style-name="Default_20_Paragraph_20_Font">
      <style:text-properties style:font-name="Ubuntu" style:font-name-asian="Ubuntu" style:font-name-complex="Ubuntu"/>
    </style:style>
    <style:style style:name="T62_124" style:family="text" style:parent-style-name="Default_20_Paragraph_20_Font">
      <style:text-properties style:font-name="Ubuntu" style:font-name-asian="Ubuntu" style:font-name-complex="Ubuntu"/>
    </style:style>
    <style:style style:name="T62_125" style:family="text" style:parent-style-name="Default_20_Paragraph_20_Font">
      <style:text-properties style:font-name="Ubuntu" style:font-name-asian="Ubuntu" style:font-name-complex="Ubuntu"/>
    </style:style>
    <style:style style:name="T62_126" style:family="text" style:parent-style-name="Default_20_Paragraph_20_Font">
      <style:text-properties style:font-name="Ubuntu" style:font-name-asian="Ubuntu" style:font-name-complex="Ubuntu"/>
    </style:style>
    <style:style style:name="T62_127" style:family="text" style:parent-style-name="Default_20_Paragraph_20_Font">
      <style:text-properties style:font-name="Ubuntu" style:font-name-asian="Ubuntu" style:font-name-complex="Ubuntu"/>
    </style:style>
    <style:style style:name="T62_128" style:family="text" style:parent-style-name="Default_20_Paragraph_20_Font">
      <style:text-properties style:font-name="Ubuntu" style:font-name-asian="Ubuntu" style:font-name-complex="Ubuntu"/>
    </style:style>
    <style:style style:name="T62_129" style:family="text" style:parent-style-name="Default_20_Paragraph_20_Font">
      <style:text-properties style:font-name="Ubuntu" style:font-name-asian="Ubuntu" style:font-name-complex="Ubuntu"/>
    </style:style>
    <style:style style:name="T62_130" style:family="text" style:parent-style-name="Default_20_Paragraph_20_Font">
      <style:text-properties style:font-name="Ubuntu" style:font-name-asian="Ubuntu" style:font-name-complex="Ubuntu"/>
    </style:style>
    <style:style style:name="T62_131" style:family="text" style:parent-style-name="Default_20_Paragraph_20_Font">
      <style:text-properties style:font-name="Ubuntu" style:font-name-asian="Ubuntu" style:font-name-complex="Ubuntu"/>
    </style:style>
    <style:style style:name="P63" style:family="paragraph" style:parent-style-name="Heading_20_5">
      <style:paragraph-properties fo:text-align="justify" fo:break-before="auto"/>
    </style:style>
    <style:style style:name="T63_1" style:family="text" style:parent-style-name="Default_20_Paragraph_20_Font">
      <style:text-properties style:font-name="Ubuntu" style:font-name-asian="Ubuntu" style:font-name-complex="Ubuntu"/>
    </style:style>
    <style:style style:name="T63_2" style:family="text" style:parent-style-name="Default_20_Paragraph_20_Font">
      <style:text-properties style:font-name="Ubuntu" style:font-name-asian="Ubuntu" style:font-name-complex="Ubuntu"/>
    </style:style>
    <style:style style:name="T63_3" style:family="text" style:parent-style-name="Default_20_Paragraph_20_Font">
      <style:text-properties style:font-name="Ubuntu" style:font-name-asian="Ubuntu" style:font-name-complex="Ubuntu"/>
    </style:style>
    <style:style style:name="P64" style:family="paragraph" style:parent-style-name="Standard">
      <style:paragraph-properties fo:text-align="justify" fo:break-before="auto"/>
    </style:style>
    <style:style style:name="T64_1" style:family="text" style:parent-style-name="Default_20_Paragraph_20_Font">
      <style:text-properties style:font-name="Ubuntu" style:font-name-asian="Ubuntu" style:font-name-complex="Ubuntu"/>
    </style:style>
    <style:style style:name="T64_2" style:family="text" style:parent-style-name="Default_20_Paragraph_20_Font">
      <style:text-properties style:font-name="Ubuntu" style:font-name-asian="Ubuntu" style:font-name-complex="Ubuntu"/>
    </style:style>
    <style:style style:name="T64_3" style:family="text" style:parent-style-name="Default_20_Paragraph_20_Font">
      <style:text-properties style:font-name="Ubuntu" style:font-name-asian="Ubuntu" style:font-name-complex="Ubuntu"/>
    </style:style>
    <style:style style:name="T64_4" style:family="text" style:parent-style-name="Default_20_Paragraph_20_Font">
      <style:text-properties style:font-name="Ubuntu" style:font-name-asian="Ubuntu" style:font-name-complex="Ubuntu"/>
    </style:style>
    <style:style style:name="T64_5" style:family="text" style:parent-style-name="Default_20_Paragraph_20_Font">
      <style:text-properties style:font-name="Ubuntu" style:font-name-asian="Ubuntu" style:font-name-complex="Ubuntu"/>
    </style:style>
    <style:style style:name="T64_6" style:family="text" style:parent-style-name="Default_20_Paragraph_20_Font">
      <style:text-properties style:font-name="Ubuntu" style:font-name-asian="Ubuntu" style:font-name-complex="Ubuntu"/>
    </style:style>
    <style:style style:name="T64_7" style:family="text" style:parent-style-name="Default_20_Paragraph_20_Font">
      <style:text-properties style:font-name="Ubuntu" style:font-name-asian="Ubuntu" style:font-name-complex="Ubuntu"/>
    </style:style>
    <style:style style:name="T64_8" style:family="text" style:parent-style-name="Default_20_Paragraph_20_Font">
      <style:text-properties style:font-name="Ubuntu" style:font-name-asian="Ubuntu" style:font-name-complex="Ubuntu"/>
    </style:style>
    <style:style style:name="T64_9" style:family="text" style:parent-style-name="Default_20_Paragraph_20_Font">
      <style:text-properties style:font-name="Ubuntu" style:font-name-asian="Ubuntu" style:font-name-complex="Ubuntu"/>
    </style:style>
    <style:style style:name="T64_10" style:family="text" style:parent-style-name="Default_20_Paragraph_20_Font">
      <style:text-properties style:font-name="Ubuntu" style:font-name-asian="Ubuntu" style:font-name-complex="Ubuntu"/>
    </style:style>
    <style:style style:name="T64_11" style:family="text" style:parent-style-name="Default_20_Paragraph_20_Font">
      <style:text-properties style:font-name="Ubuntu" style:font-name-asian="Ubuntu" style:font-name-complex="Ubuntu"/>
    </style:style>
    <style:style style:name="T64_12" style:family="text" style:parent-style-name="Default_20_Paragraph_20_Font">
      <style:text-properties style:font-name="Ubuntu" style:font-name-asian="Ubuntu" style:font-name-complex="Ubuntu"/>
    </style:style>
    <style:style style:name="T64_13" style:family="text" style:parent-style-name="Default_20_Paragraph_20_Font">
      <style:text-properties style:font-name="Ubuntu" style:font-name-asian="Ubuntu" style:font-name-complex="Ubuntu"/>
    </style:style>
    <style:style style:name="T64_14" style:family="text" style:parent-style-name="Default_20_Paragraph_20_Font">
      <style:text-properties style:font-name="Ubuntu" style:font-name-asian="Ubuntu" style:font-name-complex="Ubuntu"/>
    </style:style>
    <style:style style:name="T64_15" style:family="text" style:parent-style-name="Default_20_Paragraph_20_Font">
      <style:text-properties style:font-name="Ubuntu" style:font-name-asian="Ubuntu" style:font-name-complex="Ubuntu"/>
    </style:style>
    <style:style style:name="T64_16" style:family="text" style:parent-style-name="Default_20_Paragraph_20_Font">
      <style:text-properties style:font-name="Ubuntu" style:font-name-asian="Ubuntu" style:font-name-complex="Ubuntu"/>
    </style:style>
    <style:style style:name="T64_17" style:family="text" style:parent-style-name="Default_20_Paragraph_20_Font">
      <style:text-properties style:font-name="Ubuntu" style:font-name-asian="Ubuntu" style:font-name-complex="Ubuntu"/>
    </style:style>
    <style:style style:name="T64_18" style:family="text" style:parent-style-name="Default_20_Paragraph_20_Font">
      <style:text-properties style:font-name="Ubuntu" style:font-name-asian="Ubuntu" style:font-name-complex="Ubuntu"/>
    </style:style>
    <style:style style:name="T64_19" style:family="text" style:parent-style-name="Default_20_Paragraph_20_Font">
      <style:text-properties style:font-name="Ubuntu" style:font-name-asian="Ubuntu" style:font-name-complex="Ubuntu"/>
    </style:style>
    <style:style style:name="T64_20" style:family="text" style:parent-style-name="Default_20_Paragraph_20_Font">
      <style:text-properties style:font-name="Ubuntu" style:font-name-asian="Ubuntu" style:font-name-complex="Ubuntu"/>
    </style:style>
    <style:style style:name="T64_21" style:family="text" style:parent-style-name="Default_20_Paragraph_20_Font">
      <style:text-properties style:font-name="Ubuntu" style:font-name-asian="Ubuntu" style:font-name-complex="Ubuntu"/>
    </style:style>
    <style:style style:name="T64_22" style:family="text" style:parent-style-name="Default_20_Paragraph_20_Font">
      <style:text-properties style:font-name="Ubuntu" style:font-name-asian="Ubuntu" style:font-name-complex="Ubuntu"/>
    </style:style>
    <style:style style:name="T64_23" style:family="text" style:parent-style-name="Default_20_Paragraph_20_Font">
      <style:text-properties style:font-name="Ubuntu" style:font-name-asian="Ubuntu" style:font-name-complex="Ubuntu"/>
    </style:style>
    <style:style style:name="T64_24" style:family="text" style:parent-style-name="Default_20_Paragraph_20_Font">
      <style:text-properties style:font-name="Ubuntu" style:font-name-asian="Ubuntu" style:font-name-complex="Ubuntu"/>
    </style:style>
    <style:style style:name="T64_25" style:family="text" style:parent-style-name="Default_20_Paragraph_20_Font">
      <style:text-properties style:font-name="Ubuntu" style:font-name-asian="Ubuntu" style:font-name-complex="Ubuntu"/>
    </style:style>
    <style:style style:name="T64_26" style:family="text" style:parent-style-name="Default_20_Paragraph_20_Font">
      <style:text-properties style:font-name="Ubuntu" style:font-name-asian="Ubuntu" style:font-name-complex="Ubuntu"/>
    </style:style>
    <style:style style:name="T64_27" style:family="text" style:parent-style-name="Default_20_Paragraph_20_Font">
      <style:text-properties style:font-name="Ubuntu" style:font-name-asian="Ubuntu" style:font-name-complex="Ubuntu"/>
    </style:style>
    <style:style style:name="T64_28" style:family="text" style:parent-style-name="Default_20_Paragraph_20_Font">
      <style:text-properties style:font-name="Ubuntu" style:font-name-asian="Ubuntu" style:font-name-complex="Ubuntu"/>
    </style:style>
    <style:style style:name="T64_29" style:family="text" style:parent-style-name="Default_20_Paragraph_20_Font">
      <style:text-properties style:font-name="Ubuntu" style:font-name-asian="Ubuntu" style:font-name-complex="Ubuntu"/>
    </style:style>
    <style:style style:name="T64_30" style:family="text" style:parent-style-name="Default_20_Paragraph_20_Font">
      <style:text-properties style:font-name="Ubuntu" style:font-name-asian="Ubuntu" style:font-name-complex="Ubuntu"/>
    </style:style>
    <style:style style:name="T64_31" style:family="text" style:parent-style-name="Default_20_Paragraph_20_Font">
      <style:text-properties style:font-name="Ubuntu" style:font-name-asian="Ubuntu" style:font-name-complex="Ubuntu"/>
    </style:style>
    <style:style style:name="T64_32" style:family="text" style:parent-style-name="Default_20_Paragraph_20_Font">
      <style:text-properties style:font-name="Ubuntu" style:font-name-asian="Ubuntu" style:font-name-complex="Ubuntu"/>
    </style:style>
    <style:style style:name="T64_33" style:family="text" style:parent-style-name="Default_20_Paragraph_20_Font">
      <style:text-properties style:font-name="Ubuntu" style:font-name-asian="Ubuntu" style:font-name-complex="Ubuntu"/>
    </style:style>
    <style:style style:name="T64_34" style:family="text" style:parent-style-name="Default_20_Paragraph_20_Font">
      <style:text-properties style:font-name="Ubuntu" style:font-name-asian="Ubuntu" style:font-name-complex="Ubuntu"/>
    </style:style>
    <style:style style:name="T64_35" style:family="text" style:parent-style-name="Default_20_Paragraph_20_Font">
      <style:text-properties style:font-name="Ubuntu" style:font-name-asian="Ubuntu" style:font-name-complex="Ubuntu"/>
    </style:style>
    <style:style style:name="T64_36" style:family="text" style:parent-style-name="Default_20_Paragraph_20_Font">
      <style:text-properties style:font-name="Ubuntu" style:font-name-asian="Ubuntu" style:font-name-complex="Ubuntu"/>
    </style:style>
    <style:style style:name="T64_37" style:family="text" style:parent-style-name="Default_20_Paragraph_20_Font">
      <style:text-properties style:font-name="Ubuntu" style:font-name-asian="Ubuntu" style:font-name-complex="Ubuntu"/>
    </style:style>
    <style:style style:name="T64_38" style:family="text" style:parent-style-name="Default_20_Paragraph_20_Font">
      <style:text-properties style:font-name="Ubuntu" style:font-name-asian="Ubuntu" style:font-name-complex="Ubuntu"/>
    </style:style>
    <style:style style:name="T64_39" style:family="text" style:parent-style-name="Default_20_Paragraph_20_Font">
      <style:text-properties style:font-name="Ubuntu" style:font-name-asian="Ubuntu" style:font-name-complex="Ubuntu"/>
    </style:style>
    <style:style style:name="T64_40" style:family="text" style:parent-style-name="Default_20_Paragraph_20_Font">
      <style:text-properties style:font-name="Ubuntu" style:font-name-asian="Ubuntu" style:font-name-complex="Ubuntu"/>
    </style:style>
    <style:style style:name="T64_41" style:family="text" style:parent-style-name="Default_20_Paragraph_20_Font">
      <style:text-properties style:font-name="Ubuntu" style:font-name-asian="Ubuntu" style:font-name-complex="Ubuntu"/>
    </style:style>
    <style:style style:name="T64_42" style:family="text" style:parent-style-name="Default_20_Paragraph_20_Font">
      <style:text-properties style:font-name="Ubuntu" style:font-name-asian="Ubuntu" style:font-name-complex="Ubuntu"/>
    </style:style>
    <style:style style:name="T64_43" style:family="text" style:parent-style-name="Default_20_Paragraph_20_Font">
      <style:text-properties style:font-name="Ubuntu" style:font-name-asian="Ubuntu" style:font-name-complex="Ubuntu"/>
    </style:style>
    <style:style style:name="T64_44" style:family="text" style:parent-style-name="Default_20_Paragraph_20_Font">
      <style:text-properties style:font-name="Ubuntu" style:font-name-asian="Ubuntu" style:font-name-complex="Ubuntu"/>
    </style:style>
    <style:style style:name="T64_45" style:family="text" style:parent-style-name="Default_20_Paragraph_20_Font">
      <style:text-properties style:font-name="Ubuntu" style:font-name-asian="Ubuntu" style:font-name-complex="Ubuntu"/>
    </style:style>
    <style:style style:name="T64_46" style:family="text" style:parent-style-name="Default_20_Paragraph_20_Font">
      <style:text-properties style:font-name="Ubuntu" style:font-name-asian="Ubuntu" style:font-name-complex="Ubuntu"/>
    </style:style>
    <style:style style:name="T64_47" style:family="text" style:parent-style-name="Default_20_Paragraph_20_Font">
      <style:text-properties style:font-name="Ubuntu" style:font-name-asian="Ubuntu" style:font-name-complex="Ubuntu"/>
    </style:style>
    <style:style style:name="T64_48" style:family="text" style:parent-style-name="Default_20_Paragraph_20_Font">
      <style:text-properties style:font-name="Ubuntu" style:font-name-asian="Ubuntu" style:font-name-complex="Ubuntu"/>
    </style:style>
    <style:style style:name="T64_49" style:family="text" style:parent-style-name="Default_20_Paragraph_20_Font">
      <style:text-properties style:font-name="Ubuntu" style:font-name-asian="Ubuntu" style:font-name-complex="Ubuntu"/>
    </style:style>
    <style:style style:name="T64_50" style:family="text" style:parent-style-name="Default_20_Paragraph_20_Font">
      <style:text-properties style:font-name="Ubuntu" style:font-name-asian="Ubuntu" style:font-name-complex="Ubuntu"/>
    </style:style>
    <style:style style:name="T64_51" style:family="text" style:parent-style-name="Default_20_Paragraph_20_Font">
      <style:text-properties style:font-name="Ubuntu" style:font-name-asian="Ubuntu" style:font-name-complex="Ubuntu"/>
    </style:style>
    <style:style style:name="T64_52" style:family="text" style:parent-style-name="Default_20_Paragraph_20_Font">
      <style:text-properties style:font-name="Ubuntu" style:font-name-asian="Ubuntu" style:font-name-complex="Ubuntu"/>
    </style:style>
    <style:style style:name="T64_53" style:family="text" style:parent-style-name="Default_20_Paragraph_20_Font">
      <style:text-properties style:font-name="Ubuntu" style:font-name-asian="Ubuntu" style:font-name-complex="Ubuntu"/>
    </style:style>
    <style:style style:name="T64_54" style:family="text" style:parent-style-name="Default_20_Paragraph_20_Font">
      <style:text-properties style:font-name="Ubuntu" style:font-name-asian="Ubuntu" style:font-name-complex="Ubuntu"/>
    </style:style>
    <style:style style:name="T64_55" style:family="text" style:parent-style-name="Default_20_Paragraph_20_Font">
      <style:text-properties style:font-name="Ubuntu" style:font-name-asian="Ubuntu" style:font-name-complex="Ubuntu"/>
    </style:style>
    <style:style style:name="T64_56" style:family="text" style:parent-style-name="Default_20_Paragraph_20_Font">
      <style:text-properties style:font-name="Ubuntu" style:font-name-asian="Ubuntu" style:font-name-complex="Ubuntu"/>
    </style:style>
    <style:style style:name="T64_57" style:family="text" style:parent-style-name="Default_20_Paragraph_20_Font">
      <style:text-properties style:font-name="Ubuntu" style:font-name-asian="Ubuntu" style:font-name-complex="Ubuntu"/>
    </style:style>
    <style:style style:name="T64_58" style:family="text" style:parent-style-name="Default_20_Paragraph_20_Font">
      <style:text-properties style:font-name="Ubuntu" style:font-name-asian="Ubuntu" style:font-name-complex="Ubuntu"/>
    </style:style>
    <style:style style:name="T64_59" style:family="text" style:parent-style-name="Default_20_Paragraph_20_Font">
      <style:text-properties style:font-name="Ubuntu" style:font-name-asian="Ubuntu" style:font-name-complex="Ubuntu"/>
    </style:style>
    <style:style style:name="T64_60" style:family="text" style:parent-style-name="Default_20_Paragraph_20_Font">
      <style:text-properties style:font-name="Ubuntu" style:font-name-asian="Ubuntu" style:font-name-complex="Ubuntu"/>
    </style:style>
    <style:style style:name="T64_61" style:family="text" style:parent-style-name="Default_20_Paragraph_20_Font">
      <style:text-properties style:font-name="Ubuntu" style:font-name-asian="Ubuntu" style:font-name-complex="Ubuntu"/>
    </style:style>
    <style:style style:name="T64_62" style:family="text" style:parent-style-name="Default_20_Paragraph_20_Font">
      <style:text-properties style:font-name="Ubuntu" style:font-name-asian="Ubuntu" style:font-name-complex="Ubuntu"/>
    </style:style>
    <style:style style:name="T64_63" style:family="text" style:parent-style-name="Default_20_Paragraph_20_Font">
      <style:text-properties style:font-name="Ubuntu" style:font-name-asian="Ubuntu" style:font-name-complex="Ubuntu"/>
    </style:style>
    <style:style style:name="T64_64" style:family="text" style:parent-style-name="Default_20_Paragraph_20_Font">
      <style:text-properties style:font-name="Ubuntu" style:font-name-asian="Ubuntu" style:font-name-complex="Ubuntu"/>
    </style:style>
    <style:style style:name="T64_65" style:family="text" style:parent-style-name="Default_20_Paragraph_20_Font">
      <style:text-properties style:font-name="Ubuntu" style:font-name-asian="Ubuntu" style:font-name-complex="Ubuntu"/>
    </style:style>
    <style:style style:name="T64_66" style:family="text" style:parent-style-name="Default_20_Paragraph_20_Font">
      <style:text-properties style:font-name="Ubuntu" style:font-name-asian="Ubuntu" style:font-name-complex="Ubuntu"/>
    </style:style>
    <style:style style:name="T64_67" style:family="text" style:parent-style-name="Default_20_Paragraph_20_Font">
      <style:text-properties style:font-name="Ubuntu" style:font-name-asian="Ubuntu" style:font-name-complex="Ubuntu"/>
    </style:style>
    <style:style style:name="T64_68" style:family="text" style:parent-style-name="Default_20_Paragraph_20_Font">
      <style:text-properties style:font-name="Ubuntu" style:font-name-asian="Ubuntu" style:font-name-complex="Ubuntu"/>
    </style:style>
    <style:style style:name="T64_69" style:family="text" style:parent-style-name="Default_20_Paragraph_20_Font">
      <style:text-properties style:font-name="Ubuntu" style:font-name-asian="Ubuntu" style:font-name-complex="Ubuntu"/>
    </style:style>
    <style:style style:name="T64_70" style:family="text" style:parent-style-name="Default_20_Paragraph_20_Font">
      <style:text-properties style:font-name="Ubuntu" style:font-name-asian="Ubuntu" style:font-name-complex="Ubuntu"/>
    </style:style>
    <style:style style:name="T64_71" style:family="text" style:parent-style-name="Default_20_Paragraph_20_Font">
      <style:text-properties style:font-name="Ubuntu" style:font-name-asian="Ubuntu" style:font-name-complex="Ubuntu"/>
    </style:style>
    <style:style style:name="T64_72" style:family="text" style:parent-style-name="Default_20_Paragraph_20_Font">
      <style:text-properties style:font-name="Ubuntu" style:font-name-asian="Ubuntu" style:font-name-complex="Ubuntu"/>
    </style:style>
    <style:style style:name="T64_73" style:family="text" style:parent-style-name="Default_20_Paragraph_20_Font">
      <style:text-properties style:font-name="Ubuntu" style:font-name-asian="Ubuntu" style:font-name-complex="Ubuntu"/>
    </style:style>
    <style:style style:name="T64_74" style:family="text" style:parent-style-name="Default_20_Paragraph_20_Font">
      <style:text-properties style:font-name="Ubuntu" style:font-name-asian="Ubuntu" style:font-name-complex="Ubuntu"/>
    </style:style>
    <style:style style:name="T64_75" style:family="text" style:parent-style-name="Default_20_Paragraph_20_Font">
      <style:text-properties style:font-name="Ubuntu" style:font-name-asian="Ubuntu" style:font-name-complex="Ubuntu"/>
    </style:style>
    <style:style style:name="T64_76" style:family="text" style:parent-style-name="Default_20_Paragraph_20_Font">
      <style:text-properties style:font-name="Ubuntu" style:font-name-asian="Ubuntu" style:font-name-complex="Ubuntu"/>
    </style:style>
    <style:style style:name="T64_77" style:family="text" style:parent-style-name="Default_20_Paragraph_20_Font">
      <style:text-properties style:font-name="Ubuntu" style:font-name-asian="Ubuntu" style:font-name-complex="Ubuntu"/>
    </style:style>
    <style:style style:name="T64_78" style:family="text" style:parent-style-name="Default_20_Paragraph_20_Font">
      <style:text-properties style:font-name="Ubuntu" style:font-name-asian="Ubuntu" style:font-name-complex="Ubuntu"/>
    </style:style>
    <style:style style:name="T64_79" style:family="text" style:parent-style-name="Default_20_Paragraph_20_Font">
      <style:text-properties style:font-name="Ubuntu" style:font-name-asian="Ubuntu" style:font-name-complex="Ubuntu"/>
    </style:style>
    <style:style style:name="T64_80" style:family="text" style:parent-style-name="Default_20_Paragraph_20_Font">
      <style:text-properties style:font-name="Ubuntu" style:font-name-asian="Ubuntu" style:font-name-complex="Ubuntu"/>
    </style:style>
    <style:style style:name="T64_81" style:family="text" style:parent-style-name="Default_20_Paragraph_20_Font">
      <style:text-properties style:font-name="Ubuntu" style:font-name-asian="Ubuntu" style:font-name-complex="Ubuntu"/>
    </style:style>
    <style:style style:name="T64_82" style:family="text" style:parent-style-name="Default_20_Paragraph_20_Font">
      <style:text-properties style:font-name="Ubuntu" style:font-name-asian="Ubuntu" style:font-name-complex="Ubuntu"/>
    </style:style>
    <style:style style:name="T64_83" style:family="text" style:parent-style-name="Default_20_Paragraph_20_Font">
      <style:text-properties style:font-name="Ubuntu" style:font-name-asian="Ubuntu" style:font-name-complex="Ubuntu"/>
    </style:style>
    <style:style style:name="T64_84" style:family="text" style:parent-style-name="Default_20_Paragraph_20_Font">
      <style:text-properties style:font-name="Ubuntu" style:font-name-asian="Ubuntu" style:font-name-complex="Ubuntu"/>
    </style:style>
    <style:style style:name="P65" style:family="paragraph" style:parent-style-name="Heading_20_5">
      <style:paragraph-properties fo:text-align="justify" fo:break-before="auto"/>
    </style:style>
    <style:style style:name="T65_1" style:family="text" style:parent-style-name="Default_20_Paragraph_20_Font">
      <style:text-properties style:font-name="Ubuntu" style:font-name-asian="Ubuntu" style:font-name-complex="Ubuntu"/>
    </style:style>
    <style:style style:name="T65_2" style:family="text" style:parent-style-name="Default_20_Paragraph_20_Font">
      <style:text-properties style:font-name="Ubuntu" style:font-name-asian="Ubuntu" style:font-name-complex="Ubuntu"/>
    </style:style>
    <style:style style:name="T65_3" style:family="text" style:parent-style-name="Default_20_Paragraph_20_Font">
      <style:text-properties style:font-name="Ubuntu" style:font-name-asian="Ubuntu" style:font-name-complex="Ubuntu"/>
    </style:style>
    <style:style style:name="T65_4" style:family="text" style:parent-style-name="Default_20_Paragraph_20_Font">
      <style:text-properties style:font-name="Ubuntu" style:font-name-asian="Ubuntu" style:font-name-complex="Ubuntu"/>
    </style:style>
    <style:style style:name="T65_5" style:family="text" style:parent-style-name="Default_20_Paragraph_20_Font">
      <style:text-properties style:font-name="Ubuntu" style:font-name-asian="Ubuntu" style:font-name-complex="Ubuntu"/>
    </style:style>
    <style:style style:name="P66" style:family="paragraph" style:parent-style-name="Standard">
      <style:paragraph-properties fo:text-align="justify" fo:break-before="auto"/>
    </style:style>
    <style:style style:name="T66_1" style:family="text" style:parent-style-name="Default_20_Paragraph_20_Font">
      <style:text-properties style:font-name="Ubuntu" style:font-name-asian="Ubuntu" style:font-name-complex="Ubuntu"/>
    </style:style>
    <style:style style:name="T66_2" style:family="text" style:parent-style-name="Default_20_Paragraph_20_Font">
      <style:text-properties style:font-name="Ubuntu" style:font-name-asian="Ubuntu" style:font-name-complex="Ubuntu"/>
    </style:style>
    <style:style style:name="T66_3" style:family="text" style:parent-style-name="Default_20_Paragraph_20_Font">
      <style:text-properties style:font-name="Ubuntu" style:font-name-asian="Ubuntu" style:font-name-complex="Ubuntu"/>
    </style:style>
    <style:style style:name="T66_4" style:family="text" style:parent-style-name="Default_20_Paragraph_20_Font">
      <style:text-properties style:font-name="Ubuntu" style:font-name-asian="Ubuntu" style:font-name-complex="Ubuntu"/>
    </style:style>
    <style:style style:name="T66_5" style:family="text" style:parent-style-name="Default_20_Paragraph_20_Font">
      <style:text-properties style:font-name="Ubuntu" style:font-name-asian="Ubuntu" style:font-name-complex="Ubuntu"/>
    </style:style>
    <style:style style:name="T66_6" style:family="text" style:parent-style-name="Default_20_Paragraph_20_Font">
      <style:text-properties style:font-name="Ubuntu" style:font-name-asian="Ubuntu" style:font-name-complex="Ubuntu"/>
    </style:style>
    <style:style style:name="T66_7" style:family="text" style:parent-style-name="Default_20_Paragraph_20_Font">
      <style:text-properties style:font-name="Ubuntu" style:font-name-asian="Ubuntu" style:font-name-complex="Ubuntu"/>
    </style:style>
    <style:style style:name="T66_8" style:family="text" style:parent-style-name="Default_20_Paragraph_20_Font">
      <style:text-properties style:font-name="Ubuntu" style:font-name-asian="Ubuntu" style:font-name-complex="Ubuntu"/>
    </style:style>
    <style:style style:name="T66_9" style:family="text" style:parent-style-name="Default_20_Paragraph_20_Font">
      <style:text-properties style:font-name="Ubuntu" style:font-name-asian="Ubuntu" style:font-name-complex="Ubuntu"/>
    </style:style>
    <style:style style:name="T66_10" style:family="text" style:parent-style-name="Default_20_Paragraph_20_Font">
      <style:text-properties style:font-name="Ubuntu" style:font-name-asian="Ubuntu" style:font-name-complex="Ubuntu"/>
    </style:style>
    <style:style style:name="T66_11" style:family="text" style:parent-style-name="Default_20_Paragraph_20_Font">
      <style:text-properties style:font-name="Ubuntu" style:font-name-asian="Ubuntu" style:font-name-complex="Ubuntu"/>
    </style:style>
    <style:style style:name="T66_12" style:family="text" style:parent-style-name="Default_20_Paragraph_20_Font">
      <style:text-properties style:font-name="Ubuntu" style:font-name-asian="Ubuntu" style:font-name-complex="Ubuntu"/>
    </style:style>
    <style:style style:name="T66_13" style:family="text" style:parent-style-name="Default_20_Paragraph_20_Font">
      <style:text-properties style:font-name="Ubuntu" style:font-name-asian="Ubuntu" style:font-name-complex="Ubuntu"/>
    </style:style>
    <style:style style:name="T66_14" style:family="text" style:parent-style-name="Default_20_Paragraph_20_Font">
      <style:text-properties style:font-name="Ubuntu" style:font-name-asian="Ubuntu" style:font-name-complex="Ubuntu"/>
    </style:style>
    <style:style style:name="T66_15" style:family="text" style:parent-style-name="Default_20_Paragraph_20_Font">
      <style:text-properties style:font-name="Ubuntu" style:font-name-asian="Ubuntu" style:font-name-complex="Ubuntu"/>
    </style:style>
    <style:style style:name="T66_16" style:family="text" style:parent-style-name="Default_20_Paragraph_20_Font">
      <style:text-properties style:font-name="Ubuntu" style:font-name-asian="Ubuntu" style:font-name-complex="Ubuntu"/>
    </style:style>
    <style:style style:name="T66_17" style:family="text" style:parent-style-name="Default_20_Paragraph_20_Font">
      <style:text-properties style:font-name="Ubuntu" style:font-name-asian="Ubuntu" style:font-name-complex="Ubuntu"/>
    </style:style>
    <style:style style:name="T66_18" style:family="text" style:parent-style-name="Default_20_Paragraph_20_Font">
      <style:text-properties style:font-name="Ubuntu" style:font-name-asian="Ubuntu" style:font-name-complex="Ubuntu"/>
    </style:style>
    <style:style style:name="T66_19" style:family="text" style:parent-style-name="Default_20_Paragraph_20_Font">
      <style:text-properties style:font-name="Ubuntu" style:font-name-asian="Ubuntu" style:font-name-complex="Ubuntu"/>
    </style:style>
    <style:style style:name="T66_20" style:family="text" style:parent-style-name="Default_20_Paragraph_20_Font">
      <style:text-properties style:font-name="Ubuntu" style:font-name-asian="Ubuntu" style:font-name-complex="Ubuntu"/>
    </style:style>
    <style:style style:name="T66_21" style:family="text" style:parent-style-name="Default_20_Paragraph_20_Font">
      <style:text-properties style:font-name="Ubuntu" style:font-name-asian="Ubuntu" style:font-name-complex="Ubuntu"/>
    </style:style>
    <style:style style:name="T66_22" style:family="text" style:parent-style-name="Default_20_Paragraph_20_Font">
      <style:text-properties style:font-name="Ubuntu" style:font-name-asian="Ubuntu" style:font-name-complex="Ubuntu"/>
    </style:style>
    <style:style style:name="T66_23" style:family="text" style:parent-style-name="Default_20_Paragraph_20_Font">
      <style:text-properties style:font-name="Ubuntu" style:font-name-asian="Ubuntu" style:font-name-complex="Ubuntu"/>
    </style:style>
    <style:style style:name="T66_24" style:family="text" style:parent-style-name="Default_20_Paragraph_20_Font">
      <style:text-properties style:font-name="Ubuntu" style:font-name-asian="Ubuntu" style:font-name-complex="Ubuntu"/>
    </style:style>
    <style:style style:name="T66_25" style:family="text" style:parent-style-name="Default_20_Paragraph_20_Font">
      <style:text-properties style:font-name="Ubuntu" style:font-name-asian="Ubuntu" style:font-name-complex="Ubuntu"/>
    </style:style>
    <style:style style:name="T66_26" style:family="text" style:parent-style-name="Default_20_Paragraph_20_Font">
      <style:text-properties style:font-name="Ubuntu" style:font-name-asian="Ubuntu" style:font-name-complex="Ubuntu"/>
    </style:style>
    <style:style style:name="T66_27" style:family="text" style:parent-style-name="Default_20_Paragraph_20_Font">
      <style:text-properties style:font-name="Ubuntu" style:font-name-asian="Ubuntu" style:font-name-complex="Ubuntu"/>
    </style:style>
    <style:style style:name="T66_28" style:family="text" style:parent-style-name="Default_20_Paragraph_20_Font">
      <style:text-properties style:font-name="Ubuntu" style:font-name-asian="Ubuntu" style:font-name-complex="Ubuntu"/>
    </style:style>
    <style:style style:name="T66_29" style:family="text" style:parent-style-name="Default_20_Paragraph_20_Font">
      <style:text-properties style:font-name="Ubuntu" style:font-name-asian="Ubuntu" style:font-name-complex="Ubuntu"/>
    </style:style>
    <style:style style:name="T66_30" style:family="text" style:parent-style-name="Default_20_Paragraph_20_Font">
      <style:text-properties style:font-name="Ubuntu" style:font-name-asian="Ubuntu" style:font-name-complex="Ubuntu"/>
    </style:style>
    <style:style style:name="T66_31" style:family="text" style:parent-style-name="Default_20_Paragraph_20_Font">
      <style:text-properties style:font-name="Ubuntu" style:font-name-asian="Ubuntu" style:font-name-complex="Ubuntu"/>
    </style:style>
    <style:style style:name="T66_32" style:family="text" style:parent-style-name="Default_20_Paragraph_20_Font">
      <style:text-properties style:font-name="Ubuntu" style:font-name-asian="Ubuntu" style:font-name-complex="Ubuntu"/>
    </style:style>
    <style:style style:name="T66_33" style:family="text" style:parent-style-name="Default_20_Paragraph_20_Font">
      <style:text-properties style:font-name="Ubuntu" style:font-name-asian="Ubuntu" style:font-name-complex="Ubuntu"/>
    </style:style>
    <style:style style:name="T66_34" style:family="text" style:parent-style-name="Default_20_Paragraph_20_Font">
      <style:text-properties style:font-name="Ubuntu" style:font-name-asian="Ubuntu" style:font-name-complex="Ubuntu"/>
    </style:style>
    <style:style style:name="T66_35" style:family="text" style:parent-style-name="Default_20_Paragraph_20_Font">
      <style:text-properties style:font-name="Ubuntu" style:font-name-asian="Ubuntu" style:font-name-complex="Ubuntu"/>
    </style:style>
    <style:style style:name="T66_36" style:family="text" style:parent-style-name="Default_20_Paragraph_20_Font">
      <style:text-properties style:font-name="Ubuntu" style:font-name-asian="Ubuntu" style:font-name-complex="Ubuntu"/>
    </style:style>
    <style:style style:name="T66_37" style:family="text" style:parent-style-name="Default_20_Paragraph_20_Font">
      <style:text-properties style:font-name="Ubuntu" style:font-name-asian="Ubuntu" style:font-name-complex="Ubuntu"/>
    </style:style>
    <style:style style:name="T66_38" style:family="text" style:parent-style-name="Default_20_Paragraph_20_Font">
      <style:text-properties style:font-name="Ubuntu" style:font-name-asian="Ubuntu" style:font-name-complex="Ubuntu"/>
    </style:style>
    <style:style style:name="T66_39" style:family="text" style:parent-style-name="Default_20_Paragraph_20_Font">
      <style:text-properties style:font-name="Ubuntu" style:font-name-asian="Ubuntu" style:font-name-complex="Ubuntu"/>
    </style:style>
    <style:style style:name="T66_40" style:family="text" style:parent-style-name="Default_20_Paragraph_20_Font">
      <style:text-properties style:font-name="Ubuntu" style:font-name-asian="Ubuntu" style:font-name-complex="Ubuntu"/>
    </style:style>
    <style:style style:name="T66_41" style:family="text" style:parent-style-name="Default_20_Paragraph_20_Font">
      <style:text-properties style:font-name="Ubuntu" style:font-name-asian="Ubuntu" style:font-name-complex="Ubuntu"/>
    </style:style>
    <style:style style:name="T66_42" style:family="text" style:parent-style-name="Default_20_Paragraph_20_Font">
      <style:text-properties style:font-name="Ubuntu" style:font-name-asian="Ubuntu" style:font-name-complex="Ubuntu"/>
    </style:style>
    <style:style style:name="T66_43" style:family="text" style:parent-style-name="Default_20_Paragraph_20_Font">
      <style:text-properties style:font-name="Ubuntu" style:font-name-asian="Ubuntu" style:font-name-complex="Ubuntu"/>
    </style:style>
    <style:style style:name="T66_44" style:family="text" style:parent-style-name="Default_20_Paragraph_20_Font">
      <style:text-properties style:font-name="Ubuntu" style:font-name-asian="Ubuntu" style:font-name-complex="Ubuntu"/>
    </style:style>
    <style:style style:name="T66_45" style:family="text" style:parent-style-name="Default_20_Paragraph_20_Font">
      <style:text-properties style:font-name="Ubuntu" style:font-name-asian="Ubuntu" style:font-name-complex="Ubuntu"/>
    </style:style>
    <style:style style:name="T66_46" style:family="text" style:parent-style-name="Default_20_Paragraph_20_Font">
      <style:text-properties style:font-name="Ubuntu" style:font-name-asian="Ubuntu" style:font-name-complex="Ubuntu"/>
    </style:style>
    <style:style style:name="T66_47" style:family="text" style:parent-style-name="Default_20_Paragraph_20_Font">
      <style:text-properties style:font-name="Ubuntu" style:font-name-asian="Ubuntu" style:font-name-complex="Ubuntu"/>
    </style:style>
    <style:style style:name="T66_48" style:family="text" style:parent-style-name="Default_20_Paragraph_20_Font">
      <style:text-properties style:font-name="Ubuntu" style:font-name-asian="Ubuntu" style:font-name-complex="Ubuntu"/>
    </style:style>
    <style:style style:name="P67" style:family="paragraph" style:parent-style-name="Heading_20_4">
      <style:paragraph-properties fo:text-align="justify" fo:break-before="auto"/>
    </style:style>
    <style:style style:name="T67_1" style:family="text" style:parent-style-name="Default_20_Paragraph_20_Font"/>
    <style:style style:name="P68" style:family="paragraph" style:parent-style-name="Standard">
      <style:paragraph-properties fo:text-align="justify" fo:break-before="auto"/>
    </style:style>
    <style:style style:name="T68_1" style:family="text" style:parent-style-name="Default_20_Paragraph_20_Font">
      <style:text-properties style:font-name="Ubuntu" style:font-name-asian="Ubuntu" style:font-name-complex="Ubuntu"/>
    </style:style>
    <style:style style:name="T68_2" style:family="text" style:parent-style-name="Default_20_Paragraph_20_Font">
      <style:text-properties style:font-name="Ubuntu" style:font-name-asian="Ubuntu" style:font-name-complex="Ubuntu"/>
    </style:style>
    <style:style style:name="T68_3" style:family="text" style:parent-style-name="Default_20_Paragraph_20_Font">
      <style:text-properties style:font-name="Ubuntu" style:font-name-asian="Ubuntu" style:font-name-complex="Ubuntu"/>
    </style:style>
    <style:style style:name="T68_4" style:family="text" style:parent-style-name="Default_20_Paragraph_20_Font">
      <style:text-properties style:font-name="Ubuntu" style:font-name-asian="Ubuntu" style:font-name-complex="Ubuntu"/>
    </style:style>
    <style:style style:name="T68_5" style:family="text" style:parent-style-name="Default_20_Paragraph_20_Font">
      <style:text-properties style:font-name="Ubuntu" style:font-name-asian="Ubuntu" style:font-name-complex="Ubuntu"/>
    </style:style>
    <style:style style:name="T68_6" style:family="text" style:parent-style-name="Default_20_Paragraph_20_Font">
      <style:text-properties style:font-name="Ubuntu" style:font-name-asian="Ubuntu" style:font-name-complex="Ubuntu"/>
    </style:style>
    <style:style style:name="T68_7" style:family="text" style:parent-style-name="Default_20_Paragraph_20_Font">
      <style:text-properties style:font-name="Ubuntu" style:font-name-asian="Ubuntu" style:font-name-complex="Ubuntu"/>
    </style:style>
    <style:style style:name="T68_8" style:family="text" style:parent-style-name="Default_20_Paragraph_20_Font">
      <style:text-properties style:font-name="Ubuntu" style:font-name-asian="Ubuntu" style:font-name-complex="Ubuntu"/>
    </style:style>
    <style:style style:name="T68_9" style:family="text" style:parent-style-name="Default_20_Paragraph_20_Font">
      <style:text-properties style:font-name="Ubuntu" style:font-name-asian="Ubuntu" style:font-name-complex="Ubuntu"/>
    </style:style>
    <style:style style:name="T68_10" style:family="text" style:parent-style-name="Default_20_Paragraph_20_Font">
      <style:text-properties style:font-name="Ubuntu" style:font-name-asian="Ubuntu" style:font-name-complex="Ubuntu"/>
    </style:style>
    <style:style style:name="T68_11" style:family="text" style:parent-style-name="Default_20_Paragraph_20_Font">
      <style:text-properties style:font-name="Ubuntu" style:font-name-asian="Ubuntu" style:font-name-complex="Ubuntu"/>
    </style:style>
    <style:style style:name="T68_12" style:family="text" style:parent-style-name="Default_20_Paragraph_20_Font">
      <style:text-properties style:font-name="Ubuntu" style:font-name-asian="Ubuntu" style:font-name-complex="Ubuntu"/>
    </style:style>
    <style:style style:name="T68_13" style:family="text" style:parent-style-name="Default_20_Paragraph_20_Font">
      <style:text-properties style:font-name="Ubuntu" style:font-name-asian="Ubuntu" style:font-name-complex="Ubuntu"/>
    </style:style>
    <style:style style:name="T68_14" style:family="text" style:parent-style-name="Default_20_Paragraph_20_Font">
      <style:text-properties style:font-name="Ubuntu" style:font-name-asian="Ubuntu" style:font-name-complex="Ubuntu"/>
    </style:style>
    <style:style style:name="T68_15" style:family="text" style:parent-style-name="Default_20_Paragraph_20_Font">
      <style:text-properties style:font-name="Ubuntu" style:font-name-asian="Ubuntu" style:font-name-complex="Ubuntu"/>
    </style:style>
    <style:style style:name="T68_16" style:family="text" style:parent-style-name="Default_20_Paragraph_20_Font">
      <style:text-properties style:font-name="Ubuntu" style:font-name-asian="Ubuntu" style:font-name-complex="Ubuntu"/>
    </style:style>
    <style:style style:name="T68_17" style:family="text" style:parent-style-name="Default_20_Paragraph_20_Font">
      <style:text-properties style:font-name="Ubuntu" style:font-name-asian="Ubuntu" style:font-name-complex="Ubuntu"/>
    </style:style>
    <style:style style:name="T68_18" style:family="text" style:parent-style-name="Default_20_Paragraph_20_Font">
      <style:text-properties style:font-name="Ubuntu" style:font-name-asian="Ubuntu" style:font-name-complex="Ubuntu"/>
    </style:style>
    <style:style style:name="T68_19" style:family="text" style:parent-style-name="Default_20_Paragraph_20_Font">
      <style:text-properties style:font-name="Ubuntu" style:font-name-asian="Ubuntu" style:font-name-complex="Ubuntu"/>
    </style:style>
    <style:style style:name="T68_20" style:family="text" style:parent-style-name="Default_20_Paragraph_20_Font">
      <style:text-properties style:font-name="Ubuntu" style:font-name-asian="Ubuntu" style:font-name-complex="Ubuntu"/>
    </style:style>
    <style:style style:name="T68_21" style:family="text" style:parent-style-name="Default_20_Paragraph_20_Font">
      <style:text-properties style:font-name="Ubuntu" style:font-name-asian="Ubuntu" style:font-name-complex="Ubuntu"/>
    </style:style>
    <style:style style:name="T68_22" style:family="text" style:parent-style-name="Default_20_Paragraph_20_Font">
      <style:text-properties style:font-name="Ubuntu" style:font-name-asian="Ubuntu" style:font-name-complex="Ubuntu"/>
    </style:style>
    <style:style style:name="T68_23" style:family="text" style:parent-style-name="Default_20_Paragraph_20_Font">
      <style:text-properties style:font-name="Ubuntu" style:font-name-asian="Ubuntu" style:font-name-complex="Ubuntu"/>
    </style:style>
    <style:style style:name="T68_24" style:family="text" style:parent-style-name="Default_20_Paragraph_20_Font">
      <style:text-properties style:font-name="Ubuntu" style:font-name-asian="Ubuntu" style:font-name-complex="Ubuntu"/>
    </style:style>
    <style:style style:name="T68_25" style:family="text" style:parent-style-name="Default_20_Paragraph_20_Font">
      <style:text-properties style:font-name="Ubuntu" style:font-name-asian="Ubuntu" style:font-name-complex="Ubuntu"/>
    </style:style>
    <style:style style:name="T68_26" style:family="text" style:parent-style-name="Default_20_Paragraph_20_Font">
      <style:text-properties style:font-name="Ubuntu" style:font-name-asian="Ubuntu" style:font-name-complex="Ubuntu"/>
    </style:style>
    <style:style style:name="T68_27" style:family="text" style:parent-style-name="Default_20_Paragraph_20_Font">
      <style:text-properties style:font-name="Ubuntu" style:font-name-asian="Ubuntu" style:font-name-complex="Ubuntu"/>
    </style:style>
    <style:style style:name="T68_28" style:family="text" style:parent-style-name="Default_20_Paragraph_20_Font">
      <style:text-properties style:font-name="Ubuntu" style:font-name-asian="Ubuntu" style:font-name-complex="Ubuntu"/>
    </style:style>
    <style:style style:name="T68_29" style:family="text" style:parent-style-name="Default_20_Paragraph_20_Font">
      <style:text-properties style:font-name="Ubuntu" style:font-name-asian="Ubuntu" style:font-name-complex="Ubuntu"/>
    </style:style>
    <style:style style:name="T68_30" style:family="text" style:parent-style-name="Default_20_Paragraph_20_Font">
      <style:text-properties style:font-name="Ubuntu" style:font-name-asian="Ubuntu" style:font-name-complex="Ubuntu"/>
    </style:style>
    <style:style style:name="T68_31" style:family="text" style:parent-style-name="Default_20_Paragraph_20_Font">
      <style:text-properties style:font-name="Ubuntu" style:font-name-asian="Ubuntu" style:font-name-complex="Ubuntu"/>
    </style:style>
    <style:style style:name="T68_32" style:family="text" style:parent-style-name="Default_20_Paragraph_20_Font">
      <style:text-properties style:font-name="Ubuntu" style:font-name-asian="Ubuntu" style:font-name-complex="Ubuntu"/>
    </style:style>
    <style:style style:name="T68_33" style:family="text" style:parent-style-name="Default_20_Paragraph_20_Font">
      <style:text-properties style:font-name="Ubuntu" style:font-name-asian="Ubuntu" style:font-name-complex="Ubuntu"/>
    </style:style>
    <style:style style:name="T68_34" style:family="text" style:parent-style-name="Default_20_Paragraph_20_Font">
      <style:text-properties style:font-name="Ubuntu" style:font-name-asian="Ubuntu" style:font-name-complex="Ubuntu"/>
    </style:style>
    <style:style style:name="T68_35" style:family="text" style:parent-style-name="Default_20_Paragraph_20_Font">
      <style:text-properties style:font-name="Ubuntu" style:font-name-asian="Ubuntu" style:font-name-complex="Ubuntu"/>
    </style:style>
    <style:style style:name="T68_36" style:family="text" style:parent-style-name="Default_20_Paragraph_20_Font">
      <style:text-properties style:font-name="Ubuntu" style:font-name-asian="Ubuntu" style:font-name-complex="Ubuntu"/>
    </style:style>
    <style:style style:name="T68_37" style:family="text" style:parent-style-name="Default_20_Paragraph_20_Font">
      <style:text-properties style:font-name="Ubuntu" style:font-name-asian="Ubuntu" style:font-name-complex="Ubuntu"/>
    </style:style>
    <style:style style:name="T68_38" style:family="text" style:parent-style-name="Default_20_Paragraph_20_Font">
      <style:text-properties style:font-name="Ubuntu" style:font-name-asian="Ubuntu" style:font-name-complex="Ubuntu"/>
    </style:style>
    <style:style style:name="T68_39" style:family="text" style:parent-style-name="Default_20_Paragraph_20_Font">
      <style:text-properties style:font-name="Ubuntu" style:font-name-asian="Ubuntu" style:font-name-complex="Ubuntu"/>
    </style:style>
    <style:style style:name="T68_40" style:family="text" style:parent-style-name="Default_20_Paragraph_20_Font">
      <style:text-properties style:font-name="Ubuntu" style:font-name-asian="Ubuntu" style:font-name-complex="Ubuntu"/>
    </style:style>
    <style:style style:name="T68_41" style:family="text" style:parent-style-name="Default_20_Paragraph_20_Font">
      <style:text-properties style:font-name="Ubuntu" style:font-name-asian="Ubuntu" style:font-name-complex="Ubuntu"/>
    </style:style>
    <style:style style:name="T68_42" style:family="text" style:parent-style-name="Default_20_Paragraph_20_Font">
      <style:text-properties style:font-name="Ubuntu" style:font-name-asian="Ubuntu" style:font-name-complex="Ubuntu"/>
    </style:style>
    <style:style style:name="T68_43" style:family="text" style:parent-style-name="Default_20_Paragraph_20_Font">
      <style:text-properties style:font-name="Ubuntu" style:font-name-asian="Ubuntu" style:font-name-complex="Ubuntu"/>
    </style:style>
    <style:style style:name="T68_44" style:family="text" style:parent-style-name="Default_20_Paragraph_20_Font">
      <style:text-properties style:font-name="Ubuntu" style:font-name-asian="Ubuntu" style:font-name-complex="Ubuntu"/>
    </style:style>
    <style:style style:name="T68_45" style:family="text" style:parent-style-name="Default_20_Paragraph_20_Font">
      <style:text-properties style:font-name="Ubuntu" style:font-name-asian="Ubuntu" style:font-name-complex="Ubuntu"/>
    </style:style>
    <style:style style:name="T68_46" style:family="text" style:parent-style-name="Default_20_Paragraph_20_Font">
      <style:text-properties style:font-name="Ubuntu" style:font-name-asian="Ubuntu" style:font-name-complex="Ubuntu"/>
    </style:style>
    <style:style style:name="T68_47" style:family="text" style:parent-style-name="Default_20_Paragraph_20_Font">
      <style:text-properties style:font-name="Ubuntu" style:font-name-asian="Ubuntu" style:font-name-complex="Ubuntu"/>
    </style:style>
    <style:style style:name="T68_48" style:family="text" style:parent-style-name="Default_20_Paragraph_20_Font">
      <style:text-properties style:font-name="Ubuntu" style:font-name-asian="Ubuntu" style:font-name-complex="Ubuntu"/>
    </style:style>
    <style:style style:name="T68_49" style:family="text" style:parent-style-name="Default_20_Paragraph_20_Font">
      <style:text-properties style:font-name="Ubuntu" style:font-name-asian="Ubuntu" style:font-name-complex="Ubuntu"/>
    </style:style>
    <style:style style:name="T68_50" style:family="text" style:parent-style-name="Default_20_Paragraph_20_Font">
      <style:text-properties style:font-name="Ubuntu" style:font-name-asian="Ubuntu" style:font-name-complex="Ubuntu"/>
    </style:style>
    <style:style style:name="T68_51" style:family="text" style:parent-style-name="Default_20_Paragraph_20_Font">
      <style:text-properties style:font-name="Ubuntu" style:font-name-asian="Ubuntu" style:font-name-complex="Ubuntu"/>
    </style:style>
    <style:style style:name="T68_52" style:family="text" style:parent-style-name="Default_20_Paragraph_20_Font">
      <style:text-properties style:font-name="Ubuntu" style:font-name-asian="Ubuntu" style:font-name-complex="Ubuntu"/>
    </style:style>
    <style:style style:name="T68_53" style:family="text" style:parent-style-name="Default_20_Paragraph_20_Font">
      <style:text-properties style:font-name="Ubuntu" style:font-name-asian="Ubuntu" style:font-name-complex="Ubuntu"/>
    </style:style>
    <style:style style:name="T68_54" style:family="text" style:parent-style-name="Default_20_Paragraph_20_Font">
      <style:text-properties style:font-name="Ubuntu" style:font-name-asian="Ubuntu" style:font-name-complex="Ubuntu"/>
    </style:style>
    <style:style style:name="T68_55" style:family="text" style:parent-style-name="Default_20_Paragraph_20_Font">
      <style:text-properties style:font-name="Ubuntu" style:font-name-asian="Ubuntu" style:font-name-complex="Ubuntu"/>
    </style:style>
    <style:style style:name="T68_56" style:family="text" style:parent-style-name="Default_20_Paragraph_20_Font">
      <style:text-properties style:font-name="Ubuntu" style:font-name-asian="Ubuntu" style:font-name-complex="Ubuntu"/>
    </style:style>
    <style:style style:name="T68_57" style:family="text" style:parent-style-name="Default_20_Paragraph_20_Font">
      <style:text-properties style:font-name="Ubuntu" style:font-name-asian="Ubuntu" style:font-name-complex="Ubuntu"/>
    </style:style>
    <style:style style:name="T68_58" style:family="text" style:parent-style-name="Default_20_Paragraph_20_Font">
      <style:text-properties style:font-name="Ubuntu" style:font-name-asian="Ubuntu" style:font-name-complex="Ubuntu"/>
    </style:style>
    <style:style style:name="T68_59" style:family="text" style:parent-style-name="Default_20_Paragraph_20_Font">
      <style:text-properties style:font-name="Ubuntu" style:font-name-asian="Ubuntu" style:font-name-complex="Ubuntu"/>
    </style:style>
    <style:style style:name="T68_60" style:family="text" style:parent-style-name="Default_20_Paragraph_20_Font">
      <style:text-properties style:font-name="Ubuntu" style:font-name-asian="Ubuntu" style:font-name-complex="Ubuntu"/>
    </style:style>
    <style:style style:name="T68_61" style:family="text" style:parent-style-name="Default_20_Paragraph_20_Font">
      <style:text-properties style:font-name="Ubuntu" style:font-name-asian="Ubuntu" style:font-name-complex="Ubuntu"/>
    </style:style>
    <style:style style:name="T68_62" style:family="text" style:parent-style-name="Default_20_Paragraph_20_Font">
      <style:text-properties style:font-name="Ubuntu" style:font-name-asian="Ubuntu" style:font-name-complex="Ubuntu"/>
    </style:style>
    <style:style style:name="T68_63" style:family="text" style:parent-style-name="Default_20_Paragraph_20_Font">
      <style:text-properties style:font-name="Ubuntu" style:font-name-asian="Ubuntu" style:font-name-complex="Ubuntu"/>
    </style:style>
    <style:style style:name="T68_64" style:family="text" style:parent-style-name="Default_20_Paragraph_20_Font">
      <style:text-properties style:font-name="Ubuntu" style:font-name-asian="Ubuntu" style:font-name-complex="Ubuntu"/>
    </style:style>
    <style:style style:name="T68_65" style:family="text" style:parent-style-name="Default_20_Paragraph_20_Font">
      <style:text-properties style:font-name="Ubuntu" style:font-name-asian="Ubuntu" style:font-name-complex="Ubuntu"/>
    </style:style>
    <style:style style:name="T68_66" style:family="text" style:parent-style-name="Default_20_Paragraph_20_Font">
      <style:text-properties style:font-name="Ubuntu" style:font-name-asian="Ubuntu" style:font-name-complex="Ubuntu"/>
    </style:style>
    <style:style style:name="T68_67" style:family="text" style:parent-style-name="Default_20_Paragraph_20_Font">
      <style:text-properties style:font-name="Ubuntu" style:font-name-asian="Ubuntu" style:font-name-complex="Ubuntu"/>
    </style:style>
    <style:style style:name="T68_68" style:family="text" style:parent-style-name="Default_20_Paragraph_20_Font">
      <style:text-properties style:font-name="Ubuntu" style:font-name-asian="Ubuntu" style:font-name-complex="Ubuntu"/>
    </style:style>
    <style:style style:name="T68_69" style:family="text" style:parent-style-name="Default_20_Paragraph_20_Font">
      <style:text-properties style:font-name="Ubuntu" style:font-name-asian="Ubuntu" style:font-name-complex="Ubuntu"/>
    </style:style>
    <style:style style:name="T68_70" style:family="text" style:parent-style-name="Default_20_Paragraph_20_Font">
      <style:text-properties style:font-name="Ubuntu" style:font-name-asian="Ubuntu" style:font-name-complex="Ubuntu"/>
    </style:style>
    <style:style style:name="T68_71" style:family="text" style:parent-style-name="Default_20_Paragraph_20_Font">
      <style:text-properties style:font-name="Ubuntu" style:font-name-asian="Ubuntu" style:font-name-complex="Ubuntu"/>
    </style:style>
    <style:style style:name="T68_72" style:family="text" style:parent-style-name="Default_20_Paragraph_20_Font">
      <style:text-properties style:font-name="Ubuntu" style:font-name-asian="Ubuntu" style:font-name-complex="Ubuntu"/>
    </style:style>
    <style:style style:name="T68_73" style:family="text" style:parent-style-name="Default_20_Paragraph_20_Font">
      <style:text-properties style:font-name="Ubuntu" style:font-name-asian="Ubuntu" style:font-name-complex="Ubuntu"/>
    </style:style>
    <style:style style:name="T68_74" style:family="text" style:parent-style-name="Default_20_Paragraph_20_Font">
      <style:text-properties style:font-name="Ubuntu" style:font-name-asian="Ubuntu" style:font-name-complex="Ubuntu"/>
    </style:style>
    <style:style style:name="T68_75" style:family="text" style:parent-style-name="Default_20_Paragraph_20_Font">
      <style:text-properties style:font-name="Ubuntu" style:font-name-asian="Ubuntu" style:font-name-complex="Ubuntu"/>
    </style:style>
    <style:style style:name="T68_76" style:family="text" style:parent-style-name="Default_20_Paragraph_20_Font">
      <style:text-properties style:font-name="Ubuntu" style:font-name-asian="Ubuntu" style:font-name-complex="Ubuntu"/>
    </style:style>
    <style:style style:name="T68_77" style:family="text" style:parent-style-name="Default_20_Paragraph_20_Font">
      <style:text-properties style:font-name="Ubuntu" style:font-name-asian="Ubuntu" style:font-name-complex="Ubuntu"/>
    </style:style>
    <style:style style:name="T68_78" style:family="text" style:parent-style-name="Default_20_Paragraph_20_Font">
      <style:text-properties style:font-name="Ubuntu" style:font-name-asian="Ubuntu" style:font-name-complex="Ubuntu"/>
    </style:style>
    <style:style style:name="T68_79" style:family="text" style:parent-style-name="Default_20_Paragraph_20_Font">
      <style:text-properties style:font-name="Ubuntu" style:font-name-asian="Ubuntu" style:font-name-complex="Ubuntu"/>
    </style:style>
    <style:style style:name="T68_80" style:family="text" style:parent-style-name="Default_20_Paragraph_20_Font">
      <style:text-properties style:font-name="Ubuntu" style:font-name-asian="Ubuntu" style:font-name-complex="Ubuntu"/>
    </style:style>
    <style:style style:name="T68_81" style:family="text" style:parent-style-name="Default_20_Paragraph_20_Font">
      <style:text-properties style:font-name="Ubuntu" style:font-name-asian="Ubuntu" style:font-name-complex="Ubuntu"/>
    </style:style>
    <style:style style:name="T68_82" style:family="text" style:parent-style-name="Default_20_Paragraph_20_Font">
      <style:text-properties style:font-name="Ubuntu" style:font-name-asian="Ubuntu" style:font-name-complex="Ubuntu"/>
    </style:style>
    <style:style style:name="T68_83" style:family="text" style:parent-style-name="Default_20_Paragraph_20_Font">
      <style:text-properties style:font-name="Ubuntu" style:font-name-asian="Ubuntu" style:font-name-complex="Ubuntu"/>
    </style:style>
    <style:style style:name="T68_84" style:family="text" style:parent-style-name="Default_20_Paragraph_20_Font">
      <style:text-properties style:font-name="Ubuntu" style:font-name-asian="Ubuntu" style:font-name-complex="Ubuntu"/>
    </style:style>
    <style:style style:name="T68_85" style:family="text" style:parent-style-name="Default_20_Paragraph_20_Font">
      <style:text-properties style:font-name="Ubuntu" style:font-name-asian="Ubuntu" style:font-name-complex="Ubuntu"/>
    </style:style>
    <style:style style:name="T68_86" style:family="text" style:parent-style-name="Default_20_Paragraph_20_Font">
      <style:text-properties style:font-name="Ubuntu" style:font-name-asian="Ubuntu" style:font-name-complex="Ubuntu"/>
    </style:style>
    <style:style style:name="T68_87" style:family="text" style:parent-style-name="Default_20_Paragraph_20_Font">
      <style:text-properties style:font-name="Ubuntu" style:font-name-asian="Ubuntu" style:font-name-complex="Ubuntu"/>
    </style:style>
    <style:style style:name="T68_88" style:family="text" style:parent-style-name="Default_20_Paragraph_20_Font">
      <style:text-properties style:font-name="Ubuntu" style:font-name-asian="Ubuntu" style:font-name-complex="Ubuntu"/>
    </style:style>
    <style:style style:name="T68_89" style:family="text" style:parent-style-name="Default_20_Paragraph_20_Font">
      <style:text-properties style:font-name="Ubuntu" style:font-name-asian="Ubuntu" style:font-name-complex="Ubuntu"/>
    </style:style>
    <style:style style:name="T68_90" style:family="text" style:parent-style-name="Default_20_Paragraph_20_Font">
      <style:text-properties style:font-name="Ubuntu" style:font-name-asian="Ubuntu" style:font-name-complex="Ubuntu"/>
    </style:style>
    <style:style style:name="P69" style:family="paragraph" style:parent-style-name="Heading_20_5">
      <style:paragraph-properties fo:text-align="justify" fo:break-before="auto"/>
    </style:style>
    <style:style style:name="T69_1" style:family="text" style:parent-style-name="Default_20_Paragraph_20_Font">
      <style:text-properties style:font-name="Ubuntu" style:font-name-asian="Ubuntu" style:font-name-complex="Ubuntu"/>
    </style:style>
    <style:style style:name="T69_2" style:family="text" style:parent-style-name="Default_20_Paragraph_20_Font">
      <style:text-properties style:font-name="Ubuntu" style:font-name-asian="Ubuntu" style:font-name-complex="Ubuntu"/>
    </style:style>
    <style:style style:name="T69_3" style:family="text" style:parent-style-name="Default_20_Paragraph_20_Font">
      <style:text-properties style:font-name="Ubuntu" style:font-name-asian="Ubuntu" style:font-name-complex="Ubuntu"/>
    </style:style>
    <style:style style:name="P70" style:family="paragraph" style:parent-style-name="Standard">
      <style:paragraph-properties fo:text-align="justify" fo:break-before="auto"/>
    </style:style>
    <style:style style:name="T70_1" style:family="text" style:parent-style-name="Default_20_Paragraph_20_Font">
      <style:text-properties style:font-name="Ubuntu" style:font-name-asian="Ubuntu" style:font-name-complex="Ubuntu"/>
    </style:style>
    <style:style style:name="T70_2" style:family="text" style:parent-style-name="Default_20_Paragraph_20_Font">
      <style:text-properties style:font-name="Ubuntu" style:font-name-asian="Ubuntu" style:font-name-complex="Ubuntu"/>
    </style:style>
    <style:style style:name="T70_3" style:family="text" style:parent-style-name="Default_20_Paragraph_20_Font">
      <style:text-properties style:font-name="Ubuntu" style:font-name-asian="Ubuntu" style:font-name-complex="Ubuntu"/>
    </style:style>
    <style:style style:name="T70_4" style:family="text" style:parent-style-name="Default_20_Paragraph_20_Font">
      <style:text-properties style:font-name="Ubuntu" style:font-name-asian="Ubuntu" style:font-name-complex="Ubuntu"/>
    </style:style>
    <style:style style:name="T70_5" style:family="text" style:parent-style-name="Default_20_Paragraph_20_Font">
      <style:text-properties style:font-name="Ubuntu" style:font-name-asian="Ubuntu" style:font-name-complex="Ubuntu"/>
    </style:style>
    <style:style style:name="T70_6" style:family="text" style:parent-style-name="Default_20_Paragraph_20_Font">
      <style:text-properties style:font-name="Ubuntu" style:font-name-asian="Ubuntu" style:font-name-complex="Ubuntu"/>
    </style:style>
    <style:style style:name="T70_7" style:family="text" style:parent-style-name="Default_20_Paragraph_20_Font">
      <style:text-properties style:font-name="Ubuntu" style:font-name-asian="Ubuntu" style:font-name-complex="Ubuntu"/>
    </style:style>
    <style:style style:name="T70_8" style:family="text" style:parent-style-name="Default_20_Paragraph_20_Font">
      <style:text-properties style:font-name="Ubuntu" style:font-name-asian="Ubuntu" style:font-name-complex="Ubuntu"/>
    </style:style>
    <style:style style:name="T70_9" style:family="text" style:parent-style-name="Default_20_Paragraph_20_Font">
      <style:text-properties style:font-name="Ubuntu" style:font-name-asian="Ubuntu" style:font-name-complex="Ubuntu"/>
    </style:style>
    <style:style style:name="T70_10" style:family="text" style:parent-style-name="Default_20_Paragraph_20_Font">
      <style:text-properties style:font-name="Ubuntu" style:font-name-asian="Ubuntu" style:font-name-complex="Ubuntu"/>
    </style:style>
    <style:style style:name="T70_11" style:family="text" style:parent-style-name="Default_20_Paragraph_20_Font">
      <style:text-properties style:font-name="Ubuntu" style:font-name-asian="Ubuntu" style:font-name-complex="Ubuntu"/>
    </style:style>
    <style:style style:name="T70_12" style:family="text" style:parent-style-name="Default_20_Paragraph_20_Font">
      <style:text-properties style:font-name="Ubuntu" style:font-name-asian="Ubuntu" style:font-name-complex="Ubuntu"/>
    </style:style>
    <style:style style:name="T70_13" style:family="text" style:parent-style-name="Default_20_Paragraph_20_Font">
      <style:text-properties style:font-name="Ubuntu" style:font-name-asian="Ubuntu" style:font-name-complex="Ubuntu"/>
    </style:style>
    <style:style style:name="T70_14" style:family="text" style:parent-style-name="Default_20_Paragraph_20_Font">
      <style:text-properties style:font-name="Ubuntu" style:font-name-asian="Ubuntu" style:font-name-complex="Ubuntu"/>
    </style:style>
    <style:style style:name="T70_15" style:family="text" style:parent-style-name="Default_20_Paragraph_20_Font">
      <style:text-properties style:font-name="Ubuntu" style:font-name-asian="Ubuntu" style:font-name-complex="Ubuntu"/>
    </style:style>
    <style:style style:name="T70_16" style:family="text" style:parent-style-name="Default_20_Paragraph_20_Font">
      <style:text-properties style:font-name="Ubuntu" style:font-name-asian="Ubuntu" style:font-name-complex="Ubuntu"/>
    </style:style>
    <style:style style:name="T70_17" style:family="text" style:parent-style-name="Default_20_Paragraph_20_Font">
      <style:text-properties style:font-name="Ubuntu" style:font-name-asian="Ubuntu" style:font-name-complex="Ubuntu"/>
    </style:style>
    <style:style style:name="T70_18" style:family="text" style:parent-style-name="Default_20_Paragraph_20_Font">
      <style:text-properties style:font-name="Ubuntu" style:font-name-asian="Ubuntu" style:font-name-complex="Ubuntu"/>
    </style:style>
    <style:style style:name="T70_19" style:family="text" style:parent-style-name="Default_20_Paragraph_20_Font">
      <style:text-properties style:font-name="Ubuntu" style:font-name-asian="Ubuntu" style:font-name-complex="Ubuntu"/>
    </style:style>
    <style:style style:name="T70_20" style:family="text" style:parent-style-name="Default_20_Paragraph_20_Font">
      <style:text-properties style:font-name="Ubuntu" style:font-name-asian="Ubuntu" style:font-name-complex="Ubuntu"/>
    </style:style>
    <style:style style:name="T70_21" style:family="text" style:parent-style-name="Default_20_Paragraph_20_Font">
      <style:text-properties style:font-name="Ubuntu" style:font-name-asian="Ubuntu" style:font-name-complex="Ubuntu"/>
    </style:style>
    <style:style style:name="T70_22" style:family="text" style:parent-style-name="Default_20_Paragraph_20_Font">
      <style:text-properties style:font-name="Ubuntu" style:font-name-asian="Ubuntu" style:font-name-complex="Ubuntu"/>
    </style:style>
    <style:style style:name="T70_23" style:family="text" style:parent-style-name="Default_20_Paragraph_20_Font">
      <style:text-properties style:font-name="Ubuntu" style:font-name-asian="Ubuntu" style:font-name-complex="Ubuntu"/>
    </style:style>
    <style:style style:name="T70_24" style:family="text" style:parent-style-name="Default_20_Paragraph_20_Font">
      <style:text-properties style:font-name="Ubuntu" style:font-name-asian="Ubuntu" style:font-name-complex="Ubuntu"/>
    </style:style>
    <style:style style:name="T70_25" style:family="text" style:parent-style-name="Default_20_Paragraph_20_Font">
      <style:text-properties style:font-name="Ubuntu" style:font-name-asian="Ubuntu" style:font-name-complex="Ubuntu"/>
    </style:style>
    <style:style style:name="T70_26" style:family="text" style:parent-style-name="Default_20_Paragraph_20_Font">
      <style:text-properties style:font-name="Ubuntu" style:font-name-asian="Ubuntu" style:font-name-complex="Ubuntu"/>
    </style:style>
    <style:style style:name="T70_27" style:family="text" style:parent-style-name="Default_20_Paragraph_20_Font">
      <style:text-properties style:font-name="Ubuntu" style:font-name-asian="Ubuntu" style:font-name-complex="Ubuntu"/>
    </style:style>
    <style:style style:name="T70_28" style:family="text" style:parent-style-name="Default_20_Paragraph_20_Font">
      <style:text-properties style:font-name="Ubuntu" style:font-name-asian="Ubuntu" style:font-name-complex="Ubuntu"/>
    </style:style>
    <style:style style:name="T70_29" style:family="text" style:parent-style-name="Default_20_Paragraph_20_Font">
      <style:text-properties style:font-name="Ubuntu" style:font-name-asian="Ubuntu" style:font-name-complex="Ubuntu"/>
    </style:style>
    <style:style style:name="T70_30" style:family="text" style:parent-style-name="Default_20_Paragraph_20_Font">
      <style:text-properties style:font-name="Ubuntu" style:font-name-asian="Ubuntu" style:font-name-complex="Ubuntu"/>
    </style:style>
    <style:style style:name="T70_31" style:family="text" style:parent-style-name="Default_20_Paragraph_20_Font">
      <style:text-properties style:font-name="Ubuntu" style:font-name-asian="Ubuntu" style:font-name-complex="Ubuntu"/>
    </style:style>
    <style:style style:name="T70_32" style:family="text" style:parent-style-name="Default_20_Paragraph_20_Font">
      <style:text-properties style:font-name="Ubuntu" style:font-name-asian="Ubuntu" style:font-name-complex="Ubuntu"/>
    </style:style>
    <style:style style:name="T70_33" style:family="text" style:parent-style-name="Default_20_Paragraph_20_Font">
      <style:text-properties style:font-name="Ubuntu" style:font-name-asian="Ubuntu" style:font-name-complex="Ubuntu"/>
    </style:style>
    <style:style style:name="T70_34" style:family="text" style:parent-style-name="Default_20_Paragraph_20_Font">
      <style:text-properties style:font-name="Ubuntu" style:font-name-asian="Ubuntu" style:font-name-complex="Ubuntu"/>
    </style:style>
    <style:style style:name="T70_35" style:family="text" style:parent-style-name="Default_20_Paragraph_20_Font">
      <style:text-properties style:font-name="Ubuntu" style:font-name-asian="Ubuntu" style:font-name-complex="Ubuntu"/>
    </style:style>
    <style:style style:name="T70_36" style:family="text" style:parent-style-name="Default_20_Paragraph_20_Font">
      <style:text-properties style:font-name="Ubuntu" style:font-name-asian="Ubuntu" style:font-name-complex="Ubuntu"/>
    </style:style>
    <style:style style:name="T70_37" style:family="text" style:parent-style-name="Default_20_Paragraph_20_Font">
      <style:text-properties style:font-name="Ubuntu" style:font-name-asian="Ubuntu" style:font-name-complex="Ubuntu"/>
    </style:style>
    <style:style style:name="T70_38" style:family="text" style:parent-style-name="Default_20_Paragraph_20_Font">
      <style:text-properties style:font-name="Ubuntu" style:font-name-asian="Ubuntu" style:font-name-complex="Ubuntu"/>
    </style:style>
    <style:style style:name="T70_39" style:family="text" style:parent-style-name="Default_20_Paragraph_20_Font">
      <style:text-properties style:font-name="Ubuntu" style:font-name-asian="Ubuntu" style:font-name-complex="Ubuntu"/>
    </style:style>
    <style:style style:name="T70_40" style:family="text" style:parent-style-name="Default_20_Paragraph_20_Font">
      <style:text-properties style:font-name="Ubuntu" style:font-name-asian="Ubuntu" style:font-name-complex="Ubuntu"/>
    </style:style>
    <style:style style:name="T70_41" style:family="text" style:parent-style-name="Default_20_Paragraph_20_Font">
      <style:text-properties style:font-name="Ubuntu" style:font-name-asian="Ubuntu" style:font-name-complex="Ubuntu"/>
    </style:style>
    <style:style style:name="T70_42" style:family="text" style:parent-style-name="Default_20_Paragraph_20_Font">
      <style:text-properties style:font-name="Ubuntu" style:font-name-asian="Ubuntu" style:font-name-complex="Ubuntu"/>
    </style:style>
    <style:style style:name="T70_43" style:family="text" style:parent-style-name="Default_20_Paragraph_20_Font">
      <style:text-properties style:font-name="Ubuntu" style:font-name-asian="Ubuntu" style:font-name-complex="Ubuntu"/>
    </style:style>
    <style:style style:name="T70_44" style:family="text" style:parent-style-name="Default_20_Paragraph_20_Font">
      <style:text-properties style:font-name="Ubuntu" style:font-name-asian="Ubuntu" style:font-name-complex="Ubuntu"/>
    </style:style>
    <style:style style:name="P71" style:family="paragraph" style:parent-style-name="Heading_20_5">
      <style:paragraph-properties fo:text-align="justify" fo:break-before="auto"/>
    </style:style>
    <style:style style:name="T71_1" style:family="text" style:parent-style-name="Default_20_Paragraph_20_Font">
      <style:text-properties style:font-name="Ubuntu" style:font-name-asian="Ubuntu" style:font-name-complex="Ubuntu"/>
    </style:style>
    <style:style style:name="T71_2" style:family="text" style:parent-style-name="Default_20_Paragraph_20_Font">
      <style:text-properties style:font-name="Ubuntu" style:font-name-asian="Ubuntu" style:font-name-complex="Ubuntu"/>
    </style:style>
    <style:style style:name="T71_3" style:family="text" style:parent-style-name="Default_20_Paragraph_20_Font">
      <style:text-properties style:font-name="Ubuntu" style:font-name-asian="Ubuntu" style:font-name-complex="Ubuntu"/>
    </style:style>
    <style:style style:name="T71_4" style:family="text" style:parent-style-name="Default_20_Paragraph_20_Font">
      <style:text-properties style:font-name="Ubuntu" style:font-name-asian="Ubuntu" style:font-name-complex="Ubuntu"/>
    </style:style>
    <style:style style:name="T71_5" style:family="text" style:parent-style-name="Default_20_Paragraph_20_Font">
      <style:text-properties style:font-name="Ubuntu" style:font-name-asian="Ubuntu" style:font-name-complex="Ubuntu"/>
    </style:style>
    <style:style style:name="P72" style:family="paragraph" style:parent-style-name="Standard">
      <style:paragraph-properties fo:text-align="justify" fo:break-before="auto"/>
    </style:style>
    <style:style style:name="T72_1" style:family="text" style:parent-style-name="Default_20_Paragraph_20_Font">
      <style:text-properties style:font-name="Ubuntu" style:font-name-asian="Ubuntu" style:font-name-complex="Ubuntu"/>
    </style:style>
    <style:style style:name="T72_2" style:family="text" style:parent-style-name="Default_20_Paragraph_20_Font">
      <style:text-properties style:font-name="Ubuntu" style:font-name-asian="Ubuntu" style:font-name-complex="Ubuntu"/>
    </style:style>
    <style:style style:name="T72_3" style:family="text" style:parent-style-name="Default_20_Paragraph_20_Font">
      <style:text-properties style:font-name="Ubuntu" style:font-name-asian="Ubuntu" style:font-name-complex="Ubuntu"/>
    </style:style>
    <style:style style:name="T72_4" style:family="text" style:parent-style-name="Default_20_Paragraph_20_Font">
      <style:text-properties style:font-name="Ubuntu" style:font-name-asian="Ubuntu" style:font-name-complex="Ubuntu"/>
    </style:style>
    <style:style style:name="T72_5" style:family="text" style:parent-style-name="Default_20_Paragraph_20_Font">
      <style:text-properties style:font-name="Ubuntu" style:font-name-asian="Ubuntu" style:font-name-complex="Ubuntu"/>
    </style:style>
    <style:style style:name="T72_6" style:family="text" style:parent-style-name="Default_20_Paragraph_20_Font">
      <style:text-properties style:font-name="Ubuntu" style:font-name-asian="Ubuntu" style:font-name-complex="Ubuntu"/>
    </style:style>
    <style:style style:name="T72_7" style:family="text" style:parent-style-name="Default_20_Paragraph_20_Font">
      <style:text-properties style:font-name="Ubuntu" style:font-name-asian="Ubuntu" style:font-name-complex="Ubuntu"/>
    </style:style>
    <style:style style:name="T72_8" style:family="text" style:parent-style-name="Default_20_Paragraph_20_Font">
      <style:text-properties style:font-name="Ubuntu" style:font-name-asian="Ubuntu" style:font-name-complex="Ubuntu"/>
    </style:style>
    <style:style style:name="T72_9" style:family="text" style:parent-style-name="Default_20_Paragraph_20_Font">
      <style:text-properties style:font-name="Ubuntu" style:font-name-asian="Ubuntu" style:font-name-complex="Ubuntu"/>
    </style:style>
    <style:style style:name="T72_10" style:family="text" style:parent-style-name="Default_20_Paragraph_20_Font">
      <style:text-properties style:font-name="Ubuntu" style:font-name-asian="Ubuntu" style:font-name-complex="Ubuntu"/>
    </style:style>
    <style:style style:name="T72_11" style:family="text" style:parent-style-name="Default_20_Paragraph_20_Font">
      <style:text-properties style:font-name="Ubuntu" style:font-name-asian="Ubuntu" style:font-name-complex="Ubuntu"/>
    </style:style>
    <style:style style:name="T72_12" style:family="text" style:parent-style-name="Default_20_Paragraph_20_Font">
      <style:text-properties style:font-name="Ubuntu" style:font-name-asian="Ubuntu" style:font-name-complex="Ubuntu"/>
    </style:style>
    <style:style style:name="T72_13" style:family="text" style:parent-style-name="Default_20_Paragraph_20_Font">
      <style:text-properties style:font-name="Ubuntu" style:font-name-asian="Ubuntu" style:font-name-complex="Ubuntu"/>
    </style:style>
    <style:style style:name="T72_14" style:family="text" style:parent-style-name="Default_20_Paragraph_20_Font">
      <style:text-properties style:font-name="Ubuntu" style:font-name-asian="Ubuntu" style:font-name-complex="Ubuntu"/>
    </style:style>
    <style:style style:name="T72_15" style:family="text" style:parent-style-name="Default_20_Paragraph_20_Font">
      <style:text-properties style:font-name="Ubuntu" style:font-name-asian="Ubuntu" style:font-name-complex="Ubuntu"/>
    </style:style>
    <style:style style:name="T72_16" style:family="text" style:parent-style-name="Default_20_Paragraph_20_Font">
      <style:text-properties style:font-name="Ubuntu" style:font-name-asian="Ubuntu" style:font-name-complex="Ubuntu"/>
    </style:style>
    <style:style style:name="T72_17" style:family="text" style:parent-style-name="Default_20_Paragraph_20_Font">
      <style:text-properties style:font-name="Ubuntu" style:font-name-asian="Ubuntu" style:font-name-complex="Ubuntu"/>
    </style:style>
    <style:style style:name="T72_18" style:family="text" style:parent-style-name="Default_20_Paragraph_20_Font">
      <style:text-properties style:font-name="Ubuntu" style:font-name-asian="Ubuntu" style:font-name-complex="Ubuntu"/>
    </style:style>
    <style:style style:name="T72_19" style:family="text" style:parent-style-name="Default_20_Paragraph_20_Font">
      <style:text-properties style:font-name="Ubuntu" style:font-name-asian="Ubuntu" style:font-name-complex="Ubuntu"/>
    </style:style>
    <style:style style:name="T72_20" style:family="text" style:parent-style-name="Default_20_Paragraph_20_Font">
      <style:text-properties style:font-name="Ubuntu" style:font-name-asian="Ubuntu" style:font-name-complex="Ubuntu"/>
    </style:style>
    <style:style style:name="T72_21" style:family="text" style:parent-style-name="Default_20_Paragraph_20_Font">
      <style:text-properties style:font-name="Ubuntu" style:font-name-asian="Ubuntu" style:font-name-complex="Ubuntu"/>
    </style:style>
    <style:style style:name="T72_22" style:family="text" style:parent-style-name="Default_20_Paragraph_20_Font">
      <style:text-properties style:font-name="Ubuntu" style:font-name-asian="Ubuntu" style:font-name-complex="Ubuntu"/>
    </style:style>
    <style:style style:name="T72_23" style:family="text" style:parent-style-name="Default_20_Paragraph_20_Font">
      <style:text-properties style:font-name="Ubuntu" style:font-name-asian="Ubuntu" style:font-name-complex="Ubuntu"/>
    </style:style>
    <style:style style:name="T72_24" style:family="text" style:parent-style-name="Default_20_Paragraph_20_Font">
      <style:text-properties style:font-name="Ubuntu" style:font-name-asian="Ubuntu" style:font-name-complex="Ubuntu"/>
    </style:style>
    <style:style style:name="T72_25" style:family="text" style:parent-style-name="Default_20_Paragraph_20_Font">
      <style:text-properties style:font-name="Ubuntu" style:font-name-asian="Ubuntu" style:font-name-complex="Ubuntu"/>
    </style:style>
    <style:style style:name="T72_26" style:family="text" style:parent-style-name="Default_20_Paragraph_20_Font">
      <style:text-properties style:font-name="Ubuntu" style:font-name-asian="Ubuntu" style:font-name-complex="Ubuntu"/>
    </style:style>
    <style:style style:name="T72_27" style:family="text" style:parent-style-name="Default_20_Paragraph_20_Font">
      <style:text-properties style:font-name="Ubuntu" style:font-name-asian="Ubuntu" style:font-name-complex="Ubuntu"/>
    </style:style>
    <style:style style:name="T72_28" style:family="text" style:parent-style-name="Default_20_Paragraph_20_Font">
      <style:text-properties style:font-name="Ubuntu" style:font-name-asian="Ubuntu" style:font-name-complex="Ubuntu"/>
    </style:style>
    <style:style style:name="P73" style:family="paragraph" style:parent-style-name="Heading_20_4">
      <style:paragraph-properties fo:text-align="justify" fo:break-before="auto"/>
    </style:style>
    <style:style style:name="T73_1" style:family="text" style:parent-style-name="Default_20_Paragraph_20_Font"/>
    <style:style style:name="P74" style:family="paragraph" style:parent-style-name="Standard">
      <style:paragraph-properties fo:text-align="justify" fo:break-before="auto"/>
    </style:style>
    <style:style style:name="T74_1" style:family="text" style:parent-style-name="Default_20_Paragraph_20_Font">
      <style:text-properties style:font-name="Ubuntu" style:font-name-asian="Ubuntu" style:font-name-complex="Ubuntu"/>
    </style:style>
    <style:style style:name="T74_2" style:family="text" style:parent-style-name="Default_20_Paragraph_20_Font">
      <style:text-properties style:font-name="Ubuntu" style:font-name-asian="Ubuntu" style:font-name-complex="Ubuntu"/>
    </style:style>
    <style:style style:name="T74_3" style:family="text" style:parent-style-name="Default_20_Paragraph_20_Font">
      <style:text-properties style:font-name="Ubuntu" style:font-name-asian="Ubuntu" style:font-name-complex="Ubuntu"/>
    </style:style>
    <style:style style:name="T74_4" style:family="text" style:parent-style-name="Default_20_Paragraph_20_Font">
      <style:text-properties style:font-name="Ubuntu" style:font-name-asian="Ubuntu" style:font-name-complex="Ubuntu"/>
    </style:style>
    <style:style style:name="T74_5" style:family="text" style:parent-style-name="Default_20_Paragraph_20_Font">
      <style:text-properties style:font-name="Ubuntu" style:font-name-asian="Ubuntu" style:font-name-complex="Ubuntu"/>
    </style:style>
    <style:style style:name="T74_6" style:family="text" style:parent-style-name="Default_20_Paragraph_20_Font">
      <style:text-properties style:font-name="Ubuntu" style:font-name-asian="Ubuntu" style:font-name-complex="Ubuntu"/>
    </style:style>
    <style:style style:name="T74_7" style:family="text" style:parent-style-name="Default_20_Paragraph_20_Font">
      <style:text-properties style:font-name="Ubuntu" style:font-name-asian="Ubuntu" style:font-name-complex="Ubuntu"/>
    </style:style>
    <style:style style:name="T74_8" style:family="text" style:parent-style-name="Default_20_Paragraph_20_Font">
      <style:text-properties style:font-name="Ubuntu" style:font-name-asian="Ubuntu" style:font-name-complex="Ubuntu"/>
    </style:style>
    <style:style style:name="T74_9" style:family="text" style:parent-style-name="Default_20_Paragraph_20_Font">
      <style:text-properties style:font-name="Ubuntu" style:font-name-asian="Ubuntu" style:font-name-complex="Ubuntu"/>
    </style:style>
    <style:style style:name="T74_10" style:family="text" style:parent-style-name="Default_20_Paragraph_20_Font">
      <style:text-properties style:font-name="Ubuntu" style:font-name-asian="Ubuntu" style:font-name-complex="Ubuntu"/>
    </style:style>
    <style:style style:name="T74_11" style:family="text" style:parent-style-name="Default_20_Paragraph_20_Font">
      <style:text-properties style:font-name="Ubuntu" style:font-name-asian="Ubuntu" style:font-name-complex="Ubuntu"/>
    </style:style>
    <style:style style:name="T74_12" style:family="text" style:parent-style-name="Default_20_Paragraph_20_Font">
      <style:text-properties style:font-name="Ubuntu" style:font-name-asian="Ubuntu" style:font-name-complex="Ubuntu"/>
    </style:style>
    <style:style style:name="T74_13" style:family="text" style:parent-style-name="Default_20_Paragraph_20_Font">
      <style:text-properties style:font-name="Ubuntu" style:font-name-asian="Ubuntu" style:font-name-complex="Ubuntu"/>
    </style:style>
    <style:style style:name="T74_14" style:family="text" style:parent-style-name="Default_20_Paragraph_20_Font">
      <style:text-properties style:font-name="Ubuntu" style:font-name-asian="Ubuntu" style:font-name-complex="Ubuntu"/>
    </style:style>
    <style:style style:name="T74_15" style:family="text" style:parent-style-name="Default_20_Paragraph_20_Font">
      <style:text-properties style:font-name="Ubuntu" style:font-name-asian="Ubuntu" style:font-name-complex="Ubuntu"/>
    </style:style>
    <style:style style:name="T74_16" style:family="text" style:parent-style-name="Default_20_Paragraph_20_Font">
      <style:text-properties style:font-name="Ubuntu" style:font-name-asian="Ubuntu" style:font-name-complex="Ubuntu"/>
    </style:style>
    <style:style style:name="T74_17" style:family="text" style:parent-style-name="Default_20_Paragraph_20_Font">
      <style:text-properties style:font-name="Ubuntu" style:font-name-asian="Ubuntu" style:font-name-complex="Ubuntu"/>
    </style:style>
    <style:style style:name="T74_18" style:family="text" style:parent-style-name="Default_20_Paragraph_20_Font">
      <style:text-properties style:font-name="Ubuntu" style:font-name-asian="Ubuntu" style:font-name-complex="Ubuntu"/>
    </style:style>
    <style:style style:name="T74_19" style:family="text" style:parent-style-name="Default_20_Paragraph_20_Font">
      <style:text-properties style:font-name="Ubuntu" style:font-name-asian="Ubuntu" style:font-name-complex="Ubuntu"/>
    </style:style>
    <style:style style:name="T74_20" style:family="text" style:parent-style-name="Default_20_Paragraph_20_Font">
      <style:text-properties style:font-name="Ubuntu" style:font-name-asian="Ubuntu" style:font-name-complex="Ubuntu"/>
    </style:style>
    <style:style style:name="T74_21" style:family="text" style:parent-style-name="Default_20_Paragraph_20_Font">
      <style:text-properties style:font-name="Ubuntu" style:font-name-asian="Ubuntu" style:font-name-complex="Ubuntu"/>
    </style:style>
    <style:style style:name="T74_22" style:family="text" style:parent-style-name="Default_20_Paragraph_20_Font">
      <style:text-properties style:font-name="Ubuntu" style:font-name-asian="Ubuntu" style:font-name-complex="Ubuntu"/>
    </style:style>
    <style:style style:name="T74_23" style:family="text" style:parent-style-name="Default_20_Paragraph_20_Font">
      <style:text-properties style:font-name="Ubuntu" style:font-name-asian="Ubuntu" style:font-name-complex="Ubuntu"/>
    </style:style>
    <style:style style:name="T74_24" style:family="text" style:parent-style-name="Default_20_Paragraph_20_Font">
      <style:text-properties style:font-name="Ubuntu" style:font-name-asian="Ubuntu" style:font-name-complex="Ubuntu"/>
    </style:style>
    <style:style style:name="T74_25" style:family="text" style:parent-style-name="Default_20_Paragraph_20_Font">
      <style:text-properties style:font-name="Ubuntu" style:font-name-asian="Ubuntu" style:font-name-complex="Ubuntu"/>
    </style:style>
    <style:style style:name="T74_26" style:family="text" style:parent-style-name="Default_20_Paragraph_20_Font">
      <style:text-properties style:font-name="Ubuntu" style:font-name-asian="Ubuntu" style:font-name-complex="Ubuntu"/>
    </style:style>
    <style:style style:name="T74_27" style:family="text" style:parent-style-name="Default_20_Paragraph_20_Font">
      <style:text-properties style:font-name="Ubuntu" style:font-name-asian="Ubuntu" style:font-name-complex="Ubuntu"/>
    </style:style>
    <style:style style:name="T74_28" style:family="text" style:parent-style-name="Default_20_Paragraph_20_Font">
      <style:text-properties style:font-name="Ubuntu" style:font-name-asian="Ubuntu" style:font-name-complex="Ubuntu"/>
    </style:style>
    <style:style style:name="T74_29" style:family="text" style:parent-style-name="Default_20_Paragraph_20_Font">
      <style:text-properties style:font-name="Ubuntu" style:font-name-asian="Ubuntu" style:font-name-complex="Ubuntu"/>
    </style:style>
    <style:style style:name="T74_30" style:family="text" style:parent-style-name="Default_20_Paragraph_20_Font">
      <style:text-properties style:font-name="Ubuntu" style:font-name-asian="Ubuntu" style:font-name-complex="Ubuntu"/>
    </style:style>
    <style:style style:name="T74_31" style:family="text" style:parent-style-name="Default_20_Paragraph_20_Font">
      <style:text-properties style:font-name="Ubuntu" style:font-name-asian="Ubuntu" style:font-name-complex="Ubuntu"/>
    </style:style>
    <style:style style:name="T74_32" style:family="text" style:parent-style-name="Default_20_Paragraph_20_Font">
      <style:text-properties style:font-name="Ubuntu" style:font-name-asian="Ubuntu" style:font-name-complex="Ubuntu"/>
    </style:style>
    <style:style style:name="T74_33" style:family="text" style:parent-style-name="Default_20_Paragraph_20_Font">
      <style:text-properties style:font-name="Ubuntu" style:font-name-asian="Ubuntu" style:font-name-complex="Ubuntu"/>
    </style:style>
    <style:style style:name="T74_34" style:family="text" style:parent-style-name="Default_20_Paragraph_20_Font">
      <style:text-properties style:font-name="Ubuntu" style:font-name-asian="Ubuntu" style:font-name-complex="Ubuntu"/>
    </style:style>
    <style:style style:name="T74_35" style:family="text" style:parent-style-name="Default_20_Paragraph_20_Font">
      <style:text-properties style:font-name="Ubuntu" style:font-name-asian="Ubuntu" style:font-name-complex="Ubuntu"/>
    </style:style>
    <style:style style:name="T74_36" style:family="text" style:parent-style-name="Default_20_Paragraph_20_Font">
      <style:text-properties style:font-name="Ubuntu" style:font-name-asian="Ubuntu" style:font-name-complex="Ubuntu"/>
    </style:style>
    <style:style style:name="T74_37" style:family="text" style:parent-style-name="Default_20_Paragraph_20_Font">
      <style:text-properties style:font-name="Ubuntu" style:font-name-asian="Ubuntu" style:font-name-complex="Ubuntu"/>
    </style:style>
    <style:style style:name="T74_38" style:family="text" style:parent-style-name="Default_20_Paragraph_20_Font">
      <style:text-properties style:font-name="Ubuntu" style:font-name-asian="Ubuntu" style:font-name-complex="Ubuntu"/>
    </style:style>
    <style:style style:name="T74_39" style:family="text" style:parent-style-name="Default_20_Paragraph_20_Font">
      <style:text-properties style:font-name="Ubuntu" style:font-name-asian="Ubuntu" style:font-name-complex="Ubuntu"/>
    </style:style>
    <style:style style:name="T74_40" style:family="text" style:parent-style-name="Default_20_Paragraph_20_Font">
      <style:text-properties style:font-name="Ubuntu" style:font-name-asian="Ubuntu" style:font-name-complex="Ubuntu"/>
    </style:style>
    <style:style style:name="T74_41" style:family="text" style:parent-style-name="Default_20_Paragraph_20_Font">
      <style:text-properties style:font-name="Ubuntu" style:font-name-asian="Ubuntu" style:font-name-complex="Ubuntu"/>
    </style:style>
    <style:style style:name="T74_42" style:family="text" style:parent-style-name="Default_20_Paragraph_20_Font">
      <style:text-properties style:font-name="Ubuntu" style:font-name-asian="Ubuntu" style:font-name-complex="Ubuntu"/>
    </style:style>
    <style:style style:name="T74_43" style:family="text" style:parent-style-name="Default_20_Paragraph_20_Font">
      <style:text-properties style:font-name="Ubuntu" style:font-name-asian="Ubuntu" style:font-name-complex="Ubuntu"/>
    </style:style>
    <style:style style:name="T74_44" style:family="text" style:parent-style-name="Default_20_Paragraph_20_Font">
      <style:text-properties style:font-name="Ubuntu" style:font-name-asian="Ubuntu" style:font-name-complex="Ubuntu"/>
    </style:style>
    <style:style style:name="T74_45" style:family="text" style:parent-style-name="Default_20_Paragraph_20_Font">
      <style:text-properties style:font-name="Ubuntu" style:font-name-asian="Ubuntu" style:font-name-complex="Ubuntu"/>
    </style:style>
    <style:style style:name="T74_46" style:family="text" style:parent-style-name="Default_20_Paragraph_20_Font">
      <style:text-properties style:font-name="Ubuntu" style:font-name-asian="Ubuntu" style:font-name-complex="Ubuntu"/>
    </style:style>
    <style:style style:name="T74_47" style:family="text" style:parent-style-name="Default_20_Paragraph_20_Font">
      <style:text-properties style:font-name="Ubuntu" style:font-name-asian="Ubuntu" style:font-name-complex="Ubuntu"/>
    </style:style>
    <style:style style:name="T74_48" style:family="text" style:parent-style-name="Default_20_Paragraph_20_Font">
      <style:text-properties style:font-name="Ubuntu" style:font-name-asian="Ubuntu" style:font-name-complex="Ubuntu"/>
    </style:style>
    <style:style style:name="T74_49" style:family="text" style:parent-style-name="Default_20_Paragraph_20_Font">
      <style:text-properties style:font-name="Ubuntu" style:font-name-asian="Ubuntu" style:font-name-complex="Ubuntu"/>
    </style:style>
    <style:style style:name="T74_50" style:family="text" style:parent-style-name="Default_20_Paragraph_20_Font">
      <style:text-properties style:font-name="Ubuntu" style:font-name-asian="Ubuntu" style:font-name-complex="Ubuntu"/>
    </style:style>
    <style:style style:name="T74_51" style:family="text" style:parent-style-name="Default_20_Paragraph_20_Font">
      <style:text-properties style:font-name="Ubuntu" style:font-name-asian="Ubuntu" style:font-name-complex="Ubuntu"/>
    </style:style>
    <style:style style:name="T74_52" style:family="text" style:parent-style-name="Default_20_Paragraph_20_Font">
      <style:text-properties style:font-name="Ubuntu" style:font-name-asian="Ubuntu" style:font-name-complex="Ubuntu"/>
    </style:style>
    <style:style style:name="T74_53" style:family="text" style:parent-style-name="Default_20_Paragraph_20_Font">
      <style:text-properties style:font-name="Ubuntu" style:font-name-asian="Ubuntu" style:font-name-complex="Ubuntu"/>
    </style:style>
    <style:style style:name="T74_54" style:family="text" style:parent-style-name="Default_20_Paragraph_20_Font">
      <style:text-properties style:font-name="Ubuntu" style:font-name-asian="Ubuntu" style:font-name-complex="Ubuntu"/>
    </style:style>
    <style:style style:name="T74_55" style:family="text" style:parent-style-name="Default_20_Paragraph_20_Font">
      <style:text-properties style:font-name="Ubuntu" style:font-name-asian="Ubuntu" style:font-name-complex="Ubuntu"/>
    </style:style>
    <style:style style:name="T74_56" style:family="text" style:parent-style-name="Default_20_Paragraph_20_Font">
      <style:text-properties style:font-name="Ubuntu" style:font-name-asian="Ubuntu" style:font-name-complex="Ubuntu"/>
    </style:style>
    <style:style style:name="T74_57" style:family="text" style:parent-style-name="Default_20_Paragraph_20_Font">
      <style:text-properties style:font-name="Ubuntu" style:font-name-asian="Ubuntu" style:font-name-complex="Ubuntu"/>
    </style:style>
    <style:style style:name="T74_58" style:family="text" style:parent-style-name="Default_20_Paragraph_20_Font">
      <style:text-properties style:font-name="Ubuntu" style:font-name-asian="Ubuntu" style:font-name-complex="Ubuntu"/>
    </style:style>
    <style:style style:name="T74_59" style:family="text" style:parent-style-name="Default_20_Paragraph_20_Font">
      <style:text-properties style:font-name="Ubuntu" style:font-name-asian="Ubuntu" style:font-name-complex="Ubuntu"/>
    </style:style>
    <style:style style:name="T74_60" style:family="text" style:parent-style-name="Default_20_Paragraph_20_Font">
      <style:text-properties style:font-name="Ubuntu" style:font-name-asian="Ubuntu" style:font-name-complex="Ubuntu"/>
    </style:style>
    <style:style style:name="T74_61" style:family="text" style:parent-style-name="Default_20_Paragraph_20_Font">
      <style:text-properties style:font-name="Ubuntu" style:font-name-asian="Ubuntu" style:font-name-complex="Ubuntu"/>
    </style:style>
    <style:style style:name="T74_62" style:family="text" style:parent-style-name="Default_20_Paragraph_20_Font">
      <style:text-properties style:font-name="Ubuntu" style:font-name-asian="Ubuntu" style:font-name-complex="Ubuntu"/>
    </style:style>
    <style:style style:name="T74_63" style:family="text" style:parent-style-name="Default_20_Paragraph_20_Font">
      <style:text-properties style:font-name="Ubuntu" style:font-name-asian="Ubuntu" style:font-name-complex="Ubuntu"/>
    </style:style>
    <style:style style:name="T74_64" style:family="text" style:parent-style-name="Default_20_Paragraph_20_Font">
      <style:text-properties style:font-name="Ubuntu" style:font-name-asian="Ubuntu" style:font-name-complex="Ubuntu"/>
    </style:style>
    <style:style style:name="T74_65" style:family="text" style:parent-style-name="Default_20_Paragraph_20_Font">
      <style:text-properties style:font-name="Ubuntu" style:font-name-asian="Ubuntu" style:font-name-complex="Ubuntu"/>
    </style:style>
    <style:style style:name="T74_66" style:family="text" style:parent-style-name="Default_20_Paragraph_20_Font">
      <style:text-properties style:font-name="Ubuntu" style:font-name-asian="Ubuntu" style:font-name-complex="Ubuntu"/>
    </style:style>
    <style:style style:name="T74_67" style:family="text" style:parent-style-name="Default_20_Paragraph_20_Font">
      <style:text-properties style:font-name="Ubuntu" style:font-name-asian="Ubuntu" style:font-name-complex="Ubuntu"/>
    </style:style>
    <style:style style:name="T74_68" style:family="text" style:parent-style-name="Default_20_Paragraph_20_Font">
      <style:text-properties style:font-name="Ubuntu" style:font-name-asian="Ubuntu" style:font-name-complex="Ubuntu"/>
    </style:style>
    <style:style style:name="T74_69" style:family="text" style:parent-style-name="Default_20_Paragraph_20_Font">
      <style:text-properties style:font-name="Ubuntu" style:font-name-asian="Ubuntu" style:font-name-complex="Ubuntu"/>
    </style:style>
    <style:style style:name="T74_70" style:family="text" style:parent-style-name="Default_20_Paragraph_20_Font">
      <style:text-properties style:font-name="Ubuntu" style:font-name-asian="Ubuntu" style:font-name-complex="Ubuntu"/>
    </style:style>
    <style:style style:name="T74_71" style:family="text" style:parent-style-name="Default_20_Paragraph_20_Font">
      <style:text-properties style:font-name="Ubuntu" style:font-name-asian="Ubuntu" style:font-name-complex="Ubuntu"/>
    </style:style>
    <style:style style:name="T74_72" style:family="text" style:parent-style-name="Default_20_Paragraph_20_Font">
      <style:text-properties style:font-name="Ubuntu" style:font-name-asian="Ubuntu" style:font-name-complex="Ubuntu"/>
    </style:style>
    <style:style style:name="T74_73" style:family="text" style:parent-style-name="Default_20_Paragraph_20_Font">
      <style:text-properties style:font-name="Ubuntu" style:font-name-asian="Ubuntu" style:font-name-complex="Ubuntu"/>
    </style:style>
    <style:style style:name="T74_74" style:family="text" style:parent-style-name="Default_20_Paragraph_20_Font">
      <style:text-properties style:font-name="Ubuntu" style:font-name-asian="Ubuntu" style:font-name-complex="Ubuntu"/>
    </style:style>
    <style:style style:name="T74_75" style:family="text" style:parent-style-name="Default_20_Paragraph_20_Font">
      <style:text-properties style:font-name="Ubuntu" style:font-name-asian="Ubuntu" style:font-name-complex="Ubuntu"/>
    </style:style>
    <style:style style:name="T74_76" style:family="text" style:parent-style-name="Default_20_Paragraph_20_Font">
      <style:text-properties style:font-name="Ubuntu" style:font-name-asian="Ubuntu" style:font-name-complex="Ubuntu"/>
    </style:style>
    <style:style style:name="T74_77" style:family="text" style:parent-style-name="Default_20_Paragraph_20_Font">
      <style:text-properties style:font-name="Ubuntu" style:font-name-asian="Ubuntu" style:font-name-complex="Ubuntu"/>
    </style:style>
    <style:style style:name="T74_78" style:family="text" style:parent-style-name="Default_20_Paragraph_20_Font">
      <style:text-properties style:font-name="Ubuntu" style:font-name-asian="Ubuntu" style:font-name-complex="Ubuntu"/>
    </style:style>
    <style:style style:name="T74_79" style:family="text" style:parent-style-name="Default_20_Paragraph_20_Font">
      <style:text-properties style:font-name="Ubuntu" style:font-name-asian="Ubuntu" style:font-name-complex="Ubuntu"/>
    </style:style>
    <style:style style:name="T74_80" style:family="text" style:parent-style-name="Default_20_Paragraph_20_Font">
      <style:text-properties style:font-name="Ubuntu" style:font-name-asian="Ubuntu" style:font-name-complex="Ubuntu"/>
    </style:style>
    <style:style style:name="T74_81" style:family="text" style:parent-style-name="Default_20_Paragraph_20_Font">
      <style:text-properties style:font-name="Ubuntu" style:font-name-asian="Ubuntu" style:font-name-complex="Ubuntu"/>
    </style:style>
    <style:style style:name="T74_82" style:family="text" style:parent-style-name="Default_20_Paragraph_20_Font">
      <style:text-properties style:font-name="Ubuntu" style:font-name-asian="Ubuntu" style:font-name-complex="Ubuntu"/>
    </style:style>
    <style:style style:name="T74_83" style:family="text" style:parent-style-name="Default_20_Paragraph_20_Font">
      <style:text-properties style:font-name="Ubuntu" style:font-name-asian="Ubuntu" style:font-name-complex="Ubuntu"/>
    </style:style>
    <style:style style:name="T74_84" style:family="text" style:parent-style-name="Default_20_Paragraph_20_Font">
      <style:text-properties style:font-name="Ubuntu" style:font-name-asian="Ubuntu" style:font-name-complex="Ubuntu"/>
    </style:style>
    <style:style style:name="T74_85" style:family="text" style:parent-style-name="Default_20_Paragraph_20_Font">
      <style:text-properties style:font-name="Ubuntu" style:font-name-asian="Ubuntu" style:font-name-complex="Ubuntu"/>
    </style:style>
    <style:style style:name="T74_86" style:family="text" style:parent-style-name="Default_20_Paragraph_20_Font">
      <style:text-properties style:font-name="Ubuntu" style:font-name-asian="Ubuntu" style:font-name-complex="Ubuntu"/>
    </style:style>
    <style:style style:name="T74_87" style:family="text" style:parent-style-name="Default_20_Paragraph_20_Font">
      <style:text-properties style:font-name="Ubuntu" style:font-name-asian="Ubuntu" style:font-name-complex="Ubuntu"/>
    </style:style>
    <style:style style:name="T74_88" style:family="text" style:parent-style-name="Default_20_Paragraph_20_Font">
      <style:text-properties style:font-name="Ubuntu" style:font-name-asian="Ubuntu" style:font-name-complex="Ubuntu"/>
    </style:style>
    <style:style style:name="T74_89" style:family="text" style:parent-style-name="Default_20_Paragraph_20_Font">
      <style:text-properties style:font-name="Ubuntu" style:font-name-asian="Ubuntu" style:font-name-complex="Ubuntu"/>
    </style:style>
    <style:style style:name="T74_90" style:family="text" style:parent-style-name="Default_20_Paragraph_20_Font">
      <style:text-properties style:font-name="Ubuntu" style:font-name-asian="Ubuntu" style:font-name-complex="Ubuntu"/>
    </style:style>
    <style:style style:name="T74_91" style:family="text" style:parent-style-name="Default_20_Paragraph_20_Font">
      <style:text-properties style:font-name="Ubuntu" style:font-name-asian="Ubuntu" style:font-name-complex="Ubuntu"/>
    </style:style>
    <style:style style:name="T74_92" style:family="text" style:parent-style-name="Default_20_Paragraph_20_Font">
      <style:text-properties style:font-name="Ubuntu" style:font-name-asian="Ubuntu" style:font-name-complex="Ubuntu"/>
    </style:style>
    <style:style style:name="T74_93" style:family="text" style:parent-style-name="Default_20_Paragraph_20_Font">
      <style:text-properties style:font-name="Ubuntu" style:font-name-asian="Ubuntu" style:font-name-complex="Ubuntu"/>
    </style:style>
    <style:style style:name="T74_94" style:family="text" style:parent-style-name="Default_20_Paragraph_20_Font">
      <style:text-properties style:font-name="Ubuntu" style:font-name-asian="Ubuntu" style:font-name-complex="Ubuntu"/>
    </style:style>
    <style:style style:name="T74_95" style:family="text" style:parent-style-name="Default_20_Paragraph_20_Font">
      <style:text-properties style:font-name="Ubuntu" style:font-name-asian="Ubuntu" style:font-name-complex="Ubuntu"/>
    </style:style>
    <style:style style:name="T74_96" style:family="text" style:parent-style-name="Default_20_Paragraph_20_Font">
      <style:text-properties style:font-name="Ubuntu" style:font-name-asian="Ubuntu" style:font-name-complex="Ubuntu"/>
    </style:style>
    <style:style style:name="T74_97" style:family="text" style:parent-style-name="Default_20_Paragraph_20_Font">
      <style:text-properties style:font-name="Ubuntu" style:font-name-asian="Ubuntu" style:font-name-complex="Ubuntu"/>
    </style:style>
    <style:style style:name="T74_98" style:family="text" style:parent-style-name="Default_20_Paragraph_20_Font">
      <style:text-properties style:font-name="Ubuntu" style:font-name-asian="Ubuntu" style:font-name-complex="Ubuntu"/>
    </style:style>
    <style:style style:name="T74_99" style:family="text" style:parent-style-name="Default_20_Paragraph_20_Font">
      <style:text-properties style:font-name="Ubuntu" style:font-name-asian="Ubuntu" style:font-name-complex="Ubuntu"/>
    </style:style>
    <style:style style:name="T74_100" style:family="text" style:parent-style-name="Default_20_Paragraph_20_Font">
      <style:text-properties style:font-name="Ubuntu" style:font-name-asian="Ubuntu" style:font-name-complex="Ubuntu"/>
    </style:style>
    <style:style style:name="T74_101" style:family="text" style:parent-style-name="Default_20_Paragraph_20_Font">
      <style:text-properties style:font-name="Ubuntu" style:font-name-asian="Ubuntu" style:font-name-complex="Ubuntu"/>
    </style:style>
    <style:style style:name="T74_102" style:family="text" style:parent-style-name="Default_20_Paragraph_20_Font">
      <style:text-properties style:font-name="Ubuntu" style:font-name-asian="Ubuntu" style:font-name-complex="Ubuntu"/>
    </style:style>
    <style:style style:name="T74_103" style:family="text" style:parent-style-name="Default_20_Paragraph_20_Font">
      <style:text-properties style:font-name="Ubuntu" style:font-name-asian="Ubuntu" style:font-name-complex="Ubuntu"/>
    </style:style>
    <style:style style:name="T74_104" style:family="text" style:parent-style-name="Default_20_Paragraph_20_Font">
      <style:text-properties style:font-name="Ubuntu" style:font-name-asian="Ubuntu" style:font-name-complex="Ubuntu"/>
    </style:style>
    <style:style style:name="T74_105" style:family="text" style:parent-style-name="Default_20_Paragraph_20_Font">
      <style:text-properties style:font-name="Ubuntu" style:font-name-asian="Ubuntu" style:font-name-complex="Ubuntu"/>
    </style:style>
    <style:style style:name="T74_106" style:family="text" style:parent-style-name="Default_20_Paragraph_20_Font">
      <style:text-properties style:font-name="Ubuntu" style:font-name-asian="Ubuntu" style:font-name-complex="Ubuntu"/>
    </style:style>
    <style:style style:name="T74_107" style:family="text" style:parent-style-name="Default_20_Paragraph_20_Font">
      <style:text-properties style:font-name="Ubuntu" style:font-name-asian="Ubuntu" style:font-name-complex="Ubuntu"/>
    </style:style>
    <style:style style:name="T74_108" style:family="text" style:parent-style-name="Default_20_Paragraph_20_Font">
      <style:text-properties style:font-name="Ubuntu" style:font-name-asian="Ubuntu" style:font-name-complex="Ubuntu"/>
    </style:style>
    <style:style style:name="T74_109" style:family="text" style:parent-style-name="Default_20_Paragraph_20_Font">
      <style:text-properties style:font-name="Ubuntu" style:font-name-asian="Ubuntu" style:font-name-complex="Ubuntu"/>
    </style:style>
    <style:style style:name="T74_110" style:family="text" style:parent-style-name="Default_20_Paragraph_20_Font">
      <style:text-properties style:font-name="Ubuntu" style:font-name-asian="Ubuntu" style:font-name-complex="Ubuntu"/>
    </style:style>
    <style:style style:name="T74_111" style:family="text" style:parent-style-name="Default_20_Paragraph_20_Font">
      <style:text-properties style:font-name="Ubuntu" style:font-name-asian="Ubuntu" style:font-name-complex="Ubuntu"/>
    </style:style>
    <style:style style:name="T74_112" style:family="text" style:parent-style-name="Default_20_Paragraph_20_Font">
      <style:text-properties style:font-name="Ubuntu" style:font-name-asian="Ubuntu" style:font-name-complex="Ubuntu"/>
    </style:style>
    <style:style style:name="T74_113" style:family="text" style:parent-style-name="Default_20_Paragraph_20_Font">
      <style:text-properties style:font-name="Ubuntu" style:font-name-asian="Ubuntu" style:font-name-complex="Ubuntu"/>
    </style:style>
    <style:style style:name="T74_114" style:family="text" style:parent-style-name="Default_20_Paragraph_20_Font">
      <style:text-properties style:font-name="Ubuntu" style:font-name-asian="Ubuntu" style:font-name-complex="Ubuntu"/>
    </style:style>
    <style:style style:name="T74_115" style:family="text" style:parent-style-name="Default_20_Paragraph_20_Font">
      <style:text-properties style:font-name="Ubuntu" style:font-name-asian="Ubuntu" style:font-name-complex="Ubuntu"/>
    </style:style>
    <style:style style:name="T74_116" style:family="text" style:parent-style-name="Default_20_Paragraph_20_Font">
      <style:text-properties style:font-name="Ubuntu" style:font-name-asian="Ubuntu" style:font-name-complex="Ubuntu"/>
    </style:style>
    <style:style style:name="T74_117" style:family="text" style:parent-style-name="Default_20_Paragraph_20_Font">
      <style:text-properties style:font-name="Ubuntu" style:font-name-asian="Ubuntu" style:font-name-complex="Ubuntu"/>
    </style:style>
    <style:style style:name="T74_118" style:family="text" style:parent-style-name="Default_20_Paragraph_20_Font">
      <style:text-properties style:font-name="Ubuntu" style:font-name-asian="Ubuntu" style:font-name-complex="Ubuntu"/>
    </style:style>
    <style:style style:name="P75" style:family="paragraph" style:parent-style-name="Heading_20_5">
      <style:paragraph-properties fo:text-align="justify" fo:break-before="auto"/>
    </style:style>
    <style:style style:name="T75_1" style:family="text" style:parent-style-name="Default_20_Paragraph_20_Font">
      <style:text-properties style:font-name="Ubuntu" style:font-name-asian="Ubuntu" style:font-name-complex="Ubuntu"/>
    </style:style>
    <style:style style:name="T75_2" style:family="text" style:parent-style-name="Default_20_Paragraph_20_Font">
      <style:text-properties style:font-name="Ubuntu" style:font-name-asian="Ubuntu" style:font-name-complex="Ubuntu"/>
    </style:style>
    <style:style style:name="T75_3" style:family="text" style:parent-style-name="Default_20_Paragraph_20_Font">
      <style:text-properties style:font-name="Ubuntu" style:font-name-asian="Ubuntu" style:font-name-complex="Ubuntu"/>
    </style:style>
    <style:style style:name="T75_4" style:family="text" style:parent-style-name="Default_20_Paragraph_20_Font">
      <style:text-properties style:font-name="Ubuntu" style:font-name-asian="Ubuntu" style:font-name-complex="Ubuntu"/>
    </style:style>
    <style:style style:name="P76" style:family="paragraph" style:parent-style-name="Standard">
      <style:paragraph-properties fo:text-align="justify" fo:break-before="auto"/>
    </style:style>
    <style:style style:name="T76_1" style:family="text" style:parent-style-name="Default_20_Paragraph_20_Font">
      <style:text-properties style:font-name="Ubuntu" style:font-name-asian="Ubuntu" style:font-name-complex="Ubuntu"/>
    </style:style>
    <style:style style:name="T76_2" style:family="text" style:parent-style-name="Default_20_Paragraph_20_Font">
      <style:text-properties style:font-name="Ubuntu" style:font-name-asian="Ubuntu" style:font-name-complex="Ubuntu"/>
    </style:style>
    <style:style style:name="T76_3" style:family="text" style:parent-style-name="Default_20_Paragraph_20_Font">
      <style:text-properties style:font-name="Ubuntu" style:font-name-asian="Ubuntu" style:font-name-complex="Ubuntu"/>
    </style:style>
    <style:style style:name="T76_4" style:family="text" style:parent-style-name="Default_20_Paragraph_20_Font">
      <style:text-properties style:font-name="Ubuntu" style:font-name-asian="Ubuntu" style:font-name-complex="Ubuntu"/>
    </style:style>
    <style:style style:name="T76_5" style:family="text" style:parent-style-name="Default_20_Paragraph_20_Font">
      <style:text-properties style:font-name="Ubuntu" style:font-name-asian="Ubuntu" style:font-name-complex="Ubuntu"/>
    </style:style>
    <style:style style:name="T76_6" style:family="text" style:parent-style-name="Default_20_Paragraph_20_Font">
      <style:text-properties style:font-name="Ubuntu" style:font-name-asian="Ubuntu" style:font-name-complex="Ubuntu"/>
    </style:style>
    <style:style style:name="T76_7" style:family="text" style:parent-style-name="Default_20_Paragraph_20_Font">
      <style:text-properties style:font-name="Ubuntu" style:font-name-asian="Ubuntu" style:font-name-complex="Ubuntu"/>
    </style:style>
    <style:style style:name="T76_8" style:family="text" style:parent-style-name="Default_20_Paragraph_20_Font">
      <style:text-properties style:font-name="Ubuntu" style:font-name-asian="Ubuntu" style:font-name-complex="Ubuntu"/>
    </style:style>
    <style:style style:name="T76_9" style:family="text" style:parent-style-name="Default_20_Paragraph_20_Font">
      <style:text-properties style:font-name="Ubuntu" style:font-name-asian="Ubuntu" style:font-name-complex="Ubuntu"/>
    </style:style>
    <style:style style:name="T76_10" style:family="text" style:parent-style-name="Default_20_Paragraph_20_Font">
      <style:text-properties style:font-name="Ubuntu" style:font-name-asian="Ubuntu" style:font-name-complex="Ubuntu"/>
    </style:style>
    <style:style style:name="T76_11" style:family="text" style:parent-style-name="Default_20_Paragraph_20_Font">
      <style:text-properties style:font-name="Ubuntu" style:font-name-asian="Ubuntu" style:font-name-complex="Ubuntu"/>
    </style:style>
    <style:style style:name="T76_12" style:family="text" style:parent-style-name="Default_20_Paragraph_20_Font">
      <style:text-properties style:font-name="Ubuntu" style:font-name-asian="Ubuntu" style:font-name-complex="Ubuntu"/>
    </style:style>
    <style:style style:name="T76_13" style:family="text" style:parent-style-name="Default_20_Paragraph_20_Font">
      <style:text-properties style:font-name="Ubuntu" style:font-name-asian="Ubuntu" style:font-name-complex="Ubuntu"/>
    </style:style>
    <style:style style:name="T76_14" style:family="text" style:parent-style-name="Default_20_Paragraph_20_Font">
      <style:text-properties style:font-name="Ubuntu" style:font-name-asian="Ubuntu" style:font-name-complex="Ubuntu"/>
    </style:style>
    <style:style style:name="T76_15" style:family="text" style:parent-style-name="Default_20_Paragraph_20_Font">
      <style:text-properties style:font-name="Ubuntu" style:font-name-asian="Ubuntu" style:font-name-complex="Ubuntu"/>
    </style:style>
    <style:style style:name="T76_16" style:family="text" style:parent-style-name="Default_20_Paragraph_20_Font">
      <style:text-properties style:font-name="Ubuntu" style:font-name-asian="Ubuntu" style:font-name-complex="Ubuntu"/>
    </style:style>
    <style:style style:name="T76_17" style:family="text" style:parent-style-name="Default_20_Paragraph_20_Font">
      <style:text-properties style:font-name="Ubuntu" style:font-name-asian="Ubuntu" style:font-name-complex="Ubuntu"/>
    </style:style>
    <style:style style:name="T76_18" style:family="text" style:parent-style-name="Default_20_Paragraph_20_Font">
      <style:text-properties style:font-name="Ubuntu" style:font-name-asian="Ubuntu" style:font-name-complex="Ubuntu"/>
    </style:style>
    <style:style style:name="T76_19" style:family="text" style:parent-style-name="Default_20_Paragraph_20_Font">
      <style:text-properties style:font-name="Ubuntu" style:font-name-asian="Ubuntu" style:font-name-complex="Ubuntu"/>
    </style:style>
    <style:style style:name="T76_20" style:family="text" style:parent-style-name="Default_20_Paragraph_20_Font">
      <style:text-properties style:font-name="Ubuntu" style:font-name-asian="Ubuntu" style:font-name-complex="Ubuntu"/>
    </style:style>
    <style:style style:name="T76_21" style:family="text" style:parent-style-name="Default_20_Paragraph_20_Font">
      <style:text-properties style:font-name="Ubuntu" style:font-name-asian="Ubuntu" style:font-name-complex="Ubuntu"/>
    </style:style>
    <style:style style:name="T76_22" style:family="text" style:parent-style-name="Default_20_Paragraph_20_Font">
      <style:text-properties style:font-name="Ubuntu" style:font-name-asian="Ubuntu" style:font-name-complex="Ubuntu"/>
    </style:style>
    <style:style style:name="T76_23" style:family="text" style:parent-style-name="Default_20_Paragraph_20_Font">
      <style:text-properties style:font-name="Ubuntu" style:font-name-asian="Ubuntu" style:font-name-complex="Ubuntu"/>
    </style:style>
    <style:style style:name="T76_24" style:family="text" style:parent-style-name="Default_20_Paragraph_20_Font">
      <style:text-properties style:font-name="Ubuntu" style:font-name-asian="Ubuntu" style:font-name-complex="Ubuntu"/>
    </style:style>
    <style:style style:name="T76_25" style:family="text" style:parent-style-name="Default_20_Paragraph_20_Font">
      <style:text-properties style:font-name="Ubuntu" style:font-name-asian="Ubuntu" style:font-name-complex="Ubuntu"/>
    </style:style>
    <style:style style:name="T76_26" style:family="text" style:parent-style-name="Default_20_Paragraph_20_Font">
      <style:text-properties style:font-name="Ubuntu" style:font-name-asian="Ubuntu" style:font-name-complex="Ubuntu"/>
    </style:style>
    <style:style style:name="T76_27" style:family="text" style:parent-style-name="Default_20_Paragraph_20_Font">
      <style:text-properties style:font-name="Ubuntu" style:font-name-asian="Ubuntu" style:font-name-complex="Ubuntu"/>
    </style:style>
    <style:style style:name="T76_28" style:family="text" style:parent-style-name="Default_20_Paragraph_20_Font">
      <style:text-properties style:font-name="Ubuntu" style:font-name-asian="Ubuntu" style:font-name-complex="Ubuntu"/>
    </style:style>
    <style:style style:name="T76_29" style:family="text" style:parent-style-name="Default_20_Paragraph_20_Font">
      <style:text-properties style:font-name="Ubuntu" style:font-name-asian="Ubuntu" style:font-name-complex="Ubuntu"/>
    </style:style>
    <style:style style:name="T76_30" style:family="text" style:parent-style-name="Default_20_Paragraph_20_Font">
      <style:text-properties style:font-name="Ubuntu" style:font-name-asian="Ubuntu" style:font-name-complex="Ubuntu"/>
    </style:style>
    <style:style style:name="T76_31" style:family="text" style:parent-style-name="Default_20_Paragraph_20_Font">
      <style:text-properties style:font-name="Ubuntu" style:font-name-asian="Ubuntu" style:font-name-complex="Ubuntu"/>
    </style:style>
    <style:style style:name="T76_32" style:family="text" style:parent-style-name="Default_20_Paragraph_20_Font">
      <style:text-properties style:font-name="Ubuntu" style:font-name-asian="Ubuntu" style:font-name-complex="Ubuntu"/>
    </style:style>
    <style:style style:name="T76_33" style:family="text" style:parent-style-name="Default_20_Paragraph_20_Font">
      <style:text-properties style:font-name="Ubuntu" style:font-name-asian="Ubuntu" style:font-name-complex="Ubuntu"/>
    </style:style>
    <style:style style:name="T76_34" style:family="text" style:parent-style-name="Default_20_Paragraph_20_Font">
      <style:text-properties style:font-name="Ubuntu" style:font-name-asian="Ubuntu" style:font-name-complex="Ubuntu"/>
    </style:style>
    <style:style style:name="T76_35" style:family="text" style:parent-style-name="Default_20_Paragraph_20_Font">
      <style:text-properties style:font-name="Ubuntu" style:font-name-asian="Ubuntu" style:font-name-complex="Ubuntu"/>
    </style:style>
    <style:style style:name="T76_36" style:family="text" style:parent-style-name="Default_20_Paragraph_20_Font">
      <style:text-properties style:font-name="Ubuntu" style:font-name-asian="Ubuntu" style:font-name-complex="Ubuntu"/>
    </style:style>
    <style:style style:name="T76_37" style:family="text" style:parent-style-name="Default_20_Paragraph_20_Font">
      <style:text-properties style:font-name="Ubuntu" style:font-name-asian="Ubuntu" style:font-name-complex="Ubuntu"/>
    </style:style>
    <style:style style:name="T76_38" style:family="text" style:parent-style-name="Default_20_Paragraph_20_Font">
      <style:text-properties style:font-name="Ubuntu" style:font-name-asian="Ubuntu" style:font-name-complex="Ubuntu"/>
    </style:style>
    <style:style style:name="T76_39" style:family="text" style:parent-style-name="Default_20_Paragraph_20_Font">
      <style:text-properties style:font-name="Ubuntu" style:font-name-asian="Ubuntu" style:font-name-complex="Ubuntu"/>
    </style:style>
    <style:style style:name="T76_40" style:family="text" style:parent-style-name="Default_20_Paragraph_20_Font">
      <style:text-properties style:font-name="Ubuntu" style:font-name-asian="Ubuntu" style:font-name-complex="Ubuntu"/>
    </style:style>
    <style:style style:name="T76_41" style:family="text" style:parent-style-name="Default_20_Paragraph_20_Font">
      <style:text-properties style:font-name="Ubuntu" style:font-name-asian="Ubuntu" style:font-name-complex="Ubuntu"/>
    </style:style>
    <style:style style:name="T76_42" style:family="text" style:parent-style-name="Default_20_Paragraph_20_Font">
      <style:text-properties style:font-name="Ubuntu" style:font-name-asian="Ubuntu" style:font-name-complex="Ubuntu"/>
    </style:style>
    <style:style style:name="T76_43" style:family="text" style:parent-style-name="Default_20_Paragraph_20_Font">
      <style:text-properties style:font-name="Ubuntu" style:font-name-asian="Ubuntu" style:font-name-complex="Ubuntu"/>
    </style:style>
    <style:style style:name="T76_44" style:family="text" style:parent-style-name="Default_20_Paragraph_20_Font">
      <style:text-properties style:font-name="Ubuntu" style:font-name-asian="Ubuntu" style:font-name-complex="Ubuntu"/>
    </style:style>
    <style:style style:name="T76_45" style:family="text" style:parent-style-name="Default_20_Paragraph_20_Font">
      <style:text-properties style:font-name="Ubuntu" style:font-name-asian="Ubuntu" style:font-name-complex="Ubuntu"/>
    </style:style>
    <style:style style:name="T76_46" style:family="text" style:parent-style-name="Default_20_Paragraph_20_Font">
      <style:text-properties style:font-name="Ubuntu" style:font-name-asian="Ubuntu" style:font-name-complex="Ubuntu"/>
    </style:style>
    <style:style style:name="T76_47" style:family="text" style:parent-style-name="Default_20_Paragraph_20_Font">
      <style:text-properties style:font-name="Ubuntu" style:font-name-asian="Ubuntu" style:font-name-complex="Ubuntu"/>
    </style:style>
    <style:style style:name="T76_48" style:family="text" style:parent-style-name="Default_20_Paragraph_20_Font">
      <style:text-properties style:font-name="Ubuntu" style:font-name-asian="Ubuntu" style:font-name-complex="Ubuntu"/>
    </style:style>
    <style:style style:name="T76_49" style:family="text" style:parent-style-name="Default_20_Paragraph_20_Font">
      <style:text-properties style:font-name="Ubuntu" style:font-name-asian="Ubuntu" style:font-name-complex="Ubuntu"/>
    </style:style>
    <style:style style:name="T76_50" style:family="text" style:parent-style-name="Default_20_Paragraph_20_Font">
      <style:text-properties style:font-name="Ubuntu" style:font-name-asian="Ubuntu" style:font-name-complex="Ubuntu"/>
    </style:style>
    <style:style style:name="T76_51" style:family="text" style:parent-style-name="Default_20_Paragraph_20_Font">
      <style:text-properties style:font-name="Ubuntu" style:font-name-asian="Ubuntu" style:font-name-complex="Ubuntu"/>
    </style:style>
    <style:style style:name="T76_52" style:family="text" style:parent-style-name="Default_20_Paragraph_20_Font">
      <style:text-properties style:font-name="Ubuntu" style:font-name-asian="Ubuntu" style:font-name-complex="Ubuntu"/>
    </style:style>
    <style:style style:name="T76_53" style:family="text" style:parent-style-name="Default_20_Paragraph_20_Font">
      <style:text-properties style:font-name="Ubuntu" style:font-name-asian="Ubuntu" style:font-name-complex="Ubuntu"/>
    </style:style>
    <style:style style:name="T76_54" style:family="text" style:parent-style-name="Default_20_Paragraph_20_Font">
      <style:text-properties style:font-name="Ubuntu" style:font-name-asian="Ubuntu" style:font-name-complex="Ubuntu"/>
    </style:style>
    <style:style style:name="T76_55" style:family="text" style:parent-style-name="Default_20_Paragraph_20_Font">
      <style:text-properties style:font-name="Ubuntu" style:font-name-asian="Ubuntu" style:font-name-complex="Ubuntu"/>
    </style:style>
    <style:style style:name="T76_56" style:family="text" style:parent-style-name="Default_20_Paragraph_20_Font">
      <style:text-properties style:font-name="Ubuntu" style:font-name-asian="Ubuntu" style:font-name-complex="Ubuntu"/>
    </style:style>
    <style:style style:name="T76_57" style:family="text" style:parent-style-name="Default_20_Paragraph_20_Font">
      <style:text-properties style:font-name="Ubuntu" style:font-name-asian="Ubuntu" style:font-name-complex="Ubuntu"/>
    </style:style>
    <style:style style:name="T76_58" style:family="text" style:parent-style-name="Default_20_Paragraph_20_Font">
      <style:text-properties style:font-name="Ubuntu" style:font-name-asian="Ubuntu" style:font-name-complex="Ubuntu"/>
    </style:style>
    <style:style style:name="T76_59" style:family="text" style:parent-style-name="Default_20_Paragraph_20_Font">
      <style:text-properties style:font-name="Ubuntu" style:font-name-asian="Ubuntu" style:font-name-complex="Ubuntu"/>
    </style:style>
    <style:style style:name="T76_60" style:family="text" style:parent-style-name="Default_20_Paragraph_20_Font">
      <style:text-properties style:font-name="Ubuntu" style:font-name-asian="Ubuntu" style:font-name-complex="Ubuntu"/>
    </style:style>
    <style:style style:name="T76_61" style:family="text" style:parent-style-name="Default_20_Paragraph_20_Font">
      <style:text-properties style:font-name="Ubuntu" style:font-name-asian="Ubuntu" style:font-name-complex="Ubuntu"/>
    </style:style>
    <style:style style:name="T76_62" style:family="text" style:parent-style-name="Default_20_Paragraph_20_Font">
      <style:text-properties style:font-name="Ubuntu" style:font-name-asian="Ubuntu" style:font-name-complex="Ubuntu"/>
    </style:style>
    <style:style style:name="T76_63" style:family="text" style:parent-style-name="Default_20_Paragraph_20_Font">
      <style:text-properties style:font-name="Ubuntu" style:font-name-asian="Ubuntu" style:font-name-complex="Ubuntu"/>
    </style:style>
    <style:style style:name="T76_64" style:family="text" style:parent-style-name="Default_20_Paragraph_20_Font">
      <style:text-properties style:font-name="Ubuntu" style:font-name-asian="Ubuntu" style:font-name-complex="Ubuntu"/>
    </style:style>
    <style:style style:name="T76_65" style:family="text" style:parent-style-name="Default_20_Paragraph_20_Font">
      <style:text-properties style:font-name="Ubuntu" style:font-name-asian="Ubuntu" style:font-name-complex="Ubuntu"/>
    </style:style>
    <style:style style:name="T76_66" style:family="text" style:parent-style-name="Default_20_Paragraph_20_Font">
      <style:text-properties style:font-name="Ubuntu" style:font-name-asian="Ubuntu" style:font-name-complex="Ubuntu"/>
    </style:style>
    <style:style style:name="T76_67" style:family="text" style:parent-style-name="Default_20_Paragraph_20_Font">
      <style:text-properties style:font-name="Ubuntu" style:font-name-asian="Ubuntu" style:font-name-complex="Ubuntu"/>
    </style:style>
    <style:style style:name="P77" style:family="paragraph" style:parent-style-name="Heading_20_4">
      <style:paragraph-properties fo:text-align="justify" fo:break-before="auto"/>
    </style:style>
    <style:style style:name="T77_1" style:family="text" style:parent-style-name="Default_20_Paragraph_20_Font"/>
    <style:style style:name="P78" style:family="paragraph" style:parent-style-name="Standard">
      <style:paragraph-properties fo:text-align="justify" fo:break-before="auto"/>
    </style:style>
    <style:style style:name="T78_1" style:family="text" style:parent-style-name="Default_20_Paragraph_20_Font">
      <style:text-properties style:font-name="Ubuntu" style:font-name-asian="Ubuntu" style:font-name-complex="Ubuntu"/>
    </style:style>
    <style:style style:name="T78_2" style:family="text" style:parent-style-name="Default_20_Paragraph_20_Font">
      <style:text-properties style:font-name="Ubuntu" style:font-name-asian="Ubuntu" style:font-name-complex="Ubuntu"/>
    </style:style>
    <style:style style:name="T78_3" style:family="text" style:parent-style-name="Default_20_Paragraph_20_Font">
      <style:text-properties style:font-name="Ubuntu" style:font-name-asian="Ubuntu" style:font-name-complex="Ubuntu"/>
    </style:style>
    <style:style style:name="T78_4" style:family="text" style:parent-style-name="Default_20_Paragraph_20_Font">
      <style:text-properties style:font-name="Ubuntu" style:font-name-asian="Ubuntu" style:font-name-complex="Ubuntu"/>
    </style:style>
    <style:style style:name="T78_5" style:family="text" style:parent-style-name="Default_20_Paragraph_20_Font">
      <style:text-properties style:font-name="Ubuntu" style:font-name-asian="Ubuntu" style:font-name-complex="Ubuntu"/>
    </style:style>
    <style:style style:name="T78_6" style:family="text" style:parent-style-name="Default_20_Paragraph_20_Font">
      <style:text-properties style:font-name="Ubuntu" style:font-name-asian="Ubuntu" style:font-name-complex="Ubuntu"/>
    </style:style>
    <style:style style:name="T78_7" style:family="text" style:parent-style-name="Default_20_Paragraph_20_Font">
      <style:text-properties style:font-name="Ubuntu" style:font-name-asian="Ubuntu" style:font-name-complex="Ubuntu"/>
    </style:style>
    <style:style style:name="T78_8" style:family="text" style:parent-style-name="Default_20_Paragraph_20_Font">
      <style:text-properties style:font-name="Ubuntu" style:font-name-asian="Ubuntu" style:font-name-complex="Ubuntu"/>
    </style:style>
    <style:style style:name="T78_9" style:family="text" style:parent-style-name="Default_20_Paragraph_20_Font">
      <style:text-properties style:font-name="Ubuntu" style:font-name-asian="Ubuntu" style:font-name-complex="Ubuntu"/>
    </style:style>
    <style:style style:name="T78_10" style:family="text" style:parent-style-name="Default_20_Paragraph_20_Font">
      <style:text-properties style:font-name="Ubuntu" style:font-name-asian="Ubuntu" style:font-name-complex="Ubuntu"/>
    </style:style>
    <style:style style:name="T78_11" style:family="text" style:parent-style-name="Default_20_Paragraph_20_Font">
      <style:text-properties style:font-name="Ubuntu" style:font-name-asian="Ubuntu" style:font-name-complex="Ubuntu"/>
    </style:style>
    <style:style style:name="T78_12" style:family="text" style:parent-style-name="Default_20_Paragraph_20_Font">
      <style:text-properties style:font-name="Ubuntu" style:font-name-asian="Ubuntu" style:font-name-complex="Ubuntu"/>
    </style:style>
    <style:style style:name="T78_13" style:family="text" style:parent-style-name="Default_20_Paragraph_20_Font">
      <style:text-properties style:font-name="Ubuntu" style:font-name-asian="Ubuntu" style:font-name-complex="Ubuntu"/>
    </style:style>
    <style:style style:name="T78_14" style:family="text" style:parent-style-name="Default_20_Paragraph_20_Font">
      <style:text-properties style:font-name="Ubuntu" style:font-name-asian="Ubuntu" style:font-name-complex="Ubuntu"/>
    </style:style>
    <style:style style:name="T78_15" style:family="text" style:parent-style-name="Default_20_Paragraph_20_Font">
      <style:text-properties style:font-name="Ubuntu" style:font-name-asian="Ubuntu" style:font-name-complex="Ubuntu"/>
    </style:style>
    <style:style style:name="T78_16" style:family="text" style:parent-style-name="Default_20_Paragraph_20_Font">
      <style:text-properties style:font-name="Ubuntu" style:font-name-asian="Ubuntu" style:font-name-complex="Ubuntu"/>
    </style:style>
    <style:style style:name="T78_17" style:family="text" style:parent-style-name="Default_20_Paragraph_20_Font">
      <style:text-properties style:font-name="Ubuntu" style:font-name-asian="Ubuntu" style:font-name-complex="Ubuntu"/>
    </style:style>
    <style:style style:name="T78_18" style:family="text" style:parent-style-name="Default_20_Paragraph_20_Font">
      <style:text-properties style:font-name="Ubuntu" style:font-name-asian="Ubuntu" style:font-name-complex="Ubuntu"/>
    </style:style>
    <style:style style:name="T78_19" style:family="text" style:parent-style-name="Default_20_Paragraph_20_Font">
      <style:text-properties style:font-name="Ubuntu" style:font-name-asian="Ubuntu" style:font-name-complex="Ubuntu"/>
    </style:style>
    <style:style style:name="T78_20" style:family="text" style:parent-style-name="Default_20_Paragraph_20_Font">
      <style:text-properties style:font-name="Ubuntu" style:font-name-asian="Ubuntu" style:font-name-complex="Ubuntu"/>
    </style:style>
    <style:style style:name="T78_21" style:family="text" style:parent-style-name="Default_20_Paragraph_20_Font">
      <style:text-properties style:font-name="Ubuntu" style:font-name-asian="Ubuntu" style:font-name-complex="Ubuntu"/>
    </style:style>
    <style:style style:name="T78_22" style:family="text" style:parent-style-name="Default_20_Paragraph_20_Font">
      <style:text-properties style:font-name="Ubuntu" style:font-name-asian="Ubuntu" style:font-name-complex="Ubuntu"/>
    </style:style>
    <style:style style:name="T78_23" style:family="text" style:parent-style-name="Default_20_Paragraph_20_Font">
      <style:text-properties style:font-name="Ubuntu" style:font-name-asian="Ubuntu" style:font-name-complex="Ubuntu"/>
    </style:style>
    <style:style style:name="T78_24" style:family="text" style:parent-style-name="Default_20_Paragraph_20_Font">
      <style:text-properties style:font-name="Ubuntu" style:font-name-asian="Ubuntu" style:font-name-complex="Ubuntu"/>
    </style:style>
    <style:style style:name="T78_25" style:family="text" style:parent-style-name="Default_20_Paragraph_20_Font">
      <style:text-properties style:font-name="Ubuntu" style:font-name-asian="Ubuntu" style:font-name-complex="Ubuntu"/>
    </style:style>
    <style:style style:name="T78_26" style:family="text" style:parent-style-name="Default_20_Paragraph_20_Font">
      <style:text-properties style:font-name="Ubuntu" style:font-name-asian="Ubuntu" style:font-name-complex="Ubuntu"/>
    </style:style>
    <style:style style:name="T78_27" style:family="text" style:parent-style-name="Default_20_Paragraph_20_Font">
      <style:text-properties style:font-name="Ubuntu" style:font-name-asian="Ubuntu" style:font-name-complex="Ubuntu"/>
    </style:style>
    <style:style style:name="T78_28" style:family="text" style:parent-style-name="Default_20_Paragraph_20_Font">
      <style:text-properties style:font-name="Ubuntu" style:font-name-asian="Ubuntu" style:font-name-complex="Ubuntu"/>
    </style:style>
    <style:style style:name="T78_29" style:family="text" style:parent-style-name="Default_20_Paragraph_20_Font">
      <style:text-properties style:font-name="Ubuntu" style:font-name-asian="Ubuntu" style:font-name-complex="Ubuntu"/>
    </style:style>
    <style:style style:name="T78_30" style:family="text" style:parent-style-name="Default_20_Paragraph_20_Font">
      <style:text-properties style:font-name="Ubuntu" style:font-name-asian="Ubuntu" style:font-name-complex="Ubuntu"/>
    </style:style>
    <style:style style:name="T78_31" style:family="text" style:parent-style-name="Default_20_Paragraph_20_Font">
      <style:text-properties style:font-name="Ubuntu" style:font-name-asian="Ubuntu" style:font-name-complex="Ubuntu"/>
    </style:style>
    <style:style style:name="T78_32" style:family="text" style:parent-style-name="Default_20_Paragraph_20_Font">
      <style:text-properties style:font-name="Ubuntu" style:font-name-asian="Ubuntu" style:font-name-complex="Ubuntu"/>
    </style:style>
    <style:style style:name="T78_33" style:family="text" style:parent-style-name="Default_20_Paragraph_20_Font">
      <style:text-properties style:font-name="Ubuntu" style:font-name-asian="Ubuntu" style:font-name-complex="Ubuntu"/>
    </style:style>
    <style:style style:name="T78_34" style:family="text" style:parent-style-name="Default_20_Paragraph_20_Font">
      <style:text-properties style:font-name="Ubuntu" style:font-name-asian="Ubuntu" style:font-name-complex="Ubuntu"/>
    </style:style>
    <style:style style:name="T78_35" style:family="text" style:parent-style-name="Default_20_Paragraph_20_Font">
      <style:text-properties style:font-name="Ubuntu" style:font-name-asian="Ubuntu" style:font-name-complex="Ubuntu"/>
    </style:style>
    <style:style style:name="T78_36" style:family="text" style:parent-style-name="Default_20_Paragraph_20_Font">
      <style:text-properties style:font-name="Ubuntu" style:font-name-asian="Ubuntu" style:font-name-complex="Ubuntu"/>
    </style:style>
    <style:style style:name="T78_37" style:family="text" style:parent-style-name="Default_20_Paragraph_20_Font">
      <style:text-properties style:font-name="Ubuntu" style:font-name-asian="Ubuntu" style:font-name-complex="Ubuntu"/>
    </style:style>
    <style:style style:name="T78_38" style:family="text" style:parent-style-name="Default_20_Paragraph_20_Font">
      <style:text-properties style:font-name="Ubuntu" style:font-name-asian="Ubuntu" style:font-name-complex="Ubuntu"/>
    </style:style>
    <style:style style:name="T78_39" style:family="text" style:parent-style-name="Default_20_Paragraph_20_Font">
      <style:text-properties style:font-name="Ubuntu" style:font-name-asian="Ubuntu" style:font-name-complex="Ubuntu"/>
    </style:style>
    <style:style style:name="T78_40" style:family="text" style:parent-style-name="Default_20_Paragraph_20_Font">
      <style:text-properties style:font-name="Ubuntu" style:font-name-asian="Ubuntu" style:font-name-complex="Ubuntu"/>
    </style:style>
    <style:style style:name="T78_41" style:family="text" style:parent-style-name="Default_20_Paragraph_20_Font">
      <style:text-properties style:font-name="Ubuntu" style:font-name-asian="Ubuntu" style:font-name-complex="Ubuntu"/>
    </style:style>
    <style:style style:name="T78_42" style:family="text" style:parent-style-name="Default_20_Paragraph_20_Font">
      <style:text-properties style:font-name="Ubuntu" style:font-name-asian="Ubuntu" style:font-name-complex="Ubuntu"/>
    </style:style>
    <style:style style:name="T78_43" style:family="text" style:parent-style-name="Default_20_Paragraph_20_Font">
      <style:text-properties style:font-name="Ubuntu" style:font-name-asian="Ubuntu" style:font-name-complex="Ubuntu"/>
    </style:style>
    <style:style style:name="T78_44" style:family="text" style:parent-style-name="Default_20_Paragraph_20_Font">
      <style:text-properties style:font-name="Ubuntu" style:font-name-asian="Ubuntu" style:font-name-complex="Ubuntu"/>
    </style:style>
    <style:style style:name="T78_45" style:family="text" style:parent-style-name="Default_20_Paragraph_20_Font">
      <style:text-properties style:font-name="Ubuntu" style:font-name-asian="Ubuntu" style:font-name-complex="Ubuntu"/>
    </style:style>
    <style:style style:name="T78_46" style:family="text" style:parent-style-name="Default_20_Paragraph_20_Font">
      <style:text-properties style:font-name="Ubuntu" style:font-name-asian="Ubuntu" style:font-name-complex="Ubuntu"/>
    </style:style>
    <style:style style:name="T78_47" style:family="text" style:parent-style-name="Default_20_Paragraph_20_Font">
      <style:text-properties style:font-name="Ubuntu" style:font-name-asian="Ubuntu" style:font-name-complex="Ubuntu"/>
    </style:style>
    <style:style style:name="T78_48" style:family="text" style:parent-style-name="Default_20_Paragraph_20_Font">
      <style:text-properties style:font-name="Ubuntu" style:font-name-asian="Ubuntu" style:font-name-complex="Ubuntu"/>
    </style:style>
    <style:style style:name="T78_49" style:family="text" style:parent-style-name="Default_20_Paragraph_20_Font">
      <style:text-properties style:font-name="Ubuntu" style:font-name-asian="Ubuntu" style:font-name-complex="Ubuntu"/>
    </style:style>
    <style:style style:name="T78_50" style:family="text" style:parent-style-name="Default_20_Paragraph_20_Font">
      <style:text-properties style:font-name="Ubuntu" style:font-name-asian="Ubuntu" style:font-name-complex="Ubuntu"/>
    </style:style>
    <style:style style:name="T78_51" style:family="text" style:parent-style-name="Default_20_Paragraph_20_Font">
      <style:text-properties style:font-name="Ubuntu" style:font-name-asian="Ubuntu" style:font-name-complex="Ubuntu"/>
    </style:style>
    <style:style style:name="T78_52" style:family="text" style:parent-style-name="Default_20_Paragraph_20_Font">
      <style:text-properties style:font-name="Ubuntu" style:font-name-asian="Ubuntu" style:font-name-complex="Ubuntu"/>
    </style:style>
    <style:style style:name="T78_53" style:family="text" style:parent-style-name="Default_20_Paragraph_20_Font">
      <style:text-properties style:font-name="Ubuntu" style:font-name-asian="Ubuntu" style:font-name-complex="Ubuntu"/>
    </style:style>
    <style:style style:name="T78_54" style:family="text" style:parent-style-name="Default_20_Paragraph_20_Font">
      <style:text-properties style:font-name="Ubuntu" style:font-name-asian="Ubuntu" style:font-name-complex="Ubuntu"/>
    </style:style>
    <style:style style:name="T78_55" style:family="text" style:parent-style-name="Default_20_Paragraph_20_Font">
      <style:text-properties style:font-name="Ubuntu" style:font-name-asian="Ubuntu" style:font-name-complex="Ubuntu"/>
    </style:style>
    <style:style style:name="T78_56" style:family="text" style:parent-style-name="Default_20_Paragraph_20_Font">
      <style:text-properties style:font-name="Ubuntu" style:font-name-asian="Ubuntu" style:font-name-complex="Ubuntu"/>
    </style:style>
    <style:style style:name="T78_57" style:family="text" style:parent-style-name="Default_20_Paragraph_20_Font">
      <style:text-properties style:font-name="Ubuntu" style:font-name-asian="Ubuntu" style:font-name-complex="Ubuntu"/>
    </style:style>
    <style:style style:name="T78_58" style:family="text" style:parent-style-name="Default_20_Paragraph_20_Font">
      <style:text-properties style:font-name="Ubuntu" style:font-name-asian="Ubuntu" style:font-name-complex="Ubuntu"/>
    </style:style>
    <style:style style:name="T78_59" style:family="text" style:parent-style-name="Default_20_Paragraph_20_Font">
      <style:text-properties style:font-name="Ubuntu" style:font-name-asian="Ubuntu" style:font-name-complex="Ubuntu"/>
    </style:style>
    <style:style style:name="T78_60" style:family="text" style:parent-style-name="Default_20_Paragraph_20_Font">
      <style:text-properties style:font-name="Ubuntu" style:font-name-asian="Ubuntu" style:font-name-complex="Ubuntu"/>
    </style:style>
    <style:style style:name="T78_61" style:family="text" style:parent-style-name="Default_20_Paragraph_20_Font">
      <style:text-properties style:font-name="Ubuntu" style:font-name-asian="Ubuntu" style:font-name-complex="Ubuntu"/>
    </style:style>
    <style:style style:name="T78_62" style:family="text" style:parent-style-name="Default_20_Paragraph_20_Font">
      <style:text-properties style:font-name="Ubuntu" style:font-name-asian="Ubuntu" style:font-name-complex="Ubuntu"/>
    </style:style>
    <style:style style:name="T78_63" style:family="text" style:parent-style-name="Default_20_Paragraph_20_Font">
      <style:text-properties style:font-name="Ubuntu" style:font-name-asian="Ubuntu" style:font-name-complex="Ubuntu"/>
    </style:style>
    <style:style style:name="T78_64" style:family="text" style:parent-style-name="Default_20_Paragraph_20_Font">
      <style:text-properties style:font-name="Ubuntu" style:font-name-asian="Ubuntu" style:font-name-complex="Ubuntu"/>
    </style:style>
    <style:style style:name="T78_65" style:family="text" style:parent-style-name="Default_20_Paragraph_20_Font">
      <style:text-properties style:font-name="Ubuntu" style:font-name-asian="Ubuntu" style:font-name-complex="Ubuntu"/>
    </style:style>
    <style:style style:name="T78_66" style:family="text" style:parent-style-name="Default_20_Paragraph_20_Font">
      <style:text-properties style:font-name="Ubuntu" style:font-name-asian="Ubuntu" style:font-name-complex="Ubuntu"/>
    </style:style>
    <style:style style:name="T78_67" style:family="text" style:parent-style-name="Default_20_Paragraph_20_Font">
      <style:text-properties style:font-name="Ubuntu" style:font-name-asian="Ubuntu" style:font-name-complex="Ubuntu"/>
    </style:style>
    <style:style style:name="T78_68" style:family="text" style:parent-style-name="Default_20_Paragraph_20_Font">
      <style:text-properties style:font-name="Ubuntu" style:font-name-asian="Ubuntu" style:font-name-complex="Ubuntu"/>
    </style:style>
    <style:style style:name="T78_69" style:family="text" style:parent-style-name="Default_20_Paragraph_20_Font">
      <style:text-properties style:font-name="Ubuntu" style:font-name-asian="Ubuntu" style:font-name-complex="Ubuntu"/>
    </style:style>
    <style:style style:name="T78_70" style:family="text" style:parent-style-name="Default_20_Paragraph_20_Font">
      <style:text-properties style:font-name="Ubuntu" style:font-name-asian="Ubuntu" style:font-name-complex="Ubuntu"/>
    </style:style>
    <style:style style:name="T78_71" style:family="text" style:parent-style-name="Default_20_Paragraph_20_Font">
      <style:text-properties style:font-name="Ubuntu" style:font-name-asian="Ubuntu" style:font-name-complex="Ubuntu"/>
    </style:style>
    <style:style style:name="T78_72" style:family="text" style:parent-style-name="Default_20_Paragraph_20_Font">
      <style:text-properties style:font-name="Ubuntu" style:font-name-asian="Ubuntu" style:font-name-complex="Ubuntu"/>
    </style:style>
    <style:style style:name="T78_73" style:family="text" style:parent-style-name="Default_20_Paragraph_20_Font">
      <style:text-properties style:font-name="Ubuntu" style:font-name-asian="Ubuntu" style:font-name-complex="Ubuntu"/>
    </style:style>
    <style:style style:name="T78_74" style:family="text" style:parent-style-name="Default_20_Paragraph_20_Font">
      <style:text-properties style:font-name="Ubuntu" style:font-name-asian="Ubuntu" style:font-name-complex="Ubuntu"/>
    </style:style>
    <style:style style:name="T78_75" style:family="text" style:parent-style-name="Default_20_Paragraph_20_Font">
      <style:text-properties style:font-name="Ubuntu" style:font-name-asian="Ubuntu" style:font-name-complex="Ubuntu"/>
    </style:style>
    <style:style style:name="T78_76" style:family="text" style:parent-style-name="Default_20_Paragraph_20_Font">
      <style:text-properties style:font-name="Ubuntu" style:font-name-asian="Ubuntu" style:font-name-complex="Ubuntu"/>
    </style:style>
    <style:style style:name="T78_77" style:family="text" style:parent-style-name="Default_20_Paragraph_20_Font">
      <style:text-properties style:font-name="Ubuntu" style:font-name-asian="Ubuntu" style:font-name-complex="Ubuntu"/>
    </style:style>
    <style:style style:name="T78_78" style:family="text" style:parent-style-name="Default_20_Paragraph_20_Font">
      <style:text-properties style:font-name="Ubuntu" style:font-name-asian="Ubuntu" style:font-name-complex="Ubuntu"/>
    </style:style>
    <style:style style:name="T78_79" style:family="text" style:parent-style-name="Default_20_Paragraph_20_Font">
      <style:text-properties style:font-name="Ubuntu" style:font-name-asian="Ubuntu" style:font-name-complex="Ubuntu"/>
    </style:style>
    <style:style style:name="T78_80" style:family="text" style:parent-style-name="Default_20_Paragraph_20_Font">
      <style:text-properties style:font-name="Ubuntu" style:font-name-asian="Ubuntu" style:font-name-complex="Ubuntu"/>
    </style:style>
    <style:style style:name="T78_81" style:family="text" style:parent-style-name="Default_20_Paragraph_20_Font">
      <style:text-properties style:font-name="Ubuntu" style:font-name-asian="Ubuntu" style:font-name-complex="Ubuntu"/>
    </style:style>
    <style:style style:name="T78_82" style:family="text" style:parent-style-name="Default_20_Paragraph_20_Font">
      <style:text-properties style:font-name="Ubuntu" style:font-name-asian="Ubuntu" style:font-name-complex="Ubuntu"/>
    </style:style>
    <style:style style:name="T78_83" style:family="text" style:parent-style-name="Default_20_Paragraph_20_Font">
      <style:text-properties style:font-name="Ubuntu" style:font-name-asian="Ubuntu" style:font-name-complex="Ubuntu"/>
    </style:style>
    <style:style style:name="T78_84" style:family="text" style:parent-style-name="Default_20_Paragraph_20_Font">
      <style:text-properties style:font-name="Ubuntu" style:font-name-asian="Ubuntu" style:font-name-complex="Ubuntu"/>
    </style:style>
    <style:style style:name="T78_85" style:family="text" style:parent-style-name="Default_20_Paragraph_20_Font">
      <style:text-properties style:font-name="Ubuntu" style:font-name-asian="Ubuntu" style:font-name-complex="Ubuntu"/>
    </style:style>
    <style:style style:name="T78_86" style:family="text" style:parent-style-name="Default_20_Paragraph_20_Font">
      <style:text-properties style:font-name="Ubuntu" style:font-name-asian="Ubuntu" style:font-name-complex="Ubuntu"/>
    </style:style>
    <style:style style:name="T78_87" style:family="text" style:parent-style-name="Default_20_Paragraph_20_Font">
      <style:text-properties style:font-name="Ubuntu" style:font-name-asian="Ubuntu" style:font-name-complex="Ubuntu"/>
    </style:style>
    <style:style style:name="T78_88" style:family="text" style:parent-style-name="Default_20_Paragraph_20_Font">
      <style:text-properties style:font-name="Ubuntu" style:font-name-asian="Ubuntu" style:font-name-complex="Ubuntu"/>
    </style:style>
    <style:style style:name="T78_89" style:family="text" style:parent-style-name="Default_20_Paragraph_20_Font">
      <style:text-properties style:font-name="Ubuntu" style:font-name-asian="Ubuntu" style:font-name-complex="Ubuntu"/>
    </style:style>
    <style:style style:name="T78_90" style:family="text" style:parent-style-name="Default_20_Paragraph_20_Font">
      <style:text-properties style:font-name="Ubuntu" style:font-name-asian="Ubuntu" style:font-name-complex="Ubuntu"/>
    </style:style>
    <style:style style:name="T78_91" style:family="text" style:parent-style-name="Default_20_Paragraph_20_Font">
      <style:text-properties style:font-name="Ubuntu" style:font-name-asian="Ubuntu" style:font-name-complex="Ubuntu"/>
    </style:style>
    <style:style style:name="T78_92" style:family="text" style:parent-style-name="Default_20_Paragraph_20_Font">
      <style:text-properties style:font-name="Ubuntu" style:font-name-asian="Ubuntu" style:font-name-complex="Ubuntu"/>
    </style:style>
    <style:style style:name="T78_93" style:family="text" style:parent-style-name="Default_20_Paragraph_20_Font">
      <style:text-properties style:font-name="Ubuntu" style:font-name-asian="Ubuntu" style:font-name-complex="Ubuntu"/>
    </style:style>
    <style:style style:name="T78_94" style:family="text" style:parent-style-name="Default_20_Paragraph_20_Font">
      <style:text-properties style:font-name="Ubuntu" style:font-name-asian="Ubuntu" style:font-name-complex="Ubuntu"/>
    </style:style>
    <style:style style:name="T78_95" style:family="text" style:parent-style-name="Default_20_Paragraph_20_Font">
      <style:text-properties style:font-name="Ubuntu" style:font-name-asian="Ubuntu" style:font-name-complex="Ubuntu"/>
    </style:style>
    <style:style style:name="T78_96" style:family="text" style:parent-style-name="Default_20_Paragraph_20_Font">
      <style:text-properties style:font-name="Ubuntu" style:font-name-asian="Ubuntu" style:font-name-complex="Ubuntu"/>
    </style:style>
    <style:style style:name="T78_97" style:family="text" style:parent-style-name="Default_20_Paragraph_20_Font">
      <style:text-properties style:font-name="Ubuntu" style:font-name-asian="Ubuntu" style:font-name-complex="Ubuntu"/>
    </style:style>
    <style:style style:name="T78_98" style:family="text" style:parent-style-name="Default_20_Paragraph_20_Font">
      <style:text-properties style:font-name="Ubuntu" style:font-name-asian="Ubuntu" style:font-name-complex="Ubuntu"/>
    </style:style>
    <style:style style:name="T78_99" style:family="text" style:parent-style-name="Default_20_Paragraph_20_Font">
      <style:text-properties style:font-name="Ubuntu" style:font-name-asian="Ubuntu" style:font-name-complex="Ubuntu"/>
    </style:style>
    <style:style style:name="T78_100" style:family="text" style:parent-style-name="Default_20_Paragraph_20_Font">
      <style:text-properties style:font-name="Ubuntu" style:font-name-asian="Ubuntu" style:font-name-complex="Ubuntu"/>
    </style:style>
    <style:style style:name="T78_101" style:family="text" style:parent-style-name="Default_20_Paragraph_20_Font">
      <style:text-properties style:font-name="Ubuntu" style:font-name-asian="Ubuntu" style:font-name-complex="Ubuntu"/>
    </style:style>
    <style:style style:name="T78_102" style:family="text" style:parent-style-name="Default_20_Paragraph_20_Font">
      <style:text-properties style:font-name="Ubuntu" style:font-name-asian="Ubuntu" style:font-name-complex="Ubuntu"/>
    </style:style>
    <style:style style:name="T78_103" style:family="text" style:parent-style-name="Default_20_Paragraph_20_Font">
      <style:text-properties style:font-name="Ubuntu" style:font-name-asian="Ubuntu" style:font-name-complex="Ubuntu"/>
    </style:style>
    <style:style style:name="T78_104" style:family="text" style:parent-style-name="Default_20_Paragraph_20_Font">
      <style:text-properties style:font-name="Ubuntu" style:font-name-asian="Ubuntu" style:font-name-complex="Ubuntu"/>
    </style:style>
    <style:style style:name="T78_105" style:family="text" style:parent-style-name="Default_20_Paragraph_20_Font">
      <style:text-properties style:font-name="Ubuntu" style:font-name-asian="Ubuntu" style:font-name-complex="Ubuntu"/>
    </style:style>
    <style:style style:name="T78_106" style:family="text" style:parent-style-name="Default_20_Paragraph_20_Font">
      <style:text-properties style:font-name="Ubuntu" style:font-name-asian="Ubuntu" style:font-name-complex="Ubuntu"/>
    </style:style>
    <style:style style:name="T78_107" style:family="text" style:parent-style-name="Default_20_Paragraph_20_Font">
      <style:text-properties style:font-name="Ubuntu" style:font-name-asian="Ubuntu" style:font-name-complex="Ubuntu"/>
    </style:style>
    <style:style style:name="T78_108" style:family="text" style:parent-style-name="Default_20_Paragraph_20_Font">
      <style:text-properties style:font-name="Ubuntu" style:font-name-asian="Ubuntu" style:font-name-complex="Ubuntu"/>
    </style:style>
    <style:style style:name="T78_109" style:family="text" style:parent-style-name="Default_20_Paragraph_20_Font">
      <style:text-properties style:font-name="Ubuntu" style:font-name-asian="Ubuntu" style:font-name-complex="Ubuntu"/>
    </style:style>
    <style:style style:name="T78_110" style:family="text" style:parent-style-name="Default_20_Paragraph_20_Font">
      <style:text-properties style:font-name="Ubuntu" style:font-name-asian="Ubuntu" style:font-name-complex="Ubuntu"/>
    </style:style>
    <style:style style:name="T78_111" style:family="text" style:parent-style-name="Default_20_Paragraph_20_Font">
      <style:text-properties style:font-name="Ubuntu" style:font-name-asian="Ubuntu" style:font-name-complex="Ubuntu"/>
    </style:style>
    <style:style style:name="T78_112" style:family="text" style:parent-style-name="Default_20_Paragraph_20_Font">
      <style:text-properties style:font-name="Ubuntu" style:font-name-asian="Ubuntu" style:font-name-complex="Ubuntu"/>
    </style:style>
    <style:style style:name="T78_113" style:family="text" style:parent-style-name="Default_20_Paragraph_20_Font">
      <style:text-properties style:font-name="Ubuntu" style:font-name-asian="Ubuntu" style:font-name-complex="Ubuntu"/>
    </style:style>
    <style:style style:name="T78_114" style:family="text" style:parent-style-name="Default_20_Paragraph_20_Font">
      <style:text-properties style:font-name="Ubuntu" style:font-name-asian="Ubuntu" style:font-name-complex="Ubuntu"/>
    </style:style>
    <style:style style:name="T78_115" style:family="text" style:parent-style-name="Default_20_Paragraph_20_Font">
      <style:text-properties style:font-name="Ubuntu" style:font-name-asian="Ubuntu" style:font-name-complex="Ubuntu"/>
    </style:style>
    <style:style style:name="T78_116" style:family="text" style:parent-style-name="Default_20_Paragraph_20_Font">
      <style:text-properties style:font-name="Ubuntu" style:font-name-asian="Ubuntu" style:font-name-complex="Ubuntu"/>
    </style:style>
    <style:style style:name="T78_117" style:family="text" style:parent-style-name="Default_20_Paragraph_20_Font">
      <style:text-properties style:font-name="Ubuntu" style:font-name-asian="Ubuntu" style:font-name-complex="Ubuntu"/>
    </style:style>
    <style:style style:name="T78_118" style:family="text" style:parent-style-name="Default_20_Paragraph_20_Font">
      <style:text-properties style:font-name="Ubuntu" style:font-name-asian="Ubuntu" style:font-name-complex="Ubuntu"/>
    </style:style>
    <style:style style:name="T78_119" style:family="text" style:parent-style-name="Default_20_Paragraph_20_Font">
      <style:text-properties style:font-name="Ubuntu" style:font-name-asian="Ubuntu" style:font-name-complex="Ubuntu"/>
    </style:style>
    <style:style style:name="T78_120" style:family="text" style:parent-style-name="Default_20_Paragraph_20_Font">
      <style:text-properties style:font-name="Ubuntu" style:font-name-asian="Ubuntu" style:font-name-complex="Ubuntu"/>
    </style:style>
    <style:style style:name="T78_121" style:family="text" style:parent-style-name="Default_20_Paragraph_20_Font">
      <style:text-properties style:font-name="Ubuntu" style:font-name-asian="Ubuntu" style:font-name-complex="Ubuntu"/>
    </style:style>
    <style:style style:name="T78_122" style:family="text" style:parent-style-name="Default_20_Paragraph_20_Font">
      <style:text-properties style:font-name="Ubuntu" style:font-name-asian="Ubuntu" style:font-name-complex="Ubuntu"/>
    </style:style>
    <style:style style:name="T78_123" style:family="text" style:parent-style-name="Default_20_Paragraph_20_Font">
      <style:text-properties style:font-name="Ubuntu" style:font-name-asian="Ubuntu" style:font-name-complex="Ubuntu"/>
    </style:style>
    <style:style style:name="T78_124" style:family="text" style:parent-style-name="Default_20_Paragraph_20_Font">
      <style:text-properties style:font-name="Ubuntu" style:font-name-asian="Ubuntu" style:font-name-complex="Ubuntu"/>
    </style:style>
    <style:style style:name="T78_125" style:family="text" style:parent-style-name="Default_20_Paragraph_20_Font">
      <style:text-properties style:font-name="Ubuntu" style:font-name-asian="Ubuntu" style:font-name-complex="Ubuntu"/>
    </style:style>
    <style:style style:name="T78_126" style:family="text" style:parent-style-name="Default_20_Paragraph_20_Font">
      <style:text-properties style:font-name="Ubuntu" style:font-name-asian="Ubuntu" style:font-name-complex="Ubuntu"/>
    </style:style>
    <style:style style:name="T78_127" style:family="text" style:parent-style-name="Default_20_Paragraph_20_Font">
      <style:text-properties style:font-name="Ubuntu" style:font-name-asian="Ubuntu" style:font-name-complex="Ubuntu"/>
    </style:style>
    <style:style style:name="T78_128" style:family="text" style:parent-style-name="Default_20_Paragraph_20_Font">
      <style:text-properties style:font-name="Ubuntu" style:font-name-asian="Ubuntu" style:font-name-complex="Ubuntu"/>
    </style:style>
    <style:style style:name="T78_129" style:family="text" style:parent-style-name="Default_20_Paragraph_20_Font">
      <style:text-properties style:font-name="Ubuntu" style:font-name-asian="Ubuntu" style:font-name-complex="Ubuntu"/>
    </style:style>
    <style:style style:name="T78_130" style:family="text" style:parent-style-name="Default_20_Paragraph_20_Font">
      <style:text-properties style:font-name="Ubuntu" style:font-name-asian="Ubuntu" style:font-name-complex="Ubuntu"/>
    </style:style>
    <style:style style:name="T78_131" style:family="text" style:parent-style-name="Default_20_Paragraph_20_Font">
      <style:text-properties style:font-name="Ubuntu" style:font-name-asian="Ubuntu" style:font-name-complex="Ubuntu"/>
    </style:style>
    <style:style style:name="T78_132" style:family="text" style:parent-style-name="Default_20_Paragraph_20_Font">
      <style:text-properties style:font-name="Ubuntu" style:font-name-asian="Ubuntu" style:font-name-complex="Ubuntu"/>
    </style:style>
    <style:style style:name="T78_133" style:family="text" style:parent-style-name="Default_20_Paragraph_20_Font">
      <style:text-properties style:font-name="Ubuntu" style:font-name-asian="Ubuntu" style:font-name-complex="Ubuntu"/>
    </style:style>
    <style:style style:name="T78_134" style:family="text" style:parent-style-name="Default_20_Paragraph_20_Font">
      <style:text-properties style:font-name="Ubuntu" style:font-name-asian="Ubuntu" style:font-name-complex="Ubuntu"/>
    </style:style>
    <style:style style:name="T78_135" style:family="text" style:parent-style-name="Default_20_Paragraph_20_Font">
      <style:text-properties style:font-name="Ubuntu" style:font-name-asian="Ubuntu" style:font-name-complex="Ubuntu"/>
    </style:style>
    <style:style style:name="P79" style:family="paragraph" style:parent-style-name="Heading_20_5">
      <style:paragraph-properties fo:text-align="justify" fo:break-before="auto"/>
    </style:style>
    <style:style style:name="T79_1" style:family="text" style:parent-style-name="Default_20_Paragraph_20_Font">
      <style:text-properties style:font-name="Ubuntu" style:font-name-asian="Ubuntu" style:font-name-complex="Ubuntu"/>
    </style:style>
    <style:style style:name="T79_2" style:family="text" style:parent-style-name="Default_20_Paragraph_20_Font">
      <style:text-properties style:font-name="Ubuntu" style:font-name-asian="Ubuntu" style:font-name-complex="Ubuntu"/>
    </style:style>
    <style:style style:name="T79_3" style:family="text" style:parent-style-name="Default_20_Paragraph_20_Font">
      <style:text-properties style:font-name="Ubuntu" style:font-name-asian="Ubuntu" style:font-name-complex="Ubuntu"/>
    </style:style>
    <style:style style:name="P80" style:family="paragraph" style:parent-style-name="Standard">
      <style:paragraph-properties fo:text-align="justify" fo:break-before="auto"/>
    </style:style>
    <style:style style:name="T80_1" style:family="text" style:parent-style-name="Default_20_Paragraph_20_Font">
      <style:text-properties style:font-name="Ubuntu" style:font-name-asian="Ubuntu" style:font-name-complex="Ubuntu"/>
    </style:style>
    <style:style style:name="T80_2" style:family="text" style:parent-style-name="Default_20_Paragraph_20_Font">
      <style:text-properties style:font-name="Ubuntu" style:font-name-asian="Ubuntu" style:font-name-complex="Ubuntu"/>
    </style:style>
    <style:style style:name="T80_3" style:family="text" style:parent-style-name="Default_20_Paragraph_20_Font">
      <style:text-properties style:font-name="Ubuntu" style:font-name-asian="Ubuntu" style:font-name-complex="Ubuntu"/>
    </style:style>
    <style:style style:name="T80_4" style:family="text" style:parent-style-name="Default_20_Paragraph_20_Font">
      <style:text-properties style:font-name="Ubuntu" style:font-name-asian="Ubuntu" style:font-name-complex="Ubuntu"/>
    </style:style>
    <style:style style:name="T80_5" style:family="text" style:parent-style-name="Default_20_Paragraph_20_Font">
      <style:text-properties style:font-name="Ubuntu" style:font-name-asian="Ubuntu" style:font-name-complex="Ubuntu"/>
    </style:style>
    <style:style style:name="T80_6" style:family="text" style:parent-style-name="Default_20_Paragraph_20_Font">
      <style:text-properties style:font-name="Ubuntu" style:font-name-asian="Ubuntu" style:font-name-complex="Ubuntu"/>
    </style:style>
    <style:style style:name="T80_7" style:family="text" style:parent-style-name="Default_20_Paragraph_20_Font">
      <style:text-properties style:font-name="Ubuntu" style:font-name-asian="Ubuntu" style:font-name-complex="Ubuntu"/>
    </style:style>
    <style:style style:name="T80_8" style:family="text" style:parent-style-name="Default_20_Paragraph_20_Font">
      <style:text-properties style:font-name="Ubuntu" style:font-name-asian="Ubuntu" style:font-name-complex="Ubuntu"/>
    </style:style>
    <style:style style:name="T80_9" style:family="text" style:parent-style-name="Default_20_Paragraph_20_Font">
      <style:text-properties style:font-name="Ubuntu" style:font-name-asian="Ubuntu" style:font-name-complex="Ubuntu"/>
    </style:style>
    <style:style style:name="T80_10" style:family="text" style:parent-style-name="Default_20_Paragraph_20_Font">
      <style:text-properties style:font-name="Ubuntu" style:font-name-asian="Ubuntu" style:font-name-complex="Ubuntu"/>
    </style:style>
    <style:style style:name="T80_11" style:family="text" style:parent-style-name="Default_20_Paragraph_20_Font">
      <style:text-properties style:font-name="Ubuntu" style:font-name-asian="Ubuntu" style:font-name-complex="Ubuntu"/>
    </style:style>
    <style:style style:name="T80_12" style:family="text" style:parent-style-name="Default_20_Paragraph_20_Font">
      <style:text-properties style:font-name="Ubuntu" style:font-name-asian="Ubuntu" style:font-name-complex="Ubuntu"/>
    </style:style>
    <style:style style:name="T80_13" style:family="text" style:parent-style-name="Default_20_Paragraph_20_Font">
      <style:text-properties style:font-name="Ubuntu" style:font-name-asian="Ubuntu" style:font-name-complex="Ubuntu"/>
    </style:style>
    <style:style style:name="T80_14" style:family="text" style:parent-style-name="Default_20_Paragraph_20_Font">
      <style:text-properties style:font-name="Ubuntu" style:font-name-asian="Ubuntu" style:font-name-complex="Ubuntu"/>
    </style:style>
    <style:style style:name="T80_15" style:family="text" style:parent-style-name="Default_20_Paragraph_20_Font">
      <style:text-properties style:font-name="Ubuntu" style:font-name-asian="Ubuntu" style:font-name-complex="Ubuntu"/>
    </style:style>
    <style:style style:name="T80_16" style:family="text" style:parent-style-name="Default_20_Paragraph_20_Font">
      <style:text-properties style:font-name="Ubuntu" style:font-name-asian="Ubuntu" style:font-name-complex="Ubuntu"/>
    </style:style>
    <style:style style:name="T80_17" style:family="text" style:parent-style-name="Default_20_Paragraph_20_Font">
      <style:text-properties style:font-name="Ubuntu" style:font-name-asian="Ubuntu" style:font-name-complex="Ubuntu"/>
    </style:style>
    <style:style style:name="T80_18" style:family="text" style:parent-style-name="Default_20_Paragraph_20_Font">
      <style:text-properties style:font-name="Ubuntu" style:font-name-asian="Ubuntu" style:font-name-complex="Ubuntu"/>
    </style:style>
    <style:style style:name="T80_19" style:family="text" style:parent-style-name="Default_20_Paragraph_20_Font">
      <style:text-properties style:font-name="Ubuntu" style:font-name-asian="Ubuntu" style:font-name-complex="Ubuntu"/>
    </style:style>
    <style:style style:name="T80_20" style:family="text" style:parent-style-name="Default_20_Paragraph_20_Font">
      <style:text-properties style:font-name="Ubuntu" style:font-name-asian="Ubuntu" style:font-name-complex="Ubuntu"/>
    </style:style>
    <style:style style:name="T80_21" style:family="text" style:parent-style-name="Default_20_Paragraph_20_Font">
      <style:text-properties style:font-name="Ubuntu" style:font-name-asian="Ubuntu" style:font-name-complex="Ubuntu"/>
    </style:style>
    <style:style style:name="T80_22" style:family="text" style:parent-style-name="Default_20_Paragraph_20_Font">
      <style:text-properties style:font-name="Ubuntu" style:font-name-asian="Ubuntu" style:font-name-complex="Ubuntu"/>
    </style:style>
    <style:style style:name="T80_23" style:family="text" style:parent-style-name="Default_20_Paragraph_20_Font">
      <style:text-properties style:font-name="Ubuntu" style:font-name-asian="Ubuntu" style:font-name-complex="Ubuntu"/>
    </style:style>
    <style:style style:name="T80_24" style:family="text" style:parent-style-name="Default_20_Paragraph_20_Font">
      <style:text-properties style:font-name="Ubuntu" style:font-name-asian="Ubuntu" style:font-name-complex="Ubuntu"/>
    </style:style>
    <style:style style:name="T80_25" style:family="text" style:parent-style-name="Default_20_Paragraph_20_Font">
      <style:text-properties style:font-name="Ubuntu" style:font-name-asian="Ubuntu" style:font-name-complex="Ubuntu"/>
    </style:style>
    <style:style style:name="T80_26" style:family="text" style:parent-style-name="Default_20_Paragraph_20_Font">
      <style:text-properties style:font-name="Ubuntu" style:font-name-asian="Ubuntu" style:font-name-complex="Ubuntu"/>
    </style:style>
    <style:style style:name="T80_27" style:family="text" style:parent-style-name="Default_20_Paragraph_20_Font">
      <style:text-properties style:font-name="Ubuntu" style:font-name-asian="Ubuntu" style:font-name-complex="Ubuntu"/>
    </style:style>
    <style:style style:name="T80_28" style:family="text" style:parent-style-name="Default_20_Paragraph_20_Font">
      <style:text-properties style:font-name="Ubuntu" style:font-name-asian="Ubuntu" style:font-name-complex="Ubuntu"/>
    </style:style>
    <style:style style:name="T80_29" style:family="text" style:parent-style-name="Default_20_Paragraph_20_Font">
      <style:text-properties style:font-name="Ubuntu" style:font-name-asian="Ubuntu" style:font-name-complex="Ubuntu"/>
    </style:style>
    <style:style style:name="T80_30" style:family="text" style:parent-style-name="Default_20_Paragraph_20_Font">
      <style:text-properties style:font-name="Ubuntu" style:font-name-asian="Ubuntu" style:font-name-complex="Ubuntu"/>
    </style:style>
    <style:style style:name="T80_31" style:family="text" style:parent-style-name="Default_20_Paragraph_20_Font">
      <style:text-properties style:font-name="Ubuntu" style:font-name-asian="Ubuntu" style:font-name-complex="Ubuntu"/>
    </style:style>
    <style:style style:name="T80_32" style:family="text" style:parent-style-name="Default_20_Paragraph_20_Font">
      <style:text-properties style:font-name="Ubuntu" style:font-name-asian="Ubuntu" style:font-name-complex="Ubuntu"/>
    </style:style>
    <style:style style:name="T80_33" style:family="text" style:parent-style-name="Default_20_Paragraph_20_Font">
      <style:text-properties style:font-name="Ubuntu" style:font-name-asian="Ubuntu" style:font-name-complex="Ubuntu"/>
    </style:style>
    <style:style style:name="T80_34" style:family="text" style:parent-style-name="Default_20_Paragraph_20_Font">
      <style:text-properties style:font-name="Ubuntu" style:font-name-asian="Ubuntu" style:font-name-complex="Ubuntu"/>
    </style:style>
    <style:style style:name="P81" style:family="paragraph" style:parent-style-name="Heading_20_4">
      <style:paragraph-properties fo:text-align="justify" fo:break-before="auto"/>
    </style:style>
    <style:style style:name="T81_1" style:family="text" style:parent-style-name="Default_20_Paragraph_20_Font"/>
    <style:style style:name="P82" style:family="paragraph" style:parent-style-name="Standard">
      <style:paragraph-properties fo:text-align="justify" fo:break-before="auto"/>
    </style:style>
    <style:style style:name="T82_1" style:family="text" style:parent-style-name="Default_20_Paragraph_20_Font">
      <style:text-properties style:font-name="Ubuntu" style:font-name-asian="Ubuntu" style:font-name-complex="Ubuntu"/>
    </style:style>
    <style:style style:name="T82_2" style:family="text" style:parent-style-name="Default_20_Paragraph_20_Font">
      <style:text-properties style:font-name="Ubuntu" style:font-name-asian="Ubuntu" style:font-name-complex="Ubuntu"/>
    </style:style>
    <style:style style:name="T82_3" style:family="text" style:parent-style-name="Default_20_Paragraph_20_Font">
      <style:text-properties style:font-name="Ubuntu" style:font-name-asian="Ubuntu" style:font-name-complex="Ubuntu"/>
    </style:style>
    <style:style style:name="T82_4" style:family="text" style:parent-style-name="Default_20_Paragraph_20_Font">
      <style:text-properties style:font-name="Ubuntu" style:font-name-asian="Ubuntu" style:font-name-complex="Ubuntu"/>
    </style:style>
    <style:style style:name="T82_5" style:family="text" style:parent-style-name="Default_20_Paragraph_20_Font">
      <style:text-properties style:font-name="Ubuntu" style:font-name-asian="Ubuntu" style:font-name-complex="Ubuntu"/>
    </style:style>
    <style:style style:name="T82_6" style:family="text" style:parent-style-name="Default_20_Paragraph_20_Font">
      <style:text-properties style:font-name="Ubuntu" style:font-name-asian="Ubuntu" style:font-name-complex="Ubuntu"/>
    </style:style>
    <style:style style:name="T82_7" style:family="text" style:parent-style-name="Default_20_Paragraph_20_Font">
      <style:text-properties style:font-name="Ubuntu" style:font-name-asian="Ubuntu" style:font-name-complex="Ubuntu"/>
    </style:style>
    <style:style style:name="T82_8" style:family="text" style:parent-style-name="Default_20_Paragraph_20_Font">
      <style:text-properties style:font-name="Ubuntu" style:font-name-asian="Ubuntu" style:font-name-complex="Ubuntu"/>
    </style:style>
    <style:style style:name="T82_9" style:family="text" style:parent-style-name="Default_20_Paragraph_20_Font">
      <style:text-properties style:font-name="Ubuntu" style:font-name-asian="Ubuntu" style:font-name-complex="Ubuntu"/>
    </style:style>
    <style:style style:name="T82_10" style:family="text" style:parent-style-name="Default_20_Paragraph_20_Font">
      <style:text-properties style:font-name="Ubuntu" style:font-name-asian="Ubuntu" style:font-name-complex="Ubuntu"/>
    </style:style>
    <style:style style:name="T82_11" style:family="text" style:parent-style-name="Default_20_Paragraph_20_Font">
      <style:text-properties style:font-name="Ubuntu" style:font-name-asian="Ubuntu" style:font-name-complex="Ubuntu"/>
    </style:style>
    <style:style style:name="T82_12" style:family="text" style:parent-style-name="Default_20_Paragraph_20_Font">
      <style:text-properties style:font-name="Ubuntu" style:font-name-asian="Ubuntu" style:font-name-complex="Ubuntu"/>
    </style:style>
    <style:style style:name="T82_13" style:family="text" style:parent-style-name="Default_20_Paragraph_20_Font">
      <style:text-properties style:font-name="Ubuntu" style:font-name-asian="Ubuntu" style:font-name-complex="Ubuntu"/>
    </style:style>
    <style:style style:name="T82_14" style:family="text" style:parent-style-name="Default_20_Paragraph_20_Font">
      <style:text-properties style:font-name="Ubuntu" style:font-name-asian="Ubuntu" style:font-name-complex="Ubuntu"/>
    </style:style>
    <style:style style:name="T82_15" style:family="text" style:parent-style-name="Default_20_Paragraph_20_Font">
      <style:text-properties style:font-name="Ubuntu" style:font-name-asian="Ubuntu" style:font-name-complex="Ubuntu"/>
    </style:style>
    <style:style style:name="T82_16" style:family="text" style:parent-style-name="Default_20_Paragraph_20_Font">
      <style:text-properties style:font-name="Ubuntu" style:font-name-asian="Ubuntu" style:font-name-complex="Ubuntu"/>
    </style:style>
    <style:style style:name="T82_17" style:family="text" style:parent-style-name="Default_20_Paragraph_20_Font">
      <style:text-properties style:font-name="Ubuntu" style:font-name-asian="Ubuntu" style:font-name-complex="Ubuntu"/>
    </style:style>
    <style:style style:name="T82_18" style:family="text" style:parent-style-name="Default_20_Paragraph_20_Font">
      <style:text-properties style:font-name="Ubuntu" style:font-name-asian="Ubuntu" style:font-name-complex="Ubuntu"/>
    </style:style>
    <style:style style:name="T82_19" style:family="text" style:parent-style-name="Default_20_Paragraph_20_Font">
      <style:text-properties style:font-name="Ubuntu" style:font-name-asian="Ubuntu" style:font-name-complex="Ubuntu"/>
    </style:style>
    <style:style style:name="T82_20" style:family="text" style:parent-style-name="Default_20_Paragraph_20_Font">
      <style:text-properties style:font-name="Ubuntu" style:font-name-asian="Ubuntu" style:font-name-complex="Ubuntu"/>
    </style:style>
    <style:style style:name="T82_21" style:family="text" style:parent-style-name="Default_20_Paragraph_20_Font">
      <style:text-properties style:font-name="Ubuntu" style:font-name-asian="Ubuntu" style:font-name-complex="Ubuntu"/>
    </style:style>
    <style:style style:name="T82_22" style:family="text" style:parent-style-name="Default_20_Paragraph_20_Font">
      <style:text-properties style:font-name="Ubuntu" style:font-name-asian="Ubuntu" style:font-name-complex="Ubuntu"/>
    </style:style>
    <style:style style:name="T82_23" style:family="text" style:parent-style-name="Default_20_Paragraph_20_Font">
      <style:text-properties style:font-name="Ubuntu" style:font-name-asian="Ubuntu" style:font-name-complex="Ubuntu"/>
    </style:style>
    <style:style style:name="T82_24" style:family="text" style:parent-style-name="Default_20_Paragraph_20_Font">
      <style:text-properties style:font-name="Ubuntu" style:font-name-asian="Ubuntu" style:font-name-complex="Ubuntu"/>
    </style:style>
    <style:style style:name="T82_25" style:family="text" style:parent-style-name="Default_20_Paragraph_20_Font">
      <style:text-properties style:font-name="Ubuntu" style:font-name-asian="Ubuntu" style:font-name-complex="Ubuntu"/>
    </style:style>
    <style:style style:name="T82_26" style:family="text" style:parent-style-name="Default_20_Paragraph_20_Font">
      <style:text-properties style:font-name="Ubuntu" style:font-name-asian="Ubuntu" style:font-name-complex="Ubuntu"/>
    </style:style>
    <style:style style:name="T82_27" style:family="text" style:parent-style-name="Default_20_Paragraph_20_Font">
      <style:text-properties style:font-name="Ubuntu" style:font-name-asian="Ubuntu" style:font-name-complex="Ubuntu"/>
    </style:style>
    <style:style style:name="T82_28" style:family="text" style:parent-style-name="Default_20_Paragraph_20_Font">
      <style:text-properties style:font-name="Ubuntu" style:font-name-asian="Ubuntu" style:font-name-complex="Ubuntu"/>
    </style:style>
    <style:style style:name="T82_29" style:family="text" style:parent-style-name="Default_20_Paragraph_20_Font">
      <style:text-properties style:font-name="Ubuntu" style:font-name-asian="Ubuntu" style:font-name-complex="Ubuntu"/>
    </style:style>
    <style:style style:name="T82_30" style:family="text" style:parent-style-name="Default_20_Paragraph_20_Font">
      <style:text-properties style:font-name="Ubuntu" style:font-name-asian="Ubuntu" style:font-name-complex="Ubuntu"/>
    </style:style>
    <style:style style:name="T82_31" style:family="text" style:parent-style-name="Default_20_Paragraph_20_Font">
      <style:text-properties style:font-name="Ubuntu" style:font-name-asian="Ubuntu" style:font-name-complex="Ubuntu"/>
    </style:style>
    <style:style style:name="T82_32" style:family="text" style:parent-style-name="Default_20_Paragraph_20_Font">
      <style:text-properties style:font-name="Ubuntu" style:font-name-asian="Ubuntu" style:font-name-complex="Ubuntu"/>
    </style:style>
    <style:style style:name="T82_33" style:family="text" style:parent-style-name="Default_20_Paragraph_20_Font">
      <style:text-properties style:font-name="Ubuntu" style:font-name-asian="Ubuntu" style:font-name-complex="Ubuntu"/>
    </style:style>
    <style:style style:name="T82_34" style:family="text" style:parent-style-name="Default_20_Paragraph_20_Font">
      <style:text-properties style:font-name="Ubuntu" style:font-name-asian="Ubuntu" style:font-name-complex="Ubuntu"/>
    </style:style>
    <style:style style:name="T82_35" style:family="text" style:parent-style-name="Default_20_Paragraph_20_Font">
      <style:text-properties style:font-name="Ubuntu" style:font-name-asian="Ubuntu" style:font-name-complex="Ubuntu"/>
    </style:style>
    <style:style style:name="T82_36" style:family="text" style:parent-style-name="Default_20_Paragraph_20_Font">
      <style:text-properties style:font-name="Ubuntu" style:font-name-asian="Ubuntu" style:font-name-complex="Ubuntu"/>
    </style:style>
    <style:style style:name="T82_37" style:family="text" style:parent-style-name="Default_20_Paragraph_20_Font">
      <style:text-properties style:font-name="Ubuntu" style:font-name-asian="Ubuntu" style:font-name-complex="Ubuntu"/>
    </style:style>
    <style:style style:name="T82_38" style:family="text" style:parent-style-name="Default_20_Paragraph_20_Font">
      <style:text-properties style:font-name="Ubuntu" style:font-name-asian="Ubuntu" style:font-name-complex="Ubuntu"/>
    </style:style>
    <style:style style:name="T82_39" style:family="text" style:parent-style-name="Default_20_Paragraph_20_Font">
      <style:text-properties style:font-name="Ubuntu" style:font-name-asian="Ubuntu" style:font-name-complex="Ubuntu"/>
    </style:style>
    <style:style style:name="T82_40" style:family="text" style:parent-style-name="Default_20_Paragraph_20_Font">
      <style:text-properties style:font-name="Ubuntu" style:font-name-asian="Ubuntu" style:font-name-complex="Ubuntu"/>
    </style:style>
    <style:style style:name="T82_41" style:family="text" style:parent-style-name="Default_20_Paragraph_20_Font">
      <style:text-properties style:font-name="Ubuntu" style:font-name-asian="Ubuntu" style:font-name-complex="Ubuntu"/>
    </style:style>
    <style:style style:name="T82_42" style:family="text" style:parent-style-name="Default_20_Paragraph_20_Font">
      <style:text-properties style:font-name="Ubuntu" style:font-name-asian="Ubuntu" style:font-name-complex="Ubuntu"/>
    </style:style>
    <style:style style:name="T82_43" style:family="text" style:parent-style-name="Default_20_Paragraph_20_Font">
      <style:text-properties style:font-name="Ubuntu" style:font-name-asian="Ubuntu" style:font-name-complex="Ubuntu"/>
    </style:style>
    <style:style style:name="T82_44" style:family="text" style:parent-style-name="Default_20_Paragraph_20_Font">
      <style:text-properties style:font-name="Ubuntu" style:font-name-asian="Ubuntu" style:font-name-complex="Ubuntu"/>
    </style:style>
    <style:style style:name="T82_45" style:family="text" style:parent-style-name="Default_20_Paragraph_20_Font">
      <style:text-properties style:font-name="Ubuntu" style:font-name-asian="Ubuntu" style:font-name-complex="Ubuntu"/>
    </style:style>
    <style:style style:name="T82_46" style:family="text" style:parent-style-name="Default_20_Paragraph_20_Font">
      <style:text-properties style:font-name="Ubuntu" style:font-name-asian="Ubuntu" style:font-name-complex="Ubuntu"/>
    </style:style>
    <style:style style:name="P83" style:family="paragraph" style:parent-style-name="Standard">
      <style:paragraph-properties fo:text-align="justify" fo:break-before="auto"/>
    </style:style>
    <style:style style:name="T83_1" style:family="text" style:parent-style-name="Default_20_Paragraph_20_Font">
      <style:text-properties style:font-name="Ubuntu" style:font-name-asian="Ubuntu" style:font-name-complex="Ubuntu"/>
    </style:style>
    <style:style style:name="T83_2" style:family="text" style:parent-style-name="Default_20_Paragraph_20_Font">
      <style:text-properties style:font-name="Ubuntu" style:font-name-asian="Ubuntu" style:font-name-complex="Ubuntu"/>
    </style:style>
    <style:style style:name="T83_3" style:family="text" style:parent-style-name="Default_20_Paragraph_20_Font">
      <style:text-properties style:font-name="Ubuntu" style:font-name-asian="Ubuntu" style:font-name-complex="Ubuntu"/>
    </style:style>
    <style:style style:name="T83_4" style:family="text" style:parent-style-name="Default_20_Paragraph_20_Font">
      <style:text-properties style:font-name="Ubuntu" style:font-name-asian="Ubuntu" style:font-name-complex="Ubuntu"/>
    </style:style>
    <style:style style:name="T83_5" style:family="text" style:parent-style-name="Default_20_Paragraph_20_Font">
      <style:text-properties style:font-name="Ubuntu" style:font-name-asian="Ubuntu" style:font-name-complex="Ubuntu"/>
    </style:style>
    <style:style style:name="T83_6" style:family="text" style:parent-style-name="Default_20_Paragraph_20_Font">
      <style:text-properties style:font-name="Ubuntu" style:font-name-asian="Ubuntu" style:font-name-complex="Ubuntu"/>
    </style:style>
    <style:style style:name="T83_7" style:family="text" style:parent-style-name="Default_20_Paragraph_20_Font">
      <style:text-properties style:font-name="Ubuntu" style:font-name-asian="Ubuntu" style:font-name-complex="Ubuntu"/>
    </style:style>
    <style:style style:name="T83_8" style:family="text" style:parent-style-name="Default_20_Paragraph_20_Font">
      <style:text-properties style:font-name="Ubuntu" style:font-name-asian="Ubuntu" style:font-name-complex="Ubuntu"/>
    </style:style>
    <style:style style:name="T83_9" style:family="text" style:parent-style-name="Default_20_Paragraph_20_Font">
      <style:text-properties style:font-name="Ubuntu" style:font-name-asian="Ubuntu" style:font-name-complex="Ubuntu"/>
    </style:style>
    <style:style style:name="T83_10" style:family="text" style:parent-style-name="Default_20_Paragraph_20_Font">
      <style:text-properties style:font-name="Ubuntu" style:font-name-asian="Ubuntu" style:font-name-complex="Ubuntu"/>
    </style:style>
    <style:style style:name="T83_11" style:family="text" style:parent-style-name="Default_20_Paragraph_20_Font">
      <style:text-properties style:font-name="Ubuntu" style:font-name-asian="Ubuntu" style:font-name-complex="Ubuntu"/>
    </style:style>
    <style:style style:name="T83_12" style:family="text" style:parent-style-name="Default_20_Paragraph_20_Font">
      <style:text-properties style:font-name="Ubuntu" style:font-name-asian="Ubuntu" style:font-name-complex="Ubuntu"/>
    </style:style>
    <style:style style:name="T83_13" style:family="text" style:parent-style-name="Default_20_Paragraph_20_Font">
      <style:text-properties style:font-name="Ubuntu" style:font-name-asian="Ubuntu" style:font-name-complex="Ubuntu"/>
    </style:style>
    <style:style style:name="T83_14" style:family="text" style:parent-style-name="Default_20_Paragraph_20_Font">
      <style:text-properties style:font-name="Ubuntu" style:font-name-asian="Ubuntu" style:font-name-complex="Ubuntu"/>
    </style:style>
    <style:style style:name="T83_15" style:family="text" style:parent-style-name="Default_20_Paragraph_20_Font">
      <style:text-properties style:font-name="Ubuntu" style:font-name-asian="Ubuntu" style:font-name-complex="Ubuntu"/>
    </style:style>
    <style:style style:name="T83_16" style:family="text" style:parent-style-name="Default_20_Paragraph_20_Font">
      <style:text-properties style:font-name="Ubuntu" style:font-name-asian="Ubuntu" style:font-name-complex="Ubuntu"/>
    </style:style>
    <style:style style:name="T83_17" style:family="text" style:parent-style-name="Default_20_Paragraph_20_Font">
      <style:text-properties style:font-name="Ubuntu" style:font-name-asian="Ubuntu" style:font-name-complex="Ubuntu"/>
    </style:style>
    <style:style style:name="T83_18" style:family="text" style:parent-style-name="Default_20_Paragraph_20_Font">
      <style:text-properties style:font-name="Ubuntu" style:font-name-asian="Ubuntu" style:font-name-complex="Ubuntu"/>
    </style:style>
    <style:style style:name="T83_19" style:family="text" style:parent-style-name="Default_20_Paragraph_20_Font">
      <style:text-properties style:font-name="Ubuntu" style:font-name-asian="Ubuntu" style:font-name-complex="Ubuntu"/>
    </style:style>
    <style:style style:name="T83_20" style:family="text" style:parent-style-name="Default_20_Paragraph_20_Font">
      <style:text-properties style:font-name="Ubuntu" style:font-name-asian="Ubuntu" style:font-name-complex="Ubuntu"/>
    </style:style>
    <style:style style:name="T83_21" style:family="text" style:parent-style-name="Default_20_Paragraph_20_Font">
      <style:text-properties style:font-name="Ubuntu" style:font-name-asian="Ubuntu" style:font-name-complex="Ubuntu"/>
    </style:style>
    <style:style style:name="T83_22" style:family="text" style:parent-style-name="Default_20_Paragraph_20_Font">
      <style:text-properties style:font-name="Ubuntu" style:font-name-asian="Ubuntu" style:font-name-complex="Ubuntu"/>
    </style:style>
    <style:style style:name="T83_23" style:family="text" style:parent-style-name="Default_20_Paragraph_20_Font">
      <style:text-properties style:font-name="Ubuntu" style:font-name-asian="Ubuntu" style:font-name-complex="Ubuntu"/>
    </style:style>
    <style:style style:name="T83_24" style:family="text" style:parent-style-name="Default_20_Paragraph_20_Font">
      <style:text-properties style:font-name="Ubuntu" style:font-name-asian="Ubuntu" style:font-name-complex="Ubuntu"/>
    </style:style>
    <style:style style:name="T83_25" style:family="text" style:parent-style-name="Default_20_Paragraph_20_Font">
      <style:text-properties style:font-name="Ubuntu" style:font-name-asian="Ubuntu" style:font-name-complex="Ubuntu"/>
    </style:style>
    <style:style style:name="T83_26" style:family="text" style:parent-style-name="Default_20_Paragraph_20_Font">
      <style:text-properties style:font-name="Ubuntu" style:font-name-asian="Ubuntu" style:font-name-complex="Ubuntu"/>
    </style:style>
    <style:style style:name="T83_27" style:family="text" style:parent-style-name="Default_20_Paragraph_20_Font">
      <style:text-properties style:font-name="Ubuntu" style:font-name-asian="Ubuntu" style:font-name-complex="Ubuntu"/>
    </style:style>
    <style:style style:name="T83_28" style:family="text" style:parent-style-name="Default_20_Paragraph_20_Font">
      <style:text-properties style:font-name="Ubuntu" style:font-name-asian="Ubuntu" style:font-name-complex="Ubuntu"/>
    </style:style>
    <style:style style:name="T83_29" style:family="text" style:parent-style-name="Default_20_Paragraph_20_Font">
      <style:text-properties style:font-name="Ubuntu" style:font-name-asian="Ubuntu" style:font-name-complex="Ubuntu"/>
    </style:style>
    <style:style style:name="T83_30" style:family="text" style:parent-style-name="Default_20_Paragraph_20_Font">
      <style:text-properties style:font-name="Ubuntu" style:font-name-asian="Ubuntu" style:font-name-complex="Ubuntu"/>
    </style:style>
    <style:style style:name="T83_31" style:family="text" style:parent-style-name="Default_20_Paragraph_20_Font">
      <style:text-properties style:font-name="Ubuntu" style:font-name-asian="Ubuntu" style:font-name-complex="Ubuntu"/>
    </style:style>
    <style:style style:name="T83_32" style:family="text" style:parent-style-name="Default_20_Paragraph_20_Font">
      <style:text-properties style:font-name="Ubuntu" style:font-name-asian="Ubuntu" style:font-name-complex="Ubuntu"/>
    </style:style>
    <style:style style:name="T83_33" style:family="text" style:parent-style-name="Default_20_Paragraph_20_Font">
      <style:text-properties style:font-name="Ubuntu" style:font-name-asian="Ubuntu" style:font-name-complex="Ubuntu"/>
    </style:style>
    <style:style style:name="T83_34" style:family="text" style:parent-style-name="Default_20_Paragraph_20_Font">
      <style:text-properties style:font-name="Ubuntu" style:font-name-asian="Ubuntu" style:font-name-complex="Ubuntu"/>
    </style:style>
    <style:style style:name="T83_35" style:family="text" style:parent-style-name="Default_20_Paragraph_20_Font">
      <style:text-properties style:font-name="Ubuntu" style:font-name-asian="Ubuntu" style:font-name-complex="Ubuntu"/>
    </style:style>
    <style:style style:name="T83_36" style:family="text" style:parent-style-name="Default_20_Paragraph_20_Font">
      <style:text-properties style:font-name="Ubuntu" style:font-name-asian="Ubuntu" style:font-name-complex="Ubuntu"/>
    </style:style>
    <style:style style:name="P84" style:family="paragraph" style:parent-style-name="Heading_20_5">
      <style:paragraph-properties fo:text-align="justify" fo:break-before="auto"/>
    </style:style>
    <style:style style:name="T84_1" style:family="text" style:parent-style-name="Default_20_Paragraph_20_Font">
      <style:text-properties style:font-name="Ubuntu" style:font-name-asian="Ubuntu" style:font-name-complex="Ubuntu"/>
    </style:style>
    <style:style style:name="T84_2" style:family="text" style:parent-style-name="Default_20_Paragraph_20_Font">
      <style:text-properties style:font-name="Ubuntu" style:font-name-asian="Ubuntu" style:font-name-complex="Ubuntu"/>
    </style:style>
    <style:style style:name="T84_3" style:family="text" style:parent-style-name="Default_20_Paragraph_20_Font">
      <style:text-properties style:font-name="Ubuntu" style:font-name-asian="Ubuntu" style:font-name-complex="Ubuntu"/>
    </style:style>
    <style:style style:name="P85" style:family="paragraph" style:parent-style-name="Standard">
      <style:paragraph-properties fo:text-align="justify" fo:break-before="auto"/>
    </style:style>
    <style:style style:name="T85_1" style:family="text" style:parent-style-name="Default_20_Paragraph_20_Font">
      <style:text-properties style:font-name="Ubuntu" style:font-name-asian="Ubuntu" style:font-name-complex="Ubuntu"/>
    </style:style>
    <style:style style:name="T85_2" style:family="text" style:parent-style-name="Default_20_Paragraph_20_Font">
      <style:text-properties style:font-name="Ubuntu" style:font-name-asian="Ubuntu" style:font-name-complex="Ubuntu"/>
    </style:style>
    <style:style style:name="T85_3" style:family="text" style:parent-style-name="Default_20_Paragraph_20_Font">
      <style:text-properties style:font-name="Ubuntu" style:font-name-asian="Ubuntu" style:font-name-complex="Ubuntu"/>
    </style:style>
    <style:style style:name="T85_4" style:family="text" style:parent-style-name="Default_20_Paragraph_20_Font">
      <style:text-properties style:font-name="Ubuntu" style:font-name-asian="Ubuntu" style:font-name-complex="Ubuntu"/>
    </style:style>
    <style:style style:name="T85_5" style:family="text" style:parent-style-name="Default_20_Paragraph_20_Font">
      <style:text-properties style:font-name="Ubuntu" style:font-name-asian="Ubuntu" style:font-name-complex="Ubuntu"/>
    </style:style>
    <style:style style:name="T85_6" style:family="text" style:parent-style-name="Default_20_Paragraph_20_Font">
      <style:text-properties style:font-name="Ubuntu" style:font-name-asian="Ubuntu" style:font-name-complex="Ubuntu"/>
    </style:style>
    <style:style style:name="T85_7" style:family="text" style:parent-style-name="Default_20_Paragraph_20_Font">
      <style:text-properties style:font-name="Ubuntu" style:font-name-asian="Ubuntu" style:font-name-complex="Ubuntu"/>
    </style:style>
    <style:style style:name="T85_8" style:family="text" style:parent-style-name="Default_20_Paragraph_20_Font">
      <style:text-properties style:font-name="Ubuntu" style:font-name-asian="Ubuntu" style:font-name-complex="Ubuntu"/>
    </style:style>
    <style:style style:name="T85_9" style:family="text" style:parent-style-name="Default_20_Paragraph_20_Font">
      <style:text-properties style:font-name="Ubuntu" style:font-name-asian="Ubuntu" style:font-name-complex="Ubuntu"/>
    </style:style>
    <style:style style:name="T85_10" style:family="text" style:parent-style-name="Default_20_Paragraph_20_Font">
      <style:text-properties style:font-name="Ubuntu" style:font-name-asian="Ubuntu" style:font-name-complex="Ubuntu"/>
    </style:style>
    <style:style style:name="T85_11" style:family="text" style:parent-style-name="Default_20_Paragraph_20_Font">
      <style:text-properties style:font-name="Ubuntu" style:font-name-asian="Ubuntu" style:font-name-complex="Ubuntu"/>
    </style:style>
    <style:style style:name="T85_12" style:family="text" style:parent-style-name="Default_20_Paragraph_20_Font">
      <style:text-properties style:font-name="Ubuntu" style:font-name-asian="Ubuntu" style:font-name-complex="Ubuntu"/>
    </style:style>
    <style:style style:name="T85_13" style:family="text" style:parent-style-name="Default_20_Paragraph_20_Font">
      <style:text-properties style:font-name="Ubuntu" style:font-name-asian="Ubuntu" style:font-name-complex="Ubuntu"/>
    </style:style>
    <style:style style:name="T85_14" style:family="text" style:parent-style-name="Default_20_Paragraph_20_Font">
      <style:text-properties style:font-name="Ubuntu" style:font-name-asian="Ubuntu" style:font-name-complex="Ubuntu"/>
    </style:style>
    <style:style style:name="T85_15" style:family="text" style:parent-style-name="Default_20_Paragraph_20_Font">
      <style:text-properties style:font-name="Ubuntu" style:font-name-asian="Ubuntu" style:font-name-complex="Ubuntu"/>
    </style:style>
    <style:style style:name="T85_16" style:family="text" style:parent-style-name="Default_20_Paragraph_20_Font">
      <style:text-properties style:font-name="Ubuntu" style:font-name-asian="Ubuntu" style:font-name-complex="Ubuntu"/>
    </style:style>
    <style:style style:name="T85_17" style:family="text" style:parent-style-name="Default_20_Paragraph_20_Font">
      <style:text-properties style:font-name="Ubuntu" style:font-name-asian="Ubuntu" style:font-name-complex="Ubuntu"/>
    </style:style>
    <style:style style:name="T85_18" style:family="text" style:parent-style-name="Default_20_Paragraph_20_Font">
      <style:text-properties style:font-name="Ubuntu" style:font-name-asian="Ubuntu" style:font-name-complex="Ubuntu"/>
    </style:style>
    <style:style style:name="T85_19" style:family="text" style:parent-style-name="Default_20_Paragraph_20_Font">
      <style:text-properties style:font-name="Ubuntu" style:font-name-asian="Ubuntu" style:font-name-complex="Ubuntu"/>
    </style:style>
    <style:style style:name="T85_20" style:family="text" style:parent-style-name="Default_20_Paragraph_20_Font">
      <style:text-properties style:font-name="Ubuntu" style:font-name-asian="Ubuntu" style:font-name-complex="Ubuntu"/>
    </style:style>
    <style:style style:name="T85_21" style:family="text" style:parent-style-name="Default_20_Paragraph_20_Font">
      <style:text-properties style:font-name="Ubuntu" style:font-name-asian="Ubuntu" style:font-name-complex="Ubuntu"/>
    </style:style>
    <style:style style:name="T85_22" style:family="text" style:parent-style-name="Default_20_Paragraph_20_Font">
      <style:text-properties style:font-name="Ubuntu" style:font-name-asian="Ubuntu" style:font-name-complex="Ubuntu"/>
    </style:style>
    <style:style style:name="T85_23" style:family="text" style:parent-style-name="Default_20_Paragraph_20_Font">
      <style:text-properties style:font-name="Ubuntu" style:font-name-asian="Ubuntu" style:font-name-complex="Ubuntu"/>
    </style:style>
    <style:style style:name="T85_24" style:family="text" style:parent-style-name="Default_20_Paragraph_20_Font">
      <style:text-properties style:font-name="Ubuntu" style:font-name-asian="Ubuntu" style:font-name-complex="Ubuntu"/>
    </style:style>
    <style:style style:name="T85_25" style:family="text" style:parent-style-name="Default_20_Paragraph_20_Font">
      <style:text-properties style:font-name="Ubuntu" style:font-name-asian="Ubuntu" style:font-name-complex="Ubuntu"/>
    </style:style>
    <style:style style:name="T85_26" style:family="text" style:parent-style-name="Default_20_Paragraph_20_Font">
      <style:text-properties style:font-name="Ubuntu" style:font-name-asian="Ubuntu" style:font-name-complex="Ubuntu"/>
    </style:style>
    <style:style style:name="T85_27" style:family="text" style:parent-style-name="Default_20_Paragraph_20_Font">
      <style:text-properties style:font-name="Ubuntu" style:font-name-asian="Ubuntu" style:font-name-complex="Ubuntu"/>
    </style:style>
    <style:style style:name="T85_28" style:family="text" style:parent-style-name="Default_20_Paragraph_20_Font">
      <style:text-properties style:font-name="Ubuntu" style:font-name-asian="Ubuntu" style:font-name-complex="Ubuntu"/>
    </style:style>
    <style:style style:name="T85_29" style:family="text" style:parent-style-name="Default_20_Paragraph_20_Font">
      <style:text-properties style:font-name="Ubuntu" style:font-name-asian="Ubuntu" style:font-name-complex="Ubuntu"/>
    </style:style>
    <style:style style:name="T85_30" style:family="text" style:parent-style-name="Default_20_Paragraph_20_Font">
      <style:text-properties style:font-name="Ubuntu" style:font-name-asian="Ubuntu" style:font-name-complex="Ubuntu"/>
    </style:style>
    <style:style style:name="T85_31" style:family="text" style:parent-style-name="Default_20_Paragraph_20_Font">
      <style:text-properties style:font-name="Ubuntu" style:font-name-asian="Ubuntu" style:font-name-complex="Ubuntu"/>
    </style:style>
    <style:style style:name="T85_32" style:family="text" style:parent-style-name="Default_20_Paragraph_20_Font">
      <style:text-properties style:font-name="Ubuntu" style:font-name-asian="Ubuntu" style:font-name-complex="Ubuntu"/>
    </style:style>
    <style:style style:name="T85_33" style:family="text" style:parent-style-name="Default_20_Paragraph_20_Font">
      <style:text-properties style:font-name="Ubuntu" style:font-name-asian="Ubuntu" style:font-name-complex="Ubuntu"/>
    </style:style>
    <style:style style:name="T85_34" style:family="text" style:parent-style-name="Default_20_Paragraph_20_Font">
      <style:text-properties style:font-name="Ubuntu" style:font-name-asian="Ubuntu" style:font-name-complex="Ubuntu"/>
    </style:style>
    <style:style style:name="T85_35" style:family="text" style:parent-style-name="Default_20_Paragraph_20_Font">
      <style:text-properties style:font-name="Ubuntu" style:font-name-asian="Ubuntu" style:font-name-complex="Ubuntu"/>
    </style:style>
    <style:style style:name="T85_36" style:family="text" style:parent-style-name="Default_20_Paragraph_20_Font">
      <style:text-properties style:font-name="Ubuntu" style:font-name-asian="Ubuntu" style:font-name-complex="Ubuntu"/>
    </style:style>
    <style:style style:name="T85_37" style:family="text" style:parent-style-name="Default_20_Paragraph_20_Font">
      <style:text-properties style:font-name="Ubuntu" style:font-name-asian="Ubuntu" style:font-name-complex="Ubuntu"/>
    </style:style>
    <style:style style:name="T85_38" style:family="text" style:parent-style-name="Default_20_Paragraph_20_Font">
      <style:text-properties style:font-name="Ubuntu" style:font-name-asian="Ubuntu" style:font-name-complex="Ubuntu"/>
    </style:style>
    <style:style style:name="T85_39" style:family="text" style:parent-style-name="Default_20_Paragraph_20_Font">
      <style:text-properties style:font-name="Ubuntu" style:font-name-asian="Ubuntu" style:font-name-complex="Ubuntu"/>
    </style:style>
    <style:style style:name="T85_40" style:family="text" style:parent-style-name="Default_20_Paragraph_20_Font">
      <style:text-properties style:font-name="Ubuntu" style:font-name-asian="Ubuntu" style:font-name-complex="Ubuntu"/>
    </style:style>
    <style:style style:name="T85_41" style:family="text" style:parent-style-name="Default_20_Paragraph_20_Font">
      <style:text-properties style:font-name="Ubuntu" style:font-name-asian="Ubuntu" style:font-name-complex="Ubuntu"/>
    </style:style>
    <style:style style:name="T85_42" style:family="text" style:parent-style-name="Default_20_Paragraph_20_Font">
      <style:text-properties style:font-name="Ubuntu" style:font-name-asian="Ubuntu" style:font-name-complex="Ubuntu"/>
    </style:style>
    <style:style style:name="T85_43" style:family="text" style:parent-style-name="Default_20_Paragraph_20_Font">
      <style:text-properties style:font-name="Ubuntu" style:font-name-asian="Ubuntu" style:font-name-complex="Ubuntu"/>
    </style:style>
    <style:style style:name="T85_44" style:family="text" style:parent-style-name="Default_20_Paragraph_20_Font">
      <style:text-properties style:font-name="Ubuntu" style:font-name-asian="Ubuntu" style:font-name-complex="Ubuntu"/>
    </style:style>
    <style:style style:name="T85_45" style:family="text" style:parent-style-name="Default_20_Paragraph_20_Font">
      <style:text-properties style:font-name="Ubuntu" style:font-name-asian="Ubuntu" style:font-name-complex="Ubuntu"/>
    </style:style>
    <style:style style:name="T85_46" style:family="text" style:parent-style-name="Default_20_Paragraph_20_Font">
      <style:text-properties style:font-name="Ubuntu" style:font-name-asian="Ubuntu" style:font-name-complex="Ubuntu"/>
    </style:style>
    <style:style style:name="P86" style:family="paragraph" style:parent-style-name="Heading_20_5">
      <style:paragraph-properties fo:text-align="justify" fo:break-before="auto"/>
    </style:style>
    <style:style style:name="T86_1" style:family="text" style:parent-style-name="Default_20_Paragraph_20_Font">
      <style:text-properties style:font-name="Ubuntu" style:font-name-asian="Ubuntu" style:font-name-complex="Ubuntu"/>
    </style:style>
    <style:style style:name="T86_2" style:family="text" style:parent-style-name="Default_20_Paragraph_20_Font">
      <style:text-properties style:font-name="Ubuntu" style:font-name-asian="Ubuntu" style:font-name-complex="Ubuntu"/>
    </style:style>
    <style:style style:name="T86_3" style:family="text" style:parent-style-name="Default_20_Paragraph_20_Font">
      <style:text-properties style:font-name="Ubuntu" style:font-name-asian="Ubuntu" style:font-name-complex="Ubuntu"/>
    </style:style>
    <style:style style:name="T86_4" style:family="text" style:parent-style-name="Default_20_Paragraph_20_Font">
      <style:text-properties style:font-name="Ubuntu" style:font-name-asian="Ubuntu" style:font-name-complex="Ubuntu"/>
    </style:style>
    <style:style style:name="T86_5" style:family="text" style:parent-style-name="Default_20_Paragraph_20_Font">
      <style:text-properties style:font-name="Ubuntu" style:font-name-asian="Ubuntu" style:font-name-complex="Ubuntu"/>
    </style:style>
    <style:style style:name="P87" style:family="paragraph" style:parent-style-name="Standard">
      <style:paragraph-properties fo:text-align="justify" fo:break-before="auto"/>
    </style:style>
    <style:style style:name="T87_1" style:family="text" style:parent-style-name="Default_20_Paragraph_20_Font">
      <style:text-properties style:font-name="Ubuntu" style:font-name-asian="Ubuntu" style:font-name-complex="Ubuntu"/>
    </style:style>
    <style:style style:name="T87_2" style:family="text" style:parent-style-name="Default_20_Paragraph_20_Font">
      <style:text-properties style:font-name="Ubuntu" style:font-name-asian="Ubuntu" style:font-name-complex="Ubuntu"/>
    </style:style>
    <style:style style:name="T87_3" style:family="text" style:parent-style-name="Default_20_Paragraph_20_Font">
      <style:text-properties style:font-name="Ubuntu" style:font-name-asian="Ubuntu" style:font-name-complex="Ubuntu"/>
    </style:style>
    <style:style style:name="T87_4" style:family="text" style:parent-style-name="Default_20_Paragraph_20_Font">
      <style:text-properties style:font-name="Ubuntu" style:font-name-asian="Ubuntu" style:font-name-complex="Ubuntu"/>
    </style:style>
    <style:style style:name="T87_5" style:family="text" style:parent-style-name="Default_20_Paragraph_20_Font">
      <style:text-properties style:font-name="Ubuntu" style:font-name-asian="Ubuntu" style:font-name-complex="Ubuntu"/>
    </style:style>
    <style:style style:name="T87_6" style:family="text" style:parent-style-name="Default_20_Paragraph_20_Font">
      <style:text-properties style:font-name="Ubuntu" style:font-name-asian="Ubuntu" style:font-name-complex="Ubuntu"/>
    </style:style>
    <style:style style:name="T87_7" style:family="text" style:parent-style-name="Default_20_Paragraph_20_Font">
      <style:text-properties style:font-name="Ubuntu" style:font-name-asian="Ubuntu" style:font-name-complex="Ubuntu"/>
    </style:style>
    <style:style style:name="T87_8" style:family="text" style:parent-style-name="Default_20_Paragraph_20_Font">
      <style:text-properties style:font-name="Ubuntu" style:font-name-asian="Ubuntu" style:font-name-complex="Ubuntu"/>
    </style:style>
    <style:style style:name="T87_9" style:family="text" style:parent-style-name="Default_20_Paragraph_20_Font">
      <style:text-properties style:font-name="Ubuntu" style:font-name-asian="Ubuntu" style:font-name-complex="Ubuntu"/>
    </style:style>
    <style:style style:name="T87_10" style:family="text" style:parent-style-name="Default_20_Paragraph_20_Font">
      <style:text-properties style:font-name="Ubuntu" style:font-name-asian="Ubuntu" style:font-name-complex="Ubuntu"/>
    </style:style>
    <style:style style:name="T87_11" style:family="text" style:parent-style-name="Default_20_Paragraph_20_Font">
      <style:text-properties style:font-name="Ubuntu" style:font-name-asian="Ubuntu" style:font-name-complex="Ubuntu"/>
    </style:style>
    <style:style style:name="T87_12" style:family="text" style:parent-style-name="Default_20_Paragraph_20_Font">
      <style:text-properties style:font-name="Ubuntu" style:font-name-asian="Ubuntu" style:font-name-complex="Ubuntu"/>
    </style:style>
    <style:style style:name="T87_13" style:family="text" style:parent-style-name="Default_20_Paragraph_20_Font">
      <style:text-properties style:font-name="Ubuntu" style:font-name-asian="Ubuntu" style:font-name-complex="Ubuntu"/>
    </style:style>
    <style:style style:name="T87_14" style:family="text" style:parent-style-name="Default_20_Paragraph_20_Font">
      <style:text-properties style:font-name="Ubuntu" style:font-name-asian="Ubuntu" style:font-name-complex="Ubuntu"/>
    </style:style>
    <style:style style:name="T87_15" style:family="text" style:parent-style-name="Default_20_Paragraph_20_Font">
      <style:text-properties style:font-name="Ubuntu" style:font-name-asian="Ubuntu" style:font-name-complex="Ubuntu"/>
    </style:style>
    <style:style style:name="T87_16" style:family="text" style:parent-style-name="Default_20_Paragraph_20_Font">
      <style:text-properties style:font-name="Ubuntu" style:font-name-asian="Ubuntu" style:font-name-complex="Ubuntu"/>
    </style:style>
    <style:style style:name="T87_17" style:family="text" style:parent-style-name="Default_20_Paragraph_20_Font">
      <style:text-properties style:font-name="Ubuntu" style:font-name-asian="Ubuntu" style:font-name-complex="Ubuntu"/>
    </style:style>
    <style:style style:name="T87_18" style:family="text" style:parent-style-name="Default_20_Paragraph_20_Font">
      <style:text-properties style:font-name="Ubuntu" style:font-name-asian="Ubuntu" style:font-name-complex="Ubuntu"/>
    </style:style>
    <style:style style:name="T87_19" style:family="text" style:parent-style-name="Default_20_Paragraph_20_Font">
      <style:text-properties style:font-name="Ubuntu" style:font-name-asian="Ubuntu" style:font-name-complex="Ubuntu"/>
    </style:style>
    <style:style style:name="T87_20" style:family="text" style:parent-style-name="Default_20_Paragraph_20_Font">
      <style:text-properties style:font-name="Ubuntu" style:font-name-asian="Ubuntu" style:font-name-complex="Ubuntu"/>
    </style:style>
    <style:style style:name="T87_21" style:family="text" style:parent-style-name="Default_20_Paragraph_20_Font">
      <style:text-properties style:font-name="Ubuntu" style:font-name-asian="Ubuntu" style:font-name-complex="Ubuntu"/>
    </style:style>
    <style:style style:name="T87_22" style:family="text" style:parent-style-name="Default_20_Paragraph_20_Font">
      <style:text-properties style:font-name="Ubuntu" style:font-name-asian="Ubuntu" style:font-name-complex="Ubuntu"/>
    </style:style>
    <style:style style:name="T87_23" style:family="text" style:parent-style-name="Default_20_Paragraph_20_Font">
      <style:text-properties style:font-name="Ubuntu" style:font-name-asian="Ubuntu" style:font-name-complex="Ubuntu"/>
    </style:style>
    <style:style style:name="T87_24" style:family="text" style:parent-style-name="Default_20_Paragraph_20_Font">
      <style:text-properties style:font-name="Ubuntu" style:font-name-asian="Ubuntu" style:font-name-complex="Ubuntu"/>
    </style:style>
    <style:style style:name="T87_25" style:family="text" style:parent-style-name="Default_20_Paragraph_20_Font">
      <style:text-properties style:font-name="Ubuntu" style:font-name-asian="Ubuntu" style:font-name-complex="Ubuntu"/>
    </style:style>
    <style:style style:name="T87_26" style:family="text" style:parent-style-name="Default_20_Paragraph_20_Font">
      <style:text-properties style:font-name="Ubuntu" style:font-name-asian="Ubuntu" style:font-name-complex="Ubuntu"/>
    </style:style>
    <style:style style:name="T87_27" style:family="text" style:parent-style-name="Default_20_Paragraph_20_Font">
      <style:text-properties style:font-name="Ubuntu" style:font-name-asian="Ubuntu" style:font-name-complex="Ubuntu"/>
    </style:style>
    <style:style style:name="T87_28" style:family="text" style:parent-style-name="Default_20_Paragraph_20_Font">
      <style:text-properties style:font-name="Ubuntu" style:font-name-asian="Ubuntu" style:font-name-complex="Ubuntu"/>
    </style:style>
    <style:style style:name="T87_29" style:family="text" style:parent-style-name="Default_20_Paragraph_20_Font">
      <style:text-properties style:font-name="Ubuntu" style:font-name-asian="Ubuntu" style:font-name-complex="Ubuntu"/>
    </style:style>
    <style:style style:name="T87_30" style:family="text" style:parent-style-name="Default_20_Paragraph_20_Font">
      <style:text-properties style:font-name="Ubuntu" style:font-name-asian="Ubuntu" style:font-name-complex="Ubuntu"/>
    </style:style>
    <style:style style:name="T87_31" style:family="text" style:parent-style-name="Default_20_Paragraph_20_Font">
      <style:text-properties style:font-name="Ubuntu" style:font-name-asian="Ubuntu" style:font-name-complex="Ubuntu"/>
    </style:style>
    <style:style style:name="T87_32" style:family="text" style:parent-style-name="Default_20_Paragraph_20_Font">
      <style:text-properties style:font-name="Ubuntu" style:font-name-asian="Ubuntu" style:font-name-complex="Ubuntu"/>
    </style:style>
    <style:style style:name="T87_33" style:family="text" style:parent-style-name="Default_20_Paragraph_20_Font">
      <style:text-properties style:font-name="Ubuntu" style:font-name-asian="Ubuntu" style:font-name-complex="Ubuntu"/>
    </style:style>
    <style:style style:name="T87_34" style:family="text" style:parent-style-name="Default_20_Paragraph_20_Font">
      <style:text-properties style:font-name="Ubuntu" style:font-name-asian="Ubuntu" style:font-name-complex="Ubuntu"/>
    </style:style>
    <style:style style:name="T87_35" style:family="text" style:parent-style-name="Default_20_Paragraph_20_Font">
      <style:text-properties style:font-name="Ubuntu" style:font-name-asian="Ubuntu" style:font-name-complex="Ubuntu"/>
    </style:style>
    <style:style style:name="T87_36" style:family="text" style:parent-style-name="Default_20_Paragraph_20_Font">
      <style:text-properties style:font-name="Ubuntu" style:font-name-asian="Ubuntu" style:font-name-complex="Ubuntu"/>
    </style:style>
    <style:style style:name="P88" style:family="paragraph" style:parent-style-name="Heading_20_4">
      <style:paragraph-properties fo:text-align="justify" fo:break-before="auto"/>
    </style:style>
    <style:style style:name="T88_1" style:family="text" style:parent-style-name="Default_20_Paragraph_20_Font"/>
    <style:style style:name="P89" style:family="paragraph" style:parent-style-name="Standard">
      <style:paragraph-properties fo:text-align="justify" fo:break-before="auto"/>
    </style:style>
    <style:style style:name="T89_1" style:family="text" style:parent-style-name="Default_20_Paragraph_20_Font">
      <style:text-properties style:font-name="Ubuntu" style:font-name-asian="Ubuntu" style:font-name-complex="Ubuntu"/>
    </style:style>
    <style:style style:name="T89_2" style:family="text" style:parent-style-name="Default_20_Paragraph_20_Font">
      <style:text-properties style:font-name="Ubuntu" style:font-name-asian="Ubuntu" style:font-name-complex="Ubuntu"/>
    </style:style>
    <style:style style:name="T89_3" style:family="text" style:parent-style-name="Default_20_Paragraph_20_Font">
      <style:text-properties style:font-name="Ubuntu" style:font-name-asian="Ubuntu" style:font-name-complex="Ubuntu"/>
    </style:style>
    <style:style style:name="T89_4" style:family="text" style:parent-style-name="Default_20_Paragraph_20_Font">
      <style:text-properties style:font-name="Ubuntu" style:font-name-asian="Ubuntu" style:font-name-complex="Ubuntu"/>
    </style:style>
    <style:style style:name="T89_5" style:family="text" style:parent-style-name="Default_20_Paragraph_20_Font">
      <style:text-properties style:font-name="Ubuntu" style:font-name-asian="Ubuntu" style:font-name-complex="Ubuntu"/>
    </style:style>
    <style:style style:name="T89_6" style:family="text" style:parent-style-name="Default_20_Paragraph_20_Font">
      <style:text-properties style:font-name="Ubuntu" style:font-name-asian="Ubuntu" style:font-name-complex="Ubuntu"/>
    </style:style>
    <style:style style:name="T89_7" style:family="text" style:parent-style-name="Default_20_Paragraph_20_Font">
      <style:text-properties style:font-name="Ubuntu" style:font-name-asian="Ubuntu" style:font-name-complex="Ubuntu"/>
    </style:style>
    <style:style style:name="T89_8" style:family="text" style:parent-style-name="Default_20_Paragraph_20_Font">
      <style:text-properties style:font-name="Ubuntu" style:font-name-asian="Ubuntu" style:font-name-complex="Ubuntu"/>
    </style:style>
    <style:style style:name="T89_9" style:family="text" style:parent-style-name="Default_20_Paragraph_20_Font">
      <style:text-properties style:font-name="Ubuntu" style:font-name-asian="Ubuntu" style:font-name-complex="Ubuntu"/>
    </style:style>
    <style:style style:name="T89_10" style:family="text" style:parent-style-name="Default_20_Paragraph_20_Font">
      <style:text-properties style:font-name="Ubuntu" style:font-name-asian="Ubuntu" style:font-name-complex="Ubuntu"/>
    </style:style>
    <style:style style:name="T89_11" style:family="text" style:parent-style-name="Default_20_Paragraph_20_Font">
      <style:text-properties style:font-name="Ubuntu" style:font-name-asian="Ubuntu" style:font-name-complex="Ubuntu"/>
    </style:style>
    <style:style style:name="T89_12" style:family="text" style:parent-style-name="Default_20_Paragraph_20_Font">
      <style:text-properties style:font-name="Ubuntu" style:font-name-asian="Ubuntu" style:font-name-complex="Ubuntu"/>
    </style:style>
    <style:style style:name="T89_13" style:family="text" style:parent-style-name="Default_20_Paragraph_20_Font">
      <style:text-properties style:font-name="Ubuntu" style:font-name-asian="Ubuntu" style:font-name-complex="Ubuntu"/>
    </style:style>
    <style:style style:name="T89_14" style:family="text" style:parent-style-name="Default_20_Paragraph_20_Font">
      <style:text-properties style:font-name="Ubuntu" style:font-name-asian="Ubuntu" style:font-name-complex="Ubuntu"/>
    </style:style>
    <style:style style:name="T89_15" style:family="text" style:parent-style-name="Default_20_Paragraph_20_Font">
      <style:text-properties style:font-name="Ubuntu" style:font-name-asian="Ubuntu" style:font-name-complex="Ubuntu"/>
    </style:style>
    <style:style style:name="T89_16" style:family="text" style:parent-style-name="Default_20_Paragraph_20_Font">
      <style:text-properties style:font-name="Ubuntu" style:font-name-asian="Ubuntu" style:font-name-complex="Ubuntu"/>
    </style:style>
    <style:style style:name="T89_17" style:family="text" style:parent-style-name="Default_20_Paragraph_20_Font">
      <style:text-properties style:font-name="Ubuntu" style:font-name-asian="Ubuntu" style:font-name-complex="Ubuntu"/>
    </style:style>
    <style:style style:name="T89_18" style:family="text" style:parent-style-name="Default_20_Paragraph_20_Font">
      <style:text-properties style:font-name="Ubuntu" style:font-name-asian="Ubuntu" style:font-name-complex="Ubuntu"/>
    </style:style>
    <style:style style:name="T89_19" style:family="text" style:parent-style-name="Default_20_Paragraph_20_Font">
      <style:text-properties style:font-name="Ubuntu" style:font-name-asian="Ubuntu" style:font-name-complex="Ubuntu"/>
    </style:style>
    <style:style style:name="T89_20" style:family="text" style:parent-style-name="Default_20_Paragraph_20_Font">
      <style:text-properties style:font-name="Ubuntu" style:font-name-asian="Ubuntu" style:font-name-complex="Ubuntu"/>
    </style:style>
    <style:style style:name="T89_21" style:family="text" style:parent-style-name="Default_20_Paragraph_20_Font">
      <style:text-properties style:font-name="Ubuntu" style:font-name-asian="Ubuntu" style:font-name-complex="Ubuntu"/>
    </style:style>
    <style:style style:name="T89_22" style:family="text" style:parent-style-name="Default_20_Paragraph_20_Font">
      <style:text-properties style:font-name="Ubuntu" style:font-name-asian="Ubuntu" style:font-name-complex="Ubuntu"/>
    </style:style>
    <style:style style:name="T89_23" style:family="text" style:parent-style-name="Default_20_Paragraph_20_Font">
      <style:text-properties style:font-name="Ubuntu" style:font-name-asian="Ubuntu" style:font-name-complex="Ubuntu"/>
    </style:style>
    <style:style style:name="T89_24" style:family="text" style:parent-style-name="Default_20_Paragraph_20_Font">
      <style:text-properties style:font-name="Ubuntu" style:font-name-asian="Ubuntu" style:font-name-complex="Ubuntu"/>
    </style:style>
    <style:style style:name="T89_25" style:family="text" style:parent-style-name="Default_20_Paragraph_20_Font">
      <style:text-properties style:font-name="Ubuntu" style:font-name-asian="Ubuntu" style:font-name-complex="Ubuntu"/>
    </style:style>
    <style:style style:name="T89_26" style:family="text" style:parent-style-name="Default_20_Paragraph_20_Font">
      <style:text-properties style:font-name="Ubuntu" style:font-name-asian="Ubuntu" style:font-name-complex="Ubuntu"/>
    </style:style>
    <style:style style:name="T89_27" style:family="text" style:parent-style-name="Default_20_Paragraph_20_Font">
      <style:text-properties style:font-name="Ubuntu" style:font-name-asian="Ubuntu" style:font-name-complex="Ubuntu"/>
    </style:style>
    <style:style style:name="T89_28" style:family="text" style:parent-style-name="Default_20_Paragraph_20_Font">
      <style:text-properties style:font-name="Ubuntu" style:font-name-asian="Ubuntu" style:font-name-complex="Ubuntu"/>
    </style:style>
    <style:style style:name="T89_29" style:family="text" style:parent-style-name="Default_20_Paragraph_20_Font">
      <style:text-properties style:font-name="Ubuntu" style:font-name-asian="Ubuntu" style:font-name-complex="Ubuntu"/>
    </style:style>
    <style:style style:name="T89_30" style:family="text" style:parent-style-name="Default_20_Paragraph_20_Font">
      <style:text-properties style:font-name="Ubuntu" style:font-name-asian="Ubuntu" style:font-name-complex="Ubuntu"/>
    </style:style>
    <style:style style:name="T89_31" style:family="text" style:parent-style-name="Default_20_Paragraph_20_Font">
      <style:text-properties style:font-name="Ubuntu" style:font-name-asian="Ubuntu" style:font-name-complex="Ubuntu"/>
    </style:style>
    <style:style style:name="T89_32" style:family="text" style:parent-style-name="Default_20_Paragraph_20_Font">
      <style:text-properties style:font-name="Ubuntu" style:font-name-asian="Ubuntu" style:font-name-complex="Ubuntu"/>
    </style:style>
    <style:style style:name="P90" style:family="paragraph" style:parent-style-name="Heading_20_5">
      <style:paragraph-properties fo:text-align="justify" fo:break-before="auto"/>
    </style:style>
    <style:style style:name="T90_1" style:family="text" style:parent-style-name="Default_20_Paragraph_20_Font">
      <style:text-properties style:font-name="Ubuntu" style:font-name-asian="Ubuntu" style:font-name-complex="Ubuntu"/>
    </style:style>
    <style:style style:name="T90_2" style:family="text" style:parent-style-name="Default_20_Paragraph_20_Font">
      <style:text-properties style:font-name="Ubuntu" style:font-name-asian="Ubuntu" style:font-name-complex="Ubuntu"/>
    </style:style>
    <style:style style:name="T90_3" style:family="text" style:parent-style-name="Default_20_Paragraph_20_Font">
      <style:text-properties style:font-name="Ubuntu" style:font-name-asian="Ubuntu" style:font-name-complex="Ubuntu"/>
    </style:style>
    <style:style style:name="P91" style:family="paragraph" style:parent-style-name="Standard">
      <style:paragraph-properties fo:text-align="justify" fo:break-before="auto"/>
    </style:style>
    <style:style style:name="T91_1" style:family="text" style:parent-style-name="Default_20_Paragraph_20_Font">
      <style:text-properties style:font-name="Ubuntu" style:font-name-asian="Ubuntu" style:font-name-complex="Ubuntu"/>
    </style:style>
    <style:style style:name="T91_2" style:family="text" style:parent-style-name="Default_20_Paragraph_20_Font">
      <style:text-properties style:font-name="Ubuntu" style:font-name-asian="Ubuntu" style:font-name-complex="Ubuntu"/>
    </style:style>
    <style:style style:name="T91_3" style:family="text" style:parent-style-name="Default_20_Paragraph_20_Font">
      <style:text-properties style:font-name="Ubuntu" style:font-name-asian="Ubuntu" style:font-name-complex="Ubuntu"/>
    </style:style>
    <style:style style:name="T91_4" style:family="text" style:parent-style-name="Default_20_Paragraph_20_Font">
      <style:text-properties style:font-name="Ubuntu" style:font-name-asian="Ubuntu" style:font-name-complex="Ubuntu"/>
    </style:style>
    <style:style style:name="T91_5" style:family="text" style:parent-style-name="Default_20_Paragraph_20_Font">
      <style:text-properties style:font-name="Ubuntu" style:font-name-asian="Ubuntu" style:font-name-complex="Ubuntu"/>
    </style:style>
    <style:style style:name="T91_6" style:family="text" style:parent-style-name="Default_20_Paragraph_20_Font">
      <style:text-properties style:font-name="Ubuntu" style:font-name-asian="Ubuntu" style:font-name-complex="Ubuntu"/>
    </style:style>
    <style:style style:name="T91_7" style:family="text" style:parent-style-name="Default_20_Paragraph_20_Font">
      <style:text-properties style:font-name="Ubuntu" style:font-name-asian="Ubuntu" style:font-name-complex="Ubuntu"/>
    </style:style>
    <style:style style:name="T91_8" style:family="text" style:parent-style-name="Default_20_Paragraph_20_Font">
      <style:text-properties style:font-name="Ubuntu" style:font-name-asian="Ubuntu" style:font-name-complex="Ubuntu"/>
    </style:style>
    <style:style style:name="T91_9" style:family="text" style:parent-style-name="Default_20_Paragraph_20_Font">
      <style:text-properties style:font-name="Ubuntu" style:font-name-asian="Ubuntu" style:font-name-complex="Ubuntu"/>
    </style:style>
    <style:style style:name="T91_10" style:family="text" style:parent-style-name="Default_20_Paragraph_20_Font">
      <style:text-properties style:font-name="Ubuntu" style:font-name-asian="Ubuntu" style:font-name-complex="Ubuntu"/>
    </style:style>
    <style:style style:name="T91_11" style:family="text" style:parent-style-name="Default_20_Paragraph_20_Font">
      <style:text-properties style:font-name="Ubuntu" style:font-name-asian="Ubuntu" style:font-name-complex="Ubuntu"/>
    </style:style>
    <style:style style:name="T91_12" style:family="text" style:parent-style-name="Default_20_Paragraph_20_Font">
      <style:text-properties style:font-name="Ubuntu" style:font-name-asian="Ubuntu" style:font-name-complex="Ubuntu"/>
    </style:style>
    <style:style style:name="T91_13" style:family="text" style:parent-style-name="Default_20_Paragraph_20_Font">
      <style:text-properties style:font-name="Ubuntu" style:font-name-asian="Ubuntu" style:font-name-complex="Ubuntu"/>
    </style:style>
    <style:style style:name="T91_14" style:family="text" style:parent-style-name="Default_20_Paragraph_20_Font">
      <style:text-properties style:font-name="Ubuntu" style:font-name-asian="Ubuntu" style:font-name-complex="Ubuntu"/>
    </style:style>
    <style:style style:name="T91_15" style:family="text" style:parent-style-name="Default_20_Paragraph_20_Font">
      <style:text-properties style:font-name="Ubuntu" style:font-name-asian="Ubuntu" style:font-name-complex="Ubuntu"/>
    </style:style>
    <style:style style:name="T91_16" style:family="text" style:parent-style-name="Default_20_Paragraph_20_Font">
      <style:text-properties style:font-name="Ubuntu" style:font-name-asian="Ubuntu" style:font-name-complex="Ubuntu"/>
    </style:style>
    <style:style style:name="T91_17" style:family="text" style:parent-style-name="Default_20_Paragraph_20_Font">
      <style:text-properties style:font-name="Ubuntu" style:font-name-asian="Ubuntu" style:font-name-complex="Ubuntu"/>
    </style:style>
    <style:style style:name="T91_18" style:family="text" style:parent-style-name="Default_20_Paragraph_20_Font">
      <style:text-properties style:font-name="Ubuntu" style:font-name-asian="Ubuntu" style:font-name-complex="Ubuntu"/>
    </style:style>
    <style:style style:name="T91_19" style:family="text" style:parent-style-name="Default_20_Paragraph_20_Font">
      <style:text-properties style:font-name="Ubuntu" style:font-name-asian="Ubuntu" style:font-name-complex="Ubuntu"/>
    </style:style>
    <style:style style:name="T91_20" style:family="text" style:parent-style-name="Default_20_Paragraph_20_Font">
      <style:text-properties style:font-name="Ubuntu" style:font-name-asian="Ubuntu" style:font-name-complex="Ubuntu"/>
    </style:style>
    <style:style style:name="T91_21" style:family="text" style:parent-style-name="Default_20_Paragraph_20_Font">
      <style:text-properties style:font-name="Ubuntu" style:font-name-asian="Ubuntu" style:font-name-complex="Ubuntu"/>
    </style:style>
    <style:style style:name="T91_22" style:family="text" style:parent-style-name="Default_20_Paragraph_20_Font">
      <style:text-properties style:font-name="Ubuntu" style:font-name-asian="Ubuntu" style:font-name-complex="Ubuntu"/>
    </style:style>
    <style:style style:name="T91_23" style:family="text" style:parent-style-name="Default_20_Paragraph_20_Font">
      <style:text-properties style:font-name="Ubuntu" style:font-name-asian="Ubuntu" style:font-name-complex="Ubuntu"/>
    </style:style>
    <style:style style:name="T91_24" style:family="text" style:parent-style-name="Default_20_Paragraph_20_Font">
      <style:text-properties style:font-name="Ubuntu" style:font-name-asian="Ubuntu" style:font-name-complex="Ubuntu"/>
    </style:style>
    <style:style style:name="T91_25" style:family="text" style:parent-style-name="Default_20_Paragraph_20_Font">
      <style:text-properties style:font-name="Ubuntu" style:font-name-asian="Ubuntu" style:font-name-complex="Ubuntu"/>
    </style:style>
    <style:style style:name="T91_26" style:family="text" style:parent-style-name="Default_20_Paragraph_20_Font">
      <style:text-properties style:font-name="Ubuntu" style:font-name-asian="Ubuntu" style:font-name-complex="Ubuntu"/>
    </style:style>
    <style:style style:name="T91_27" style:family="text" style:parent-style-name="Default_20_Paragraph_20_Font">
      <style:text-properties style:font-name="Ubuntu" style:font-name-asian="Ubuntu" style:font-name-complex="Ubuntu"/>
    </style:style>
    <style:style style:name="T91_28" style:family="text" style:parent-style-name="Default_20_Paragraph_20_Font">
      <style:text-properties style:font-name="Ubuntu" style:font-name-asian="Ubuntu" style:font-name-complex="Ubuntu"/>
    </style:style>
    <style:style style:name="T91_29" style:family="text" style:parent-style-name="Default_20_Paragraph_20_Font">
      <style:text-properties style:font-name="Ubuntu" style:font-name-asian="Ubuntu" style:font-name-complex="Ubuntu"/>
    </style:style>
    <style:style style:name="T91_30" style:family="text" style:parent-style-name="Default_20_Paragraph_20_Font">
      <style:text-properties style:font-name="Ubuntu" style:font-name-asian="Ubuntu" style:font-name-complex="Ubuntu"/>
    </style:style>
    <style:style style:name="T91_31" style:family="text" style:parent-style-name="Default_20_Paragraph_20_Font">
      <style:text-properties style:font-name="Ubuntu" style:font-name-asian="Ubuntu" style:font-name-complex="Ubuntu"/>
    </style:style>
    <style:style style:name="T91_32" style:family="text" style:parent-style-name="Default_20_Paragraph_20_Font">
      <style:text-properties style:font-name="Ubuntu" style:font-name-asian="Ubuntu" style:font-name-complex="Ubuntu"/>
    </style:style>
    <style:style style:name="T91_33" style:family="text" style:parent-style-name="Default_20_Paragraph_20_Font">
      <style:text-properties style:font-name="Ubuntu" style:font-name-asian="Ubuntu" style:font-name-complex="Ubuntu"/>
    </style:style>
    <style:style style:name="T91_34" style:family="text" style:parent-style-name="Default_20_Paragraph_20_Font">
      <style:text-properties style:font-name="Ubuntu" style:font-name-asian="Ubuntu" style:font-name-complex="Ubuntu"/>
    </style:style>
    <style:style style:name="T91_35" style:family="text" style:parent-style-name="Default_20_Paragraph_20_Font">
      <style:text-properties style:font-name="Ubuntu" style:font-name-asian="Ubuntu" style:font-name-complex="Ubuntu"/>
    </style:style>
    <style:style style:name="T91_36" style:family="text" style:parent-style-name="Default_20_Paragraph_20_Font">
      <style:text-properties style:font-name="Ubuntu" style:font-name-asian="Ubuntu" style:font-name-complex="Ubuntu"/>
    </style:style>
    <style:style style:name="P92" style:family="paragraph" style:parent-style-name="Heading_20_5">
      <style:paragraph-properties fo:text-align="justify" fo:break-before="auto"/>
    </style:style>
    <style:style style:name="T92_1" style:family="text" style:parent-style-name="Default_20_Paragraph_20_Font">
      <style:text-properties style:font-name="Ubuntu" style:font-name-asian="Ubuntu" style:font-name-complex="Ubuntu"/>
    </style:style>
    <style:style style:name="T92_2" style:family="text" style:parent-style-name="Default_20_Paragraph_20_Font">
      <style:text-properties style:font-name="Ubuntu" style:font-name-asian="Ubuntu" style:font-name-complex="Ubuntu"/>
    </style:style>
    <style:style style:name="T92_3" style:family="text" style:parent-style-name="Default_20_Paragraph_20_Font">
      <style:text-properties style:font-name="Ubuntu" style:font-name-asian="Ubuntu" style:font-name-complex="Ubuntu"/>
    </style:style>
    <style:style style:name="P93" style:family="paragraph" style:parent-style-name="Standard">
      <style:paragraph-properties fo:text-align="justify" fo:break-before="auto"/>
    </style:style>
    <style:style style:name="T93_1" style:family="text" style:parent-style-name="Default_20_Paragraph_20_Font">
      <style:text-properties style:font-name="Ubuntu" style:font-name-asian="Ubuntu" style:font-name-complex="Ubuntu"/>
    </style:style>
    <style:style style:name="T93_2" style:family="text" style:parent-style-name="Default_20_Paragraph_20_Font">
      <style:text-properties style:font-name="Ubuntu" style:font-name-asian="Ubuntu" style:font-name-complex="Ubuntu"/>
    </style:style>
    <style:style style:name="T93_3" style:family="text" style:parent-style-name="Default_20_Paragraph_20_Font">
      <style:text-properties style:font-name="Ubuntu" style:font-name-asian="Ubuntu" style:font-name-complex="Ubuntu"/>
    </style:style>
    <style:style style:name="T93_4" style:family="text" style:parent-style-name="Default_20_Paragraph_20_Font">
      <style:text-properties style:font-name="Ubuntu" style:font-name-asian="Ubuntu" style:font-name-complex="Ubuntu"/>
    </style:style>
    <style:style style:name="T93_5" style:family="text" style:parent-style-name="Default_20_Paragraph_20_Font">
      <style:text-properties style:font-name="Ubuntu" style:font-name-asian="Ubuntu" style:font-name-complex="Ubuntu"/>
    </style:style>
    <style:style style:name="T93_6" style:family="text" style:parent-style-name="Default_20_Paragraph_20_Font">
      <style:text-properties style:font-name="Ubuntu" style:font-name-asian="Ubuntu" style:font-name-complex="Ubuntu"/>
    </style:style>
    <style:style style:name="T93_7" style:family="text" style:parent-style-name="Default_20_Paragraph_20_Font">
      <style:text-properties style:font-name="Ubuntu" style:font-name-asian="Ubuntu" style:font-name-complex="Ubuntu"/>
    </style:style>
    <style:style style:name="T93_8" style:family="text" style:parent-style-name="Default_20_Paragraph_20_Font">
      <style:text-properties style:font-name="Ubuntu" style:font-name-asian="Ubuntu" style:font-name-complex="Ubuntu"/>
    </style:style>
    <style:style style:name="T93_9" style:family="text" style:parent-style-name="Default_20_Paragraph_20_Font">
      <style:text-properties style:font-name="Ubuntu" style:font-name-asian="Ubuntu" style:font-name-complex="Ubuntu"/>
    </style:style>
    <style:style style:name="T93_10" style:family="text" style:parent-style-name="Default_20_Paragraph_20_Font">
      <style:text-properties style:font-name="Ubuntu" style:font-name-asian="Ubuntu" style:font-name-complex="Ubuntu"/>
    </style:style>
    <style:style style:name="T93_11" style:family="text" style:parent-style-name="Default_20_Paragraph_20_Font">
      <style:text-properties style:font-name="Ubuntu" style:font-name-asian="Ubuntu" style:font-name-complex="Ubuntu"/>
    </style:style>
    <style:style style:name="T93_12" style:family="text" style:parent-style-name="Default_20_Paragraph_20_Font">
      <style:text-properties style:font-name="Ubuntu" style:font-name-asian="Ubuntu" style:font-name-complex="Ubuntu"/>
    </style:style>
    <style:style style:name="T93_13" style:family="text" style:parent-style-name="Default_20_Paragraph_20_Font">
      <style:text-properties style:font-name="Ubuntu" style:font-name-asian="Ubuntu" style:font-name-complex="Ubuntu"/>
    </style:style>
    <style:style style:name="T93_14" style:family="text" style:parent-style-name="Default_20_Paragraph_20_Font">
      <style:text-properties style:font-name="Ubuntu" style:font-name-asian="Ubuntu" style:font-name-complex="Ubuntu"/>
    </style:style>
    <style:style style:name="T93_15" style:family="text" style:parent-style-name="Default_20_Paragraph_20_Font">
      <style:text-properties style:font-name="Ubuntu" style:font-name-asian="Ubuntu" style:font-name-complex="Ubuntu"/>
    </style:style>
    <style:style style:name="T93_16" style:family="text" style:parent-style-name="Default_20_Paragraph_20_Font">
      <style:text-properties style:font-name="Ubuntu" style:font-name-asian="Ubuntu" style:font-name-complex="Ubuntu"/>
    </style:style>
    <style:style style:name="T93_17" style:family="text" style:parent-style-name="Default_20_Paragraph_20_Font">
      <style:text-properties style:font-name="Ubuntu" style:font-name-asian="Ubuntu" style:font-name-complex="Ubuntu"/>
    </style:style>
    <style:style style:name="T93_18" style:family="text" style:parent-style-name="Default_20_Paragraph_20_Font">
      <style:text-properties style:font-name="Ubuntu" style:font-name-asian="Ubuntu" style:font-name-complex="Ubuntu"/>
    </style:style>
    <style:style style:name="T93_19" style:family="text" style:parent-style-name="Default_20_Paragraph_20_Font">
      <style:text-properties style:font-name="Ubuntu" style:font-name-asian="Ubuntu" style:font-name-complex="Ubuntu"/>
    </style:style>
    <style:style style:name="T93_20" style:family="text" style:parent-style-name="Default_20_Paragraph_20_Font">
      <style:text-properties style:font-name="Ubuntu" style:font-name-asian="Ubuntu" style:font-name-complex="Ubuntu"/>
    </style:style>
    <style:style style:name="T93_21" style:family="text" style:parent-style-name="Default_20_Paragraph_20_Font">
      <style:text-properties style:font-name="Ubuntu" style:font-name-asian="Ubuntu" style:font-name-complex="Ubuntu"/>
    </style:style>
    <style:style style:name="T93_22" style:family="text" style:parent-style-name="Default_20_Paragraph_20_Font">
      <style:text-properties style:font-name="Ubuntu" style:font-name-asian="Ubuntu" style:font-name-complex="Ubuntu"/>
    </style:style>
    <style:style style:name="T93_23" style:family="text" style:parent-style-name="Default_20_Paragraph_20_Font">
      <style:text-properties style:font-name="Ubuntu" style:font-name-asian="Ubuntu" style:font-name-complex="Ubuntu"/>
    </style:style>
    <style:style style:name="T93_24" style:family="text" style:parent-style-name="Default_20_Paragraph_20_Font">
      <style:text-properties style:font-name="Ubuntu" style:font-name-asian="Ubuntu" style:font-name-complex="Ubuntu"/>
    </style:style>
    <style:style style:name="T93_25" style:family="text" style:parent-style-name="Default_20_Paragraph_20_Font">
      <style:text-properties style:font-name="Ubuntu" style:font-name-asian="Ubuntu" style:font-name-complex="Ubuntu"/>
    </style:style>
    <style:style style:name="T93_26" style:family="text" style:parent-style-name="Default_20_Paragraph_20_Font">
      <style:text-properties style:font-name="Ubuntu" style:font-name-asian="Ubuntu" style:font-name-complex="Ubuntu"/>
    </style:style>
    <style:style style:name="T93_27" style:family="text" style:parent-style-name="Default_20_Paragraph_20_Font">
      <style:text-properties style:font-name="Ubuntu" style:font-name-asian="Ubuntu" style:font-name-complex="Ubuntu"/>
    </style:style>
    <style:style style:name="T93_28" style:family="text" style:parent-style-name="Default_20_Paragraph_20_Font">
      <style:text-properties style:font-name="Ubuntu" style:font-name-asian="Ubuntu" style:font-name-complex="Ubuntu"/>
    </style:style>
    <style:style style:name="P94" style:family="paragraph" style:parent-style-name="Standard">
      <style:paragraph-properties fo:text-align="justify" fo:break-before="auto"/>
      <style:text-properties style:font-name="Ubuntu" style:font-name-asian="Ubuntu" style:font-name-complex="Ubuntu"/>
    </style:style>
    <style:style style:name="P95" style:family="paragraph" style:parent-style-name="Standard">
      <style:paragraph-properties fo:text-align="justify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95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95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95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95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95_5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95_6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95_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justify" fo:break-before="auto" fo:text-indent="0cm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96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96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96_3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96_4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96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97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97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97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97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97_5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97_6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97_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98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98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98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98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98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98_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98_7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98_8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98_9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justify" fo:break-before="auto" fo:text-indent="0cm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99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99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99_3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99_4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99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0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0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0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0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0_5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0_6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0_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justify" fo:break-before="auto" fo:text-indent="0cm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1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1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1_3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1_4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1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2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2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2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2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2_5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2_6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2_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3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3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3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3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3_5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3_6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3_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justify" fo:break-before="auto" fo:text-indent="0cm" fo:line-height="100%" fo:margin-top="0cm" fo:margin-bottom="0cm" fo:margin-left="1.27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4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4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4_3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4_4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04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05" style:family="paragraph" style:parent-style-name="Heading_20_3">
      <style:paragraph-properties fo:text-align="justify" fo:break-before="auto"/>
    </style:style>
    <style:style style:name="T105_1" style:family="text" style:parent-style-name="Default_20_Paragraph_20_Font">
      <style:text-properties style:font-name="Ubuntu" style:font-name-asian="Ubuntu" style:font-name-complex="Ubuntu"/>
    </style:style>
    <style:style style:name="T105_2" style:family="text" style:parent-style-name="Default_20_Paragraph_20_Font">
      <style:text-properties style:font-name="Ubuntu" style:font-name-asian="Ubuntu" style:font-name-complex="Ubuntu"/>
    </style:style>
    <style:style style:name="T105_3" style:family="text" style:parent-style-name="Default_20_Paragraph_20_Font">
      <style:text-properties style:font-name="Ubuntu" style:font-name-asian="Ubuntu" style:font-name-complex="Ubuntu"/>
    </style:style>
    <style:style style:name="P106" style:family="paragraph" style:parent-style-name="Heading_20_4">
      <style:paragraph-properties fo:text-align="justify" fo:break-before="auto"/>
    </style:style>
    <style:style style:name="T106_1" style:family="text" style:parent-style-name="Default_20_Paragraph_20_Font"/>
    <style:style style:name="P107" style:family="paragraph" style:parent-style-name="Standard">
      <style:paragraph-properties fo:text-align="justify" fo:break-before="auto"/>
    </style:style>
    <style:style style:name="T107_1" style:family="text" style:parent-style-name="Default_20_Paragraph_20_Font">
      <style:text-properties style:font-name="Ubuntu" style:font-name-asian="Ubuntu" style:font-name-complex="Ubuntu"/>
    </style:style>
    <style:style style:name="T107_2" style:family="text" style:parent-style-name="Default_20_Paragraph_20_Font">
      <style:text-properties style:font-name="Ubuntu" style:font-name-asian="Ubuntu" style:font-name-complex="Ubuntu"/>
    </style:style>
    <style:style style:name="T107_3" style:family="text" style:parent-style-name="Default_20_Paragraph_20_Font">
      <style:text-properties style:font-name="Ubuntu" style:font-name-asian="Ubuntu" style:font-name-complex="Ubuntu"/>
    </style:style>
    <style:style style:name="T107_4" style:family="text" style:parent-style-name="Default_20_Paragraph_20_Font">
      <style:text-properties style:font-name="Ubuntu" style:font-name-asian="Ubuntu" style:font-name-complex="Ubuntu"/>
    </style:style>
    <style:style style:name="T107_5" style:family="text" style:parent-style-name="Default_20_Paragraph_20_Font">
      <style:text-properties style:font-name="Ubuntu" style:font-name-asian="Ubuntu" style:font-name-complex="Ubuntu"/>
    </style:style>
    <style:style style:name="T107_6" style:family="text" style:parent-style-name="Default_20_Paragraph_20_Font">
      <style:text-properties style:font-name="Ubuntu" style:font-name-asian="Ubuntu" style:font-name-complex="Ubuntu"/>
    </style:style>
    <style:style style:name="T107_7" style:family="text" style:parent-style-name="Default_20_Paragraph_20_Font">
      <style:text-properties style:font-name="Ubuntu" style:font-name-asian="Ubuntu" style:font-name-complex="Ubuntu"/>
    </style:style>
    <style:style style:name="T107_8" style:family="text" style:parent-style-name="Default_20_Paragraph_20_Font">
      <style:text-properties style:font-name="Ubuntu" style:font-name-asian="Ubuntu" style:font-name-complex="Ubuntu"/>
    </style:style>
    <style:style style:name="T107_9" style:family="text" style:parent-style-name="Default_20_Paragraph_20_Font">
      <style:text-properties style:font-name="Ubuntu" style:font-name-asian="Ubuntu" style:font-name-complex="Ubuntu"/>
    </style:style>
    <style:style style:name="T107_10" style:family="text" style:parent-style-name="Default_20_Paragraph_20_Font">
      <style:text-properties style:font-name="Ubuntu" style:font-name-asian="Ubuntu" style:font-name-complex="Ubuntu"/>
    </style:style>
    <style:style style:name="T107_11" style:family="text" style:parent-style-name="Default_20_Paragraph_20_Font">
      <style:text-properties style:font-name="Ubuntu" style:font-name-asian="Ubuntu" style:font-name-complex="Ubuntu"/>
    </style:style>
    <style:style style:name="T107_12" style:family="text" style:parent-style-name="Default_20_Paragraph_20_Font">
      <style:text-properties style:font-name="Ubuntu" style:font-name-asian="Ubuntu" style:font-name-complex="Ubuntu"/>
    </style:style>
    <style:style style:name="T107_13" style:family="text" style:parent-style-name="Default_20_Paragraph_20_Font">
      <style:text-properties style:font-name="Ubuntu" style:font-name-asian="Ubuntu" style:font-name-complex="Ubuntu"/>
    </style:style>
    <style:style style:name="T107_14" style:family="text" style:parent-style-name="Default_20_Paragraph_20_Font">
      <style:text-properties style:font-name="Ubuntu" style:font-name-asian="Ubuntu" style:font-name-complex="Ubuntu"/>
    </style:style>
    <style:style style:name="T107_15" style:family="text" style:parent-style-name="Default_20_Paragraph_20_Font">
      <style:text-properties style:font-name="Ubuntu" style:font-name-asian="Ubuntu" style:font-name-complex="Ubuntu"/>
    </style:style>
    <style:style style:name="T107_16" style:family="text" style:parent-style-name="Default_20_Paragraph_20_Font">
      <style:text-properties style:font-name="Ubuntu" style:font-name-asian="Ubuntu" style:font-name-complex="Ubuntu"/>
    </style:style>
    <style:style style:name="T107_17" style:family="text" style:parent-style-name="Default_20_Paragraph_20_Font">
      <style:text-properties style:font-name="Ubuntu" style:font-name-asian="Ubuntu" style:font-name-complex="Ubuntu"/>
    </style:style>
    <style:style style:name="T107_18" style:family="text" style:parent-style-name="Default_20_Paragraph_20_Font">
      <style:text-properties style:font-name="Ubuntu" style:font-name-asian="Ubuntu" style:font-name-complex="Ubuntu"/>
    </style:style>
    <style:style style:name="T107_19" style:family="text" style:parent-style-name="Default_20_Paragraph_20_Font">
      <style:text-properties style:font-name="Ubuntu" style:font-name-asian="Ubuntu" style:font-name-complex="Ubuntu"/>
    </style:style>
    <style:style style:name="T107_20" style:family="text" style:parent-style-name="Default_20_Paragraph_20_Font">
      <style:text-properties style:font-name="Ubuntu" style:font-name-asian="Ubuntu" style:font-name-complex="Ubuntu"/>
    </style:style>
    <style:style style:name="T107_21" style:family="text" style:parent-style-name="Default_20_Paragraph_20_Font">
      <style:text-properties style:font-name="Ubuntu" style:font-name-asian="Ubuntu" style:font-name-complex="Ubuntu"/>
    </style:style>
    <style:style style:name="T107_22" style:family="text" style:parent-style-name="Default_20_Paragraph_20_Font">
      <style:text-properties style:font-name="Ubuntu" style:font-name-asian="Ubuntu" style:font-name-complex="Ubuntu"/>
    </style:style>
    <style:style style:name="T107_23" style:family="text" style:parent-style-name="Default_20_Paragraph_20_Font">
      <style:text-properties style:font-name="Ubuntu" style:font-name-asian="Ubuntu" style:font-name-complex="Ubuntu"/>
    </style:style>
    <style:style style:name="T107_24" style:family="text" style:parent-style-name="Default_20_Paragraph_20_Font">
      <style:text-properties style:font-name="Ubuntu" style:font-name-asian="Ubuntu" style:font-name-complex="Ubuntu"/>
    </style:style>
    <style:style style:name="T107_25" style:family="text" style:parent-style-name="Default_20_Paragraph_20_Font">
      <style:text-properties style:font-name="Ubuntu" style:font-name-asian="Ubuntu" style:font-name-complex="Ubuntu"/>
    </style:style>
    <style:style style:name="T107_26" style:family="text" style:parent-style-name="Default_20_Paragraph_20_Font">
      <style:text-properties style:font-name="Ubuntu" style:font-name-asian="Ubuntu" style:font-name-complex="Ubuntu"/>
    </style:style>
    <style:style style:name="T107_27" style:family="text" style:parent-style-name="Default_20_Paragraph_20_Font">
      <style:text-properties style:font-name="Ubuntu" style:font-name-asian="Ubuntu" style:font-name-complex="Ubuntu"/>
    </style:style>
    <style:style style:name="T107_28" style:family="text" style:parent-style-name="Default_20_Paragraph_20_Font">
      <style:text-properties style:font-name="Ubuntu" style:font-name-asian="Ubuntu" style:font-name-complex="Ubuntu"/>
    </style:style>
    <style:style style:name="T107_29" style:family="text" style:parent-style-name="Default_20_Paragraph_20_Font">
      <style:text-properties style:font-name="Ubuntu" style:font-name-asian="Ubuntu" style:font-name-complex="Ubuntu"/>
    </style:style>
    <style:style style:name="T107_30" style:family="text" style:parent-style-name="Default_20_Paragraph_20_Font">
      <style:text-properties style:font-name="Ubuntu" style:font-name-asian="Ubuntu" style:font-name-complex="Ubuntu"/>
    </style:style>
    <style:style style:name="T107_31" style:family="text" style:parent-style-name="Default_20_Paragraph_20_Font">
      <style:text-properties style:font-name="Ubuntu" style:font-name-asian="Ubuntu" style:font-name-complex="Ubuntu"/>
    </style:style>
    <style:style style:name="T107_32" style:family="text" style:parent-style-name="Default_20_Paragraph_20_Font">
      <style:text-properties style:font-name="Ubuntu" style:font-name-asian="Ubuntu" style:font-name-complex="Ubuntu"/>
    </style:style>
    <style:style style:name="T107_33" style:family="text" style:parent-style-name="Default_20_Paragraph_20_Font">
      <style:text-properties style:font-name="Ubuntu" style:font-name-asian="Ubuntu" style:font-name-complex="Ubuntu"/>
    </style:style>
    <style:style style:name="T107_34" style:family="text" style:parent-style-name="Default_20_Paragraph_20_Font">
      <style:text-properties style:font-name="Ubuntu" style:font-name-asian="Ubuntu" style:font-name-complex="Ubuntu"/>
    </style:style>
    <style:style style:name="T107_35" style:family="text" style:parent-style-name="Default_20_Paragraph_20_Font">
      <style:text-properties style:font-name="Ubuntu" style:font-name-asian="Ubuntu" style:font-name-complex="Ubuntu"/>
    </style:style>
    <style:style style:name="T107_36" style:family="text" style:parent-style-name="Default_20_Paragraph_20_Font">
      <style:text-properties style:font-name="Ubuntu" style:font-name-asian="Ubuntu" style:font-name-complex="Ubuntu"/>
    </style:style>
    <style:style style:name="T107_37" style:family="text" style:parent-style-name="Default_20_Paragraph_20_Font">
      <style:text-properties style:font-name="Ubuntu" style:font-name-asian="Ubuntu" style:font-name-complex="Ubuntu"/>
    </style:style>
    <style:style style:name="T107_38" style:family="text" style:parent-style-name="Default_20_Paragraph_20_Font">
      <style:text-properties style:font-name="Ubuntu" style:font-name-asian="Ubuntu" style:font-name-complex="Ubuntu"/>
    </style:style>
    <style:style style:name="T107_39" style:family="text" style:parent-style-name="Default_20_Paragraph_20_Font">
      <style:text-properties style:font-name="Ubuntu" style:font-name-asian="Ubuntu" style:font-name-complex="Ubuntu"/>
    </style:style>
    <style:style style:name="T107_40" style:family="text" style:parent-style-name="Default_20_Paragraph_20_Font">
      <style:text-properties style:font-name="Ubuntu" style:font-name-asian="Ubuntu" style:font-name-complex="Ubuntu"/>
    </style:style>
    <style:style style:name="T107_41" style:family="text" style:parent-style-name="Default_20_Paragraph_20_Font">
      <style:text-properties style:font-name="Ubuntu" style:font-name-asian="Ubuntu" style:font-name-complex="Ubuntu"/>
    </style:style>
    <style:style style:name="T107_42" style:family="text" style:parent-style-name="Default_20_Paragraph_20_Font">
      <style:text-properties style:font-name="Ubuntu" style:font-name-asian="Ubuntu" style:font-name-complex="Ubuntu"/>
    </style:style>
    <style:style style:name="T107_43" style:family="text" style:parent-style-name="Default_20_Paragraph_20_Font">
      <style:text-properties style:font-name="Ubuntu" style:font-name-asian="Ubuntu" style:font-name-complex="Ubuntu"/>
    </style:style>
    <style:style style:name="T107_44" style:family="text" style:parent-style-name="Default_20_Paragraph_20_Font">
      <style:text-properties style:font-name="Ubuntu" style:font-name-asian="Ubuntu" style:font-name-complex="Ubuntu"/>
    </style:style>
    <style:style style:name="T107_45" style:family="text" style:parent-style-name="Default_20_Paragraph_20_Font">
      <style:text-properties style:font-name="Ubuntu" style:font-name-asian="Ubuntu" style:font-name-complex="Ubuntu"/>
    </style:style>
    <style:style style:name="T107_46" style:family="text" style:parent-style-name="Default_20_Paragraph_20_Font">
      <style:text-properties style:font-name="Ubuntu" style:font-name-asian="Ubuntu" style:font-name-complex="Ubuntu"/>
    </style:style>
    <style:style style:name="T107_47" style:family="text" style:parent-style-name="Default_20_Paragraph_20_Font">
      <style:text-properties style:font-name="Ubuntu" style:font-name-asian="Ubuntu" style:font-name-complex="Ubuntu"/>
    </style:style>
    <style:style style:name="T107_48" style:family="text" style:parent-style-name="Default_20_Paragraph_20_Font">
      <style:text-properties style:font-name="Ubuntu" style:font-name-asian="Ubuntu" style:font-name-complex="Ubuntu"/>
    </style:style>
    <style:style style:name="T107_49" style:family="text" style:parent-style-name="Default_20_Paragraph_20_Font">
      <style:text-properties style:font-name="Ubuntu" style:font-name-asian="Ubuntu" style:font-name-complex="Ubuntu"/>
    </style:style>
    <style:style style:name="T107_50" style:family="text" style:parent-style-name="Default_20_Paragraph_20_Font">
      <style:text-properties style:font-name="Ubuntu" style:font-name-asian="Ubuntu" style:font-name-complex="Ubuntu"/>
    </style:style>
    <style:style style:name="T107_51" style:family="text" style:parent-style-name="Default_20_Paragraph_20_Font">
      <style:text-properties style:font-name="Ubuntu" style:font-name-asian="Ubuntu" style:font-name-complex="Ubuntu"/>
    </style:style>
    <style:style style:name="T107_52" style:family="text" style:parent-style-name="Default_20_Paragraph_20_Font">
      <style:text-properties style:font-name="Ubuntu" style:font-name-asian="Ubuntu" style:font-name-complex="Ubuntu"/>
    </style:style>
    <style:style style:name="T107_53" style:family="text" style:parent-style-name="Default_20_Paragraph_20_Font">
      <style:text-properties style:font-name="Ubuntu" style:font-name-asian="Ubuntu" style:font-name-complex="Ubuntu"/>
    </style:style>
    <style:style style:name="T107_54" style:family="text" style:parent-style-name="Default_20_Paragraph_20_Font">
      <style:text-properties style:font-name="Ubuntu" style:font-name-asian="Ubuntu" style:font-name-complex="Ubuntu"/>
    </style:style>
    <style:style style:name="T107_55" style:family="text" style:parent-style-name="Default_20_Paragraph_20_Font">
      <style:text-properties style:font-name="Ubuntu" style:font-name-asian="Ubuntu" style:font-name-complex="Ubuntu"/>
    </style:style>
    <style:style style:name="T107_56" style:family="text" style:parent-style-name="Default_20_Paragraph_20_Font">
      <style:text-properties style:font-name="Ubuntu" style:font-name-asian="Ubuntu" style:font-name-complex="Ubuntu"/>
    </style:style>
    <style:style style:name="T107_57" style:family="text" style:parent-style-name="Default_20_Paragraph_20_Font">
      <style:text-properties style:font-name="Ubuntu" style:font-name-asian="Ubuntu" style:font-name-complex="Ubuntu"/>
    </style:style>
    <style:style style:name="T107_58" style:family="text" style:parent-style-name="Default_20_Paragraph_20_Font">
      <style:text-properties style:font-name="Ubuntu" style:font-name-asian="Ubuntu" style:font-name-complex="Ubuntu"/>
    </style:style>
    <style:style style:name="T107_59" style:family="text" style:parent-style-name="Default_20_Paragraph_20_Font">
      <style:text-properties style:font-name="Ubuntu" style:font-name-asian="Ubuntu" style:font-name-complex="Ubuntu"/>
    </style:style>
    <style:style style:name="T107_60" style:family="text" style:parent-style-name="Default_20_Paragraph_20_Font">
      <style:text-properties style:font-name="Ubuntu" style:font-name-asian="Ubuntu" style:font-name-complex="Ubuntu"/>
    </style:style>
    <style:style style:name="T107_61" style:family="text" style:parent-style-name="Default_20_Paragraph_20_Font">
      <style:text-properties style:font-name="Ubuntu" style:font-name-asian="Ubuntu" style:font-name-complex="Ubuntu"/>
    </style:style>
    <style:style style:name="T107_62" style:family="text" style:parent-style-name="Default_20_Paragraph_20_Font">
      <style:text-properties style:font-name="Ubuntu" style:font-name-asian="Ubuntu" style:font-name-complex="Ubuntu"/>
    </style:style>
    <style:style style:name="T107_63" style:family="text" style:parent-style-name="Default_20_Paragraph_20_Font">
      <style:text-properties style:font-name="Ubuntu" style:font-name-asian="Ubuntu" style:font-name-complex="Ubuntu"/>
    </style:style>
    <style:style style:name="T107_64" style:family="text" style:parent-style-name="Default_20_Paragraph_20_Font">
      <style:text-properties style:font-name="Ubuntu" style:font-name-asian="Ubuntu" style:font-name-complex="Ubuntu"/>
    </style:style>
    <style:style style:name="T107_65" style:family="text" style:parent-style-name="Default_20_Paragraph_20_Font">
      <style:text-properties style:font-name="Ubuntu" style:font-name-asian="Ubuntu" style:font-name-complex="Ubuntu"/>
    </style:style>
    <style:style style:name="T107_66" style:family="text" style:parent-style-name="Default_20_Paragraph_20_Font">
      <style:text-properties style:font-name="Ubuntu" style:font-name-asian="Ubuntu" style:font-name-complex="Ubuntu"/>
    </style:style>
    <style:style style:name="T107_67" style:family="text" style:parent-style-name="Default_20_Paragraph_20_Font">
      <style:text-properties style:font-name="Ubuntu" style:font-name-asian="Ubuntu" style:font-name-complex="Ubuntu"/>
    </style:style>
    <style:style style:name="T107_68" style:family="text" style:parent-style-name="Default_20_Paragraph_20_Font">
      <style:text-properties style:font-name="Ubuntu" style:font-name-asian="Ubuntu" style:font-name-complex="Ubuntu"/>
    </style:style>
    <style:style style:name="T107_69" style:family="text" style:parent-style-name="Default_20_Paragraph_20_Font">
      <style:text-properties style:font-name="Ubuntu" style:font-name-asian="Ubuntu" style:font-name-complex="Ubuntu"/>
    </style:style>
    <style:style style:name="T107_70" style:family="text" style:parent-style-name="Default_20_Paragraph_20_Font">
      <style:text-properties style:font-name="Ubuntu" style:font-name-asian="Ubuntu" style:font-name-complex="Ubuntu"/>
    </style:style>
    <style:style style:name="T107_71" style:family="text" style:parent-style-name="Default_20_Paragraph_20_Font">
      <style:text-properties style:font-name="Ubuntu" style:font-name-asian="Ubuntu" style:font-name-complex="Ubuntu"/>
    </style:style>
    <style:style style:name="T107_72" style:family="text" style:parent-style-name="Default_20_Paragraph_20_Font">
      <style:text-properties style:font-name="Ubuntu" style:font-name-asian="Ubuntu" style:font-name-complex="Ubuntu"/>
    </style:style>
    <style:style style:name="T107_73" style:family="text" style:parent-style-name="Default_20_Paragraph_20_Font">
      <style:text-properties style:font-name="Ubuntu" style:font-name-asian="Ubuntu" style:font-name-complex="Ubuntu"/>
    </style:style>
    <style:style style:name="T107_74" style:family="text" style:parent-style-name="Default_20_Paragraph_20_Font">
      <style:text-properties style:font-name="Ubuntu" style:font-name-asian="Ubuntu" style:font-name-complex="Ubuntu"/>
    </style:style>
    <style:style style:name="T107_75" style:family="text" style:parent-style-name="Default_20_Paragraph_20_Font">
      <style:text-properties style:font-name="Ubuntu" style:font-name-asian="Ubuntu" style:font-name-complex="Ubuntu"/>
    </style:style>
    <style:style style:name="T107_76" style:family="text" style:parent-style-name="Default_20_Paragraph_20_Font">
      <style:text-properties style:font-name="Ubuntu" style:font-name-asian="Ubuntu" style:font-name-complex="Ubuntu"/>
    </style:style>
    <style:style style:name="T107_77" style:family="text" style:parent-style-name="Default_20_Paragraph_20_Font">
      <style:text-properties style:font-name="Ubuntu" style:font-name-asian="Ubuntu" style:font-name-complex="Ubuntu"/>
    </style:style>
    <style:style style:name="T107_78" style:family="text" style:parent-style-name="Default_20_Paragraph_20_Font">
      <style:text-properties style:font-name="Ubuntu" style:font-name-asian="Ubuntu" style:font-name-complex="Ubuntu"/>
    </style:style>
    <style:style style:name="T107_79" style:family="text" style:parent-style-name="Default_20_Paragraph_20_Font">
      <style:text-properties style:font-name="Ubuntu" style:font-name-asian="Ubuntu" style:font-name-complex="Ubuntu"/>
    </style:style>
    <style:style style:name="T107_80" style:family="text" style:parent-style-name="Default_20_Paragraph_20_Font">
      <style:text-properties style:font-name="Ubuntu" style:font-name-asian="Ubuntu" style:font-name-complex="Ubuntu"/>
    </style:style>
    <style:style style:name="T107_81" style:family="text" style:parent-style-name="Default_20_Paragraph_20_Font">
      <style:text-properties style:font-name="Ubuntu" style:font-name-asian="Ubuntu" style:font-name-complex="Ubuntu"/>
    </style:style>
    <style:style style:name="T107_82" style:family="text" style:parent-style-name="Default_20_Paragraph_20_Font">
      <style:text-properties style:font-name="Ubuntu" style:font-name-asian="Ubuntu" style:font-name-complex="Ubuntu"/>
    </style:style>
    <style:style style:name="T107_83" style:family="text" style:parent-style-name="Default_20_Paragraph_20_Font">
      <style:text-properties style:font-name="Ubuntu" style:font-name-asian="Ubuntu" style:font-name-complex="Ubuntu"/>
    </style:style>
    <style:style style:name="T107_84" style:family="text" style:parent-style-name="Default_20_Paragraph_20_Font">
      <style:text-properties style:font-name="Ubuntu" style:font-name-asian="Ubuntu" style:font-name-complex="Ubuntu"/>
    </style:style>
    <style:style style:name="T107_85" style:family="text" style:parent-style-name="Default_20_Paragraph_20_Font">
      <style:text-properties style:font-name="Ubuntu" style:font-name-asian="Ubuntu" style:font-name-complex="Ubuntu"/>
    </style:style>
    <style:style style:name="P108" style:family="paragraph" style:parent-style-name="Heading_20_5">
      <style:paragraph-properties fo:text-align="justify" fo:break-before="auto"/>
    </style:style>
    <style:style style:name="T108_1" style:family="text" style:parent-style-name="Default_20_Paragraph_20_Font">
      <style:text-properties style:font-name="Ubuntu" style:font-name-asian="Ubuntu" style:font-name-complex="Ubuntu"/>
    </style:style>
    <style:style style:name="T108_2" style:family="text" style:parent-style-name="Default_20_Paragraph_20_Font">
      <style:text-properties style:font-name="Ubuntu" style:font-name-asian="Ubuntu" style:font-name-complex="Ubuntu"/>
    </style:style>
    <style:style style:name="T108_3" style:family="text" style:parent-style-name="Default_20_Paragraph_20_Font">
      <style:text-properties style:font-name="Ubuntu" style:font-name-asian="Ubuntu" style:font-name-complex="Ubuntu"/>
    </style:style>
    <style:style style:name="P109" style:family="paragraph" style:parent-style-name="Standard">
      <style:paragraph-properties fo:text-align="justify" fo:break-before="auto"/>
    </style:style>
    <style:style style:name="T109_1" style:family="text" style:parent-style-name="Default_20_Paragraph_20_Font">
      <style:text-properties style:font-name="Ubuntu" style:font-name-asian="Ubuntu" style:font-name-complex="Ubuntu"/>
    </style:style>
    <style:style style:name="T109_2" style:family="text" style:parent-style-name="Default_20_Paragraph_20_Font">
      <style:text-properties style:font-name="Ubuntu" style:font-name-asian="Ubuntu" style:font-name-complex="Ubuntu"/>
    </style:style>
    <style:style style:name="T109_3" style:family="text" style:parent-style-name="Default_20_Paragraph_20_Font">
      <style:text-properties style:font-name="Ubuntu" style:font-name-asian="Ubuntu" style:font-name-complex="Ubuntu"/>
    </style:style>
    <style:style style:name="T109_4" style:family="text" style:parent-style-name="Default_20_Paragraph_20_Font">
      <style:text-properties style:font-name="Ubuntu" style:font-name-asian="Ubuntu" style:font-name-complex="Ubuntu"/>
    </style:style>
    <style:style style:name="T109_5" style:family="text" style:parent-style-name="Default_20_Paragraph_20_Font">
      <style:text-properties style:font-name="Ubuntu" style:font-name-asian="Ubuntu" style:font-name-complex="Ubuntu"/>
    </style:style>
    <style:style style:name="T109_6" style:family="text" style:parent-style-name="Default_20_Paragraph_20_Font">
      <style:text-properties style:font-name="Ubuntu" style:font-name-asian="Ubuntu" style:font-name-complex="Ubuntu"/>
    </style:style>
    <style:style style:name="T109_7" style:family="text" style:parent-style-name="Default_20_Paragraph_20_Font">
      <style:text-properties style:font-name="Ubuntu" style:font-name-asian="Ubuntu" style:font-name-complex="Ubuntu"/>
    </style:style>
    <style:style style:name="T109_8" style:family="text" style:parent-style-name="Default_20_Paragraph_20_Font">
      <style:text-properties style:font-name="Ubuntu" style:font-name-asian="Ubuntu" style:font-name-complex="Ubuntu"/>
    </style:style>
    <style:style style:name="T109_9" style:family="text" style:parent-style-name="Default_20_Paragraph_20_Font">
      <style:text-properties style:font-name="Ubuntu" style:font-name-asian="Ubuntu" style:font-name-complex="Ubuntu"/>
    </style:style>
    <style:style style:name="T109_10" style:family="text" style:parent-style-name="Default_20_Paragraph_20_Font">
      <style:text-properties style:font-name="Ubuntu" style:font-name-asian="Ubuntu" style:font-name-complex="Ubuntu"/>
    </style:style>
    <style:style style:name="T109_11" style:family="text" style:parent-style-name="Default_20_Paragraph_20_Font">
      <style:text-properties style:font-name="Ubuntu" style:font-name-asian="Ubuntu" style:font-name-complex="Ubuntu"/>
    </style:style>
    <style:style style:name="T109_12" style:family="text" style:parent-style-name="Default_20_Paragraph_20_Font">
      <style:text-properties style:font-name="Ubuntu" style:font-name-asian="Ubuntu" style:font-name-complex="Ubuntu"/>
    </style:style>
    <style:style style:name="T109_13" style:family="text" style:parent-style-name="Default_20_Paragraph_20_Font">
      <style:text-properties style:font-name="Ubuntu" style:font-name-asian="Ubuntu" style:font-name-complex="Ubuntu"/>
    </style:style>
    <style:style style:name="T109_14" style:family="text" style:parent-style-name="Default_20_Paragraph_20_Font">
      <style:text-properties style:font-name="Ubuntu" style:font-name-asian="Ubuntu" style:font-name-complex="Ubuntu"/>
    </style:style>
    <style:style style:name="T109_15" style:family="text" style:parent-style-name="Default_20_Paragraph_20_Font">
      <style:text-properties style:font-name="Ubuntu" style:font-name-asian="Ubuntu" style:font-name-complex="Ubuntu"/>
    </style:style>
    <style:style style:name="T109_16" style:family="text" style:parent-style-name="Default_20_Paragraph_20_Font">
      <style:text-properties style:font-name="Ubuntu" style:font-name-asian="Ubuntu" style:font-name-complex="Ubuntu"/>
    </style:style>
    <style:style style:name="T109_17" style:family="text" style:parent-style-name="Default_20_Paragraph_20_Font">
      <style:text-properties style:font-name="Ubuntu" style:font-name-asian="Ubuntu" style:font-name-complex="Ubuntu"/>
    </style:style>
    <style:style style:name="T109_18" style:family="text" style:parent-style-name="Default_20_Paragraph_20_Font">
      <style:text-properties style:font-name="Ubuntu" style:font-name-asian="Ubuntu" style:font-name-complex="Ubuntu"/>
    </style:style>
    <style:style style:name="T109_19" style:family="text" style:parent-style-name="Default_20_Paragraph_20_Font">
      <style:text-properties style:font-name="Ubuntu" style:font-name-asian="Ubuntu" style:font-name-complex="Ubuntu"/>
    </style:style>
    <style:style style:name="T109_20" style:family="text" style:parent-style-name="Default_20_Paragraph_20_Font">
      <style:text-properties style:font-name="Ubuntu" style:font-name-asian="Ubuntu" style:font-name-complex="Ubuntu"/>
    </style:style>
    <style:style style:name="T109_21" style:family="text" style:parent-style-name="Default_20_Paragraph_20_Font">
      <style:text-properties style:font-name="Ubuntu" style:font-name-asian="Ubuntu" style:font-name-complex="Ubuntu"/>
    </style:style>
    <style:style style:name="T109_22" style:family="text" style:parent-style-name="Default_20_Paragraph_20_Font">
      <style:text-properties style:font-name="Ubuntu" style:font-name-asian="Ubuntu" style:font-name-complex="Ubuntu"/>
    </style:style>
    <style:style style:name="T109_23" style:family="text" style:parent-style-name="Default_20_Paragraph_20_Font">
      <style:text-properties style:font-name="Ubuntu" style:font-name-asian="Ubuntu" style:font-name-complex="Ubuntu"/>
    </style:style>
    <style:style style:name="T109_24" style:family="text" style:parent-style-name="Default_20_Paragraph_20_Font">
      <style:text-properties style:font-name="Ubuntu" style:font-name-asian="Ubuntu" style:font-name-complex="Ubuntu"/>
    </style:style>
    <style:style style:name="T109_25" style:family="text" style:parent-style-name="Default_20_Paragraph_20_Font">
      <style:text-properties style:font-name="Ubuntu" style:font-name-asian="Ubuntu" style:font-name-complex="Ubuntu"/>
    </style:style>
    <style:style style:name="T109_26" style:family="text" style:parent-style-name="Default_20_Paragraph_20_Font">
      <style:text-properties style:font-name="Ubuntu" style:font-name-asian="Ubuntu" style:font-name-complex="Ubuntu"/>
    </style:style>
    <style:style style:name="T109_27" style:family="text" style:parent-style-name="Default_20_Paragraph_20_Font">
      <style:text-properties style:font-name="Ubuntu" style:font-name-asian="Ubuntu" style:font-name-complex="Ubuntu"/>
    </style:style>
    <style:style style:name="T109_28" style:family="text" style:parent-style-name="Default_20_Paragraph_20_Font">
      <style:text-properties style:font-name="Ubuntu" style:font-name-asian="Ubuntu" style:font-name-complex="Ubuntu"/>
    </style:style>
    <style:style style:name="T109_29" style:family="text" style:parent-style-name="Default_20_Paragraph_20_Font">
      <style:text-properties style:font-name="Ubuntu" style:font-name-asian="Ubuntu" style:font-name-complex="Ubuntu"/>
    </style:style>
    <style:style style:name="T109_30" style:family="text" style:parent-style-name="Default_20_Paragraph_20_Font">
      <style:text-properties style:font-name="Ubuntu" style:font-name-asian="Ubuntu" style:font-name-complex="Ubuntu"/>
    </style:style>
    <style:style style:name="T109_31" style:family="text" style:parent-style-name="Default_20_Paragraph_20_Font">
      <style:text-properties style:font-name="Ubuntu" style:font-name-asian="Ubuntu" style:font-name-complex="Ubuntu"/>
    </style:style>
    <style:style style:name="T109_32" style:family="text" style:parent-style-name="Default_20_Paragraph_20_Font">
      <style:text-properties style:font-name="Ubuntu" style:font-name-asian="Ubuntu" style:font-name-complex="Ubuntu"/>
    </style:style>
    <style:style style:name="T109_33" style:family="text" style:parent-style-name="Default_20_Paragraph_20_Font">
      <style:text-properties style:font-name="Ubuntu" style:font-name-asian="Ubuntu" style:font-name-complex="Ubuntu"/>
    </style:style>
    <style:style style:name="T109_34" style:family="text" style:parent-style-name="Default_20_Paragraph_20_Font">
      <style:text-properties style:font-name="Ubuntu" style:font-name-asian="Ubuntu" style:font-name-complex="Ubuntu"/>
    </style:style>
    <style:style style:name="T109_35" style:family="text" style:parent-style-name="Default_20_Paragraph_20_Font">
      <style:text-properties style:font-name="Ubuntu" style:font-name-asian="Ubuntu" style:font-name-complex="Ubuntu"/>
    </style:style>
    <style:style style:name="T109_36" style:family="text" style:parent-style-name="Default_20_Paragraph_20_Font">
      <style:text-properties style:font-name="Ubuntu" style:font-name-asian="Ubuntu" style:font-name-complex="Ubuntu"/>
    </style:style>
    <style:style style:name="T109_37" style:family="text" style:parent-style-name="Default_20_Paragraph_20_Font">
      <style:text-properties style:font-name="Ubuntu" style:font-name-asian="Ubuntu" style:font-name-complex="Ubuntu"/>
    </style:style>
    <style:style style:name="T109_38" style:family="text" style:parent-style-name="Default_20_Paragraph_20_Font">
      <style:text-properties style:font-name="Ubuntu" style:font-name-asian="Ubuntu" style:font-name-complex="Ubuntu"/>
    </style:style>
    <style:style style:name="P110" style:family="paragraph" style:parent-style-name="Heading_20_5">
      <style:paragraph-properties fo:text-align="justify" fo:break-before="auto"/>
    </style:style>
    <style:style style:name="T110_1" style:family="text" style:parent-style-name="Default_20_Paragraph_20_Font">
      <style:text-properties style:font-name="Ubuntu" style:font-name-asian="Ubuntu" style:font-name-complex="Ubuntu"/>
    </style:style>
    <style:style style:name="T110_2" style:family="text" style:parent-style-name="Default_20_Paragraph_20_Font">
      <style:text-properties style:font-name="Ubuntu" style:font-name-asian="Ubuntu" style:font-name-complex="Ubuntu"/>
    </style:style>
    <style:style style:name="T110_3" style:family="text" style:parent-style-name="Default_20_Paragraph_20_Font">
      <style:text-properties style:font-name="Ubuntu" style:font-name-asian="Ubuntu" style:font-name-complex="Ubuntu"/>
    </style:style>
    <style:style style:name="T110_4" style:family="text" style:parent-style-name="Default_20_Paragraph_20_Font">
      <style:text-properties style:font-name="Ubuntu" style:font-name-asian="Ubuntu" style:font-name-complex="Ubuntu"/>
    </style:style>
    <style:style style:name="T110_5" style:family="text" style:parent-style-name="Default_20_Paragraph_20_Font">
      <style:text-properties style:font-name="Ubuntu" style:font-name-asian="Ubuntu" style:font-name-complex="Ubuntu"/>
    </style:style>
    <style:style style:name="P111" style:family="paragraph" style:parent-style-name="Standard">
      <style:paragraph-properties fo:text-align="justify" fo:break-before="auto"/>
    </style:style>
    <style:style style:name="T111_1" style:family="text" style:parent-style-name="Default_20_Paragraph_20_Font">
      <style:text-properties style:font-name="Ubuntu" style:font-name-asian="Ubuntu" style:font-name-complex="Ubuntu"/>
    </style:style>
    <style:style style:name="T111_2" style:family="text" style:parent-style-name="Default_20_Paragraph_20_Font">
      <style:text-properties style:font-name="Ubuntu" style:font-name-asian="Ubuntu" style:font-name-complex="Ubuntu"/>
    </style:style>
    <style:style style:name="T111_3" style:family="text" style:parent-style-name="Default_20_Paragraph_20_Font">
      <style:text-properties style:font-name="Ubuntu" style:font-name-asian="Ubuntu" style:font-name-complex="Ubuntu"/>
    </style:style>
    <style:style style:name="T111_4" style:family="text" style:parent-style-name="Default_20_Paragraph_20_Font">
      <style:text-properties style:font-name="Ubuntu" style:font-name-asian="Ubuntu" style:font-name-complex="Ubuntu"/>
    </style:style>
    <style:style style:name="T111_5" style:family="text" style:parent-style-name="Default_20_Paragraph_20_Font">
      <style:text-properties style:font-name="Ubuntu" style:font-name-asian="Ubuntu" style:font-name-complex="Ubuntu"/>
    </style:style>
    <style:style style:name="T111_6" style:family="text" style:parent-style-name="Default_20_Paragraph_20_Font">
      <style:text-properties style:font-name="Ubuntu" style:font-name-asian="Ubuntu" style:font-name-complex="Ubuntu"/>
    </style:style>
    <style:style style:name="T111_7" style:family="text" style:parent-style-name="Default_20_Paragraph_20_Font">
      <style:text-properties style:font-name="Ubuntu" style:font-name-asian="Ubuntu" style:font-name-complex="Ubuntu"/>
    </style:style>
    <style:style style:name="T111_8" style:family="text" style:parent-style-name="Default_20_Paragraph_20_Font">
      <style:text-properties style:font-name="Ubuntu" style:font-name-asian="Ubuntu" style:font-name-complex="Ubuntu"/>
    </style:style>
    <style:style style:name="T111_9" style:family="text" style:parent-style-name="Default_20_Paragraph_20_Font">
      <style:text-properties style:font-name="Ubuntu" style:font-name-asian="Ubuntu" style:font-name-complex="Ubuntu"/>
    </style:style>
    <style:style style:name="T111_10" style:family="text" style:parent-style-name="Default_20_Paragraph_20_Font">
      <style:text-properties style:font-name="Ubuntu" style:font-name-asian="Ubuntu" style:font-name-complex="Ubuntu"/>
    </style:style>
    <style:style style:name="P112" style:family="paragraph" style:parent-style-name="Heading_20_4">
      <style:paragraph-properties fo:text-align="justify" fo:break-before="auto"/>
    </style:style>
    <style:style style:name="T112_1" style:family="text" style:parent-style-name="Default_20_Paragraph_20_Font"/>
    <style:style style:name="P113" style:family="paragraph" style:parent-style-name="Standard">
      <style:paragraph-properties fo:text-align="justify" fo:break-before="auto"/>
    </style:style>
    <style:style style:name="T113_1" style:family="text" style:parent-style-name="Default_20_Paragraph_20_Font">
      <style:text-properties style:font-name="Ubuntu" style:font-name-asian="Ubuntu" style:font-name-complex="Ubuntu"/>
    </style:style>
    <style:style style:name="T113_2" style:family="text" style:parent-style-name="Default_20_Paragraph_20_Font">
      <style:text-properties style:font-name="Ubuntu" style:font-name-asian="Ubuntu" style:font-name-complex="Ubuntu"/>
    </style:style>
    <style:style style:name="T113_3" style:family="text" style:parent-style-name="Default_20_Paragraph_20_Font">
      <style:text-properties style:font-name="Ubuntu" style:font-name-asian="Ubuntu" style:font-name-complex="Ubuntu"/>
    </style:style>
    <style:style style:name="T113_4" style:family="text" style:parent-style-name="Default_20_Paragraph_20_Font">
      <style:text-properties style:font-name="Ubuntu" style:font-name-asian="Ubuntu" style:font-name-complex="Ubuntu"/>
    </style:style>
    <style:style style:name="T113_5" style:family="text" style:parent-style-name="Default_20_Paragraph_20_Font">
      <style:text-properties style:font-name="Ubuntu" style:font-name-asian="Ubuntu" style:font-name-complex="Ubuntu"/>
    </style:style>
    <style:style style:name="T113_6" style:family="text" style:parent-style-name="Default_20_Paragraph_20_Font">
      <style:text-properties style:font-name="Ubuntu" style:font-name-asian="Ubuntu" style:font-name-complex="Ubuntu"/>
    </style:style>
    <style:style style:name="T113_7" style:family="text" style:parent-style-name="Default_20_Paragraph_20_Font">
      <style:text-properties style:font-name="Ubuntu" style:font-name-asian="Ubuntu" style:font-name-complex="Ubuntu"/>
    </style:style>
    <style:style style:name="T113_8" style:family="text" style:parent-style-name="Default_20_Paragraph_20_Font">
      <style:text-properties style:font-name="Ubuntu" style:font-name-asian="Ubuntu" style:font-name-complex="Ubuntu"/>
    </style:style>
    <style:style style:name="T113_9" style:family="text" style:parent-style-name="Default_20_Paragraph_20_Font">
      <style:text-properties style:font-name="Ubuntu" style:font-name-asian="Ubuntu" style:font-name-complex="Ubuntu"/>
    </style:style>
    <style:style style:name="T113_10" style:family="text" style:parent-style-name="Default_20_Paragraph_20_Font">
      <style:text-properties style:font-name="Ubuntu" style:font-name-asian="Ubuntu" style:font-name-complex="Ubuntu"/>
    </style:style>
    <style:style style:name="T113_11" style:family="text" style:parent-style-name="Default_20_Paragraph_20_Font">
      <style:text-properties style:font-name="Ubuntu" style:font-name-asian="Ubuntu" style:font-name-complex="Ubuntu"/>
    </style:style>
    <style:style style:name="T113_12" style:family="text" style:parent-style-name="Default_20_Paragraph_20_Font">
      <style:text-properties style:font-name="Ubuntu" style:font-name-asian="Ubuntu" style:font-name-complex="Ubuntu"/>
    </style:style>
    <style:style style:name="T113_13" style:family="text" style:parent-style-name="Default_20_Paragraph_20_Font">
      <style:text-properties style:font-name="Ubuntu" style:font-name-asian="Ubuntu" style:font-name-complex="Ubuntu"/>
    </style:style>
    <style:style style:name="T113_14" style:family="text" style:parent-style-name="Default_20_Paragraph_20_Font">
      <style:text-properties style:font-name="Ubuntu" style:font-name-asian="Ubuntu" style:font-name-complex="Ubuntu"/>
    </style:style>
    <style:style style:name="T113_15" style:family="text" style:parent-style-name="Default_20_Paragraph_20_Font">
      <style:text-properties style:font-name="Ubuntu" style:font-name-asian="Ubuntu" style:font-name-complex="Ubuntu"/>
    </style:style>
    <style:style style:name="T113_16" style:family="text" style:parent-style-name="Default_20_Paragraph_20_Font">
      <style:text-properties style:font-name="Ubuntu" style:font-name-asian="Ubuntu" style:font-name-complex="Ubuntu"/>
    </style:style>
    <style:style style:name="T113_17" style:family="text" style:parent-style-name="Default_20_Paragraph_20_Font">
      <style:text-properties style:font-name="Ubuntu" style:font-name-asian="Ubuntu" style:font-name-complex="Ubuntu"/>
    </style:style>
    <style:style style:name="T113_18" style:family="text" style:parent-style-name="Default_20_Paragraph_20_Font">
      <style:text-properties style:font-name="Ubuntu" style:font-name-asian="Ubuntu" style:font-name-complex="Ubuntu"/>
    </style:style>
    <style:style style:name="T113_19" style:family="text" style:parent-style-name="Default_20_Paragraph_20_Font">
      <style:text-properties style:font-name="Ubuntu" style:font-name-asian="Ubuntu" style:font-name-complex="Ubuntu"/>
    </style:style>
    <style:style style:name="T113_20" style:family="text" style:parent-style-name="Default_20_Paragraph_20_Font">
      <style:text-properties style:font-name="Ubuntu" style:font-name-asian="Ubuntu" style:font-name-complex="Ubuntu"/>
    </style:style>
    <style:style style:name="T113_21" style:family="text" style:parent-style-name="Default_20_Paragraph_20_Font">
      <style:text-properties style:font-name="Ubuntu" style:font-name-asian="Ubuntu" style:font-name-complex="Ubuntu"/>
    </style:style>
    <style:style style:name="T113_22" style:family="text" style:parent-style-name="Default_20_Paragraph_20_Font">
      <style:text-properties style:font-name="Ubuntu" style:font-name-asian="Ubuntu" style:font-name-complex="Ubuntu"/>
    </style:style>
    <style:style style:name="T113_23" style:family="text" style:parent-style-name="Default_20_Paragraph_20_Font">
      <style:text-properties style:font-name="Ubuntu" style:font-name-asian="Ubuntu" style:font-name-complex="Ubuntu"/>
    </style:style>
    <style:style style:name="T113_24" style:family="text" style:parent-style-name="Default_20_Paragraph_20_Font">
      <style:text-properties style:font-name="Ubuntu" style:font-name-asian="Ubuntu" style:font-name-complex="Ubuntu"/>
    </style:style>
    <style:style style:name="T113_25" style:family="text" style:parent-style-name="Default_20_Paragraph_20_Font">
      <style:text-properties style:font-name="Ubuntu" style:font-name-asian="Ubuntu" style:font-name-complex="Ubuntu"/>
    </style:style>
    <style:style style:name="T113_26" style:family="text" style:parent-style-name="Default_20_Paragraph_20_Font">
      <style:text-properties style:font-name="Ubuntu" style:font-name-asian="Ubuntu" style:font-name-complex="Ubuntu"/>
    </style:style>
    <style:style style:name="T113_27" style:family="text" style:parent-style-name="Default_20_Paragraph_20_Font">
      <style:text-properties style:font-name="Ubuntu" style:font-name-asian="Ubuntu" style:font-name-complex="Ubuntu"/>
    </style:style>
    <style:style style:name="T113_28" style:family="text" style:parent-style-name="Default_20_Paragraph_20_Font">
      <style:text-properties style:font-name="Ubuntu" style:font-name-asian="Ubuntu" style:font-name-complex="Ubuntu"/>
    </style:style>
    <style:style style:name="T113_29" style:family="text" style:parent-style-name="Default_20_Paragraph_20_Font">
      <style:text-properties style:font-name="Ubuntu" style:font-name-asian="Ubuntu" style:font-name-complex="Ubuntu"/>
    </style:style>
    <style:style style:name="T113_30" style:family="text" style:parent-style-name="Default_20_Paragraph_20_Font">
      <style:text-properties style:font-name="Ubuntu" style:font-name-asian="Ubuntu" style:font-name-complex="Ubuntu"/>
    </style:style>
    <style:style style:name="T113_31" style:family="text" style:parent-style-name="Default_20_Paragraph_20_Font">
      <style:text-properties style:font-name="Ubuntu" style:font-name-asian="Ubuntu" style:font-name-complex="Ubuntu"/>
    </style:style>
    <style:style style:name="T113_32" style:family="text" style:parent-style-name="Default_20_Paragraph_20_Font">
      <style:text-properties style:font-name="Ubuntu" style:font-name-asian="Ubuntu" style:font-name-complex="Ubuntu"/>
    </style:style>
    <style:style style:name="T113_33" style:family="text" style:parent-style-name="Default_20_Paragraph_20_Font">
      <style:text-properties style:font-name="Ubuntu" style:font-name-asian="Ubuntu" style:font-name-complex="Ubuntu"/>
    </style:style>
    <style:style style:name="T113_34" style:family="text" style:parent-style-name="Default_20_Paragraph_20_Font">
      <style:text-properties style:font-name="Ubuntu" style:font-name-asian="Ubuntu" style:font-name-complex="Ubuntu"/>
    </style:style>
    <style:style style:name="T113_35" style:family="text" style:parent-style-name="Default_20_Paragraph_20_Font">
      <style:text-properties style:font-name="Ubuntu" style:font-name-asian="Ubuntu" style:font-name-complex="Ubuntu"/>
    </style:style>
    <style:style style:name="T113_36" style:family="text" style:parent-style-name="Default_20_Paragraph_20_Font">
      <style:text-properties style:font-name="Ubuntu" style:font-name-asian="Ubuntu" style:font-name-complex="Ubuntu"/>
    </style:style>
    <style:style style:name="T113_37" style:family="text" style:parent-style-name="Default_20_Paragraph_20_Font">
      <style:text-properties style:font-name="Ubuntu" style:font-name-asian="Ubuntu" style:font-name-complex="Ubuntu"/>
    </style:style>
    <style:style style:name="T113_38" style:family="text" style:parent-style-name="Default_20_Paragraph_20_Font">
      <style:text-properties style:font-name="Ubuntu" style:font-name-asian="Ubuntu" style:font-name-complex="Ubuntu"/>
    </style:style>
    <style:style style:name="T113_39" style:family="text" style:parent-style-name="Default_20_Paragraph_20_Font">
      <style:text-properties style:font-name="Ubuntu" style:font-name-asian="Ubuntu" style:font-name-complex="Ubuntu"/>
    </style:style>
    <style:style style:name="T113_40" style:family="text" style:parent-style-name="Default_20_Paragraph_20_Font">
      <style:text-properties style:font-name="Ubuntu" style:font-name-asian="Ubuntu" style:font-name-complex="Ubuntu"/>
    </style:style>
    <style:style style:name="T113_41" style:family="text" style:parent-style-name="Default_20_Paragraph_20_Font">
      <style:text-properties style:font-name="Ubuntu" style:font-name-asian="Ubuntu" style:font-name-complex="Ubuntu"/>
    </style:style>
    <style:style style:name="T113_42" style:family="text" style:parent-style-name="Default_20_Paragraph_20_Font">
      <style:text-properties style:font-name="Ubuntu" style:font-name-asian="Ubuntu" style:font-name-complex="Ubuntu"/>
    </style:style>
    <style:style style:name="T113_43" style:family="text" style:parent-style-name="Default_20_Paragraph_20_Font">
      <style:text-properties style:font-name="Ubuntu" style:font-name-asian="Ubuntu" style:font-name-complex="Ubuntu"/>
    </style:style>
    <style:style style:name="T113_44" style:family="text" style:parent-style-name="Default_20_Paragraph_20_Font">
      <style:text-properties style:font-name="Ubuntu" style:font-name-asian="Ubuntu" style:font-name-complex="Ubuntu"/>
    </style:style>
    <style:style style:name="T113_45" style:family="text" style:parent-style-name="Default_20_Paragraph_20_Font">
      <style:text-properties style:font-name="Ubuntu" style:font-name-asian="Ubuntu" style:font-name-complex="Ubuntu"/>
    </style:style>
    <style:style style:name="T113_46" style:family="text" style:parent-style-name="Default_20_Paragraph_20_Font">
      <style:text-properties style:font-name="Ubuntu" style:font-name-asian="Ubuntu" style:font-name-complex="Ubuntu"/>
    </style:style>
    <style:style style:name="P114" style:family="paragraph" style:parent-style-name="Heading_20_5">
      <style:paragraph-properties fo:text-align="justify" fo:break-before="auto"/>
    </style:style>
    <style:style style:name="T114_1" style:family="text" style:parent-style-name="Default_20_Paragraph_20_Font">
      <style:text-properties style:font-name="Ubuntu" style:font-name-asian="Ubuntu" style:font-name-complex="Ubuntu"/>
    </style:style>
    <style:style style:name="T114_2" style:family="text" style:parent-style-name="Default_20_Paragraph_20_Font">
      <style:text-properties style:font-name="Ubuntu" style:font-name-asian="Ubuntu" style:font-name-complex="Ubuntu"/>
    </style:style>
    <style:style style:name="T114_3" style:family="text" style:parent-style-name="Default_20_Paragraph_20_Font">
      <style:text-properties style:font-name="Ubuntu" style:font-name-asian="Ubuntu" style:font-name-complex="Ubuntu"/>
    </style:style>
    <style:style style:name="T114_4" style:family="text" style:parent-style-name="Default_20_Paragraph_20_Font">
      <style:text-properties style:font-name="Ubuntu" style:font-name-asian="Ubuntu" style:font-name-complex="Ubuntu"/>
    </style:style>
    <style:style style:name="P115" style:family="paragraph" style:parent-style-name="Standard">
      <style:paragraph-properties fo:text-align="justify" fo:break-before="auto"/>
    </style:style>
    <style:style style:name="T115_1" style:family="text" style:parent-style-name="Default_20_Paragraph_20_Font">
      <style:text-properties style:font-name="Ubuntu" style:font-name-asian="Ubuntu" style:font-name-complex="Ubuntu"/>
    </style:style>
    <style:style style:name="T115_2" style:family="text" style:parent-style-name="Default_20_Paragraph_20_Font">
      <style:text-properties style:font-name="Ubuntu" style:font-name-asian="Ubuntu" style:font-name-complex="Ubuntu"/>
    </style:style>
    <style:style style:name="T115_3" style:family="text" style:parent-style-name="Default_20_Paragraph_20_Font">
      <style:text-properties style:font-name="Ubuntu" style:font-name-asian="Ubuntu" style:font-name-complex="Ubuntu"/>
    </style:style>
    <style:style style:name="T115_4" style:family="text" style:parent-style-name="Default_20_Paragraph_20_Font">
      <style:text-properties style:font-name="Ubuntu" style:font-name-asian="Ubuntu" style:font-name-complex="Ubuntu"/>
    </style:style>
    <style:style style:name="T115_5" style:family="text" style:parent-style-name="Default_20_Paragraph_20_Font">
      <style:text-properties style:font-name="Ubuntu" style:font-name-asian="Ubuntu" style:font-name-complex="Ubuntu"/>
    </style:style>
    <style:style style:name="T115_6" style:family="text" style:parent-style-name="Default_20_Paragraph_20_Font">
      <style:text-properties style:font-name="Ubuntu" style:font-name-asian="Ubuntu" style:font-name-complex="Ubuntu"/>
    </style:style>
    <style:style style:name="T115_7" style:family="text" style:parent-style-name="Default_20_Paragraph_20_Font">
      <style:text-properties style:font-name="Ubuntu" style:font-name-asian="Ubuntu" style:font-name-complex="Ubuntu"/>
    </style:style>
    <style:style style:name="T115_8" style:family="text" style:parent-style-name="Default_20_Paragraph_20_Font">
      <style:text-properties style:font-name="Ubuntu" style:font-name-asian="Ubuntu" style:font-name-complex="Ubuntu"/>
    </style:style>
    <style:style style:name="T115_9" style:family="text" style:parent-style-name="Default_20_Paragraph_20_Font">
      <style:text-properties style:font-name="Ubuntu" style:font-name-asian="Ubuntu" style:font-name-complex="Ubuntu"/>
    </style:style>
    <style:style style:name="T115_10" style:family="text" style:parent-style-name="Default_20_Paragraph_20_Font">
      <style:text-properties style:font-name="Ubuntu" style:font-name-asian="Ubuntu" style:font-name-complex="Ubuntu"/>
    </style:style>
    <style:style style:name="T115_11" style:family="text" style:parent-style-name="Default_20_Paragraph_20_Font">
      <style:text-properties style:font-name="Ubuntu" style:font-name-asian="Ubuntu" style:font-name-complex="Ubuntu"/>
    </style:style>
    <style:style style:name="T115_12" style:family="text" style:parent-style-name="Default_20_Paragraph_20_Font">
      <style:text-properties style:font-name="Ubuntu" style:font-name-asian="Ubuntu" style:font-name-complex="Ubuntu"/>
    </style:style>
    <style:style style:name="T115_13" style:family="text" style:parent-style-name="Default_20_Paragraph_20_Font">
      <style:text-properties style:font-name="Ubuntu" style:font-name-asian="Ubuntu" style:font-name-complex="Ubuntu"/>
    </style:style>
    <style:style style:name="T115_14" style:family="text" style:parent-style-name="Default_20_Paragraph_20_Font">
      <style:text-properties style:font-name="Ubuntu" style:font-name-asian="Ubuntu" style:font-name-complex="Ubuntu"/>
    </style:style>
    <style:style style:name="P116" style:family="paragraph" style:parent-style-name="Heading_20_4">
      <style:paragraph-properties fo:text-align="justify" fo:break-before="auto"/>
    </style:style>
    <style:style style:name="T116_1" style:family="text" style:parent-style-name="Default_20_Paragraph_20_Font"/>
    <style:style style:name="P117" style:family="paragraph" style:parent-style-name="Standard">
      <style:paragraph-properties fo:text-align="justify" fo:break-before="auto"/>
    </style:style>
    <style:style style:name="T117_1" style:family="text" style:parent-style-name="Default_20_Paragraph_20_Font">
      <style:text-properties style:font-name="Ubuntu" style:font-name-asian="Ubuntu" style:font-name-complex="Ubuntu"/>
    </style:style>
    <style:style style:name="T117_2" style:family="text" style:parent-style-name="Default_20_Paragraph_20_Font">
      <style:text-properties style:font-name="Ubuntu" style:font-name-asian="Ubuntu" style:font-name-complex="Ubuntu"/>
    </style:style>
    <style:style style:name="T117_3" style:family="text" style:parent-style-name="Default_20_Paragraph_20_Font">
      <style:text-properties style:font-name="Ubuntu" style:font-name-asian="Ubuntu" style:font-name-complex="Ubuntu"/>
    </style:style>
    <style:style style:name="T117_4" style:family="text" style:parent-style-name="Default_20_Paragraph_20_Font">
      <style:text-properties style:font-name="Ubuntu" style:font-name-asian="Ubuntu" style:font-name-complex="Ubuntu"/>
    </style:style>
    <style:style style:name="T117_5" style:family="text" style:parent-style-name="Default_20_Paragraph_20_Font">
      <style:text-properties style:font-name="Ubuntu" style:font-name-asian="Ubuntu" style:font-name-complex="Ubuntu"/>
    </style:style>
    <style:style style:name="T117_6" style:family="text" style:parent-style-name="Default_20_Paragraph_20_Font">
      <style:text-properties style:font-name="Ubuntu" style:font-name-asian="Ubuntu" style:font-name-complex="Ubuntu"/>
    </style:style>
    <style:style style:name="T117_7" style:family="text" style:parent-style-name="Default_20_Paragraph_20_Font">
      <style:text-properties style:font-name="Ubuntu" style:font-name-asian="Ubuntu" style:font-name-complex="Ubuntu"/>
    </style:style>
    <style:style style:name="T117_8" style:family="text" style:parent-style-name="Default_20_Paragraph_20_Font">
      <style:text-properties style:font-name="Ubuntu" style:font-name-asian="Ubuntu" style:font-name-complex="Ubuntu"/>
    </style:style>
    <style:style style:name="T117_9" style:family="text" style:parent-style-name="Default_20_Paragraph_20_Font">
      <style:text-properties style:font-name="Ubuntu" style:font-name-asian="Ubuntu" style:font-name-complex="Ubuntu"/>
    </style:style>
    <style:style style:name="T117_10" style:family="text" style:parent-style-name="Default_20_Paragraph_20_Font">
      <style:text-properties style:font-name="Ubuntu" style:font-name-asian="Ubuntu" style:font-name-complex="Ubuntu"/>
    </style:style>
    <style:style style:name="T117_11" style:family="text" style:parent-style-name="Default_20_Paragraph_20_Font">
      <style:text-properties style:font-name="Ubuntu" style:font-name-asian="Ubuntu" style:font-name-complex="Ubuntu"/>
    </style:style>
    <style:style style:name="T117_12" style:family="text" style:parent-style-name="Default_20_Paragraph_20_Font">
      <style:text-properties style:font-name="Ubuntu" style:font-name-asian="Ubuntu" style:font-name-complex="Ubuntu"/>
    </style:style>
    <style:style style:name="T117_13" style:family="text" style:parent-style-name="Default_20_Paragraph_20_Font">
      <style:text-properties style:font-name="Ubuntu" style:font-name-asian="Ubuntu" style:font-name-complex="Ubuntu"/>
    </style:style>
    <style:style style:name="T117_14" style:family="text" style:parent-style-name="Default_20_Paragraph_20_Font">
      <style:text-properties style:font-name="Ubuntu" style:font-name-asian="Ubuntu" style:font-name-complex="Ubuntu"/>
    </style:style>
    <style:style style:name="T117_15" style:family="text" style:parent-style-name="Default_20_Paragraph_20_Font">
      <style:text-properties style:font-name="Ubuntu" style:font-name-asian="Ubuntu" style:font-name-complex="Ubuntu"/>
    </style:style>
    <style:style style:name="T117_16" style:family="text" style:parent-style-name="Default_20_Paragraph_20_Font">
      <style:text-properties style:font-name="Ubuntu" style:font-name-asian="Ubuntu" style:font-name-complex="Ubuntu"/>
    </style:style>
    <style:style style:name="T117_17" style:family="text" style:parent-style-name="Default_20_Paragraph_20_Font">
      <style:text-properties style:font-name="Ubuntu" style:font-name-asian="Ubuntu" style:font-name-complex="Ubuntu"/>
    </style:style>
    <style:style style:name="T117_18" style:family="text" style:parent-style-name="Default_20_Paragraph_20_Font">
      <style:text-properties style:font-name="Ubuntu" style:font-name-asian="Ubuntu" style:font-name-complex="Ubuntu"/>
    </style:style>
    <style:style style:name="T117_19" style:family="text" style:parent-style-name="Default_20_Paragraph_20_Font">
      <style:text-properties style:font-name="Ubuntu" style:font-name-asian="Ubuntu" style:font-name-complex="Ubuntu"/>
    </style:style>
    <style:style style:name="T117_20" style:family="text" style:parent-style-name="Default_20_Paragraph_20_Font">
      <style:text-properties style:font-name="Ubuntu" style:font-name-asian="Ubuntu" style:font-name-complex="Ubuntu"/>
    </style:style>
    <style:style style:name="T117_21" style:family="text" style:parent-style-name="Default_20_Paragraph_20_Font">
      <style:text-properties style:font-name="Ubuntu" style:font-name-asian="Ubuntu" style:font-name-complex="Ubuntu"/>
    </style:style>
    <style:style style:name="T117_22" style:family="text" style:parent-style-name="Default_20_Paragraph_20_Font">
      <style:text-properties style:font-name="Ubuntu" style:font-name-asian="Ubuntu" style:font-name-complex="Ubuntu"/>
    </style:style>
    <style:style style:name="T117_23" style:family="text" style:parent-style-name="Default_20_Paragraph_20_Font">
      <style:text-properties style:font-name="Ubuntu" style:font-name-asian="Ubuntu" style:font-name-complex="Ubuntu"/>
    </style:style>
    <style:style style:name="T117_24" style:family="text" style:parent-style-name="Default_20_Paragraph_20_Font">
      <style:text-properties style:font-name="Ubuntu" style:font-name-asian="Ubuntu" style:font-name-complex="Ubuntu"/>
    </style:style>
    <style:style style:name="T117_25" style:family="text" style:parent-style-name="Default_20_Paragraph_20_Font">
      <style:text-properties style:font-name="Ubuntu" style:font-name-asian="Ubuntu" style:font-name-complex="Ubuntu"/>
    </style:style>
    <style:style style:name="T117_26" style:family="text" style:parent-style-name="Default_20_Paragraph_20_Font">
      <style:text-properties style:font-name="Ubuntu" style:font-name-asian="Ubuntu" style:font-name-complex="Ubuntu"/>
    </style:style>
    <style:style style:name="T117_27" style:family="text" style:parent-style-name="Default_20_Paragraph_20_Font">
      <style:text-properties style:font-name="Ubuntu" style:font-name-asian="Ubuntu" style:font-name-complex="Ubuntu"/>
    </style:style>
    <style:style style:name="T117_28" style:family="text" style:parent-style-name="Default_20_Paragraph_20_Font">
      <style:text-properties style:font-name="Ubuntu" style:font-name-asian="Ubuntu" style:font-name-complex="Ubuntu"/>
    </style:style>
    <style:style style:name="T117_29" style:family="text" style:parent-style-name="Default_20_Paragraph_20_Font">
      <style:text-properties style:font-name="Ubuntu" style:font-name-asian="Ubuntu" style:font-name-complex="Ubuntu"/>
    </style:style>
    <style:style style:name="T117_30" style:family="text" style:parent-style-name="Default_20_Paragraph_20_Font">
      <style:text-properties style:font-name="Ubuntu" style:font-name-asian="Ubuntu" style:font-name-complex="Ubuntu"/>
    </style:style>
    <style:style style:name="T117_31" style:family="text" style:parent-style-name="Default_20_Paragraph_20_Font">
      <style:text-properties style:font-name="Ubuntu" style:font-name-asian="Ubuntu" style:font-name-complex="Ubuntu"/>
    </style:style>
    <style:style style:name="T117_32" style:family="text" style:parent-style-name="Default_20_Paragraph_20_Font">
      <style:text-properties style:font-name="Ubuntu" style:font-name-asian="Ubuntu" style:font-name-complex="Ubuntu"/>
    </style:style>
    <style:style style:name="T117_33" style:family="text" style:parent-style-name="Default_20_Paragraph_20_Font">
      <style:text-properties style:font-name="Ubuntu" style:font-name-asian="Ubuntu" style:font-name-complex="Ubuntu"/>
    </style:style>
    <style:style style:name="T117_34" style:family="text" style:parent-style-name="Default_20_Paragraph_20_Font">
      <style:text-properties style:font-name="Ubuntu" style:font-name-asian="Ubuntu" style:font-name-complex="Ubuntu"/>
    </style:style>
    <style:style style:name="T117_35" style:family="text" style:parent-style-name="Default_20_Paragraph_20_Font">
      <style:text-properties style:font-name="Ubuntu" style:font-name-asian="Ubuntu" style:font-name-complex="Ubuntu"/>
    </style:style>
    <style:style style:name="T117_36" style:family="text" style:parent-style-name="Default_20_Paragraph_20_Font">
      <style:text-properties style:font-name="Ubuntu" style:font-name-asian="Ubuntu" style:font-name-complex="Ubuntu"/>
    </style:style>
    <style:style style:name="T117_37" style:family="text" style:parent-style-name="Default_20_Paragraph_20_Font">
      <style:text-properties style:font-name="Ubuntu" style:font-name-asian="Ubuntu" style:font-name-complex="Ubuntu"/>
    </style:style>
    <style:style style:name="T117_38" style:family="text" style:parent-style-name="Default_20_Paragraph_20_Font">
      <style:text-properties style:font-name="Ubuntu" style:font-name-asian="Ubuntu" style:font-name-complex="Ubuntu"/>
    </style:style>
    <style:style style:name="T117_39" style:family="text" style:parent-style-name="Default_20_Paragraph_20_Font">
      <style:text-properties style:font-name="Ubuntu" style:font-name-asian="Ubuntu" style:font-name-complex="Ubuntu"/>
    </style:style>
    <style:style style:name="T117_40" style:family="text" style:parent-style-name="Default_20_Paragraph_20_Font">
      <style:text-properties style:font-name="Ubuntu" style:font-name-asian="Ubuntu" style:font-name-complex="Ubuntu"/>
    </style:style>
    <style:style style:name="T117_41" style:family="text" style:parent-style-name="Default_20_Paragraph_20_Font">
      <style:text-properties style:font-name="Ubuntu" style:font-name-asian="Ubuntu" style:font-name-complex="Ubuntu"/>
    </style:style>
    <style:style style:name="T117_42" style:family="text" style:parent-style-name="Default_20_Paragraph_20_Font">
      <style:text-properties style:font-name="Ubuntu" style:font-name-asian="Ubuntu" style:font-name-complex="Ubuntu"/>
    </style:style>
    <style:style style:name="T117_43" style:family="text" style:parent-style-name="Default_20_Paragraph_20_Font">
      <style:text-properties style:font-name="Ubuntu" style:font-name-asian="Ubuntu" style:font-name-complex="Ubuntu"/>
    </style:style>
    <style:style style:name="T117_44" style:family="text" style:parent-style-name="Default_20_Paragraph_20_Font">
      <style:text-properties style:font-name="Ubuntu" style:font-name-asian="Ubuntu" style:font-name-complex="Ubuntu"/>
    </style:style>
    <style:style style:name="T117_45" style:family="text" style:parent-style-name="Default_20_Paragraph_20_Font">
      <style:text-properties style:font-name="Ubuntu" style:font-name-asian="Ubuntu" style:font-name-complex="Ubuntu"/>
    </style:style>
    <style:style style:name="T117_46" style:family="text" style:parent-style-name="Default_20_Paragraph_20_Font">
      <style:text-properties style:font-name="Ubuntu" style:font-name-asian="Ubuntu" style:font-name-complex="Ubuntu"/>
    </style:style>
    <style:style style:name="T117_47" style:family="text" style:parent-style-name="Default_20_Paragraph_20_Font">
      <style:text-properties style:font-name="Ubuntu" style:font-name-asian="Ubuntu" style:font-name-complex="Ubuntu"/>
    </style:style>
    <style:style style:name="T117_48" style:family="text" style:parent-style-name="Default_20_Paragraph_20_Font">
      <style:text-properties style:font-name="Ubuntu" style:font-name-asian="Ubuntu" style:font-name-complex="Ubuntu"/>
    </style:style>
    <style:style style:name="T117_49" style:family="text" style:parent-style-name="Default_20_Paragraph_20_Font">
      <style:text-properties style:font-name="Ubuntu" style:font-name-asian="Ubuntu" style:font-name-complex="Ubuntu"/>
    </style:style>
    <style:style style:name="T117_50" style:family="text" style:parent-style-name="Default_20_Paragraph_20_Font">
      <style:text-properties style:font-name="Ubuntu" style:font-name-asian="Ubuntu" style:font-name-complex="Ubuntu"/>
    </style:style>
    <style:style style:name="T117_51" style:family="text" style:parent-style-name="Default_20_Paragraph_20_Font">
      <style:text-properties style:font-name="Ubuntu" style:font-name-asian="Ubuntu" style:font-name-complex="Ubuntu"/>
    </style:style>
    <style:style style:name="T117_52" style:family="text" style:parent-style-name="Default_20_Paragraph_20_Font">
      <style:text-properties style:font-name="Ubuntu" style:font-name-asian="Ubuntu" style:font-name-complex="Ubuntu"/>
    </style:style>
    <style:style style:name="T117_53" style:family="text" style:parent-style-name="Default_20_Paragraph_20_Font">
      <style:text-properties style:font-name="Ubuntu" style:font-name-asian="Ubuntu" style:font-name-complex="Ubuntu"/>
    </style:style>
    <style:style style:name="T117_54" style:family="text" style:parent-style-name="Default_20_Paragraph_20_Font">
      <style:text-properties style:font-name="Ubuntu" style:font-name-asian="Ubuntu" style:font-name-complex="Ubuntu"/>
    </style:style>
    <style:style style:name="T117_55" style:family="text" style:parent-style-name="Default_20_Paragraph_20_Font">
      <style:text-properties style:font-name="Ubuntu" style:font-name-asian="Ubuntu" style:font-name-complex="Ubuntu"/>
    </style:style>
    <style:style style:name="T117_56" style:family="text" style:parent-style-name="Default_20_Paragraph_20_Font">
      <style:text-properties style:font-name="Ubuntu" style:font-name-asian="Ubuntu" style:font-name-complex="Ubuntu"/>
    </style:style>
    <style:style style:name="P118" style:family="paragraph" style:parent-style-name="Heading_20_5">
      <style:paragraph-properties fo:text-align="justify" fo:break-before="auto"/>
    </style:style>
    <style:style style:name="T118_1" style:family="text" style:parent-style-name="Default_20_Paragraph_20_Font">
      <style:text-properties style:font-name="Ubuntu" style:font-name-asian="Ubuntu" style:font-name-complex="Ubuntu"/>
    </style:style>
    <style:style style:name="T118_2" style:family="text" style:parent-style-name="Default_20_Paragraph_20_Font">
      <style:text-properties style:font-name="Ubuntu" style:font-name-asian="Ubuntu" style:font-name-complex="Ubuntu"/>
    </style:style>
    <style:style style:name="T118_3" style:family="text" style:parent-style-name="Default_20_Paragraph_20_Font">
      <style:text-properties style:font-name="Ubuntu" style:font-name-asian="Ubuntu" style:font-name-complex="Ubuntu"/>
    </style:style>
    <style:style style:name="P119" style:family="paragraph" style:parent-style-name="Standard">
      <style:paragraph-properties fo:text-align="justify" fo:break-before="auto"/>
    </style:style>
    <style:style style:name="T119_1" style:family="text" style:parent-style-name="Default_20_Paragraph_20_Font">
      <style:text-properties style:font-name="Ubuntu" style:font-name-asian="Ubuntu" style:font-name-complex="Ubuntu"/>
    </style:style>
    <style:style style:name="T119_2" style:family="text" style:parent-style-name="Default_20_Paragraph_20_Font">
      <style:text-properties style:font-name="Ubuntu" style:font-name-asian="Ubuntu" style:font-name-complex="Ubuntu"/>
    </style:style>
    <style:style style:name="T119_3" style:family="text" style:parent-style-name="Default_20_Paragraph_20_Font">
      <style:text-properties style:font-name="Ubuntu" style:font-name-asian="Ubuntu" style:font-name-complex="Ubuntu"/>
    </style:style>
    <style:style style:name="T119_4" style:family="text" style:parent-style-name="Default_20_Paragraph_20_Font">
      <style:text-properties style:font-name="Ubuntu" style:font-name-asian="Ubuntu" style:font-name-complex="Ubuntu"/>
    </style:style>
    <style:style style:name="T119_5" style:family="text" style:parent-style-name="Default_20_Paragraph_20_Font">
      <style:text-properties style:font-name="Ubuntu" style:font-name-asian="Ubuntu" style:font-name-complex="Ubuntu"/>
    </style:style>
    <style:style style:name="T119_6" style:family="text" style:parent-style-name="Default_20_Paragraph_20_Font">
      <style:text-properties style:font-name="Ubuntu" style:font-name-asian="Ubuntu" style:font-name-complex="Ubuntu"/>
    </style:style>
    <style:style style:name="T119_7" style:family="text" style:parent-style-name="Default_20_Paragraph_20_Font">
      <style:text-properties style:font-name="Ubuntu" style:font-name-asian="Ubuntu" style:font-name-complex="Ubuntu"/>
    </style:style>
    <style:style style:name="T119_8" style:family="text" style:parent-style-name="Default_20_Paragraph_20_Font">
      <style:text-properties style:font-name="Ubuntu" style:font-name-asian="Ubuntu" style:font-name-complex="Ubuntu"/>
    </style:style>
    <style:style style:name="T119_9" style:family="text" style:parent-style-name="Default_20_Paragraph_20_Font">
      <style:text-properties style:font-name="Ubuntu" style:font-name-asian="Ubuntu" style:font-name-complex="Ubuntu"/>
    </style:style>
    <style:style style:name="T119_10" style:family="text" style:parent-style-name="Default_20_Paragraph_20_Font">
      <style:text-properties style:font-name="Ubuntu" style:font-name-asian="Ubuntu" style:font-name-complex="Ubuntu"/>
    </style:style>
    <style:style style:name="T119_11" style:family="text" style:parent-style-name="Default_20_Paragraph_20_Font">
      <style:text-properties style:font-name="Ubuntu" style:font-name-asian="Ubuntu" style:font-name-complex="Ubuntu"/>
    </style:style>
    <style:style style:name="T119_12" style:family="text" style:parent-style-name="Default_20_Paragraph_20_Font">
      <style:text-properties style:font-name="Ubuntu" style:font-name-asian="Ubuntu" style:font-name-complex="Ubuntu"/>
    </style:style>
    <style:style style:name="T119_13" style:family="text" style:parent-style-name="Default_20_Paragraph_20_Font">
      <style:text-properties style:font-name="Ubuntu" style:font-name-asian="Ubuntu" style:font-name-complex="Ubuntu"/>
    </style:style>
    <style:style style:name="T119_14" style:family="text" style:parent-style-name="Default_20_Paragraph_20_Font">
      <style:text-properties style:font-name="Ubuntu" style:font-name-asian="Ubuntu" style:font-name-complex="Ubuntu"/>
    </style:style>
    <style:style style:name="T119_15" style:family="text" style:parent-style-name="Default_20_Paragraph_20_Font">
      <style:text-properties style:font-name="Ubuntu" style:font-name-asian="Ubuntu" style:font-name-complex="Ubuntu"/>
    </style:style>
    <style:style style:name="T119_16" style:family="text" style:parent-style-name="Default_20_Paragraph_20_Font">
      <style:text-properties style:font-name="Ubuntu" style:font-name-asian="Ubuntu" style:font-name-complex="Ubuntu"/>
    </style:style>
    <style:style style:name="T119_17" style:family="text" style:parent-style-name="Default_20_Paragraph_20_Font">
      <style:text-properties style:font-name="Ubuntu" style:font-name-asian="Ubuntu" style:font-name-complex="Ubuntu"/>
    </style:style>
    <style:style style:name="T119_18" style:family="text" style:parent-style-name="Default_20_Paragraph_20_Font">
      <style:text-properties style:font-name="Ubuntu" style:font-name-asian="Ubuntu" style:font-name-complex="Ubuntu"/>
    </style:style>
    <style:style style:name="T119_19" style:family="text" style:parent-style-name="Default_20_Paragraph_20_Font">
      <style:text-properties style:font-name="Ubuntu" style:font-name-asian="Ubuntu" style:font-name-complex="Ubuntu"/>
    </style:style>
    <style:style style:name="T119_20" style:family="text" style:parent-style-name="Default_20_Paragraph_20_Font">
      <style:text-properties style:font-name="Ubuntu" style:font-name-asian="Ubuntu" style:font-name-complex="Ubuntu"/>
    </style:style>
    <style:style style:name="T119_21" style:family="text" style:parent-style-name="Default_20_Paragraph_20_Font">
      <style:text-properties style:font-name="Ubuntu" style:font-name-asian="Ubuntu" style:font-name-complex="Ubuntu"/>
    </style:style>
    <style:style style:name="T119_22" style:family="text" style:parent-style-name="Default_20_Paragraph_20_Font">
      <style:text-properties style:font-name="Ubuntu" style:font-name-asian="Ubuntu" style:font-name-complex="Ubuntu"/>
    </style:style>
    <style:style style:name="T119_23" style:family="text" style:parent-style-name="Default_20_Paragraph_20_Font">
      <style:text-properties style:font-name="Ubuntu" style:font-name-asian="Ubuntu" style:font-name-complex="Ubuntu"/>
    </style:style>
    <style:style style:name="T119_24" style:family="text" style:parent-style-name="Default_20_Paragraph_20_Font">
      <style:text-properties style:font-name="Ubuntu" style:font-name-asian="Ubuntu" style:font-name-complex="Ubuntu"/>
    </style:style>
    <style:style style:name="T119_25" style:family="text" style:parent-style-name="Default_20_Paragraph_20_Font">
      <style:text-properties style:font-name="Ubuntu" style:font-name-asian="Ubuntu" style:font-name-complex="Ubuntu"/>
    </style:style>
    <style:style style:name="T119_26" style:family="text" style:parent-style-name="Default_20_Paragraph_20_Font">
      <style:text-properties style:font-name="Ubuntu" style:font-name-asian="Ubuntu" style:font-name-complex="Ubuntu"/>
    </style:style>
    <style:style style:name="T119_27" style:family="text" style:parent-style-name="Default_20_Paragraph_20_Font">
      <style:text-properties style:font-name="Ubuntu" style:font-name-asian="Ubuntu" style:font-name-complex="Ubuntu"/>
    </style:style>
    <style:style style:name="T119_28" style:family="text" style:parent-style-name="Default_20_Paragraph_20_Font">
      <style:text-properties style:font-name="Ubuntu" style:font-name-asian="Ubuntu" style:font-name-complex="Ubuntu"/>
    </style:style>
    <style:style style:name="T119_29" style:family="text" style:parent-style-name="Default_20_Paragraph_20_Font">
      <style:text-properties style:font-name="Ubuntu" style:font-name-asian="Ubuntu" style:font-name-complex="Ubuntu"/>
    </style:style>
    <style:style style:name="T119_30" style:family="text" style:parent-style-name="Default_20_Paragraph_20_Font">
      <style:text-properties style:font-name="Ubuntu" style:font-name-asian="Ubuntu" style:font-name-complex="Ubuntu"/>
    </style:style>
    <style:style style:name="T119_31" style:family="text" style:parent-style-name="Default_20_Paragraph_20_Font">
      <style:text-properties style:font-name="Ubuntu" style:font-name-asian="Ubuntu" style:font-name-complex="Ubuntu"/>
    </style:style>
    <style:style style:name="T119_32" style:family="text" style:parent-style-name="Default_20_Paragraph_20_Font">
      <style:text-properties style:font-name="Ubuntu" style:font-name-asian="Ubuntu" style:font-name-complex="Ubuntu"/>
    </style:style>
    <style:style style:name="T119_33" style:family="text" style:parent-style-name="Default_20_Paragraph_20_Font">
      <style:text-properties style:font-name="Ubuntu" style:font-name-asian="Ubuntu" style:font-name-complex="Ubuntu"/>
    </style:style>
    <style:style style:name="T119_34" style:family="text" style:parent-style-name="Default_20_Paragraph_20_Font">
      <style:text-properties style:font-name="Ubuntu" style:font-name-asian="Ubuntu" style:font-name-complex="Ubuntu"/>
    </style:style>
    <style:style style:name="T119_35" style:family="text" style:parent-style-name="Default_20_Paragraph_20_Font">
      <style:text-properties style:font-name="Ubuntu" style:font-name-asian="Ubuntu" style:font-name-complex="Ubuntu"/>
    </style:style>
    <style:style style:name="T119_36" style:family="text" style:parent-style-name="Default_20_Paragraph_20_Font">
      <style:text-properties style:font-name="Ubuntu" style:font-name-asian="Ubuntu" style:font-name-complex="Ubuntu"/>
    </style:style>
    <style:style style:name="T119_37" style:family="text" style:parent-style-name="Default_20_Paragraph_20_Font">
      <style:text-properties style:font-name="Ubuntu" style:font-name-asian="Ubuntu" style:font-name-complex="Ubuntu"/>
    </style:style>
    <style:style style:name="T119_38" style:family="text" style:parent-style-name="Default_20_Paragraph_20_Font">
      <style:text-properties style:font-name="Ubuntu" style:font-name-asian="Ubuntu" style:font-name-complex="Ubuntu"/>
    </style:style>
    <style:style style:name="T119_39" style:family="text" style:parent-style-name="Default_20_Paragraph_20_Font">
      <style:text-properties style:font-name="Ubuntu" style:font-name-asian="Ubuntu" style:font-name-complex="Ubuntu"/>
    </style:style>
    <style:style style:name="T119_40" style:family="text" style:parent-style-name="Default_20_Paragraph_20_Font">
      <style:text-properties style:font-name="Ubuntu" style:font-name-asian="Ubuntu" style:font-name-complex="Ubuntu"/>
    </style:style>
    <style:style style:name="T119_41" style:family="text" style:parent-style-name="Default_20_Paragraph_20_Font">
      <style:text-properties style:font-name="Ubuntu" style:font-name-asian="Ubuntu" style:font-name-complex="Ubuntu"/>
    </style:style>
    <style:style style:name="P120" style:family="paragraph" style:parent-style-name="Heading_20_5">
      <style:paragraph-properties fo:text-align="justify" fo:break-before="auto"/>
    </style:style>
    <style:style style:name="T120_1" style:family="text" style:parent-style-name="Default_20_Paragraph_20_Font">
      <style:text-properties style:font-name="Ubuntu" style:font-name-asian="Ubuntu" style:font-name-complex="Ubuntu"/>
    </style:style>
    <style:style style:name="T120_2" style:family="text" style:parent-style-name="Default_20_Paragraph_20_Font">
      <style:text-properties style:font-name="Ubuntu" style:font-name-asian="Ubuntu" style:font-name-complex="Ubuntu"/>
    </style:style>
    <style:style style:name="T120_3" style:family="text" style:parent-style-name="Default_20_Paragraph_20_Font">
      <style:text-properties style:font-name="Ubuntu" style:font-name-asian="Ubuntu" style:font-name-complex="Ubuntu"/>
    </style:style>
    <style:style style:name="P121" style:family="paragraph" style:parent-style-name="Standard">
      <style:paragraph-properties fo:text-align="justify" fo:break-before="auto"/>
    </style:style>
    <style:style style:name="T121_1" style:family="text" style:parent-style-name="Default_20_Paragraph_20_Font">
      <style:text-properties style:font-name="Ubuntu" style:font-name-asian="Ubuntu" style:font-name-complex="Ubuntu"/>
    </style:style>
    <style:style style:name="T121_2" style:family="text" style:parent-style-name="Default_20_Paragraph_20_Font">
      <style:text-properties style:font-name="Ubuntu" style:font-name-asian="Ubuntu" style:font-name-complex="Ubuntu"/>
    </style:style>
    <style:style style:name="T121_3" style:family="text" style:parent-style-name="Default_20_Paragraph_20_Font">
      <style:text-properties style:font-name="Ubuntu" style:font-name-asian="Ubuntu" style:font-name-complex="Ubuntu"/>
    </style:style>
    <style:style style:name="T121_4" style:family="text" style:parent-style-name="Default_20_Paragraph_20_Font">
      <style:text-properties style:font-name="Ubuntu" style:font-name-asian="Ubuntu" style:font-name-complex="Ubuntu"/>
    </style:style>
    <style:style style:name="T121_5" style:family="text" style:parent-style-name="Default_20_Paragraph_20_Font">
      <style:text-properties style:font-name="Ubuntu" style:font-name-asian="Ubuntu" style:font-name-complex="Ubuntu"/>
    </style:style>
    <style:style style:name="T121_6" style:family="text" style:parent-style-name="Default_20_Paragraph_20_Font">
      <style:text-properties style:font-name="Ubuntu" style:font-name-asian="Ubuntu" style:font-name-complex="Ubuntu"/>
    </style:style>
    <style:style style:name="T121_7" style:family="text" style:parent-style-name="Default_20_Paragraph_20_Font">
      <style:text-properties style:font-name="Ubuntu" style:font-name-asian="Ubuntu" style:font-name-complex="Ubuntu"/>
    </style:style>
    <style:style style:name="T121_8" style:family="text" style:parent-style-name="Default_20_Paragraph_20_Font">
      <style:text-properties style:font-name="Ubuntu" style:font-name-asian="Ubuntu" style:font-name-complex="Ubuntu"/>
    </style:style>
    <style:style style:name="T121_9" style:family="text" style:parent-style-name="Default_20_Paragraph_20_Font">
      <style:text-properties style:font-name="Ubuntu" style:font-name-asian="Ubuntu" style:font-name-complex="Ubuntu"/>
    </style:style>
    <style:style style:name="T121_10" style:family="text" style:parent-style-name="Default_20_Paragraph_20_Font">
      <style:text-properties style:font-name="Ubuntu" style:font-name-asian="Ubuntu" style:font-name-complex="Ubuntu"/>
    </style:style>
    <style:style style:name="T121_11" style:family="text" style:parent-style-name="Default_20_Paragraph_20_Font">
      <style:text-properties style:font-name="Ubuntu" style:font-name-asian="Ubuntu" style:font-name-complex="Ubuntu"/>
    </style:style>
    <style:style style:name="T121_12" style:family="text" style:parent-style-name="Default_20_Paragraph_20_Font">
      <style:text-properties style:font-name="Ubuntu" style:font-name-asian="Ubuntu" style:font-name-complex="Ubuntu"/>
    </style:style>
    <style:style style:name="T121_13" style:family="text" style:parent-style-name="Default_20_Paragraph_20_Font">
      <style:text-properties style:font-name="Ubuntu" style:font-name-asian="Ubuntu" style:font-name-complex="Ubuntu"/>
    </style:style>
    <style:style style:name="T121_14" style:family="text" style:parent-style-name="Default_20_Paragraph_20_Font">
      <style:text-properties style:font-name="Ubuntu" style:font-name-asian="Ubuntu" style:font-name-complex="Ubuntu"/>
    </style:style>
    <style:style style:name="T121_15" style:family="text" style:parent-style-name="Default_20_Paragraph_20_Font">
      <style:text-properties style:font-name="Ubuntu" style:font-name-asian="Ubuntu" style:font-name-complex="Ubuntu"/>
    </style:style>
    <style:style style:name="T121_16" style:family="text" style:parent-style-name="Default_20_Paragraph_20_Font">
      <style:text-properties style:font-name="Ubuntu" style:font-name-asian="Ubuntu" style:font-name-complex="Ubuntu"/>
    </style:style>
    <style:style style:name="T121_17" style:family="text" style:parent-style-name="Default_20_Paragraph_20_Font">
      <style:text-properties style:font-name="Ubuntu" style:font-name-asian="Ubuntu" style:font-name-complex="Ubuntu"/>
    </style:style>
    <style:style style:name="T121_18" style:family="text" style:parent-style-name="Default_20_Paragraph_20_Font">
      <style:text-properties style:font-name="Ubuntu" style:font-name-asian="Ubuntu" style:font-name-complex="Ubuntu"/>
    </style:style>
    <style:style style:name="T121_19" style:family="text" style:parent-style-name="Default_20_Paragraph_20_Font">
      <style:text-properties style:font-name="Ubuntu" style:font-name-asian="Ubuntu" style:font-name-complex="Ubuntu"/>
    </style:style>
    <style:style style:name="T121_20" style:family="text" style:parent-style-name="Default_20_Paragraph_20_Font">
      <style:text-properties style:font-name="Ubuntu" style:font-name-asian="Ubuntu" style:font-name-complex="Ubuntu"/>
    </style:style>
    <style:style style:name="T121_21" style:family="text" style:parent-style-name="Default_20_Paragraph_20_Font">
      <style:text-properties style:font-name="Ubuntu" style:font-name-asian="Ubuntu" style:font-name-complex="Ubuntu"/>
    </style:style>
    <style:style style:name="T121_22" style:family="text" style:parent-style-name="Default_20_Paragraph_20_Font">
      <style:text-properties style:font-name="Ubuntu" style:font-name-asian="Ubuntu" style:font-name-complex="Ubuntu"/>
    </style:style>
    <style:style style:name="T121_23" style:family="text" style:parent-style-name="Default_20_Paragraph_20_Font">
      <style:text-properties style:font-name="Ubuntu" style:font-name-asian="Ubuntu" style:font-name-complex="Ubuntu"/>
    </style:style>
    <style:style style:name="T121_24" style:family="text" style:parent-style-name="Default_20_Paragraph_20_Font">
      <style:text-properties style:font-name="Ubuntu" style:font-name-asian="Ubuntu" style:font-name-complex="Ubuntu"/>
    </style:style>
    <style:style style:name="T121_25" style:family="text" style:parent-style-name="Default_20_Paragraph_20_Font">
      <style:text-properties style:font-name="Ubuntu" style:font-name-asian="Ubuntu" style:font-name-complex="Ubuntu"/>
    </style:style>
    <style:style style:name="T121_26" style:family="text" style:parent-style-name="Default_20_Paragraph_20_Font">
      <style:text-properties style:font-name="Ubuntu" style:font-name-asian="Ubuntu" style:font-name-complex="Ubuntu"/>
    </style:style>
    <style:style style:name="T121_27" style:family="text" style:parent-style-name="Default_20_Paragraph_20_Font">
      <style:text-properties style:font-name="Ubuntu" style:font-name-asian="Ubuntu" style:font-name-complex="Ubuntu"/>
    </style:style>
    <style:style style:name="T121_28" style:family="text" style:parent-style-name="Default_20_Paragraph_20_Font">
      <style:text-properties style:font-name="Ubuntu" style:font-name-asian="Ubuntu" style:font-name-complex="Ubuntu"/>
    </style:style>
    <style:style style:name="T121_29" style:family="text" style:parent-style-name="Default_20_Paragraph_20_Font">
      <style:text-properties style:font-name="Ubuntu" style:font-name-asian="Ubuntu" style:font-name-complex="Ubuntu"/>
    </style:style>
    <style:style style:name="T121_30" style:family="text" style:parent-style-name="Default_20_Paragraph_20_Font">
      <style:text-properties style:font-name="Ubuntu" style:font-name-asian="Ubuntu" style:font-name-complex="Ubuntu"/>
    </style:style>
    <style:style style:name="T121_31" style:family="text" style:parent-style-name="Default_20_Paragraph_20_Font">
      <style:text-properties style:font-name="Ubuntu" style:font-name-asian="Ubuntu" style:font-name-complex="Ubuntu"/>
    </style:style>
    <style:style style:name="T121_32" style:family="text" style:parent-style-name="Default_20_Paragraph_20_Font">
      <style:text-properties style:font-name="Ubuntu" style:font-name-asian="Ubuntu" style:font-name-complex="Ubuntu"/>
    </style:style>
    <style:style style:name="T121_33" style:family="text" style:parent-style-name="Default_20_Paragraph_20_Font">
      <style:text-properties style:font-name="Ubuntu" style:font-name-asian="Ubuntu" style:font-name-complex="Ubuntu"/>
    </style:style>
    <style:style style:name="T121_34" style:family="text" style:parent-style-name="Default_20_Paragraph_20_Font">
      <style:text-properties style:font-name="Ubuntu" style:font-name-asian="Ubuntu" style:font-name-complex="Ubuntu"/>
    </style:style>
    <style:style style:name="T121_35" style:family="text" style:parent-style-name="Default_20_Paragraph_20_Font">
      <style:text-properties style:font-name="Ubuntu" style:font-name-asian="Ubuntu" style:font-name-complex="Ubuntu"/>
    </style:style>
    <style:style style:name="T121_36" style:family="text" style:parent-style-name="Default_20_Paragraph_20_Font">
      <style:text-properties style:font-name="Ubuntu" style:font-name-asian="Ubuntu" style:font-name-complex="Ubuntu"/>
    </style:style>
    <style:style style:name="T121_37" style:family="text" style:parent-style-name="Default_20_Paragraph_20_Font">
      <style:text-properties style:font-name="Ubuntu" style:font-name-asian="Ubuntu" style:font-name-complex="Ubuntu"/>
    </style:style>
    <style:style style:name="T121_38" style:family="text" style:parent-style-name="Default_20_Paragraph_20_Font">
      <style:text-properties style:font-name="Ubuntu" style:font-name-asian="Ubuntu" style:font-name-complex="Ubuntu"/>
    </style:style>
    <style:style style:name="T121_39" style:family="text" style:parent-style-name="Default_20_Paragraph_20_Font">
      <style:text-properties style:font-name="Ubuntu" style:font-name-asian="Ubuntu" style:font-name-complex="Ubuntu"/>
    </style:style>
    <style:style style:name="T121_40" style:family="text" style:parent-style-name="Default_20_Paragraph_20_Font">
      <style:text-properties style:font-name="Ubuntu" style:font-name-asian="Ubuntu" style:font-name-complex="Ubuntu"/>
    </style:style>
    <style:style style:name="T121_41" style:family="text" style:parent-style-name="Default_20_Paragraph_20_Font">
      <style:text-properties style:font-name="Ubuntu" style:font-name-asian="Ubuntu" style:font-name-complex="Ubuntu"/>
    </style:style>
    <style:style style:name="T121_42" style:family="text" style:parent-style-name="Default_20_Paragraph_20_Font">
      <style:text-properties style:font-name="Ubuntu" style:font-name-asian="Ubuntu" style:font-name-complex="Ubuntu"/>
    </style:style>
    <style:style style:name="P122" style:family="paragraph" style:parent-style-name="Heading_20_4">
      <style:paragraph-properties fo:text-align="justify" fo:break-before="auto"/>
    </style:style>
    <style:style style:name="T122_1" style:family="text" style:parent-style-name="Default_20_Paragraph_20_Font"/>
    <style:style style:name="P123" style:family="paragraph" style:parent-style-name="Standard">
      <style:paragraph-properties fo:text-align="justify" fo:break-before="auto"/>
    </style:style>
    <style:style style:name="T123_1" style:family="text" style:parent-style-name="Default_20_Paragraph_20_Font">
      <style:text-properties style:font-name="Ubuntu" style:font-name-asian="Ubuntu" style:font-name-complex="Ubuntu"/>
    </style:style>
    <style:style style:name="T123_2" style:family="text" style:parent-style-name="Default_20_Paragraph_20_Font">
      <style:text-properties style:font-name="Ubuntu" style:font-name-asian="Ubuntu" style:font-name-complex="Ubuntu"/>
    </style:style>
    <style:style style:name="T123_3" style:family="text" style:parent-style-name="Default_20_Paragraph_20_Font">
      <style:text-properties style:font-name="Ubuntu" style:font-name-asian="Ubuntu" style:font-name-complex="Ubuntu"/>
    </style:style>
    <style:style style:name="T123_4" style:family="text" style:parent-style-name="Default_20_Paragraph_20_Font">
      <style:text-properties style:font-name="Ubuntu" style:font-name-asian="Ubuntu" style:font-name-complex="Ubuntu"/>
    </style:style>
    <style:style style:name="T123_5" style:family="text" style:parent-style-name="Default_20_Paragraph_20_Font">
      <style:text-properties style:font-name="Ubuntu" style:font-name-asian="Ubuntu" style:font-name-complex="Ubuntu"/>
    </style:style>
    <style:style style:name="T123_6" style:family="text" style:parent-style-name="Default_20_Paragraph_20_Font">
      <style:text-properties style:font-name="Ubuntu" style:font-name-asian="Ubuntu" style:font-name-complex="Ubuntu"/>
    </style:style>
    <style:style style:name="T123_7" style:family="text" style:parent-style-name="Default_20_Paragraph_20_Font">
      <style:text-properties style:font-name="Ubuntu" style:font-name-asian="Ubuntu" style:font-name-complex="Ubuntu"/>
    </style:style>
    <style:style style:name="T123_8" style:family="text" style:parent-style-name="Default_20_Paragraph_20_Font">
      <style:text-properties style:font-name="Ubuntu" style:font-name-asian="Ubuntu" style:font-name-complex="Ubuntu"/>
    </style:style>
    <style:style style:name="T123_9" style:family="text" style:parent-style-name="Default_20_Paragraph_20_Font">
      <style:text-properties style:font-name="Ubuntu" style:font-name-asian="Ubuntu" style:font-name-complex="Ubuntu"/>
    </style:style>
    <style:style style:name="T123_10" style:family="text" style:parent-style-name="Default_20_Paragraph_20_Font">
      <style:text-properties style:font-name="Ubuntu" style:font-name-asian="Ubuntu" style:font-name-complex="Ubuntu"/>
    </style:style>
    <style:style style:name="T123_11" style:family="text" style:parent-style-name="Default_20_Paragraph_20_Font">
      <style:text-properties style:font-name="Ubuntu" style:font-name-asian="Ubuntu" style:font-name-complex="Ubuntu"/>
    </style:style>
    <style:style style:name="T123_12" style:family="text" style:parent-style-name="Default_20_Paragraph_20_Font">
      <style:text-properties style:font-name="Ubuntu" style:font-name-asian="Ubuntu" style:font-name-complex="Ubuntu"/>
    </style:style>
    <style:style style:name="T123_13" style:family="text" style:parent-style-name="Default_20_Paragraph_20_Font">
      <style:text-properties style:font-name="Ubuntu" style:font-name-asian="Ubuntu" style:font-name-complex="Ubuntu"/>
    </style:style>
    <style:style style:name="T123_14" style:family="text" style:parent-style-name="Default_20_Paragraph_20_Font">
      <style:text-properties style:font-name="Ubuntu" style:font-name-asian="Ubuntu" style:font-name-complex="Ubuntu"/>
    </style:style>
    <style:style style:name="T123_15" style:family="text" style:parent-style-name="Default_20_Paragraph_20_Font">
      <style:text-properties style:font-name="Ubuntu" style:font-name-asian="Ubuntu" style:font-name-complex="Ubuntu"/>
    </style:style>
    <style:style style:name="T123_16" style:family="text" style:parent-style-name="Default_20_Paragraph_20_Font">
      <style:text-properties style:font-name="Ubuntu" style:font-name-asian="Ubuntu" style:font-name-complex="Ubuntu"/>
    </style:style>
    <style:style style:name="T123_17" style:family="text" style:parent-style-name="Default_20_Paragraph_20_Font">
      <style:text-properties style:font-name="Ubuntu" style:font-name-asian="Ubuntu" style:font-name-complex="Ubuntu"/>
    </style:style>
    <style:style style:name="T123_18" style:family="text" style:parent-style-name="Default_20_Paragraph_20_Font">
      <style:text-properties style:font-name="Ubuntu" style:font-name-asian="Ubuntu" style:font-name-complex="Ubuntu"/>
    </style:style>
    <style:style style:name="T123_19" style:family="text" style:parent-style-name="Default_20_Paragraph_20_Font">
      <style:text-properties style:font-name="Ubuntu" style:font-name-asian="Ubuntu" style:font-name-complex="Ubuntu"/>
    </style:style>
    <style:style style:name="T123_20" style:family="text" style:parent-style-name="Default_20_Paragraph_20_Font">
      <style:text-properties style:font-name="Ubuntu" style:font-name-asian="Ubuntu" style:font-name-complex="Ubuntu"/>
    </style:style>
    <style:style style:name="T123_21" style:family="text" style:parent-style-name="Default_20_Paragraph_20_Font">
      <style:text-properties style:font-name="Ubuntu" style:font-name-asian="Ubuntu" style:font-name-complex="Ubuntu"/>
    </style:style>
    <style:style style:name="T123_22" style:family="text" style:parent-style-name="Default_20_Paragraph_20_Font">
      <style:text-properties style:font-name="Ubuntu" style:font-name-asian="Ubuntu" style:font-name-complex="Ubuntu"/>
    </style:style>
    <style:style style:name="T123_23" style:family="text" style:parent-style-name="Default_20_Paragraph_20_Font">
      <style:text-properties style:font-name="Ubuntu" style:font-name-asian="Ubuntu" style:font-name-complex="Ubuntu"/>
    </style:style>
    <style:style style:name="T123_24" style:family="text" style:parent-style-name="Default_20_Paragraph_20_Font">
      <style:text-properties style:font-name="Ubuntu" style:font-name-asian="Ubuntu" style:font-name-complex="Ubuntu"/>
    </style:style>
    <style:style style:name="T123_25" style:family="text" style:parent-style-name="Default_20_Paragraph_20_Font">
      <style:text-properties style:font-name="Ubuntu" style:font-name-asian="Ubuntu" style:font-name-complex="Ubuntu"/>
    </style:style>
    <style:style style:name="T123_26" style:family="text" style:parent-style-name="Default_20_Paragraph_20_Font">
      <style:text-properties style:font-name="Ubuntu" style:font-name-asian="Ubuntu" style:font-name-complex="Ubuntu"/>
    </style:style>
    <style:style style:name="T123_27" style:family="text" style:parent-style-name="Default_20_Paragraph_20_Font">
      <style:text-properties style:font-name="Ubuntu" style:font-name-asian="Ubuntu" style:font-name-complex="Ubuntu"/>
    </style:style>
    <style:style style:name="T123_28" style:family="text" style:parent-style-name="Default_20_Paragraph_20_Font">
      <style:text-properties style:font-name="Ubuntu" style:font-name-asian="Ubuntu" style:font-name-complex="Ubuntu"/>
    </style:style>
    <style:style style:name="T123_29" style:family="text" style:parent-style-name="Default_20_Paragraph_20_Font">
      <style:text-properties style:font-name="Ubuntu" style:font-name-asian="Ubuntu" style:font-name-complex="Ubuntu"/>
    </style:style>
    <style:style style:name="T123_30" style:family="text" style:parent-style-name="Default_20_Paragraph_20_Font">
      <style:text-properties style:font-name="Ubuntu" style:font-name-asian="Ubuntu" style:font-name-complex="Ubuntu"/>
    </style:style>
    <style:style style:name="T123_31" style:family="text" style:parent-style-name="Default_20_Paragraph_20_Font">
      <style:text-properties style:font-name="Ubuntu" style:font-name-asian="Ubuntu" style:font-name-complex="Ubuntu"/>
    </style:style>
    <style:style style:name="T123_32" style:family="text" style:parent-style-name="Default_20_Paragraph_20_Font">
      <style:text-properties style:font-name="Ubuntu" style:font-name-asian="Ubuntu" style:font-name-complex="Ubuntu"/>
    </style:style>
    <style:style style:name="T123_33" style:family="text" style:parent-style-name="Default_20_Paragraph_20_Font">
      <style:text-properties style:font-name="Ubuntu" style:font-name-asian="Ubuntu" style:font-name-complex="Ubuntu"/>
    </style:style>
    <style:style style:name="T123_34" style:family="text" style:parent-style-name="Default_20_Paragraph_20_Font">
      <style:text-properties style:font-name="Ubuntu" style:font-name-asian="Ubuntu" style:font-name-complex="Ubuntu"/>
    </style:style>
    <style:style style:name="T123_35" style:family="text" style:parent-style-name="Default_20_Paragraph_20_Font">
      <style:text-properties style:font-name="Ubuntu" style:font-name-asian="Ubuntu" style:font-name-complex="Ubuntu"/>
    </style:style>
    <style:style style:name="T123_36" style:family="text" style:parent-style-name="Default_20_Paragraph_20_Font">
      <style:text-properties style:font-name="Ubuntu" style:font-name-asian="Ubuntu" style:font-name-complex="Ubuntu"/>
    </style:style>
    <style:style style:name="T123_37" style:family="text" style:parent-style-name="Default_20_Paragraph_20_Font">
      <style:text-properties style:font-name="Ubuntu" style:font-name-asian="Ubuntu" style:font-name-complex="Ubuntu"/>
    </style:style>
    <style:style style:name="T123_38" style:family="text" style:parent-style-name="Default_20_Paragraph_20_Font">
      <style:text-properties style:font-name="Ubuntu" style:font-name-asian="Ubuntu" style:font-name-complex="Ubuntu"/>
    </style:style>
    <style:style style:name="T123_39" style:family="text" style:parent-style-name="Default_20_Paragraph_20_Font">
      <style:text-properties style:font-name="Ubuntu" style:font-name-asian="Ubuntu" style:font-name-complex="Ubuntu"/>
    </style:style>
    <style:style style:name="T123_40" style:family="text" style:parent-style-name="Default_20_Paragraph_20_Font">
      <style:text-properties style:font-name="Ubuntu" style:font-name-asian="Ubuntu" style:font-name-complex="Ubuntu"/>
    </style:style>
    <style:style style:name="T123_41" style:family="text" style:parent-style-name="Default_20_Paragraph_20_Font">
      <style:text-properties style:font-name="Ubuntu" style:font-name-asian="Ubuntu" style:font-name-complex="Ubuntu"/>
    </style:style>
    <style:style style:name="T123_42" style:family="text" style:parent-style-name="Default_20_Paragraph_20_Font">
      <style:text-properties style:font-name="Ubuntu" style:font-name-asian="Ubuntu" style:font-name-complex="Ubuntu"/>
    </style:style>
    <style:style style:name="T123_43" style:family="text" style:parent-style-name="Default_20_Paragraph_20_Font">
      <style:text-properties style:font-name="Ubuntu" style:font-name-asian="Ubuntu" style:font-name-complex="Ubuntu"/>
    </style:style>
    <style:style style:name="T123_44" style:family="text" style:parent-style-name="Default_20_Paragraph_20_Font">
      <style:text-properties style:font-name="Ubuntu" style:font-name-asian="Ubuntu" style:font-name-complex="Ubuntu"/>
    </style:style>
    <style:style style:name="T123_45" style:family="text" style:parent-style-name="Default_20_Paragraph_20_Font">
      <style:text-properties style:font-name="Ubuntu" style:font-name-asian="Ubuntu" style:font-name-complex="Ubuntu"/>
    </style:style>
    <style:style style:name="T123_46" style:family="text" style:parent-style-name="Default_20_Paragraph_20_Font">
      <style:text-properties style:font-name="Ubuntu" style:font-name-asian="Ubuntu" style:font-name-complex="Ubuntu"/>
    </style:style>
    <style:style style:name="T123_47" style:family="text" style:parent-style-name="Default_20_Paragraph_20_Font">
      <style:text-properties style:font-name="Ubuntu" style:font-name-asian="Ubuntu" style:font-name-complex="Ubuntu"/>
    </style:style>
    <style:style style:name="T123_48" style:family="text" style:parent-style-name="Default_20_Paragraph_20_Font">
      <style:text-properties style:font-name="Ubuntu" style:font-name-asian="Ubuntu" style:font-name-complex="Ubuntu"/>
    </style:style>
    <style:style style:name="T123_49" style:family="text" style:parent-style-name="Default_20_Paragraph_20_Font">
      <style:text-properties style:font-name="Ubuntu" style:font-name-asian="Ubuntu" style:font-name-complex="Ubuntu"/>
    </style:style>
    <style:style style:name="T123_50" style:family="text" style:parent-style-name="Default_20_Paragraph_20_Font">
      <style:text-properties style:font-name="Ubuntu" style:font-name-asian="Ubuntu" style:font-name-complex="Ubuntu"/>
    </style:style>
    <style:style style:name="T123_51" style:family="text" style:parent-style-name="Default_20_Paragraph_20_Font">
      <style:text-properties style:font-name="Ubuntu" style:font-name-asian="Ubuntu" style:font-name-complex="Ubuntu"/>
    </style:style>
    <style:style style:name="T123_52" style:family="text" style:parent-style-name="Default_20_Paragraph_20_Font">
      <style:text-properties style:font-name="Ubuntu" style:font-name-asian="Ubuntu" style:font-name-complex="Ubuntu"/>
    </style:style>
    <style:style style:name="T123_53" style:family="text" style:parent-style-name="Default_20_Paragraph_20_Font">
      <style:text-properties style:font-name="Ubuntu" style:font-name-asian="Ubuntu" style:font-name-complex="Ubuntu"/>
    </style:style>
    <style:style style:name="T123_54" style:family="text" style:parent-style-name="Default_20_Paragraph_20_Font">
      <style:text-properties style:font-name="Ubuntu" style:font-name-asian="Ubuntu" style:font-name-complex="Ubuntu"/>
    </style:style>
    <style:style style:name="T123_55" style:family="text" style:parent-style-name="Default_20_Paragraph_20_Font">
      <style:text-properties style:font-name="Ubuntu" style:font-name-asian="Ubuntu" style:font-name-complex="Ubuntu"/>
    </style:style>
    <style:style style:name="T123_56" style:family="text" style:parent-style-name="Default_20_Paragraph_20_Font">
      <style:text-properties style:font-name="Ubuntu" style:font-name-asian="Ubuntu" style:font-name-complex="Ubuntu"/>
    </style:style>
    <style:style style:name="T123_57" style:family="text" style:parent-style-name="Default_20_Paragraph_20_Font">
      <style:text-properties style:font-name="Ubuntu" style:font-name-asian="Ubuntu" style:font-name-complex="Ubuntu"/>
    </style:style>
    <style:style style:name="T123_58" style:family="text" style:parent-style-name="Default_20_Paragraph_20_Font">
      <style:text-properties style:font-name="Ubuntu" style:font-name-asian="Ubuntu" style:font-name-complex="Ubuntu"/>
    </style:style>
    <style:style style:name="T123_59" style:family="text" style:parent-style-name="Default_20_Paragraph_20_Font">
      <style:text-properties style:font-name="Ubuntu" style:font-name-asian="Ubuntu" style:font-name-complex="Ubuntu"/>
    </style:style>
    <style:style style:name="T123_60" style:family="text" style:parent-style-name="Default_20_Paragraph_20_Font">
      <style:text-properties style:font-name="Ubuntu" style:font-name-asian="Ubuntu" style:font-name-complex="Ubuntu"/>
    </style:style>
    <style:style style:name="T123_61" style:family="text" style:parent-style-name="Default_20_Paragraph_20_Font">
      <style:text-properties style:font-name="Ubuntu" style:font-name-asian="Ubuntu" style:font-name-complex="Ubuntu"/>
    </style:style>
    <style:style style:name="T123_62" style:family="text" style:parent-style-name="Default_20_Paragraph_20_Font">
      <style:text-properties style:font-name="Ubuntu" style:font-name-asian="Ubuntu" style:font-name-complex="Ubuntu"/>
    </style:style>
    <style:style style:name="T123_63" style:family="text" style:parent-style-name="Default_20_Paragraph_20_Font">
      <style:text-properties style:font-name="Ubuntu" style:font-name-asian="Ubuntu" style:font-name-complex="Ubuntu"/>
    </style:style>
    <style:style style:name="T123_64" style:family="text" style:parent-style-name="Default_20_Paragraph_20_Font">
      <style:text-properties style:font-name="Ubuntu" style:font-name-asian="Ubuntu" style:font-name-complex="Ubuntu"/>
    </style:style>
    <style:style style:name="P124" style:family="paragraph" style:parent-style-name="Heading_20_3">
      <style:paragraph-properties fo:text-align="justify" fo:break-before="auto"/>
    </style:style>
    <style:style style:name="T124_1" style:family="text" style:parent-style-name="Default_20_Paragraph_20_Font">
      <style:text-properties style:font-name="Ubuntu" style:font-name-asian="Ubuntu" style:font-name-complex="Ubuntu"/>
    </style:style>
    <style:style style:name="P125" style:family="paragraph" style:parent-style-name="Heading_20_3">
      <style:paragraph-properties fo:text-align="justify" fo:break-before="auto"/>
    </style:style>
    <style:style style:name="T125_1" style:family="text" style:parent-style-name="Default_20_Paragraph_20_Font">
      <style:text-properties style:font-name="Ubuntu" style:font-name-asian="Ubuntu" style:font-name-complex="Ubuntu"/>
    </style:style>
    <style:style style:name="T125_2" style:family="text" style:parent-style-name="Default_20_Paragraph_20_Font">
      <style:text-properties style:font-name="Ubuntu" style:font-name-asian="Ubuntu" style:font-name-complex="Ubuntu"/>
    </style:style>
    <style:style style:name="T125_3" style:family="text" style:parent-style-name="Default_20_Paragraph_20_Font">
      <style:text-properties style:font-name="Ubuntu" style:font-name-asian="Ubuntu" style:font-name-complex="Ubuntu"/>
    </style:style>
    <style:style style:name="P126" style:family="paragraph" style:parent-style-name="Standard">
      <style:paragraph-properties fo:text-align="justify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26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26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26_3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26_4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26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justify" fo:break-before="auto" fo:text-indent="0cm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27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27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27_3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27_4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27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28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28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28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28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28_5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28_6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28_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29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29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29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29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29_5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29_6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29_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0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0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0_3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0_4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0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justify" fo:break-before="auto" fo:text-indent="0cm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1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1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1_3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31_4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31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2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2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2_3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2_4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2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justify" fo:break-before="auto" fo:text-indent="0cm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3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3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3_3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33_4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33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4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4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4_3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34_4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34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justify" fo:break-before="auto" fo:text-indent="0cm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5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5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5_3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5_4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5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6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6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6_3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6_4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6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7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7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7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7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7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7_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7_7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37_8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37_9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8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8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8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8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8_5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38_6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38_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9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9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9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9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9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9_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39_7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39_8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39_9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justify" fo:break-before="auto" fo:text-indent="0cm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40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40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40_3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40_4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40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justify" fo:break-before="auto" fo:text-indent="0cm" fo:line-height="100%" fo:margin-top="0cm" fo:margin-bottom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41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41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41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41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41_5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41_6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41_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42" style:family="paragraph" style:parent-style-name="Heading_20_4">
      <style:paragraph-properties fo:text-align="justify" fo:break-before="auto"/>
    </style:style>
    <style:style style:name="T142_1" style:family="text" style:parent-style-name="Default_20_Paragraph_20_Font"/>
    <style:style style:name="T142_2" style:family="text" style:parent-style-name="Default_20_Paragraph_20_Font"/>
    <style:style style:name="T142_3" style:family="text" style:parent-style-name="Default_20_Paragraph_20_Font"/>
    <style:style style:name="T142_4" style:family="text" style:parent-style-name="Default_20_Paragraph_20_Font"/>
    <style:style style:name="T142_5" style:family="text" style:parent-style-name="Default_20_Paragraph_20_Font"/>
    <style:style style:name="T142_6" style:family="text" style:parent-style-name="Default_20_Paragraph_20_Font"/>
    <style:style style:name="T142_7" style:family="text" style:parent-style-name="Default_20_Paragraph_20_Font"/>
    <style:style style:name="T142_8" style:family="text" style:parent-style-name="Default_20_Paragraph_20_Font"/>
    <style:style style:name="P143" style:family="paragraph" style:parent-style-name="Standard">
      <style:paragraph-properties fo:text-align="justify" fo:break-before="auto"/>
    </style:style>
    <style:style style:name="T143_1" style:family="text" style:parent-style-name="Default_20_Paragraph_20_Font">
      <style:text-properties style:font-name="Ubuntu" style:font-name-asian="Ubuntu" style:font-name-complex="Ubuntu"/>
    </style:style>
    <style:style style:name="T143_2" style:family="text" style:parent-style-name="Default_20_Paragraph_20_Font">
      <style:text-properties style:font-name="Ubuntu" style:font-name-asian="Ubuntu" style:font-name-complex="Ubuntu"/>
    </style:style>
    <style:style style:name="T143_3" style:family="text" style:parent-style-name="Default_20_Paragraph_20_Font">
      <style:text-properties style:font-name="Ubuntu" style:font-name-asian="Ubuntu" style:font-name-complex="Ubuntu"/>
    </style:style>
    <style:style style:name="T143_4" style:family="text" style:parent-style-name="Default_20_Paragraph_20_Font">
      <style:text-properties style:font-name="Ubuntu" style:font-name-asian="Ubuntu" style:font-name-complex="Ubuntu"/>
    </style:style>
    <style:style style:name="T143_5" style:family="text" style:parent-style-name="Default_20_Paragraph_20_Font">
      <style:text-properties style:font-name="Ubuntu" style:font-name-asian="Ubuntu" style:font-name-complex="Ubuntu"/>
    </style:style>
    <style:style style:name="T143_6" style:family="text" style:parent-style-name="Default_20_Paragraph_20_Font">
      <style:text-properties style:font-name="Ubuntu" style:font-name-asian="Ubuntu" style:font-name-complex="Ubuntu"/>
    </style:style>
    <style:style style:name="T143_7" style:family="text" style:parent-style-name="Default_20_Paragraph_20_Font">
      <style:text-properties style:font-name="Ubuntu" style:font-name-asian="Ubuntu" style:font-name-complex="Ubuntu"/>
    </style:style>
    <style:style style:name="T143_8" style:family="text" style:parent-style-name="Default_20_Paragraph_20_Font">
      <style:text-properties style:font-name="Ubuntu" style:font-name-asian="Ubuntu" style:font-name-complex="Ubuntu"/>
    </style:style>
    <style:style style:name="T143_9" style:family="text" style:parent-style-name="Default_20_Paragraph_20_Font">
      <style:text-properties style:font-name="Ubuntu" style:font-name-asian="Ubuntu" style:font-name-complex="Ubuntu"/>
    </style:style>
    <style:style style:name="T143_10" style:family="text" style:parent-style-name="Default_20_Paragraph_20_Font">
      <style:text-properties style:font-name="Ubuntu" style:font-name-asian="Ubuntu" style:font-name-complex="Ubuntu"/>
    </style:style>
    <style:style style:name="T143_11" style:family="text" style:parent-style-name="Default_20_Paragraph_20_Font">
      <style:text-properties style:font-name="Ubuntu" style:font-name-asian="Ubuntu" style:font-name-complex="Ubuntu"/>
    </style:style>
    <style:style style:name="T143_12" style:family="text" style:parent-style-name="Default_20_Paragraph_20_Font">
      <style:text-properties style:font-name="Ubuntu" style:font-name-asian="Ubuntu" style:font-name-complex="Ubuntu"/>
    </style:style>
    <style:style style:name="T143_13" style:family="text" style:parent-style-name="Default_20_Paragraph_20_Font">
      <style:text-properties style:font-name="Ubuntu" style:font-name-asian="Ubuntu" style:font-name-complex="Ubuntu"/>
    </style:style>
    <style:style style:name="T143_14" style:family="text" style:parent-style-name="Default_20_Paragraph_20_Font">
      <style:text-properties style:font-name="Ubuntu" style:font-name-asian="Ubuntu" style:font-name-complex="Ubuntu"/>
    </style:style>
    <style:style style:name="T143_15" style:family="text" style:parent-style-name="Default_20_Paragraph_20_Font">
      <style:text-properties style:font-name="Ubuntu" style:font-name-asian="Ubuntu" style:font-name-complex="Ubuntu"/>
    </style:style>
    <style:style style:name="T143_16" style:family="text" style:parent-style-name="Default_20_Paragraph_20_Font">
      <style:text-properties style:font-name="Ubuntu" style:font-name-asian="Ubuntu" style:font-name-complex="Ubuntu"/>
    </style:style>
    <style:style style:name="T143_17" style:family="text" style:parent-style-name="Default_20_Paragraph_20_Font">
      <style:text-properties style:font-name="Ubuntu" style:font-name-asian="Ubuntu" style:font-name-complex="Ubuntu"/>
    </style:style>
    <style:style style:name="T143_18" style:family="text" style:parent-style-name="Default_20_Paragraph_20_Font">
      <style:text-properties style:font-name="Ubuntu" style:font-name-asian="Ubuntu" style:font-name-complex="Ubuntu"/>
    </style:style>
    <style:style style:name="T143_19" style:family="text" style:parent-style-name="Default_20_Paragraph_20_Font">
      <style:text-properties style:font-name="Ubuntu" style:font-name-asian="Ubuntu" style:font-name-complex="Ubuntu"/>
    </style:style>
    <style:style style:name="T143_20" style:family="text" style:parent-style-name="Default_20_Paragraph_20_Font">
      <style:text-properties style:font-name="Ubuntu" style:font-name-asian="Ubuntu" style:font-name-complex="Ubuntu"/>
    </style:style>
    <style:style style:name="T143_21" style:family="text" style:parent-style-name="Default_20_Paragraph_20_Font">
      <style:text-properties style:font-name="Ubuntu" style:font-name-asian="Ubuntu" style:font-name-complex="Ubuntu"/>
    </style:style>
    <style:style style:name="T143_22" style:family="text" style:parent-style-name="Default_20_Paragraph_20_Font">
      <style:text-properties style:font-name="Ubuntu" style:font-name-asian="Ubuntu" style:font-name-complex="Ubuntu"/>
    </style:style>
    <style:style style:name="T143_23" style:family="text" style:parent-style-name="Default_20_Paragraph_20_Font">
      <style:text-properties style:font-name="Ubuntu" style:font-name-asian="Ubuntu" style:font-name-complex="Ubuntu"/>
    </style:style>
    <style:style style:name="T143_24" style:family="text" style:parent-style-name="Default_20_Paragraph_20_Font">
      <style:text-properties style:font-name="Ubuntu" style:font-name-asian="Ubuntu" style:font-name-complex="Ubuntu"/>
    </style:style>
    <style:style style:name="T143_25" style:family="text" style:parent-style-name="Default_20_Paragraph_20_Font">
      <style:text-properties style:font-name="Ubuntu" style:font-name-asian="Ubuntu" style:font-name-complex="Ubuntu"/>
    </style:style>
    <style:style style:name="T143_26" style:family="text" style:parent-style-name="Default_20_Paragraph_20_Font">
      <style:text-properties style:font-name="Ubuntu" style:font-name-asian="Ubuntu" style:font-name-complex="Ubuntu"/>
    </style:style>
    <style:style style:name="T143_27" style:family="text" style:parent-style-name="Default_20_Paragraph_20_Font">
      <style:text-properties style:font-name="Ubuntu" style:font-name-asian="Ubuntu" style:font-name-complex="Ubuntu"/>
    </style:style>
    <style:style style:name="T143_28" style:family="text" style:parent-style-name="Default_20_Paragraph_20_Font">
      <style:text-properties style:font-name="Ubuntu" style:font-name-asian="Ubuntu" style:font-name-complex="Ubuntu"/>
    </style:style>
    <style:style style:name="T143_29" style:family="text" style:parent-style-name="Default_20_Paragraph_20_Font">
      <style:text-properties style:font-name="Ubuntu" style:font-name-asian="Ubuntu" style:font-name-complex="Ubuntu"/>
    </style:style>
    <style:style style:name="T143_30" style:family="text" style:parent-style-name="Default_20_Paragraph_20_Font">
      <style:text-properties style:font-name="Ubuntu" style:font-name-asian="Ubuntu" style:font-name-complex="Ubuntu"/>
    </style:style>
    <style:style style:name="T143_31" style:family="text" style:parent-style-name="Default_20_Paragraph_20_Font">
      <style:text-properties style:font-name="Ubuntu" style:font-name-asian="Ubuntu" style:font-name-complex="Ubuntu"/>
    </style:style>
    <style:style style:name="T143_32" style:family="text" style:parent-style-name="Default_20_Paragraph_20_Font">
      <style:text-properties style:font-name="Ubuntu" style:font-name-asian="Ubuntu" style:font-name-complex="Ubuntu"/>
    </style:style>
    <style:style style:name="T143_33" style:family="text" style:parent-style-name="Default_20_Paragraph_20_Font">
      <style:text-properties style:font-name="Ubuntu" style:font-name-asian="Ubuntu" style:font-name-complex="Ubuntu"/>
    </style:style>
    <style:style style:name="T143_34" style:family="text" style:parent-style-name="Default_20_Paragraph_20_Font">
      <style:text-properties style:font-name="Ubuntu" style:font-name-asian="Ubuntu" style:font-name-complex="Ubuntu"/>
    </style:style>
    <style:style style:name="T143_35" style:family="text" style:parent-style-name="Default_20_Paragraph_20_Font">
      <style:text-properties style:font-name="Ubuntu" style:font-name-asian="Ubuntu" style:font-name-complex="Ubuntu"/>
    </style:style>
    <style:style style:name="T143_36" style:family="text" style:parent-style-name="Default_20_Paragraph_20_Font">
      <style:text-properties style:font-name="Ubuntu" style:font-name-asian="Ubuntu" style:font-name-complex="Ubuntu"/>
    </style:style>
    <style:style style:name="T143_37" style:family="text" style:parent-style-name="Default_20_Paragraph_20_Font">
      <style:text-properties style:font-name="Ubuntu" style:font-name-asian="Ubuntu" style:font-name-complex="Ubuntu"/>
    </style:style>
    <style:style style:name="T143_38" style:family="text" style:parent-style-name="Default_20_Paragraph_20_Font">
      <style:text-properties style:font-name="Ubuntu" style:font-name-asian="Ubuntu" style:font-name-complex="Ubuntu"/>
    </style:style>
    <style:style style:name="T143_39" style:family="text" style:parent-style-name="Default_20_Paragraph_20_Font">
      <style:text-properties style:font-name="Ubuntu" style:font-name-asian="Ubuntu" style:font-name-complex="Ubuntu"/>
    </style:style>
    <style:style style:name="T143_40" style:family="text" style:parent-style-name="Default_20_Paragraph_20_Font">
      <style:text-properties style:font-name="Ubuntu" style:font-name-asian="Ubuntu" style:font-name-complex="Ubuntu"/>
    </style:style>
    <style:style style:name="T143_41" style:family="text" style:parent-style-name="Default_20_Paragraph_20_Font">
      <style:text-properties style:font-name="Ubuntu" style:font-name-asian="Ubuntu" style:font-name-complex="Ubuntu"/>
    </style:style>
    <style:style style:name="T143_42" style:family="text" style:parent-style-name="Default_20_Paragraph_20_Font">
      <style:text-properties style:font-name="Ubuntu" style:font-name-asian="Ubuntu" style:font-name-complex="Ubuntu"/>
    </style:style>
    <style:style style:name="T143_43" style:family="text" style:parent-style-name="Default_20_Paragraph_20_Font">
      <style:text-properties style:font-name="Ubuntu" style:font-name-asian="Ubuntu" style:font-name-complex="Ubuntu"/>
    </style:style>
    <style:style style:name="T143_44" style:family="text" style:parent-style-name="Default_20_Paragraph_20_Font">
      <style:text-properties style:font-name="Ubuntu" style:font-name-asian="Ubuntu" style:font-name-complex="Ubuntu"/>
    </style:style>
    <style:style style:name="T143_45" style:family="text" style:parent-style-name="Default_20_Paragraph_20_Font">
      <style:text-properties style:font-name="Ubuntu" style:font-name-asian="Ubuntu" style:font-name-complex="Ubuntu"/>
    </style:style>
    <style:style style:name="T143_46" style:family="text" style:parent-style-name="Default_20_Paragraph_20_Font">
      <style:text-properties style:font-name="Ubuntu" style:font-name-asian="Ubuntu" style:font-name-complex="Ubuntu"/>
    </style:style>
    <style:style style:name="T143_47" style:family="text" style:parent-style-name="Default_20_Paragraph_20_Font">
      <style:text-properties style:font-name="Ubuntu" style:font-name-asian="Ubuntu" style:font-name-complex="Ubuntu"/>
    </style:style>
    <style:style style:name="T143_48" style:family="text" style:parent-style-name="Default_20_Paragraph_20_Font">
      <style:text-properties style:font-name="Ubuntu" style:font-name-asian="Ubuntu" style:font-name-complex="Ubuntu"/>
    </style:style>
    <style:style style:name="T143_49" style:family="text" style:parent-style-name="Default_20_Paragraph_20_Font">
      <style:text-properties style:font-name="Ubuntu" style:font-name-asian="Ubuntu" style:font-name-complex="Ubuntu"/>
    </style:style>
    <style:style style:name="T143_50" style:family="text" style:parent-style-name="Default_20_Paragraph_20_Font">
      <style:text-properties style:font-name="Ubuntu" style:font-name-asian="Ubuntu" style:font-name-complex="Ubuntu"/>
    </style:style>
    <style:style style:name="T143_51" style:family="text" style:parent-style-name="Default_20_Paragraph_20_Font">
      <style:text-properties style:font-name="Ubuntu" style:font-name-asian="Ubuntu" style:font-name-complex="Ubuntu"/>
    </style:style>
    <style:style style:name="T143_52" style:family="text" style:parent-style-name="Default_20_Paragraph_20_Font">
      <style:text-properties style:font-name="Ubuntu" style:font-name-asian="Ubuntu" style:font-name-complex="Ubuntu"/>
    </style:style>
    <style:style style:name="T143_53" style:family="text" style:parent-style-name="Default_20_Paragraph_20_Font">
      <style:text-properties style:font-name="Ubuntu" style:font-name-asian="Ubuntu" style:font-name-complex="Ubuntu"/>
    </style:style>
    <style:style style:name="T143_54" style:family="text" style:parent-style-name="Default_20_Paragraph_20_Font">
      <style:text-properties style:font-name="Ubuntu" style:font-name-asian="Ubuntu" style:font-name-complex="Ubuntu"/>
    </style:style>
    <style:style style:name="T143_55" style:family="text" style:parent-style-name="Default_20_Paragraph_20_Font">
      <style:text-properties style:font-name="Ubuntu" style:font-name-asian="Ubuntu" style:font-name-complex="Ubuntu"/>
    </style:style>
    <style:style style:name="T143_56" style:family="text" style:parent-style-name="Default_20_Paragraph_20_Font">
      <style:text-properties style:font-name="Ubuntu" style:font-name-asian="Ubuntu" style:font-name-complex="Ubuntu"/>
    </style:style>
    <style:style style:name="T143_57" style:family="text" style:parent-style-name="Default_20_Paragraph_20_Font">
      <style:text-properties style:font-name="Ubuntu" style:font-name-asian="Ubuntu" style:font-name-complex="Ubuntu"/>
    </style:style>
    <style:style style:name="T143_58" style:family="text" style:parent-style-name="Default_20_Paragraph_20_Font">
      <style:text-properties style:font-name="Ubuntu" style:font-name-asian="Ubuntu" style:font-name-complex="Ubuntu"/>
    </style:style>
    <style:style style:name="T143_59" style:family="text" style:parent-style-name="Default_20_Paragraph_20_Font">
      <style:text-properties style:font-name="Ubuntu" style:font-name-asian="Ubuntu" style:font-name-complex="Ubuntu"/>
    </style:style>
    <style:style style:name="T143_60" style:family="text" style:parent-style-name="Default_20_Paragraph_20_Font">
      <style:text-properties style:font-name="Ubuntu" style:font-name-asian="Ubuntu" style:font-name-complex="Ubuntu"/>
    </style:style>
    <style:style style:name="T143_61" style:family="text" style:parent-style-name="Default_20_Paragraph_20_Font">
      <style:text-properties style:font-name="Ubuntu" style:font-name-asian="Ubuntu" style:font-name-complex="Ubuntu"/>
    </style:style>
    <style:style style:name="T143_62" style:family="text" style:parent-style-name="Default_20_Paragraph_20_Font">
      <style:text-properties style:font-name="Ubuntu" style:font-name-asian="Ubuntu" style:font-name-complex="Ubuntu"/>
    </style:style>
    <style:style style:name="T143_63" style:family="text" style:parent-style-name="Default_20_Paragraph_20_Font">
      <style:text-properties style:font-name="Ubuntu" style:font-name-asian="Ubuntu" style:font-name-complex="Ubuntu"/>
    </style:style>
    <style:style style:name="T143_64" style:family="text" style:parent-style-name="Default_20_Paragraph_20_Font">
      <style:text-properties style:font-name="Ubuntu" style:font-name-asian="Ubuntu" style:font-name-complex="Ubuntu"/>
    </style:style>
    <style:style style:name="T143_65" style:family="text" style:parent-style-name="Default_20_Paragraph_20_Font">
      <style:text-properties style:font-name="Ubuntu" style:font-name-asian="Ubuntu" style:font-name-complex="Ubuntu"/>
    </style:style>
    <style:style style:name="T143_66" style:family="text" style:parent-style-name="Default_20_Paragraph_20_Font">
      <style:text-properties style:font-name="Ubuntu" style:font-name-asian="Ubuntu" style:font-name-complex="Ubuntu"/>
    </style:style>
    <style:style style:name="T143_67" style:family="text" style:parent-style-name="Default_20_Paragraph_20_Font">
      <style:text-properties style:font-name="Ubuntu" style:font-name-asian="Ubuntu" style:font-name-complex="Ubuntu"/>
    </style:style>
    <style:style style:name="P144" style:family="paragraph" style:parent-style-name="Standard">
      <style:paragraph-properties fo:text-align="justify" fo:break-before="auto"/>
      <style:text-properties style:font-name="Ubuntu" style:font-name-asian="Ubuntu" style:font-name-complex="Ubuntu"/>
    </style:style>
    <style:style style:name="P145" style:family="paragraph" style:parent-style-name="Standard">
      <style:paragraph-properties fo:text-align="justify" fo:break-before="auto"/>
    </style:style>
    <style:style style:name="T145_1" style:family="text" style:parent-style-name="Default_20_Paragraph_20_Font">
      <style:text-properties style:font-name="Ubuntu" style:font-name-asian="Ubuntu" style:font-name-complex="Ubuntu"/>
    </style:style>
    <style:style style:name="T145_2" style:family="text" style:parent-style-name="Default_20_Paragraph_20_Font">
      <style:text-properties style:font-name="Ubuntu" style:font-name-asian="Ubuntu" style:font-name-complex="Ubuntu"/>
    </style:style>
    <style:style style:name="T145_3" style:family="text" style:parent-style-name="Default_20_Paragraph_20_Font">
      <style:text-properties style:font-name="Ubuntu" style:font-name-asian="Ubuntu" style:font-name-complex="Ubuntu"/>
    </style:style>
    <style:style style:name="T145_4" style:family="text" style:parent-style-name="Default_20_Paragraph_20_Font">
      <style:text-properties style:font-name="Ubuntu" style:font-name-asian="Ubuntu" style:font-name-complex="Ubuntu"/>
    </style:style>
    <style:style style:name="T145_5" style:family="text" style:parent-style-name="Default_20_Paragraph_20_Font">
      <style:text-properties style:font-name="Ubuntu" style:font-name-asian="Ubuntu" style:font-name-complex="Ubuntu"/>
    </style:style>
    <style:style style:name="T145_6" style:family="text" style:parent-style-name="Default_20_Paragraph_20_Font">
      <style:text-properties style:font-name="Ubuntu" style:font-name-asian="Ubuntu" style:font-name-complex="Ubuntu"/>
    </style:style>
    <style:style style:name="T145_7" style:family="text" style:parent-style-name="Default_20_Paragraph_20_Font">
      <style:text-properties style:font-name="Ubuntu" style:font-name-asian="Ubuntu" style:font-name-complex="Ubuntu"/>
    </style:style>
    <style:style style:name="T145_8" style:family="text" style:parent-style-name="Default_20_Paragraph_20_Font">
      <style:text-properties style:font-name="Ubuntu" style:font-name-asian="Ubuntu" style:font-name-complex="Ubuntu"/>
    </style:style>
    <style:style style:name="T145_9" style:family="text" style:parent-style-name="Default_20_Paragraph_20_Font">
      <style:text-properties style:font-name="Ubuntu" style:font-name-asian="Ubuntu" style:font-name-complex="Ubuntu"/>
    </style:style>
    <style:style style:name="T145_10" style:family="text" style:parent-style-name="Default_20_Paragraph_20_Font">
      <style:text-properties style:font-name="Ubuntu" style:font-name-asian="Ubuntu" style:font-name-complex="Ubuntu"/>
    </style:style>
    <style:style style:name="T145_11" style:family="text" style:parent-style-name="Default_20_Paragraph_20_Font">
      <style:text-properties style:font-name="Ubuntu" style:font-name-asian="Ubuntu" style:font-name-complex="Ubuntu"/>
    </style:style>
    <style:style style:name="T145_12" style:family="text" style:parent-style-name="Default_20_Paragraph_20_Font">
      <style:text-properties style:font-name="Ubuntu" style:font-name-asian="Ubuntu" style:font-name-complex="Ubuntu"/>
    </style:style>
    <style:style style:name="T145_13" style:family="text" style:parent-style-name="Default_20_Paragraph_20_Font">
      <style:text-properties style:font-name="Ubuntu" style:font-name-asian="Ubuntu" style:font-name-complex="Ubuntu"/>
    </style:style>
    <style:style style:name="T145_14" style:family="text" style:parent-style-name="Default_20_Paragraph_20_Font">
      <style:text-properties style:font-name="Ubuntu" style:font-name-asian="Ubuntu" style:font-name-complex="Ubuntu"/>
    </style:style>
    <style:style style:name="T145_15" style:family="text" style:parent-style-name="Default_20_Paragraph_20_Font">
      <style:text-properties style:font-name="Ubuntu" style:font-name-asian="Ubuntu" style:font-name-complex="Ubuntu"/>
    </style:style>
    <style:style style:name="T145_16" style:family="text" style:parent-style-name="Default_20_Paragraph_20_Font">
      <style:text-properties style:font-name="Ubuntu" style:font-name-asian="Ubuntu" style:font-name-complex="Ubuntu"/>
    </style:style>
    <style:style style:name="T145_17" style:family="text" style:parent-style-name="Default_20_Paragraph_20_Font">
      <style:text-properties style:font-name="Ubuntu" style:font-name-asian="Ubuntu" style:font-name-complex="Ubuntu"/>
    </style:style>
    <style:style style:name="T145_18" style:family="text" style:parent-style-name="Default_20_Paragraph_20_Font">
      <style:text-properties style:font-name="Ubuntu" style:font-name-asian="Ubuntu" style:font-name-complex="Ubuntu"/>
    </style:style>
    <style:style style:name="T145_19" style:family="text" style:parent-style-name="Default_20_Paragraph_20_Font">
      <style:text-properties style:font-name="Ubuntu" style:font-name-asian="Ubuntu" style:font-name-complex="Ubuntu"/>
    </style:style>
    <style:style style:name="T145_20" style:family="text" style:parent-style-name="Default_20_Paragraph_20_Font">
      <style:text-properties style:font-name="Ubuntu" style:font-name-asian="Ubuntu" style:font-name-complex="Ubuntu"/>
    </style:style>
    <style:style style:name="T145_21" style:family="text" style:parent-style-name="Default_20_Paragraph_20_Font">
      <style:text-properties style:font-name="Ubuntu" style:font-name-asian="Ubuntu" style:font-name-complex="Ubuntu"/>
    </style:style>
    <style:style style:name="T145_22" style:family="text" style:parent-style-name="Default_20_Paragraph_20_Font">
      <style:text-properties style:font-name="Ubuntu" style:font-name-asian="Ubuntu" style:font-name-complex="Ubuntu"/>
    </style:style>
    <style:style style:name="T145_23" style:family="text" style:parent-style-name="Default_20_Paragraph_20_Font">
      <style:text-properties style:font-name="Ubuntu" style:font-name-asian="Ubuntu" style:font-name-complex="Ubuntu"/>
    </style:style>
    <style:style style:name="T145_24" style:family="text" style:parent-style-name="Default_20_Paragraph_20_Font">
      <style:text-properties style:font-name="Ubuntu" style:font-name-asian="Ubuntu" style:font-name-complex="Ubuntu"/>
    </style:style>
    <style:style style:name="T145_25" style:family="text" style:parent-style-name="Default_20_Paragraph_20_Font">
      <style:text-properties style:font-name="Ubuntu" style:font-name-asian="Ubuntu" style:font-name-complex="Ubuntu"/>
    </style:style>
    <style:style style:name="T145_26" style:family="text" style:parent-style-name="Default_20_Paragraph_20_Font">
      <style:text-properties style:font-name="Ubuntu" style:font-name-asian="Ubuntu" style:font-name-complex="Ubuntu"/>
    </style:style>
    <style:style style:name="T145_27" style:family="text" style:parent-style-name="Default_20_Paragraph_20_Font">
      <style:text-properties style:font-name="Ubuntu" style:font-name-asian="Ubuntu" style:font-name-complex="Ubuntu"/>
    </style:style>
    <style:style style:name="T145_28" style:family="text" style:parent-style-name="Default_20_Paragraph_20_Font">
      <style:text-properties style:font-name="Ubuntu" style:font-name-asian="Ubuntu" style:font-name-complex="Ubuntu"/>
    </style:style>
    <style:style style:name="T145_29" style:family="text" style:parent-style-name="Default_20_Paragraph_20_Font">
      <style:text-properties style:font-name="Ubuntu" style:font-name-asian="Ubuntu" style:font-name-complex="Ubuntu"/>
    </style:style>
    <style:style style:name="T145_30" style:family="text" style:parent-style-name="Default_20_Paragraph_20_Font">
      <style:text-properties style:font-name="Ubuntu" style:font-name-asian="Ubuntu" style:font-name-complex="Ubuntu"/>
    </style:style>
    <style:style style:name="T145_31" style:family="text" style:parent-style-name="Default_20_Paragraph_20_Font">
      <style:text-properties style:font-name="Ubuntu" style:font-name-asian="Ubuntu" style:font-name-complex="Ubuntu"/>
    </style:style>
    <style:style style:name="T145_32" style:family="text" style:parent-style-name="Default_20_Paragraph_20_Font">
      <style:text-properties style:font-name="Ubuntu" style:font-name-asian="Ubuntu" style:font-name-complex="Ubuntu"/>
    </style:style>
    <style:style style:name="T145_33" style:family="text" style:parent-style-name="Default_20_Paragraph_20_Font">
      <style:text-properties style:font-name="Ubuntu" style:font-name-asian="Ubuntu" style:font-name-complex="Ubuntu"/>
    </style:style>
    <style:style style:name="T145_34" style:family="text" style:parent-style-name="Default_20_Paragraph_20_Font">
      <style:text-properties style:font-name="Ubuntu" style:font-name-asian="Ubuntu" style:font-name-complex="Ubuntu"/>
    </style:style>
    <style:style style:name="T145_35" style:family="text" style:parent-style-name="Default_20_Paragraph_20_Font">
      <style:text-properties style:font-name="Ubuntu" style:font-name-asian="Ubuntu" style:font-name-complex="Ubuntu"/>
    </style:style>
    <style:style style:name="T145_36" style:family="text" style:parent-style-name="Default_20_Paragraph_20_Font">
      <style:text-properties style:font-name="Ubuntu" style:font-name-asian="Ubuntu" style:font-name-complex="Ubuntu"/>
    </style:style>
    <style:style style:name="T145_37" style:family="text" style:parent-style-name="Default_20_Paragraph_20_Font">
      <style:text-properties style:font-name="Ubuntu" style:font-name-asian="Ubuntu" style:font-name-complex="Ubuntu"/>
    </style:style>
    <style:style style:name="T145_38" style:family="text" style:parent-style-name="Default_20_Paragraph_20_Font">
      <style:text-properties style:font-name="Ubuntu" style:font-name-asian="Ubuntu" style:font-name-complex="Ubuntu"/>
    </style:style>
    <style:style style:name="T145_39" style:family="text" style:parent-style-name="Default_20_Paragraph_20_Font">
      <style:text-properties style:font-name="Ubuntu" style:font-name-asian="Ubuntu" style:font-name-complex="Ubuntu"/>
    </style:style>
    <style:style style:name="T145_40" style:family="text" style:parent-style-name="Default_20_Paragraph_20_Font">
      <style:text-properties style:font-name="Ubuntu" style:font-name-asian="Ubuntu" style:font-name-complex="Ubuntu"/>
    </style:style>
    <style:style style:name="T145_41" style:family="text" style:parent-style-name="Default_20_Paragraph_20_Font">
      <style:text-properties style:font-name="Ubuntu" style:font-name-asian="Ubuntu" style:font-name-complex="Ubuntu"/>
    </style:style>
    <style:style style:name="T145_42" style:family="text" style:parent-style-name="Default_20_Paragraph_20_Font">
      <style:text-properties style:font-name="Ubuntu" style:font-name-asian="Ubuntu" style:font-name-complex="Ubuntu"/>
    </style:style>
    <style:style style:name="T145_43" style:family="text" style:parent-style-name="Default_20_Paragraph_20_Font">
      <style:text-properties style:font-name="Ubuntu" style:font-name-asian="Ubuntu" style:font-name-complex="Ubuntu"/>
    </style:style>
    <style:style style:name="T145_44" style:family="text" style:parent-style-name="Default_20_Paragraph_20_Font">
      <style:text-properties style:font-name="Ubuntu" style:font-name-asian="Ubuntu" style:font-name-complex="Ubuntu"/>
    </style:style>
    <style:style style:name="T145_45" style:family="text" style:parent-style-name="Default_20_Paragraph_20_Font">
      <style:text-properties style:font-name="Ubuntu" style:font-name-asian="Ubuntu" style:font-name-complex="Ubuntu"/>
    </style:style>
    <style:style style:name="T145_46" style:family="text" style:parent-style-name="Default_20_Paragraph_20_Font">
      <style:text-properties style:font-name="Ubuntu" style:font-name-asian="Ubuntu" style:font-name-complex="Ubuntu"/>
    </style:style>
    <style:style style:name="T145_47" style:family="text" style:parent-style-name="Default_20_Paragraph_20_Font">
      <style:text-properties style:font-name="Ubuntu" style:font-name-asian="Ubuntu" style:font-name-complex="Ubuntu"/>
    </style:style>
    <style:style style:name="T145_48" style:family="text" style:parent-style-name="Default_20_Paragraph_20_Font">
      <style:text-properties style:font-name="Ubuntu" style:font-name-asian="Ubuntu" style:font-name-complex="Ubuntu"/>
    </style:style>
    <style:style style:name="T145_49" style:family="text" style:parent-style-name="Default_20_Paragraph_20_Font">
      <style:text-properties style:font-name="Ubuntu" style:font-name-asian="Ubuntu" style:font-name-complex="Ubuntu"/>
    </style:style>
    <style:style style:name="T145_50" style:family="text" style:parent-style-name="Default_20_Paragraph_20_Font">
      <style:text-properties style:font-name="Ubuntu" style:font-name-asian="Ubuntu" style:font-name-complex="Ubuntu"/>
    </style:style>
    <style:style style:name="T145_51" style:family="text" style:parent-style-name="Default_20_Paragraph_20_Font">
      <style:text-properties style:font-name="Ubuntu" style:font-name-asian="Ubuntu" style:font-name-complex="Ubuntu"/>
    </style:style>
    <style:style style:name="T145_52" style:family="text" style:parent-style-name="Default_20_Paragraph_20_Font">
      <style:text-properties style:font-name="Ubuntu" style:font-name-asian="Ubuntu" style:font-name-complex="Ubuntu"/>
    </style:style>
    <style:style style:name="T145_53" style:family="text" style:parent-style-name="Default_20_Paragraph_20_Font">
      <style:text-properties style:font-name="Ubuntu" style:font-name-asian="Ubuntu" style:font-name-complex="Ubuntu"/>
    </style:style>
    <style:style style:name="T145_54" style:family="text" style:parent-style-name="Default_20_Paragraph_20_Font">
      <style:text-properties style:font-name="Ubuntu" style:font-name-asian="Ubuntu" style:font-name-complex="Ubuntu"/>
    </style:style>
    <style:style style:name="T145_55" style:family="text" style:parent-style-name="Default_20_Paragraph_20_Font">
      <style:text-properties style:font-name="Ubuntu" style:font-name-asian="Ubuntu" style:font-name-complex="Ubuntu"/>
    </style:style>
    <style:style style:name="T145_56" style:family="text" style:parent-style-name="Default_20_Paragraph_20_Font">
      <style:text-properties style:font-name="Ubuntu" style:font-name-asian="Ubuntu" style:font-name-complex="Ubuntu"/>
    </style:style>
    <style:style style:name="T145_57" style:family="text" style:parent-style-name="Default_20_Paragraph_20_Font">
      <style:text-properties style:font-name="Ubuntu" style:font-name-asian="Ubuntu" style:font-name-complex="Ubuntu"/>
    </style:style>
    <style:style style:name="T145_58" style:family="text" style:parent-style-name="Default_20_Paragraph_20_Font">
      <style:text-properties style:font-name="Ubuntu" style:font-name-asian="Ubuntu" style:font-name-complex="Ubuntu"/>
    </style:style>
    <style:style style:name="T145_59" style:family="text" style:parent-style-name="Default_20_Paragraph_20_Font">
      <style:text-properties style:font-name="Ubuntu" style:font-name-asian="Ubuntu" style:font-name-complex="Ubuntu"/>
    </style:style>
    <style:style style:name="T145_60" style:family="text" style:parent-style-name="Default_20_Paragraph_20_Font">
      <style:text-properties style:font-name="Ubuntu" style:font-name-asian="Ubuntu" style:font-name-complex="Ubuntu"/>
    </style:style>
    <style:style style:name="T145_61" style:family="text" style:parent-style-name="Default_20_Paragraph_20_Font">
      <style:text-properties style:font-name="Ubuntu" style:font-name-asian="Ubuntu" style:font-name-complex="Ubuntu"/>
    </style:style>
    <style:style style:name="T145_62" style:family="text" style:parent-style-name="Default_20_Paragraph_20_Font">
      <style:text-properties style:font-name="Ubuntu" style:font-name-asian="Ubuntu" style:font-name-complex="Ubuntu"/>
    </style:style>
    <style:style style:name="T145_63" style:family="text" style:parent-style-name="Default_20_Paragraph_20_Font">
      <style:text-properties style:font-name="Ubuntu" style:font-name-asian="Ubuntu" style:font-name-complex="Ubuntu"/>
    </style:style>
    <style:style style:name="T145_64" style:family="text" style:parent-style-name="Default_20_Paragraph_20_Font">
      <style:text-properties style:font-name="Ubuntu" style:font-name-asian="Ubuntu" style:font-name-complex="Ubuntu"/>
    </style:style>
    <style:style style:name="T145_65" style:family="text" style:parent-style-name="Default_20_Paragraph_20_Font">
      <style:text-properties style:font-name="Ubuntu" style:font-name-asian="Ubuntu" style:font-name-complex="Ubuntu"/>
    </style:style>
    <style:style style:name="T145_66" style:family="text" style:parent-style-name="Default_20_Paragraph_20_Font">
      <style:text-properties style:font-name="Ubuntu" style:font-name-asian="Ubuntu" style:font-name-complex="Ubuntu"/>
    </style:style>
    <style:style style:name="T145_67" style:family="text" style:parent-style-name="Default_20_Paragraph_20_Font">
      <style:text-properties style:font-name="Ubuntu" style:font-name-asian="Ubuntu" style:font-name-complex="Ubuntu"/>
    </style:style>
    <style:style style:name="T145_68" style:family="text" style:parent-style-name="Default_20_Paragraph_20_Font">
      <style:text-properties style:font-name="Ubuntu" style:font-name-asian="Ubuntu" style:font-name-complex="Ubuntu"/>
    </style:style>
    <style:style style:name="T145_69" style:family="text" style:parent-style-name="Default_20_Paragraph_20_Font">
      <style:text-properties style:font-name="Ubuntu" style:font-name-asian="Ubuntu" style:font-name-complex="Ubuntu"/>
    </style:style>
    <style:style style:name="T145_70" style:family="text" style:parent-style-name="Default_20_Paragraph_20_Font">
      <style:text-properties style:font-name="Ubuntu" style:font-name-asian="Ubuntu" style:font-name-complex="Ubuntu"/>
    </style:style>
    <style:style style:name="T145_71" style:family="text" style:parent-style-name="Default_20_Paragraph_20_Font">
      <style:text-properties style:font-name="Ubuntu" style:font-name-asian="Ubuntu" style:font-name-complex="Ubuntu"/>
    </style:style>
    <style:style style:name="T145_72" style:family="text" style:parent-style-name="Default_20_Paragraph_20_Font">
      <style:text-properties style:font-name="Ubuntu" style:font-name-asian="Ubuntu" style:font-name-complex="Ubuntu"/>
    </style:style>
    <style:style style:name="T145_73" style:family="text" style:parent-style-name="Default_20_Paragraph_20_Font">
      <style:text-properties style:font-name="Ubuntu" style:font-name-asian="Ubuntu" style:font-name-complex="Ubuntu"/>
    </style:style>
    <style:style style:name="T145_74" style:family="text" style:parent-style-name="Default_20_Paragraph_20_Font">
      <style:text-properties style:font-name="Ubuntu" style:font-name-asian="Ubuntu" style:font-name-complex="Ubuntu"/>
    </style:style>
    <style:style style:name="T145_75" style:family="text" style:parent-style-name="Default_20_Paragraph_20_Font">
      <style:text-properties style:font-name="Ubuntu" style:font-name-asian="Ubuntu" style:font-name-complex="Ubuntu"/>
    </style:style>
    <style:style style:name="T145_76" style:family="text" style:parent-style-name="Default_20_Paragraph_20_Font">
      <style:text-properties style:font-name="Ubuntu" style:font-name-asian="Ubuntu" style:font-name-complex="Ubuntu"/>
    </style:style>
    <style:style style:name="T145_77" style:family="text" style:parent-style-name="Default_20_Paragraph_20_Font">
      <style:text-properties style:font-name="Ubuntu" style:font-name-asian="Ubuntu" style:font-name-complex="Ubuntu"/>
    </style:style>
    <style:style style:name="T145_78" style:family="text" style:parent-style-name="Default_20_Paragraph_20_Font">
      <style:text-properties style:font-name="Ubuntu" style:font-name-asian="Ubuntu" style:font-name-complex="Ubuntu"/>
    </style:style>
    <style:style style:name="T145_79" style:family="text" style:parent-style-name="Default_20_Paragraph_20_Font">
      <style:text-properties style:font-name="Ubuntu" style:font-name-asian="Ubuntu" style:font-name-complex="Ubuntu"/>
    </style:style>
    <style:style style:name="T145_80" style:family="text" style:parent-style-name="Default_20_Paragraph_20_Font">
      <style:text-properties style:font-name="Ubuntu" style:font-name-asian="Ubuntu" style:font-name-complex="Ubuntu"/>
    </style:style>
    <style:style style:name="T145_81" style:family="text" style:parent-style-name="Default_20_Paragraph_20_Font">
      <style:text-properties style:font-name="Ubuntu" style:font-name-asian="Ubuntu" style:font-name-complex="Ubuntu"/>
    </style:style>
    <style:style style:name="T145_82" style:family="text" style:parent-style-name="Default_20_Paragraph_20_Font">
      <style:text-properties style:font-name="Ubuntu" style:font-name-asian="Ubuntu" style:font-name-complex="Ubuntu"/>
    </style:style>
    <style:style style:name="T145_83" style:family="text" style:parent-style-name="Default_20_Paragraph_20_Font">
      <style:text-properties style:font-name="Ubuntu" style:font-name-asian="Ubuntu" style:font-name-complex="Ubuntu"/>
    </style:style>
    <style:style style:name="T145_84" style:family="text" style:parent-style-name="Default_20_Paragraph_20_Font">
      <style:text-properties style:font-name="Ubuntu" style:font-name-asian="Ubuntu" style:font-name-complex="Ubuntu"/>
    </style:style>
    <style:style style:name="T145_85" style:family="text" style:parent-style-name="Default_20_Paragraph_20_Font">
      <style:text-properties style:font-name="Ubuntu" style:font-name-asian="Ubuntu" style:font-name-complex="Ubuntu"/>
    </style:style>
    <style:style style:name="T145_86" style:family="text" style:parent-style-name="Default_20_Paragraph_20_Font">
      <style:text-properties style:font-name="Ubuntu" style:font-name-asian="Ubuntu" style:font-name-complex="Ubuntu"/>
    </style:style>
    <style:style style:name="T145_87" style:family="text" style:parent-style-name="Default_20_Paragraph_20_Font">
      <style:text-properties style:font-name="Ubuntu" style:font-name-asian="Ubuntu" style:font-name-complex="Ubuntu"/>
    </style:style>
    <style:style style:name="T145_88" style:family="text" style:parent-style-name="Default_20_Paragraph_20_Font">
      <style:text-properties style:font-name="Ubuntu" style:font-name-asian="Ubuntu" style:font-name-complex="Ubuntu"/>
    </style:style>
    <style:style style:name="T145_89" style:family="text" style:parent-style-name="Default_20_Paragraph_20_Font">
      <style:text-properties style:font-name="Ubuntu" style:font-name-asian="Ubuntu" style:font-name-complex="Ubuntu"/>
    </style:style>
    <style:style style:name="T145_90" style:family="text" style:parent-style-name="Default_20_Paragraph_20_Font">
      <style:text-properties style:font-name="Ubuntu" style:font-name-asian="Ubuntu" style:font-name-complex="Ubuntu"/>
    </style:style>
    <style:style style:name="T145_91" style:family="text" style:parent-style-name="Default_20_Paragraph_20_Font">
      <style:text-properties style:font-name="Ubuntu" style:font-name-asian="Ubuntu" style:font-name-complex="Ubuntu"/>
    </style:style>
    <style:style style:name="T145_92" style:family="text" style:parent-style-name="Default_20_Paragraph_20_Font">
      <style:text-properties style:font-name="Ubuntu" style:font-name-asian="Ubuntu" style:font-name-complex="Ubuntu"/>
    </style:style>
    <style:style style:name="T145_93" style:family="text" style:parent-style-name="Default_20_Paragraph_20_Font">
      <style:text-properties style:font-name="Ubuntu" style:font-name-asian="Ubuntu" style:font-name-complex="Ubuntu"/>
    </style:style>
    <style:style style:name="T145_94" style:family="text" style:parent-style-name="Default_20_Paragraph_20_Font">
      <style:text-properties style:font-name="Ubuntu" style:font-name-asian="Ubuntu" style:font-name-complex="Ubuntu"/>
    </style:style>
    <style:style style:name="T145_95" style:family="text" style:parent-style-name="Default_20_Paragraph_20_Font">
      <style:text-properties style:font-name="Ubuntu" style:font-name-asian="Ubuntu" style:font-name-complex="Ubuntu"/>
    </style:style>
    <style:style style:name="T145_96" style:family="text" style:parent-style-name="Default_20_Paragraph_20_Font">
      <style:text-properties style:font-name="Ubuntu" style:font-name-asian="Ubuntu" style:font-name-complex="Ubuntu"/>
    </style:style>
    <style:style style:name="T145_97" style:family="text" style:parent-style-name="Default_20_Paragraph_20_Font">
      <style:text-properties style:font-name="Ubuntu" style:font-name-asian="Ubuntu" style:font-name-complex="Ubuntu"/>
    </style:style>
    <style:style style:name="T145_98" style:family="text" style:parent-style-name="Default_20_Paragraph_20_Font">
      <style:text-properties style:font-name="Ubuntu" style:font-name-asian="Ubuntu" style:font-name-complex="Ubuntu"/>
    </style:style>
    <style:style style:name="T145_99" style:family="text" style:parent-style-name="Default_20_Paragraph_20_Font">
      <style:text-properties style:font-name="Ubuntu" style:font-name-asian="Ubuntu" style:font-name-complex="Ubuntu"/>
    </style:style>
    <style:style style:name="T145_100" style:family="text" style:parent-style-name="Default_20_Paragraph_20_Font">
      <style:text-properties style:font-name="Ubuntu" style:font-name-asian="Ubuntu" style:font-name-complex="Ubuntu"/>
    </style:style>
    <style:style style:name="T145_101" style:family="text" style:parent-style-name="Default_20_Paragraph_20_Font">
      <style:text-properties style:font-name="Ubuntu" style:font-name-asian="Ubuntu" style:font-name-complex="Ubuntu"/>
    </style:style>
    <style:style style:name="T145_102" style:family="text" style:parent-style-name="Default_20_Paragraph_20_Font">
      <style:text-properties style:font-name="Ubuntu" style:font-name-asian="Ubuntu" style:font-name-complex="Ubuntu"/>
    </style:style>
    <style:style style:name="T145_103" style:family="text" style:parent-style-name="Default_20_Paragraph_20_Font">
      <style:text-properties style:font-name="Ubuntu" style:font-name-asian="Ubuntu" style:font-name-complex="Ubuntu"/>
    </style:style>
    <style:style style:name="T145_104" style:family="text" style:parent-style-name="Default_20_Paragraph_20_Font">
      <style:text-properties style:font-name="Ubuntu" style:font-name-asian="Ubuntu" style:font-name-complex="Ubuntu"/>
    </style:style>
    <style:style style:name="T145_105" style:family="text" style:parent-style-name="Default_20_Paragraph_20_Font">
      <style:text-properties style:font-name="Ubuntu" style:font-name-asian="Ubuntu" style:font-name-complex="Ubuntu"/>
    </style:style>
    <style:style style:name="T145_106" style:family="text" style:parent-style-name="Default_20_Paragraph_20_Font">
      <style:text-properties style:font-name="Ubuntu" style:font-name-asian="Ubuntu" style:font-name-complex="Ubuntu"/>
    </style:style>
    <style:style style:name="P146" style:family="paragraph" style:parent-style-name="Standard">
      <style:paragraph-properties fo:text-align="justify" fo:break-before="auto"/>
      <style:text-properties style:font-name="Ubuntu" style:font-name-asian="Ubuntu" style:font-name-complex="Ubuntu"/>
    </style:style>
    <style:style style:name="P147" style:family="paragraph" style:parent-style-name="Standard">
      <style:paragraph-properties fo:text-align="justify" fo:break-before="auto"/>
    </style:style>
    <style:style style:name="T147_1" style:family="text" style:parent-style-name="Default_20_Paragraph_20_Font">
      <style:text-properties style:font-name="Ubuntu" style:font-name-asian="Ubuntu" style:font-name-complex="Ubuntu"/>
    </style:style>
    <style:style style:name="T147_2" style:family="text" style:parent-style-name="Default_20_Paragraph_20_Font">
      <style:text-properties style:font-name="Ubuntu" style:font-name-asian="Ubuntu" style:font-name-complex="Ubuntu"/>
    </style:style>
    <style:style style:name="T147_3" style:family="text" style:parent-style-name="Default_20_Paragraph_20_Font">
      <style:text-properties style:font-name="Ubuntu" style:font-name-asian="Ubuntu" style:font-name-complex="Ubuntu"/>
    </style:style>
    <style:style style:name="T147_4" style:family="text" style:parent-style-name="Default_20_Paragraph_20_Font">
      <style:text-properties style:font-name="Ubuntu" style:font-name-asian="Ubuntu" style:font-name-complex="Ubuntu"/>
    </style:style>
    <style:style style:name="T147_5" style:family="text" style:parent-style-name="Default_20_Paragraph_20_Font">
      <style:text-properties style:font-name="Ubuntu" style:font-name-asian="Ubuntu" style:font-name-complex="Ubuntu"/>
    </style:style>
    <style:style style:name="T147_6" style:family="text" style:parent-style-name="Default_20_Paragraph_20_Font">
      <style:text-properties style:font-name="Ubuntu" style:font-name-asian="Ubuntu" style:font-name-complex="Ubuntu"/>
    </style:style>
    <style:style style:name="T147_7" style:family="text" style:parent-style-name="Default_20_Paragraph_20_Font">
      <style:text-properties style:font-name="Ubuntu" style:font-name-asian="Ubuntu" style:font-name-complex="Ubuntu"/>
    </style:style>
    <style:style style:name="T147_8" style:family="text" style:parent-style-name="Default_20_Paragraph_20_Font">
      <style:text-properties style:font-name="Ubuntu" style:font-name-asian="Ubuntu" style:font-name-complex="Ubuntu"/>
    </style:style>
    <style:style style:name="T147_9" style:family="text" style:parent-style-name="Default_20_Paragraph_20_Font">
      <style:text-properties style:font-name="Ubuntu" style:font-name-asian="Ubuntu" style:font-name-complex="Ubuntu"/>
    </style:style>
    <style:style style:name="T147_10" style:family="text" style:parent-style-name="Default_20_Paragraph_20_Font">
      <style:text-properties style:font-name="Ubuntu" style:font-name-asian="Ubuntu" style:font-name-complex="Ubuntu"/>
    </style:style>
    <style:style style:name="T147_11" style:family="text" style:parent-style-name="Default_20_Paragraph_20_Font">
      <style:text-properties style:font-name="Ubuntu" style:font-name-asian="Ubuntu" style:font-name-complex="Ubuntu"/>
    </style:style>
    <style:style style:name="T147_12" style:family="text" style:parent-style-name="Default_20_Paragraph_20_Font">
      <style:text-properties style:font-name="Ubuntu" style:font-name-asian="Ubuntu" style:font-name-complex="Ubuntu"/>
    </style:style>
    <style:style style:name="T147_13" style:family="text" style:parent-style-name="Default_20_Paragraph_20_Font">
      <style:text-properties style:font-name="Ubuntu" style:font-name-asian="Ubuntu" style:font-name-complex="Ubuntu"/>
    </style:style>
    <style:style style:name="T147_14" style:family="text" style:parent-style-name="Default_20_Paragraph_20_Font">
      <style:text-properties style:font-name="Ubuntu" style:font-name-asian="Ubuntu" style:font-name-complex="Ubuntu"/>
    </style:style>
    <style:style style:name="T147_15" style:family="text" style:parent-style-name="Default_20_Paragraph_20_Font">
      <style:text-properties style:font-name="Ubuntu" style:font-name-asian="Ubuntu" style:font-name-complex="Ubuntu"/>
    </style:style>
    <style:style style:name="T147_16" style:family="text" style:parent-style-name="Default_20_Paragraph_20_Font">
      <style:text-properties style:font-name="Ubuntu" style:font-name-asian="Ubuntu" style:font-name-complex="Ubuntu"/>
    </style:style>
    <style:style style:name="T147_17" style:family="text" style:parent-style-name="Default_20_Paragraph_20_Font">
      <style:text-properties style:font-name="Ubuntu" style:font-name-asian="Ubuntu" style:font-name-complex="Ubuntu"/>
    </style:style>
    <style:style style:name="T147_18" style:family="text" style:parent-style-name="Default_20_Paragraph_20_Font">
      <style:text-properties style:font-name="Ubuntu" style:font-name-asian="Ubuntu" style:font-name-complex="Ubuntu"/>
    </style:style>
    <style:style style:name="T147_19" style:family="text" style:parent-style-name="Default_20_Paragraph_20_Font">
      <style:text-properties style:font-name="Ubuntu" style:font-name-asian="Ubuntu" style:font-name-complex="Ubuntu"/>
    </style:style>
    <style:style style:name="T147_20" style:family="text" style:parent-style-name="Default_20_Paragraph_20_Font">
      <style:text-properties style:font-name="Ubuntu" style:font-name-asian="Ubuntu" style:font-name-complex="Ubuntu"/>
    </style:style>
    <style:style style:name="T147_21" style:family="text" style:parent-style-name="Default_20_Paragraph_20_Font">
      <style:text-properties style:font-name="Ubuntu" style:font-name-asian="Ubuntu" style:font-name-complex="Ubuntu"/>
    </style:style>
    <style:style style:name="T147_22" style:family="text" style:parent-style-name="Default_20_Paragraph_20_Font">
      <style:text-properties style:font-name="Ubuntu" style:font-name-asian="Ubuntu" style:font-name-complex="Ubuntu"/>
    </style:style>
    <style:style style:name="T147_23" style:family="text" style:parent-style-name="Default_20_Paragraph_20_Font">
      <style:text-properties style:font-name="Ubuntu" style:font-name-asian="Ubuntu" style:font-name-complex="Ubuntu"/>
    </style:style>
    <style:style style:name="T147_24" style:family="text" style:parent-style-name="Default_20_Paragraph_20_Font">
      <style:text-properties style:font-name="Ubuntu" style:font-name-asian="Ubuntu" style:font-name-complex="Ubuntu"/>
    </style:style>
    <style:style style:name="T147_25" style:family="text" style:parent-style-name="Default_20_Paragraph_20_Font">
      <style:text-properties style:font-name="Ubuntu" style:font-name-asian="Ubuntu" style:font-name-complex="Ubuntu"/>
    </style:style>
    <style:style style:name="T147_26" style:family="text" style:parent-style-name="Default_20_Paragraph_20_Font">
      <style:text-properties style:font-name="Ubuntu" style:font-name-asian="Ubuntu" style:font-name-complex="Ubuntu"/>
    </style:style>
    <style:style style:name="T147_27" style:family="text" style:parent-style-name="Default_20_Paragraph_20_Font">
      <style:text-properties style:font-name="Ubuntu" style:font-name-asian="Ubuntu" style:font-name-complex="Ubuntu"/>
    </style:style>
    <style:style style:name="T147_28" style:family="text" style:parent-style-name="Default_20_Paragraph_20_Font">
      <style:text-properties style:font-name="Ubuntu" style:font-name-asian="Ubuntu" style:font-name-complex="Ubuntu"/>
    </style:style>
    <style:style style:name="T147_29" style:family="text" style:parent-style-name="Default_20_Paragraph_20_Font">
      <style:text-properties style:font-name="Ubuntu" style:font-name-asian="Ubuntu" style:font-name-complex="Ubuntu"/>
    </style:style>
    <style:style style:name="T147_30" style:family="text" style:parent-style-name="Default_20_Paragraph_20_Font">
      <style:text-properties style:font-name="Ubuntu" style:font-name-asian="Ubuntu" style:font-name-complex="Ubuntu"/>
    </style:style>
    <style:style style:name="T147_31" style:family="text" style:parent-style-name="Default_20_Paragraph_20_Font">
      <style:text-properties style:font-name="Ubuntu" style:font-name-asian="Ubuntu" style:font-name-complex="Ubuntu"/>
    </style:style>
    <style:style style:name="T147_32" style:family="text" style:parent-style-name="Default_20_Paragraph_20_Font">
      <style:text-properties style:font-name="Ubuntu" style:font-name-asian="Ubuntu" style:font-name-complex="Ubuntu"/>
    </style:style>
    <style:style style:name="T147_33" style:family="text" style:parent-style-name="Default_20_Paragraph_20_Font">
      <style:text-properties style:font-name="Ubuntu" style:font-name-asian="Ubuntu" style:font-name-complex="Ubuntu"/>
    </style:style>
    <style:style style:name="T147_34" style:family="text" style:parent-style-name="Default_20_Paragraph_20_Font">
      <style:text-properties style:font-name="Ubuntu" style:font-name-asian="Ubuntu" style:font-name-complex="Ubuntu"/>
    </style:style>
    <style:style style:name="T147_35" style:family="text" style:parent-style-name="Default_20_Paragraph_20_Font">
      <style:text-properties style:font-name="Ubuntu" style:font-name-asian="Ubuntu" style:font-name-complex="Ubuntu"/>
    </style:style>
    <style:style style:name="T147_36" style:family="text" style:parent-style-name="Default_20_Paragraph_20_Font">
      <style:text-properties style:font-name="Ubuntu" style:font-name-asian="Ubuntu" style:font-name-complex="Ubuntu"/>
    </style:style>
    <style:style style:name="T147_37" style:family="text" style:parent-style-name="Default_20_Paragraph_20_Font">
      <style:text-properties style:font-name="Ubuntu" style:font-name-asian="Ubuntu" style:font-name-complex="Ubuntu"/>
    </style:style>
    <style:style style:name="T147_38" style:family="text" style:parent-style-name="Default_20_Paragraph_20_Font">
      <style:text-properties style:font-name="Ubuntu" style:font-name-asian="Ubuntu" style:font-name-complex="Ubuntu"/>
    </style:style>
    <style:style style:name="T147_39" style:family="text" style:parent-style-name="Default_20_Paragraph_20_Font">
      <style:text-properties style:font-name="Ubuntu" style:font-name-asian="Ubuntu" style:font-name-complex="Ubuntu"/>
    </style:style>
    <style:style style:name="T147_40" style:family="text" style:parent-style-name="Default_20_Paragraph_20_Font">
      <style:text-properties style:font-name="Ubuntu" style:font-name-asian="Ubuntu" style:font-name-complex="Ubuntu"/>
    </style:style>
    <style:style style:name="T147_41" style:family="text" style:parent-style-name="Default_20_Paragraph_20_Font">
      <style:text-properties style:font-name="Ubuntu" style:font-name-asian="Ubuntu" style:font-name-complex="Ubuntu"/>
    </style:style>
    <style:style style:name="T147_42" style:family="text" style:parent-style-name="Default_20_Paragraph_20_Font">
      <style:text-properties style:font-name="Ubuntu" style:font-name-asian="Ubuntu" style:font-name-complex="Ubuntu"/>
    </style:style>
    <style:style style:name="T147_43" style:family="text" style:parent-style-name="Default_20_Paragraph_20_Font">
      <style:text-properties style:font-name="Ubuntu" style:font-name-asian="Ubuntu" style:font-name-complex="Ubuntu"/>
    </style:style>
    <style:style style:name="T147_44" style:family="text" style:parent-style-name="Default_20_Paragraph_20_Font">
      <style:text-properties style:font-name="Ubuntu" style:font-name-asian="Ubuntu" style:font-name-complex="Ubuntu"/>
    </style:style>
    <style:style style:name="T147_45" style:family="text" style:parent-style-name="Default_20_Paragraph_20_Font">
      <style:text-properties style:font-name="Ubuntu" style:font-name-asian="Ubuntu" style:font-name-complex="Ubuntu"/>
    </style:style>
    <style:style style:name="T147_46" style:family="text" style:parent-style-name="Default_20_Paragraph_20_Font">
      <style:text-properties style:font-name="Ubuntu" style:font-name-asian="Ubuntu" style:font-name-complex="Ubuntu"/>
    </style:style>
    <style:style style:name="T147_47" style:family="text" style:parent-style-name="Default_20_Paragraph_20_Font">
      <style:text-properties style:font-name="Ubuntu" style:font-name-asian="Ubuntu" style:font-name-complex="Ubuntu"/>
    </style:style>
    <style:style style:name="T147_48" style:family="text" style:parent-style-name="Default_20_Paragraph_20_Font">
      <style:text-properties style:font-name="Ubuntu" style:font-name-asian="Ubuntu" style:font-name-complex="Ubuntu"/>
    </style:style>
    <style:style style:name="T147_49" style:family="text" style:parent-style-name="Default_20_Paragraph_20_Font">
      <style:text-properties style:font-name="Ubuntu" style:font-name-asian="Ubuntu" style:font-name-complex="Ubuntu"/>
    </style:style>
    <style:style style:name="T147_50" style:family="text" style:parent-style-name="Default_20_Paragraph_20_Font">
      <style:text-properties style:font-name="Ubuntu" style:font-name-asian="Ubuntu" style:font-name-complex="Ubuntu"/>
    </style:style>
    <style:style style:name="T147_51" style:family="text" style:parent-style-name="Default_20_Paragraph_20_Font">
      <style:text-properties style:font-name="Ubuntu" style:font-name-asian="Ubuntu" style:font-name-complex="Ubuntu"/>
    </style:style>
    <style:style style:name="T147_52" style:family="text" style:parent-style-name="Default_20_Paragraph_20_Font">
      <style:text-properties style:font-name="Ubuntu" style:font-name-asian="Ubuntu" style:font-name-complex="Ubuntu"/>
    </style:style>
    <style:style style:name="T147_53" style:family="text" style:parent-style-name="Default_20_Paragraph_20_Font">
      <style:text-properties style:font-name="Ubuntu" style:font-name-asian="Ubuntu" style:font-name-complex="Ubuntu"/>
    </style:style>
    <style:style style:name="T147_54" style:family="text" style:parent-style-name="Default_20_Paragraph_20_Font">
      <style:text-properties style:font-name="Ubuntu" style:font-name-asian="Ubuntu" style:font-name-complex="Ubuntu"/>
    </style:style>
    <style:style style:name="T147_55" style:family="text" style:parent-style-name="Default_20_Paragraph_20_Font">
      <style:text-properties style:font-name="Ubuntu" style:font-name-asian="Ubuntu" style:font-name-complex="Ubuntu"/>
    </style:style>
    <style:style style:name="T147_56" style:family="text" style:parent-style-name="Default_20_Paragraph_20_Font">
      <style:text-properties style:font-name="Ubuntu" style:font-name-asian="Ubuntu" style:font-name-complex="Ubuntu"/>
    </style:style>
    <style:style style:name="T147_57" style:family="text" style:parent-style-name="Default_20_Paragraph_20_Font">
      <style:text-properties style:font-name="Ubuntu" style:font-name-asian="Ubuntu" style:font-name-complex="Ubuntu"/>
    </style:style>
    <style:style style:name="T147_58" style:family="text" style:parent-style-name="Default_20_Paragraph_20_Font">
      <style:text-properties style:font-name="Ubuntu" style:font-name-asian="Ubuntu" style:font-name-complex="Ubuntu"/>
    </style:style>
    <style:style style:name="T147_59" style:family="text" style:parent-style-name="Default_20_Paragraph_20_Font">
      <style:text-properties style:font-name="Ubuntu" style:font-name-asian="Ubuntu" style:font-name-complex="Ubuntu"/>
    </style:style>
    <style:style style:name="T147_60" style:family="text" style:parent-style-name="Default_20_Paragraph_20_Font">
      <style:text-properties style:font-name="Ubuntu" style:font-name-asian="Ubuntu" style:font-name-complex="Ubuntu"/>
    </style:style>
    <style:style style:name="T147_61" style:family="text" style:parent-style-name="Default_20_Paragraph_20_Font">
      <style:text-properties style:font-name="Ubuntu" style:font-name-asian="Ubuntu" style:font-name-complex="Ubuntu"/>
    </style:style>
    <style:style style:name="T147_62" style:family="text" style:parent-style-name="Default_20_Paragraph_20_Font">
      <style:text-properties style:font-name="Ubuntu" style:font-name-asian="Ubuntu" style:font-name-complex="Ubuntu"/>
    </style:style>
    <style:style style:name="T147_63" style:family="text" style:parent-style-name="Default_20_Paragraph_20_Font">
      <style:text-properties style:font-name="Ubuntu" style:font-name-asian="Ubuntu" style:font-name-complex="Ubuntu"/>
    </style:style>
    <style:style style:name="T147_64" style:family="text" style:parent-style-name="Default_20_Paragraph_20_Font">
      <style:text-properties style:font-name="Ubuntu" style:font-name-asian="Ubuntu" style:font-name-complex="Ubuntu"/>
    </style:style>
    <style:style style:name="T147_65" style:family="text" style:parent-style-name="Default_20_Paragraph_20_Font">
      <style:text-properties style:font-name="Ubuntu" style:font-name-asian="Ubuntu" style:font-name-complex="Ubuntu"/>
    </style:style>
    <style:style style:name="T147_66" style:family="text" style:parent-style-name="Default_20_Paragraph_20_Font">
      <style:text-properties style:font-name="Ubuntu" style:font-name-asian="Ubuntu" style:font-name-complex="Ubuntu"/>
    </style:style>
    <style:style style:name="T147_67" style:family="text" style:parent-style-name="Default_20_Paragraph_20_Font">
      <style:text-properties style:font-name="Ubuntu" style:font-name-asian="Ubuntu" style:font-name-complex="Ubuntu"/>
    </style:style>
    <style:style style:name="T147_68" style:family="text" style:parent-style-name="Default_20_Paragraph_20_Font">
      <style:text-properties style:font-name="Ubuntu" style:font-name-asian="Ubuntu" style:font-name-complex="Ubuntu"/>
    </style:style>
    <style:style style:name="T147_69" style:family="text" style:parent-style-name="Default_20_Paragraph_20_Font">
      <style:text-properties style:font-name="Ubuntu" style:font-name-asian="Ubuntu" style:font-name-complex="Ubuntu"/>
    </style:style>
    <style:style style:name="T147_70" style:family="text" style:parent-style-name="Default_20_Paragraph_20_Font">
      <style:text-properties style:font-name="Ubuntu" style:font-name-asian="Ubuntu" style:font-name-complex="Ubuntu"/>
    </style:style>
    <style:style style:name="T147_71" style:family="text" style:parent-style-name="Default_20_Paragraph_20_Font">
      <style:text-properties style:font-name="Ubuntu" style:font-name-asian="Ubuntu" style:font-name-complex="Ubuntu"/>
    </style:style>
    <style:style style:name="T147_72" style:family="text" style:parent-style-name="Default_20_Paragraph_20_Font">
      <style:text-properties style:font-name="Ubuntu" style:font-name-asian="Ubuntu" style:font-name-complex="Ubuntu"/>
    </style:style>
    <style:style style:name="T147_73" style:family="text" style:parent-style-name="Default_20_Paragraph_20_Font">
      <style:text-properties style:font-name="Ubuntu" style:font-name-asian="Ubuntu" style:font-name-complex="Ubuntu"/>
    </style:style>
    <style:style style:name="P148" style:family="paragraph" style:parent-style-name="Heading_20_5">
      <style:paragraph-properties fo:text-align="justify" fo:break-before="auto"/>
    </style:style>
    <style:style style:name="T148_1" style:family="text" style:parent-style-name="Default_20_Paragraph_20_Font"/>
    <style:style style:name="T148_2" style:family="text" style:parent-style-name="Default_20_Paragraph_20_Font"/>
    <style:style style:name="T148_3" style:family="text" style:parent-style-name="Default_20_Paragraph_20_Font"/>
    <style:style style:name="T148_4" style:family="text" style:parent-style-name="Default_20_Paragraph_20_Font"/>
    <style:style style:name="T148_5" style:family="text" style:parent-style-name="Default_20_Paragraph_20_Font"/>
    <style:style style:name="P149" style:family="paragraph" style:parent-style-name="Standard">
      <style:paragraph-properties fo:break-before="auto" fo:margin-top="0cm"/>
    </style:style>
    <style:style style:name="T149_1" style:family="text" style:parent-style-name="Default_20_Paragraph_20_Font">
      <style:text-properties style:font-name="Ubuntu" style:font-name-asian="Ubuntu" style:font-name-complex="Ubuntu"/>
    </style:style>
    <style:style style:name="T149_2" style:family="text" style:parent-style-name="Default_20_Paragraph_20_Font">
      <style:text-properties style:font-name="Ubuntu" style:font-name-asian="Ubuntu" style:font-name-complex="Ubuntu"/>
    </style:style>
    <style:style style:name="T149_3" style:family="text" style:parent-style-name="Default_20_Paragraph_20_Font">
      <style:text-properties style:font-name="Ubuntu" style:font-name-asian="Ubuntu" style:font-name-complex="Ubuntu"/>
    </style:style>
    <style:style style:name="T149_4" style:family="text" style:parent-style-name="Default_20_Paragraph_20_Font">
      <style:text-properties style:font-name="Ubuntu" style:font-name-asian="Ubuntu" style:font-name-complex="Ubuntu"/>
    </style:style>
    <style:style style:name="T149_5" style:family="text" style:parent-style-name="Default_20_Paragraph_20_Font">
      <style:text-properties style:font-name="Ubuntu" style:font-name-asian="Ubuntu" style:font-name-complex="Ubuntu"/>
    </style:style>
    <style:style style:name="T149_6" style:family="text" style:parent-style-name="Default_20_Paragraph_20_Font">
      <style:text-properties style:font-name="Ubuntu" style:font-name-asian="Ubuntu" style:font-name-complex="Ubuntu"/>
    </style:style>
    <style:style style:name="T149_7" style:family="text" style:parent-style-name="Default_20_Paragraph_20_Font">
      <style:text-properties style:font-name="Ubuntu" style:font-name-asian="Ubuntu" style:font-name-complex="Ubuntu"/>
    </style:style>
    <style:style style:name="T149_8" style:family="text" style:parent-style-name="Default_20_Paragraph_20_Font">
      <style:text-properties style:font-name="Ubuntu" style:font-name-asian="Ubuntu" style:font-name-complex="Ubuntu"/>
    </style:style>
    <style:style style:name="T149_9" style:family="text" style:parent-style-name="Default_20_Paragraph_20_Font">
      <style:text-properties style:font-name="Ubuntu" style:font-name-asian="Ubuntu" style:font-name-complex="Ubuntu"/>
    </style:style>
    <style:style style:name="T149_10" style:family="text" style:parent-style-name="Default_20_Paragraph_20_Font">
      <style:text-properties style:font-name="Ubuntu" style:font-name-asian="Ubuntu" style:font-name-complex="Ubuntu"/>
    </style:style>
    <style:style style:name="T149_11" style:family="text" style:parent-style-name="Default_20_Paragraph_20_Font">
      <style:text-properties style:font-name="Ubuntu" style:font-name-asian="Ubuntu" style:font-name-complex="Ubuntu"/>
    </style:style>
    <style:style style:name="T149_12" style:family="text" style:parent-style-name="Default_20_Paragraph_20_Font">
      <style:text-properties style:font-name="Ubuntu" style:font-name-asian="Ubuntu" style:font-name-complex="Ubuntu"/>
    </style:style>
    <style:style style:name="T149_13" style:family="text" style:parent-style-name="Default_20_Paragraph_20_Font">
      <style:text-properties style:font-name="Ubuntu" style:font-name-asian="Ubuntu" style:font-name-complex="Ubuntu"/>
    </style:style>
    <style:style style:name="T149_14" style:family="text" style:parent-style-name="Default_20_Paragraph_20_Font">
      <style:text-properties style:font-name="Ubuntu" style:font-name-asian="Ubuntu" style:font-name-complex="Ubuntu"/>
    </style:style>
    <style:style style:name="T149_15" style:family="text" style:parent-style-name="Default_20_Paragraph_20_Font">
      <style:text-properties style:font-name="Ubuntu" style:font-name-asian="Ubuntu" style:font-name-complex="Ubuntu"/>
    </style:style>
    <style:style style:name="T149_16" style:family="text" style:parent-style-name="Default_20_Paragraph_20_Font">
      <style:text-properties style:font-name="Ubuntu" style:font-name-asian="Ubuntu" style:font-name-complex="Ubuntu"/>
    </style:style>
    <style:style style:name="T149_17" style:family="text" style:parent-style-name="Default_20_Paragraph_20_Font">
      <style:text-properties style:font-name="Ubuntu" style:font-name-asian="Ubuntu" style:font-name-complex="Ubuntu"/>
    </style:style>
    <style:style style:name="T149_18" style:family="text" style:parent-style-name="Default_20_Paragraph_20_Font">
      <style:text-properties style:font-name="Ubuntu" style:font-name-asian="Ubuntu" style:font-name-complex="Ubuntu"/>
    </style:style>
    <style:style style:name="T149_19" style:family="text" style:parent-style-name="Default_20_Paragraph_20_Font">
      <style:text-properties style:font-name="Ubuntu" style:font-name-asian="Ubuntu" style:font-name-complex="Ubuntu"/>
    </style:style>
    <style:style style:name="T149_20" style:family="text" style:parent-style-name="Default_20_Paragraph_20_Font">
      <style:text-properties style:font-name="Ubuntu" style:font-name-asian="Ubuntu" style:font-name-complex="Ubuntu"/>
    </style:style>
    <style:style style:name="T149_21" style:family="text" style:parent-style-name="Default_20_Paragraph_20_Font">
      <style:text-properties style:font-name="Ubuntu" style:font-name-asian="Ubuntu" style:font-name-complex="Ubuntu"/>
    </style:style>
    <style:style style:name="T149_22" style:family="text" style:parent-style-name="Default_20_Paragraph_20_Font">
      <style:text-properties style:font-name="Ubuntu" style:font-name-asian="Ubuntu" style:font-name-complex="Ubuntu"/>
    </style:style>
    <style:style style:name="T149_23" style:family="text" style:parent-style-name="Default_20_Paragraph_20_Font">
      <style:text-properties style:font-name="Ubuntu" style:font-name-asian="Ubuntu" style:font-name-complex="Ubuntu"/>
    </style:style>
    <style:style style:name="T149_24" style:family="text" style:parent-style-name="Default_20_Paragraph_20_Font">
      <style:text-properties style:font-name="Ubuntu" style:font-name-asian="Ubuntu" style:font-name-complex="Ubuntu"/>
    </style:style>
    <style:style style:name="T149_25" style:family="text" style:parent-style-name="Default_20_Paragraph_20_Font">
      <style:text-properties style:font-name="Ubuntu" style:font-name-asian="Ubuntu" style:font-name-complex="Ubuntu"/>
    </style:style>
    <style:style style:name="T149_26" style:family="text" style:parent-style-name="Default_20_Paragraph_20_Font">
      <style:text-properties style:font-name="Ubuntu" style:font-name-asian="Ubuntu" style:font-name-complex="Ubuntu"/>
    </style:style>
    <style:style style:name="T149_27" style:family="text" style:parent-style-name="Default_20_Paragraph_20_Font">
      <style:text-properties style:font-name="Ubuntu" style:font-name-asian="Ubuntu" style:font-name-complex="Ubuntu"/>
    </style:style>
    <style:style style:name="T149_28" style:family="text" style:parent-style-name="Default_20_Paragraph_20_Font">
      <style:text-properties style:font-name="Ubuntu" style:font-name-asian="Ubuntu" style:font-name-complex="Ubuntu"/>
    </style:style>
    <style:style style:name="T149_29" style:family="text" style:parent-style-name="Default_20_Paragraph_20_Font">
      <style:text-properties style:font-name="Ubuntu" style:font-name-asian="Ubuntu" style:font-name-complex="Ubuntu"/>
    </style:style>
    <style:style style:name="T149_30" style:family="text" style:parent-style-name="Default_20_Paragraph_20_Font">
      <style:text-properties style:font-name="Ubuntu" style:font-name-asian="Ubuntu" style:font-name-complex="Ubuntu"/>
    </style:style>
    <style:style style:name="T149_31" style:family="text" style:parent-style-name="Default_20_Paragraph_20_Font">
      <style:text-properties style:font-name="Ubuntu" style:font-name-asian="Ubuntu" style:font-name-complex="Ubuntu"/>
    </style:style>
    <style:style style:name="T149_32" style:family="text" style:parent-style-name="Default_20_Paragraph_20_Font">
      <style:text-properties style:font-name="Ubuntu" style:font-name-asian="Ubuntu" style:font-name-complex="Ubuntu"/>
    </style:style>
    <style:style style:name="T149_33" style:family="text" style:parent-style-name="Default_20_Paragraph_20_Font">
      <style:text-properties style:font-name="Ubuntu" style:font-name-asian="Ubuntu" style:font-name-complex="Ubuntu"/>
    </style:style>
    <style:style style:name="T149_34" style:family="text" style:parent-style-name="Default_20_Paragraph_20_Font">
      <style:text-properties style:font-name="Ubuntu" style:font-name-asian="Ubuntu" style:font-name-complex="Ubuntu"/>
    </style:style>
    <style:style style:name="T149_35" style:family="text" style:parent-style-name="Default_20_Paragraph_20_Font">
      <style:text-properties style:font-name="Ubuntu" style:font-name-asian="Ubuntu" style:font-name-complex="Ubuntu"/>
    </style:style>
    <style:style style:name="T149_36" style:family="text" style:parent-style-name="Default_20_Paragraph_20_Font">
      <style:text-properties style:font-name="Ubuntu" style:font-name-asian="Ubuntu" style:font-name-complex="Ubuntu"/>
    </style:style>
    <style:style style:name="T149_37" style:family="text" style:parent-style-name="Default_20_Paragraph_20_Font">
      <style:text-properties style:font-name="Ubuntu" style:font-name-asian="Ubuntu" style:font-name-complex="Ubuntu"/>
    </style:style>
    <style:style style:name="T149_38" style:family="text" style:parent-style-name="Default_20_Paragraph_20_Font">
      <style:text-properties style:font-name="Ubuntu" style:font-name-asian="Ubuntu" style:font-name-complex="Ubuntu"/>
    </style:style>
    <style:style style:name="T149_39" style:family="text" style:parent-style-name="Default_20_Paragraph_20_Font">
      <style:text-properties style:font-name="Ubuntu" style:font-name-asian="Ubuntu" style:font-name-complex="Ubuntu"/>
    </style:style>
    <style:style style:name="T149_40" style:family="text" style:parent-style-name="Default_20_Paragraph_20_Font">
      <style:text-properties style:font-name="Ubuntu" style:font-name-asian="Ubuntu" style:font-name-complex="Ubuntu"/>
    </style:style>
    <style:style style:name="T149_41" style:family="text" style:parent-style-name="Default_20_Paragraph_20_Font">
      <style:text-properties style:font-name="Ubuntu" style:font-name-asian="Ubuntu" style:font-name-complex="Ubuntu"/>
    </style:style>
    <style:style style:name="T149_42" style:family="text" style:parent-style-name="Default_20_Paragraph_20_Font">
      <style:text-properties style:font-name="Ubuntu" style:font-name-asian="Ubuntu" style:font-name-complex="Ubuntu"/>
    </style:style>
    <style:style style:name="T149_43" style:family="text" style:parent-style-name="Default_20_Paragraph_20_Font">
      <style:text-properties style:font-name="Ubuntu" style:font-name-asian="Ubuntu" style:font-name-complex="Ubuntu"/>
    </style:style>
    <style:style style:name="T149_44" style:family="text" style:parent-style-name="Default_20_Paragraph_20_Font">
      <style:text-properties style:font-name="Ubuntu" style:font-name-asian="Ubuntu" style:font-name-complex="Ubuntu"/>
    </style:style>
    <style:style style:name="T149_45" style:family="text" style:parent-style-name="Default_20_Paragraph_20_Font">
      <style:text-properties style:font-name="Ubuntu" style:font-name-asian="Ubuntu" style:font-name-complex="Ubuntu"/>
    </style:style>
    <style:style style:name="T149_46" style:family="text" style:parent-style-name="Default_20_Paragraph_20_Font">
      <style:text-properties style:font-name="Ubuntu" style:font-name-asian="Ubuntu" style:font-name-complex="Ubuntu"/>
    </style:style>
    <style:style style:name="P150" style:family="paragraph" style:parent-style-name="Standard">
      <style:paragraph-properties fo:break-before="auto" fo:margin-top="0cm"/>
      <style:text-properties style:font-name="Ubuntu" style:font-name-asian="Ubuntu" style:font-name-complex="Ubuntu"/>
    </style:style>
    <style:style style:name="P151" style:family="paragraph" style:parent-style-name="Standard">
      <style:paragraph-properties fo:text-align="justify" fo:break-before="auto" fo:margin-top="0cm"/>
    </style:style>
    <style:style style:name="T151_1" style:family="text" style:parent-style-name="Default_20_Paragraph_20_Font">
      <style:text-properties style:font-name="Ubuntu" style:font-name-asian="Ubuntu" style:font-name-complex="Ubuntu"/>
    </style:style>
    <style:style style:name="T151_2" style:family="text" style:parent-style-name="Default_20_Paragraph_20_Font">
      <style:text-properties style:font-name="Ubuntu" style:font-name-asian="Ubuntu" style:font-name-complex="Ubuntu"/>
    </style:style>
    <style:style style:name="T151_3" style:family="text" style:parent-style-name="Default_20_Paragraph_20_Font">
      <style:text-properties style:font-name="Ubuntu" style:font-name-asian="Ubuntu" style:font-name-complex="Ubuntu"/>
    </style:style>
    <style:style style:name="T151_4" style:family="text" style:parent-style-name="Default_20_Paragraph_20_Font">
      <style:text-properties style:font-name="Ubuntu" style:font-name-asian="Ubuntu" style:font-name-complex="Ubuntu"/>
    </style:style>
    <style:style style:name="T151_5" style:family="text" style:parent-style-name="Default_20_Paragraph_20_Font">
      <style:text-properties style:font-name="Ubuntu" style:font-name-asian="Ubuntu" style:font-name-complex="Ubuntu"/>
    </style:style>
    <style:style style:name="T151_6" style:family="text" style:parent-style-name="Default_20_Paragraph_20_Font">
      <style:text-properties style:font-name="Ubuntu" style:font-name-asian="Ubuntu" style:font-name-complex="Ubuntu"/>
    </style:style>
    <style:style style:name="T151_7" style:family="text" style:parent-style-name="Default_20_Paragraph_20_Font">
      <style:text-properties style:font-name="Ubuntu" style:font-name-asian="Ubuntu" style:font-name-complex="Ubuntu"/>
    </style:style>
    <style:style style:name="T151_8" style:family="text" style:parent-style-name="Default_20_Paragraph_20_Font">
      <style:text-properties style:font-name="Ubuntu" style:font-name-asian="Ubuntu" style:font-name-complex="Ubuntu"/>
    </style:style>
    <style:style style:name="T151_9" style:family="text" style:parent-style-name="Default_20_Paragraph_20_Font">
      <style:text-properties style:font-name="Ubuntu" style:font-name-asian="Ubuntu" style:font-name-complex="Ubuntu"/>
    </style:style>
    <style:style style:name="T151_10" style:family="text" style:parent-style-name="Default_20_Paragraph_20_Font">
      <style:text-properties style:font-name="Ubuntu" style:font-name-asian="Ubuntu" style:font-name-complex="Ubuntu"/>
    </style:style>
    <style:style style:name="T151_11" style:family="text" style:parent-style-name="Default_20_Paragraph_20_Font">
      <style:text-properties style:font-name="Ubuntu" style:font-name-asian="Ubuntu" style:font-name-complex="Ubuntu"/>
    </style:style>
    <style:style style:name="T151_12" style:family="text" style:parent-style-name="Default_20_Paragraph_20_Font">
      <style:text-properties style:font-name="Ubuntu" style:font-name-asian="Ubuntu" style:font-name-complex="Ubuntu"/>
    </style:style>
    <style:style style:name="T151_13" style:family="text" style:parent-style-name="Default_20_Paragraph_20_Font">
      <style:text-properties style:font-name="Ubuntu" style:font-name-asian="Ubuntu" style:font-name-complex="Ubuntu"/>
    </style:style>
    <style:style style:name="T151_14" style:family="text" style:parent-style-name="Default_20_Paragraph_20_Font">
      <style:text-properties style:font-name="Ubuntu" style:font-name-asian="Ubuntu" style:font-name-complex="Ubuntu"/>
    </style:style>
    <style:style style:name="T151_15" style:family="text" style:parent-style-name="Default_20_Paragraph_20_Font">
      <style:text-properties style:font-name="Ubuntu" style:font-name-asian="Ubuntu" style:font-name-complex="Ubuntu"/>
    </style:style>
    <style:style style:name="T151_16" style:family="text" style:parent-style-name="Default_20_Paragraph_20_Font">
      <style:text-properties style:font-name="Ubuntu" style:font-name-asian="Ubuntu" style:font-name-complex="Ubuntu"/>
    </style:style>
    <style:style style:name="T151_17" style:family="text" style:parent-style-name="Default_20_Paragraph_20_Font">
      <style:text-properties style:font-name="Ubuntu" style:font-name-asian="Ubuntu" style:font-name-complex="Ubuntu"/>
    </style:style>
    <style:style style:name="T151_18" style:family="text" style:parent-style-name="Default_20_Paragraph_20_Font">
      <style:text-properties style:font-name="Ubuntu" style:font-name-asian="Ubuntu" style:font-name-complex="Ubuntu"/>
    </style:style>
    <style:style style:name="T151_19" style:family="text" style:parent-style-name="Default_20_Paragraph_20_Font">
      <style:text-properties style:font-name="Ubuntu" style:font-name-asian="Ubuntu" style:font-name-complex="Ubuntu"/>
    </style:style>
    <style:style style:name="T151_20" style:family="text" style:parent-style-name="Default_20_Paragraph_20_Font">
      <style:text-properties style:font-name="Ubuntu" style:font-name-asian="Ubuntu" style:font-name-complex="Ubuntu"/>
    </style:style>
    <style:style style:name="T151_21" style:family="text" style:parent-style-name="Default_20_Paragraph_20_Font">
      <style:text-properties style:font-name="Ubuntu" style:font-name-asian="Ubuntu" style:font-name-complex="Ubuntu"/>
    </style:style>
    <style:style style:name="T151_22" style:family="text" style:parent-style-name="Default_20_Paragraph_20_Font">
      <style:text-properties style:font-name="Ubuntu" style:font-name-asian="Ubuntu" style:font-name-complex="Ubuntu"/>
    </style:style>
    <style:style style:name="T151_23" style:family="text" style:parent-style-name="Default_20_Paragraph_20_Font">
      <style:text-properties style:font-name="Ubuntu" style:font-name-asian="Ubuntu" style:font-name-complex="Ubuntu"/>
    </style:style>
    <style:style style:name="T151_24" style:family="text" style:parent-style-name="Default_20_Paragraph_20_Font">
      <style:text-properties style:font-name="Ubuntu" style:font-name-asian="Ubuntu" style:font-name-complex="Ubuntu"/>
    </style:style>
    <style:style style:name="T151_25" style:family="text" style:parent-style-name="Default_20_Paragraph_20_Font">
      <style:text-properties style:font-name="Ubuntu" style:font-name-asian="Ubuntu" style:font-name-complex="Ubuntu"/>
    </style:style>
    <style:style style:name="T151_26" style:family="text" style:parent-style-name="Default_20_Paragraph_20_Font">
      <style:text-properties style:font-name="Ubuntu" style:font-name-asian="Ubuntu" style:font-name-complex="Ubuntu"/>
    </style:style>
    <style:style style:name="T151_27" style:family="text" style:parent-style-name="Default_20_Paragraph_20_Font">
      <style:text-properties style:font-name="Ubuntu" style:font-name-asian="Ubuntu" style:font-name-complex="Ubuntu"/>
    </style:style>
    <style:style style:name="T151_28" style:family="text" style:parent-style-name="Default_20_Paragraph_20_Font">
      <style:text-properties style:font-name="Ubuntu" style:font-name-asian="Ubuntu" style:font-name-complex="Ubuntu"/>
    </style:style>
    <style:style style:name="T151_29" style:family="text" style:parent-style-name="Default_20_Paragraph_20_Font">
      <style:text-properties style:font-name="Ubuntu" style:font-name-asian="Ubuntu" style:font-name-complex="Ubuntu"/>
    </style:style>
    <style:style style:name="T151_30" style:family="text" style:parent-style-name="Default_20_Paragraph_20_Font">
      <style:text-properties style:font-name="Ubuntu" style:font-name-asian="Ubuntu" style:font-name-complex="Ubuntu"/>
    </style:style>
    <style:style style:name="T151_31" style:family="text" style:parent-style-name="Default_20_Paragraph_20_Font">
      <style:text-properties style:font-name="Ubuntu" style:font-name-asian="Ubuntu" style:font-name-complex="Ubuntu"/>
    </style:style>
    <style:style style:name="T151_32" style:family="text" style:parent-style-name="Default_20_Paragraph_20_Font">
      <style:text-properties style:font-name="Ubuntu" style:font-name-asian="Ubuntu" style:font-name-complex="Ubuntu"/>
    </style:style>
    <style:style style:name="T151_33" style:family="text" style:parent-style-name="Default_20_Paragraph_20_Font">
      <style:text-properties style:font-name="Ubuntu" style:font-name-asian="Ubuntu" style:font-name-complex="Ubuntu"/>
    </style:style>
    <style:style style:name="T151_34" style:family="text" style:parent-style-name="Default_20_Paragraph_20_Font">
      <style:text-properties style:font-name="Ubuntu" style:font-name-asian="Ubuntu" style:font-name-complex="Ubuntu"/>
    </style:style>
    <style:style style:name="T151_35" style:family="text" style:parent-style-name="Default_20_Paragraph_20_Font">
      <style:text-properties style:font-name="Ubuntu" style:font-name-asian="Ubuntu" style:font-name-complex="Ubuntu"/>
    </style:style>
    <style:style style:name="T151_36" style:family="text" style:parent-style-name="Default_20_Paragraph_20_Font">
      <style:text-properties style:font-name="Ubuntu" style:font-name-asian="Ubuntu" style:font-name-complex="Ubuntu"/>
    </style:style>
    <style:style style:name="T151_37" style:family="text" style:parent-style-name="Default_20_Paragraph_20_Font">
      <style:text-properties style:font-name="Ubuntu" style:font-name-asian="Ubuntu" style:font-name-complex="Ubuntu"/>
    </style:style>
    <style:style style:name="T151_38" style:family="text" style:parent-style-name="Default_20_Paragraph_20_Font">
      <style:text-properties style:font-name="Ubuntu" style:font-name-asian="Ubuntu" style:font-name-complex="Ubuntu"/>
    </style:style>
    <style:style style:name="T151_39" style:family="text" style:parent-style-name="Default_20_Paragraph_20_Font">
      <style:text-properties style:font-name="Ubuntu" style:font-name-asian="Ubuntu" style:font-name-complex="Ubuntu"/>
    </style:style>
    <style:style style:name="T151_40" style:family="text" style:parent-style-name="Default_20_Paragraph_20_Font">
      <style:text-properties style:font-name="Ubuntu" style:font-name-asian="Ubuntu" style:font-name-complex="Ubuntu"/>
    </style:style>
    <style:style style:name="T151_41" style:family="text" style:parent-style-name="Default_20_Paragraph_20_Font">
      <style:text-properties style:font-name="Ubuntu" style:font-name-asian="Ubuntu" style:font-name-complex="Ubuntu"/>
    </style:style>
    <style:style style:name="T151_42" style:family="text" style:parent-style-name="Default_20_Paragraph_20_Font">
      <style:text-properties style:font-name="Ubuntu" style:font-name-asian="Ubuntu" style:font-name-complex="Ubuntu"/>
    </style:style>
    <style:style style:name="T151_43" style:family="text" style:parent-style-name="Default_20_Paragraph_20_Font">
      <style:text-properties style:font-name="Ubuntu" style:font-name-asian="Ubuntu" style:font-name-complex="Ubuntu"/>
    </style:style>
    <style:style style:name="T151_44" style:family="text" style:parent-style-name="Default_20_Paragraph_20_Font">
      <style:text-properties style:font-name="Ubuntu" style:font-name-asian="Ubuntu" style:font-name-complex="Ubuntu"/>
    </style:style>
    <style:style style:name="T151_45" style:family="text" style:parent-style-name="Default_20_Paragraph_20_Font">
      <style:text-properties style:font-name="Ubuntu" style:font-name-asian="Ubuntu" style:font-name-complex="Ubuntu"/>
    </style:style>
    <style:style style:name="T151_46" style:family="text" style:parent-style-name="Default_20_Paragraph_20_Font">
      <style:text-properties style:font-name="Ubuntu" style:font-name-asian="Ubuntu" style:font-name-complex="Ubuntu"/>
    </style:style>
    <style:style style:name="T151_47" style:family="text" style:parent-style-name="Default_20_Paragraph_20_Font">
      <style:text-properties style:font-name="Ubuntu" style:font-name-asian="Ubuntu" style:font-name-complex="Ubuntu"/>
    </style:style>
    <style:style style:name="T151_48" style:family="text" style:parent-style-name="Default_20_Paragraph_20_Font">
      <style:text-properties style:font-name="Ubuntu" style:font-name-asian="Ubuntu" style:font-name-complex="Ubuntu"/>
    </style:style>
    <style:style style:name="T151_49" style:family="text" style:parent-style-name="Default_20_Paragraph_20_Font">
      <style:text-properties style:font-name="Ubuntu" style:font-name-asian="Ubuntu" style:font-name-complex="Ubuntu"/>
    </style:style>
    <style:style style:name="T151_50" style:family="text" style:parent-style-name="Default_20_Paragraph_20_Font">
      <style:text-properties style:font-name="Ubuntu" style:font-name-asian="Ubuntu" style:font-name-complex="Ubuntu"/>
    </style:style>
    <style:style style:name="T151_51" style:family="text" style:parent-style-name="Default_20_Paragraph_20_Font">
      <style:text-properties style:font-name="Ubuntu" style:font-name-asian="Ubuntu" style:font-name-complex="Ubuntu"/>
    </style:style>
    <style:style style:name="T151_52" style:family="text" style:parent-style-name="Default_20_Paragraph_20_Font">
      <style:text-properties style:font-name="Ubuntu" style:font-name-asian="Ubuntu" style:font-name-complex="Ubuntu"/>
    </style:style>
    <style:style style:name="T151_53" style:family="text" style:parent-style-name="Default_20_Paragraph_20_Font">
      <style:text-properties style:font-name="Ubuntu" style:font-name-asian="Ubuntu" style:font-name-complex="Ubuntu"/>
    </style:style>
    <style:style style:name="T151_54" style:family="text" style:parent-style-name="Default_20_Paragraph_20_Font">
      <style:text-properties style:font-name="Ubuntu" style:font-name-asian="Ubuntu" style:font-name-complex="Ubuntu"/>
    </style:style>
    <style:style style:name="T151_55" style:family="text" style:parent-style-name="Default_20_Paragraph_20_Font">
      <style:text-properties style:font-name="Ubuntu" style:font-name-asian="Ubuntu" style:font-name-complex="Ubuntu"/>
    </style:style>
    <style:style style:name="T151_56" style:family="text" style:parent-style-name="Default_20_Paragraph_20_Font">
      <style:text-properties style:font-name="Ubuntu" style:font-name-asian="Ubuntu" style:font-name-complex="Ubuntu"/>
    </style:style>
    <style:style style:name="T151_57" style:family="text" style:parent-style-name="Default_20_Paragraph_20_Font">
      <style:text-properties style:font-name="Ubuntu" style:font-name-asian="Ubuntu" style:font-name-complex="Ubuntu"/>
    </style:style>
    <style:style style:name="T151_58" style:family="text" style:parent-style-name="Default_20_Paragraph_20_Font">
      <style:text-properties style:font-name="Ubuntu" style:font-name-asian="Ubuntu" style:font-name-complex="Ubuntu"/>
    </style:style>
    <style:style style:name="T151_59" style:family="text" style:parent-style-name="Default_20_Paragraph_20_Font">
      <style:text-properties style:font-name="Ubuntu" style:font-name-asian="Ubuntu" style:font-name-complex="Ubuntu"/>
    </style:style>
    <style:style style:name="T151_60" style:family="text" style:parent-style-name="Default_20_Paragraph_20_Font">
      <style:text-properties style:font-name="Ubuntu" style:font-name-asian="Ubuntu" style:font-name-complex="Ubuntu"/>
    </style:style>
    <style:style style:name="T151_61" style:family="text" style:parent-style-name="Default_20_Paragraph_20_Font">
      <style:text-properties style:font-name="Ubuntu" style:font-name-asian="Ubuntu" style:font-name-complex="Ubuntu"/>
    </style:style>
    <style:style style:name="T151_62" style:family="text" style:parent-style-name="Default_20_Paragraph_20_Font">
      <style:text-properties style:font-name="Ubuntu" style:font-name-asian="Ubuntu" style:font-name-complex="Ubuntu"/>
    </style:style>
    <style:style style:name="T151_63" style:family="text" style:parent-style-name="Default_20_Paragraph_20_Font">
      <style:text-properties style:font-name="Ubuntu" style:font-name-asian="Ubuntu" style:font-name-complex="Ubuntu"/>
    </style:style>
    <style:style style:name="T151_64" style:family="text" style:parent-style-name="Default_20_Paragraph_20_Font">
      <style:text-properties style:font-name="Ubuntu" style:font-name-asian="Ubuntu" style:font-name-complex="Ubuntu"/>
    </style:style>
    <style:style style:name="T151_65" style:family="text" style:parent-style-name="Default_20_Paragraph_20_Font">
      <style:text-properties style:font-name="Ubuntu" style:font-name-asian="Ubuntu" style:font-name-complex="Ubuntu"/>
    </style:style>
    <style:style style:name="T151_66" style:family="text" style:parent-style-name="Default_20_Paragraph_20_Font">
      <style:text-properties style:font-name="Ubuntu" style:font-name-asian="Ubuntu" style:font-name-complex="Ubuntu"/>
    </style:style>
    <style:style style:name="P152" style:family="paragraph" style:parent-style-name="Standard">
      <style:paragraph-properties fo:text-align="justify" fo:break-before="auto" fo:margin-top="0cm"/>
      <style:text-properties style:font-name="Ubuntu" style:font-name-asian="Ubuntu" style:font-name-complex="Ubuntu"/>
    </style:style>
    <style:style style:name="P153" style:family="paragraph" style:parent-style-name="Standard">
      <style:paragraph-properties fo:text-align="justify" fo:break-before="auto" fo:margin-top="0cm" fo:margin-bottom="0cm"/>
    </style:style>
    <style:style style:name="T153_1" style:family="text" style:parent-style-name="Default_20_Paragraph_20_Font">
      <style:text-properties style:font-name="Ubuntu" style:font-name-asian="Ubuntu" style:font-name-complex="Ubuntu"/>
    </style:style>
    <style:style style:name="T153_2" style:family="text" style:parent-style-name="Default_20_Paragraph_20_Font">
      <style:text-properties style:font-name="Ubuntu" style:font-name-asian="Ubuntu" style:font-name-complex="Ubuntu"/>
    </style:style>
    <style:style style:name="T153_3" style:family="text" style:parent-style-name="Default_20_Paragraph_20_Font">
      <style:text-properties style:font-name="Ubuntu" style:font-name-asian="Ubuntu" style:font-name-complex="Ubuntu"/>
    </style:style>
    <style:style style:name="T153_4" style:family="text" style:parent-style-name="Default_20_Paragraph_20_Font">
      <style:text-properties style:font-name="Ubuntu" style:font-name-asian="Ubuntu" style:font-name-complex="Ubuntu"/>
    </style:style>
    <style:style style:name="T153_5" style:family="text" style:parent-style-name="Default_20_Paragraph_20_Font">
      <style:text-properties style:font-name="Ubuntu" style:font-name-asian="Ubuntu" style:font-name-complex="Ubuntu"/>
    </style:style>
    <style:style style:name="T153_6" style:family="text" style:parent-style-name="Default_20_Paragraph_20_Font">
      <style:text-properties style:font-name="Ubuntu" style:font-name-asian="Ubuntu" style:font-name-complex="Ubuntu"/>
    </style:style>
    <style:style style:name="T153_7" style:family="text" style:parent-style-name="Default_20_Paragraph_20_Font">
      <style:text-properties style:font-name="Ubuntu" style:font-name-asian="Ubuntu" style:font-name-complex="Ubuntu"/>
    </style:style>
    <style:style style:name="T153_8" style:family="text" style:parent-style-name="Default_20_Paragraph_20_Font">
      <style:text-properties style:font-name="Ubuntu" style:font-name-asian="Ubuntu" style:font-name-complex="Ubuntu"/>
    </style:style>
    <style:style style:name="T153_9" style:family="text" style:parent-style-name="Default_20_Paragraph_20_Font">
      <style:text-properties style:font-name="Ubuntu" style:font-name-asian="Ubuntu" style:font-name-complex="Ubuntu"/>
    </style:style>
    <style:style style:name="T153_10" style:family="text" style:parent-style-name="Default_20_Paragraph_20_Font">
      <style:text-properties style:font-name="Ubuntu" style:font-name-asian="Ubuntu" style:font-name-complex="Ubuntu"/>
    </style:style>
    <style:style style:name="T153_11" style:family="text" style:parent-style-name="Default_20_Paragraph_20_Font">
      <style:text-properties style:font-name="Ubuntu" style:font-name-asian="Ubuntu" style:font-name-complex="Ubuntu"/>
    </style:style>
    <style:style style:name="T153_12" style:family="text" style:parent-style-name="Default_20_Paragraph_20_Font">
      <style:text-properties style:font-name="Ubuntu" style:font-name-asian="Ubuntu" style:font-name-complex="Ubuntu"/>
    </style:style>
    <style:style style:name="T153_13" style:family="text" style:parent-style-name="Default_20_Paragraph_20_Font">
      <style:text-properties style:font-name="Ubuntu" style:font-name-asian="Ubuntu" style:font-name-complex="Ubuntu"/>
    </style:style>
    <style:style style:name="T153_14" style:family="text" style:parent-style-name="Default_20_Paragraph_20_Font">
      <style:text-properties style:font-name="Ubuntu" style:font-name-asian="Ubuntu" style:font-name-complex="Ubuntu"/>
    </style:style>
    <style:style style:name="T153_15" style:family="text" style:parent-style-name="Default_20_Paragraph_20_Font">
      <style:text-properties style:font-name="Ubuntu" style:font-name-asian="Ubuntu" style:font-name-complex="Ubuntu"/>
    </style:style>
    <style:style style:name="T153_16" style:family="text" style:parent-style-name="Default_20_Paragraph_20_Font">
      <style:text-properties style:font-name="Ubuntu" style:font-name-asian="Ubuntu" style:font-name-complex="Ubuntu"/>
    </style:style>
    <style:style style:name="T153_17" style:family="text" style:parent-style-name="Default_20_Paragraph_20_Font">
      <style:text-properties style:font-name="Ubuntu" style:font-name-asian="Ubuntu" style:font-name-complex="Ubuntu"/>
    </style:style>
    <style:style style:name="T153_18" style:family="text" style:parent-style-name="Default_20_Paragraph_20_Font">
      <style:text-properties style:font-name="Ubuntu" style:font-name-asian="Ubuntu" style:font-name-complex="Ubuntu"/>
    </style:style>
    <style:style style:name="T153_19" style:family="text" style:parent-style-name="Default_20_Paragraph_20_Font">
      <style:text-properties style:font-name="Ubuntu" style:font-name-asian="Ubuntu" style:font-name-complex="Ubuntu"/>
    </style:style>
    <style:style style:name="T153_20" style:family="text" style:parent-style-name="Default_20_Paragraph_20_Font">
      <style:text-properties style:font-name="Ubuntu" style:font-name-asian="Ubuntu" style:font-name-complex="Ubuntu"/>
    </style:style>
    <style:style style:name="T153_21" style:family="text" style:parent-style-name="Default_20_Paragraph_20_Font">
      <style:text-properties style:font-name="Ubuntu" style:font-name-asian="Ubuntu" style:font-name-complex="Ubuntu"/>
    </style:style>
    <style:style style:name="T153_22" style:family="text" style:parent-style-name="Default_20_Paragraph_20_Font">
      <style:text-properties style:font-name="Ubuntu" style:font-name-asian="Ubuntu" style:font-name-complex="Ubuntu"/>
    </style:style>
    <style:style style:name="T153_23" style:family="text" style:parent-style-name="Default_20_Paragraph_20_Font">
      <style:text-properties style:font-name="Ubuntu" style:font-name-asian="Ubuntu" style:font-name-complex="Ubuntu"/>
    </style:style>
    <style:style style:name="T153_24" style:family="text" style:parent-style-name="Default_20_Paragraph_20_Font">
      <style:text-properties style:font-name="Ubuntu" style:font-name-asian="Ubuntu" style:font-name-complex="Ubuntu"/>
    </style:style>
    <style:style style:name="T153_25" style:family="text" style:parent-style-name="Default_20_Paragraph_20_Font">
      <style:text-properties style:font-name="Ubuntu" style:font-name-asian="Ubuntu" style:font-name-complex="Ubuntu"/>
    </style:style>
    <style:style style:name="T153_26" style:family="text" style:parent-style-name="Default_20_Paragraph_20_Font">
      <style:text-properties style:font-name="Ubuntu" style:font-name-asian="Ubuntu" style:font-name-complex="Ubuntu"/>
    </style:style>
    <style:style style:name="T153_27" style:family="text" style:parent-style-name="Default_20_Paragraph_20_Font">
      <style:text-properties style:font-name="Ubuntu" style:font-name-asian="Ubuntu" style:font-name-complex="Ubuntu"/>
    </style:style>
    <style:style style:name="T153_28" style:family="text" style:parent-style-name="Default_20_Paragraph_20_Font">
      <style:text-properties style:font-name="Ubuntu" style:font-name-asian="Ubuntu" style:font-name-complex="Ubuntu"/>
    </style:style>
    <style:style style:name="T153_29" style:family="text" style:parent-style-name="Default_20_Paragraph_20_Font">
      <style:text-properties style:font-name="Ubuntu" style:font-name-asian="Ubuntu" style:font-name-complex="Ubuntu"/>
    </style:style>
    <style:style style:name="T153_30" style:family="text" style:parent-style-name="Default_20_Paragraph_20_Font">
      <style:text-properties style:font-name="Ubuntu" style:font-name-asian="Ubuntu" style:font-name-complex="Ubuntu"/>
    </style:style>
    <style:style style:name="T153_31" style:family="text" style:parent-style-name="Default_20_Paragraph_20_Font">
      <style:text-properties style:font-name="Ubuntu" style:font-name-asian="Ubuntu" style:font-name-complex="Ubuntu"/>
    </style:style>
    <style:style style:name="T153_32" style:family="text" style:parent-style-name="Default_20_Paragraph_20_Font">
      <style:text-properties style:font-name="Ubuntu" style:font-name-asian="Ubuntu" style:font-name-complex="Ubuntu"/>
    </style:style>
    <style:style style:name="T153_33" style:family="text" style:parent-style-name="Default_20_Paragraph_20_Font">
      <style:text-properties style:font-name="Ubuntu" style:font-name-asian="Ubuntu" style:font-name-complex="Ubuntu"/>
    </style:style>
    <style:style style:name="T153_34" style:family="text" style:parent-style-name="Default_20_Paragraph_20_Font">
      <style:text-properties style:font-name="Ubuntu" style:font-name-asian="Ubuntu" style:font-name-complex="Ubuntu"/>
    </style:style>
    <style:style style:name="T153_35" style:family="text" style:parent-style-name="Default_20_Paragraph_20_Font">
      <style:text-properties style:font-name="Ubuntu" style:font-name-asian="Ubuntu" style:font-name-complex="Ubuntu"/>
    </style:style>
    <style:style style:name="T153_36" style:family="text" style:parent-style-name="Default_20_Paragraph_20_Font">
      <style:text-properties style:font-name="Ubuntu" style:font-name-asian="Ubuntu" style:font-name-complex="Ubuntu"/>
    </style:style>
    <style:style style:name="T153_37" style:family="text" style:parent-style-name="Default_20_Paragraph_20_Font">
      <style:text-properties style:font-name="Ubuntu" style:font-name-asian="Ubuntu" style:font-name-complex="Ubuntu"/>
    </style:style>
    <style:style style:name="T153_38" style:family="text" style:parent-style-name="Default_20_Paragraph_20_Font">
      <style:text-properties style:font-name="Ubuntu" style:font-name-asian="Ubuntu" style:font-name-complex="Ubuntu"/>
    </style:style>
    <style:style style:name="T153_39" style:family="text" style:parent-style-name="Default_20_Paragraph_20_Font">
      <style:text-properties style:font-name="Ubuntu" style:font-name-asian="Ubuntu" style:font-name-complex="Ubuntu"/>
    </style:style>
    <style:style style:name="T153_40" style:family="text" style:parent-style-name="Default_20_Paragraph_20_Font">
      <style:text-properties style:font-name="Ubuntu" style:font-name-asian="Ubuntu" style:font-name-complex="Ubuntu"/>
    </style:style>
    <style:style style:name="T153_41" style:family="text" style:parent-style-name="Default_20_Paragraph_20_Font">
      <style:text-properties style:font-name="Ubuntu" style:font-name-asian="Ubuntu" style:font-name-complex="Ubuntu"/>
    </style:style>
    <style:style style:name="T153_42" style:family="text" style:parent-style-name="Default_20_Paragraph_20_Font">
      <style:text-properties style:font-name="Ubuntu" style:font-name-asian="Ubuntu" style:font-name-complex="Ubuntu"/>
    </style:style>
    <style:style style:name="T153_43" style:family="text" style:parent-style-name="Default_20_Paragraph_20_Font">
      <style:text-properties style:font-name="Ubuntu" style:font-name-asian="Ubuntu" style:font-name-complex="Ubuntu"/>
    </style:style>
    <style:style style:name="T153_44" style:family="text" style:parent-style-name="Default_20_Paragraph_20_Font">
      <style:text-properties style:font-name="Ubuntu" style:font-name-asian="Ubuntu" style:font-name-complex="Ubuntu"/>
    </style:style>
    <style:style style:name="T153_45" style:family="text" style:parent-style-name="Default_20_Paragraph_20_Font">
      <style:text-properties style:font-name="Ubuntu" style:font-name-asian="Ubuntu" style:font-name-complex="Ubuntu"/>
    </style:style>
    <style:style style:name="T153_46" style:family="text" style:parent-style-name="Default_20_Paragraph_20_Font">
      <style:text-properties style:font-name="Ubuntu" style:font-name-asian="Ubuntu" style:font-name-complex="Ubuntu"/>
    </style:style>
    <style:style style:name="T153_47" style:family="text" style:parent-style-name="Default_20_Paragraph_20_Font">
      <style:text-properties style:font-name="Ubuntu" style:font-name-asian="Ubuntu" style:font-name-complex="Ubuntu"/>
    </style:style>
    <style:style style:name="T153_48" style:family="text" style:parent-style-name="Default_20_Paragraph_20_Font">
      <style:text-properties style:font-name="Ubuntu" style:font-name-asian="Ubuntu" style:font-name-complex="Ubuntu"/>
    </style:style>
    <style:style style:name="T153_49" style:family="text" style:parent-style-name="Default_20_Paragraph_20_Font">
      <style:text-properties style:font-name="Ubuntu" style:font-name-asian="Ubuntu" style:font-name-complex="Ubuntu"/>
    </style:style>
    <style:style style:name="T153_50" style:family="text" style:parent-style-name="Default_20_Paragraph_20_Font">
      <style:text-properties style:font-name="Ubuntu" style:font-name-asian="Ubuntu" style:font-name-complex="Ubuntu"/>
    </style:style>
    <style:style style:name="T153_51" style:family="text" style:parent-style-name="Default_20_Paragraph_20_Font">
      <style:text-properties style:font-name="Ubuntu" style:font-name-asian="Ubuntu" style:font-name-complex="Ubuntu"/>
    </style:style>
    <style:style style:name="T153_52" style:family="text" style:parent-style-name="Default_20_Paragraph_20_Font">
      <style:text-properties style:font-name="Ubuntu" style:font-name-asian="Ubuntu" style:font-name-complex="Ubuntu"/>
    </style:style>
    <style:style style:name="T153_53" style:family="text" style:parent-style-name="Default_20_Paragraph_20_Font">
      <style:text-properties style:font-name="Ubuntu" style:font-name-asian="Ubuntu" style:font-name-complex="Ubuntu"/>
    </style:style>
    <style:style style:name="T153_54" style:family="text" style:parent-style-name="Default_20_Paragraph_20_Font">
      <style:text-properties style:font-name="Ubuntu" style:font-name-asian="Ubuntu" style:font-name-complex="Ubuntu"/>
    </style:style>
    <style:style style:name="T153_55" style:family="text" style:parent-style-name="Default_20_Paragraph_20_Font">
      <style:text-properties style:font-name="Ubuntu" style:font-name-asian="Ubuntu" style:font-name-complex="Ubuntu"/>
    </style:style>
    <style:style style:name="T153_56" style:family="text" style:parent-style-name="Default_20_Paragraph_20_Font">
      <style:text-properties style:font-name="Ubuntu" style:font-name-asian="Ubuntu" style:font-name-complex="Ubuntu"/>
    </style:style>
    <style:style style:name="T153_57" style:family="text" style:parent-style-name="Default_20_Paragraph_20_Font">
      <style:text-properties style:font-name="Ubuntu" style:font-name-asian="Ubuntu" style:font-name-complex="Ubuntu"/>
    </style:style>
    <style:style style:name="T153_58" style:family="text" style:parent-style-name="Default_20_Paragraph_20_Font">
      <style:text-properties style:font-name="Ubuntu" style:font-name-asian="Ubuntu" style:font-name-complex="Ubuntu"/>
    </style:style>
    <style:style style:name="T153_59" style:family="text" style:parent-style-name="Default_20_Paragraph_20_Font">
      <style:text-properties style:font-name="Ubuntu" style:font-name-asian="Ubuntu" style:font-name-complex="Ubuntu"/>
    </style:style>
    <style:style style:name="T153_60" style:family="text" style:parent-style-name="Default_20_Paragraph_20_Font">
      <style:text-properties style:font-name="Ubuntu" style:font-name-asian="Ubuntu" style:font-name-complex="Ubuntu"/>
    </style:style>
    <style:style style:name="T153_61" style:family="text" style:parent-style-name="Default_20_Paragraph_20_Font">
      <style:text-properties style:font-name="Ubuntu" style:font-name-asian="Ubuntu" style:font-name-complex="Ubuntu"/>
    </style:style>
    <style:style style:name="T153_62" style:family="text" style:parent-style-name="Default_20_Paragraph_20_Font">
      <style:text-properties style:font-name="Ubuntu" style:font-name-asian="Ubuntu" style:font-name-complex="Ubuntu"/>
    </style:style>
    <style:style style:name="T153_63" style:family="text" style:parent-style-name="Default_20_Paragraph_20_Font">
      <style:text-properties style:font-name="Ubuntu" style:font-name-asian="Ubuntu" style:font-name-complex="Ubuntu"/>
    </style:style>
    <style:style style:name="T153_64" style:family="text" style:parent-style-name="Default_20_Paragraph_20_Font">
      <style:text-properties style:font-name="Ubuntu" style:font-name-asian="Ubuntu" style:font-name-complex="Ubuntu"/>
    </style:style>
    <style:style style:name="T153_65" style:family="text" style:parent-style-name="Default_20_Paragraph_20_Font">
      <style:text-properties style:font-name="Ubuntu" style:font-name-asian="Ubuntu" style:font-name-complex="Ubuntu"/>
    </style:style>
    <style:style style:name="T153_66" style:family="text" style:parent-style-name="Default_20_Paragraph_20_Font">
      <style:text-properties style:font-name="Ubuntu" style:font-name-asian="Ubuntu" style:font-name-complex="Ubuntu"/>
    </style:style>
    <style:style style:name="T153_67" style:family="text" style:parent-style-name="Default_20_Paragraph_20_Font">
      <style:text-properties style:font-name="Ubuntu" style:font-name-asian="Ubuntu" style:font-name-complex="Ubuntu"/>
    </style:style>
    <style:style style:name="T153_68" style:family="text" style:parent-style-name="Default_20_Paragraph_20_Font">
      <style:text-properties style:font-name="Ubuntu" style:font-name-asian="Ubuntu" style:font-name-complex="Ubuntu"/>
    </style:style>
    <style:style style:name="T153_69" style:family="text" style:parent-style-name="Default_20_Paragraph_20_Font">
      <style:text-properties style:font-name="Ubuntu" style:font-name-asian="Ubuntu" style:font-name-complex="Ubuntu"/>
    </style:style>
    <style:style style:name="T153_70" style:family="text" style:parent-style-name="Default_20_Paragraph_20_Font">
      <style:text-properties style:font-name="Ubuntu" style:font-name-asian="Ubuntu" style:font-name-complex="Ubuntu"/>
    </style:style>
    <style:style style:name="T153_71" style:family="text" style:parent-style-name="Default_20_Paragraph_20_Font">
      <style:text-properties style:font-name="Ubuntu" style:font-name-asian="Ubuntu" style:font-name-complex="Ubuntu"/>
    </style:style>
    <style:style style:name="T153_72" style:family="text" style:parent-style-name="Default_20_Paragraph_20_Font">
      <style:text-properties style:font-name="Ubuntu" style:font-name-asian="Ubuntu" style:font-name-complex="Ubuntu"/>
    </style:style>
    <style:style style:name="T153_73" style:family="text" style:parent-style-name="Default_20_Paragraph_20_Font">
      <style:text-properties style:font-name="Ubuntu" style:font-name-asian="Ubuntu" style:font-name-complex="Ubuntu"/>
    </style:style>
    <style:style style:name="T153_74" style:family="text" style:parent-style-name="Default_20_Paragraph_20_Font">
      <style:text-properties style:font-name="Ubuntu" style:font-name-asian="Ubuntu" style:font-name-complex="Ubuntu"/>
    </style:style>
    <style:style style:name="T153_75" style:family="text" style:parent-style-name="Default_20_Paragraph_20_Font">
      <style:text-properties style:font-name="Ubuntu" style:font-name-asian="Ubuntu" style:font-name-complex="Ubuntu"/>
    </style:style>
    <style:style style:name="T153_76" style:family="text" style:parent-style-name="Default_20_Paragraph_20_Font">
      <style:text-properties style:font-name="Ubuntu" style:font-name-asian="Ubuntu" style:font-name-complex="Ubuntu"/>
    </style:style>
    <style:style style:name="T153_77" style:family="text" style:parent-style-name="Default_20_Paragraph_20_Font">
      <style:text-properties style:font-name="Ubuntu" style:font-name-asian="Ubuntu" style:font-name-complex="Ubuntu"/>
    </style:style>
    <style:style style:name="T153_78" style:family="text" style:parent-style-name="Default_20_Paragraph_20_Font">
      <style:text-properties style:font-name="Ubuntu" style:font-name-asian="Ubuntu" style:font-name-complex="Ubuntu"/>
    </style:style>
    <style:style style:name="T153_79" style:family="text" style:parent-style-name="Default_20_Paragraph_20_Font">
      <style:text-properties style:font-name="Ubuntu" style:font-name-asian="Ubuntu" style:font-name-complex="Ubuntu"/>
    </style:style>
    <style:style style:name="T153_80" style:family="text" style:parent-style-name="Default_20_Paragraph_20_Font">
      <style:text-properties style:font-name="Ubuntu" style:font-name-asian="Ubuntu" style:font-name-complex="Ubuntu"/>
    </style:style>
    <style:style style:name="T153_81" style:family="text" style:parent-style-name="Default_20_Paragraph_20_Font">
      <style:text-properties style:font-name="Ubuntu" style:font-name-asian="Ubuntu" style:font-name-complex="Ubuntu"/>
    </style:style>
    <style:style style:name="T153_82" style:family="text" style:parent-style-name="Default_20_Paragraph_20_Font">
      <style:text-properties style:font-name="Ubuntu" style:font-name-asian="Ubuntu" style:font-name-complex="Ubuntu"/>
    </style:style>
    <style:style style:name="T153_83" style:family="text" style:parent-style-name="Default_20_Paragraph_20_Font">
      <style:text-properties style:font-name="Ubuntu" style:font-name-asian="Ubuntu" style:font-name-complex="Ubuntu"/>
    </style:style>
    <style:style style:name="T153_84" style:family="text" style:parent-style-name="Default_20_Paragraph_20_Font">
      <style:text-properties style:font-name="Ubuntu" style:font-name-asian="Ubuntu" style:font-name-complex="Ubuntu"/>
    </style:style>
    <style:style style:name="T153_85" style:family="text" style:parent-style-name="Default_20_Paragraph_20_Font">
      <style:text-properties style:font-name="Ubuntu" style:font-name-asian="Ubuntu" style:font-name-complex="Ubuntu"/>
    </style:style>
    <style:style style:name="T153_86" style:family="text" style:parent-style-name="Default_20_Paragraph_20_Font">
      <style:text-properties style:font-name="Ubuntu" style:font-name-asian="Ubuntu" style:font-name-complex="Ubuntu"/>
    </style:style>
    <style:style style:name="T153_87" style:family="text" style:parent-style-name="Default_20_Paragraph_20_Font">
      <style:text-properties style:font-name="Ubuntu" style:font-name-asian="Ubuntu" style:font-name-complex="Ubuntu"/>
    </style:style>
    <style:style style:name="T153_88" style:family="text" style:parent-style-name="Default_20_Paragraph_20_Font">
      <style:text-properties style:font-name="Ubuntu" style:font-name-asian="Ubuntu" style:font-name-complex="Ubuntu"/>
    </style:style>
    <style:style style:name="T153_89" style:family="text" style:parent-style-name="Default_20_Paragraph_20_Font">
      <style:text-properties style:font-name="Ubuntu" style:font-name-asian="Ubuntu" style:font-name-complex="Ubuntu"/>
    </style:style>
    <style:style style:name="T153_90" style:family="text" style:parent-style-name="Default_20_Paragraph_20_Font">
      <style:text-properties style:font-name="Ubuntu" style:font-name-asian="Ubuntu" style:font-name-complex="Ubuntu"/>
    </style:style>
    <style:style style:name="T153_91" style:family="text" style:parent-style-name="Default_20_Paragraph_20_Font">
      <style:text-properties style:font-name="Ubuntu" style:font-name-asian="Ubuntu" style:font-name-complex="Ubuntu"/>
    </style:style>
    <style:style style:name="T153_92" style:family="text" style:parent-style-name="Default_20_Paragraph_20_Font">
      <style:text-properties style:font-name="Ubuntu" style:font-name-asian="Ubuntu" style:font-name-complex="Ubuntu"/>
    </style:style>
    <style:style style:name="T153_93" style:family="text" style:parent-style-name="Default_20_Paragraph_20_Font">
      <style:text-properties style:font-name="Ubuntu" style:font-name-asian="Ubuntu" style:font-name-complex="Ubuntu"/>
    </style:style>
    <style:style style:name="T153_94" style:family="text" style:parent-style-name="Default_20_Paragraph_20_Font">
      <style:text-properties style:font-name="Ubuntu" style:font-name-asian="Ubuntu" style:font-name-complex="Ubuntu"/>
    </style:style>
    <style:style style:name="P154" style:family="paragraph" style:parent-style-name="Heading_20_4">
      <style:paragraph-properties fo:text-align="justify" fo:break-before="auto"/>
    </style:style>
    <style:style style:name="T154_1" style:family="text" style:parent-style-name="Default_20_Paragraph_20_Font"/>
    <style:style style:name="P155" style:family="paragraph" style:parent-style-name="Standard">
      <style:paragraph-properties fo:text-align="justify" fo:break-before="auto"/>
    </style:style>
    <style:style style:name="T155_1" style:family="text" style:parent-style-name="Default_20_Paragraph_20_Font">
      <style:text-properties style:font-name="Ubuntu" style:font-name-asian="Ubuntu" style:font-name-complex="Ubuntu"/>
    </style:style>
    <style:style style:name="T155_2" style:family="text" style:parent-style-name="Default_20_Paragraph_20_Font">
      <style:text-properties style:font-name="Ubuntu" style:font-name-asian="Ubuntu" style:font-name-complex="Ubuntu"/>
    </style:style>
    <style:style style:name="T155_3" style:family="text" style:parent-style-name="Default_20_Paragraph_20_Font">
      <style:text-properties style:font-name="Ubuntu" style:font-name-asian="Ubuntu" style:font-name-complex="Ubuntu"/>
    </style:style>
    <style:style style:name="T155_4" style:family="text" style:parent-style-name="Default_20_Paragraph_20_Font">
      <style:text-properties style:font-name="Ubuntu" style:font-name-asian="Ubuntu" style:font-name-complex="Ubuntu"/>
    </style:style>
    <style:style style:name="T155_5" style:family="text" style:parent-style-name="Default_20_Paragraph_20_Font">
      <style:text-properties style:font-name="Ubuntu" style:font-name-asian="Ubuntu" style:font-name-complex="Ubuntu"/>
    </style:style>
    <style:style style:name="T155_6" style:family="text" style:parent-style-name="Default_20_Paragraph_20_Font">
      <style:text-properties style:font-name="Ubuntu" style:font-name-asian="Ubuntu" style:font-name-complex="Ubuntu"/>
    </style:style>
    <style:style style:name="T155_7" style:family="text" style:parent-style-name="Default_20_Paragraph_20_Font">
      <style:text-properties style:font-name="Ubuntu" style:font-name-asian="Ubuntu" style:font-name-complex="Ubuntu"/>
    </style:style>
    <style:style style:name="T155_8" style:family="text" style:parent-style-name="Default_20_Paragraph_20_Font">
      <style:text-properties style:font-name="Ubuntu" style:font-name-asian="Ubuntu" style:font-name-complex="Ubuntu"/>
    </style:style>
    <style:style style:name="T155_9" style:family="text" style:parent-style-name="Default_20_Paragraph_20_Font">
      <style:text-properties style:font-name="Ubuntu" style:font-name-asian="Ubuntu" style:font-name-complex="Ubuntu"/>
    </style:style>
    <style:style style:name="T155_10" style:family="text" style:parent-style-name="Default_20_Paragraph_20_Font">
      <style:text-properties style:font-name="Ubuntu" style:font-name-asian="Ubuntu" style:font-name-complex="Ubuntu"/>
    </style:style>
    <style:style style:name="T155_11" style:family="text" style:parent-style-name="Default_20_Paragraph_20_Font">
      <style:text-properties style:font-name="Ubuntu" style:font-name-asian="Ubuntu" style:font-name-complex="Ubuntu"/>
    </style:style>
    <style:style style:name="T155_12" style:family="text" style:parent-style-name="Default_20_Paragraph_20_Font">
      <style:text-properties style:font-name="Ubuntu" style:font-name-asian="Ubuntu" style:font-name-complex="Ubuntu"/>
    </style:style>
    <style:style style:name="T155_13" style:family="text" style:parent-style-name="Default_20_Paragraph_20_Font">
      <style:text-properties style:font-name="Ubuntu" style:font-name-asian="Ubuntu" style:font-name-complex="Ubuntu"/>
    </style:style>
    <style:style style:name="T155_14" style:family="text" style:parent-style-name="Default_20_Paragraph_20_Font">
      <style:text-properties style:font-name="Ubuntu" style:font-name-asian="Ubuntu" style:font-name-complex="Ubuntu"/>
    </style:style>
    <style:style style:name="T155_15" style:family="text" style:parent-style-name="Default_20_Paragraph_20_Font">
      <style:text-properties style:font-name="Ubuntu" style:font-name-asian="Ubuntu" style:font-name-complex="Ubuntu"/>
    </style:style>
    <style:style style:name="T155_16" style:family="text" style:parent-style-name="Default_20_Paragraph_20_Font">
      <style:text-properties style:font-name="Ubuntu" style:font-name-asian="Ubuntu" style:font-name-complex="Ubuntu"/>
    </style:style>
    <style:style style:name="T155_17" style:family="text" style:parent-style-name="Default_20_Paragraph_20_Font">
      <style:text-properties style:font-name="Ubuntu" style:font-name-asian="Ubuntu" style:font-name-complex="Ubuntu"/>
    </style:style>
    <style:style style:name="T155_18" style:family="text" style:parent-style-name="Default_20_Paragraph_20_Font">
      <style:text-properties style:font-name="Ubuntu" style:font-name-asian="Ubuntu" style:font-name-complex="Ubuntu"/>
    </style:style>
    <style:style style:name="T155_19" style:family="text" style:parent-style-name="Default_20_Paragraph_20_Font">
      <style:text-properties style:font-name="Ubuntu" style:font-name-asian="Ubuntu" style:font-name-complex="Ubuntu"/>
    </style:style>
    <style:style style:name="T155_20" style:family="text" style:parent-style-name="Default_20_Paragraph_20_Font">
      <style:text-properties style:font-name="Ubuntu" style:font-name-asian="Ubuntu" style:font-name-complex="Ubuntu"/>
    </style:style>
    <style:style style:name="T155_21" style:family="text" style:parent-style-name="Default_20_Paragraph_20_Font">
      <style:text-properties style:font-name="Ubuntu" style:font-name-asian="Ubuntu" style:font-name-complex="Ubuntu"/>
    </style:style>
    <style:style style:name="T155_22" style:family="text" style:parent-style-name="Default_20_Paragraph_20_Font">
      <style:text-properties style:font-name="Ubuntu" style:font-name-asian="Ubuntu" style:font-name-complex="Ubuntu"/>
    </style:style>
    <style:style style:name="T155_23" style:family="text" style:parent-style-name="Default_20_Paragraph_20_Font">
      <style:text-properties style:font-name="Ubuntu" style:font-name-asian="Ubuntu" style:font-name-complex="Ubuntu"/>
    </style:style>
    <style:style style:name="T155_24" style:family="text" style:parent-style-name="Default_20_Paragraph_20_Font">
      <style:text-properties style:font-name="Ubuntu" style:font-name-asian="Ubuntu" style:font-name-complex="Ubuntu"/>
    </style:style>
    <style:style style:name="T155_25" style:family="text" style:parent-style-name="Default_20_Paragraph_20_Font">
      <style:text-properties style:font-name="Ubuntu" style:font-name-asian="Ubuntu" style:font-name-complex="Ubuntu"/>
    </style:style>
    <style:style style:name="T155_26" style:family="text" style:parent-style-name="Default_20_Paragraph_20_Font">
      <style:text-properties style:font-name="Ubuntu" style:font-name-asian="Ubuntu" style:font-name-complex="Ubuntu"/>
    </style:style>
    <style:style style:name="T155_27" style:family="text" style:parent-style-name="Default_20_Paragraph_20_Font">
      <style:text-properties style:font-name="Ubuntu" style:font-name-asian="Ubuntu" style:font-name-complex="Ubuntu"/>
    </style:style>
    <style:style style:name="T155_28" style:family="text" style:parent-style-name="Default_20_Paragraph_20_Font">
      <style:text-properties style:font-name="Ubuntu" style:font-name-asian="Ubuntu" style:font-name-complex="Ubuntu"/>
    </style:style>
    <style:style style:name="T155_29" style:family="text" style:parent-style-name="Default_20_Paragraph_20_Font">
      <style:text-properties style:font-name="Ubuntu" style:font-name-asian="Ubuntu" style:font-name-complex="Ubuntu"/>
    </style:style>
    <style:style style:name="T155_30" style:family="text" style:parent-style-name="Default_20_Paragraph_20_Font">
      <style:text-properties style:font-name="Ubuntu" style:font-name-asian="Ubuntu" style:font-name-complex="Ubuntu"/>
    </style:style>
    <style:style style:name="T155_31" style:family="text" style:parent-style-name="Default_20_Paragraph_20_Font">
      <style:text-properties style:font-name="Ubuntu" style:font-name-asian="Ubuntu" style:font-name-complex="Ubuntu"/>
    </style:style>
    <style:style style:name="T155_32" style:family="text" style:parent-style-name="Default_20_Paragraph_20_Font">
      <style:text-properties style:font-name="Ubuntu" style:font-name-asian="Ubuntu" style:font-name-complex="Ubuntu"/>
    </style:style>
    <style:style style:name="T155_33" style:family="text" style:parent-style-name="Default_20_Paragraph_20_Font">
      <style:text-properties style:font-name="Ubuntu" style:font-name-asian="Ubuntu" style:font-name-complex="Ubuntu"/>
    </style:style>
    <style:style style:name="T155_34" style:family="text" style:parent-style-name="Default_20_Paragraph_20_Font">
      <style:text-properties style:font-name="Ubuntu" style:font-name-asian="Ubuntu" style:font-name-complex="Ubuntu"/>
    </style:style>
    <style:style style:name="T155_35" style:family="text" style:parent-style-name="Default_20_Paragraph_20_Font">
      <style:text-properties style:font-name="Ubuntu" style:font-name-asian="Ubuntu" style:font-name-complex="Ubuntu"/>
    </style:style>
    <style:style style:name="T155_36" style:family="text" style:parent-style-name="Default_20_Paragraph_20_Font">
      <style:text-properties style:font-name="Ubuntu" style:font-name-asian="Ubuntu" style:font-name-complex="Ubuntu"/>
    </style:style>
    <style:style style:name="T155_37" style:family="text" style:parent-style-name="Default_20_Paragraph_20_Font">
      <style:text-properties style:font-name="Ubuntu" style:font-name-asian="Ubuntu" style:font-name-complex="Ubuntu"/>
    </style:style>
    <style:style style:name="T155_38" style:family="text" style:parent-style-name="Default_20_Paragraph_20_Font">
      <style:text-properties style:font-name="Ubuntu" style:font-name-asian="Ubuntu" style:font-name-complex="Ubuntu"/>
    </style:style>
    <style:style style:name="T155_39" style:family="text" style:parent-style-name="Default_20_Paragraph_20_Font">
      <style:text-properties style:font-name="Ubuntu" style:font-name-asian="Ubuntu" style:font-name-complex="Ubuntu"/>
    </style:style>
    <style:style style:name="T155_40" style:family="text" style:parent-style-name="Default_20_Paragraph_20_Font">
      <style:text-properties style:font-name="Ubuntu" style:font-name-asian="Ubuntu" style:font-name-complex="Ubuntu"/>
    </style:style>
    <style:style style:name="T155_41" style:family="text" style:parent-style-name="Default_20_Paragraph_20_Font">
      <style:text-properties style:font-name="Ubuntu" style:font-name-asian="Ubuntu" style:font-name-complex="Ubuntu"/>
    </style:style>
    <style:style style:name="T155_42" style:family="text" style:parent-style-name="Default_20_Paragraph_20_Font">
      <style:text-properties style:font-name="Ubuntu" style:font-name-asian="Ubuntu" style:font-name-complex="Ubuntu"/>
    </style:style>
    <style:style style:name="T155_43" style:family="text" style:parent-style-name="Default_20_Paragraph_20_Font">
      <style:text-properties style:font-name="Ubuntu" style:font-name-asian="Ubuntu" style:font-name-complex="Ubuntu"/>
    </style:style>
    <style:style style:name="T155_44" style:family="text" style:parent-style-name="Default_20_Paragraph_20_Font">
      <style:text-properties style:font-name="Ubuntu" style:font-name-asian="Ubuntu" style:font-name-complex="Ubuntu"/>
    </style:style>
    <style:style style:name="T155_45" style:family="text" style:parent-style-name="Default_20_Paragraph_20_Font">
      <style:text-properties style:font-name="Ubuntu" style:font-name-asian="Ubuntu" style:font-name-complex="Ubuntu"/>
    </style:style>
    <style:style style:name="T155_46" style:family="text" style:parent-style-name="Default_20_Paragraph_20_Font">
      <style:text-properties style:font-name="Ubuntu" style:font-name-asian="Ubuntu" style:font-name-complex="Ubuntu"/>
    </style:style>
    <style:style style:name="T155_47" style:family="text" style:parent-style-name="Default_20_Paragraph_20_Font">
      <style:text-properties style:font-name="Ubuntu" style:font-name-asian="Ubuntu" style:font-name-complex="Ubuntu"/>
    </style:style>
    <style:style style:name="T155_48" style:family="text" style:parent-style-name="Default_20_Paragraph_20_Font">
      <style:text-properties style:font-name="Ubuntu" style:font-name-asian="Ubuntu" style:font-name-complex="Ubuntu"/>
    </style:style>
    <style:style style:name="T155_49" style:family="text" style:parent-style-name="Default_20_Paragraph_20_Font">
      <style:text-properties style:font-name="Ubuntu" style:font-name-asian="Ubuntu" style:font-name-complex="Ubuntu"/>
    </style:style>
    <style:style style:name="T155_50" style:family="text" style:parent-style-name="Default_20_Paragraph_20_Font">
      <style:text-properties style:font-name="Ubuntu" style:font-name-asian="Ubuntu" style:font-name-complex="Ubuntu"/>
    </style:style>
    <style:style style:name="T155_51" style:family="text" style:parent-style-name="Default_20_Paragraph_20_Font">
      <style:text-properties style:font-name="Ubuntu" style:font-name-asian="Ubuntu" style:font-name-complex="Ubuntu"/>
    </style:style>
    <style:style style:name="T155_52" style:family="text" style:parent-style-name="Default_20_Paragraph_20_Font">
      <style:text-properties style:font-name="Ubuntu" style:font-name-asian="Ubuntu" style:font-name-complex="Ubuntu"/>
    </style:style>
    <style:style style:name="T155_53" style:family="text" style:parent-style-name="Default_20_Paragraph_20_Font">
      <style:text-properties style:font-name="Ubuntu" style:font-name-asian="Ubuntu" style:font-name-complex="Ubuntu"/>
    </style:style>
    <style:style style:name="T155_54" style:family="text" style:parent-style-name="Default_20_Paragraph_20_Font">
      <style:text-properties style:font-name="Ubuntu" style:font-name-asian="Ubuntu" style:font-name-complex="Ubuntu"/>
    </style:style>
    <style:style style:name="T155_55" style:family="text" style:parent-style-name="Default_20_Paragraph_20_Font">
      <style:text-properties style:font-name="Ubuntu" style:font-name-asian="Ubuntu" style:font-name-complex="Ubuntu"/>
    </style:style>
    <style:style style:name="T155_56" style:family="text" style:parent-style-name="Default_20_Paragraph_20_Font">
      <style:text-properties style:font-name="Ubuntu" style:font-name-asian="Ubuntu" style:font-name-complex="Ubuntu"/>
    </style:style>
    <style:style style:name="T155_57" style:family="text" style:parent-style-name="Default_20_Paragraph_20_Font">
      <style:text-properties style:font-name="Ubuntu" style:font-name-asian="Ubuntu" style:font-name-complex="Ubuntu"/>
    </style:style>
    <style:style style:name="T155_58" style:family="text" style:parent-style-name="Default_20_Paragraph_20_Font">
      <style:text-properties style:font-name="Ubuntu" style:font-name-asian="Ubuntu" style:font-name-complex="Ubuntu"/>
    </style:style>
    <style:style style:name="T155_59" style:family="text" style:parent-style-name="Default_20_Paragraph_20_Font">
      <style:text-properties style:font-name="Ubuntu" style:font-name-asian="Ubuntu" style:font-name-complex="Ubuntu"/>
    </style:style>
    <style:style style:name="T155_60" style:family="text" style:parent-style-name="Default_20_Paragraph_20_Font">
      <style:text-properties style:font-name="Ubuntu" style:font-name-asian="Ubuntu" style:font-name-complex="Ubuntu"/>
    </style:style>
    <style:style style:name="T155_61" style:family="text" style:parent-style-name="Default_20_Paragraph_20_Font">
      <style:text-properties style:font-name="Ubuntu" style:font-name-asian="Ubuntu" style:font-name-complex="Ubuntu"/>
    </style:style>
    <style:style style:name="T155_62" style:family="text" style:parent-style-name="Default_20_Paragraph_20_Font">
      <style:text-properties style:font-name="Ubuntu" style:font-name-asian="Ubuntu" style:font-name-complex="Ubuntu"/>
    </style:style>
    <style:style style:name="T155_63" style:family="text" style:parent-style-name="Default_20_Paragraph_20_Font">
      <style:text-properties style:font-name="Ubuntu" style:font-name-asian="Ubuntu" style:font-name-complex="Ubuntu"/>
    </style:style>
    <style:style style:name="T155_64" style:family="text" style:parent-style-name="Default_20_Paragraph_20_Font">
      <style:text-properties style:font-name="Ubuntu" style:font-name-asian="Ubuntu" style:font-name-complex="Ubuntu"/>
    </style:style>
    <style:style style:name="T155_65" style:family="text" style:parent-style-name="Default_20_Paragraph_20_Font">
      <style:text-properties style:font-name="Ubuntu" style:font-name-asian="Ubuntu" style:font-name-complex="Ubuntu"/>
    </style:style>
    <style:style style:name="T155_66" style:family="text" style:parent-style-name="Default_20_Paragraph_20_Font">
      <style:text-properties style:font-name="Ubuntu" style:font-name-asian="Ubuntu" style:font-name-complex="Ubuntu"/>
    </style:style>
    <style:style style:name="T155_67" style:family="text" style:parent-style-name="Default_20_Paragraph_20_Font">
      <style:text-properties style:font-name="Ubuntu" style:font-name-asian="Ubuntu" style:font-name-complex="Ubuntu"/>
    </style:style>
    <style:style style:name="T155_68" style:family="text" style:parent-style-name="Default_20_Paragraph_20_Font">
      <style:text-properties style:font-name="Ubuntu" style:font-name-asian="Ubuntu" style:font-name-complex="Ubuntu"/>
    </style:style>
    <style:style style:name="T155_69" style:family="text" style:parent-style-name="Default_20_Paragraph_20_Font">
      <style:text-properties style:font-name="Ubuntu" style:font-name-asian="Ubuntu" style:font-name-complex="Ubuntu"/>
    </style:style>
    <style:style style:name="T155_70" style:family="text" style:parent-style-name="Default_20_Paragraph_20_Font">
      <style:text-properties style:font-name="Ubuntu" style:font-name-asian="Ubuntu" style:font-name-complex="Ubuntu"/>
    </style:style>
    <style:style style:name="T155_71" style:family="text" style:parent-style-name="Default_20_Paragraph_20_Font">
      <style:text-properties style:font-name="Ubuntu" style:font-name-asian="Ubuntu" style:font-name-complex="Ubuntu"/>
    </style:style>
    <style:style style:name="T155_72" style:family="text" style:parent-style-name="Default_20_Paragraph_20_Font">
      <style:text-properties style:font-name="Ubuntu" style:font-name-asian="Ubuntu" style:font-name-complex="Ubuntu"/>
    </style:style>
    <style:style style:name="T155_73" style:family="text" style:parent-style-name="Default_20_Paragraph_20_Font">
      <style:text-properties style:font-name="Ubuntu" style:font-name-asian="Ubuntu" style:font-name-complex="Ubuntu"/>
    </style:style>
    <style:style style:name="T155_74" style:family="text" style:parent-style-name="Default_20_Paragraph_20_Font">
      <style:text-properties style:font-name="Ubuntu" style:font-name-asian="Ubuntu" style:font-name-complex="Ubuntu"/>
    </style:style>
    <style:style style:name="T155_75" style:family="text" style:parent-style-name="Default_20_Paragraph_20_Font">
      <style:text-properties style:font-name="Ubuntu" style:font-name-asian="Ubuntu" style:font-name-complex="Ubuntu"/>
    </style:style>
    <style:style style:name="T155_76" style:family="text" style:parent-style-name="Default_20_Paragraph_20_Font">
      <style:text-properties style:font-name="Ubuntu" style:font-name-asian="Ubuntu" style:font-name-complex="Ubuntu"/>
    </style:style>
    <style:style style:name="T155_77" style:family="text" style:parent-style-name="Default_20_Paragraph_20_Font">
      <style:text-properties style:font-name="Ubuntu" style:font-name-asian="Ubuntu" style:font-name-complex="Ubuntu"/>
    </style:style>
    <style:style style:name="T155_78" style:family="text" style:parent-style-name="Default_20_Paragraph_20_Font">
      <style:text-properties style:font-name="Ubuntu" style:font-name-asian="Ubuntu" style:font-name-complex="Ubuntu"/>
    </style:style>
    <style:style style:name="T155_79" style:family="text" style:parent-style-name="Default_20_Paragraph_20_Font">
      <style:text-properties style:font-name="Ubuntu" style:font-name-asian="Ubuntu" style:font-name-complex="Ubuntu"/>
    </style:style>
    <style:style style:name="T155_80" style:family="text" style:parent-style-name="Default_20_Paragraph_20_Font">
      <style:text-properties style:font-name="Ubuntu" style:font-name-asian="Ubuntu" style:font-name-complex="Ubuntu"/>
    </style:style>
    <style:style style:name="P156" style:family="paragraph" style:parent-style-name="Standard">
      <style:paragraph-properties fo:text-align="justify" fo:break-before="auto"/>
      <style:text-properties style:font-name="Ubuntu" style:font-name-asian="Ubuntu" style:font-name-complex="Ubuntu"/>
    </style:style>
    <style:style style:name="P157" style:family="paragraph" style:parent-style-name="Standard">
      <style:paragraph-properties fo:text-align="justify" fo:break-before="auto"/>
    </style:style>
    <style:style style:name="T157_1" style:family="text" style:parent-style-name="Default_20_Paragraph_20_Font">
      <style:text-properties style:font-name="Ubuntu" style:font-name-asian="Ubuntu" style:font-name-complex="Ubuntu"/>
    </style:style>
    <style:style style:name="T157_2" style:family="text" style:parent-style-name="Default_20_Paragraph_20_Font">
      <style:text-properties style:font-name="Ubuntu" style:font-name-asian="Ubuntu" style:font-name-complex="Ubuntu"/>
    </style:style>
    <style:style style:name="T157_3" style:family="text" style:parent-style-name="Default_20_Paragraph_20_Font">
      <style:text-properties style:font-name="Ubuntu" style:font-name-asian="Ubuntu" style:font-name-complex="Ubuntu"/>
    </style:style>
    <style:style style:name="T157_4" style:family="text" style:parent-style-name="Default_20_Paragraph_20_Font">
      <style:text-properties style:font-name="Ubuntu" style:font-name-asian="Ubuntu" style:font-name-complex="Ubuntu"/>
    </style:style>
    <style:style style:name="T157_5" style:family="text" style:parent-style-name="Default_20_Paragraph_20_Font">
      <style:text-properties style:font-name="Ubuntu" style:font-name-asian="Ubuntu" style:font-name-complex="Ubuntu"/>
    </style:style>
    <style:style style:name="T157_6" style:family="text" style:parent-style-name="Default_20_Paragraph_20_Font">
      <style:text-properties style:font-name="Ubuntu" style:font-name-asian="Ubuntu" style:font-name-complex="Ubuntu"/>
    </style:style>
    <style:style style:name="T157_7" style:family="text" style:parent-style-name="Default_20_Paragraph_20_Font">
      <style:text-properties style:font-name="Ubuntu" style:font-name-asian="Ubuntu" style:font-name-complex="Ubuntu"/>
    </style:style>
    <style:style style:name="T157_8" style:family="text" style:parent-style-name="Default_20_Paragraph_20_Font">
      <style:text-properties style:font-name="Ubuntu" style:font-name-asian="Ubuntu" style:font-name-complex="Ubuntu"/>
    </style:style>
    <style:style style:name="T157_9" style:family="text" style:parent-style-name="Default_20_Paragraph_20_Font">
      <style:text-properties style:font-name="Ubuntu" style:font-name-asian="Ubuntu" style:font-name-complex="Ubuntu"/>
    </style:style>
    <style:style style:name="T157_10" style:family="text" style:parent-style-name="Default_20_Paragraph_20_Font">
      <style:text-properties style:font-name="Ubuntu" style:font-name-asian="Ubuntu" style:font-name-complex="Ubuntu"/>
    </style:style>
    <style:style style:name="T157_11" style:family="text" style:parent-style-name="Default_20_Paragraph_20_Font">
      <style:text-properties style:font-name="Ubuntu" style:font-name-asian="Ubuntu" style:font-name-complex="Ubuntu"/>
    </style:style>
    <style:style style:name="T157_12" style:family="text" style:parent-style-name="Default_20_Paragraph_20_Font">
      <style:text-properties style:font-name="Ubuntu" style:font-name-asian="Ubuntu" style:font-name-complex="Ubuntu"/>
    </style:style>
    <style:style style:name="T157_13" style:family="text" style:parent-style-name="Default_20_Paragraph_20_Font">
      <style:text-properties style:font-name="Ubuntu" style:font-name-asian="Ubuntu" style:font-name-complex="Ubuntu"/>
    </style:style>
    <style:style style:name="T157_14" style:family="text" style:parent-style-name="Default_20_Paragraph_20_Font">
      <style:text-properties style:font-name="Ubuntu" style:font-name-asian="Ubuntu" style:font-name-complex="Ubuntu"/>
    </style:style>
    <style:style style:name="T157_15" style:family="text" style:parent-style-name="Default_20_Paragraph_20_Font">
      <style:text-properties style:font-name="Ubuntu" style:font-name-asian="Ubuntu" style:font-name-complex="Ubuntu"/>
    </style:style>
    <style:style style:name="T157_16" style:family="text" style:parent-style-name="Default_20_Paragraph_20_Font">
      <style:text-properties style:font-name="Ubuntu" style:font-name-asian="Ubuntu" style:font-name-complex="Ubuntu"/>
    </style:style>
    <style:style style:name="T157_17" style:family="text" style:parent-style-name="Default_20_Paragraph_20_Font">
      <style:text-properties style:font-name="Ubuntu" style:font-name-asian="Ubuntu" style:font-name-complex="Ubuntu"/>
    </style:style>
    <style:style style:name="T157_18" style:family="text" style:parent-style-name="Default_20_Paragraph_20_Font">
      <style:text-properties style:font-name="Ubuntu" style:font-name-asian="Ubuntu" style:font-name-complex="Ubuntu"/>
    </style:style>
    <style:style style:name="T157_19" style:family="text" style:parent-style-name="Default_20_Paragraph_20_Font">
      <style:text-properties style:font-name="Ubuntu" style:font-name-asian="Ubuntu" style:font-name-complex="Ubuntu"/>
    </style:style>
    <style:style style:name="T157_20" style:family="text" style:parent-style-name="Default_20_Paragraph_20_Font">
      <style:text-properties style:font-name="Ubuntu" style:font-name-asian="Ubuntu" style:font-name-complex="Ubuntu"/>
    </style:style>
    <style:style style:name="T157_21" style:family="text" style:parent-style-name="Default_20_Paragraph_20_Font">
      <style:text-properties style:font-name="Ubuntu" style:font-name-asian="Ubuntu" style:font-name-complex="Ubuntu"/>
    </style:style>
    <style:style style:name="T157_22" style:family="text" style:parent-style-name="Default_20_Paragraph_20_Font">
      <style:text-properties style:font-name="Ubuntu" style:font-name-asian="Ubuntu" style:font-name-complex="Ubuntu"/>
    </style:style>
    <style:style style:name="T157_23" style:family="text" style:parent-style-name="Default_20_Paragraph_20_Font">
      <style:text-properties style:font-name="Ubuntu" style:font-name-asian="Ubuntu" style:font-name-complex="Ubuntu"/>
    </style:style>
    <style:style style:name="T157_24" style:family="text" style:parent-style-name="Default_20_Paragraph_20_Font">
      <style:text-properties style:font-name="Ubuntu" style:font-name-asian="Ubuntu" style:font-name-complex="Ubuntu"/>
    </style:style>
    <style:style style:name="T157_25" style:family="text" style:parent-style-name="Default_20_Paragraph_20_Font">
      <style:text-properties style:font-name="Ubuntu" style:font-name-asian="Ubuntu" style:font-name-complex="Ubuntu"/>
    </style:style>
    <style:style style:name="T157_26" style:family="text" style:parent-style-name="Default_20_Paragraph_20_Font">
      <style:text-properties style:font-name="Ubuntu" style:font-name-asian="Ubuntu" style:font-name-complex="Ubuntu"/>
    </style:style>
    <style:style style:name="T157_27" style:family="text" style:parent-style-name="Default_20_Paragraph_20_Font">
      <style:text-properties style:font-name="Ubuntu" style:font-name-asian="Ubuntu" style:font-name-complex="Ubuntu"/>
    </style:style>
    <style:style style:name="T157_28" style:family="text" style:parent-style-name="Default_20_Paragraph_20_Font">
      <style:text-properties style:font-name="Ubuntu" style:font-name-asian="Ubuntu" style:font-name-complex="Ubuntu"/>
    </style:style>
    <style:style style:name="T157_29" style:family="text" style:parent-style-name="Default_20_Paragraph_20_Font">
      <style:text-properties style:font-name="Ubuntu" style:font-name-asian="Ubuntu" style:font-name-complex="Ubuntu"/>
    </style:style>
    <style:style style:name="T157_30" style:family="text" style:parent-style-name="Default_20_Paragraph_20_Font">
      <style:text-properties style:font-name="Ubuntu" style:font-name-asian="Ubuntu" style:font-name-complex="Ubuntu"/>
    </style:style>
    <style:style style:name="T157_31" style:family="text" style:parent-style-name="Default_20_Paragraph_20_Font">
      <style:text-properties style:font-name="Ubuntu" style:font-name-asian="Ubuntu" style:font-name-complex="Ubuntu"/>
    </style:style>
    <style:style style:name="T157_32" style:family="text" style:parent-style-name="Default_20_Paragraph_20_Font">
      <style:text-properties style:font-name="Ubuntu" style:font-name-asian="Ubuntu" style:font-name-complex="Ubuntu"/>
    </style:style>
    <style:style style:name="T157_33" style:family="text" style:parent-style-name="Default_20_Paragraph_20_Font">
      <style:text-properties style:font-name="Ubuntu" style:font-name-asian="Ubuntu" style:font-name-complex="Ubuntu"/>
    </style:style>
    <style:style style:name="T157_34" style:family="text" style:parent-style-name="Default_20_Paragraph_20_Font">
      <style:text-properties style:font-name="Ubuntu" style:font-name-asian="Ubuntu" style:font-name-complex="Ubuntu"/>
    </style:style>
    <style:style style:name="T157_35" style:family="text" style:parent-style-name="Default_20_Paragraph_20_Font">
      <style:text-properties style:font-name="Ubuntu" style:font-name-asian="Ubuntu" style:font-name-complex="Ubuntu"/>
    </style:style>
    <style:style style:name="T157_36" style:family="text" style:parent-style-name="Default_20_Paragraph_20_Font">
      <style:text-properties style:font-name="Ubuntu" style:font-name-asian="Ubuntu" style:font-name-complex="Ubuntu"/>
    </style:style>
    <style:style style:name="T157_37" style:family="text" style:parent-style-name="Default_20_Paragraph_20_Font">
      <style:text-properties style:font-name="Ubuntu" style:font-name-asian="Ubuntu" style:font-name-complex="Ubuntu"/>
    </style:style>
    <style:style style:name="T157_38" style:family="text" style:parent-style-name="Default_20_Paragraph_20_Font">
      <style:text-properties style:font-name="Ubuntu" style:font-name-asian="Ubuntu" style:font-name-complex="Ubuntu"/>
    </style:style>
    <style:style style:name="T157_39" style:family="text" style:parent-style-name="Default_20_Paragraph_20_Font">
      <style:text-properties style:font-name="Ubuntu" style:font-name-asian="Ubuntu" style:font-name-complex="Ubuntu"/>
    </style:style>
    <style:style style:name="T157_40" style:family="text" style:parent-style-name="Default_20_Paragraph_20_Font">
      <style:text-properties style:font-name="Ubuntu" style:font-name-asian="Ubuntu" style:font-name-complex="Ubuntu"/>
    </style:style>
    <style:style style:name="T157_41" style:family="text" style:parent-style-name="Default_20_Paragraph_20_Font">
      <style:text-properties style:font-name="Ubuntu" style:font-name-asian="Ubuntu" style:font-name-complex="Ubuntu"/>
    </style:style>
    <style:style style:name="T157_42" style:family="text" style:parent-style-name="Default_20_Paragraph_20_Font">
      <style:text-properties style:font-name="Ubuntu" style:font-name-asian="Ubuntu" style:font-name-complex="Ubuntu"/>
    </style:style>
    <style:style style:name="T157_43" style:family="text" style:parent-style-name="Default_20_Paragraph_20_Font">
      <style:text-properties style:font-name="Ubuntu" style:font-name-asian="Ubuntu" style:font-name-complex="Ubuntu"/>
    </style:style>
    <style:style style:name="T157_44" style:family="text" style:parent-style-name="Default_20_Paragraph_20_Font">
      <style:text-properties style:font-name="Ubuntu" style:font-name-asian="Ubuntu" style:font-name-complex="Ubuntu"/>
    </style:style>
    <style:style style:name="T157_45" style:family="text" style:parent-style-name="Default_20_Paragraph_20_Font">
      <style:text-properties style:font-name="Ubuntu" style:font-name-asian="Ubuntu" style:font-name-complex="Ubuntu"/>
    </style:style>
    <style:style style:name="T157_46" style:family="text" style:parent-style-name="Default_20_Paragraph_20_Font">
      <style:text-properties style:font-name="Ubuntu" style:font-name-asian="Ubuntu" style:font-name-complex="Ubuntu"/>
    </style:style>
    <style:style style:name="T157_47" style:family="text" style:parent-style-name="Default_20_Paragraph_20_Font">
      <style:text-properties style:font-name="Ubuntu" style:font-name-asian="Ubuntu" style:font-name-complex="Ubuntu"/>
    </style:style>
    <style:style style:name="T157_48" style:family="text" style:parent-style-name="Default_20_Paragraph_20_Font">
      <style:text-properties style:font-name="Ubuntu" style:font-name-asian="Ubuntu" style:font-name-complex="Ubuntu"/>
    </style:style>
    <style:style style:name="T157_49" style:family="text" style:parent-style-name="Default_20_Paragraph_20_Font">
      <style:text-properties style:font-name="Ubuntu" style:font-name-asian="Ubuntu" style:font-name-complex="Ubuntu"/>
    </style:style>
    <style:style style:name="T157_50" style:family="text" style:parent-style-name="Default_20_Paragraph_20_Font">
      <style:text-properties style:font-name="Ubuntu" style:font-name-asian="Ubuntu" style:font-name-complex="Ubuntu"/>
    </style:style>
    <style:style style:name="T157_51" style:family="text" style:parent-style-name="Default_20_Paragraph_20_Font">
      <style:text-properties style:font-name="Ubuntu" style:font-name-asian="Ubuntu" style:font-name-complex="Ubuntu"/>
    </style:style>
    <style:style style:name="T157_52" style:family="text" style:parent-style-name="Default_20_Paragraph_20_Font">
      <style:text-properties style:font-name="Ubuntu" style:font-name-asian="Ubuntu" style:font-name-complex="Ubuntu"/>
    </style:style>
    <style:style style:name="P158" style:family="paragraph" style:parent-style-name="Heading_20_5">
      <style:paragraph-properties fo:text-align="justify" fo:break-before="auto"/>
    </style:style>
    <style:style style:name="T158_1" style:family="text" style:parent-style-name="Default_20_Paragraph_20_Font">
      <style:text-properties style:font-name="Ubuntu" style:font-name-asian="Ubuntu" style:font-name-complex="Ubuntu"/>
    </style:style>
    <style:style style:name="T158_2" style:family="text" style:parent-style-name="Default_20_Paragraph_20_Font">
      <style:text-properties style:font-name="Ubuntu" style:font-name-asian="Ubuntu" style:font-name-complex="Ubuntu"/>
    </style:style>
    <style:style style:name="T158_3" style:family="text" style:parent-style-name="Default_20_Paragraph_20_Font">
      <style:text-properties style:font-name="Ubuntu" style:font-name-asian="Ubuntu" style:font-name-complex="Ubuntu"/>
    </style:style>
    <style:style style:name="T158_4" style:family="text" style:parent-style-name="Default_20_Paragraph_20_Font">
      <style:text-properties style:font-name="Ubuntu" style:font-name-asian="Ubuntu" style:font-name-complex="Ubuntu"/>
    </style:style>
    <style:style style:name="P159" style:family="paragraph" style:parent-style-name="Standard">
      <style:paragraph-properties fo:text-align="justify" fo:break-before="auto"/>
    </style:style>
    <style:style style:name="T159_1" style:family="text" style:parent-style-name="Default_20_Paragraph_20_Font">
      <style:text-properties style:font-name="Ubuntu" style:font-name-asian="Ubuntu" style:font-name-complex="Ubuntu"/>
    </style:style>
    <style:style style:name="T159_2" style:family="text" style:parent-style-name="Default_20_Paragraph_20_Font">
      <style:text-properties style:font-name="Ubuntu" style:font-name-asian="Ubuntu" style:font-name-complex="Ubuntu"/>
    </style:style>
    <style:style style:name="T159_3" style:family="text" style:parent-style-name="Default_20_Paragraph_20_Font">
      <style:text-properties style:font-name="Ubuntu" style:font-name-asian="Ubuntu" style:font-name-complex="Ubuntu"/>
    </style:style>
    <style:style style:name="T159_4" style:family="text" style:parent-style-name="Default_20_Paragraph_20_Font">
      <style:text-properties style:font-name="Ubuntu" style:font-name-asian="Ubuntu" style:font-name-complex="Ubuntu"/>
    </style:style>
    <style:style style:name="T159_5" style:family="text" style:parent-style-name="Default_20_Paragraph_20_Font">
      <style:text-properties style:font-name="Ubuntu" style:font-name-asian="Ubuntu" style:font-name-complex="Ubuntu"/>
    </style:style>
    <style:style style:name="T159_6" style:family="text" style:parent-style-name="Default_20_Paragraph_20_Font">
      <style:text-properties style:font-name="Ubuntu" style:font-name-asian="Ubuntu" style:font-name-complex="Ubuntu"/>
    </style:style>
    <style:style style:name="T159_7" style:family="text" style:parent-style-name="Default_20_Paragraph_20_Font">
      <style:text-properties style:font-name="Ubuntu" style:font-name-asian="Ubuntu" style:font-name-complex="Ubuntu"/>
    </style:style>
    <style:style style:name="T159_8" style:family="text" style:parent-style-name="Default_20_Paragraph_20_Font">
      <style:text-properties style:font-name="Ubuntu" style:font-name-asian="Ubuntu" style:font-name-complex="Ubuntu"/>
    </style:style>
    <style:style style:name="T159_9" style:family="text" style:parent-style-name="Default_20_Paragraph_20_Font">
      <style:text-properties style:font-name="Ubuntu" style:font-name-asian="Ubuntu" style:font-name-complex="Ubuntu"/>
    </style:style>
    <style:style style:name="T159_10" style:family="text" style:parent-style-name="Default_20_Paragraph_20_Font">
      <style:text-properties style:font-name="Ubuntu" style:font-name-asian="Ubuntu" style:font-name-complex="Ubuntu"/>
    </style:style>
    <style:style style:name="T159_11" style:family="text" style:parent-style-name="Default_20_Paragraph_20_Font">
      <style:text-properties style:font-name="Ubuntu" style:font-name-asian="Ubuntu" style:font-name-complex="Ubuntu"/>
    </style:style>
    <style:style style:name="T159_12" style:family="text" style:parent-style-name="Default_20_Paragraph_20_Font">
      <style:text-properties style:font-name="Ubuntu" style:font-name-asian="Ubuntu" style:font-name-complex="Ubuntu"/>
    </style:style>
    <style:style style:name="T159_13" style:family="text" style:parent-style-name="Default_20_Paragraph_20_Font">
      <style:text-properties style:font-name="Ubuntu" style:font-name-asian="Ubuntu" style:font-name-complex="Ubuntu"/>
    </style:style>
    <style:style style:name="T159_14" style:family="text" style:parent-style-name="Default_20_Paragraph_20_Font">
      <style:text-properties style:font-name="Ubuntu" style:font-name-asian="Ubuntu" style:font-name-complex="Ubuntu"/>
    </style:style>
    <style:style style:name="T159_15" style:family="text" style:parent-style-name="Default_20_Paragraph_20_Font">
      <style:text-properties style:font-name="Ubuntu" style:font-name-asian="Ubuntu" style:font-name-complex="Ubuntu"/>
    </style:style>
    <style:style style:name="T159_16" style:family="text" style:parent-style-name="Default_20_Paragraph_20_Font">
      <style:text-properties style:font-name="Ubuntu" style:font-name-asian="Ubuntu" style:font-name-complex="Ubuntu"/>
    </style:style>
    <style:style style:name="T159_17" style:family="text" style:parent-style-name="Default_20_Paragraph_20_Font">
      <style:text-properties style:font-name="Ubuntu" style:font-name-asian="Ubuntu" style:font-name-complex="Ubuntu"/>
    </style:style>
    <style:style style:name="T159_18" style:family="text" style:parent-style-name="Default_20_Paragraph_20_Font">
      <style:text-properties style:font-name="Ubuntu" style:font-name-asian="Ubuntu" style:font-name-complex="Ubuntu"/>
    </style:style>
    <style:style style:name="T159_19" style:family="text" style:parent-style-name="Default_20_Paragraph_20_Font">
      <style:text-properties style:font-name="Ubuntu" style:font-name-asian="Ubuntu" style:font-name-complex="Ubuntu"/>
    </style:style>
    <style:style style:name="T159_20" style:family="text" style:parent-style-name="Default_20_Paragraph_20_Font">
      <style:text-properties style:font-name="Ubuntu" style:font-name-asian="Ubuntu" style:font-name-complex="Ubuntu"/>
    </style:style>
    <style:style style:name="T159_21" style:family="text" style:parent-style-name="Default_20_Paragraph_20_Font">
      <style:text-properties style:font-name="Ubuntu" style:font-name-asian="Ubuntu" style:font-name-complex="Ubuntu"/>
    </style:style>
    <style:style style:name="T159_22" style:family="text" style:parent-style-name="Default_20_Paragraph_20_Font">
      <style:text-properties style:font-name="Ubuntu" style:font-name-asian="Ubuntu" style:font-name-complex="Ubuntu"/>
    </style:style>
    <style:style style:name="T159_23" style:family="text" style:parent-style-name="Default_20_Paragraph_20_Font">
      <style:text-properties style:font-name="Ubuntu" style:font-name-asian="Ubuntu" style:font-name-complex="Ubuntu"/>
    </style:style>
    <style:style style:name="T159_24" style:family="text" style:parent-style-name="Default_20_Paragraph_20_Font">
      <style:text-properties style:font-name="Ubuntu" style:font-name-asian="Ubuntu" style:font-name-complex="Ubuntu"/>
    </style:style>
    <style:style style:name="T159_25" style:family="text" style:parent-style-name="Default_20_Paragraph_20_Font">
      <style:text-properties style:font-name="Ubuntu" style:font-name-asian="Ubuntu" style:font-name-complex="Ubuntu"/>
    </style:style>
    <style:style style:name="T159_26" style:family="text" style:parent-style-name="Default_20_Paragraph_20_Font">
      <style:text-properties style:font-name="Ubuntu" style:font-name-asian="Ubuntu" style:font-name-complex="Ubuntu"/>
    </style:style>
    <style:style style:name="T159_27" style:family="text" style:parent-style-name="Default_20_Paragraph_20_Font">
      <style:text-properties style:font-name="Ubuntu" style:font-name-asian="Ubuntu" style:font-name-complex="Ubuntu"/>
    </style:style>
    <style:style style:name="T159_28" style:family="text" style:parent-style-name="Default_20_Paragraph_20_Font">
      <style:text-properties style:font-name="Ubuntu" style:font-name-asian="Ubuntu" style:font-name-complex="Ubuntu"/>
    </style:style>
    <style:style style:name="T159_29" style:family="text" style:parent-style-name="Default_20_Paragraph_20_Font">
      <style:text-properties style:font-name="Ubuntu" style:font-name-asian="Ubuntu" style:font-name-complex="Ubuntu"/>
    </style:style>
    <style:style style:name="T159_30" style:family="text" style:parent-style-name="Default_20_Paragraph_20_Font">
      <style:text-properties style:font-name="Ubuntu" style:font-name-asian="Ubuntu" style:font-name-complex="Ubuntu"/>
    </style:style>
    <style:style style:name="T159_31" style:family="text" style:parent-style-name="Default_20_Paragraph_20_Font">
      <style:text-properties style:font-name="Ubuntu" style:font-name-asian="Ubuntu" style:font-name-complex="Ubuntu"/>
    </style:style>
    <style:style style:name="T159_32" style:family="text" style:parent-style-name="Default_20_Paragraph_20_Font">
      <style:text-properties style:font-name="Ubuntu" style:font-name-asian="Ubuntu" style:font-name-complex="Ubuntu"/>
    </style:style>
    <style:style style:name="T159_33" style:family="text" style:parent-style-name="Default_20_Paragraph_20_Font">
      <style:text-properties style:font-name="Ubuntu" style:font-name-asian="Ubuntu" style:font-name-complex="Ubuntu"/>
    </style:style>
    <style:style style:name="T159_34" style:family="text" style:parent-style-name="Default_20_Paragraph_20_Font">
      <style:text-properties style:font-name="Ubuntu" style:font-name-asian="Ubuntu" style:font-name-complex="Ubuntu"/>
    </style:style>
    <style:style style:name="T159_35" style:family="text" style:parent-style-name="Default_20_Paragraph_20_Font">
      <style:text-properties style:font-name="Ubuntu" style:font-name-asian="Ubuntu" style:font-name-complex="Ubuntu"/>
    </style:style>
    <style:style style:name="T159_36" style:family="text" style:parent-style-name="Default_20_Paragraph_20_Font">
      <style:text-properties style:font-name="Ubuntu" style:font-name-asian="Ubuntu" style:font-name-complex="Ubuntu"/>
    </style:style>
    <style:style style:name="T159_37" style:family="text" style:parent-style-name="Default_20_Paragraph_20_Font">
      <style:text-properties style:font-name="Ubuntu" style:font-name-asian="Ubuntu" style:font-name-complex="Ubuntu"/>
    </style:style>
    <style:style style:name="T159_38" style:family="text" style:parent-style-name="Default_20_Paragraph_20_Font">
      <style:text-properties style:font-name="Ubuntu" style:font-name-asian="Ubuntu" style:font-name-complex="Ubuntu"/>
    </style:style>
    <style:style style:name="T159_39" style:family="text" style:parent-style-name="Default_20_Paragraph_20_Font">
      <style:text-properties style:font-name="Ubuntu" style:font-name-asian="Ubuntu" style:font-name-complex="Ubuntu"/>
    </style:style>
    <style:style style:name="T159_40" style:family="text" style:parent-style-name="Default_20_Paragraph_20_Font">
      <style:text-properties style:font-name="Ubuntu" style:font-name-asian="Ubuntu" style:font-name-complex="Ubuntu"/>
    </style:style>
    <style:style style:name="T159_41" style:family="text" style:parent-style-name="Default_20_Paragraph_20_Font">
      <style:text-properties style:font-name="Ubuntu" style:font-name-asian="Ubuntu" style:font-name-complex="Ubuntu"/>
    </style:style>
    <style:style style:name="T159_42" style:family="text" style:parent-style-name="Default_20_Paragraph_20_Font">
      <style:text-properties style:font-name="Ubuntu" style:font-name-asian="Ubuntu" style:font-name-complex="Ubuntu"/>
    </style:style>
    <style:style style:name="T159_43" style:family="text" style:parent-style-name="Default_20_Paragraph_20_Font">
      <style:text-properties style:font-name="Ubuntu" style:font-name-asian="Ubuntu" style:font-name-complex="Ubuntu"/>
    </style:style>
    <style:style style:name="T159_44" style:family="text" style:parent-style-name="Default_20_Paragraph_20_Font">
      <style:text-properties style:font-name="Ubuntu" style:font-name-asian="Ubuntu" style:font-name-complex="Ubuntu"/>
    </style:style>
    <style:style style:name="T159_45" style:family="text" style:parent-style-name="Default_20_Paragraph_20_Font">
      <style:text-properties style:font-name="Ubuntu" style:font-name-asian="Ubuntu" style:font-name-complex="Ubuntu"/>
    </style:style>
    <style:style style:name="T159_46" style:family="text" style:parent-style-name="Default_20_Paragraph_20_Font">
      <style:text-properties style:font-name="Ubuntu" style:font-name-asian="Ubuntu" style:font-name-complex="Ubuntu"/>
    </style:style>
    <style:style style:name="T159_47" style:family="text" style:parent-style-name="Default_20_Paragraph_20_Font">
      <style:text-properties style:font-name="Ubuntu" style:font-name-asian="Ubuntu" style:font-name-complex="Ubuntu"/>
    </style:style>
    <style:style style:name="T159_48" style:family="text" style:parent-style-name="Default_20_Paragraph_20_Font">
      <style:text-properties style:font-name="Ubuntu" style:font-name-asian="Ubuntu" style:font-name-complex="Ubuntu"/>
    </style:style>
    <style:style style:name="T159_49" style:family="text" style:parent-style-name="Default_20_Paragraph_20_Font">
      <style:text-properties style:font-name="Ubuntu" style:font-name-asian="Ubuntu" style:font-name-complex="Ubuntu"/>
    </style:style>
    <style:style style:name="T159_50" style:family="text" style:parent-style-name="Default_20_Paragraph_20_Font">
      <style:text-properties style:font-name="Ubuntu" style:font-name-asian="Ubuntu" style:font-name-complex="Ubuntu"/>
    </style:style>
    <style:style style:name="T159_51" style:family="text" style:parent-style-name="Default_20_Paragraph_20_Font">
      <style:text-properties style:font-name="Ubuntu" style:font-name-asian="Ubuntu" style:font-name-complex="Ubuntu"/>
    </style:style>
    <style:style style:name="T159_52" style:family="text" style:parent-style-name="Default_20_Paragraph_20_Font">
      <style:text-properties style:font-name="Ubuntu" style:font-name-asian="Ubuntu" style:font-name-complex="Ubuntu"/>
    </style:style>
    <style:style style:name="T159_53" style:family="text" style:parent-style-name="Default_20_Paragraph_20_Font">
      <style:text-properties style:font-name="Ubuntu" style:font-name-asian="Ubuntu" style:font-name-complex="Ubuntu"/>
    </style:style>
    <style:style style:name="T159_54" style:family="text" style:parent-style-name="Default_20_Paragraph_20_Font">
      <style:text-properties style:font-name="Ubuntu" style:font-name-asian="Ubuntu" style:font-name-complex="Ubuntu"/>
    </style:style>
    <style:style style:name="T159_55" style:family="text" style:parent-style-name="Default_20_Paragraph_20_Font">
      <style:text-properties style:font-name="Ubuntu" style:font-name-asian="Ubuntu" style:font-name-complex="Ubuntu"/>
    </style:style>
    <style:style style:name="T159_56" style:family="text" style:parent-style-name="Default_20_Paragraph_20_Font">
      <style:text-properties style:font-name="Ubuntu" style:font-name-asian="Ubuntu" style:font-name-complex="Ubuntu"/>
    </style:style>
    <style:style style:name="T159_57" style:family="text" style:parent-style-name="Default_20_Paragraph_20_Font">
      <style:text-properties style:font-name="Ubuntu" style:font-name-asian="Ubuntu" style:font-name-complex="Ubuntu"/>
    </style:style>
    <style:style style:name="T159_58" style:family="text" style:parent-style-name="Default_20_Paragraph_20_Font">
      <style:text-properties style:font-name="Ubuntu" style:font-name-asian="Ubuntu" style:font-name-complex="Ubuntu"/>
    </style:style>
    <style:style style:name="T159_59" style:family="text" style:parent-style-name="Default_20_Paragraph_20_Font">
      <style:text-properties style:font-name="Ubuntu" style:font-name-asian="Ubuntu" style:font-name-complex="Ubuntu"/>
    </style:style>
    <style:style style:name="T159_60" style:family="text" style:parent-style-name="Default_20_Paragraph_20_Font">
      <style:text-properties style:font-name="Ubuntu" style:font-name-asian="Ubuntu" style:font-name-complex="Ubuntu"/>
    </style:style>
    <style:style style:name="T159_61" style:family="text" style:parent-style-name="Default_20_Paragraph_20_Font">
      <style:text-properties style:font-name="Ubuntu" style:font-name-asian="Ubuntu" style:font-name-complex="Ubuntu"/>
    </style:style>
    <style:style style:name="T159_62" style:family="text" style:parent-style-name="Default_20_Paragraph_20_Font">
      <style:text-properties style:font-name="Ubuntu" style:font-name-asian="Ubuntu" style:font-name-complex="Ubuntu"/>
    </style:style>
    <style:style style:name="T159_63" style:family="text" style:parent-style-name="Default_20_Paragraph_20_Font">
      <style:text-properties style:font-name="Ubuntu" style:font-name-asian="Ubuntu" style:font-name-complex="Ubuntu"/>
    </style:style>
    <style:style style:name="T159_64" style:family="text" style:parent-style-name="Default_20_Paragraph_20_Font">
      <style:text-properties style:font-name="Ubuntu" style:font-name-asian="Ubuntu" style:font-name-complex="Ubuntu"/>
    </style:style>
    <style:style style:name="T159_65" style:family="text" style:parent-style-name="Default_20_Paragraph_20_Font">
      <style:text-properties style:font-name="Ubuntu" style:font-name-asian="Ubuntu" style:font-name-complex="Ubuntu"/>
    </style:style>
    <style:style style:name="T159_66" style:family="text" style:parent-style-name="Default_20_Paragraph_20_Font">
      <style:text-properties style:font-name="Ubuntu" style:font-name-asian="Ubuntu" style:font-name-complex="Ubuntu"/>
    </style:style>
    <style:style style:name="T159_67" style:family="text" style:parent-style-name="Default_20_Paragraph_20_Font">
      <style:text-properties style:font-name="Ubuntu" style:font-name-asian="Ubuntu" style:font-name-complex="Ubuntu"/>
    </style:style>
    <style:style style:name="T159_68" style:family="text" style:parent-style-name="Default_20_Paragraph_20_Font">
      <style:text-properties style:font-name="Ubuntu" style:font-name-asian="Ubuntu" style:font-name-complex="Ubuntu"/>
    </style:style>
    <style:style style:name="T159_69" style:family="text" style:parent-style-name="Default_20_Paragraph_20_Font">
      <style:text-properties style:font-name="Ubuntu" style:font-name-asian="Ubuntu" style:font-name-complex="Ubuntu"/>
    </style:style>
    <style:style style:name="T159_70" style:family="text" style:parent-style-name="Default_20_Paragraph_20_Font">
      <style:text-properties style:font-name="Ubuntu" style:font-name-asian="Ubuntu" style:font-name-complex="Ubuntu"/>
    </style:style>
    <style:style style:name="T159_71" style:family="text" style:parent-style-name="Default_20_Paragraph_20_Font">
      <style:text-properties style:font-name="Ubuntu" style:font-name-asian="Ubuntu" style:font-name-complex="Ubuntu"/>
    </style:style>
    <style:style style:name="T159_72" style:family="text" style:parent-style-name="Default_20_Paragraph_20_Font">
      <style:text-properties style:font-name="Ubuntu" style:font-name-asian="Ubuntu" style:font-name-complex="Ubuntu"/>
    </style:style>
    <style:style style:name="T159_73" style:family="text" style:parent-style-name="Default_20_Paragraph_20_Font">
      <style:text-properties style:font-name="Ubuntu" style:font-name-asian="Ubuntu" style:font-name-complex="Ubuntu"/>
    </style:style>
    <style:style style:name="T159_74" style:family="text" style:parent-style-name="Default_20_Paragraph_20_Font">
      <style:text-properties style:font-name="Ubuntu" style:font-name-asian="Ubuntu" style:font-name-complex="Ubuntu"/>
    </style:style>
    <style:style style:name="T159_75" style:family="text" style:parent-style-name="Default_20_Paragraph_20_Font">
      <style:text-properties style:font-name="Ubuntu" style:font-name-asian="Ubuntu" style:font-name-complex="Ubuntu"/>
    </style:style>
    <style:style style:name="T159_76" style:family="text" style:parent-style-name="Default_20_Paragraph_20_Font">
      <style:text-properties style:font-name="Ubuntu" style:font-name-asian="Ubuntu" style:font-name-complex="Ubuntu"/>
    </style:style>
    <style:style style:name="T159_77" style:family="text" style:parent-style-name="Default_20_Paragraph_20_Font">
      <style:text-properties style:font-name="Ubuntu" style:font-name-asian="Ubuntu" style:font-name-complex="Ubuntu"/>
    </style:style>
    <style:style style:name="T159_78" style:family="text" style:parent-style-name="Default_20_Paragraph_20_Font">
      <style:text-properties style:font-name="Ubuntu" style:font-name-asian="Ubuntu" style:font-name-complex="Ubuntu"/>
    </style:style>
    <style:style style:name="P160" style:family="paragraph" style:parent-style-name="Heading_20_5">
      <style:paragraph-properties fo:text-align="justify" fo:break-before="auto"/>
    </style:style>
    <style:style style:name="T160_1" style:family="text" style:parent-style-name="Default_20_Paragraph_20_Font">
      <style:text-properties style:font-name="Ubuntu" style:font-name-asian="Ubuntu" style:font-name-complex="Ubuntu"/>
    </style:style>
    <style:style style:name="T160_2" style:family="text" style:parent-style-name="Default_20_Paragraph_20_Font">
      <style:text-properties style:font-name="Ubuntu" style:font-name-asian="Ubuntu" style:font-name-complex="Ubuntu"/>
    </style:style>
    <style:style style:name="T160_3" style:family="text" style:parent-style-name="Default_20_Paragraph_20_Font">
      <style:text-properties style:font-name="Ubuntu" style:font-name-asian="Ubuntu" style:font-name-complex="Ubuntu"/>
    </style:style>
    <style:style style:name="T160_4" style:family="text" style:parent-style-name="Default_20_Paragraph_20_Font">
      <style:text-properties style:font-name="Ubuntu" style:font-name-asian="Ubuntu" style:font-name-complex="Ubuntu"/>
    </style:style>
    <style:style style:name="P161" style:family="paragraph" style:parent-style-name="Standard">
      <style:paragraph-properties fo:text-align="justify" fo:break-before="auto"/>
    </style:style>
    <style:style style:name="T161_1" style:family="text" style:parent-style-name="Default_20_Paragraph_20_Font">
      <style:text-properties style:font-name="Ubuntu" style:font-name-asian="Ubuntu" style:font-name-complex="Ubuntu"/>
    </style:style>
    <style:style style:name="T161_2" style:family="text" style:parent-style-name="Default_20_Paragraph_20_Font">
      <style:text-properties style:font-name="Ubuntu" style:font-name-asian="Ubuntu" style:font-name-complex="Ubuntu"/>
    </style:style>
    <style:style style:name="T161_3" style:family="text" style:parent-style-name="Default_20_Paragraph_20_Font">
      <style:text-properties style:font-name="Ubuntu" style:font-name-asian="Ubuntu" style:font-name-complex="Ubuntu"/>
    </style:style>
    <style:style style:name="T161_4" style:family="text" style:parent-style-name="Default_20_Paragraph_20_Font">
      <style:text-properties style:font-name="Ubuntu" style:font-name-asian="Ubuntu" style:font-name-complex="Ubuntu"/>
    </style:style>
    <style:style style:name="T161_5" style:family="text" style:parent-style-name="Default_20_Paragraph_20_Font">
      <style:text-properties style:font-name="Ubuntu" style:font-name-asian="Ubuntu" style:font-name-complex="Ubuntu"/>
    </style:style>
    <style:style style:name="T161_6" style:family="text" style:parent-style-name="Default_20_Paragraph_20_Font">
      <style:text-properties style:font-name="Ubuntu" style:font-name-asian="Ubuntu" style:font-name-complex="Ubuntu"/>
    </style:style>
    <style:style style:name="T161_7" style:family="text" style:parent-style-name="Default_20_Paragraph_20_Font">
      <style:text-properties style:font-name="Ubuntu" style:font-name-asian="Ubuntu" style:font-name-complex="Ubuntu"/>
    </style:style>
    <style:style style:name="T161_8" style:family="text" style:parent-style-name="Default_20_Paragraph_20_Font">
      <style:text-properties style:font-name="Ubuntu" style:font-name-asian="Ubuntu" style:font-name-complex="Ubuntu"/>
    </style:style>
    <style:style style:name="T161_9" style:family="text" style:parent-style-name="Default_20_Paragraph_20_Font">
      <style:text-properties style:font-name="Ubuntu" style:font-name-asian="Ubuntu" style:font-name-complex="Ubuntu"/>
    </style:style>
    <style:style style:name="T161_10" style:family="text" style:parent-style-name="Default_20_Paragraph_20_Font">
      <style:text-properties style:font-name="Ubuntu" style:font-name-asian="Ubuntu" style:font-name-complex="Ubuntu"/>
    </style:style>
    <style:style style:name="T161_11" style:family="text" style:parent-style-name="Default_20_Paragraph_20_Font">
      <style:text-properties style:font-name="Ubuntu" style:font-name-asian="Ubuntu" style:font-name-complex="Ubuntu"/>
    </style:style>
    <style:style style:name="T161_12" style:family="text" style:parent-style-name="Default_20_Paragraph_20_Font">
      <style:text-properties style:font-name="Ubuntu" style:font-name-asian="Ubuntu" style:font-name-complex="Ubuntu"/>
    </style:style>
    <style:style style:name="T161_13" style:family="text" style:parent-style-name="Default_20_Paragraph_20_Font">
      <style:text-properties style:font-name="Ubuntu" style:font-name-asian="Ubuntu" style:font-name-complex="Ubuntu"/>
    </style:style>
    <style:style style:name="T161_14" style:family="text" style:parent-style-name="Default_20_Paragraph_20_Font">
      <style:text-properties style:font-name="Ubuntu" style:font-name-asian="Ubuntu" style:font-name-complex="Ubuntu"/>
    </style:style>
    <style:style style:name="T161_15" style:family="text" style:parent-style-name="Default_20_Paragraph_20_Font">
      <style:text-properties style:font-name="Ubuntu" style:font-name-asian="Ubuntu" style:font-name-complex="Ubuntu"/>
    </style:style>
    <style:style style:name="T161_16" style:family="text" style:parent-style-name="Default_20_Paragraph_20_Font">
      <style:text-properties style:font-name="Ubuntu" style:font-name-asian="Ubuntu" style:font-name-complex="Ubuntu"/>
    </style:style>
    <style:style style:name="T161_17" style:family="text" style:parent-style-name="Default_20_Paragraph_20_Font">
      <style:text-properties style:font-name="Ubuntu" style:font-name-asian="Ubuntu" style:font-name-complex="Ubuntu"/>
    </style:style>
    <style:style style:name="T161_18" style:family="text" style:parent-style-name="Default_20_Paragraph_20_Font">
      <style:text-properties style:font-name="Ubuntu" style:font-name-asian="Ubuntu" style:font-name-complex="Ubuntu"/>
    </style:style>
    <style:style style:name="T161_19" style:family="text" style:parent-style-name="Default_20_Paragraph_20_Font">
      <style:text-properties style:font-name="Ubuntu" style:font-name-asian="Ubuntu" style:font-name-complex="Ubuntu"/>
    </style:style>
    <style:style style:name="T161_20" style:family="text" style:parent-style-name="Default_20_Paragraph_20_Font">
      <style:text-properties style:font-name="Ubuntu" style:font-name-asian="Ubuntu" style:font-name-complex="Ubuntu"/>
    </style:style>
    <style:style style:name="T161_21" style:family="text" style:parent-style-name="Default_20_Paragraph_20_Font">
      <style:text-properties style:font-name="Ubuntu" style:font-name-asian="Ubuntu" style:font-name-complex="Ubuntu"/>
    </style:style>
    <style:style style:name="T161_22" style:family="text" style:parent-style-name="Default_20_Paragraph_20_Font">
      <style:text-properties style:font-name="Ubuntu" style:font-name-asian="Ubuntu" style:font-name-complex="Ubuntu"/>
    </style:style>
    <style:style style:name="T161_23" style:family="text" style:parent-style-name="Default_20_Paragraph_20_Font">
      <style:text-properties style:font-name="Ubuntu" style:font-name-asian="Ubuntu" style:font-name-complex="Ubuntu"/>
    </style:style>
    <style:style style:name="T161_24" style:family="text" style:parent-style-name="Default_20_Paragraph_20_Font">
      <style:text-properties style:font-name="Ubuntu" style:font-name-asian="Ubuntu" style:font-name-complex="Ubuntu"/>
    </style:style>
    <style:style style:name="T161_25" style:family="text" style:parent-style-name="Default_20_Paragraph_20_Font">
      <style:text-properties style:font-name="Ubuntu" style:font-name-asian="Ubuntu" style:font-name-complex="Ubuntu"/>
    </style:style>
    <style:style style:name="T161_26" style:family="text" style:parent-style-name="Default_20_Paragraph_20_Font">
      <style:text-properties style:font-name="Ubuntu" style:font-name-asian="Ubuntu" style:font-name-complex="Ubuntu"/>
    </style:style>
    <style:style style:name="T161_27" style:family="text" style:parent-style-name="Default_20_Paragraph_20_Font">
      <style:text-properties style:font-name="Ubuntu" style:font-name-asian="Ubuntu" style:font-name-complex="Ubuntu"/>
    </style:style>
    <style:style style:name="T161_28" style:family="text" style:parent-style-name="Default_20_Paragraph_20_Font">
      <style:text-properties style:font-name="Ubuntu" style:font-name-asian="Ubuntu" style:font-name-complex="Ubuntu"/>
    </style:style>
    <style:style style:name="T161_29" style:family="text" style:parent-style-name="Default_20_Paragraph_20_Font">
      <style:text-properties style:font-name="Ubuntu" style:font-name-asian="Ubuntu" style:font-name-complex="Ubuntu"/>
    </style:style>
    <style:style style:name="T161_30" style:family="text" style:parent-style-name="Default_20_Paragraph_20_Font">
      <style:text-properties style:font-name="Ubuntu" style:font-name-asian="Ubuntu" style:font-name-complex="Ubuntu"/>
    </style:style>
    <style:style style:name="T161_31" style:family="text" style:parent-style-name="Default_20_Paragraph_20_Font">
      <style:text-properties style:font-name="Ubuntu" style:font-name-asian="Ubuntu" style:font-name-complex="Ubuntu"/>
    </style:style>
    <style:style style:name="T161_32" style:family="text" style:parent-style-name="Default_20_Paragraph_20_Font">
      <style:text-properties style:font-name="Ubuntu" style:font-name-asian="Ubuntu" style:font-name-complex="Ubuntu"/>
    </style:style>
    <style:style style:name="T161_33" style:family="text" style:parent-style-name="Default_20_Paragraph_20_Font">
      <style:text-properties style:font-name="Ubuntu" style:font-name-asian="Ubuntu" style:font-name-complex="Ubuntu"/>
    </style:style>
    <style:style style:name="T161_34" style:family="text" style:parent-style-name="Default_20_Paragraph_20_Font">
      <style:text-properties style:font-name="Ubuntu" style:font-name-asian="Ubuntu" style:font-name-complex="Ubuntu"/>
    </style:style>
    <style:style style:name="T161_35" style:family="text" style:parent-style-name="Default_20_Paragraph_20_Font">
      <style:text-properties style:font-name="Ubuntu" style:font-name-asian="Ubuntu" style:font-name-complex="Ubuntu"/>
    </style:style>
    <style:style style:name="T161_36" style:family="text" style:parent-style-name="Default_20_Paragraph_20_Font">
      <style:text-properties style:font-name="Ubuntu" style:font-name-asian="Ubuntu" style:font-name-complex="Ubuntu"/>
    </style:style>
    <style:style style:name="T161_37" style:family="text" style:parent-style-name="Default_20_Paragraph_20_Font">
      <style:text-properties style:font-name="Ubuntu" style:font-name-asian="Ubuntu" style:font-name-complex="Ubuntu"/>
    </style:style>
    <style:style style:name="T161_38" style:family="text" style:parent-style-name="Default_20_Paragraph_20_Font">
      <style:text-properties style:font-name="Ubuntu" style:font-name-asian="Ubuntu" style:font-name-complex="Ubuntu"/>
    </style:style>
    <style:style style:name="T161_39" style:family="text" style:parent-style-name="Default_20_Paragraph_20_Font">
      <style:text-properties style:font-name="Ubuntu" style:font-name-asian="Ubuntu" style:font-name-complex="Ubuntu"/>
    </style:style>
    <style:style style:name="T161_40" style:family="text" style:parent-style-name="Default_20_Paragraph_20_Font">
      <style:text-properties style:font-name="Ubuntu" style:font-name-asian="Ubuntu" style:font-name-complex="Ubuntu"/>
    </style:style>
    <style:style style:name="T161_41" style:family="text" style:parent-style-name="Default_20_Paragraph_20_Font">
      <style:text-properties style:font-name="Ubuntu" style:font-name-asian="Ubuntu" style:font-name-complex="Ubuntu"/>
    </style:style>
    <style:style style:name="T161_42" style:family="text" style:parent-style-name="Default_20_Paragraph_20_Font">
      <style:text-properties style:font-name="Ubuntu" style:font-name-asian="Ubuntu" style:font-name-complex="Ubuntu"/>
    </style:style>
    <style:style style:name="T161_43" style:family="text" style:parent-style-name="Default_20_Paragraph_20_Font">
      <style:text-properties style:font-name="Ubuntu" style:font-name-asian="Ubuntu" style:font-name-complex="Ubuntu"/>
    </style:style>
    <style:style style:name="T161_44" style:family="text" style:parent-style-name="Default_20_Paragraph_20_Font">
      <style:text-properties style:font-name="Ubuntu" style:font-name-asian="Ubuntu" style:font-name-complex="Ubuntu"/>
    </style:style>
    <style:style style:name="T161_45" style:family="text" style:parent-style-name="Default_20_Paragraph_20_Font">
      <style:text-properties style:font-name="Ubuntu" style:font-name-asian="Ubuntu" style:font-name-complex="Ubuntu"/>
    </style:style>
    <style:style style:name="T161_46" style:family="text" style:parent-style-name="Default_20_Paragraph_20_Font">
      <style:text-properties style:font-name="Ubuntu" style:font-name-asian="Ubuntu" style:font-name-complex="Ubuntu"/>
    </style:style>
    <style:style style:name="T161_47" style:family="text" style:parent-style-name="Default_20_Paragraph_20_Font">
      <style:text-properties style:font-name="Ubuntu" style:font-name-asian="Ubuntu" style:font-name-complex="Ubuntu"/>
    </style:style>
    <style:style style:name="T161_48" style:family="text" style:parent-style-name="Default_20_Paragraph_20_Font">
      <style:text-properties style:font-name="Ubuntu" style:font-name-asian="Ubuntu" style:font-name-complex="Ubuntu"/>
    </style:style>
    <style:style style:name="T161_49" style:family="text" style:parent-style-name="Default_20_Paragraph_20_Font">
      <style:text-properties style:font-name="Ubuntu" style:font-name-asian="Ubuntu" style:font-name-complex="Ubuntu"/>
    </style:style>
    <style:style style:name="T161_50" style:family="text" style:parent-style-name="Default_20_Paragraph_20_Font">
      <style:text-properties style:font-name="Ubuntu" style:font-name-asian="Ubuntu" style:font-name-complex="Ubuntu"/>
    </style:style>
    <style:style style:name="T161_51" style:family="text" style:parent-style-name="Default_20_Paragraph_20_Font">
      <style:text-properties style:font-name="Ubuntu" style:font-name-asian="Ubuntu" style:font-name-complex="Ubuntu"/>
    </style:style>
    <style:style style:name="T161_52" style:family="text" style:parent-style-name="Default_20_Paragraph_20_Font">
      <style:text-properties style:font-name="Ubuntu" style:font-name-asian="Ubuntu" style:font-name-complex="Ubuntu"/>
    </style:style>
    <style:style style:name="T161_53" style:family="text" style:parent-style-name="Default_20_Paragraph_20_Font">
      <style:text-properties style:font-name="Ubuntu" style:font-name-asian="Ubuntu" style:font-name-complex="Ubuntu"/>
    </style:style>
    <style:style style:name="T161_54" style:family="text" style:parent-style-name="Default_20_Paragraph_20_Font">
      <style:text-properties style:font-name="Ubuntu" style:font-name-asian="Ubuntu" style:font-name-complex="Ubuntu"/>
    </style:style>
    <style:style style:name="T161_55" style:family="text" style:parent-style-name="Default_20_Paragraph_20_Font">
      <style:text-properties style:font-name="Ubuntu" style:font-name-asian="Ubuntu" style:font-name-complex="Ubuntu"/>
    </style:style>
    <style:style style:name="T161_56" style:family="text" style:parent-style-name="Default_20_Paragraph_20_Font">
      <style:text-properties style:font-name="Ubuntu" style:font-name-asian="Ubuntu" style:font-name-complex="Ubuntu"/>
    </style:style>
    <style:style style:name="T161_57" style:family="text" style:parent-style-name="Default_20_Paragraph_20_Font">
      <style:text-properties style:font-name="Ubuntu" style:font-name-asian="Ubuntu" style:font-name-complex="Ubuntu"/>
    </style:style>
    <style:style style:name="T161_58" style:family="text" style:parent-style-name="Default_20_Paragraph_20_Font">
      <style:text-properties style:font-name="Ubuntu" style:font-name-asian="Ubuntu" style:font-name-complex="Ubuntu"/>
    </style:style>
    <style:style style:name="T161_59" style:family="text" style:parent-style-name="Default_20_Paragraph_20_Font">
      <style:text-properties style:font-name="Ubuntu" style:font-name-asian="Ubuntu" style:font-name-complex="Ubuntu"/>
    </style:style>
    <style:style style:name="T161_60" style:family="text" style:parent-style-name="Default_20_Paragraph_20_Font">
      <style:text-properties style:font-name="Ubuntu" style:font-name-asian="Ubuntu" style:font-name-complex="Ubuntu"/>
    </style:style>
    <style:style style:name="T161_61" style:family="text" style:parent-style-name="Default_20_Paragraph_20_Font">
      <style:text-properties style:font-name="Ubuntu" style:font-name-asian="Ubuntu" style:font-name-complex="Ubuntu"/>
    </style:style>
    <style:style style:name="T161_62" style:family="text" style:parent-style-name="Default_20_Paragraph_20_Font">
      <style:text-properties style:font-name="Ubuntu" style:font-name-asian="Ubuntu" style:font-name-complex="Ubuntu"/>
    </style:style>
    <style:style style:name="T161_63" style:family="text" style:parent-style-name="Default_20_Paragraph_20_Font">
      <style:text-properties style:font-name="Ubuntu" style:font-name-asian="Ubuntu" style:font-name-complex="Ubuntu"/>
    </style:style>
    <style:style style:name="T161_64" style:family="text" style:parent-style-name="Default_20_Paragraph_20_Font">
      <style:text-properties style:font-name="Ubuntu" style:font-name-asian="Ubuntu" style:font-name-complex="Ubuntu"/>
    </style:style>
    <style:style style:name="T161_65" style:family="text" style:parent-style-name="Default_20_Paragraph_20_Font">
      <style:text-properties style:font-name="Ubuntu" style:font-name-asian="Ubuntu" style:font-name-complex="Ubuntu"/>
    </style:style>
    <style:style style:name="T161_66" style:family="text" style:parent-style-name="Default_20_Paragraph_20_Font">
      <style:text-properties style:font-name="Ubuntu" style:font-name-asian="Ubuntu" style:font-name-complex="Ubuntu"/>
    </style:style>
    <style:style style:name="T161_67" style:family="text" style:parent-style-name="Default_20_Paragraph_20_Font">
      <style:text-properties style:font-name="Ubuntu" style:font-name-asian="Ubuntu" style:font-name-complex="Ubuntu"/>
    </style:style>
    <style:style style:name="T161_68" style:family="text" style:parent-style-name="Default_20_Paragraph_20_Font">
      <style:text-properties style:font-name="Ubuntu" style:font-name-asian="Ubuntu" style:font-name-complex="Ubuntu"/>
    </style:style>
    <style:style style:name="T161_69" style:family="text" style:parent-style-name="Default_20_Paragraph_20_Font">
      <style:text-properties style:font-name="Ubuntu" style:font-name-asian="Ubuntu" style:font-name-complex="Ubuntu"/>
    </style:style>
    <style:style style:name="T161_70" style:family="text" style:parent-style-name="Default_20_Paragraph_20_Font">
      <style:text-properties style:font-name="Ubuntu" style:font-name-asian="Ubuntu" style:font-name-complex="Ubuntu"/>
    </style:style>
    <style:style style:name="T161_71" style:family="text" style:parent-style-name="Default_20_Paragraph_20_Font">
      <style:text-properties style:font-name="Ubuntu" style:font-name-asian="Ubuntu" style:font-name-complex="Ubuntu"/>
    </style:style>
    <style:style style:name="T161_72" style:family="text" style:parent-style-name="Default_20_Paragraph_20_Font">
      <style:text-properties style:font-name="Ubuntu" style:font-name-asian="Ubuntu" style:font-name-complex="Ubuntu"/>
    </style:style>
    <style:style style:name="T161_73" style:family="text" style:parent-style-name="Default_20_Paragraph_20_Font">
      <style:text-properties style:font-name="Ubuntu" style:font-name-asian="Ubuntu" style:font-name-complex="Ubuntu"/>
    </style:style>
    <style:style style:name="T161_74" style:family="text" style:parent-style-name="Default_20_Paragraph_20_Font">
      <style:text-properties style:font-name="Ubuntu" style:font-name-asian="Ubuntu" style:font-name-complex="Ubuntu"/>
    </style:style>
    <style:style style:name="P162" style:family="paragraph" style:parent-style-name="Heading_20_5">
      <style:paragraph-properties fo:text-align="justify" fo:break-before="auto"/>
    </style:style>
    <style:style style:name="T162_1" style:family="text" style:parent-style-name="Default_20_Paragraph_20_Font">
      <style:text-properties style:font-name="Ubuntu" style:font-name-asian="Ubuntu" style:font-name-complex="Ubuntu"/>
    </style:style>
    <style:style style:name="P163" style:family="paragraph" style:parent-style-name="Standard">
      <style:paragraph-properties fo:text-align="justify" fo:break-before="auto"/>
    </style:style>
    <style:style style:name="T163_1" style:family="text" style:parent-style-name="Default_20_Paragraph_20_Font">
      <style:text-properties style:font-name="Ubuntu" style:font-name-asian="Ubuntu" style:font-name-complex="Ubuntu"/>
    </style:style>
    <style:style style:name="T163_2" style:family="text" style:parent-style-name="Default_20_Paragraph_20_Font">
      <style:text-properties style:font-name="Ubuntu" style:font-name-asian="Ubuntu" style:font-name-complex="Ubuntu"/>
    </style:style>
    <style:style style:name="T163_3" style:family="text" style:parent-style-name="Default_20_Paragraph_20_Font">
      <style:text-properties style:font-name="Ubuntu" style:font-name-asian="Ubuntu" style:font-name-complex="Ubuntu"/>
    </style:style>
    <style:style style:name="T163_4" style:family="text" style:parent-style-name="Default_20_Paragraph_20_Font">
      <style:text-properties style:font-name="Ubuntu" style:font-name-asian="Ubuntu" style:font-name-complex="Ubuntu"/>
    </style:style>
    <style:style style:name="T163_5" style:family="text" style:parent-style-name="Default_20_Paragraph_20_Font">
      <style:text-properties style:font-name="Ubuntu" style:font-name-asian="Ubuntu" style:font-name-complex="Ubuntu"/>
    </style:style>
    <style:style style:name="T163_6" style:family="text" style:parent-style-name="Default_20_Paragraph_20_Font">
      <style:text-properties style:font-name="Ubuntu" style:font-name-asian="Ubuntu" style:font-name-complex="Ubuntu"/>
    </style:style>
    <style:style style:name="T163_7" style:family="text" style:parent-style-name="Default_20_Paragraph_20_Font">
      <style:text-properties style:font-name="Ubuntu" style:font-name-asian="Ubuntu" style:font-name-complex="Ubuntu"/>
    </style:style>
    <style:style style:name="T163_8" style:family="text" style:parent-style-name="Default_20_Paragraph_20_Font">
      <style:text-properties style:font-name="Ubuntu" style:font-name-asian="Ubuntu" style:font-name-complex="Ubuntu"/>
    </style:style>
    <style:style style:name="T163_9" style:family="text" style:parent-style-name="Default_20_Paragraph_20_Font">
      <style:text-properties style:font-name="Ubuntu" style:font-name-asian="Ubuntu" style:font-name-complex="Ubuntu"/>
    </style:style>
    <style:style style:name="T163_10" style:family="text" style:parent-style-name="Default_20_Paragraph_20_Font">
      <style:text-properties style:font-name="Ubuntu" style:font-name-asian="Ubuntu" style:font-name-complex="Ubuntu"/>
    </style:style>
    <style:style style:name="T163_11" style:family="text" style:parent-style-name="Default_20_Paragraph_20_Font">
      <style:text-properties style:font-name="Ubuntu" style:font-name-asian="Ubuntu" style:font-name-complex="Ubuntu"/>
    </style:style>
    <style:style style:name="T163_12" style:family="text" style:parent-style-name="Default_20_Paragraph_20_Font">
      <style:text-properties style:font-name="Ubuntu" style:font-name-asian="Ubuntu" style:font-name-complex="Ubuntu"/>
    </style:style>
    <style:style style:name="T163_13" style:family="text" style:parent-style-name="Default_20_Paragraph_20_Font">
      <style:text-properties style:font-name="Ubuntu" style:font-name-asian="Ubuntu" style:font-name-complex="Ubuntu"/>
    </style:style>
    <style:style style:name="T163_14" style:family="text" style:parent-style-name="Default_20_Paragraph_20_Font">
      <style:text-properties style:font-name="Ubuntu" style:font-name-asian="Ubuntu" style:font-name-complex="Ubuntu"/>
    </style:style>
    <style:style style:name="T163_15" style:family="text" style:parent-style-name="Default_20_Paragraph_20_Font">
      <style:text-properties style:font-name="Ubuntu" style:font-name-asian="Ubuntu" style:font-name-complex="Ubuntu"/>
    </style:style>
    <style:style style:name="T163_16" style:family="text" style:parent-style-name="Default_20_Paragraph_20_Font">
      <style:text-properties style:font-name="Ubuntu" style:font-name-asian="Ubuntu" style:font-name-complex="Ubuntu"/>
    </style:style>
    <style:style style:name="T163_17" style:family="text" style:parent-style-name="Default_20_Paragraph_20_Font">
      <style:text-properties style:font-name="Ubuntu" style:font-name-asian="Ubuntu" style:font-name-complex="Ubuntu"/>
    </style:style>
    <style:style style:name="T163_18" style:family="text" style:parent-style-name="Default_20_Paragraph_20_Font">
      <style:text-properties style:font-name="Ubuntu" style:font-name-asian="Ubuntu" style:font-name-complex="Ubuntu"/>
    </style:style>
    <style:style style:name="T163_19" style:family="text" style:parent-style-name="Default_20_Paragraph_20_Font">
      <style:text-properties style:font-name="Ubuntu" style:font-name-asian="Ubuntu" style:font-name-complex="Ubuntu"/>
    </style:style>
    <style:style style:name="T163_20" style:family="text" style:parent-style-name="Default_20_Paragraph_20_Font">
      <style:text-properties style:font-name="Ubuntu" style:font-name-asian="Ubuntu" style:font-name-complex="Ubuntu"/>
    </style:style>
    <style:style style:name="T163_21" style:family="text" style:parent-style-name="Default_20_Paragraph_20_Font">
      <style:text-properties style:font-name="Ubuntu" style:font-name-asian="Ubuntu" style:font-name-complex="Ubuntu"/>
    </style:style>
    <style:style style:name="T163_22" style:family="text" style:parent-style-name="Default_20_Paragraph_20_Font">
      <style:text-properties style:font-name="Ubuntu" style:font-name-asian="Ubuntu" style:font-name-complex="Ubuntu"/>
    </style:style>
    <style:style style:name="T163_23" style:family="text" style:parent-style-name="Default_20_Paragraph_20_Font">
      <style:text-properties style:font-name="Ubuntu" style:font-name-asian="Ubuntu" style:font-name-complex="Ubuntu"/>
    </style:style>
    <style:style style:name="T163_24" style:family="text" style:parent-style-name="Default_20_Paragraph_20_Font">
      <style:text-properties style:font-name="Ubuntu" style:font-name-asian="Ubuntu" style:font-name-complex="Ubuntu"/>
    </style:style>
    <style:style style:name="T163_25" style:family="text" style:parent-style-name="Default_20_Paragraph_20_Font">
      <style:text-properties style:font-name="Ubuntu" style:font-name-asian="Ubuntu" style:font-name-complex="Ubuntu"/>
    </style:style>
    <style:style style:name="T163_26" style:family="text" style:parent-style-name="Default_20_Paragraph_20_Font">
      <style:text-properties style:font-name="Ubuntu" style:font-name-asian="Ubuntu" style:font-name-complex="Ubuntu"/>
    </style:style>
    <style:style style:name="T163_27" style:family="text" style:parent-style-name="Default_20_Paragraph_20_Font">
      <style:text-properties style:font-name="Ubuntu" style:font-name-asian="Ubuntu" style:font-name-complex="Ubuntu"/>
    </style:style>
    <style:style style:name="T163_28" style:family="text" style:parent-style-name="Default_20_Paragraph_20_Font">
      <style:text-properties style:font-name="Ubuntu" style:font-name-asian="Ubuntu" style:font-name-complex="Ubuntu"/>
    </style:style>
    <style:style style:name="T163_29" style:family="text" style:parent-style-name="Default_20_Paragraph_20_Font">
      <style:text-properties style:font-name="Ubuntu" style:font-name-asian="Ubuntu" style:font-name-complex="Ubuntu"/>
    </style:style>
    <style:style style:name="T163_30" style:family="text" style:parent-style-name="Default_20_Paragraph_20_Font">
      <style:text-properties style:font-name="Ubuntu" style:font-name-asian="Ubuntu" style:font-name-complex="Ubuntu"/>
    </style:style>
    <style:style style:name="T163_31" style:family="text" style:parent-style-name="Default_20_Paragraph_20_Font">
      <style:text-properties style:font-name="Ubuntu" style:font-name-asian="Ubuntu" style:font-name-complex="Ubuntu"/>
    </style:style>
    <style:style style:name="T163_32" style:family="text" style:parent-style-name="Default_20_Paragraph_20_Font">
      <style:text-properties style:font-name="Ubuntu" style:font-name-asian="Ubuntu" style:font-name-complex="Ubuntu"/>
    </style:style>
    <style:style style:name="T163_33" style:family="text" style:parent-style-name="Default_20_Paragraph_20_Font">
      <style:text-properties style:font-name="Ubuntu" style:font-name-asian="Ubuntu" style:font-name-complex="Ubuntu"/>
    </style:style>
    <style:style style:name="T163_34" style:family="text" style:parent-style-name="Default_20_Paragraph_20_Font">
      <style:text-properties style:font-name="Ubuntu" style:font-name-asian="Ubuntu" style:font-name-complex="Ubuntu"/>
    </style:style>
    <style:style style:name="T163_35" style:family="text" style:parent-style-name="Default_20_Paragraph_20_Font">
      <style:text-properties style:font-name="Ubuntu" style:font-name-asian="Ubuntu" style:font-name-complex="Ubuntu"/>
    </style:style>
    <style:style style:name="T163_36" style:family="text" style:parent-style-name="Default_20_Paragraph_20_Font">
      <style:text-properties style:font-name="Ubuntu" style:font-name-asian="Ubuntu" style:font-name-complex="Ubuntu"/>
    </style:style>
    <style:style style:name="T163_37" style:family="text" style:parent-style-name="Default_20_Paragraph_20_Font">
      <style:text-properties style:font-name="Ubuntu" style:font-name-asian="Ubuntu" style:font-name-complex="Ubuntu"/>
    </style:style>
    <style:style style:name="T163_38" style:family="text" style:parent-style-name="Default_20_Paragraph_20_Font">
      <style:text-properties style:font-name="Ubuntu" style:font-name-asian="Ubuntu" style:font-name-complex="Ubuntu"/>
    </style:style>
    <style:style style:name="T163_39" style:family="text" style:parent-style-name="Default_20_Paragraph_20_Font">
      <style:text-properties style:font-name="Ubuntu" style:font-name-asian="Ubuntu" style:font-name-complex="Ubuntu"/>
    </style:style>
    <style:style style:name="T163_40" style:family="text" style:parent-style-name="Default_20_Paragraph_20_Font">
      <style:text-properties style:font-name="Ubuntu" style:font-name-asian="Ubuntu" style:font-name-complex="Ubuntu"/>
    </style:style>
    <style:style style:name="P164" style:family="paragraph" style:parent-style-name="Heading_20_4">
      <style:paragraph-properties fo:text-align="justify" fo:break-before="auto"/>
    </style:style>
    <style:style style:name="T164_1" style:family="text" style:parent-style-name="Default_20_Paragraph_20_Font"/>
    <style:style style:name="T164_2" style:family="text" style:parent-style-name="Default_20_Paragraph_20_Font"/>
    <style:style style:name="P165" style:family="paragraph" style:parent-style-name="Standard">
      <style:paragraph-properties fo:text-align="justify" fo:break-before="auto"/>
    </style:style>
    <style:style style:name="T165_1" style:family="text" style:parent-style-name="Default_20_Paragraph_20_Font">
      <style:text-properties style:font-name="Ubuntu" style:font-name-asian="Ubuntu" style:font-name-complex="Ubuntu"/>
    </style:style>
    <style:style style:name="T165_2" style:family="text" style:parent-style-name="Default_20_Paragraph_20_Font">
      <style:text-properties style:font-name="Ubuntu" style:font-name-asian="Ubuntu" style:font-name-complex="Ubuntu"/>
    </style:style>
    <style:style style:name="T165_3" style:family="text" style:parent-style-name="Default_20_Paragraph_20_Font">
      <style:text-properties style:font-name="Ubuntu" style:font-name-asian="Ubuntu" style:font-name-complex="Ubuntu"/>
    </style:style>
    <style:style style:name="T165_4" style:family="text" style:parent-style-name="Default_20_Paragraph_20_Font">
      <style:text-properties style:font-name="Ubuntu" style:font-name-asian="Ubuntu" style:font-name-complex="Ubuntu"/>
    </style:style>
    <style:style style:name="T165_5" style:family="text" style:parent-style-name="Default_20_Paragraph_20_Font">
      <style:text-properties style:font-name="Ubuntu" style:font-name-asian="Ubuntu" style:font-name-complex="Ubuntu"/>
    </style:style>
    <style:style style:name="T165_6" style:family="text" style:parent-style-name="Default_20_Paragraph_20_Font">
      <style:text-properties style:font-name="Ubuntu" style:font-name-asian="Ubuntu" style:font-name-complex="Ubuntu"/>
    </style:style>
    <style:style style:name="T165_7" style:family="text" style:parent-style-name="Default_20_Paragraph_20_Font">
      <style:text-properties style:font-name="Ubuntu" style:font-name-asian="Ubuntu" style:font-name-complex="Ubuntu"/>
    </style:style>
    <style:style style:name="T165_8" style:family="text" style:parent-style-name="Default_20_Paragraph_20_Font">
      <style:text-properties style:font-name="Ubuntu" style:font-name-asian="Ubuntu" style:font-name-complex="Ubuntu"/>
    </style:style>
    <style:style style:name="T165_9" style:family="text" style:parent-style-name="Default_20_Paragraph_20_Font">
      <style:text-properties style:font-name="Ubuntu" style:font-name-asian="Ubuntu" style:font-name-complex="Ubuntu"/>
    </style:style>
    <style:style style:name="T165_10" style:family="text" style:parent-style-name="Default_20_Paragraph_20_Font">
      <style:text-properties style:font-name="Ubuntu" style:font-name-asian="Ubuntu" style:font-name-complex="Ubuntu"/>
    </style:style>
    <style:style style:name="T165_11" style:family="text" style:parent-style-name="Default_20_Paragraph_20_Font">
      <style:text-properties style:font-name="Ubuntu" style:font-name-asian="Ubuntu" style:font-name-complex="Ubuntu"/>
    </style:style>
    <style:style style:name="T165_12" style:family="text" style:parent-style-name="Default_20_Paragraph_20_Font">
      <style:text-properties style:font-name="Ubuntu" style:font-name-asian="Ubuntu" style:font-name-complex="Ubuntu"/>
    </style:style>
    <style:style style:name="T165_13" style:family="text" style:parent-style-name="Default_20_Paragraph_20_Font">
      <style:text-properties style:font-name="Ubuntu" style:font-name-asian="Ubuntu" style:font-name-complex="Ubuntu"/>
    </style:style>
    <style:style style:name="T165_14" style:family="text" style:parent-style-name="Default_20_Paragraph_20_Font">
      <style:text-properties style:font-name="Ubuntu" style:font-name-asian="Ubuntu" style:font-name-complex="Ubuntu"/>
    </style:style>
    <style:style style:name="T165_15" style:family="text" style:parent-style-name="Default_20_Paragraph_20_Font">
      <style:text-properties style:font-name="Ubuntu" style:font-name-asian="Ubuntu" style:font-name-complex="Ubuntu"/>
    </style:style>
    <style:style style:name="T165_16" style:family="text" style:parent-style-name="Default_20_Paragraph_20_Font">
      <style:text-properties style:font-name="Ubuntu" style:font-name-asian="Ubuntu" style:font-name-complex="Ubuntu"/>
    </style:style>
    <style:style style:name="T165_17" style:family="text" style:parent-style-name="Default_20_Paragraph_20_Font">
      <style:text-properties style:font-name="Ubuntu" style:font-name-asian="Ubuntu" style:font-name-complex="Ubuntu"/>
    </style:style>
    <style:style style:name="T165_18" style:family="text" style:parent-style-name="Default_20_Paragraph_20_Font">
      <style:text-properties style:font-name="Ubuntu" style:font-name-asian="Ubuntu" style:font-name-complex="Ubuntu"/>
    </style:style>
    <style:style style:name="T165_19" style:family="text" style:parent-style-name="Default_20_Paragraph_20_Font">
      <style:text-properties style:font-name="Ubuntu" style:font-name-asian="Ubuntu" style:font-name-complex="Ubuntu"/>
    </style:style>
    <style:style style:name="T165_20" style:family="text" style:parent-style-name="Default_20_Paragraph_20_Font">
      <style:text-properties style:font-name="Ubuntu" style:font-name-asian="Ubuntu" style:font-name-complex="Ubuntu"/>
    </style:style>
    <style:style style:name="P166" style:family="paragraph" style:parent-style-name="Heading_20_5">
      <style:paragraph-properties fo:text-align="justify" fo:break-before="auto"/>
    </style:style>
    <style:style style:name="T166_1" style:family="text" style:parent-style-name="Default_20_Paragraph_20_Font">
      <style:text-properties style:font-name="Ubuntu" style:font-name-asian="Ubuntu" style:font-name-complex="Ubuntu"/>
    </style:style>
    <style:style style:name="T166_2" style:family="text" style:parent-style-name="Default_20_Paragraph_20_Font">
      <style:text-properties style:font-name="Ubuntu" style:font-name-asian="Ubuntu" style:font-name-complex="Ubuntu"/>
    </style:style>
    <style:style style:name="P167" style:family="paragraph" style:parent-style-name="Standard">
      <style:paragraph-properties fo:text-align="justify" fo:break-before="auto"/>
    </style:style>
    <style:style style:name="T167_1" style:family="text" style:parent-style-name="Default_20_Paragraph_20_Font">
      <style:text-properties style:font-name="Ubuntu" style:font-name-asian="Ubuntu" style:font-name-complex="Ubuntu"/>
    </style:style>
    <style:style style:name="T167_2" style:family="text" style:parent-style-name="Default_20_Paragraph_20_Font">
      <style:text-properties style:font-name="Ubuntu" style:font-name-asian="Ubuntu" style:font-name-complex="Ubuntu"/>
    </style:style>
    <style:style style:name="T167_3" style:family="text" style:parent-style-name="Default_20_Paragraph_20_Font">
      <style:text-properties style:font-name="Ubuntu" style:font-name-asian="Ubuntu" style:font-name-complex="Ubuntu"/>
    </style:style>
    <style:style style:name="T167_4" style:family="text" style:parent-style-name="Default_20_Paragraph_20_Font">
      <style:text-properties style:font-name="Ubuntu" style:font-name-asian="Ubuntu" style:font-name-complex="Ubuntu"/>
    </style:style>
    <style:style style:name="T167_5" style:family="text" style:parent-style-name="Default_20_Paragraph_20_Font">
      <style:text-properties style:font-name="Ubuntu" style:font-name-asian="Ubuntu" style:font-name-complex="Ubuntu"/>
    </style:style>
    <style:style style:name="T167_6" style:family="text" style:parent-style-name="Default_20_Paragraph_20_Font">
      <style:text-properties style:font-name="Ubuntu" style:font-name-asian="Ubuntu" style:font-name-complex="Ubuntu"/>
    </style:style>
    <style:style style:name="T167_7" style:family="text" style:parent-style-name="Default_20_Paragraph_20_Font">
      <style:text-properties style:font-name="Ubuntu" style:font-name-asian="Ubuntu" style:font-name-complex="Ubuntu"/>
    </style:style>
    <style:style style:name="T167_8" style:family="text" style:parent-style-name="Default_20_Paragraph_20_Font">
      <style:text-properties style:font-name="Ubuntu" style:font-name-asian="Ubuntu" style:font-name-complex="Ubuntu"/>
    </style:style>
    <style:style style:name="T167_9" style:family="text" style:parent-style-name="Default_20_Paragraph_20_Font">
      <style:text-properties style:font-name="Ubuntu" style:font-name-asian="Ubuntu" style:font-name-complex="Ubuntu"/>
    </style:style>
    <style:style style:name="T167_10" style:family="text" style:parent-style-name="Default_20_Paragraph_20_Font">
      <style:text-properties style:font-name="Ubuntu" style:font-name-asian="Ubuntu" style:font-name-complex="Ubuntu"/>
    </style:style>
    <style:style style:name="T167_11" style:family="text" style:parent-style-name="Default_20_Paragraph_20_Font">
      <style:text-properties style:font-name="Ubuntu" style:font-name-asian="Ubuntu" style:font-name-complex="Ubuntu"/>
    </style:style>
    <style:style style:name="T167_12" style:family="text" style:parent-style-name="Default_20_Paragraph_20_Font">
      <style:text-properties style:font-name="Ubuntu" style:font-name-asian="Ubuntu" style:font-name-complex="Ubuntu"/>
    </style:style>
    <style:style style:name="T167_13" style:family="text" style:parent-style-name="Default_20_Paragraph_20_Font">
      <style:text-properties style:font-name="Ubuntu" style:font-name-asian="Ubuntu" style:font-name-complex="Ubuntu"/>
    </style:style>
    <style:style style:name="T167_14" style:family="text" style:parent-style-name="Default_20_Paragraph_20_Font">
      <style:text-properties style:font-name="Ubuntu" style:font-name-asian="Ubuntu" style:font-name-complex="Ubuntu"/>
    </style:style>
    <style:style style:name="T167_15" style:family="text" style:parent-style-name="Default_20_Paragraph_20_Font">
      <style:text-properties style:font-name="Ubuntu" style:font-name-asian="Ubuntu" style:font-name-complex="Ubuntu"/>
    </style:style>
    <style:style style:name="T167_16" style:family="text" style:parent-style-name="Default_20_Paragraph_20_Font">
      <style:text-properties style:font-name="Ubuntu" style:font-name-asian="Ubuntu" style:font-name-complex="Ubuntu"/>
    </style:style>
    <style:style style:name="T167_17" style:family="text" style:parent-style-name="Default_20_Paragraph_20_Font">
      <style:text-properties style:font-name="Ubuntu" style:font-name-asian="Ubuntu" style:font-name-complex="Ubuntu"/>
    </style:style>
    <style:style style:name="T167_18" style:family="text" style:parent-style-name="Default_20_Paragraph_20_Font">
      <style:text-properties style:font-name="Ubuntu" style:font-name-asian="Ubuntu" style:font-name-complex="Ubuntu"/>
    </style:style>
    <style:style style:name="P168" style:family="paragraph" style:parent-style-name="Heading_20_4">
      <style:paragraph-properties fo:text-align="justify" fo:break-before="auto"/>
    </style:style>
    <style:style style:name="T168_1" style:family="text" style:parent-style-name="Default_20_Paragraph_20_Font"/>
    <style:style style:name="P169" style:family="paragraph" style:parent-style-name="Standard">
      <style:paragraph-properties fo:text-align="justify" fo:break-before="auto"/>
    </style:style>
    <style:style style:name="T169_1" style:family="text" style:parent-style-name="Default_20_Paragraph_20_Font">
      <style:text-properties style:font-name="Ubuntu" style:font-name-asian="Ubuntu" style:font-name-complex="Ubuntu"/>
    </style:style>
    <style:style style:name="T169_2" style:family="text" style:parent-style-name="Default_20_Paragraph_20_Font">
      <style:text-properties style:font-name="Ubuntu" style:font-name-asian="Ubuntu" style:font-name-complex="Ubuntu"/>
    </style:style>
    <style:style style:name="T169_3" style:family="text" style:parent-style-name="Default_20_Paragraph_20_Font">
      <style:text-properties style:font-name="Ubuntu" style:font-name-asian="Ubuntu" style:font-name-complex="Ubuntu"/>
    </style:style>
    <style:style style:name="T169_4" style:family="text" style:parent-style-name="Default_20_Paragraph_20_Font">
      <style:text-properties style:font-name="Ubuntu" style:font-name-asian="Ubuntu" style:font-name-complex="Ubuntu"/>
    </style:style>
    <style:style style:name="T169_5" style:family="text" style:parent-style-name="Default_20_Paragraph_20_Font">
      <style:text-properties style:font-name="Ubuntu" style:font-name-asian="Ubuntu" style:font-name-complex="Ubuntu"/>
    </style:style>
    <style:style style:name="T169_6" style:family="text" style:parent-style-name="Default_20_Paragraph_20_Font">
      <style:text-properties style:font-name="Ubuntu" style:font-name-asian="Ubuntu" style:font-name-complex="Ubuntu"/>
    </style:style>
    <style:style style:name="T169_7" style:family="text" style:parent-style-name="Default_20_Paragraph_20_Font">
      <style:text-properties style:font-name="Ubuntu" style:font-name-asian="Ubuntu" style:font-name-complex="Ubuntu"/>
    </style:style>
    <style:style style:name="T169_8" style:family="text" style:parent-style-name="Default_20_Paragraph_20_Font">
      <style:text-properties style:font-name="Ubuntu" style:font-name-asian="Ubuntu" style:font-name-complex="Ubuntu"/>
    </style:style>
    <style:style style:name="T169_9" style:family="text" style:parent-style-name="Default_20_Paragraph_20_Font">
      <style:text-properties style:font-name="Ubuntu" style:font-name-asian="Ubuntu" style:font-name-complex="Ubuntu"/>
    </style:style>
    <style:style style:name="T169_10" style:family="text" style:parent-style-name="Default_20_Paragraph_20_Font">
      <style:text-properties style:font-name="Ubuntu" style:font-name-asian="Ubuntu" style:font-name-complex="Ubuntu"/>
    </style:style>
    <style:style style:name="T169_11" style:family="text" style:parent-style-name="Default_20_Paragraph_20_Font">
      <style:text-properties style:font-name="Ubuntu" style:font-name-asian="Ubuntu" style:font-name-complex="Ubuntu"/>
    </style:style>
    <style:style style:name="T169_12" style:family="text" style:parent-style-name="Default_20_Paragraph_20_Font">
      <style:text-properties style:font-name="Ubuntu" style:font-name-asian="Ubuntu" style:font-name-complex="Ubuntu"/>
    </style:style>
    <style:style style:name="T169_13" style:family="text" style:parent-style-name="Default_20_Paragraph_20_Font">
      <style:text-properties style:font-name="Ubuntu" style:font-name-asian="Ubuntu" style:font-name-complex="Ubuntu"/>
    </style:style>
    <style:style style:name="T169_14" style:family="text" style:parent-style-name="Default_20_Paragraph_20_Font">
      <style:text-properties style:font-name="Ubuntu" style:font-name-asian="Ubuntu" style:font-name-complex="Ubuntu"/>
    </style:style>
    <style:style style:name="T169_15" style:family="text" style:parent-style-name="Default_20_Paragraph_20_Font">
      <style:text-properties style:font-name="Ubuntu" style:font-name-asian="Ubuntu" style:font-name-complex="Ubuntu"/>
    </style:style>
    <style:style style:name="T169_16" style:family="text" style:parent-style-name="Default_20_Paragraph_20_Font">
      <style:text-properties style:font-name="Ubuntu" style:font-name-asian="Ubuntu" style:font-name-complex="Ubuntu"/>
    </style:style>
    <style:style style:name="T169_17" style:family="text" style:parent-style-name="Default_20_Paragraph_20_Font">
      <style:text-properties style:font-name="Ubuntu" style:font-name-asian="Ubuntu" style:font-name-complex="Ubuntu"/>
    </style:style>
    <style:style style:name="T169_18" style:family="text" style:parent-style-name="Default_20_Paragraph_20_Font">
      <style:text-properties style:font-name="Ubuntu" style:font-name-asian="Ubuntu" style:font-name-complex="Ubuntu"/>
    </style:style>
    <style:style style:name="T169_19" style:family="text" style:parent-style-name="Default_20_Paragraph_20_Font">
      <style:text-properties style:font-name="Ubuntu" style:font-name-asian="Ubuntu" style:font-name-complex="Ubuntu"/>
    </style:style>
    <style:style style:name="T169_20" style:family="text" style:parent-style-name="Default_20_Paragraph_20_Font">
      <style:text-properties style:font-name="Ubuntu" style:font-name-asian="Ubuntu" style:font-name-complex="Ubuntu"/>
    </style:style>
    <style:style style:name="T169_21" style:family="text" style:parent-style-name="Default_20_Paragraph_20_Font">
      <style:text-properties style:font-name="Ubuntu" style:font-name-asian="Ubuntu" style:font-name-complex="Ubuntu"/>
    </style:style>
    <style:style style:name="T169_22" style:family="text" style:parent-style-name="Default_20_Paragraph_20_Font">
      <style:text-properties style:font-name="Ubuntu" style:font-name-asian="Ubuntu" style:font-name-complex="Ubuntu"/>
    </style:style>
    <style:style style:name="T169_23" style:family="text" style:parent-style-name="Default_20_Paragraph_20_Font">
      <style:text-properties style:font-name="Ubuntu" style:font-name-asian="Ubuntu" style:font-name-complex="Ubuntu"/>
    </style:style>
    <style:style style:name="T169_24" style:family="text" style:parent-style-name="Default_20_Paragraph_20_Font">
      <style:text-properties style:font-name="Ubuntu" style:font-name-asian="Ubuntu" style:font-name-complex="Ubuntu"/>
    </style:style>
    <style:style style:name="T169_25" style:family="text" style:parent-style-name="Default_20_Paragraph_20_Font">
      <style:text-properties style:font-name="Ubuntu" style:font-name-asian="Ubuntu" style:font-name-complex="Ubuntu"/>
    </style:style>
    <style:style style:name="T169_26" style:family="text" style:parent-style-name="Default_20_Paragraph_20_Font">
      <style:text-properties style:font-name="Ubuntu" style:font-name-asian="Ubuntu" style:font-name-complex="Ubuntu"/>
    </style:style>
    <style:style style:name="T169_27" style:family="text" style:parent-style-name="Default_20_Paragraph_20_Font">
      <style:text-properties style:font-name="Ubuntu" style:font-name-asian="Ubuntu" style:font-name-complex="Ubuntu"/>
    </style:style>
    <style:style style:name="T169_28" style:family="text" style:parent-style-name="Default_20_Paragraph_20_Font">
      <style:text-properties style:font-name="Ubuntu" style:font-name-asian="Ubuntu" style:font-name-complex="Ubuntu"/>
    </style:style>
    <style:style style:name="T169_29" style:family="text" style:parent-style-name="Default_20_Paragraph_20_Font">
      <style:text-properties style:font-name="Ubuntu" style:font-name-asian="Ubuntu" style:font-name-complex="Ubuntu"/>
    </style:style>
    <style:style style:name="T169_30" style:family="text" style:parent-style-name="Default_20_Paragraph_20_Font">
      <style:text-properties style:font-name="Ubuntu" style:font-name-asian="Ubuntu" style:font-name-complex="Ubuntu"/>
    </style:style>
    <style:style style:name="T169_31" style:family="text" style:parent-style-name="Default_20_Paragraph_20_Font">
      <style:text-properties style:font-name="Ubuntu" style:font-name-asian="Ubuntu" style:font-name-complex="Ubuntu"/>
    </style:style>
    <style:style style:name="T169_32" style:family="text" style:parent-style-name="Default_20_Paragraph_20_Font">
      <style:text-properties style:font-name="Ubuntu" style:font-name-asian="Ubuntu" style:font-name-complex="Ubuntu"/>
    </style:style>
    <style:style style:name="T169_33" style:family="text" style:parent-style-name="Default_20_Paragraph_20_Font">
      <style:text-properties style:font-name="Ubuntu" style:font-name-asian="Ubuntu" style:font-name-complex="Ubuntu"/>
    </style:style>
    <style:style style:name="T169_34" style:family="text" style:parent-style-name="Default_20_Paragraph_20_Font">
      <style:text-properties style:font-name="Ubuntu" style:font-name-asian="Ubuntu" style:font-name-complex="Ubuntu"/>
    </style:style>
    <style:style style:name="T169_35" style:family="text" style:parent-style-name="Default_20_Paragraph_20_Font">
      <style:text-properties style:font-name="Ubuntu" style:font-name-asian="Ubuntu" style:font-name-complex="Ubuntu"/>
    </style:style>
    <style:style style:name="T169_36" style:family="text" style:parent-style-name="Default_20_Paragraph_20_Font">
      <style:text-properties style:font-name="Ubuntu" style:font-name-asian="Ubuntu" style:font-name-complex="Ubuntu"/>
    </style:style>
    <style:style style:name="T169_37" style:family="text" style:parent-style-name="Default_20_Paragraph_20_Font">
      <style:text-properties style:font-name="Ubuntu" style:font-name-asian="Ubuntu" style:font-name-complex="Ubuntu"/>
    </style:style>
    <style:style style:name="T169_38" style:family="text" style:parent-style-name="Default_20_Paragraph_20_Font">
      <style:text-properties style:font-name="Ubuntu" style:font-name-asian="Ubuntu" style:font-name-complex="Ubuntu"/>
    </style:style>
    <style:style style:name="T169_39" style:family="text" style:parent-style-name="Default_20_Paragraph_20_Font">
      <style:text-properties style:font-name="Ubuntu" style:font-name-asian="Ubuntu" style:font-name-complex="Ubuntu"/>
    </style:style>
    <style:style style:name="T169_40" style:family="text" style:parent-style-name="Default_20_Paragraph_20_Font">
      <style:text-properties style:font-name="Ubuntu" style:font-name-asian="Ubuntu" style:font-name-complex="Ubuntu"/>
    </style:style>
    <style:style style:name="T169_41" style:family="text" style:parent-style-name="Default_20_Paragraph_20_Font">
      <style:text-properties style:font-name="Ubuntu" style:font-name-asian="Ubuntu" style:font-name-complex="Ubuntu"/>
    </style:style>
    <style:style style:name="T169_42" style:family="text" style:parent-style-name="Default_20_Paragraph_20_Font">
      <style:text-properties style:font-name="Ubuntu" style:font-name-asian="Ubuntu" style:font-name-complex="Ubuntu"/>
    </style:style>
    <style:style style:name="T169_43" style:family="text" style:parent-style-name="Default_20_Paragraph_20_Font">
      <style:text-properties style:font-name="Ubuntu" style:font-name-asian="Ubuntu" style:font-name-complex="Ubuntu"/>
    </style:style>
    <style:style style:name="T169_44" style:family="text" style:parent-style-name="Default_20_Paragraph_20_Font">
      <style:text-properties style:font-name="Ubuntu" style:font-name-asian="Ubuntu" style:font-name-complex="Ubuntu"/>
    </style:style>
    <style:style style:name="T169_45" style:family="text" style:parent-style-name="Default_20_Paragraph_20_Font">
      <style:text-properties style:font-name="Ubuntu" style:font-name-asian="Ubuntu" style:font-name-complex="Ubuntu"/>
    </style:style>
    <style:style style:name="T169_46" style:family="text" style:parent-style-name="Default_20_Paragraph_20_Font">
      <style:text-properties style:font-name="Ubuntu" style:font-name-asian="Ubuntu" style:font-name-complex="Ubuntu"/>
    </style:style>
    <style:style style:name="T169_47" style:family="text" style:parent-style-name="Default_20_Paragraph_20_Font">
      <style:text-properties style:font-name="Ubuntu" style:font-name-asian="Ubuntu" style:font-name-complex="Ubuntu"/>
    </style:style>
    <style:style style:name="T169_48" style:family="text" style:parent-style-name="Default_20_Paragraph_20_Font">
      <style:text-properties style:font-name="Ubuntu" style:font-name-asian="Ubuntu" style:font-name-complex="Ubuntu"/>
    </style:style>
    <style:style style:name="T169_49" style:family="text" style:parent-style-name="Default_20_Paragraph_20_Font">
      <style:text-properties style:font-name="Ubuntu" style:font-name-asian="Ubuntu" style:font-name-complex="Ubuntu"/>
    </style:style>
    <style:style style:name="T169_50" style:family="text" style:parent-style-name="Default_20_Paragraph_20_Font">
      <style:text-properties style:font-name="Ubuntu" style:font-name-asian="Ubuntu" style:font-name-complex="Ubuntu"/>
    </style:style>
    <style:style style:name="T169_51" style:family="text" style:parent-style-name="Default_20_Paragraph_20_Font">
      <style:text-properties style:font-name="Ubuntu" style:font-name-asian="Ubuntu" style:font-name-complex="Ubuntu"/>
    </style:style>
    <style:style style:name="T169_52" style:family="text" style:parent-style-name="Default_20_Paragraph_20_Font">
      <style:text-properties style:font-name="Ubuntu" style:font-name-asian="Ubuntu" style:font-name-complex="Ubuntu"/>
    </style:style>
    <style:style style:name="T169_53" style:family="text" style:parent-style-name="Default_20_Paragraph_20_Font">
      <style:text-properties style:font-name="Ubuntu" style:font-name-asian="Ubuntu" style:font-name-complex="Ubuntu"/>
    </style:style>
    <style:style style:name="T169_54" style:family="text" style:parent-style-name="Default_20_Paragraph_20_Font">
      <style:text-properties style:font-name="Ubuntu" style:font-name-asian="Ubuntu" style:font-name-complex="Ubuntu"/>
    </style:style>
    <style:style style:name="T169_55" style:family="text" style:parent-style-name="Default_20_Paragraph_20_Font">
      <style:text-properties style:font-name="Ubuntu" style:font-name-asian="Ubuntu" style:font-name-complex="Ubuntu"/>
    </style:style>
    <style:style style:name="T169_56" style:family="text" style:parent-style-name="Default_20_Paragraph_20_Font">
      <style:text-properties style:font-name="Ubuntu" style:font-name-asian="Ubuntu" style:font-name-complex="Ubuntu"/>
    </style:style>
    <style:style style:name="T169_57" style:family="text" style:parent-style-name="Default_20_Paragraph_20_Font">
      <style:text-properties style:font-name="Ubuntu" style:font-name-asian="Ubuntu" style:font-name-complex="Ubuntu"/>
    </style:style>
    <style:style style:name="T169_58" style:family="text" style:parent-style-name="Default_20_Paragraph_20_Font">
      <style:text-properties style:font-name="Ubuntu" style:font-name-asian="Ubuntu" style:font-name-complex="Ubuntu"/>
    </style:style>
    <style:style style:name="T169_59" style:family="text" style:parent-style-name="Default_20_Paragraph_20_Font">
      <style:text-properties style:font-name="Ubuntu" style:font-name-asian="Ubuntu" style:font-name-complex="Ubuntu"/>
    </style:style>
    <style:style style:name="T169_60" style:family="text" style:parent-style-name="Default_20_Paragraph_20_Font">
      <style:text-properties style:font-name="Ubuntu" style:font-name-asian="Ubuntu" style:font-name-complex="Ubuntu"/>
    </style:style>
    <style:style style:name="T169_61" style:family="text" style:parent-style-name="Default_20_Paragraph_20_Font">
      <style:text-properties style:font-name="Ubuntu" style:font-name-asian="Ubuntu" style:font-name-complex="Ubuntu"/>
    </style:style>
    <style:style style:name="T169_62" style:family="text" style:parent-style-name="Default_20_Paragraph_20_Font">
      <style:text-properties style:font-name="Ubuntu" style:font-name-asian="Ubuntu" style:font-name-complex="Ubuntu"/>
    </style:style>
    <style:style style:name="T169_63" style:family="text" style:parent-style-name="Default_20_Paragraph_20_Font">
      <style:text-properties style:font-name="Ubuntu" style:font-name-asian="Ubuntu" style:font-name-complex="Ubuntu"/>
    </style:style>
    <style:style style:name="T169_64" style:family="text" style:parent-style-name="Default_20_Paragraph_20_Font">
      <style:text-properties style:font-name="Ubuntu" style:font-name-asian="Ubuntu" style:font-name-complex="Ubuntu"/>
    </style:style>
    <style:style style:name="T169_65" style:family="text" style:parent-style-name="Default_20_Paragraph_20_Font">
      <style:text-properties style:font-name="Ubuntu" style:font-name-asian="Ubuntu" style:font-name-complex="Ubuntu"/>
    </style:style>
    <style:style style:name="T169_66" style:family="text" style:parent-style-name="Default_20_Paragraph_20_Font">
      <style:text-properties style:font-name="Ubuntu" style:font-name-asian="Ubuntu" style:font-name-complex="Ubuntu"/>
    </style:style>
    <style:style style:name="T169_67" style:family="text" style:parent-style-name="Default_20_Paragraph_20_Font">
      <style:text-properties style:font-name="Ubuntu" style:font-name-asian="Ubuntu" style:font-name-complex="Ubuntu"/>
    </style:style>
    <style:style style:name="T169_68" style:family="text" style:parent-style-name="Default_20_Paragraph_20_Font">
      <style:text-properties style:font-name="Ubuntu" style:font-name-asian="Ubuntu" style:font-name-complex="Ubuntu"/>
    </style:style>
    <style:style style:name="T169_69" style:family="text" style:parent-style-name="Default_20_Paragraph_20_Font">
      <style:text-properties style:font-name="Ubuntu" style:font-name-asian="Ubuntu" style:font-name-complex="Ubuntu"/>
    </style:style>
    <style:style style:name="T169_70" style:family="text" style:parent-style-name="Default_20_Paragraph_20_Font">
      <style:text-properties style:font-name="Ubuntu" style:font-name-asian="Ubuntu" style:font-name-complex="Ubuntu"/>
    </style:style>
    <style:style style:name="T169_71" style:family="text" style:parent-style-name="Default_20_Paragraph_20_Font">
      <style:text-properties style:font-name="Ubuntu" style:font-name-asian="Ubuntu" style:font-name-complex="Ubuntu"/>
    </style:style>
    <style:style style:name="T169_72" style:family="text" style:parent-style-name="Default_20_Paragraph_20_Font">
      <style:text-properties style:font-name="Ubuntu" style:font-name-asian="Ubuntu" style:font-name-complex="Ubuntu"/>
    </style:style>
    <style:style style:name="T169_73" style:family="text" style:parent-style-name="Default_20_Paragraph_20_Font">
      <style:text-properties style:font-name="Ubuntu" style:font-name-asian="Ubuntu" style:font-name-complex="Ubuntu"/>
    </style:style>
    <style:style style:name="T169_74" style:family="text" style:parent-style-name="Default_20_Paragraph_20_Font">
      <style:text-properties style:font-name="Ubuntu" style:font-name-asian="Ubuntu" style:font-name-complex="Ubuntu"/>
    </style:style>
    <style:style style:name="T169_75" style:family="text" style:parent-style-name="Default_20_Paragraph_20_Font">
      <style:text-properties style:font-name="Ubuntu" style:font-name-asian="Ubuntu" style:font-name-complex="Ubuntu"/>
    </style:style>
    <style:style style:name="T169_76" style:family="text" style:parent-style-name="Default_20_Paragraph_20_Font">
      <style:text-properties style:font-name="Ubuntu" style:font-name-asian="Ubuntu" style:font-name-complex="Ubuntu"/>
    </style:style>
    <style:style style:name="P170" style:family="paragraph" style:parent-style-name="Heading_20_5">
      <style:paragraph-properties fo:text-align="justify" fo:break-before="auto"/>
    </style:style>
    <style:style style:name="T170_1" style:family="text" style:parent-style-name="Default_20_Paragraph_20_Font">
      <style:text-properties style:font-name="Ubuntu" style:font-name-asian="Ubuntu" style:font-name-complex="Ubuntu"/>
    </style:style>
    <style:style style:name="P171" style:family="paragraph" style:parent-style-name="Standard">
      <style:paragraph-properties fo:text-align="justify" fo:break-before="auto"/>
    </style:style>
    <style:style style:name="T171_1" style:family="text" style:parent-style-name="Default_20_Paragraph_20_Font">
      <style:text-properties style:font-name="Ubuntu" style:font-name-asian="Ubuntu" style:font-name-complex="Ubuntu"/>
    </style:style>
    <style:style style:name="T171_2" style:family="text" style:parent-style-name="Default_20_Paragraph_20_Font">
      <style:text-properties style:font-name="Ubuntu" style:font-name-asian="Ubuntu" style:font-name-complex="Ubuntu"/>
    </style:style>
    <style:style style:name="T171_3" style:family="text" style:parent-style-name="Default_20_Paragraph_20_Font">
      <style:text-properties style:font-name="Ubuntu" style:font-name-asian="Ubuntu" style:font-name-complex="Ubuntu"/>
    </style:style>
    <style:style style:name="T171_4" style:family="text" style:parent-style-name="Default_20_Paragraph_20_Font">
      <style:text-properties style:font-name="Ubuntu" style:font-name-asian="Ubuntu" style:font-name-complex="Ubuntu"/>
    </style:style>
    <style:style style:name="T171_5" style:family="text" style:parent-style-name="Default_20_Paragraph_20_Font">
      <style:text-properties style:font-name="Ubuntu" style:font-name-asian="Ubuntu" style:font-name-complex="Ubuntu"/>
    </style:style>
    <style:style style:name="T171_6" style:family="text" style:parent-style-name="Default_20_Paragraph_20_Font">
      <style:text-properties style:font-name="Ubuntu" style:font-name-asian="Ubuntu" style:font-name-complex="Ubuntu"/>
    </style:style>
    <style:style style:name="T171_7" style:family="text" style:parent-style-name="Default_20_Paragraph_20_Font">
      <style:text-properties style:font-name="Ubuntu" style:font-name-asian="Ubuntu" style:font-name-complex="Ubuntu"/>
    </style:style>
    <style:style style:name="T171_8" style:family="text" style:parent-style-name="Default_20_Paragraph_20_Font">
      <style:text-properties style:font-name="Ubuntu" style:font-name-asian="Ubuntu" style:font-name-complex="Ubuntu"/>
    </style:style>
    <style:style style:name="T171_9" style:family="text" style:parent-style-name="Default_20_Paragraph_20_Font">
      <style:text-properties style:font-name="Ubuntu" style:font-name-asian="Ubuntu" style:font-name-complex="Ubuntu"/>
    </style:style>
    <style:style style:name="T171_10" style:family="text" style:parent-style-name="Default_20_Paragraph_20_Font">
      <style:text-properties style:font-name="Ubuntu" style:font-name-asian="Ubuntu" style:font-name-complex="Ubuntu"/>
    </style:style>
    <style:style style:name="T171_11" style:family="text" style:parent-style-name="Default_20_Paragraph_20_Font">
      <style:text-properties style:font-name="Ubuntu" style:font-name-asian="Ubuntu" style:font-name-complex="Ubuntu"/>
    </style:style>
    <style:style style:name="T171_12" style:family="text" style:parent-style-name="Default_20_Paragraph_20_Font">
      <style:text-properties style:font-name="Ubuntu" style:font-name-asian="Ubuntu" style:font-name-complex="Ubuntu"/>
    </style:style>
    <style:style style:name="T171_13" style:family="text" style:parent-style-name="Default_20_Paragraph_20_Font">
      <style:text-properties style:font-name="Ubuntu" style:font-name-asian="Ubuntu" style:font-name-complex="Ubuntu"/>
    </style:style>
    <style:style style:name="T171_14" style:family="text" style:parent-style-name="Default_20_Paragraph_20_Font">
      <style:text-properties style:font-name="Ubuntu" style:font-name-asian="Ubuntu" style:font-name-complex="Ubuntu"/>
    </style:style>
    <style:style style:name="T171_15" style:family="text" style:parent-style-name="Default_20_Paragraph_20_Font">
      <style:text-properties style:font-name="Ubuntu" style:font-name-asian="Ubuntu" style:font-name-complex="Ubuntu"/>
    </style:style>
    <style:style style:name="T171_16" style:family="text" style:parent-style-name="Default_20_Paragraph_20_Font">
      <style:text-properties style:font-name="Ubuntu" style:font-name-asian="Ubuntu" style:font-name-complex="Ubuntu"/>
    </style:style>
    <style:style style:name="T171_17" style:family="text" style:parent-style-name="Default_20_Paragraph_20_Font">
      <style:text-properties style:font-name="Ubuntu" style:font-name-asian="Ubuntu" style:font-name-complex="Ubuntu"/>
    </style:style>
    <style:style style:name="T171_18" style:family="text" style:parent-style-name="Default_20_Paragraph_20_Font">
      <style:text-properties style:font-name="Ubuntu" style:font-name-asian="Ubuntu" style:font-name-complex="Ubuntu"/>
    </style:style>
    <style:style style:name="T171_19" style:family="text" style:parent-style-name="Default_20_Paragraph_20_Font">
      <style:text-properties style:font-name="Ubuntu" style:font-name-asian="Ubuntu" style:font-name-complex="Ubuntu"/>
    </style:style>
    <style:style style:name="T171_20" style:family="text" style:parent-style-name="Default_20_Paragraph_20_Font">
      <style:text-properties style:font-name="Ubuntu" style:font-name-asian="Ubuntu" style:font-name-complex="Ubuntu"/>
    </style:style>
    <style:style style:name="T171_21" style:family="text" style:parent-style-name="Default_20_Paragraph_20_Font">
      <style:text-properties style:font-name="Ubuntu" style:font-name-asian="Ubuntu" style:font-name-complex="Ubuntu"/>
    </style:style>
    <style:style style:name="T171_22" style:family="text" style:parent-style-name="Default_20_Paragraph_20_Font">
      <style:text-properties style:font-name="Ubuntu" style:font-name-asian="Ubuntu" style:font-name-complex="Ubuntu"/>
    </style:style>
    <style:style style:name="T171_23" style:family="text" style:parent-style-name="Default_20_Paragraph_20_Font">
      <style:text-properties style:font-name="Ubuntu" style:font-name-asian="Ubuntu" style:font-name-complex="Ubuntu"/>
    </style:style>
    <style:style style:name="T171_24" style:family="text" style:parent-style-name="Default_20_Paragraph_20_Font">
      <style:text-properties style:font-name="Ubuntu" style:font-name-asian="Ubuntu" style:font-name-complex="Ubuntu"/>
    </style:style>
    <style:style style:name="P172" style:family="paragraph" style:parent-style-name="Heading_20_4">
      <style:paragraph-properties fo:text-align="justify" fo:break-before="auto"/>
    </style:style>
    <style:style style:name="T172_1" style:family="text" style:parent-style-name="Default_20_Paragraph_20_Font"/>
    <style:style style:name="P173" style:family="paragraph" style:parent-style-name="Standard">
      <style:paragraph-properties fo:text-align="justify" fo:break-before="auto"/>
    </style:style>
    <style:style style:name="T173_1" style:family="text" style:parent-style-name="Default_20_Paragraph_20_Font">
      <style:text-properties style:font-name="Ubuntu" style:font-name-asian="Ubuntu" style:font-name-complex="Ubuntu"/>
    </style:style>
    <style:style style:name="T173_2" style:family="text" style:parent-style-name="Default_20_Paragraph_20_Font">
      <style:text-properties style:font-name="Ubuntu" style:font-name-asian="Ubuntu" style:font-name-complex="Ubuntu"/>
    </style:style>
    <style:style style:name="T173_3" style:family="text" style:parent-style-name="Default_20_Paragraph_20_Font">
      <style:text-properties style:font-name="Ubuntu" style:font-name-asian="Ubuntu" style:font-name-complex="Ubuntu"/>
    </style:style>
    <style:style style:name="T173_4" style:family="text" style:parent-style-name="Default_20_Paragraph_20_Font">
      <style:text-properties style:font-name="Ubuntu" style:font-name-asian="Ubuntu" style:font-name-complex="Ubuntu"/>
    </style:style>
    <style:style style:name="T173_5" style:family="text" style:parent-style-name="Default_20_Paragraph_20_Font">
      <style:text-properties style:font-name="Ubuntu" style:font-name-asian="Ubuntu" style:font-name-complex="Ubuntu"/>
    </style:style>
    <style:style style:name="T173_6" style:family="text" style:parent-style-name="Default_20_Paragraph_20_Font">
      <style:text-properties style:font-name="Ubuntu" style:font-name-asian="Ubuntu" style:font-name-complex="Ubuntu"/>
    </style:style>
    <style:style style:name="T173_7" style:family="text" style:parent-style-name="Default_20_Paragraph_20_Font">
      <style:text-properties style:font-name="Ubuntu" style:font-name-asian="Ubuntu" style:font-name-complex="Ubuntu"/>
    </style:style>
    <style:style style:name="T173_8" style:family="text" style:parent-style-name="Default_20_Paragraph_20_Font">
      <style:text-properties style:font-name="Ubuntu" style:font-name-asian="Ubuntu" style:font-name-complex="Ubuntu"/>
    </style:style>
    <style:style style:name="T173_9" style:family="text" style:parent-style-name="Default_20_Paragraph_20_Font">
      <style:text-properties style:font-name="Ubuntu" style:font-name-asian="Ubuntu" style:font-name-complex="Ubuntu"/>
    </style:style>
    <style:style style:name="T173_10" style:family="text" style:parent-style-name="Default_20_Paragraph_20_Font">
      <style:text-properties style:font-name="Ubuntu" style:font-name-asian="Ubuntu" style:font-name-complex="Ubuntu"/>
    </style:style>
    <style:style style:name="T173_11" style:family="text" style:parent-style-name="Default_20_Paragraph_20_Font">
      <style:text-properties style:font-name="Ubuntu" style:font-name-asian="Ubuntu" style:font-name-complex="Ubuntu"/>
    </style:style>
    <style:style style:name="T173_12" style:family="text" style:parent-style-name="Default_20_Paragraph_20_Font">
      <style:text-properties style:font-name="Ubuntu" style:font-name-asian="Ubuntu" style:font-name-complex="Ubuntu"/>
    </style:style>
    <style:style style:name="T173_13" style:family="text" style:parent-style-name="Default_20_Paragraph_20_Font">
      <style:text-properties style:font-name="Ubuntu" style:font-name-asian="Ubuntu" style:font-name-complex="Ubuntu"/>
    </style:style>
    <style:style style:name="T173_14" style:family="text" style:parent-style-name="Default_20_Paragraph_20_Font">
      <style:text-properties style:font-name="Ubuntu" style:font-name-asian="Ubuntu" style:font-name-complex="Ubuntu"/>
    </style:style>
    <style:style style:name="T173_15" style:family="text" style:parent-style-name="Default_20_Paragraph_20_Font">
      <style:text-properties style:font-name="Ubuntu" style:font-name-asian="Ubuntu" style:font-name-complex="Ubuntu"/>
    </style:style>
    <style:style style:name="T173_16" style:family="text" style:parent-style-name="Default_20_Paragraph_20_Font">
      <style:text-properties style:font-name="Ubuntu" style:font-name-asian="Ubuntu" style:font-name-complex="Ubuntu"/>
    </style:style>
    <style:style style:name="T173_17" style:family="text" style:parent-style-name="Default_20_Paragraph_20_Font">
      <style:text-properties style:font-name="Ubuntu" style:font-name-asian="Ubuntu" style:font-name-complex="Ubuntu"/>
    </style:style>
    <style:style style:name="T173_18" style:family="text" style:parent-style-name="Default_20_Paragraph_20_Font">
      <style:text-properties style:font-name="Ubuntu" style:font-name-asian="Ubuntu" style:font-name-complex="Ubuntu"/>
    </style:style>
    <style:style style:name="T173_19" style:family="text" style:parent-style-name="Default_20_Paragraph_20_Font">
      <style:text-properties style:font-name="Ubuntu" style:font-name-asian="Ubuntu" style:font-name-complex="Ubuntu"/>
    </style:style>
    <style:style style:name="T173_20" style:family="text" style:parent-style-name="Default_20_Paragraph_20_Font">
      <style:text-properties style:font-name="Ubuntu" style:font-name-asian="Ubuntu" style:font-name-complex="Ubuntu"/>
    </style:style>
    <style:style style:name="T173_21" style:family="text" style:parent-style-name="Default_20_Paragraph_20_Font">
      <style:text-properties style:font-name="Ubuntu" style:font-name-asian="Ubuntu" style:font-name-complex="Ubuntu"/>
    </style:style>
    <style:style style:name="T173_22" style:family="text" style:parent-style-name="Default_20_Paragraph_20_Font">
      <style:text-properties style:font-name="Ubuntu" style:font-name-asian="Ubuntu" style:font-name-complex="Ubuntu"/>
    </style:style>
    <style:style style:name="T173_23" style:family="text" style:parent-style-name="Default_20_Paragraph_20_Font">
      <style:text-properties style:font-name="Ubuntu" style:font-name-asian="Ubuntu" style:font-name-complex="Ubuntu"/>
    </style:style>
    <style:style style:name="T173_24" style:family="text" style:parent-style-name="Default_20_Paragraph_20_Font">
      <style:text-properties style:font-name="Ubuntu" style:font-name-asian="Ubuntu" style:font-name-complex="Ubuntu"/>
    </style:style>
    <style:style style:name="T173_25" style:family="text" style:parent-style-name="Default_20_Paragraph_20_Font">
      <style:text-properties style:font-name="Ubuntu" style:font-name-asian="Ubuntu" style:font-name-complex="Ubuntu"/>
    </style:style>
    <style:style style:name="T173_26" style:family="text" style:parent-style-name="Default_20_Paragraph_20_Font">
      <style:text-properties style:font-name="Ubuntu" style:font-name-asian="Ubuntu" style:font-name-complex="Ubuntu"/>
    </style:style>
    <style:style style:name="T173_27" style:family="text" style:parent-style-name="Default_20_Paragraph_20_Font">
      <style:text-properties style:font-name="Ubuntu" style:font-name-asian="Ubuntu" style:font-name-complex="Ubuntu"/>
    </style:style>
    <style:style style:name="T173_28" style:family="text" style:parent-style-name="Default_20_Paragraph_20_Font">
      <style:text-properties style:font-name="Ubuntu" style:font-name-asian="Ubuntu" style:font-name-complex="Ubuntu"/>
    </style:style>
    <style:style style:name="T173_29" style:family="text" style:parent-style-name="Default_20_Paragraph_20_Font">
      <style:text-properties style:font-name="Ubuntu" style:font-name-asian="Ubuntu" style:font-name-complex="Ubuntu"/>
    </style:style>
    <style:style style:name="T173_30" style:family="text" style:parent-style-name="Default_20_Paragraph_20_Font">
      <style:text-properties style:font-name="Ubuntu" style:font-name-asian="Ubuntu" style:font-name-complex="Ubuntu"/>
    </style:style>
    <style:style style:name="T173_31" style:family="text" style:parent-style-name="Default_20_Paragraph_20_Font">
      <style:text-properties style:font-name="Ubuntu" style:font-name-asian="Ubuntu" style:font-name-complex="Ubuntu"/>
    </style:style>
    <style:style style:name="T173_32" style:family="text" style:parent-style-name="Default_20_Paragraph_20_Font">
      <style:text-properties style:font-name="Ubuntu" style:font-name-asian="Ubuntu" style:font-name-complex="Ubuntu"/>
    </style:style>
    <style:style style:name="T173_33" style:family="text" style:parent-style-name="Default_20_Paragraph_20_Font">
      <style:text-properties style:font-name="Ubuntu" style:font-name-asian="Ubuntu" style:font-name-complex="Ubuntu"/>
    </style:style>
    <style:style style:name="T173_34" style:family="text" style:parent-style-name="Default_20_Paragraph_20_Font">
      <style:text-properties style:font-name="Ubuntu" style:font-name-asian="Ubuntu" style:font-name-complex="Ubuntu"/>
    </style:style>
    <style:style style:name="T173_35" style:family="text" style:parent-style-name="Default_20_Paragraph_20_Font">
      <style:text-properties style:font-name="Ubuntu" style:font-name-asian="Ubuntu" style:font-name-complex="Ubuntu"/>
    </style:style>
    <style:style style:name="T173_36" style:family="text" style:parent-style-name="Default_20_Paragraph_20_Font">
      <style:text-properties style:font-name="Ubuntu" style:font-name-asian="Ubuntu" style:font-name-complex="Ubuntu"/>
    </style:style>
    <style:style style:name="T173_37" style:family="text" style:parent-style-name="Default_20_Paragraph_20_Font">
      <style:text-properties style:font-name="Ubuntu" style:font-name-asian="Ubuntu" style:font-name-complex="Ubuntu"/>
    </style:style>
    <style:style style:name="T173_38" style:family="text" style:parent-style-name="Default_20_Paragraph_20_Font">
      <style:text-properties style:font-name="Ubuntu" style:font-name-asian="Ubuntu" style:font-name-complex="Ubuntu"/>
    </style:style>
    <style:style style:name="T173_39" style:family="text" style:parent-style-name="Default_20_Paragraph_20_Font">
      <style:text-properties style:font-name="Ubuntu" style:font-name-asian="Ubuntu" style:font-name-complex="Ubuntu"/>
    </style:style>
    <style:style style:name="T173_40" style:family="text" style:parent-style-name="Default_20_Paragraph_20_Font">
      <style:text-properties style:font-name="Ubuntu" style:font-name-asian="Ubuntu" style:font-name-complex="Ubuntu"/>
    </style:style>
    <style:style style:name="T173_41" style:family="text" style:parent-style-name="Default_20_Paragraph_20_Font">
      <style:text-properties style:font-name="Ubuntu" style:font-name-asian="Ubuntu" style:font-name-complex="Ubuntu"/>
    </style:style>
    <style:style style:name="T173_42" style:family="text" style:parent-style-name="Default_20_Paragraph_20_Font">
      <style:text-properties style:font-name="Ubuntu" style:font-name-asian="Ubuntu" style:font-name-complex="Ubuntu"/>
    </style:style>
    <style:style style:name="T173_43" style:family="text" style:parent-style-name="Default_20_Paragraph_20_Font">
      <style:text-properties style:font-name="Ubuntu" style:font-name-asian="Ubuntu" style:font-name-complex="Ubuntu"/>
    </style:style>
    <style:style style:name="T173_44" style:family="text" style:parent-style-name="Default_20_Paragraph_20_Font">
      <style:text-properties style:font-name="Ubuntu" style:font-name-asian="Ubuntu" style:font-name-complex="Ubuntu"/>
    </style:style>
    <style:style style:name="T173_45" style:family="text" style:parent-style-name="Default_20_Paragraph_20_Font">
      <style:text-properties style:font-name="Ubuntu" style:font-name-asian="Ubuntu" style:font-name-complex="Ubuntu"/>
    </style:style>
    <style:style style:name="T173_46" style:family="text" style:parent-style-name="Default_20_Paragraph_20_Font">
      <style:text-properties style:font-name="Ubuntu" style:font-name-asian="Ubuntu" style:font-name-complex="Ubuntu"/>
    </style:style>
    <style:style style:name="T173_47" style:family="text" style:parent-style-name="Default_20_Paragraph_20_Font">
      <style:text-properties style:font-name="Ubuntu" style:font-name-asian="Ubuntu" style:font-name-complex="Ubuntu"/>
    </style:style>
    <style:style style:name="T173_48" style:family="text" style:parent-style-name="Default_20_Paragraph_20_Font">
      <style:text-properties style:font-name="Ubuntu" style:font-name-asian="Ubuntu" style:font-name-complex="Ubuntu"/>
    </style:style>
    <style:style style:name="T173_49" style:family="text" style:parent-style-name="Default_20_Paragraph_20_Font">
      <style:text-properties style:font-name="Ubuntu" style:font-name-asian="Ubuntu" style:font-name-complex="Ubuntu"/>
    </style:style>
    <style:style style:name="T173_50" style:family="text" style:parent-style-name="Default_20_Paragraph_20_Font">
      <style:text-properties style:font-name="Ubuntu" style:font-name-asian="Ubuntu" style:font-name-complex="Ubuntu"/>
    </style:style>
    <style:style style:name="T173_51" style:family="text" style:parent-style-name="Default_20_Paragraph_20_Font">
      <style:text-properties style:font-name="Ubuntu" style:font-name-asian="Ubuntu" style:font-name-complex="Ubuntu"/>
    </style:style>
    <style:style style:name="T173_52" style:family="text" style:parent-style-name="Default_20_Paragraph_20_Font">
      <style:text-properties style:font-name="Ubuntu" style:font-name-asian="Ubuntu" style:font-name-complex="Ubuntu"/>
    </style:style>
    <style:style style:name="T173_53" style:family="text" style:parent-style-name="Default_20_Paragraph_20_Font">
      <style:text-properties style:font-name="Ubuntu" style:font-name-asian="Ubuntu" style:font-name-complex="Ubuntu"/>
    </style:style>
    <style:style style:name="T173_54" style:family="text" style:parent-style-name="Default_20_Paragraph_20_Font">
      <style:text-properties style:font-name="Ubuntu" style:font-name-asian="Ubuntu" style:font-name-complex="Ubuntu"/>
    </style:style>
    <style:style style:name="T173_55" style:family="text" style:parent-style-name="Default_20_Paragraph_20_Font">
      <style:text-properties style:font-name="Ubuntu" style:font-name-asian="Ubuntu" style:font-name-complex="Ubuntu"/>
    </style:style>
    <style:style style:name="T173_56" style:family="text" style:parent-style-name="Default_20_Paragraph_20_Font">
      <style:text-properties style:font-name="Ubuntu" style:font-name-asian="Ubuntu" style:font-name-complex="Ubuntu"/>
    </style:style>
    <style:style style:name="T173_57" style:family="text" style:parent-style-name="Default_20_Paragraph_20_Font">
      <style:text-properties style:font-name="Ubuntu" style:font-name-asian="Ubuntu" style:font-name-complex="Ubuntu"/>
    </style:style>
    <style:style style:name="T173_58" style:family="text" style:parent-style-name="Default_20_Paragraph_20_Font">
      <style:text-properties style:font-name="Ubuntu" style:font-name-asian="Ubuntu" style:font-name-complex="Ubuntu"/>
    </style:style>
    <style:style style:name="T173_59" style:family="text" style:parent-style-name="Default_20_Paragraph_20_Font">
      <style:text-properties style:font-name="Ubuntu" style:font-name-asian="Ubuntu" style:font-name-complex="Ubuntu"/>
    </style:style>
    <style:style style:name="T173_60" style:family="text" style:parent-style-name="Default_20_Paragraph_20_Font">
      <style:text-properties style:font-name="Ubuntu" style:font-name-asian="Ubuntu" style:font-name-complex="Ubuntu"/>
    </style:style>
    <style:style style:name="T173_61" style:family="text" style:parent-style-name="Default_20_Paragraph_20_Font">
      <style:text-properties style:font-name="Ubuntu" style:font-name-asian="Ubuntu" style:font-name-complex="Ubuntu"/>
    </style:style>
    <style:style style:name="T173_62" style:family="text" style:parent-style-name="Default_20_Paragraph_20_Font">
      <style:text-properties style:font-name="Ubuntu" style:font-name-asian="Ubuntu" style:font-name-complex="Ubuntu"/>
    </style:style>
    <style:style style:name="T173_63" style:family="text" style:parent-style-name="Default_20_Paragraph_20_Font">
      <style:text-properties style:font-name="Ubuntu" style:font-name-asian="Ubuntu" style:font-name-complex="Ubuntu"/>
    </style:style>
    <style:style style:name="T173_64" style:family="text" style:parent-style-name="Default_20_Paragraph_20_Font">
      <style:text-properties style:font-name="Ubuntu" style:font-name-asian="Ubuntu" style:font-name-complex="Ubuntu"/>
    </style:style>
    <style:style style:name="T173_65" style:family="text" style:parent-style-name="Default_20_Paragraph_20_Font">
      <style:text-properties style:font-name="Ubuntu" style:font-name-asian="Ubuntu" style:font-name-complex="Ubuntu"/>
    </style:style>
    <style:style style:name="T173_66" style:family="text" style:parent-style-name="Default_20_Paragraph_20_Font">
      <style:text-properties style:font-name="Ubuntu" style:font-name-asian="Ubuntu" style:font-name-complex="Ubuntu"/>
    </style:style>
    <style:style style:name="T173_67" style:family="text" style:parent-style-name="Default_20_Paragraph_20_Font">
      <style:text-properties style:font-name="Ubuntu" style:font-name-asian="Ubuntu" style:font-name-complex="Ubuntu"/>
    </style:style>
    <style:style style:name="T173_68" style:family="text" style:parent-style-name="Default_20_Paragraph_20_Font">
      <style:text-properties style:font-name="Ubuntu" style:font-name-asian="Ubuntu" style:font-name-complex="Ubuntu"/>
    </style:style>
    <style:style style:name="T173_69" style:family="text" style:parent-style-name="Default_20_Paragraph_20_Font">
      <style:text-properties style:font-name="Ubuntu" style:font-name-asian="Ubuntu" style:font-name-complex="Ubuntu"/>
    </style:style>
    <style:style style:name="T173_70" style:family="text" style:parent-style-name="Default_20_Paragraph_20_Font">
      <style:text-properties style:font-name="Ubuntu" style:font-name-asian="Ubuntu" style:font-name-complex="Ubuntu"/>
    </style:style>
    <style:style style:name="T173_71" style:family="text" style:parent-style-name="Default_20_Paragraph_20_Font">
      <style:text-properties style:font-name="Ubuntu" style:font-name-asian="Ubuntu" style:font-name-complex="Ubuntu"/>
    </style:style>
    <style:style style:name="T173_72" style:family="text" style:parent-style-name="Default_20_Paragraph_20_Font">
      <style:text-properties style:font-name="Ubuntu" style:font-name-asian="Ubuntu" style:font-name-complex="Ubuntu"/>
    </style:style>
    <style:style style:name="T173_73" style:family="text" style:parent-style-name="Default_20_Paragraph_20_Font">
      <style:text-properties style:font-name="Ubuntu" style:font-name-asian="Ubuntu" style:font-name-complex="Ubuntu"/>
    </style:style>
    <style:style style:name="T173_74" style:family="text" style:parent-style-name="Default_20_Paragraph_20_Font">
      <style:text-properties style:font-name="Ubuntu" style:font-name-asian="Ubuntu" style:font-name-complex="Ubuntu"/>
    </style:style>
    <style:style style:name="T173_75" style:family="text" style:parent-style-name="Default_20_Paragraph_20_Font">
      <style:text-properties style:font-name="Ubuntu" style:font-name-asian="Ubuntu" style:font-name-complex="Ubuntu"/>
    </style:style>
    <style:style style:name="T173_76" style:family="text" style:parent-style-name="Default_20_Paragraph_20_Font">
      <style:text-properties style:font-name="Ubuntu" style:font-name-asian="Ubuntu" style:font-name-complex="Ubuntu"/>
    </style:style>
    <style:style style:name="T173_77" style:family="text" style:parent-style-name="Default_20_Paragraph_20_Font">
      <style:text-properties style:font-name="Ubuntu" style:font-name-asian="Ubuntu" style:font-name-complex="Ubuntu"/>
    </style:style>
    <style:style style:name="T173_78" style:family="text" style:parent-style-name="Default_20_Paragraph_20_Font">
      <style:text-properties style:font-name="Ubuntu" style:font-name-asian="Ubuntu" style:font-name-complex="Ubuntu"/>
    </style:style>
    <style:style style:name="T173_79" style:family="text" style:parent-style-name="Default_20_Paragraph_20_Font">
      <style:text-properties style:font-name="Ubuntu" style:font-name-asian="Ubuntu" style:font-name-complex="Ubuntu"/>
    </style:style>
    <style:style style:name="T173_80" style:family="text" style:parent-style-name="Default_20_Paragraph_20_Font">
      <style:text-properties style:font-name="Ubuntu" style:font-name-asian="Ubuntu" style:font-name-complex="Ubuntu"/>
    </style:style>
    <style:style style:name="T173_81" style:family="text" style:parent-style-name="Default_20_Paragraph_20_Font">
      <style:text-properties style:font-name="Ubuntu" style:font-name-asian="Ubuntu" style:font-name-complex="Ubuntu"/>
    </style:style>
    <style:style style:name="T173_82" style:family="text" style:parent-style-name="Default_20_Paragraph_20_Font">
      <style:text-properties style:font-name="Ubuntu" style:font-name-asian="Ubuntu" style:font-name-complex="Ubuntu"/>
    </style:style>
    <style:style style:name="T173_83" style:family="text" style:parent-style-name="Default_20_Paragraph_20_Font">
      <style:text-properties style:font-name="Ubuntu" style:font-name-asian="Ubuntu" style:font-name-complex="Ubuntu"/>
    </style:style>
    <style:style style:name="T173_84" style:family="text" style:parent-style-name="Default_20_Paragraph_20_Font">
      <style:text-properties style:font-name="Ubuntu" style:font-name-asian="Ubuntu" style:font-name-complex="Ubuntu"/>
    </style:style>
    <style:style style:name="T173_85" style:family="text" style:parent-style-name="Default_20_Paragraph_20_Font">
      <style:text-properties style:font-name="Ubuntu" style:font-name-asian="Ubuntu" style:font-name-complex="Ubuntu"/>
    </style:style>
    <style:style style:name="T173_86" style:family="text" style:parent-style-name="Default_20_Paragraph_20_Font">
      <style:text-properties style:font-name="Ubuntu" style:font-name-asian="Ubuntu" style:font-name-complex="Ubuntu"/>
    </style:style>
    <style:style style:name="T173_87" style:family="text" style:parent-style-name="Default_20_Paragraph_20_Font">
      <style:text-properties style:font-name="Ubuntu" style:font-name-asian="Ubuntu" style:font-name-complex="Ubuntu"/>
    </style:style>
    <style:style style:name="T173_88" style:family="text" style:parent-style-name="Default_20_Paragraph_20_Font">
      <style:text-properties style:font-name="Ubuntu" style:font-name-asian="Ubuntu" style:font-name-complex="Ubuntu"/>
    </style:style>
    <style:style style:name="T173_89" style:family="text" style:parent-style-name="Default_20_Paragraph_20_Font">
      <style:text-properties style:font-name="Ubuntu" style:font-name-asian="Ubuntu" style:font-name-complex="Ubuntu"/>
    </style:style>
    <style:style style:name="T173_90" style:family="text" style:parent-style-name="Default_20_Paragraph_20_Font">
      <style:text-properties style:font-name="Ubuntu" style:font-name-asian="Ubuntu" style:font-name-complex="Ubuntu"/>
    </style:style>
    <style:style style:name="T173_91" style:family="text" style:parent-style-name="Default_20_Paragraph_20_Font">
      <style:text-properties style:font-name="Ubuntu" style:font-name-asian="Ubuntu" style:font-name-complex="Ubuntu"/>
    </style:style>
    <style:style style:name="T173_92" style:family="text" style:parent-style-name="Default_20_Paragraph_20_Font">
      <style:text-properties style:font-name="Ubuntu" style:font-name-asian="Ubuntu" style:font-name-complex="Ubuntu"/>
    </style:style>
    <style:style style:name="T173_93" style:family="text" style:parent-style-name="Default_20_Paragraph_20_Font">
      <style:text-properties style:font-name="Ubuntu" style:font-name-asian="Ubuntu" style:font-name-complex="Ubuntu"/>
    </style:style>
    <style:style style:name="T173_94" style:family="text" style:parent-style-name="Default_20_Paragraph_20_Font">
      <style:text-properties style:font-name="Ubuntu" style:font-name-asian="Ubuntu" style:font-name-complex="Ubuntu"/>
    </style:style>
    <style:style style:name="T173_95" style:family="text" style:parent-style-name="Default_20_Paragraph_20_Font">
      <style:text-properties style:font-name="Ubuntu" style:font-name-asian="Ubuntu" style:font-name-complex="Ubuntu"/>
    </style:style>
    <style:style style:name="T173_96" style:family="text" style:parent-style-name="Default_20_Paragraph_20_Font">
      <style:text-properties style:font-name="Ubuntu" style:font-name-asian="Ubuntu" style:font-name-complex="Ubuntu"/>
    </style:style>
    <style:style style:name="T173_97" style:family="text" style:parent-style-name="Default_20_Paragraph_20_Font">
      <style:text-properties style:font-name="Ubuntu" style:font-name-asian="Ubuntu" style:font-name-complex="Ubuntu"/>
    </style:style>
    <style:style style:name="T173_98" style:family="text" style:parent-style-name="Default_20_Paragraph_20_Font">
      <style:text-properties style:font-name="Ubuntu" style:font-name-asian="Ubuntu" style:font-name-complex="Ubuntu"/>
    </style:style>
    <style:style style:name="T173_99" style:family="text" style:parent-style-name="Default_20_Paragraph_20_Font">
      <style:text-properties style:font-name="Ubuntu" style:font-name-asian="Ubuntu" style:font-name-complex="Ubuntu"/>
    </style:style>
    <style:style style:name="T173_100" style:family="text" style:parent-style-name="Default_20_Paragraph_20_Font">
      <style:text-properties style:font-name="Ubuntu" style:font-name-asian="Ubuntu" style:font-name-complex="Ubuntu"/>
    </style:style>
    <style:style style:name="T173_101" style:family="text" style:parent-style-name="Default_20_Paragraph_20_Font">
      <style:text-properties style:font-name="Ubuntu" style:font-name-asian="Ubuntu" style:font-name-complex="Ubuntu"/>
    </style:style>
    <style:style style:name="T173_102" style:family="text" style:parent-style-name="Default_20_Paragraph_20_Font">
      <style:text-properties style:font-name="Ubuntu" style:font-name-asian="Ubuntu" style:font-name-complex="Ubuntu"/>
    </style:style>
    <style:style style:name="P174" style:family="paragraph" style:parent-style-name="Heading_20_5">
      <style:paragraph-properties fo:text-align="justify" fo:break-before="auto"/>
    </style:style>
    <style:style style:name="T174_1" style:family="text" style:parent-style-name="Default_20_Paragraph_20_Font">
      <style:text-properties style:font-name="Ubuntu" style:font-name-asian="Ubuntu" style:font-name-complex="Ubuntu"/>
    </style:style>
    <style:style style:name="P175" style:family="paragraph" style:parent-style-name="Standard">
      <style:paragraph-properties fo:text-align="justify" fo:break-before="auto"/>
    </style:style>
    <style:style style:name="T175_1" style:family="text" style:parent-style-name="Default_20_Paragraph_20_Font">
      <style:text-properties style:font-name="Ubuntu" style:font-name-asian="Ubuntu" style:font-name-complex="Ubuntu"/>
    </style:style>
    <style:style style:name="T175_2" style:family="text" style:parent-style-name="Default_20_Paragraph_20_Font">
      <style:text-properties style:font-name="Ubuntu" style:font-name-asian="Ubuntu" style:font-name-complex="Ubuntu"/>
    </style:style>
    <style:style style:name="T175_3" style:family="text" style:parent-style-name="Default_20_Paragraph_20_Font">
      <style:text-properties style:font-name="Ubuntu" style:font-name-asian="Ubuntu" style:font-name-complex="Ubuntu"/>
    </style:style>
    <style:style style:name="T175_4" style:family="text" style:parent-style-name="Default_20_Paragraph_20_Font">
      <style:text-properties style:font-name="Ubuntu" style:font-name-asian="Ubuntu" style:font-name-complex="Ubuntu"/>
    </style:style>
    <style:style style:name="T175_5" style:family="text" style:parent-style-name="Default_20_Paragraph_20_Font">
      <style:text-properties style:font-name="Ubuntu" style:font-name-asian="Ubuntu" style:font-name-complex="Ubuntu"/>
    </style:style>
    <style:style style:name="T175_6" style:family="text" style:parent-style-name="Default_20_Paragraph_20_Font">
      <style:text-properties style:font-name="Ubuntu" style:font-name-asian="Ubuntu" style:font-name-complex="Ubuntu"/>
    </style:style>
    <style:style style:name="T175_7" style:family="text" style:parent-style-name="Default_20_Paragraph_20_Font">
      <style:text-properties style:font-name="Ubuntu" style:font-name-asian="Ubuntu" style:font-name-complex="Ubuntu"/>
    </style:style>
    <style:style style:name="T175_8" style:family="text" style:parent-style-name="Default_20_Paragraph_20_Font">
      <style:text-properties style:font-name="Ubuntu" style:font-name-asian="Ubuntu" style:font-name-complex="Ubuntu"/>
    </style:style>
    <style:style style:name="T175_9" style:family="text" style:parent-style-name="Default_20_Paragraph_20_Font">
      <style:text-properties style:font-name="Ubuntu" style:font-name-asian="Ubuntu" style:font-name-complex="Ubuntu"/>
    </style:style>
    <style:style style:name="T175_10" style:family="text" style:parent-style-name="Default_20_Paragraph_20_Font">
      <style:text-properties style:font-name="Ubuntu" style:font-name-asian="Ubuntu" style:font-name-complex="Ubuntu"/>
    </style:style>
    <style:style style:name="T175_11" style:family="text" style:parent-style-name="Default_20_Paragraph_20_Font">
      <style:text-properties style:font-name="Ubuntu" style:font-name-asian="Ubuntu" style:font-name-complex="Ubuntu"/>
    </style:style>
    <style:style style:name="T175_12" style:family="text" style:parent-style-name="Default_20_Paragraph_20_Font">
      <style:text-properties style:font-name="Ubuntu" style:font-name-asian="Ubuntu" style:font-name-complex="Ubuntu"/>
    </style:style>
    <style:style style:name="P176" style:family="paragraph" style:parent-style-name="Heading_20_5">
      <style:paragraph-properties fo:text-align="justify" fo:break-before="auto"/>
    </style:style>
    <style:style style:name="T176_1" style:family="text" style:parent-style-name="Default_20_Paragraph_20_Font">
      <style:text-properties style:font-name="Ubuntu" style:font-name-asian="Ubuntu" style:font-name-complex="Ubuntu"/>
    </style:style>
    <style:style style:name="T176_2" style:family="text" style:parent-style-name="Default_20_Paragraph_20_Font">
      <style:text-properties style:font-name="Ubuntu" style:font-name-asian="Ubuntu" style:font-name-complex="Ubuntu"/>
    </style:style>
    <style:style style:name="T176_3" style:family="text" style:parent-style-name="Default_20_Paragraph_20_Font">
      <style:text-properties style:font-name="Ubuntu" style:font-name-asian="Ubuntu" style:font-name-complex="Ubuntu"/>
    </style:style>
    <style:style style:name="T176_4" style:family="text" style:parent-style-name="Default_20_Paragraph_20_Font">
      <style:text-properties style:font-name="Ubuntu" style:font-name-asian="Ubuntu" style:font-name-complex="Ubuntu"/>
    </style:style>
    <style:style style:name="T176_5" style:family="text" style:parent-style-name="Default_20_Paragraph_20_Font">
      <style:text-properties style:font-name="Ubuntu" style:font-name-asian="Ubuntu" style:font-name-complex="Ubuntu"/>
    </style:style>
    <style:style style:name="P177" style:family="paragraph" style:parent-style-name="Standard">
      <style:paragraph-properties fo:text-align="justify" fo:break-before="auto"/>
    </style:style>
    <style:style style:name="T177_1" style:family="text" style:parent-style-name="Default_20_Paragraph_20_Font">
      <style:text-properties style:font-name="Ubuntu" style:font-name-asian="Ubuntu" style:font-name-complex="Ubuntu"/>
    </style:style>
    <style:style style:name="T177_2" style:family="text" style:parent-style-name="Default_20_Paragraph_20_Font">
      <style:text-properties style:font-name="Ubuntu" style:font-name-asian="Ubuntu" style:font-name-complex="Ubuntu"/>
    </style:style>
    <style:style style:name="T177_3" style:family="text" style:parent-style-name="Default_20_Paragraph_20_Font">
      <style:text-properties style:font-name="Ubuntu" style:font-name-asian="Ubuntu" style:font-name-complex="Ubuntu"/>
    </style:style>
    <style:style style:name="T177_4" style:family="text" style:parent-style-name="Default_20_Paragraph_20_Font">
      <style:text-properties style:font-name="Ubuntu" style:font-name-asian="Ubuntu" style:font-name-complex="Ubuntu"/>
    </style:style>
    <style:style style:name="T177_5" style:family="text" style:parent-style-name="Default_20_Paragraph_20_Font">
      <style:text-properties style:font-name="Ubuntu" style:font-name-asian="Ubuntu" style:font-name-complex="Ubuntu"/>
    </style:style>
    <style:style style:name="T177_6" style:family="text" style:parent-style-name="Default_20_Paragraph_20_Font">
      <style:text-properties style:font-name="Ubuntu" style:font-name-asian="Ubuntu" style:font-name-complex="Ubuntu"/>
    </style:style>
    <style:style style:name="T177_7" style:family="text" style:parent-style-name="Default_20_Paragraph_20_Font">
      <style:text-properties style:font-name="Ubuntu" style:font-name-asian="Ubuntu" style:font-name-complex="Ubuntu"/>
    </style:style>
    <style:style style:name="T177_8" style:family="text" style:parent-style-name="Default_20_Paragraph_20_Font">
      <style:text-properties style:font-name="Ubuntu" style:font-name-asian="Ubuntu" style:font-name-complex="Ubuntu"/>
    </style:style>
    <style:style style:name="T177_9" style:family="text" style:parent-style-name="Default_20_Paragraph_20_Font">
      <style:text-properties style:font-name="Ubuntu" style:font-name-asian="Ubuntu" style:font-name-complex="Ubuntu"/>
    </style:style>
    <style:style style:name="T177_10" style:family="text" style:parent-style-name="Default_20_Paragraph_20_Font">
      <style:text-properties style:font-name="Ubuntu" style:font-name-asian="Ubuntu" style:font-name-complex="Ubuntu"/>
    </style:style>
    <style:style style:name="T177_11" style:family="text" style:parent-style-name="Default_20_Paragraph_20_Font">
      <style:text-properties style:font-name="Ubuntu" style:font-name-asian="Ubuntu" style:font-name-complex="Ubuntu"/>
    </style:style>
    <style:style style:name="T177_12" style:family="text" style:parent-style-name="Default_20_Paragraph_20_Font">
      <style:text-properties style:font-name="Ubuntu" style:font-name-asian="Ubuntu" style:font-name-complex="Ubuntu"/>
    </style:style>
    <style:style style:name="T177_13" style:family="text" style:parent-style-name="Default_20_Paragraph_20_Font">
      <style:text-properties style:font-name="Ubuntu" style:font-name-asian="Ubuntu" style:font-name-complex="Ubuntu"/>
    </style:style>
    <style:style style:name="T177_14" style:family="text" style:parent-style-name="Default_20_Paragraph_20_Font">
      <style:text-properties style:font-name="Ubuntu" style:font-name-asian="Ubuntu" style:font-name-complex="Ubuntu"/>
    </style:style>
    <style:style style:name="T177_15" style:family="text" style:parent-style-name="Default_20_Paragraph_20_Font">
      <style:text-properties style:font-name="Ubuntu" style:font-name-asian="Ubuntu" style:font-name-complex="Ubuntu"/>
    </style:style>
    <style:style style:name="T177_16" style:family="text" style:parent-style-name="Default_20_Paragraph_20_Font">
      <style:text-properties style:font-name="Ubuntu" style:font-name-asian="Ubuntu" style:font-name-complex="Ubuntu"/>
    </style:style>
    <style:style style:name="T177_17" style:family="text" style:parent-style-name="Default_20_Paragraph_20_Font">
      <style:text-properties style:font-name="Ubuntu" style:font-name-asian="Ubuntu" style:font-name-complex="Ubuntu"/>
    </style:style>
    <style:style style:name="T177_18" style:family="text" style:parent-style-name="Default_20_Paragraph_20_Font">
      <style:text-properties style:font-name="Ubuntu" style:font-name-asian="Ubuntu" style:font-name-complex="Ubuntu"/>
    </style:style>
    <style:style style:name="T177_19" style:family="text" style:parent-style-name="Default_20_Paragraph_20_Font">
      <style:text-properties style:font-name="Ubuntu" style:font-name-asian="Ubuntu" style:font-name-complex="Ubuntu"/>
    </style:style>
    <style:style style:name="T177_20" style:family="text" style:parent-style-name="Default_20_Paragraph_20_Font">
      <style:text-properties style:font-name="Ubuntu" style:font-name-asian="Ubuntu" style:font-name-complex="Ubuntu"/>
    </style:style>
    <style:style style:name="T177_21" style:family="text" style:parent-style-name="Default_20_Paragraph_20_Font">
      <style:text-properties style:font-name="Ubuntu" style:font-name-asian="Ubuntu" style:font-name-complex="Ubuntu"/>
    </style:style>
    <style:style style:name="T177_22" style:family="text" style:parent-style-name="Default_20_Paragraph_20_Font">
      <style:text-properties style:font-name="Ubuntu" style:font-name-asian="Ubuntu" style:font-name-complex="Ubuntu"/>
    </style:style>
    <style:style style:name="T177_23" style:family="text" style:parent-style-name="Default_20_Paragraph_20_Font">
      <style:text-properties style:font-name="Ubuntu" style:font-name-asian="Ubuntu" style:font-name-complex="Ubuntu"/>
    </style:style>
    <style:style style:name="T177_24" style:family="text" style:parent-style-name="Default_20_Paragraph_20_Font">
      <style:text-properties style:font-name="Ubuntu" style:font-name-asian="Ubuntu" style:font-name-complex="Ubuntu"/>
    </style:style>
    <style:style style:name="T177_25" style:family="text" style:parent-style-name="Default_20_Paragraph_20_Font">
      <style:text-properties style:font-name="Ubuntu" style:font-name-asian="Ubuntu" style:font-name-complex="Ubuntu"/>
    </style:style>
    <style:style style:name="T177_26" style:family="text" style:parent-style-name="Default_20_Paragraph_20_Font">
      <style:text-properties style:font-name="Ubuntu" style:font-name-asian="Ubuntu" style:font-name-complex="Ubuntu"/>
    </style:style>
    <style:style style:name="T177_27" style:family="text" style:parent-style-name="Default_20_Paragraph_20_Font">
      <style:text-properties style:font-name="Ubuntu" style:font-name-asian="Ubuntu" style:font-name-complex="Ubuntu"/>
    </style:style>
    <style:style style:name="T177_28" style:family="text" style:parent-style-name="Default_20_Paragraph_20_Font">
      <style:text-properties style:font-name="Ubuntu" style:font-name-asian="Ubuntu" style:font-name-complex="Ubuntu"/>
    </style:style>
    <style:style style:name="T177_29" style:family="text" style:parent-style-name="Default_20_Paragraph_20_Font">
      <style:text-properties style:font-name="Ubuntu" style:font-name-asian="Ubuntu" style:font-name-complex="Ubuntu"/>
    </style:style>
    <style:style style:name="T177_30" style:family="text" style:parent-style-name="Default_20_Paragraph_20_Font">
      <style:text-properties style:font-name="Ubuntu" style:font-name-asian="Ubuntu" style:font-name-complex="Ubuntu"/>
    </style:style>
    <style:style style:name="T177_31" style:family="text" style:parent-style-name="Default_20_Paragraph_20_Font">
      <style:text-properties style:font-name="Ubuntu" style:font-name-asian="Ubuntu" style:font-name-complex="Ubuntu"/>
    </style:style>
    <style:style style:name="T177_32" style:family="text" style:parent-style-name="Default_20_Paragraph_20_Font">
      <style:text-properties style:font-name="Ubuntu" style:font-name-asian="Ubuntu" style:font-name-complex="Ubuntu"/>
    </style:style>
    <style:style style:name="T177_33" style:family="text" style:parent-style-name="Default_20_Paragraph_20_Font">
      <style:text-properties style:font-name="Ubuntu" style:font-name-asian="Ubuntu" style:font-name-complex="Ubuntu"/>
    </style:style>
    <style:style style:name="T177_34" style:family="text" style:parent-style-name="Default_20_Paragraph_20_Font">
      <style:text-properties style:font-name="Ubuntu" style:font-name-asian="Ubuntu" style:font-name-complex="Ubuntu"/>
    </style:style>
    <style:style style:name="T177_35" style:family="text" style:parent-style-name="Default_20_Paragraph_20_Font">
      <style:text-properties style:font-name="Ubuntu" style:font-name-asian="Ubuntu" style:font-name-complex="Ubuntu"/>
    </style:style>
    <style:style style:name="T177_36" style:family="text" style:parent-style-name="Default_20_Paragraph_20_Font">
      <style:text-properties style:font-name="Ubuntu" style:font-name-asian="Ubuntu" style:font-name-complex="Ubuntu"/>
    </style:style>
    <style:style style:name="P178" style:family="paragraph" style:parent-style-name="Heading_20_5">
      <style:paragraph-properties fo:text-align="justify" fo:break-before="auto"/>
    </style:style>
    <style:style style:name="T178_1" style:family="text" style:parent-style-name="Default_20_Paragraph_20_Font">
      <style:text-properties style:font-name="Ubuntu" style:font-name-asian="Ubuntu" style:font-name-complex="Ubuntu"/>
    </style:style>
    <style:style style:name="T178_2" style:family="text" style:parent-style-name="Default_20_Paragraph_20_Font">
      <style:text-properties style:font-name="Ubuntu" style:font-name-asian="Ubuntu" style:font-name-complex="Ubuntu"/>
    </style:style>
    <style:style style:name="T178_3" style:family="text" style:parent-style-name="Default_20_Paragraph_20_Font">
      <style:text-properties style:font-name="Ubuntu" style:font-name-asian="Ubuntu" style:font-name-complex="Ubuntu"/>
    </style:style>
    <style:style style:name="P179" style:family="paragraph" style:parent-style-name="Standard">
      <style:paragraph-properties fo:text-align="justify" fo:break-before="auto"/>
    </style:style>
    <style:style style:name="T179_1" style:family="text" style:parent-style-name="Default_20_Paragraph_20_Font">
      <style:text-properties style:font-name="Ubuntu" style:font-name-asian="Ubuntu" style:font-name-complex="Ubuntu"/>
    </style:style>
    <style:style style:name="T179_2" style:family="text" style:parent-style-name="Default_20_Paragraph_20_Font">
      <style:text-properties style:font-name="Ubuntu" style:font-name-asian="Ubuntu" style:font-name-complex="Ubuntu"/>
    </style:style>
    <style:style style:name="T179_3" style:family="text" style:parent-style-name="Default_20_Paragraph_20_Font">
      <style:text-properties style:font-name="Ubuntu" style:font-name-asian="Ubuntu" style:font-name-complex="Ubuntu"/>
    </style:style>
    <style:style style:name="T179_4" style:family="text" style:parent-style-name="Default_20_Paragraph_20_Font">
      <style:text-properties style:font-name="Ubuntu" style:font-name-asian="Ubuntu" style:font-name-complex="Ubuntu"/>
    </style:style>
    <style:style style:name="T179_5" style:family="text" style:parent-style-name="Default_20_Paragraph_20_Font">
      <style:text-properties style:font-name="Ubuntu" style:font-name-asian="Ubuntu" style:font-name-complex="Ubuntu"/>
    </style:style>
    <style:style style:name="T179_6" style:family="text" style:parent-style-name="Default_20_Paragraph_20_Font">
      <style:text-properties style:font-name="Ubuntu" style:font-name-asian="Ubuntu" style:font-name-complex="Ubuntu"/>
    </style:style>
    <style:style style:name="T179_7" style:family="text" style:parent-style-name="Default_20_Paragraph_20_Font">
      <style:text-properties style:font-name="Ubuntu" style:font-name-asian="Ubuntu" style:font-name-complex="Ubuntu"/>
    </style:style>
    <style:style style:name="T179_8" style:family="text" style:parent-style-name="Default_20_Paragraph_20_Font">
      <style:text-properties style:font-name="Ubuntu" style:font-name-asian="Ubuntu" style:font-name-complex="Ubuntu"/>
    </style:style>
    <style:style style:name="T179_9" style:family="text" style:parent-style-name="Default_20_Paragraph_20_Font">
      <style:text-properties style:font-name="Ubuntu" style:font-name-asian="Ubuntu" style:font-name-complex="Ubuntu"/>
    </style:style>
    <style:style style:name="T179_10" style:family="text" style:parent-style-name="Default_20_Paragraph_20_Font">
      <style:text-properties style:font-name="Ubuntu" style:font-name-asian="Ubuntu" style:font-name-complex="Ubuntu"/>
    </style:style>
    <style:style style:name="T179_11" style:family="text" style:parent-style-name="Default_20_Paragraph_20_Font">
      <style:text-properties style:font-name="Ubuntu" style:font-name-asian="Ubuntu" style:font-name-complex="Ubuntu"/>
    </style:style>
    <style:style style:name="T179_12" style:family="text" style:parent-style-name="Default_20_Paragraph_20_Font">
      <style:text-properties style:font-name="Ubuntu" style:font-name-asian="Ubuntu" style:font-name-complex="Ubuntu"/>
    </style:style>
    <style:style style:name="T179_13" style:family="text" style:parent-style-name="Default_20_Paragraph_20_Font">
      <style:text-properties style:font-name="Ubuntu" style:font-name-asian="Ubuntu" style:font-name-complex="Ubuntu"/>
    </style:style>
    <style:style style:name="T179_14" style:family="text" style:parent-style-name="Default_20_Paragraph_20_Font">
      <style:text-properties style:font-name="Ubuntu" style:font-name-asian="Ubuntu" style:font-name-complex="Ubuntu"/>
    </style:style>
    <style:style style:name="T179_15" style:family="text" style:parent-style-name="Default_20_Paragraph_20_Font">
      <style:text-properties style:font-name="Ubuntu" style:font-name-asian="Ubuntu" style:font-name-complex="Ubuntu"/>
    </style:style>
    <style:style style:name="T179_16" style:family="text" style:parent-style-name="Default_20_Paragraph_20_Font">
      <style:text-properties style:font-name="Ubuntu" style:font-name-asian="Ubuntu" style:font-name-complex="Ubuntu"/>
    </style:style>
    <style:style style:name="T179_17" style:family="text" style:parent-style-name="Default_20_Paragraph_20_Font">
      <style:text-properties style:font-name="Ubuntu" style:font-name-asian="Ubuntu" style:font-name-complex="Ubuntu"/>
    </style:style>
    <style:style style:name="T179_18" style:family="text" style:parent-style-name="Default_20_Paragraph_20_Font">
      <style:text-properties style:font-name="Ubuntu" style:font-name-asian="Ubuntu" style:font-name-complex="Ubuntu"/>
    </style:style>
    <style:style style:name="T179_19" style:family="text" style:parent-style-name="Default_20_Paragraph_20_Font">
      <style:text-properties style:font-name="Ubuntu" style:font-name-asian="Ubuntu" style:font-name-complex="Ubuntu"/>
    </style:style>
    <style:style style:name="T179_20" style:family="text" style:parent-style-name="Default_20_Paragraph_20_Font">
      <style:text-properties style:font-name="Ubuntu" style:font-name-asian="Ubuntu" style:font-name-complex="Ubuntu"/>
    </style:style>
    <style:style style:name="T179_21" style:family="text" style:parent-style-name="Default_20_Paragraph_20_Font">
      <style:text-properties style:font-name="Ubuntu" style:font-name-asian="Ubuntu" style:font-name-complex="Ubuntu"/>
    </style:style>
    <style:style style:name="T179_22" style:family="text" style:parent-style-name="Default_20_Paragraph_20_Font">
      <style:text-properties style:font-name="Ubuntu" style:font-name-asian="Ubuntu" style:font-name-complex="Ubuntu"/>
    </style:style>
    <style:style style:name="T179_23" style:family="text" style:parent-style-name="Default_20_Paragraph_20_Font">
      <style:text-properties style:font-name="Ubuntu" style:font-name-asian="Ubuntu" style:font-name-complex="Ubuntu"/>
    </style:style>
    <style:style style:name="T179_24" style:family="text" style:parent-style-name="Default_20_Paragraph_20_Font">
      <style:text-properties style:font-name="Ubuntu" style:font-name-asian="Ubuntu" style:font-name-complex="Ubuntu"/>
    </style:style>
    <style:style style:name="T179_25" style:family="text" style:parent-style-name="Default_20_Paragraph_20_Font">
      <style:text-properties style:font-name="Ubuntu" style:font-name-asian="Ubuntu" style:font-name-complex="Ubuntu"/>
    </style:style>
    <style:style style:name="P180" style:family="paragraph" style:parent-style-name="Heading_20_5">
      <style:paragraph-properties fo:text-align="justify" fo:break-before="auto"/>
    </style:style>
    <style:style style:name="T180_1" style:family="text" style:parent-style-name="Default_20_Paragraph_20_Font">
      <style:text-properties style:font-name="Ubuntu" style:font-name-asian="Ubuntu" style:font-name-complex="Ubuntu"/>
    </style:style>
    <style:style style:name="T180_2" style:family="text" style:parent-style-name="Default_20_Paragraph_20_Font">
      <style:text-properties style:font-name="Ubuntu" style:font-name-asian="Ubuntu" style:font-name-complex="Ubuntu"/>
    </style:style>
    <style:style style:name="T180_3" style:family="text" style:parent-style-name="Default_20_Paragraph_20_Font">
      <style:text-properties style:font-name="Ubuntu" style:font-name-asian="Ubuntu" style:font-name-complex="Ubuntu"/>
    </style:style>
    <style:style style:name="T180_4" style:family="text" style:parent-style-name="Default_20_Paragraph_20_Font">
      <style:text-properties style:font-name="Ubuntu" style:font-name-asian="Ubuntu" style:font-name-complex="Ubuntu"/>
    </style:style>
    <style:style style:name="T180_5" style:family="text" style:parent-style-name="Default_20_Paragraph_20_Font">
      <style:text-properties style:font-name="Ubuntu" style:font-name-asian="Ubuntu" style:font-name-complex="Ubuntu"/>
    </style:style>
    <style:style style:name="P181" style:family="paragraph" style:parent-style-name="Standard">
      <style:paragraph-properties fo:text-align="justify" fo:break-before="auto"/>
    </style:style>
    <style:style style:name="T181_1" style:family="text" style:parent-style-name="Default_20_Paragraph_20_Font">
      <style:text-properties style:font-name="Ubuntu" style:font-name-asian="Ubuntu" style:font-name-complex="Ubuntu"/>
    </style:style>
    <style:style style:name="T181_2" style:family="text" style:parent-style-name="Default_20_Paragraph_20_Font">
      <style:text-properties style:font-name="Ubuntu" style:font-name-asian="Ubuntu" style:font-name-complex="Ubuntu"/>
    </style:style>
    <style:style style:name="T181_3" style:family="text" style:parent-style-name="Default_20_Paragraph_20_Font">
      <style:text-properties style:font-name="Ubuntu" style:font-name-asian="Ubuntu" style:font-name-complex="Ubuntu"/>
    </style:style>
    <style:style style:name="T181_4" style:family="text" style:parent-style-name="Default_20_Paragraph_20_Font">
      <style:text-properties style:font-name="Ubuntu" style:font-name-asian="Ubuntu" style:font-name-complex="Ubuntu"/>
    </style:style>
    <style:style style:name="T181_5" style:family="text" style:parent-style-name="Default_20_Paragraph_20_Font">
      <style:text-properties style:font-name="Ubuntu" style:font-name-asian="Ubuntu" style:font-name-complex="Ubuntu"/>
    </style:style>
    <style:style style:name="T181_6" style:family="text" style:parent-style-name="Default_20_Paragraph_20_Font">
      <style:text-properties style:font-name="Ubuntu" style:font-name-asian="Ubuntu" style:font-name-complex="Ubuntu"/>
    </style:style>
    <style:style style:name="T181_7" style:family="text" style:parent-style-name="Default_20_Paragraph_20_Font">
      <style:text-properties style:font-name="Ubuntu" style:font-name-asian="Ubuntu" style:font-name-complex="Ubuntu"/>
    </style:style>
    <style:style style:name="T181_8" style:family="text" style:parent-style-name="Default_20_Paragraph_20_Font">
      <style:text-properties style:font-name="Ubuntu" style:font-name-asian="Ubuntu" style:font-name-complex="Ubuntu"/>
    </style:style>
    <style:style style:name="T181_9" style:family="text" style:parent-style-name="Default_20_Paragraph_20_Font">
      <style:text-properties style:font-name="Ubuntu" style:font-name-asian="Ubuntu" style:font-name-complex="Ubuntu"/>
    </style:style>
    <style:style style:name="T181_10" style:family="text" style:parent-style-name="Default_20_Paragraph_20_Font">
      <style:text-properties style:font-name="Ubuntu" style:font-name-asian="Ubuntu" style:font-name-complex="Ubuntu"/>
    </style:style>
    <style:style style:name="T181_11" style:family="text" style:parent-style-name="Default_20_Paragraph_20_Font">
      <style:text-properties style:font-name="Ubuntu" style:font-name-asian="Ubuntu" style:font-name-complex="Ubuntu"/>
    </style:style>
    <style:style style:name="T181_12" style:family="text" style:parent-style-name="Default_20_Paragraph_20_Font">
      <style:text-properties style:font-name="Ubuntu" style:font-name-asian="Ubuntu" style:font-name-complex="Ubuntu"/>
    </style:style>
    <style:style style:name="T181_13" style:family="text" style:parent-style-name="Default_20_Paragraph_20_Font">
      <style:text-properties style:font-name="Ubuntu" style:font-name-asian="Ubuntu" style:font-name-complex="Ubuntu"/>
    </style:style>
    <style:style style:name="T181_14" style:family="text" style:parent-style-name="Default_20_Paragraph_20_Font">
      <style:text-properties style:font-name="Ubuntu" style:font-name-asian="Ubuntu" style:font-name-complex="Ubuntu"/>
    </style:style>
    <style:style style:name="T181_15" style:family="text" style:parent-style-name="Default_20_Paragraph_20_Font">
      <style:text-properties style:font-name="Ubuntu" style:font-name-asian="Ubuntu" style:font-name-complex="Ubuntu"/>
    </style:style>
    <style:style style:name="T181_16" style:family="text" style:parent-style-name="Default_20_Paragraph_20_Font">
      <style:text-properties style:font-name="Ubuntu" style:font-name-asian="Ubuntu" style:font-name-complex="Ubuntu"/>
    </style:style>
    <style:style style:name="T181_17" style:family="text" style:parent-style-name="Default_20_Paragraph_20_Font">
      <style:text-properties style:font-name="Ubuntu" style:font-name-asian="Ubuntu" style:font-name-complex="Ubuntu"/>
    </style:style>
    <style:style style:name="T181_18" style:family="text" style:parent-style-name="Default_20_Paragraph_20_Font">
      <style:text-properties style:font-name="Ubuntu" style:font-name-asian="Ubuntu" style:font-name-complex="Ubuntu"/>
    </style:style>
    <style:style style:name="T181_19" style:family="text" style:parent-style-name="Default_20_Paragraph_20_Font">
      <style:text-properties style:font-name="Ubuntu" style:font-name-asian="Ubuntu" style:font-name-complex="Ubuntu"/>
    </style:style>
    <style:style style:name="T181_20" style:family="text" style:parent-style-name="Default_20_Paragraph_20_Font">
      <style:text-properties style:font-name="Ubuntu" style:font-name-asian="Ubuntu" style:font-name-complex="Ubuntu"/>
    </style:style>
    <style:style style:name="T181_21" style:family="text" style:parent-style-name="Default_20_Paragraph_20_Font">
      <style:text-properties style:font-name="Ubuntu" style:font-name-asian="Ubuntu" style:font-name-complex="Ubuntu"/>
    </style:style>
    <style:style style:name="T181_22" style:family="text" style:parent-style-name="Default_20_Paragraph_20_Font">
      <style:text-properties style:font-name="Ubuntu" style:font-name-asian="Ubuntu" style:font-name-complex="Ubuntu"/>
    </style:style>
    <style:style style:name="T181_23" style:family="text" style:parent-style-name="Default_20_Paragraph_20_Font">
      <style:text-properties style:font-name="Ubuntu" style:font-name-asian="Ubuntu" style:font-name-complex="Ubuntu"/>
    </style:style>
    <style:style style:name="T181_24" style:family="text" style:parent-style-name="Default_20_Paragraph_20_Font">
      <style:text-properties style:font-name="Ubuntu" style:font-name-asian="Ubuntu" style:font-name-complex="Ubuntu"/>
    </style:style>
    <style:style style:name="T181_25" style:family="text" style:parent-style-name="Default_20_Paragraph_20_Font">
      <style:text-properties style:font-name="Ubuntu" style:font-name-asian="Ubuntu" style:font-name-complex="Ubuntu"/>
    </style:style>
    <style:style style:name="T181_26" style:family="text" style:parent-style-name="Default_20_Paragraph_20_Font">
      <style:text-properties style:font-name="Ubuntu" style:font-name-asian="Ubuntu" style:font-name-complex="Ubuntu"/>
    </style:style>
    <style:style style:name="P182" style:family="paragraph" style:parent-style-name="Heading_20_4">
      <style:paragraph-properties fo:text-align="justify" fo:break-before="auto"/>
    </style:style>
    <style:style style:name="T182_1" style:family="text" style:parent-style-name="Default_20_Paragraph_20_Font"/>
    <style:style style:name="P183" style:family="paragraph" style:parent-style-name="Standard">
      <style:paragraph-properties fo:text-align="justify" fo:break-before="auto"/>
    </style:style>
    <style:style style:name="T183_1" style:family="text" style:parent-style-name="Default_20_Paragraph_20_Font">
      <style:text-properties style:font-name="Ubuntu" style:font-name-asian="Ubuntu" style:font-name-complex="Ubuntu"/>
    </style:style>
    <style:style style:name="T183_2" style:family="text" style:parent-style-name="Default_20_Paragraph_20_Font">
      <style:text-properties style:font-name="Ubuntu" style:font-name-asian="Ubuntu" style:font-name-complex="Ubuntu"/>
    </style:style>
    <style:style style:name="T183_3" style:family="text" style:parent-style-name="Default_20_Paragraph_20_Font">
      <style:text-properties style:font-name="Ubuntu" style:font-name-asian="Ubuntu" style:font-name-complex="Ubuntu"/>
    </style:style>
    <style:style style:name="T183_4" style:family="text" style:parent-style-name="Default_20_Paragraph_20_Font">
      <style:text-properties style:font-name="Ubuntu" style:font-name-asian="Ubuntu" style:font-name-complex="Ubuntu"/>
    </style:style>
    <style:style style:name="T183_5" style:family="text" style:parent-style-name="Default_20_Paragraph_20_Font">
      <style:text-properties style:font-name="Ubuntu" style:font-name-asian="Ubuntu" style:font-name-complex="Ubuntu"/>
    </style:style>
    <style:style style:name="T183_6" style:family="text" style:parent-style-name="Default_20_Paragraph_20_Font">
      <style:text-properties style:font-name="Ubuntu" style:font-name-asian="Ubuntu" style:font-name-complex="Ubuntu"/>
    </style:style>
    <style:style style:name="T183_7" style:family="text" style:parent-style-name="Default_20_Paragraph_20_Font">
      <style:text-properties style:font-name="Ubuntu" style:font-name-asian="Ubuntu" style:font-name-complex="Ubuntu"/>
    </style:style>
    <style:style style:name="T183_8" style:family="text" style:parent-style-name="Default_20_Paragraph_20_Font">
      <style:text-properties style:font-name="Ubuntu" style:font-name-asian="Ubuntu" style:font-name-complex="Ubuntu"/>
    </style:style>
    <style:style style:name="T183_9" style:family="text" style:parent-style-name="Default_20_Paragraph_20_Font">
      <style:text-properties style:font-name="Ubuntu" style:font-name-asian="Ubuntu" style:font-name-complex="Ubuntu"/>
    </style:style>
    <style:style style:name="T183_10" style:family="text" style:parent-style-name="Default_20_Paragraph_20_Font">
      <style:text-properties style:font-name="Ubuntu" style:font-name-asian="Ubuntu" style:font-name-complex="Ubuntu"/>
    </style:style>
    <style:style style:name="T183_11" style:family="text" style:parent-style-name="Default_20_Paragraph_20_Font">
      <style:text-properties style:font-name="Ubuntu" style:font-name-asian="Ubuntu" style:font-name-complex="Ubuntu"/>
    </style:style>
    <style:style style:name="T183_12" style:family="text" style:parent-style-name="Default_20_Paragraph_20_Font">
      <style:text-properties style:font-name="Ubuntu" style:font-name-asian="Ubuntu" style:font-name-complex="Ubuntu"/>
    </style:style>
    <style:style style:name="T183_13" style:family="text" style:parent-style-name="Default_20_Paragraph_20_Font">
      <style:text-properties style:font-name="Ubuntu" style:font-name-asian="Ubuntu" style:font-name-complex="Ubuntu"/>
    </style:style>
    <style:style style:name="T183_14" style:family="text" style:parent-style-name="Default_20_Paragraph_20_Font">
      <style:text-properties style:font-name="Ubuntu" style:font-name-asian="Ubuntu" style:font-name-complex="Ubuntu"/>
    </style:style>
    <style:style style:name="T183_15" style:family="text" style:parent-style-name="Default_20_Paragraph_20_Font">
      <style:text-properties style:font-name="Ubuntu" style:font-name-asian="Ubuntu" style:font-name-complex="Ubuntu"/>
    </style:style>
    <style:style style:name="T183_16" style:family="text" style:parent-style-name="Default_20_Paragraph_20_Font">
      <style:text-properties style:font-name="Ubuntu" style:font-name-asian="Ubuntu" style:font-name-complex="Ubuntu"/>
    </style:style>
    <style:style style:name="T183_17" style:family="text" style:parent-style-name="Default_20_Paragraph_20_Font">
      <style:text-properties style:font-name="Ubuntu" style:font-name-asian="Ubuntu" style:font-name-complex="Ubuntu"/>
    </style:style>
    <style:style style:name="T183_18" style:family="text" style:parent-style-name="Default_20_Paragraph_20_Font">
      <style:text-properties style:font-name="Ubuntu" style:font-name-asian="Ubuntu" style:font-name-complex="Ubuntu"/>
    </style:style>
    <style:style style:name="T183_19" style:family="text" style:parent-style-name="Default_20_Paragraph_20_Font">
      <style:text-properties style:font-name="Ubuntu" style:font-name-asian="Ubuntu" style:font-name-complex="Ubuntu"/>
    </style:style>
    <style:style style:name="T183_20" style:family="text" style:parent-style-name="Default_20_Paragraph_20_Font">
      <style:text-properties style:font-name="Ubuntu" style:font-name-asian="Ubuntu" style:font-name-complex="Ubuntu"/>
    </style:style>
    <style:style style:name="T183_21" style:family="text" style:parent-style-name="Default_20_Paragraph_20_Font">
      <style:text-properties style:font-name="Ubuntu" style:font-name-asian="Ubuntu" style:font-name-complex="Ubuntu"/>
    </style:style>
    <style:style style:name="T183_22" style:family="text" style:parent-style-name="Default_20_Paragraph_20_Font">
      <style:text-properties style:font-name="Ubuntu" style:font-name-asian="Ubuntu" style:font-name-complex="Ubuntu"/>
    </style:style>
    <style:style style:name="T183_23" style:family="text" style:parent-style-name="Default_20_Paragraph_20_Font">
      <style:text-properties style:font-name="Ubuntu" style:font-name-asian="Ubuntu" style:font-name-complex="Ubuntu"/>
    </style:style>
    <style:style style:name="T183_24" style:family="text" style:parent-style-name="Default_20_Paragraph_20_Font">
      <style:text-properties style:font-name="Ubuntu" style:font-name-asian="Ubuntu" style:font-name-complex="Ubuntu"/>
    </style:style>
    <style:style style:name="T183_25" style:family="text" style:parent-style-name="Default_20_Paragraph_20_Font">
      <style:text-properties style:font-name="Ubuntu" style:font-name-asian="Ubuntu" style:font-name-complex="Ubuntu"/>
    </style:style>
    <style:style style:name="T183_26" style:family="text" style:parent-style-name="Default_20_Paragraph_20_Font">
      <style:text-properties style:font-name="Ubuntu" style:font-name-asian="Ubuntu" style:font-name-complex="Ubuntu"/>
    </style:style>
    <style:style style:name="T183_27" style:family="text" style:parent-style-name="Default_20_Paragraph_20_Font">
      <style:text-properties style:font-name="Ubuntu" style:font-name-asian="Ubuntu" style:font-name-complex="Ubuntu"/>
    </style:style>
    <style:style style:name="T183_28" style:family="text" style:parent-style-name="Default_20_Paragraph_20_Font">
      <style:text-properties style:font-name="Ubuntu" style:font-name-asian="Ubuntu" style:font-name-complex="Ubuntu"/>
    </style:style>
    <style:style style:name="T183_29" style:family="text" style:parent-style-name="Default_20_Paragraph_20_Font">
      <style:text-properties style:font-name="Ubuntu" style:font-name-asian="Ubuntu" style:font-name-complex="Ubuntu"/>
    </style:style>
    <style:style style:name="T183_30" style:family="text" style:parent-style-name="Default_20_Paragraph_20_Font">
      <style:text-properties style:font-name="Ubuntu" style:font-name-asian="Ubuntu" style:font-name-complex="Ubuntu"/>
    </style:style>
    <style:style style:name="T183_31" style:family="text" style:parent-style-name="Default_20_Paragraph_20_Font">
      <style:text-properties style:font-name="Ubuntu" style:font-name-asian="Ubuntu" style:font-name-complex="Ubuntu"/>
    </style:style>
    <style:style style:name="T183_32" style:family="text" style:parent-style-name="Default_20_Paragraph_20_Font">
      <style:text-properties style:font-name="Ubuntu" style:font-name-asian="Ubuntu" style:font-name-complex="Ubuntu"/>
    </style:style>
    <style:style style:name="T183_33" style:family="text" style:parent-style-name="Default_20_Paragraph_20_Font">
      <style:text-properties style:font-name="Ubuntu" style:font-name-asian="Ubuntu" style:font-name-complex="Ubuntu"/>
    </style:style>
    <style:style style:name="T183_34" style:family="text" style:parent-style-name="Default_20_Paragraph_20_Font">
      <style:text-properties style:font-name="Ubuntu" style:font-name-asian="Ubuntu" style:font-name-complex="Ubuntu"/>
    </style:style>
    <style:style style:name="T183_35" style:family="text" style:parent-style-name="Default_20_Paragraph_20_Font">
      <style:text-properties style:font-name="Ubuntu" style:font-name-asian="Ubuntu" style:font-name-complex="Ubuntu"/>
    </style:style>
    <style:style style:name="T183_36" style:family="text" style:parent-style-name="Default_20_Paragraph_20_Font">
      <style:text-properties style:font-name="Ubuntu" style:font-name-asian="Ubuntu" style:font-name-complex="Ubuntu"/>
    </style:style>
    <style:style style:name="T183_37" style:family="text" style:parent-style-name="Default_20_Paragraph_20_Font">
      <style:text-properties style:font-name="Ubuntu" style:font-name-asian="Ubuntu" style:font-name-complex="Ubuntu"/>
    </style:style>
    <style:style style:name="T183_38" style:family="text" style:parent-style-name="Default_20_Paragraph_20_Font">
      <style:text-properties style:font-name="Ubuntu" style:font-name-asian="Ubuntu" style:font-name-complex="Ubuntu"/>
    </style:style>
    <style:style style:name="T183_39" style:family="text" style:parent-style-name="Default_20_Paragraph_20_Font">
      <style:text-properties style:font-name="Ubuntu" style:font-name-asian="Ubuntu" style:font-name-complex="Ubuntu"/>
    </style:style>
    <style:style style:name="T183_40" style:family="text" style:parent-style-name="Default_20_Paragraph_20_Font">
      <style:text-properties style:font-name="Ubuntu" style:font-name-asian="Ubuntu" style:font-name-complex="Ubuntu"/>
    </style:style>
    <style:style style:name="T183_41" style:family="text" style:parent-style-name="Default_20_Paragraph_20_Font">
      <style:text-properties style:font-name="Ubuntu" style:font-name-asian="Ubuntu" style:font-name-complex="Ubuntu"/>
    </style:style>
    <style:style style:name="T183_42" style:family="text" style:parent-style-name="Default_20_Paragraph_20_Font">
      <style:text-properties style:font-name="Ubuntu" style:font-name-asian="Ubuntu" style:font-name-complex="Ubuntu"/>
    </style:style>
    <style:style style:name="T183_43" style:family="text" style:parent-style-name="Default_20_Paragraph_20_Font">
      <style:text-properties style:font-name="Ubuntu" style:font-name-asian="Ubuntu" style:font-name-complex="Ubuntu"/>
    </style:style>
    <style:style style:name="T183_44" style:family="text" style:parent-style-name="Default_20_Paragraph_20_Font">
      <style:text-properties style:font-name="Ubuntu" style:font-name-asian="Ubuntu" style:font-name-complex="Ubuntu"/>
    </style:style>
    <style:style style:name="T183_45" style:family="text" style:parent-style-name="Default_20_Paragraph_20_Font">
      <style:text-properties style:font-name="Ubuntu" style:font-name-asian="Ubuntu" style:font-name-complex="Ubuntu"/>
    </style:style>
    <style:style style:name="T183_46" style:family="text" style:parent-style-name="Default_20_Paragraph_20_Font">
      <style:text-properties style:font-name="Ubuntu" style:font-name-asian="Ubuntu" style:font-name-complex="Ubuntu"/>
    </style:style>
    <style:style style:name="T183_47" style:family="text" style:parent-style-name="Default_20_Paragraph_20_Font">
      <style:text-properties style:font-name="Ubuntu" style:font-name-asian="Ubuntu" style:font-name-complex="Ubuntu"/>
    </style:style>
    <style:style style:name="T183_48" style:family="text" style:parent-style-name="Default_20_Paragraph_20_Font">
      <style:text-properties style:font-name="Ubuntu" style:font-name-asian="Ubuntu" style:font-name-complex="Ubuntu"/>
    </style:style>
    <style:style style:name="T183_49" style:family="text" style:parent-style-name="Default_20_Paragraph_20_Font">
      <style:text-properties style:font-name="Ubuntu" style:font-name-asian="Ubuntu" style:font-name-complex="Ubuntu"/>
    </style:style>
    <style:style style:name="T183_50" style:family="text" style:parent-style-name="Default_20_Paragraph_20_Font">
      <style:text-properties style:font-name="Ubuntu" style:font-name-asian="Ubuntu" style:font-name-complex="Ubuntu"/>
    </style:style>
    <style:style style:name="T183_51" style:family="text" style:parent-style-name="Default_20_Paragraph_20_Font">
      <style:text-properties style:font-name="Ubuntu" style:font-name-asian="Ubuntu" style:font-name-complex="Ubuntu"/>
    </style:style>
    <style:style style:name="T183_52" style:family="text" style:parent-style-name="Default_20_Paragraph_20_Font">
      <style:text-properties style:font-name="Ubuntu" style:font-name-asian="Ubuntu" style:font-name-complex="Ubuntu"/>
    </style:style>
    <style:style style:name="T183_53" style:family="text" style:parent-style-name="Default_20_Paragraph_20_Font">
      <style:text-properties style:font-name="Ubuntu" style:font-name-asian="Ubuntu" style:font-name-complex="Ubuntu"/>
    </style:style>
    <style:style style:name="T183_54" style:family="text" style:parent-style-name="Default_20_Paragraph_20_Font">
      <style:text-properties style:font-name="Ubuntu" style:font-name-asian="Ubuntu" style:font-name-complex="Ubuntu"/>
    </style:style>
    <style:style style:name="T183_55" style:family="text" style:parent-style-name="Default_20_Paragraph_20_Font">
      <style:text-properties style:font-name="Ubuntu" style:font-name-asian="Ubuntu" style:font-name-complex="Ubuntu"/>
    </style:style>
    <style:style style:name="T183_56" style:family="text" style:parent-style-name="Default_20_Paragraph_20_Font">
      <style:text-properties style:font-name="Ubuntu" style:font-name-asian="Ubuntu" style:font-name-complex="Ubuntu"/>
    </style:style>
    <style:style style:name="T183_57" style:family="text" style:parent-style-name="Default_20_Paragraph_20_Font">
      <style:text-properties style:font-name="Ubuntu" style:font-name-asian="Ubuntu" style:font-name-complex="Ubuntu"/>
    </style:style>
    <style:style style:name="T183_58" style:family="text" style:parent-style-name="Default_20_Paragraph_20_Font">
      <style:text-properties style:font-name="Ubuntu" style:font-name-asian="Ubuntu" style:font-name-complex="Ubuntu"/>
    </style:style>
    <style:style style:name="T183_59" style:family="text" style:parent-style-name="Default_20_Paragraph_20_Font">
      <style:text-properties style:font-name="Ubuntu" style:font-name-asian="Ubuntu" style:font-name-complex="Ubuntu"/>
    </style:style>
    <style:style style:name="T183_60" style:family="text" style:parent-style-name="Default_20_Paragraph_20_Font">
      <style:text-properties style:font-name="Ubuntu" style:font-name-asian="Ubuntu" style:font-name-complex="Ubuntu"/>
    </style:style>
    <style:style style:name="P184" style:family="paragraph" style:parent-style-name="Standard">
      <style:paragraph-properties fo:text-align="justify" fo:break-before="auto"/>
    </style:style>
    <style:style style:name="T184_1" style:family="text" style:parent-style-name="Default_20_Paragraph_20_Font">
      <style:text-properties style:font-name="Ubuntu" style:font-name-asian="Ubuntu" style:font-name-complex="Ubuntu"/>
    </style:style>
    <style:style style:name="T184_2" style:family="text" style:parent-style-name="Default_20_Paragraph_20_Font">
      <style:text-properties style:font-name="Ubuntu" style:font-name-asian="Ubuntu" style:font-name-complex="Ubuntu"/>
    </style:style>
    <style:style style:name="T184_3" style:family="text" style:parent-style-name="Default_20_Paragraph_20_Font">
      <style:text-properties style:font-name="Ubuntu" style:font-name-asian="Ubuntu" style:font-name-complex="Ubuntu"/>
    </style:style>
    <style:style style:name="T184_4" style:family="text" style:parent-style-name="Default_20_Paragraph_20_Font">
      <style:text-properties style:font-name="Ubuntu" style:font-name-asian="Ubuntu" style:font-name-complex="Ubuntu"/>
    </style:style>
    <style:style style:name="T184_5" style:family="text" style:parent-style-name="Default_20_Paragraph_20_Font">
      <style:text-properties style:font-name="Ubuntu" style:font-name-asian="Ubuntu" style:font-name-complex="Ubuntu"/>
    </style:style>
    <style:style style:name="T184_6" style:family="text" style:parent-style-name="Default_20_Paragraph_20_Font">
      <style:text-properties style:font-name="Ubuntu" style:font-name-asian="Ubuntu" style:font-name-complex="Ubuntu"/>
    </style:style>
    <style:style style:name="T184_7" style:family="text" style:parent-style-name="Default_20_Paragraph_20_Font">
      <style:text-properties style:font-name="Ubuntu" style:font-name-asian="Ubuntu" style:font-name-complex="Ubuntu"/>
    </style:style>
    <style:style style:name="T184_8" style:family="text" style:parent-style-name="Default_20_Paragraph_20_Font">
      <style:text-properties style:font-name="Ubuntu" style:font-name-asian="Ubuntu" style:font-name-complex="Ubuntu"/>
    </style:style>
    <style:style style:name="T184_9" style:family="text" style:parent-style-name="Default_20_Paragraph_20_Font">
      <style:text-properties style:font-name="Ubuntu" style:font-name-asian="Ubuntu" style:font-name-complex="Ubuntu"/>
    </style:style>
    <style:style style:name="T184_10" style:family="text" style:parent-style-name="Default_20_Paragraph_20_Font">
      <style:text-properties style:font-name="Ubuntu" style:font-name-asian="Ubuntu" style:font-name-complex="Ubuntu"/>
    </style:style>
    <style:style style:name="T184_11" style:family="text" style:parent-style-name="Default_20_Paragraph_20_Font">
      <style:text-properties style:font-name="Ubuntu" style:font-name-asian="Ubuntu" style:font-name-complex="Ubuntu"/>
    </style:style>
    <style:style style:name="T184_12" style:family="text" style:parent-style-name="Default_20_Paragraph_20_Font">
      <style:text-properties style:font-name="Ubuntu" style:font-name-asian="Ubuntu" style:font-name-complex="Ubuntu"/>
    </style:style>
    <style:style style:name="T184_13" style:family="text" style:parent-style-name="Default_20_Paragraph_20_Font">
      <style:text-properties style:font-name="Ubuntu" style:font-name-asian="Ubuntu" style:font-name-complex="Ubuntu"/>
    </style:style>
    <style:style style:name="T184_14" style:family="text" style:parent-style-name="Default_20_Paragraph_20_Font">
      <style:text-properties style:font-name="Ubuntu" style:font-name-asian="Ubuntu" style:font-name-complex="Ubuntu"/>
    </style:style>
    <style:style style:name="T184_15" style:family="text" style:parent-style-name="Default_20_Paragraph_20_Font">
      <style:text-properties style:font-name="Ubuntu" style:font-name-asian="Ubuntu" style:font-name-complex="Ubuntu"/>
    </style:style>
    <style:style style:name="T184_16" style:family="text" style:parent-style-name="Default_20_Paragraph_20_Font">
      <style:text-properties style:font-name="Ubuntu" style:font-name-asian="Ubuntu" style:font-name-complex="Ubuntu"/>
    </style:style>
    <style:style style:name="T184_17" style:family="text" style:parent-style-name="Default_20_Paragraph_20_Font">
      <style:text-properties style:font-name="Ubuntu" style:font-name-asian="Ubuntu" style:font-name-complex="Ubuntu"/>
    </style:style>
    <style:style style:name="T184_18" style:family="text" style:parent-style-name="Default_20_Paragraph_20_Font">
      <style:text-properties style:font-name="Ubuntu" style:font-name-asian="Ubuntu" style:font-name-complex="Ubuntu"/>
    </style:style>
    <style:style style:name="T184_19" style:family="text" style:parent-style-name="Default_20_Paragraph_20_Font">
      <style:text-properties style:font-name="Ubuntu" style:font-name-asian="Ubuntu" style:font-name-complex="Ubuntu"/>
    </style:style>
    <style:style style:name="T184_20" style:family="text" style:parent-style-name="Default_20_Paragraph_20_Font">
      <style:text-properties style:font-name="Ubuntu" style:font-name-asian="Ubuntu" style:font-name-complex="Ubuntu"/>
    </style:style>
    <style:style style:name="P185" style:family="paragraph" style:parent-style-name="Heading_20_5">
      <style:paragraph-properties fo:text-align="justify" fo:break-before="auto" fo:text-indent="0cm" fo:line-height="100%" fo:margin-top="0.423cm" fo:margin-bottom="0.212cm" fo:margin-left="0cm" fo:margin-right="0cm"/>
    </style:style>
    <style:style style:name="T185_1" style:family="text" style:parent-style-name="Default_20_Paragraph_20_Font">
      <style:text-properties style:font-name="Ubuntu" style:font-name-asian="Ubuntu" style:font-name-complex="Ubuntu"/>
    </style:style>
    <style:style style:name="T185_2" style:family="text" style:parent-style-name="Default_20_Paragraph_20_Font">
      <style:text-properties style:font-name="Ubuntu" style:font-name-asian="Ubuntu" style:font-name-complex="Ubuntu"/>
    </style:style>
    <style:style style:name="T185_3" style:family="text" style:parent-style-name="Default_20_Paragraph_20_Font">
      <style:text-properties style:font-name="Ubuntu" style:font-name-asian="Ubuntu" style:font-name-complex="Ubuntu"/>
    </style:style>
    <style:style style:name="P186" style:family="paragraph" style:parent-style-name="Standard">
      <style:paragraph-properties fo:text-align="justify" fo:break-before="auto"/>
    </style:style>
    <style:style style:name="T186_1" style:family="text" style:parent-style-name="Default_20_Paragraph_20_Font">
      <style:text-properties style:font-name="Ubuntu" style:font-name-asian="Ubuntu" style:font-name-complex="Ubuntu"/>
    </style:style>
    <style:style style:name="T186_2" style:family="text" style:parent-style-name="Default_20_Paragraph_20_Font">
      <style:text-properties style:font-name="Ubuntu" style:font-name-asian="Ubuntu" style:font-name-complex="Ubuntu"/>
    </style:style>
    <style:style style:name="T186_3" style:family="text" style:parent-style-name="Default_20_Paragraph_20_Font">
      <style:text-properties style:font-name="Ubuntu" style:font-name-asian="Ubuntu" style:font-name-complex="Ubuntu"/>
    </style:style>
    <style:style style:name="T186_4" style:family="text" style:parent-style-name="Default_20_Paragraph_20_Font">
      <style:text-properties style:font-name="Ubuntu" style:font-name-asian="Ubuntu" style:font-name-complex="Ubuntu"/>
    </style:style>
    <style:style style:name="T186_5" style:family="text" style:parent-style-name="Default_20_Paragraph_20_Font">
      <style:text-properties style:font-name="Ubuntu" style:font-name-asian="Ubuntu" style:font-name-complex="Ubuntu"/>
    </style:style>
    <style:style style:name="T186_6" style:family="text" style:parent-style-name="Default_20_Paragraph_20_Font">
      <style:text-properties style:font-name="Ubuntu" style:font-name-asian="Ubuntu" style:font-name-complex="Ubuntu"/>
    </style:style>
    <style:style style:name="T186_7" style:family="text" style:parent-style-name="Default_20_Paragraph_20_Font">
      <style:text-properties style:font-name="Ubuntu" style:font-name-asian="Ubuntu" style:font-name-complex="Ubuntu"/>
    </style:style>
    <style:style style:name="T186_8" style:family="text" style:parent-style-name="Default_20_Paragraph_20_Font">
      <style:text-properties style:font-name="Ubuntu" style:font-name-asian="Ubuntu" style:font-name-complex="Ubuntu"/>
    </style:style>
    <style:style style:name="T186_9" style:family="text" style:parent-style-name="Default_20_Paragraph_20_Font">
      <style:text-properties style:font-name="Ubuntu" style:font-name-asian="Ubuntu" style:font-name-complex="Ubuntu"/>
    </style:style>
    <style:style style:name="T186_10" style:family="text" style:parent-style-name="Default_20_Paragraph_20_Font">
      <style:text-properties style:font-name="Ubuntu" style:font-name-asian="Ubuntu" style:font-name-complex="Ubuntu"/>
    </style:style>
    <style:style style:name="T186_11" style:family="text" style:parent-style-name="Default_20_Paragraph_20_Font">
      <style:text-properties style:font-name="Ubuntu" style:font-name-asian="Ubuntu" style:font-name-complex="Ubuntu"/>
    </style:style>
    <style:style style:name="T186_12" style:family="text" style:parent-style-name="Default_20_Paragraph_20_Font">
      <style:text-properties style:font-name="Ubuntu" style:font-name-asian="Ubuntu" style:font-name-complex="Ubuntu"/>
    </style:style>
    <style:style style:name="T186_13" style:family="text" style:parent-style-name="Default_20_Paragraph_20_Font">
      <style:text-properties style:font-name="Ubuntu" style:font-name-asian="Ubuntu" style:font-name-complex="Ubuntu"/>
    </style:style>
    <style:style style:name="T186_14" style:family="text" style:parent-style-name="Default_20_Paragraph_20_Font">
      <style:text-properties style:font-name="Ubuntu" style:font-name-asian="Ubuntu" style:font-name-complex="Ubuntu"/>
    </style:style>
    <style:style style:name="T186_15" style:family="text" style:parent-style-name="Default_20_Paragraph_20_Font">
      <style:text-properties style:font-name="Ubuntu" style:font-name-asian="Ubuntu" style:font-name-complex="Ubuntu"/>
    </style:style>
    <style:style style:name="T186_16" style:family="text" style:parent-style-name="Default_20_Paragraph_20_Font">
      <style:text-properties style:font-name="Ubuntu" style:font-name-asian="Ubuntu" style:font-name-complex="Ubuntu"/>
    </style:style>
    <style:style style:name="T186_17" style:family="text" style:parent-style-name="Default_20_Paragraph_20_Font">
      <style:text-properties style:font-name="Ubuntu" style:font-name-asian="Ubuntu" style:font-name-complex="Ubuntu"/>
    </style:style>
    <style:style style:name="T186_18" style:family="text" style:parent-style-name="Default_20_Paragraph_20_Font">
      <style:text-properties style:font-name="Ubuntu" style:font-name-asian="Ubuntu" style:font-name-complex="Ubuntu"/>
    </style:style>
    <style:style style:name="T186_19" style:family="text" style:parent-style-name="Default_20_Paragraph_20_Font">
      <style:text-properties style:font-name="Ubuntu" style:font-name-asian="Ubuntu" style:font-name-complex="Ubuntu"/>
    </style:style>
    <style:style style:name="T186_20" style:family="text" style:parent-style-name="Default_20_Paragraph_20_Font">
      <style:text-properties style:font-name="Ubuntu" style:font-name-asian="Ubuntu" style:font-name-complex="Ubuntu"/>
    </style:style>
    <style:style style:name="T186_21" style:family="text" style:parent-style-name="Default_20_Paragraph_20_Font">
      <style:text-properties style:font-name="Ubuntu" style:font-name-asian="Ubuntu" style:font-name-complex="Ubuntu"/>
    </style:style>
    <style:style style:name="T186_22" style:family="text" style:parent-style-name="Default_20_Paragraph_20_Font">
      <style:text-properties style:font-name="Ubuntu" style:font-name-asian="Ubuntu" style:font-name-complex="Ubuntu"/>
    </style:style>
    <style:style style:name="T186_23" style:family="text" style:parent-style-name="Default_20_Paragraph_20_Font">
      <style:text-properties style:font-name="Ubuntu" style:font-name-asian="Ubuntu" style:font-name-complex="Ubuntu"/>
    </style:style>
    <style:style style:name="T186_24" style:family="text" style:parent-style-name="Default_20_Paragraph_20_Font">
      <style:text-properties style:font-name="Ubuntu" style:font-name-asian="Ubuntu" style:font-name-complex="Ubuntu"/>
    </style:style>
    <style:style style:name="T186_25" style:family="text" style:parent-style-name="Default_20_Paragraph_20_Font">
      <style:text-properties style:font-name="Ubuntu" style:font-name-asian="Ubuntu" style:font-name-complex="Ubuntu"/>
    </style:style>
    <style:style style:name="T186_26" style:family="text" style:parent-style-name="Default_20_Paragraph_20_Font">
      <style:text-properties style:font-name="Ubuntu" style:font-name-asian="Ubuntu" style:font-name-complex="Ubuntu"/>
    </style:style>
    <style:style style:name="T186_27" style:family="text" style:parent-style-name="Default_20_Paragraph_20_Font">
      <style:text-properties style:font-name="Ubuntu" style:font-name-asian="Ubuntu" style:font-name-complex="Ubuntu"/>
    </style:style>
    <style:style style:name="T186_28" style:family="text" style:parent-style-name="Default_20_Paragraph_20_Font">
      <style:text-properties style:font-name="Ubuntu" style:font-name-asian="Ubuntu" style:font-name-complex="Ubuntu"/>
    </style:style>
    <style:style style:name="T186_29" style:family="text" style:parent-style-name="Default_20_Paragraph_20_Font">
      <style:text-properties style:font-name="Ubuntu" style:font-name-asian="Ubuntu" style:font-name-complex="Ubuntu"/>
    </style:style>
    <style:style style:name="T186_30" style:family="text" style:parent-style-name="Default_20_Paragraph_20_Font">
      <style:text-properties style:font-name="Ubuntu" style:font-name-asian="Ubuntu" style:font-name-complex="Ubuntu"/>
    </style:style>
    <style:style style:name="T186_31" style:family="text" style:parent-style-name="Default_20_Paragraph_20_Font">
      <style:text-properties style:font-name="Ubuntu" style:font-name-asian="Ubuntu" style:font-name-complex="Ubuntu"/>
    </style:style>
    <style:style style:name="T186_32" style:family="text" style:parent-style-name="Default_20_Paragraph_20_Font">
      <style:text-properties style:font-name="Ubuntu" style:font-name-asian="Ubuntu" style:font-name-complex="Ubuntu"/>
    </style:style>
    <style:style style:name="T186_33" style:family="text" style:parent-style-name="Default_20_Paragraph_20_Font">
      <style:text-properties style:font-name="Ubuntu" style:font-name-asian="Ubuntu" style:font-name-complex="Ubuntu"/>
    </style:style>
    <style:style style:name="T186_34" style:family="text" style:parent-style-name="Default_20_Paragraph_20_Font">
      <style:text-properties style:font-name="Ubuntu" style:font-name-asian="Ubuntu" style:font-name-complex="Ubuntu"/>
    </style:style>
    <style:style style:name="T186_35" style:family="text" style:parent-style-name="Default_20_Paragraph_20_Font">
      <style:text-properties style:font-name="Ubuntu" style:font-name-asian="Ubuntu" style:font-name-complex="Ubuntu"/>
    </style:style>
    <style:style style:name="T186_36" style:family="text" style:parent-style-name="Default_20_Paragraph_20_Font">
      <style:text-properties style:font-name="Ubuntu" style:font-name-asian="Ubuntu" style:font-name-complex="Ubuntu"/>
    </style:style>
    <style:style style:name="P187" style:family="paragraph" style:parent-style-name="Heading_20_5">
      <style:paragraph-properties fo:text-align="justify" fo:break-before="auto" fo:text-indent="0cm" fo:line-height="100%" fo:margin-top="0.423cm" fo:margin-bottom="0.212cm" fo:margin-left="0cm" fo:margin-right="0cm"/>
    </style:style>
    <style:style style:name="T187_1" style:family="text" style:parent-style-name="Default_20_Paragraph_20_Font">
      <style:text-properties fo:font-style="italic" style:font-style-asian="italic" style:font-style-complex="italic" style:font-name="Ubuntu" fo:font-size="14pt" style:font-name-asian="Ubuntu" style:font-size-asian="14pt" style:font-name-complex="Ubuntu" style:font-size-complex="14pt" fo:font-weight="normal" style:font-weight-asian="normal" style:font-weight-complex="normal"/>
    </style:style>
    <style:style style:name="T187_2" style:family="text" style:parent-style-name="Default_20_Paragraph_20_Font">
      <style:text-properties fo:font-style="italic" style:font-style-asian="italic" style:font-style-complex="italic" style:font-name="Ubuntu" fo:font-size="14pt" style:font-name-asian="Ubuntu" style:font-size-asian="14pt" style:font-name-complex="Ubuntu" style:font-size-complex="14pt" fo:font-weight="normal" style:font-weight-asian="normal" style:font-weight-complex="normal"/>
    </style:style>
    <style:style style:name="T187_3" style:family="text" style:parent-style-name="Default_20_Paragraph_20_Font">
      <style:text-properties fo:font-style="italic" style:font-style-asian="italic" style:font-style-complex="italic" style:font-name="Ubuntu" fo:font-size="14pt" style:font-name-asian="Ubuntu" style:font-size-asian="14pt" style:font-name-complex="Ubuntu" style:font-size-complex="14pt" fo:font-weight="normal" style:font-weight-asian="normal" style:font-weight-complex="normal"/>
    </style:style>
    <style:style style:name="P188" style:family="paragraph" style:parent-style-name="Standard">
      <style:paragraph-properties fo:text-align="justify" fo:break-before="auto"/>
    </style:style>
    <style:style style:name="T188_1" style:family="text" style:parent-style-name="Default_20_Paragraph_20_Font">
      <style:text-properties style:font-name="Ubuntu" style:font-name-asian="Ubuntu" style:font-name-complex="Ubuntu"/>
    </style:style>
    <style:style style:name="T188_2" style:family="text" style:parent-style-name="Default_20_Paragraph_20_Font">
      <style:text-properties style:font-name="Ubuntu" style:font-name-asian="Ubuntu" style:font-name-complex="Ubuntu"/>
    </style:style>
    <style:style style:name="T188_3" style:family="text" style:parent-style-name="Default_20_Paragraph_20_Font">
      <style:text-properties style:font-name="Ubuntu" style:font-name-asian="Ubuntu" style:font-name-complex="Ubuntu"/>
    </style:style>
    <style:style style:name="T188_4" style:family="text" style:parent-style-name="Default_20_Paragraph_20_Font">
      <style:text-properties style:font-name="Ubuntu" style:font-name-asian="Ubuntu" style:font-name-complex="Ubuntu"/>
    </style:style>
    <style:style style:name="T188_5" style:family="text" style:parent-style-name="Default_20_Paragraph_20_Font">
      <style:text-properties style:font-name="Ubuntu" style:font-name-asian="Ubuntu" style:font-name-complex="Ubuntu"/>
    </style:style>
    <style:style style:name="T188_6" style:family="text" style:parent-style-name="Default_20_Paragraph_20_Font">
      <style:text-properties style:font-name="Ubuntu" style:font-name-asian="Ubuntu" style:font-name-complex="Ubuntu"/>
    </style:style>
    <style:style style:name="T188_7" style:family="text" style:parent-style-name="Default_20_Paragraph_20_Font">
      <style:text-properties style:font-name="Ubuntu" style:font-name-asian="Ubuntu" style:font-name-complex="Ubuntu"/>
    </style:style>
    <style:style style:name="T188_8" style:family="text" style:parent-style-name="Default_20_Paragraph_20_Font">
      <style:text-properties style:font-name="Ubuntu" style:font-name-asian="Ubuntu" style:font-name-complex="Ubuntu"/>
    </style:style>
    <style:style style:name="T188_9" style:family="text" style:parent-style-name="Default_20_Paragraph_20_Font">
      <style:text-properties style:font-name="Ubuntu" style:font-name-asian="Ubuntu" style:font-name-complex="Ubuntu"/>
    </style:style>
    <style:style style:name="T188_10" style:family="text" style:parent-style-name="Default_20_Paragraph_20_Font">
      <style:text-properties style:font-name="Ubuntu" style:font-name-asian="Ubuntu" style:font-name-complex="Ubuntu"/>
    </style:style>
    <style:style style:name="T188_11" style:family="text" style:parent-style-name="Default_20_Paragraph_20_Font">
      <style:text-properties style:font-name="Ubuntu" style:font-name-asian="Ubuntu" style:font-name-complex="Ubuntu"/>
    </style:style>
    <style:style style:name="T188_12" style:family="text" style:parent-style-name="Default_20_Paragraph_20_Font">
      <style:text-properties style:font-name="Ubuntu" style:font-name-asian="Ubuntu" style:font-name-complex="Ubuntu"/>
    </style:style>
    <style:style style:name="T188_13" style:family="text" style:parent-style-name="Default_20_Paragraph_20_Font">
      <style:text-properties style:font-name="Ubuntu" style:font-name-asian="Ubuntu" style:font-name-complex="Ubuntu"/>
    </style:style>
    <style:style style:name="T188_14" style:family="text" style:parent-style-name="Default_20_Paragraph_20_Font">
      <style:text-properties style:font-name="Ubuntu" style:font-name-asian="Ubuntu" style:font-name-complex="Ubuntu"/>
    </style:style>
    <style:style style:name="T188_15" style:family="text" style:parent-style-name="Default_20_Paragraph_20_Font">
      <style:text-properties style:font-name="Ubuntu" style:font-name-asian="Ubuntu" style:font-name-complex="Ubuntu"/>
    </style:style>
    <style:style style:name="T188_16" style:family="text" style:parent-style-name="Default_20_Paragraph_20_Font">
      <style:text-properties style:font-name="Ubuntu" style:font-name-asian="Ubuntu" style:font-name-complex="Ubuntu"/>
    </style:style>
    <style:style style:name="T188_17" style:family="text" style:parent-style-name="Default_20_Paragraph_20_Font">
      <style:text-properties style:font-name="Ubuntu" style:font-name-asian="Ubuntu" style:font-name-complex="Ubuntu"/>
    </style:style>
    <style:style style:name="P189" style:family="paragraph" style:parent-style-name="Heading_20_5">
      <style:paragraph-properties fo:text-align="justify" fo:break-before="auto" fo:text-indent="0cm" fo:line-height="100%" fo:margin-top="0.423cm" fo:margin-bottom="0.212cm" fo:margin-left="0cm" fo:margin-right="0cm"/>
    </style:style>
    <style:style style:name="T189_1" style:family="text" style:parent-style-name="Default_20_Paragraph_20_Font">
      <style:text-properties style:font-name="Ubuntu" style:font-name-asian="Ubuntu" style:font-name-complex="Ubuntu"/>
    </style:style>
    <style:style style:name="T189_2" style:family="text" style:parent-style-name="Default_20_Paragraph_20_Font">
      <style:text-properties fo:font-style="italic" style:font-style-asian="italic" style:font-style-complex="italic" style:font-name="Ubuntu" fo:font-size="14pt" style:font-name-asian="Ubuntu" style:font-size-asian="14pt" style:font-name-complex="Ubuntu" style:font-size-complex="14pt" fo:font-weight="normal" style:font-weight-asian="normal" style:font-weight-complex="normal"/>
    </style:style>
    <style:style style:name="T189_3" style:family="text" style:parent-style-name="Default_20_Paragraph_20_Font">
      <style:text-properties fo:font-style="italic" style:font-style-asian="italic" style:font-style-complex="italic" style:font-name="Ubuntu" fo:font-size="14pt" style:font-name-asian="Ubuntu" style:font-size-asian="14pt" style:font-name-complex="Ubuntu" style:font-size-complex="14pt" fo:font-weight="normal" style:font-weight-asian="normal" style:font-weight-complex="normal"/>
    </style:style>
    <style:style style:name="T189_4" style:family="text" style:parent-style-name="Default_20_Paragraph_20_Font">
      <style:text-properties style:font-name="Ubuntu" style:font-name-asian="Ubuntu" style:font-name-complex="Ubuntu"/>
    </style:style>
    <style:style style:name="P190" style:family="paragraph" style:parent-style-name="Standard">
      <style:paragraph-properties fo:text-align="justify" fo:break-before="auto"/>
    </style:style>
    <style:style style:name="T190_1" style:family="text" style:parent-style-name="Default_20_Paragraph_20_Font">
      <style:text-properties style:font-name="Ubuntu" style:font-name-asian="Ubuntu" style:font-name-complex="Ubuntu"/>
    </style:style>
    <style:style style:name="T190_2" style:family="text" style:parent-style-name="Default_20_Paragraph_20_Font">
      <style:text-properties style:font-name="Ubuntu" style:font-name-asian="Ubuntu" style:font-name-complex="Ubuntu"/>
    </style:style>
    <style:style style:name="T190_3" style:family="text" style:parent-style-name="Default_20_Paragraph_20_Font">
      <style:text-properties style:font-name="Ubuntu" style:font-name-asian="Ubuntu" style:font-name-complex="Ubuntu"/>
    </style:style>
    <style:style style:name="T190_4" style:family="text" style:parent-style-name="Default_20_Paragraph_20_Font">
      <style:text-properties style:font-name="Ubuntu" style:font-name-asian="Ubuntu" style:font-name-complex="Ubuntu"/>
    </style:style>
    <style:style style:name="T190_5" style:family="text" style:parent-style-name="Default_20_Paragraph_20_Font">
      <style:text-properties style:font-name="Ubuntu" style:font-name-asian="Ubuntu" style:font-name-complex="Ubuntu"/>
    </style:style>
    <style:style style:name="T190_6" style:family="text" style:parent-style-name="Default_20_Paragraph_20_Font">
      <style:text-properties style:font-name="Ubuntu" style:font-name-asian="Ubuntu" style:font-name-complex="Ubuntu"/>
    </style:style>
    <style:style style:name="T190_7" style:family="text" style:parent-style-name="Default_20_Paragraph_20_Font">
      <style:text-properties style:font-name="Ubuntu" style:font-name-asian="Ubuntu" style:font-name-complex="Ubuntu"/>
    </style:style>
    <style:style style:name="T190_8" style:family="text" style:parent-style-name="Default_20_Paragraph_20_Font">
      <style:text-properties style:font-name="Ubuntu" style:font-name-asian="Ubuntu" style:font-name-complex="Ubuntu"/>
    </style:style>
    <style:style style:name="T190_9" style:family="text" style:parent-style-name="Default_20_Paragraph_20_Font">
      <style:text-properties style:font-name="Ubuntu" style:font-name-asian="Ubuntu" style:font-name-complex="Ubuntu"/>
    </style:style>
    <style:style style:name="T190_10" style:family="text" style:parent-style-name="Default_20_Paragraph_20_Font">
      <style:text-properties style:font-name="Ubuntu" style:font-name-asian="Ubuntu" style:font-name-complex="Ubuntu"/>
    </style:style>
    <style:style style:name="T190_11" style:family="text" style:parent-style-name="Default_20_Paragraph_20_Font">
      <style:text-properties style:font-name="Ubuntu" style:font-name-asian="Ubuntu" style:font-name-complex="Ubuntu"/>
    </style:style>
    <style:style style:name="T190_12" style:family="text" style:parent-style-name="Default_20_Paragraph_20_Font">
      <style:text-properties style:font-name="Ubuntu" style:font-name-asian="Ubuntu" style:font-name-complex="Ubuntu"/>
    </style:style>
    <style:style style:name="T190_13" style:family="text" style:parent-style-name="Default_20_Paragraph_20_Font">
      <style:text-properties style:font-name="Ubuntu" style:font-name-asian="Ubuntu" style:font-name-complex="Ubuntu"/>
    </style:style>
    <style:style style:name="T190_14" style:family="text" style:parent-style-name="Default_20_Paragraph_20_Font">
      <style:text-properties style:font-name="Ubuntu" style:font-name-asian="Ubuntu" style:font-name-complex="Ubuntu"/>
    </style:style>
    <style:style style:name="T190_15" style:family="text" style:parent-style-name="Default_20_Paragraph_20_Font">
      <style:text-properties style:font-name="Ubuntu" style:font-name-asian="Ubuntu" style:font-name-complex="Ubuntu"/>
    </style:style>
    <style:style style:name="T190_16" style:family="text" style:parent-style-name="Default_20_Paragraph_20_Font">
      <style:text-properties style:font-name="Ubuntu" style:font-name-asian="Ubuntu" style:font-name-complex="Ubuntu"/>
    </style:style>
    <style:style style:name="P191" style:family="paragraph" style:parent-style-name="Heading_20_5">
      <style:paragraph-properties fo:text-align="justify" fo:break-before="auto" fo:text-indent="0cm" fo:line-height="100%" fo:margin-top="0.423cm" fo:margin-bottom="0.212cm" fo:margin-left="0cm" fo:margin-right="0cm"/>
    </style:style>
    <style:style style:name="T191_1" style:family="text" style:parent-style-name="Default_20_Paragraph_20_Font">
      <style:text-properties style:font-name="Ubuntu" style:font-name-asian="Ubuntu" style:font-name-complex="Ubuntu"/>
    </style:style>
    <style:style style:name="T191_2" style:family="text" style:parent-style-name="Default_20_Paragraph_20_Font">
      <style:text-properties style:font-name="Ubuntu" style:font-name-asian="Ubuntu" style:font-name-complex="Ubuntu"/>
    </style:style>
    <style:style style:name="T191_3" style:family="text" style:parent-style-name="Default_20_Paragraph_20_Font">
      <style:text-properties fo:font-style="italic" style:font-style-asian="italic" style:font-style-complex="italic" style:font-name="Ubuntu" fo:font-size="14pt" style:font-name-asian="Ubuntu" style:font-size-asian="14pt" style:font-name-complex="Ubuntu" style:font-size-complex="14pt" fo:font-weight="normal" style:font-weight-asian="normal" style:font-weight-complex="normal"/>
    </style:style>
    <style:style style:name="P192" style:family="paragraph" style:parent-style-name="Standard">
      <style:paragraph-properties fo:text-align="justify" fo:break-before="auto"/>
    </style:style>
    <style:style style:name="T192_1" style:family="text" style:parent-style-name="Default_20_Paragraph_20_Font">
      <style:text-properties style:font-name="Ubuntu" style:font-name-asian="Ubuntu" style:font-name-complex="Ubuntu"/>
    </style:style>
    <style:style style:name="T192_2" style:family="text" style:parent-style-name="Default_20_Paragraph_20_Font">
      <style:text-properties style:font-name="Ubuntu" style:font-name-asian="Ubuntu" style:font-name-complex="Ubuntu"/>
    </style:style>
    <style:style style:name="T192_3" style:family="text" style:parent-style-name="Default_20_Paragraph_20_Font">
      <style:text-properties style:font-name="Ubuntu" style:font-name-asian="Ubuntu" style:font-name-complex="Ubuntu"/>
    </style:style>
    <style:style style:name="T192_4" style:family="text" style:parent-style-name="Default_20_Paragraph_20_Font">
      <style:text-properties style:font-name="Ubuntu" style:font-name-asian="Ubuntu" style:font-name-complex="Ubuntu"/>
    </style:style>
    <style:style style:name="T192_5" style:family="text" style:parent-style-name="Default_20_Paragraph_20_Font">
      <style:text-properties style:font-name="Ubuntu" style:font-name-asian="Ubuntu" style:font-name-complex="Ubuntu"/>
    </style:style>
    <style:style style:name="T192_6" style:family="text" style:parent-style-name="Default_20_Paragraph_20_Font">
      <style:text-properties style:font-name="Ubuntu" style:font-name-asian="Ubuntu" style:font-name-complex="Ubuntu"/>
    </style:style>
    <style:style style:name="T192_7" style:family="text" style:parent-style-name="Default_20_Paragraph_20_Font">
      <style:text-properties style:font-name="Ubuntu" style:font-name-asian="Ubuntu" style:font-name-complex="Ubuntu"/>
    </style:style>
    <style:style style:name="T192_8" style:family="text" style:parent-style-name="Default_20_Paragraph_20_Font">
      <style:text-properties style:font-name="Ubuntu" style:font-name-asian="Ubuntu" style:font-name-complex="Ubuntu"/>
    </style:style>
    <style:style style:name="T192_9" style:family="text" style:parent-style-name="Default_20_Paragraph_20_Font">
      <style:text-properties style:font-name="Ubuntu" style:font-name-asian="Ubuntu" style:font-name-complex="Ubuntu"/>
    </style:style>
    <style:style style:name="T192_10" style:family="text" style:parent-style-name="Default_20_Paragraph_20_Font">
      <style:text-properties style:font-name="Ubuntu" style:font-name-asian="Ubuntu" style:font-name-complex="Ubuntu"/>
    </style:style>
    <style:style style:name="T192_11" style:family="text" style:parent-style-name="Default_20_Paragraph_20_Font">
      <style:text-properties style:font-name="Ubuntu" style:font-name-asian="Ubuntu" style:font-name-complex="Ubuntu"/>
    </style:style>
    <style:style style:name="T192_12" style:family="text" style:parent-style-name="Default_20_Paragraph_20_Font">
      <style:text-properties style:font-name="Ubuntu" style:font-name-asian="Ubuntu" style:font-name-complex="Ubuntu"/>
    </style:style>
    <style:style style:name="T192_13" style:family="text" style:parent-style-name="Default_20_Paragraph_20_Font">
      <style:text-properties style:font-name="Ubuntu" style:font-name-asian="Ubuntu" style:font-name-complex="Ubuntu"/>
    </style:style>
    <style:style style:name="T192_14" style:family="text" style:parent-style-name="Default_20_Paragraph_20_Font">
      <style:text-properties style:font-name="Ubuntu" style:font-name-asian="Ubuntu" style:font-name-complex="Ubuntu"/>
    </style:style>
    <style:style style:name="P193" style:family="paragraph" style:parent-style-name="Heading_20_3">
      <style:paragraph-properties fo:text-align="justify" fo:break-before="auto"/>
    </style:style>
    <style:style style:name="T193_1" style:family="text" style:parent-style-name="Default_20_Paragraph_20_Font">
      <style:text-properties style:font-name="Ubuntu" style:font-name-asian="Ubuntu" style:font-name-complex="Ubuntu"/>
    </style:style>
    <style:style style:name="P194" style:family="paragraph" style:parent-style-name="Heading_20_3">
      <style:paragraph-properties fo:text-align="justify" fo:break-before="auto" fo:text-indent="0cm" fo:line-height="100%" fo:margin-top="0.423cm" fo:margin-bottom="0.212cm" fo:margin-left="0cm" fo:margin-right="0cm"/>
    </style:style>
    <style:style style:name="T194_1" style:family="text" style:parent-style-name="Default_20_Paragraph_20_Font">
      <style:text-properties style:font-name="Ubuntu" style:font-name-asian="Ubuntu" style:font-name-complex="Ubuntu"/>
    </style:style>
    <style:style style:name="T194_2" style:family="text" style:parent-style-name="Default_20_Paragraph_20_Font">
      <style:text-properties style:font-name="Ubuntu" style:font-name-asian="Ubuntu" style:font-name-complex="Ubuntu"/>
    </style:style>
    <style:style style:name="T194_3" style:family="text" style:parent-style-name="Default_20_Paragraph_20_Font">
      <style:text-properties style:font-name="Ubuntu" style:font-name-asian="Ubuntu" style:font-name-complex="Ubuntu"/>
    </style:style>
    <style:style style:name="P195" style:family="paragraph" style:parent-style-name="Standard">
      <style:paragraph-properties fo:text-align="justify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5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5_2" style:family="text" style:parent-style-name="Default_20_Paragraph_20_Font">
      <style:text-properties style:font-name="Ubuntu" style:font-name-asian="Ubuntu" style:font-name-complex="Ubuntu"/>
    </style:style>
    <style:style style:name="T195_3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95_4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195_5" style:family="text" style:parent-style-name="Default_20_Paragraph_20_Font">
      <style:text-properties style:font-name="Ubuntu" style:font-name-asian="Ubuntu" style:font-name-complex="Ubuntu"/>
    </style:style>
    <style:style style:name="P196" style:family="paragraph" style:parent-style-name="Standard">
      <style:paragraph-properties fo:text-align="justify" fo:break-before="auto" fo:text-indent="0cm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6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6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6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6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6_5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6_6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6_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7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7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7_3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7_4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7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8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8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8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8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8_5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8_6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8_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9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9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9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9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9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9_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9_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9_8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9_9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9_10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9_1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9_1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9_13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9_14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199_1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justify" fo:break-before="auto" fo:text-indent="0cm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0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0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0_3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00_4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00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1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1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1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1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1_5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01_6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01_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2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2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2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2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2_5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02_6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02_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3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3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3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3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3_5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03_6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03_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justify" fo:break-before="auto" fo:text-indent="0cm" fo:line-height="100%" fo:margin-top="0cm" fo:margin-left="1.27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4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4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4_3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04_4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04_5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4_6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4_7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4_8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205" style:family="paragraph" style:parent-style-name="Standard">
      <style:paragraph-properties fo:text-align="justify" fo:break-before="auto" fo:text-indent="0cm" fo:line-height="100%" fo:margin-top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5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5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5_3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5_4" style:family="text" style:parent-style-name="Default_20_Paragraph_20_Font">
      <style:text-properties style:text-line-through-style="none" fo:font-style="italic" style:font-style-asian="italic" style:font-style-complex="italic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5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text-align="justify" fo:break-before="auto" fo:text-indent="0cm" fo:line-height="100%" fo:margin-top="0cm" fo:margin-bottom="0cm" fo:margin-left="2.54cm" fo:margin-right="0cm"/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6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6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06_3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06_4" style:family="text" style:parent-style-name="Default_20_Paragraph_20_Font">
      <style:text-properties fo:font-style="italic" style:font-style-asian="italic" style:font-style-complex="italic" style:font-name="Ubuntu" style:font-name-asian="Ubuntu" style:font-name-complex="Ubuntu"/>
    </style:style>
    <style:style style:name="T206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207" style:family="paragraph" style:parent-style-name="Heading_20_4">
      <style:paragraph-properties fo:text-align="justify" fo:break-before="auto"/>
    </style:style>
    <style:style style:name="T207_1" style:family="text" style:parent-style-name="Default_20_Paragraph_20_Font"/>
    <style:style style:name="T207_2" style:family="text" style:parent-style-name="Default_20_Paragraph_20_Font"/>
    <style:style style:name="T207_3" style:family="text" style:parent-style-name="Default_20_Paragraph_20_Font"/>
    <style:style style:name="T207_4" style:family="text" style:parent-style-name="Default_20_Paragraph_20_Font"/>
    <style:style style:name="P208" style:family="paragraph" style:parent-style-name="Standard">
      <style:paragraph-properties fo:text-align="justify" fo:break-before="auto"/>
    </style:style>
    <style:style style:name="T208_1" style:family="text" style:parent-style-name="Default_20_Paragraph_20_Font">
      <style:text-properties style:font-name="Ubuntu" style:font-name-asian="Ubuntu" style:font-name-complex="Ubuntu"/>
    </style:style>
    <style:style style:name="T208_2" style:family="text" style:parent-style-name="Default_20_Paragraph_20_Font">
      <style:text-properties style:font-name="Ubuntu" style:font-name-asian="Ubuntu" style:font-name-complex="Ubuntu"/>
    </style:style>
    <style:style style:name="T208_3" style:family="text" style:parent-style-name="Default_20_Paragraph_20_Font">
      <style:text-properties style:font-name="Ubuntu" style:font-name-asian="Ubuntu" style:font-name-complex="Ubuntu"/>
    </style:style>
    <style:style style:name="T208_4" style:family="text" style:parent-style-name="Default_20_Paragraph_20_Font">
      <style:text-properties style:font-name="Ubuntu" style:font-name-asian="Ubuntu" style:font-name-complex="Ubuntu"/>
    </style:style>
    <style:style style:name="T208_5" style:family="text" style:parent-style-name="Default_20_Paragraph_20_Font">
      <style:text-properties style:font-name="Ubuntu" style:font-name-asian="Ubuntu" style:font-name-complex="Ubuntu"/>
    </style:style>
    <style:style style:name="T208_6" style:family="text" style:parent-style-name="Default_20_Paragraph_20_Font">
      <style:text-properties style:font-name="Ubuntu" style:font-name-asian="Ubuntu" style:font-name-complex="Ubuntu"/>
    </style:style>
    <style:style style:name="T208_7" style:family="text" style:parent-style-name="Default_20_Paragraph_20_Font">
      <style:text-properties style:font-name="Ubuntu" style:font-name-asian="Ubuntu" style:font-name-complex="Ubuntu"/>
    </style:style>
    <style:style style:name="T208_8" style:family="text" style:parent-style-name="Default_20_Paragraph_20_Font">
      <style:text-properties style:font-name="Ubuntu" style:font-name-asian="Ubuntu" style:font-name-complex="Ubuntu"/>
    </style:style>
    <style:style style:name="T208_9" style:family="text" style:parent-style-name="Default_20_Paragraph_20_Font">
      <style:text-properties style:font-name="Ubuntu" style:font-name-asian="Ubuntu" style:font-name-complex="Ubuntu"/>
    </style:style>
    <style:style style:name="T208_10" style:family="text" style:parent-style-name="Default_20_Paragraph_20_Font">
      <style:text-properties style:font-name="Ubuntu" style:font-name-asian="Ubuntu" style:font-name-complex="Ubuntu"/>
    </style:style>
    <style:style style:name="T208_11" style:family="text" style:parent-style-name="Default_20_Paragraph_20_Font">
      <style:text-properties style:font-name="Ubuntu" style:font-name-asian="Ubuntu" style:font-name-complex="Ubuntu"/>
    </style:style>
    <style:style style:name="T208_12" style:family="text" style:parent-style-name="Default_20_Paragraph_20_Font">
      <style:text-properties style:font-name="Ubuntu" style:font-name-asian="Ubuntu" style:font-name-complex="Ubuntu"/>
    </style:style>
    <style:style style:name="T208_13" style:family="text" style:parent-style-name="Default_20_Paragraph_20_Font">
      <style:text-properties style:font-name="Ubuntu" style:font-name-asian="Ubuntu" style:font-name-complex="Ubuntu"/>
    </style:style>
    <style:style style:name="T208_14" style:family="text" style:parent-style-name="Default_20_Paragraph_20_Font">
      <style:text-properties style:font-name="Ubuntu" style:font-name-asian="Ubuntu" style:font-name-complex="Ubuntu"/>
    </style:style>
    <style:style style:name="T208_15" style:family="text" style:parent-style-name="Default_20_Paragraph_20_Font">
      <style:text-properties style:font-name="Ubuntu" style:font-name-asian="Ubuntu" style:font-name-complex="Ubuntu"/>
    </style:style>
    <style:style style:name="T208_16" style:family="text" style:parent-style-name="Default_20_Paragraph_20_Font">
      <style:text-properties style:font-name="Ubuntu" style:font-name-asian="Ubuntu" style:font-name-complex="Ubuntu"/>
    </style:style>
    <style:style style:name="T208_17" style:family="text" style:parent-style-name="Default_20_Paragraph_20_Font">
      <style:text-properties style:font-name="Ubuntu" style:font-name-asian="Ubuntu" style:font-name-complex="Ubuntu"/>
    </style:style>
    <style:style style:name="T208_18" style:family="text" style:parent-style-name="Default_20_Paragraph_20_Font">
      <style:text-properties style:font-name="Ubuntu" style:font-name-asian="Ubuntu" style:font-name-complex="Ubuntu"/>
    </style:style>
    <style:style style:name="T208_19" style:family="text" style:parent-style-name="Default_20_Paragraph_20_Font">
      <style:text-properties style:font-name="Ubuntu" style:font-name-asian="Ubuntu" style:font-name-complex="Ubuntu"/>
    </style:style>
    <style:style style:name="T208_20" style:family="text" style:parent-style-name="Default_20_Paragraph_20_Font">
      <style:text-properties style:font-name="Ubuntu" style:font-name-asian="Ubuntu" style:font-name-complex="Ubuntu"/>
    </style:style>
    <style:style style:name="T208_21" style:family="text" style:parent-style-name="Default_20_Paragraph_20_Font">
      <style:text-properties style:font-name="Ubuntu" style:font-name-asian="Ubuntu" style:font-name-complex="Ubuntu"/>
    </style:style>
    <style:style style:name="T208_22" style:family="text" style:parent-style-name="Default_20_Paragraph_20_Font">
      <style:text-properties style:font-name="Ubuntu" style:font-name-asian="Ubuntu" style:font-name-complex="Ubuntu"/>
    </style:style>
    <style:style style:name="T208_23" style:family="text" style:parent-style-name="Default_20_Paragraph_20_Font">
      <style:text-properties style:font-name="Ubuntu" style:font-name-asian="Ubuntu" style:font-name-complex="Ubuntu"/>
    </style:style>
    <style:style style:name="T208_24" style:family="text" style:parent-style-name="Default_20_Paragraph_20_Font">
      <style:text-properties style:font-name="Ubuntu" style:font-name-asian="Ubuntu" style:font-name-complex="Ubuntu"/>
    </style:style>
    <style:style style:name="T208_25" style:family="text" style:parent-style-name="Default_20_Paragraph_20_Font">
      <style:text-properties style:font-name="Ubuntu" style:font-name-asian="Ubuntu" style:font-name-complex="Ubuntu"/>
    </style:style>
    <style:style style:name="T208_26" style:family="text" style:parent-style-name="Default_20_Paragraph_20_Font">
      <style:text-properties style:font-name="Ubuntu" style:font-name-asian="Ubuntu" style:font-name-complex="Ubuntu"/>
    </style:style>
    <style:style style:name="T208_27" style:family="text" style:parent-style-name="Default_20_Paragraph_20_Font">
      <style:text-properties style:font-name="Ubuntu" style:font-name-asian="Ubuntu" style:font-name-complex="Ubuntu"/>
    </style:style>
    <style:style style:name="T208_28" style:family="text" style:parent-style-name="Default_20_Paragraph_20_Font">
      <style:text-properties style:font-name="Ubuntu" style:font-name-asian="Ubuntu" style:font-name-complex="Ubuntu"/>
    </style:style>
    <style:style style:name="T208_29" style:family="text" style:parent-style-name="Default_20_Paragraph_20_Font">
      <style:text-properties style:font-name="Ubuntu" style:font-name-asian="Ubuntu" style:font-name-complex="Ubuntu"/>
    </style:style>
    <style:style style:name="T208_30" style:family="text" style:parent-style-name="Default_20_Paragraph_20_Font">
      <style:text-properties style:font-name="Ubuntu" style:font-name-asian="Ubuntu" style:font-name-complex="Ubuntu"/>
    </style:style>
    <style:style style:name="T208_31" style:family="text" style:parent-style-name="Default_20_Paragraph_20_Font">
      <style:text-properties style:font-name="Ubuntu" style:font-name-asian="Ubuntu" style:font-name-complex="Ubuntu"/>
    </style:style>
    <style:style style:name="T208_32" style:family="text" style:parent-style-name="Default_20_Paragraph_20_Font">
      <style:text-properties style:font-name="Ubuntu" style:font-name-asian="Ubuntu" style:font-name-complex="Ubuntu"/>
    </style:style>
    <style:style style:name="T208_33" style:family="text" style:parent-style-name="Default_20_Paragraph_20_Font">
      <style:text-properties style:font-name="Ubuntu" style:font-name-asian="Ubuntu" style:font-name-complex="Ubuntu"/>
    </style:style>
    <style:style style:name="T208_34" style:family="text" style:parent-style-name="Default_20_Paragraph_20_Font">
      <style:text-properties style:font-name="Ubuntu" style:font-name-asian="Ubuntu" style:font-name-complex="Ubuntu"/>
    </style:style>
    <style:style style:name="T208_35" style:family="text" style:parent-style-name="Default_20_Paragraph_20_Font">
      <style:text-properties style:font-name="Ubuntu" style:font-name-asian="Ubuntu" style:font-name-complex="Ubuntu"/>
    </style:style>
    <style:style style:name="T208_36" style:family="text" style:parent-style-name="Default_20_Paragraph_20_Font">
      <style:text-properties style:font-name="Ubuntu" style:font-name-asian="Ubuntu" style:font-name-complex="Ubuntu"/>
    </style:style>
    <style:style style:name="T208_37" style:family="text" style:parent-style-name="Default_20_Paragraph_20_Font">
      <style:text-properties style:font-name="Ubuntu" style:font-name-asian="Ubuntu" style:font-name-complex="Ubuntu"/>
    </style:style>
    <style:style style:name="T208_38" style:family="text" style:parent-style-name="Default_20_Paragraph_20_Font">
      <style:text-properties style:font-name="Ubuntu" style:font-name-asian="Ubuntu" style:font-name-complex="Ubuntu"/>
    </style:style>
    <style:style style:name="T208_39" style:family="text" style:parent-style-name="Default_20_Paragraph_20_Font">
      <style:text-properties style:font-name="Ubuntu" style:font-name-asian="Ubuntu" style:font-name-complex="Ubuntu"/>
    </style:style>
    <style:style style:name="T208_40" style:family="text" style:parent-style-name="Default_20_Paragraph_20_Font">
      <style:text-properties style:font-name="Ubuntu" style:font-name-asian="Ubuntu" style:font-name-complex="Ubuntu"/>
    </style:style>
    <style:style style:name="T208_41" style:family="text" style:parent-style-name="Default_20_Paragraph_20_Font">
      <style:text-properties style:font-name="Ubuntu" style:font-name-asian="Ubuntu" style:font-name-complex="Ubuntu"/>
    </style:style>
    <style:style style:name="T208_42" style:family="text" style:parent-style-name="Default_20_Paragraph_20_Font">
      <style:text-properties style:font-name="Ubuntu" style:font-name-asian="Ubuntu" style:font-name-complex="Ubuntu"/>
    </style:style>
    <style:style style:name="T208_43" style:family="text" style:parent-style-name="Default_20_Paragraph_20_Font">
      <style:text-properties style:font-name="Ubuntu" style:font-name-asian="Ubuntu" style:font-name-complex="Ubuntu"/>
    </style:style>
    <style:style style:name="T208_44" style:family="text" style:parent-style-name="Default_20_Paragraph_20_Font">
      <style:text-properties style:font-name="Ubuntu" style:font-name-asian="Ubuntu" style:font-name-complex="Ubuntu"/>
    </style:style>
    <style:style style:name="T208_45" style:family="text" style:parent-style-name="Default_20_Paragraph_20_Font">
      <style:text-properties style:font-name="Ubuntu" style:font-name-asian="Ubuntu" style:font-name-complex="Ubuntu"/>
    </style:style>
    <style:style style:name="T208_46" style:family="text" style:parent-style-name="Default_20_Paragraph_20_Font">
      <style:text-properties style:font-name="Ubuntu" style:font-name-asian="Ubuntu" style:font-name-complex="Ubuntu"/>
    </style:style>
    <style:style style:name="T208_47" style:family="text" style:parent-style-name="Default_20_Paragraph_20_Font">
      <style:text-properties style:font-name="Ubuntu" style:font-name-asian="Ubuntu" style:font-name-complex="Ubuntu"/>
    </style:style>
    <style:style style:name="T208_48" style:family="text" style:parent-style-name="Default_20_Paragraph_20_Font">
      <style:text-properties style:font-name="Ubuntu" style:font-name-asian="Ubuntu" style:font-name-complex="Ubuntu"/>
    </style:style>
    <style:style style:name="T208_49" style:family="text" style:parent-style-name="Default_20_Paragraph_20_Font">
      <style:text-properties style:font-name="Ubuntu" style:font-name-asian="Ubuntu" style:font-name-complex="Ubuntu"/>
    </style:style>
    <style:style style:name="T208_50" style:family="text" style:parent-style-name="Default_20_Paragraph_20_Font">
      <style:text-properties style:font-name="Ubuntu" style:font-name-asian="Ubuntu" style:font-name-complex="Ubuntu"/>
    </style:style>
    <style:style style:name="T208_51" style:family="text" style:parent-style-name="Default_20_Paragraph_20_Font">
      <style:text-properties style:font-name="Ubuntu" style:font-name-asian="Ubuntu" style:font-name-complex="Ubuntu"/>
    </style:style>
    <style:style style:name="T208_52" style:family="text" style:parent-style-name="Default_20_Paragraph_20_Font">
      <style:text-properties style:font-name="Ubuntu" style:font-name-asian="Ubuntu" style:font-name-complex="Ubuntu"/>
    </style:style>
    <style:style style:name="T208_53" style:family="text" style:parent-style-name="Default_20_Paragraph_20_Font">
      <style:text-properties style:font-name="Ubuntu" style:font-name-asian="Ubuntu" style:font-name-complex="Ubuntu"/>
    </style:style>
    <style:style style:name="T208_54" style:family="text" style:parent-style-name="Default_20_Paragraph_20_Font">
      <style:text-properties style:font-name="Ubuntu" style:font-name-asian="Ubuntu" style:font-name-complex="Ubuntu"/>
    </style:style>
    <style:style style:name="T208_55" style:family="text" style:parent-style-name="Default_20_Paragraph_20_Font">
      <style:text-properties style:font-name="Ubuntu" style:font-name-asian="Ubuntu" style:font-name-complex="Ubuntu"/>
    </style:style>
    <style:style style:name="T208_56" style:family="text" style:parent-style-name="Default_20_Paragraph_20_Font">
      <style:text-properties style:font-name="Ubuntu" style:font-name-asian="Ubuntu" style:font-name-complex="Ubuntu"/>
    </style:style>
    <style:style style:name="T208_57" style:family="text" style:parent-style-name="Default_20_Paragraph_20_Font">
      <style:text-properties style:font-name="Ubuntu" style:font-name-asian="Ubuntu" style:font-name-complex="Ubuntu"/>
    </style:style>
    <style:style style:name="T208_58" style:family="text" style:parent-style-name="Default_20_Paragraph_20_Font">
      <style:text-properties style:font-name="Ubuntu" style:font-name-asian="Ubuntu" style:font-name-complex="Ubuntu"/>
    </style:style>
    <style:style style:name="T208_59" style:family="text" style:parent-style-name="Default_20_Paragraph_20_Font">
      <style:text-properties style:font-name="Ubuntu" style:font-name-asian="Ubuntu" style:font-name-complex="Ubuntu"/>
    </style:style>
    <style:style style:name="T208_60" style:family="text" style:parent-style-name="Default_20_Paragraph_20_Font">
      <style:text-properties style:font-name="Ubuntu" style:font-name-asian="Ubuntu" style:font-name-complex="Ubuntu"/>
    </style:style>
    <style:style style:name="T208_61" style:family="text" style:parent-style-name="Default_20_Paragraph_20_Font">
      <style:text-properties style:font-name="Ubuntu" style:font-name-asian="Ubuntu" style:font-name-complex="Ubuntu"/>
    </style:style>
    <style:style style:name="T208_62" style:family="text" style:parent-style-name="Default_20_Paragraph_20_Font">
      <style:text-properties style:font-name="Ubuntu" style:font-name-asian="Ubuntu" style:font-name-complex="Ubuntu"/>
    </style:style>
    <style:style style:name="P209" style:family="paragraph" style:parent-style-name="Heading_20_5">
      <style:paragraph-properties fo:text-align="justify" fo:break-before="auto"/>
    </style:style>
    <style:style style:name="T209_1" style:family="text" style:parent-style-name="Default_20_Paragraph_20_Font">
      <style:text-properties style:font-name="Ubuntu" style:font-name-asian="Ubuntu" style:font-name-complex="Ubuntu"/>
    </style:style>
    <style:style style:name="T209_2" style:family="text" style:parent-style-name="Default_20_Paragraph_20_Font">
      <style:text-properties style:font-name="Ubuntu" style:font-name-asian="Ubuntu" style:font-name-complex="Ubuntu"/>
    </style:style>
    <style:style style:name="P210" style:family="paragraph" style:parent-style-name="Standard">
      <style:paragraph-properties fo:text-align="justify" fo:break-before="auto"/>
    </style:style>
    <style:style style:name="T210_1" style:family="text" style:parent-style-name="Default_20_Paragraph_20_Font">
      <style:text-properties style:font-name="Ubuntu" style:font-name-asian="Ubuntu" style:font-name-complex="Ubuntu"/>
    </style:style>
    <style:style style:name="T210_2" style:family="text" style:parent-style-name="Default_20_Paragraph_20_Font">
      <style:text-properties style:font-name="Ubuntu" style:font-name-asian="Ubuntu" style:font-name-complex="Ubuntu"/>
    </style:style>
    <style:style style:name="T210_3" style:family="text" style:parent-style-name="Default_20_Paragraph_20_Font">
      <style:text-properties style:font-name="Ubuntu" style:font-name-asian="Ubuntu" style:font-name-complex="Ubuntu"/>
    </style:style>
    <style:style style:name="T210_4" style:family="text" style:parent-style-name="Default_20_Paragraph_20_Font">
      <style:text-properties style:font-name="Ubuntu" style:font-name-asian="Ubuntu" style:font-name-complex="Ubuntu"/>
    </style:style>
    <style:style style:name="T210_5" style:family="text" style:parent-style-name="Default_20_Paragraph_20_Font">
      <style:text-properties style:font-name="Ubuntu" style:font-name-asian="Ubuntu" style:font-name-complex="Ubuntu"/>
    </style:style>
    <style:style style:name="T210_6" style:family="text" style:parent-style-name="Default_20_Paragraph_20_Font">
      <style:text-properties style:font-name="Ubuntu" style:font-name-asian="Ubuntu" style:font-name-complex="Ubuntu"/>
    </style:style>
    <style:style style:name="T210_7" style:family="text" style:parent-style-name="Default_20_Paragraph_20_Font">
      <style:text-properties style:font-name="Ubuntu" style:font-name-asian="Ubuntu" style:font-name-complex="Ubuntu"/>
    </style:style>
    <style:style style:name="T210_8" style:family="text" style:parent-style-name="Default_20_Paragraph_20_Font">
      <style:text-properties style:font-name="Ubuntu" style:font-name-asian="Ubuntu" style:font-name-complex="Ubuntu"/>
    </style:style>
    <style:style style:name="T210_9" style:family="text" style:parent-style-name="Default_20_Paragraph_20_Font">
      <style:text-properties style:font-name="Ubuntu" style:font-name-asian="Ubuntu" style:font-name-complex="Ubuntu"/>
    </style:style>
    <style:style style:name="T210_10" style:family="text" style:parent-style-name="Default_20_Paragraph_20_Font">
      <style:text-properties style:font-name="Ubuntu" style:font-name-asian="Ubuntu" style:font-name-complex="Ubuntu"/>
    </style:style>
    <style:style style:name="T210_11" style:family="text" style:parent-style-name="Default_20_Paragraph_20_Font">
      <style:text-properties style:font-name="Ubuntu" style:font-name-asian="Ubuntu" style:font-name-complex="Ubuntu"/>
    </style:style>
    <style:style style:name="T210_12" style:family="text" style:parent-style-name="Default_20_Paragraph_20_Font">
      <style:text-properties style:font-name="Ubuntu" style:font-name-asian="Ubuntu" style:font-name-complex="Ubuntu"/>
    </style:style>
    <style:style style:name="T210_13" style:family="text" style:parent-style-name="Default_20_Paragraph_20_Font">
      <style:text-properties style:font-name="Ubuntu" style:font-name-asian="Ubuntu" style:font-name-complex="Ubuntu"/>
    </style:style>
    <style:style style:name="T210_14" style:family="text" style:parent-style-name="Default_20_Paragraph_20_Font">
      <style:text-properties style:font-name="Ubuntu" style:font-name-asian="Ubuntu" style:font-name-complex="Ubuntu"/>
    </style:style>
    <style:style style:name="T210_15" style:family="text" style:parent-style-name="Default_20_Paragraph_20_Font">
      <style:text-properties style:font-name="Ubuntu" style:font-name-asian="Ubuntu" style:font-name-complex="Ubuntu"/>
    </style:style>
    <style:style style:name="T210_16" style:family="text" style:parent-style-name="Default_20_Paragraph_20_Font">
      <style:text-properties style:font-name="Ubuntu" style:font-name-asian="Ubuntu" style:font-name-complex="Ubuntu"/>
    </style:style>
    <style:style style:name="T210_17" style:family="text" style:parent-style-name="Default_20_Paragraph_20_Font">
      <style:text-properties style:font-name="Ubuntu" style:font-name-asian="Ubuntu" style:font-name-complex="Ubuntu"/>
    </style:style>
    <style:style style:name="T210_18" style:family="text" style:parent-style-name="Default_20_Paragraph_20_Font">
      <style:text-properties style:font-name="Ubuntu" style:font-name-asian="Ubuntu" style:font-name-complex="Ubuntu"/>
    </style:style>
    <style:style style:name="T210_19" style:family="text" style:parent-style-name="Default_20_Paragraph_20_Font">
      <style:text-properties style:font-name="Ubuntu" style:font-name-asian="Ubuntu" style:font-name-complex="Ubuntu"/>
    </style:style>
    <style:style style:name="T210_20" style:family="text" style:parent-style-name="Default_20_Paragraph_20_Font">
      <style:text-properties style:font-name="Ubuntu" style:font-name-asian="Ubuntu" style:font-name-complex="Ubuntu"/>
    </style:style>
    <style:style style:name="T210_21" style:family="text" style:parent-style-name="Default_20_Paragraph_20_Font">
      <style:text-properties style:font-name="Ubuntu" style:font-name-asian="Ubuntu" style:font-name-complex="Ubuntu"/>
    </style:style>
    <style:style style:name="T210_22" style:family="text" style:parent-style-name="Default_20_Paragraph_20_Font">
      <style:text-properties style:font-name="Ubuntu" style:font-name-asian="Ubuntu" style:font-name-complex="Ubuntu"/>
    </style:style>
    <style:style style:name="T210_23" style:family="text" style:parent-style-name="Default_20_Paragraph_20_Font">
      <style:text-properties style:font-name="Ubuntu" style:font-name-asian="Ubuntu" style:font-name-complex="Ubuntu"/>
    </style:style>
    <style:style style:name="T210_24" style:family="text" style:parent-style-name="Default_20_Paragraph_20_Font">
      <style:text-properties style:font-name="Ubuntu" style:font-name-asian="Ubuntu" style:font-name-complex="Ubuntu"/>
    </style:style>
    <style:style style:name="T210_25" style:family="text" style:parent-style-name="Default_20_Paragraph_20_Font">
      <style:text-properties style:font-name="Ubuntu" style:font-name-asian="Ubuntu" style:font-name-complex="Ubuntu"/>
    </style:style>
    <style:style style:name="T210_26" style:family="text" style:parent-style-name="Default_20_Paragraph_20_Font">
      <style:text-properties style:font-name="Ubuntu" style:font-name-asian="Ubuntu" style:font-name-complex="Ubuntu"/>
    </style:style>
    <style:style style:name="T210_27" style:family="text" style:parent-style-name="Default_20_Paragraph_20_Font">
      <style:text-properties style:font-name="Ubuntu" style:font-name-asian="Ubuntu" style:font-name-complex="Ubuntu"/>
    </style:style>
    <style:style style:name="T210_28" style:family="text" style:parent-style-name="Default_20_Paragraph_20_Font">
      <style:text-properties style:font-name="Ubuntu" style:font-name-asian="Ubuntu" style:font-name-complex="Ubuntu"/>
    </style:style>
    <style:style style:name="T210_29" style:family="text" style:parent-style-name="Default_20_Paragraph_20_Font">
      <style:text-properties style:font-name="Ubuntu" style:font-name-asian="Ubuntu" style:font-name-complex="Ubuntu"/>
    </style:style>
    <style:style style:name="T210_30" style:family="text" style:parent-style-name="Default_20_Paragraph_20_Font">
      <style:text-properties style:font-name="Ubuntu" style:font-name-asian="Ubuntu" style:font-name-complex="Ubuntu"/>
    </style:style>
    <style:style style:name="T210_31" style:family="text" style:parent-style-name="Default_20_Paragraph_20_Font">
      <style:text-properties style:font-name="Ubuntu" style:font-name-asian="Ubuntu" style:font-name-complex="Ubuntu"/>
    </style:style>
    <style:style style:name="T210_32" style:family="text" style:parent-style-name="Default_20_Paragraph_20_Font">
      <style:text-properties style:font-name="Ubuntu" style:font-name-asian="Ubuntu" style:font-name-complex="Ubuntu"/>
    </style:style>
    <style:style style:name="T210_33" style:family="text" style:parent-style-name="Default_20_Paragraph_20_Font">
      <style:text-properties style:font-name="Ubuntu" style:font-name-asian="Ubuntu" style:font-name-complex="Ubuntu"/>
    </style:style>
    <style:style style:name="T210_34" style:family="text" style:parent-style-name="Default_20_Paragraph_20_Font">
      <style:text-properties style:font-name="Ubuntu" style:font-name-asian="Ubuntu" style:font-name-complex="Ubuntu"/>
    </style:style>
    <style:style style:name="T210_35" style:family="text" style:parent-style-name="Default_20_Paragraph_20_Font">
      <style:text-properties style:font-name="Ubuntu" style:font-name-asian="Ubuntu" style:font-name-complex="Ubuntu"/>
    </style:style>
    <style:style style:name="T210_36" style:family="text" style:parent-style-name="Default_20_Paragraph_20_Font">
      <style:text-properties style:font-name="Ubuntu" style:font-name-asian="Ubuntu" style:font-name-complex="Ubuntu"/>
    </style:style>
    <style:style style:name="T210_37" style:family="text" style:parent-style-name="Default_20_Paragraph_20_Font">
      <style:text-properties style:font-name="Ubuntu" style:font-name-asian="Ubuntu" style:font-name-complex="Ubuntu"/>
    </style:style>
    <style:style style:name="T210_38" style:family="text" style:parent-style-name="Default_20_Paragraph_20_Font">
      <style:text-properties style:font-name="Ubuntu" style:font-name-asian="Ubuntu" style:font-name-complex="Ubuntu"/>
    </style:style>
    <style:style style:name="T210_39" style:family="text" style:parent-style-name="Default_20_Paragraph_20_Font">
      <style:text-properties style:font-name="Ubuntu" style:font-name-asian="Ubuntu" style:font-name-complex="Ubuntu"/>
    </style:style>
    <style:style style:name="T210_40" style:family="text" style:parent-style-name="Default_20_Paragraph_20_Font">
      <style:text-properties style:font-name="Ubuntu" style:font-name-asian="Ubuntu" style:font-name-complex="Ubuntu"/>
    </style:style>
    <style:style style:name="T210_41" style:family="text" style:parent-style-name="Default_20_Paragraph_20_Font">
      <style:text-properties style:font-name="Ubuntu" style:font-name-asian="Ubuntu" style:font-name-complex="Ubuntu"/>
    </style:style>
    <style:style style:name="T210_42" style:family="text" style:parent-style-name="Default_20_Paragraph_20_Font">
      <style:text-properties style:font-name="Ubuntu" style:font-name-asian="Ubuntu" style:font-name-complex="Ubuntu"/>
    </style:style>
    <style:style style:name="T210_43" style:family="text" style:parent-style-name="Default_20_Paragraph_20_Font">
      <style:text-properties style:font-name="Ubuntu" style:font-name-asian="Ubuntu" style:font-name-complex="Ubuntu"/>
    </style:style>
    <style:style style:name="T210_44" style:family="text" style:parent-style-name="Default_20_Paragraph_20_Font">
      <style:text-properties style:font-name="Ubuntu" style:font-name-asian="Ubuntu" style:font-name-complex="Ubuntu"/>
    </style:style>
    <style:style style:name="T210_45" style:family="text" style:parent-style-name="Default_20_Paragraph_20_Font">
      <style:text-properties style:font-name="Ubuntu" style:font-name-asian="Ubuntu" style:font-name-complex="Ubuntu"/>
    </style:style>
    <style:style style:name="T210_46" style:family="text" style:parent-style-name="Default_20_Paragraph_20_Font">
      <style:text-properties style:font-name="Ubuntu" style:font-name-asian="Ubuntu" style:font-name-complex="Ubuntu"/>
    </style:style>
    <style:style style:name="T210_47" style:family="text" style:parent-style-name="Default_20_Paragraph_20_Font">
      <style:text-properties style:font-name="Ubuntu" style:font-name-asian="Ubuntu" style:font-name-complex="Ubuntu"/>
    </style:style>
    <style:style style:name="T210_48" style:family="text" style:parent-style-name="Default_20_Paragraph_20_Font">
      <style:text-properties style:font-name="Ubuntu" style:font-name-asian="Ubuntu" style:font-name-complex="Ubuntu"/>
    </style:style>
    <style:style style:name="T210_49" style:family="text" style:parent-style-name="Default_20_Paragraph_20_Font">
      <style:text-properties style:font-name="Ubuntu" style:font-name-asian="Ubuntu" style:font-name-complex="Ubuntu"/>
    </style:style>
    <style:style style:name="T210_50" style:family="text" style:parent-style-name="Default_20_Paragraph_20_Font">
      <style:text-properties style:font-name="Ubuntu" style:font-name-asian="Ubuntu" style:font-name-complex="Ubuntu"/>
    </style:style>
    <style:style style:name="T210_51" style:family="text" style:parent-style-name="Default_20_Paragraph_20_Font">
      <style:text-properties style:font-name="Ubuntu" style:font-name-asian="Ubuntu" style:font-name-complex="Ubuntu"/>
    </style:style>
    <style:style style:name="T210_52" style:family="text" style:parent-style-name="Default_20_Paragraph_20_Font">
      <style:text-properties style:font-name="Ubuntu" style:font-name-asian="Ubuntu" style:font-name-complex="Ubuntu"/>
    </style:style>
    <style:style style:name="T210_53" style:family="text" style:parent-style-name="Default_20_Paragraph_20_Font">
      <style:text-properties style:font-name="Ubuntu" style:font-name-asian="Ubuntu" style:font-name-complex="Ubuntu"/>
    </style:style>
    <style:style style:name="T210_54" style:family="text" style:parent-style-name="Default_20_Paragraph_20_Font">
      <style:text-properties style:font-name="Ubuntu" style:font-name-asian="Ubuntu" style:font-name-complex="Ubuntu"/>
    </style:style>
    <style:style style:name="P211" style:family="paragraph" style:parent-style-name="Heading_20_5">
      <style:paragraph-properties fo:text-align="justify" fo:break-before="auto"/>
    </style:style>
    <style:style style:name="T211_1" style:family="text" style:parent-style-name="Default_20_Paragraph_20_Font">
      <style:text-properties style:font-name="Ubuntu" style:font-name-asian="Ubuntu" style:font-name-complex="Ubuntu"/>
    </style:style>
    <style:style style:name="T211_2" style:family="text" style:parent-style-name="Default_20_Paragraph_20_Font">
      <style:text-properties style:font-name="Ubuntu" style:font-name-asian="Ubuntu" style:font-name-complex="Ubuntu"/>
    </style:style>
    <style:style style:name="T211_3" style:family="text" style:parent-style-name="Default_20_Paragraph_20_Font">
      <style:text-properties style:font-name="Ubuntu" style:font-name-asian="Ubuntu" style:font-name-complex="Ubuntu"/>
    </style:style>
    <style:style style:name="P212" style:family="paragraph" style:parent-style-name="Standard">
      <style:paragraph-properties fo:text-align="justify" fo:break-before="auto"/>
    </style:style>
    <style:style style:name="T212_1" style:family="text" style:parent-style-name="Default_20_Paragraph_20_Font">
      <style:text-properties style:font-name="Ubuntu" style:font-name-asian="Ubuntu" style:font-name-complex="Ubuntu"/>
    </style:style>
    <style:style style:name="T212_2" style:family="text" style:parent-style-name="Default_20_Paragraph_20_Font">
      <style:text-properties style:font-name="Ubuntu" style:font-name-asian="Ubuntu" style:font-name-complex="Ubuntu"/>
    </style:style>
    <style:style style:name="T212_3" style:family="text" style:parent-style-name="Default_20_Paragraph_20_Font">
      <style:text-properties style:font-name="Ubuntu" style:font-name-asian="Ubuntu" style:font-name-complex="Ubuntu"/>
    </style:style>
    <style:style style:name="T212_4" style:family="text" style:parent-style-name="Default_20_Paragraph_20_Font">
      <style:text-properties style:font-name="Ubuntu" style:font-name-asian="Ubuntu" style:font-name-complex="Ubuntu"/>
    </style:style>
    <style:style style:name="T212_5" style:family="text" style:parent-style-name="Default_20_Paragraph_20_Font">
      <style:text-properties style:font-name="Ubuntu" style:font-name-asian="Ubuntu" style:font-name-complex="Ubuntu"/>
    </style:style>
    <style:style style:name="T212_6" style:family="text" style:parent-style-name="Default_20_Paragraph_20_Font">
      <style:text-properties style:font-name="Ubuntu" style:font-name-asian="Ubuntu" style:font-name-complex="Ubuntu"/>
    </style:style>
    <style:style style:name="T212_7" style:family="text" style:parent-style-name="Default_20_Paragraph_20_Font">
      <style:text-properties style:font-name="Ubuntu" style:font-name-asian="Ubuntu" style:font-name-complex="Ubuntu"/>
    </style:style>
    <style:style style:name="T212_8" style:family="text" style:parent-style-name="Default_20_Paragraph_20_Font">
      <style:text-properties style:font-name="Ubuntu" style:font-name-asian="Ubuntu" style:font-name-complex="Ubuntu"/>
    </style:style>
    <style:style style:name="T212_9" style:family="text" style:parent-style-name="Default_20_Paragraph_20_Font">
      <style:text-properties style:font-name="Ubuntu" style:font-name-asian="Ubuntu" style:font-name-complex="Ubuntu"/>
    </style:style>
    <style:style style:name="T212_10" style:family="text" style:parent-style-name="Default_20_Paragraph_20_Font">
      <style:text-properties style:font-name="Ubuntu" style:font-name-asian="Ubuntu" style:font-name-complex="Ubuntu"/>
    </style:style>
    <style:style style:name="T212_11" style:family="text" style:parent-style-name="Default_20_Paragraph_20_Font">
      <style:text-properties style:font-name="Ubuntu" style:font-name-asian="Ubuntu" style:font-name-complex="Ubuntu"/>
    </style:style>
    <style:style style:name="T212_12" style:family="text" style:parent-style-name="Default_20_Paragraph_20_Font">
      <style:text-properties style:font-name="Ubuntu" style:font-name-asian="Ubuntu" style:font-name-complex="Ubuntu"/>
    </style:style>
    <style:style style:name="T212_13" style:family="text" style:parent-style-name="Default_20_Paragraph_20_Font">
      <style:text-properties style:font-name="Ubuntu" style:font-name-asian="Ubuntu" style:font-name-complex="Ubuntu"/>
    </style:style>
    <style:style style:name="T212_14" style:family="text" style:parent-style-name="Default_20_Paragraph_20_Font">
      <style:text-properties style:font-name="Ubuntu" style:font-name-asian="Ubuntu" style:font-name-complex="Ubuntu"/>
    </style:style>
    <style:style style:name="T212_15" style:family="text" style:parent-style-name="Default_20_Paragraph_20_Font">
      <style:text-properties style:font-name="Ubuntu" style:font-name-asian="Ubuntu" style:font-name-complex="Ubuntu"/>
    </style:style>
    <style:style style:name="T212_16" style:family="text" style:parent-style-name="Default_20_Paragraph_20_Font">
      <style:text-properties style:font-name="Ubuntu" style:font-name-asian="Ubuntu" style:font-name-complex="Ubuntu"/>
    </style:style>
    <style:style style:name="T212_17" style:family="text" style:parent-style-name="Default_20_Paragraph_20_Font">
      <style:text-properties style:font-name="Ubuntu" style:font-name-asian="Ubuntu" style:font-name-complex="Ubuntu"/>
    </style:style>
    <style:style style:name="T212_18" style:family="text" style:parent-style-name="Default_20_Paragraph_20_Font">
      <style:text-properties style:font-name="Ubuntu" style:font-name-asian="Ubuntu" style:font-name-complex="Ubuntu"/>
    </style:style>
    <style:style style:name="T212_19" style:family="text" style:parent-style-name="Default_20_Paragraph_20_Font">
      <style:text-properties style:font-name="Ubuntu" style:font-name-asian="Ubuntu" style:font-name-complex="Ubuntu"/>
    </style:style>
    <style:style style:name="T212_20" style:family="text" style:parent-style-name="Default_20_Paragraph_20_Font">
      <style:text-properties style:font-name="Ubuntu" style:font-name-asian="Ubuntu" style:font-name-complex="Ubuntu"/>
    </style:style>
    <style:style style:name="T212_21" style:family="text" style:parent-style-name="Default_20_Paragraph_20_Font">
      <style:text-properties style:font-name="Ubuntu" style:font-name-asian="Ubuntu" style:font-name-complex="Ubuntu"/>
    </style:style>
    <style:style style:name="T212_22" style:family="text" style:parent-style-name="Default_20_Paragraph_20_Font">
      <style:text-properties style:font-name="Ubuntu" style:font-name-asian="Ubuntu" style:font-name-complex="Ubuntu"/>
    </style:style>
    <style:style style:name="T212_23" style:family="text" style:parent-style-name="Default_20_Paragraph_20_Font">
      <style:text-properties style:font-name="Ubuntu" style:font-name-asian="Ubuntu" style:font-name-complex="Ubuntu"/>
    </style:style>
    <style:style style:name="T212_24" style:family="text" style:parent-style-name="Default_20_Paragraph_20_Font">
      <style:text-properties style:font-name="Ubuntu" style:font-name-asian="Ubuntu" style:font-name-complex="Ubuntu"/>
    </style:style>
    <style:style style:name="T212_25" style:family="text" style:parent-style-name="Default_20_Paragraph_20_Font">
      <style:text-properties style:font-name="Ubuntu" style:font-name-asian="Ubuntu" style:font-name-complex="Ubuntu"/>
    </style:style>
    <style:style style:name="T212_26" style:family="text" style:parent-style-name="Default_20_Paragraph_20_Font">
      <style:text-properties style:font-name="Ubuntu" style:font-name-asian="Ubuntu" style:font-name-complex="Ubuntu"/>
    </style:style>
    <style:style style:name="T212_27" style:family="text" style:parent-style-name="Default_20_Paragraph_20_Font">
      <style:text-properties style:font-name="Ubuntu" style:font-name-asian="Ubuntu" style:font-name-complex="Ubuntu"/>
    </style:style>
    <style:style style:name="T212_28" style:family="text" style:parent-style-name="Default_20_Paragraph_20_Font">
      <style:text-properties style:font-name="Ubuntu" style:font-name-asian="Ubuntu" style:font-name-complex="Ubuntu"/>
    </style:style>
    <style:style style:name="T212_29" style:family="text" style:parent-style-name="Default_20_Paragraph_20_Font">
      <style:text-properties style:font-name="Ubuntu" style:font-name-asian="Ubuntu" style:font-name-complex="Ubuntu"/>
    </style:style>
    <style:style style:name="T212_30" style:family="text" style:parent-style-name="Default_20_Paragraph_20_Font">
      <style:text-properties style:font-name="Ubuntu" style:font-name-asian="Ubuntu" style:font-name-complex="Ubuntu"/>
    </style:style>
    <style:style style:name="T212_31" style:family="text" style:parent-style-name="Default_20_Paragraph_20_Font">
      <style:text-properties style:font-name="Ubuntu" style:font-name-asian="Ubuntu" style:font-name-complex="Ubuntu"/>
    </style:style>
    <style:style style:name="T212_32" style:family="text" style:parent-style-name="Default_20_Paragraph_20_Font">
      <style:text-properties style:font-name="Ubuntu" style:font-name-asian="Ubuntu" style:font-name-complex="Ubuntu"/>
    </style:style>
    <style:style style:name="T212_33" style:family="text" style:parent-style-name="Default_20_Paragraph_20_Font">
      <style:text-properties style:font-name="Ubuntu" style:font-name-asian="Ubuntu" style:font-name-complex="Ubuntu"/>
    </style:style>
    <style:style style:name="T212_34" style:family="text" style:parent-style-name="Default_20_Paragraph_20_Font">
      <style:text-properties style:font-name="Ubuntu" style:font-name-asian="Ubuntu" style:font-name-complex="Ubuntu"/>
    </style:style>
    <style:style style:name="T212_35" style:family="text" style:parent-style-name="Default_20_Paragraph_20_Font">
      <style:text-properties style:font-name="Ubuntu" style:font-name-asian="Ubuntu" style:font-name-complex="Ubuntu"/>
    </style:style>
    <style:style style:name="T212_36" style:family="text" style:parent-style-name="Default_20_Paragraph_20_Font">
      <style:text-properties style:font-name="Ubuntu" style:font-name-asian="Ubuntu" style:font-name-complex="Ubuntu"/>
    </style:style>
    <style:style style:name="T212_37" style:family="text" style:parent-style-name="Default_20_Paragraph_20_Font">
      <style:text-properties style:font-name="Ubuntu" style:font-name-asian="Ubuntu" style:font-name-complex="Ubuntu"/>
    </style:style>
    <style:style style:name="T212_38" style:family="text" style:parent-style-name="Default_20_Paragraph_20_Font">
      <style:text-properties style:font-name="Ubuntu" style:font-name-asian="Ubuntu" style:font-name-complex="Ubuntu"/>
    </style:style>
    <style:style style:name="T212_39" style:family="text" style:parent-style-name="Default_20_Paragraph_20_Font">
      <style:text-properties style:font-name="Ubuntu" style:font-name-asian="Ubuntu" style:font-name-complex="Ubuntu"/>
    </style:style>
    <style:style style:name="T212_40" style:family="text" style:parent-style-name="Default_20_Paragraph_20_Font">
      <style:text-properties style:font-name="Ubuntu" style:font-name-asian="Ubuntu" style:font-name-complex="Ubuntu"/>
    </style:style>
    <style:style style:name="T212_41" style:family="text" style:parent-style-name="Default_20_Paragraph_20_Font">
      <style:text-properties style:font-name="Ubuntu" style:font-name-asian="Ubuntu" style:font-name-complex="Ubuntu"/>
    </style:style>
    <style:style style:name="T212_42" style:family="text" style:parent-style-name="Default_20_Paragraph_20_Font">
      <style:text-properties style:font-name="Ubuntu" style:font-name-asian="Ubuntu" style:font-name-complex="Ubuntu"/>
    </style:style>
    <style:style style:name="T212_43" style:family="text" style:parent-style-name="Default_20_Paragraph_20_Font">
      <style:text-properties style:font-name="Ubuntu" style:font-name-asian="Ubuntu" style:font-name-complex="Ubuntu"/>
    </style:style>
    <style:style style:name="T212_44" style:family="text" style:parent-style-name="Default_20_Paragraph_20_Font">
      <style:text-properties style:font-name="Ubuntu" style:font-name-asian="Ubuntu" style:font-name-complex="Ubuntu"/>
    </style:style>
    <style:style style:name="T212_45" style:family="text" style:parent-style-name="Default_20_Paragraph_20_Font">
      <style:text-properties style:font-name="Ubuntu" style:font-name-asian="Ubuntu" style:font-name-complex="Ubuntu"/>
    </style:style>
    <style:style style:name="T212_46" style:family="text" style:parent-style-name="Default_20_Paragraph_20_Font">
      <style:text-properties style:font-name="Ubuntu" style:font-name-asian="Ubuntu" style:font-name-complex="Ubuntu"/>
    </style:style>
    <style:style style:name="T212_47" style:family="text" style:parent-style-name="Default_20_Paragraph_20_Font">
      <style:text-properties style:font-name="Ubuntu" style:font-name-asian="Ubuntu" style:font-name-complex="Ubuntu"/>
    </style:style>
    <style:style style:name="T212_48" style:family="text" style:parent-style-name="Default_20_Paragraph_20_Font">
      <style:text-properties style:font-name="Ubuntu" style:font-name-asian="Ubuntu" style:font-name-complex="Ubuntu"/>
    </style:style>
    <style:style style:name="T212_49" style:family="text" style:parent-style-name="Default_20_Paragraph_20_Font">
      <style:text-properties style:font-name="Ubuntu" style:font-name-asian="Ubuntu" style:font-name-complex="Ubuntu"/>
    </style:style>
    <style:style style:name="T212_50" style:family="text" style:parent-style-name="Default_20_Paragraph_20_Font">
      <style:text-properties style:font-name="Ubuntu" style:font-name-asian="Ubuntu" style:font-name-complex="Ubuntu"/>
    </style:style>
    <style:style style:name="T212_51" style:family="text" style:parent-style-name="Default_20_Paragraph_20_Font">
      <style:text-properties style:font-name="Ubuntu" style:font-name-asian="Ubuntu" style:font-name-complex="Ubuntu"/>
    </style:style>
    <style:style style:name="T212_52" style:family="text" style:parent-style-name="Default_20_Paragraph_20_Font">
      <style:text-properties style:font-name="Ubuntu" style:font-name-asian="Ubuntu" style:font-name-complex="Ubuntu"/>
    </style:style>
    <style:style style:name="T212_53" style:family="text" style:parent-style-name="Default_20_Paragraph_20_Font">
      <style:text-properties style:font-name="Ubuntu" style:font-name-asian="Ubuntu" style:font-name-complex="Ubuntu"/>
    </style:style>
    <style:style style:name="T212_54" style:family="text" style:parent-style-name="Default_20_Paragraph_20_Font">
      <style:text-properties style:font-name="Ubuntu" style:font-name-asian="Ubuntu" style:font-name-complex="Ubuntu"/>
    </style:style>
    <style:style style:name="T212_55" style:family="text" style:parent-style-name="Default_20_Paragraph_20_Font">
      <style:text-properties style:font-name="Ubuntu" style:font-name-asian="Ubuntu" style:font-name-complex="Ubuntu"/>
    </style:style>
    <style:style style:name="T212_56" style:family="text" style:parent-style-name="Default_20_Paragraph_20_Font">
      <style:text-properties style:font-name="Ubuntu" style:font-name-asian="Ubuntu" style:font-name-complex="Ubuntu"/>
    </style:style>
    <style:style style:name="T212_57" style:family="text" style:parent-style-name="Default_20_Paragraph_20_Font">
      <style:text-properties style:font-name="Ubuntu" style:font-name-asian="Ubuntu" style:font-name-complex="Ubuntu"/>
    </style:style>
    <style:style style:name="T212_58" style:family="text" style:parent-style-name="Default_20_Paragraph_20_Font">
      <style:text-properties style:font-name="Ubuntu" style:font-name-asian="Ubuntu" style:font-name-complex="Ubuntu"/>
    </style:style>
    <style:style style:name="T212_59" style:family="text" style:parent-style-name="Default_20_Paragraph_20_Font">
      <style:text-properties style:font-name="Ubuntu" style:font-name-asian="Ubuntu" style:font-name-complex="Ubuntu"/>
    </style:style>
    <style:style style:name="T212_60" style:family="text" style:parent-style-name="Default_20_Paragraph_20_Font">
      <style:text-properties style:font-name="Ubuntu" style:font-name-asian="Ubuntu" style:font-name-complex="Ubuntu"/>
    </style:style>
    <style:style style:name="P213" style:family="paragraph" style:parent-style-name="Heading_20_5">
      <style:paragraph-properties fo:text-align="justify" fo:break-before="auto"/>
    </style:style>
    <style:style style:name="T213_1" style:family="text" style:parent-style-name="Default_20_Paragraph_20_Font">
      <style:text-properties style:font-name="Ubuntu" style:font-name-asian="Ubuntu" style:font-name-complex="Ubuntu"/>
    </style:style>
    <style:style style:name="T213_2" style:family="text" style:parent-style-name="Default_20_Paragraph_20_Font">
      <style:text-properties style:font-name="Ubuntu" style:font-name-asian="Ubuntu" style:font-name-complex="Ubuntu"/>
    </style:style>
    <style:style style:name="T213_3" style:family="text" style:parent-style-name="Default_20_Paragraph_20_Font">
      <style:text-properties style:font-name="Ubuntu" style:font-name-asian="Ubuntu" style:font-name-complex="Ubuntu"/>
    </style:style>
    <style:style style:name="T213_4" style:family="text" style:parent-style-name="Default_20_Paragraph_20_Font">
      <style:text-properties style:font-name="Ubuntu" style:font-name-asian="Ubuntu" style:font-name-complex="Ubuntu"/>
    </style:style>
    <style:style style:name="T213_5" style:family="text" style:parent-style-name="Default_20_Paragraph_20_Font">
      <style:text-properties style:font-name="Ubuntu" style:font-name-asian="Ubuntu" style:font-name-complex="Ubuntu"/>
    </style:style>
    <style:style style:name="P214" style:family="paragraph" style:parent-style-name="Standard">
      <style:paragraph-properties fo:text-align="justify" fo:break-before="auto"/>
    </style:style>
    <style:style style:name="T214_1" style:family="text" style:parent-style-name="Default_20_Paragraph_20_Font">
      <style:text-properties style:font-name="Ubuntu" style:font-name-asian="Ubuntu" style:font-name-complex="Ubuntu"/>
    </style:style>
    <style:style style:name="T214_2" style:family="text" style:parent-style-name="Default_20_Paragraph_20_Font">
      <style:text-properties style:font-name="Ubuntu" style:font-name-asian="Ubuntu" style:font-name-complex="Ubuntu"/>
    </style:style>
    <style:style style:name="T214_3" style:family="text" style:parent-style-name="Default_20_Paragraph_20_Font">
      <style:text-properties style:font-name="Ubuntu" style:font-name-asian="Ubuntu" style:font-name-complex="Ubuntu"/>
    </style:style>
    <style:style style:name="T214_4" style:family="text" style:parent-style-name="Default_20_Paragraph_20_Font">
      <style:text-properties style:font-name="Ubuntu" style:font-name-asian="Ubuntu" style:font-name-complex="Ubuntu"/>
    </style:style>
    <style:style style:name="T214_5" style:family="text" style:parent-style-name="Default_20_Paragraph_20_Font">
      <style:text-properties style:font-name="Ubuntu" style:font-name-asian="Ubuntu" style:font-name-complex="Ubuntu"/>
    </style:style>
    <style:style style:name="T214_6" style:family="text" style:parent-style-name="Default_20_Paragraph_20_Font">
      <style:text-properties style:font-name="Ubuntu" style:font-name-asian="Ubuntu" style:font-name-complex="Ubuntu"/>
    </style:style>
    <style:style style:name="T214_7" style:family="text" style:parent-style-name="Default_20_Paragraph_20_Font">
      <style:text-properties style:font-name="Ubuntu" style:font-name-asian="Ubuntu" style:font-name-complex="Ubuntu"/>
    </style:style>
    <style:style style:name="T214_8" style:family="text" style:parent-style-name="Default_20_Paragraph_20_Font">
      <style:text-properties style:font-name="Ubuntu" style:font-name-asian="Ubuntu" style:font-name-complex="Ubuntu"/>
    </style:style>
    <style:style style:name="T214_9" style:family="text" style:parent-style-name="Default_20_Paragraph_20_Font">
      <style:text-properties style:font-name="Ubuntu" style:font-name-asian="Ubuntu" style:font-name-complex="Ubuntu"/>
    </style:style>
    <style:style style:name="T214_10" style:family="text" style:parent-style-name="Default_20_Paragraph_20_Font">
      <style:text-properties style:font-name="Ubuntu" style:font-name-asian="Ubuntu" style:font-name-complex="Ubuntu"/>
    </style:style>
    <style:style style:name="T214_11" style:family="text" style:parent-style-name="Default_20_Paragraph_20_Font">
      <style:text-properties style:font-name="Ubuntu" style:font-name-asian="Ubuntu" style:font-name-complex="Ubuntu"/>
    </style:style>
    <style:style style:name="T214_12" style:family="text" style:parent-style-name="Default_20_Paragraph_20_Font">
      <style:text-properties style:font-name="Ubuntu" style:font-name-asian="Ubuntu" style:font-name-complex="Ubuntu"/>
    </style:style>
    <style:style style:name="T214_13" style:family="text" style:parent-style-name="Default_20_Paragraph_20_Font">
      <style:text-properties style:font-name="Ubuntu" style:font-name-asian="Ubuntu" style:font-name-complex="Ubuntu"/>
    </style:style>
    <style:style style:name="T214_14" style:family="text" style:parent-style-name="Default_20_Paragraph_20_Font">
      <style:text-properties style:font-name="Ubuntu" style:font-name-asian="Ubuntu" style:font-name-complex="Ubuntu"/>
    </style:style>
    <style:style style:name="T214_15" style:family="text" style:parent-style-name="Default_20_Paragraph_20_Font">
      <style:text-properties style:font-name="Ubuntu" style:font-name-asian="Ubuntu" style:font-name-complex="Ubuntu"/>
    </style:style>
    <style:style style:name="T214_16" style:family="text" style:parent-style-name="Default_20_Paragraph_20_Font">
      <style:text-properties style:font-name="Ubuntu" style:font-name-asian="Ubuntu" style:font-name-complex="Ubuntu"/>
    </style:style>
    <style:style style:name="T214_17" style:family="text" style:parent-style-name="Default_20_Paragraph_20_Font">
      <style:text-properties style:font-name="Ubuntu" style:font-name-asian="Ubuntu" style:font-name-complex="Ubuntu"/>
    </style:style>
    <style:style style:name="T214_18" style:family="text" style:parent-style-name="Default_20_Paragraph_20_Font">
      <style:text-properties style:font-name="Ubuntu" style:font-name-asian="Ubuntu" style:font-name-complex="Ubuntu"/>
    </style:style>
    <style:style style:name="T214_19" style:family="text" style:parent-style-name="Default_20_Paragraph_20_Font">
      <style:text-properties style:font-name="Ubuntu" style:font-name-asian="Ubuntu" style:font-name-complex="Ubuntu"/>
    </style:style>
    <style:style style:name="T214_20" style:family="text" style:parent-style-name="Default_20_Paragraph_20_Font">
      <style:text-properties style:font-name="Ubuntu" style:font-name-asian="Ubuntu" style:font-name-complex="Ubuntu"/>
    </style:style>
    <style:style style:name="T214_21" style:family="text" style:parent-style-name="Default_20_Paragraph_20_Font">
      <style:text-properties style:font-name="Ubuntu" style:font-name-asian="Ubuntu" style:font-name-complex="Ubuntu"/>
    </style:style>
    <style:style style:name="T214_22" style:family="text" style:parent-style-name="Default_20_Paragraph_20_Font">
      <style:text-properties style:font-name="Ubuntu" style:font-name-asian="Ubuntu" style:font-name-complex="Ubuntu"/>
    </style:style>
    <style:style style:name="T214_23" style:family="text" style:parent-style-name="Default_20_Paragraph_20_Font">
      <style:text-properties style:font-name="Ubuntu" style:font-name-asian="Ubuntu" style:font-name-complex="Ubuntu"/>
    </style:style>
    <style:style style:name="T214_24" style:family="text" style:parent-style-name="Default_20_Paragraph_20_Font">
      <style:text-properties style:font-name="Ubuntu" style:font-name-asian="Ubuntu" style:font-name-complex="Ubuntu"/>
    </style:style>
    <style:style style:name="T214_25" style:family="text" style:parent-style-name="Default_20_Paragraph_20_Font">
      <style:text-properties style:font-name="Ubuntu" style:font-name-asian="Ubuntu" style:font-name-complex="Ubuntu"/>
    </style:style>
    <style:style style:name="T214_26" style:family="text" style:parent-style-name="Default_20_Paragraph_20_Font">
      <style:text-properties style:font-name="Ubuntu" style:font-name-asian="Ubuntu" style:font-name-complex="Ubuntu"/>
    </style:style>
    <style:style style:name="T214_27" style:family="text" style:parent-style-name="Default_20_Paragraph_20_Font">
      <style:text-properties style:font-name="Ubuntu" style:font-name-asian="Ubuntu" style:font-name-complex="Ubuntu"/>
    </style:style>
    <style:style style:name="T214_28" style:family="text" style:parent-style-name="Default_20_Paragraph_20_Font">
      <style:text-properties style:font-name="Ubuntu" style:font-name-asian="Ubuntu" style:font-name-complex="Ubuntu"/>
    </style:style>
    <style:style style:name="T214_29" style:family="text" style:parent-style-name="Default_20_Paragraph_20_Font">
      <style:text-properties style:font-name="Ubuntu" style:font-name-asian="Ubuntu" style:font-name-complex="Ubuntu"/>
    </style:style>
    <style:style style:name="T214_30" style:family="text" style:parent-style-name="Default_20_Paragraph_20_Font">
      <style:text-properties style:font-name="Ubuntu" style:font-name-asian="Ubuntu" style:font-name-complex="Ubuntu"/>
    </style:style>
    <style:style style:name="T214_31" style:family="text" style:parent-style-name="Default_20_Paragraph_20_Font">
      <style:text-properties style:font-name="Ubuntu" style:font-name-asian="Ubuntu" style:font-name-complex="Ubuntu"/>
    </style:style>
    <style:style style:name="T214_32" style:family="text" style:parent-style-name="Default_20_Paragraph_20_Font">
      <style:text-properties style:font-name="Ubuntu" style:font-name-asian="Ubuntu" style:font-name-complex="Ubuntu"/>
    </style:style>
    <style:style style:name="T214_33" style:family="text" style:parent-style-name="Default_20_Paragraph_20_Font">
      <style:text-properties style:font-name="Ubuntu" style:font-name-asian="Ubuntu" style:font-name-complex="Ubuntu"/>
    </style:style>
    <style:style style:name="T214_34" style:family="text" style:parent-style-name="Default_20_Paragraph_20_Font">
      <style:text-properties style:font-name="Ubuntu" style:font-name-asian="Ubuntu" style:font-name-complex="Ubuntu"/>
    </style:style>
    <style:style style:name="T214_35" style:family="text" style:parent-style-name="Default_20_Paragraph_20_Font">
      <style:text-properties style:font-name="Ubuntu" style:font-name-asian="Ubuntu" style:font-name-complex="Ubuntu"/>
    </style:style>
    <style:style style:name="T214_36" style:family="text" style:parent-style-name="Default_20_Paragraph_20_Font">
      <style:text-properties style:font-name="Ubuntu" style:font-name-asian="Ubuntu" style:font-name-complex="Ubuntu"/>
    </style:style>
    <style:style style:name="T214_37" style:family="text" style:parent-style-name="Default_20_Paragraph_20_Font">
      <style:text-properties style:font-name="Ubuntu" style:font-name-asian="Ubuntu" style:font-name-complex="Ubuntu"/>
    </style:style>
    <style:style style:name="T214_38" style:family="text" style:parent-style-name="Default_20_Paragraph_20_Font">
      <style:text-properties style:font-name="Ubuntu" style:font-name-asian="Ubuntu" style:font-name-complex="Ubuntu"/>
    </style:style>
    <style:style style:name="T214_39" style:family="text" style:parent-style-name="Default_20_Paragraph_20_Font">
      <style:text-properties style:font-name="Ubuntu" style:font-name-asian="Ubuntu" style:font-name-complex="Ubuntu"/>
    </style:style>
    <style:style style:name="T214_40" style:family="text" style:parent-style-name="Default_20_Paragraph_20_Font">
      <style:text-properties style:font-name="Ubuntu" style:font-name-asian="Ubuntu" style:font-name-complex="Ubuntu"/>
    </style:style>
    <style:style style:name="T214_41" style:family="text" style:parent-style-name="Default_20_Paragraph_20_Font">
      <style:text-properties style:font-name="Ubuntu" style:font-name-asian="Ubuntu" style:font-name-complex="Ubuntu"/>
    </style:style>
    <style:style style:name="T214_42" style:family="text" style:parent-style-name="Default_20_Paragraph_20_Font">
      <style:text-properties style:font-name="Ubuntu" style:font-name-asian="Ubuntu" style:font-name-complex="Ubuntu"/>
    </style:style>
    <style:style style:name="T214_43" style:family="text" style:parent-style-name="Default_20_Paragraph_20_Font">
      <style:text-properties style:font-name="Ubuntu" style:font-name-asian="Ubuntu" style:font-name-complex="Ubuntu"/>
    </style:style>
    <style:style style:name="T214_44" style:family="text" style:parent-style-name="Default_20_Paragraph_20_Font">
      <style:text-properties style:font-name="Ubuntu" style:font-name-asian="Ubuntu" style:font-name-complex="Ubuntu"/>
    </style:style>
    <style:style style:name="T214_45" style:family="text" style:parent-style-name="Default_20_Paragraph_20_Font">
      <style:text-properties style:font-name="Ubuntu" style:font-name-asian="Ubuntu" style:font-name-complex="Ubuntu"/>
    </style:style>
    <style:style style:name="T214_46" style:family="text" style:parent-style-name="Default_20_Paragraph_20_Font">
      <style:text-properties style:font-name="Ubuntu" style:font-name-asian="Ubuntu" style:font-name-complex="Ubuntu"/>
    </style:style>
    <style:style style:name="T214_47" style:family="text" style:parent-style-name="Default_20_Paragraph_20_Font">
      <style:text-properties style:font-name="Ubuntu" style:font-name-asian="Ubuntu" style:font-name-complex="Ubuntu"/>
    </style:style>
    <style:style style:name="T214_48" style:family="text" style:parent-style-name="Default_20_Paragraph_20_Font">
      <style:text-properties style:font-name="Ubuntu" style:font-name-asian="Ubuntu" style:font-name-complex="Ubuntu"/>
    </style:style>
    <style:style style:name="T214_49" style:family="text" style:parent-style-name="Default_20_Paragraph_20_Font">
      <style:text-properties style:font-name="Ubuntu" style:font-name-asian="Ubuntu" style:font-name-complex="Ubuntu"/>
    </style:style>
    <style:style style:name="T214_50" style:family="text" style:parent-style-name="Default_20_Paragraph_20_Font">
      <style:text-properties style:font-name="Ubuntu" style:font-name-asian="Ubuntu" style:font-name-complex="Ubuntu"/>
    </style:style>
    <style:style style:name="T214_51" style:family="text" style:parent-style-name="Default_20_Paragraph_20_Font">
      <style:text-properties style:font-name="Ubuntu" style:font-name-asian="Ubuntu" style:font-name-complex="Ubuntu"/>
    </style:style>
    <style:style style:name="T214_52" style:family="text" style:parent-style-name="Default_20_Paragraph_20_Font">
      <style:text-properties style:font-name="Ubuntu" style:font-name-asian="Ubuntu" style:font-name-complex="Ubuntu"/>
    </style:style>
    <style:style style:name="P215" style:family="paragraph" style:parent-style-name="Heading_20_4">
      <style:paragraph-properties fo:text-align="justify" fo:break-before="auto"/>
    </style:style>
    <style:style style:name="T215_1" style:family="text" style:parent-style-name="Default_20_Paragraph_20_Font"/>
    <style:style style:name="T215_2" style:family="text" style:parent-style-name="Default_20_Paragraph_20_Font"/>
    <style:style style:name="P216" style:family="paragraph" style:parent-style-name="Standard">
      <style:paragraph-properties fo:text-align="justify" fo:break-before="auto"/>
    </style:style>
    <style:style style:name="T216_1" style:family="text" style:parent-style-name="Default_20_Paragraph_20_Font">
      <style:text-properties style:font-name="Ubuntu" style:font-name-asian="Ubuntu" style:font-name-complex="Ubuntu"/>
    </style:style>
    <style:style style:name="T216_2" style:family="text" style:parent-style-name="Default_20_Paragraph_20_Font">
      <style:text-properties style:font-name="Ubuntu" style:font-name-asian="Ubuntu" style:font-name-complex="Ubuntu"/>
    </style:style>
    <style:style style:name="T216_3" style:family="text" style:parent-style-name="Default_20_Paragraph_20_Font">
      <style:text-properties style:font-name="Ubuntu" style:font-name-asian="Ubuntu" style:font-name-complex="Ubuntu"/>
    </style:style>
    <style:style style:name="T216_4" style:family="text" style:parent-style-name="Default_20_Paragraph_20_Font">
      <style:text-properties style:font-name="Ubuntu" style:font-name-asian="Ubuntu" style:font-name-complex="Ubuntu"/>
    </style:style>
    <style:style style:name="T216_5" style:family="text" style:parent-style-name="Default_20_Paragraph_20_Font">
      <style:text-properties style:font-name="Ubuntu" style:font-name-asian="Ubuntu" style:font-name-complex="Ubuntu"/>
    </style:style>
    <style:style style:name="T216_6" style:family="text" style:parent-style-name="Default_20_Paragraph_20_Font">
      <style:text-properties style:font-name="Ubuntu" style:font-name-asian="Ubuntu" style:font-name-complex="Ubuntu"/>
    </style:style>
    <style:style style:name="T216_7" style:family="text" style:parent-style-name="Default_20_Paragraph_20_Font">
      <style:text-properties style:font-name="Ubuntu" style:font-name-asian="Ubuntu" style:font-name-complex="Ubuntu"/>
    </style:style>
    <style:style style:name="T216_8" style:family="text" style:parent-style-name="Default_20_Paragraph_20_Font">
      <style:text-properties style:font-name="Ubuntu" style:font-name-asian="Ubuntu" style:font-name-complex="Ubuntu"/>
    </style:style>
    <style:style style:name="T216_9" style:family="text" style:parent-style-name="Default_20_Paragraph_20_Font">
      <style:text-properties style:font-name="Ubuntu" style:font-name-asian="Ubuntu" style:font-name-complex="Ubuntu"/>
    </style:style>
    <style:style style:name="T216_10" style:family="text" style:parent-style-name="Default_20_Paragraph_20_Font">
      <style:text-properties style:font-name="Ubuntu" style:font-name-asian="Ubuntu" style:font-name-complex="Ubuntu"/>
    </style:style>
    <style:style style:name="T216_11" style:family="text" style:parent-style-name="Default_20_Paragraph_20_Font">
      <style:text-properties style:font-name="Ubuntu" style:font-name-asian="Ubuntu" style:font-name-complex="Ubuntu"/>
    </style:style>
    <style:style style:name="T216_12" style:family="text" style:parent-style-name="Default_20_Paragraph_20_Font">
      <style:text-properties style:font-name="Ubuntu" style:font-name-asian="Ubuntu" style:font-name-complex="Ubuntu"/>
    </style:style>
    <style:style style:name="T216_13" style:family="text" style:parent-style-name="Default_20_Paragraph_20_Font">
      <style:text-properties style:font-name="Ubuntu" style:font-name-asian="Ubuntu" style:font-name-complex="Ubuntu"/>
    </style:style>
    <style:style style:name="T216_14" style:family="text" style:parent-style-name="Default_20_Paragraph_20_Font">
      <style:text-properties style:font-name="Ubuntu" style:font-name-asian="Ubuntu" style:font-name-complex="Ubuntu"/>
    </style:style>
    <style:style style:name="T216_15" style:family="text" style:parent-style-name="Default_20_Paragraph_20_Font">
      <style:text-properties style:font-name="Ubuntu" style:font-name-asian="Ubuntu" style:font-name-complex="Ubuntu"/>
    </style:style>
    <style:style style:name="T216_16" style:family="text" style:parent-style-name="Default_20_Paragraph_20_Font">
      <style:text-properties style:font-name="Ubuntu" style:font-name-asian="Ubuntu" style:font-name-complex="Ubuntu"/>
    </style:style>
    <style:style style:name="T216_17" style:family="text" style:parent-style-name="Default_20_Paragraph_20_Font">
      <style:text-properties style:font-name="Ubuntu" style:font-name-asian="Ubuntu" style:font-name-complex="Ubuntu"/>
    </style:style>
    <style:style style:name="T216_18" style:family="text" style:parent-style-name="Default_20_Paragraph_20_Font">
      <style:text-properties style:font-name="Ubuntu" style:font-name-asian="Ubuntu" style:font-name-complex="Ubuntu"/>
    </style:style>
    <style:style style:name="T216_19" style:family="text" style:parent-style-name="Default_20_Paragraph_20_Font">
      <style:text-properties style:font-name="Ubuntu" style:font-name-asian="Ubuntu" style:font-name-complex="Ubuntu"/>
    </style:style>
    <style:style style:name="T216_20" style:family="text" style:parent-style-name="Default_20_Paragraph_20_Font">
      <style:text-properties style:font-name="Ubuntu" style:font-name-asian="Ubuntu" style:font-name-complex="Ubuntu"/>
    </style:style>
    <style:style style:name="T216_21" style:family="text" style:parent-style-name="Default_20_Paragraph_20_Font">
      <style:text-properties style:font-name="Ubuntu" style:font-name-asian="Ubuntu" style:font-name-complex="Ubuntu"/>
    </style:style>
    <style:style style:name="T216_22" style:family="text" style:parent-style-name="Default_20_Paragraph_20_Font">
      <style:text-properties style:font-name="Ubuntu" style:font-name-asian="Ubuntu" style:font-name-complex="Ubuntu"/>
    </style:style>
    <style:style style:name="T216_23" style:family="text" style:parent-style-name="Default_20_Paragraph_20_Font">
      <style:text-properties style:font-name="Ubuntu" style:font-name-asian="Ubuntu" style:font-name-complex="Ubuntu"/>
    </style:style>
    <style:style style:name="T216_24" style:family="text" style:parent-style-name="Default_20_Paragraph_20_Font">
      <style:text-properties style:font-name="Ubuntu" style:font-name-asian="Ubuntu" style:font-name-complex="Ubuntu"/>
    </style:style>
    <style:style style:name="T216_25" style:family="text" style:parent-style-name="Default_20_Paragraph_20_Font">
      <style:text-properties style:font-name="Ubuntu" style:font-name-asian="Ubuntu" style:font-name-complex="Ubuntu"/>
    </style:style>
    <style:style style:name="T216_26" style:family="text" style:parent-style-name="Default_20_Paragraph_20_Font">
      <style:text-properties style:font-name="Ubuntu" style:font-name-asian="Ubuntu" style:font-name-complex="Ubuntu"/>
    </style:style>
    <style:style style:name="T216_27" style:family="text" style:parent-style-name="Default_20_Paragraph_20_Font">
      <style:text-properties style:font-name="Ubuntu" style:font-name-asian="Ubuntu" style:font-name-complex="Ubuntu"/>
    </style:style>
    <style:style style:name="T216_28" style:family="text" style:parent-style-name="Default_20_Paragraph_20_Font">
      <style:text-properties style:font-name="Ubuntu" style:font-name-asian="Ubuntu" style:font-name-complex="Ubuntu"/>
    </style:style>
    <style:style style:name="T216_29" style:family="text" style:parent-style-name="Default_20_Paragraph_20_Font">
      <style:text-properties style:font-name="Ubuntu" style:font-name-asian="Ubuntu" style:font-name-complex="Ubuntu"/>
    </style:style>
    <style:style style:name="T216_30" style:family="text" style:parent-style-name="Default_20_Paragraph_20_Font">
      <style:text-properties style:font-name="Ubuntu" style:font-name-asian="Ubuntu" style:font-name-complex="Ubuntu"/>
    </style:style>
    <style:style style:name="T216_31" style:family="text" style:parent-style-name="Default_20_Paragraph_20_Font">
      <style:text-properties style:font-name="Ubuntu" style:font-name-asian="Ubuntu" style:font-name-complex="Ubuntu"/>
    </style:style>
    <style:style style:name="T216_32" style:family="text" style:parent-style-name="Default_20_Paragraph_20_Font">
      <style:text-properties style:font-name="Ubuntu" style:font-name-asian="Ubuntu" style:font-name-complex="Ubuntu"/>
    </style:style>
    <style:style style:name="T216_33" style:family="text" style:parent-style-name="Default_20_Paragraph_20_Font">
      <style:text-properties style:font-name="Ubuntu" style:font-name-asian="Ubuntu" style:font-name-complex="Ubuntu"/>
    </style:style>
    <style:style style:name="T216_34" style:family="text" style:parent-style-name="Default_20_Paragraph_20_Font">
      <style:text-properties style:font-name="Ubuntu" style:font-name-asian="Ubuntu" style:font-name-complex="Ubuntu"/>
    </style:style>
    <style:style style:name="T216_35" style:family="text" style:parent-style-name="Default_20_Paragraph_20_Font">
      <style:text-properties style:font-name="Ubuntu" style:font-name-asian="Ubuntu" style:font-name-complex="Ubuntu"/>
    </style:style>
    <style:style style:name="T216_36" style:family="text" style:parent-style-name="Default_20_Paragraph_20_Font">
      <style:text-properties style:font-name="Ubuntu" style:font-name-asian="Ubuntu" style:font-name-complex="Ubuntu"/>
    </style:style>
    <style:style style:name="T216_37" style:family="text" style:parent-style-name="Default_20_Paragraph_20_Font">
      <style:text-properties style:font-name="Ubuntu" style:font-name-asian="Ubuntu" style:font-name-complex="Ubuntu"/>
    </style:style>
    <style:style style:name="T216_38" style:family="text" style:parent-style-name="Default_20_Paragraph_20_Font">
      <style:text-properties style:font-name="Ubuntu" style:font-name-asian="Ubuntu" style:font-name-complex="Ubuntu"/>
    </style:style>
    <style:style style:name="T216_39" style:family="text" style:parent-style-name="Default_20_Paragraph_20_Font">
      <style:text-properties style:font-name="Ubuntu" style:font-name-asian="Ubuntu" style:font-name-complex="Ubuntu"/>
    </style:style>
    <style:style style:name="T216_40" style:family="text" style:parent-style-name="Default_20_Paragraph_20_Font">
      <style:text-properties style:font-name="Ubuntu" style:font-name-asian="Ubuntu" style:font-name-complex="Ubuntu"/>
    </style:style>
    <style:style style:name="T216_41" style:family="text" style:parent-style-name="Default_20_Paragraph_20_Font">
      <style:text-properties style:font-name="Ubuntu" style:font-name-asian="Ubuntu" style:font-name-complex="Ubuntu"/>
    </style:style>
    <style:style style:name="T216_42" style:family="text" style:parent-style-name="Default_20_Paragraph_20_Font">
      <style:text-properties style:font-name="Ubuntu" style:font-name-asian="Ubuntu" style:font-name-complex="Ubuntu"/>
    </style:style>
    <style:style style:name="P217" style:family="paragraph" style:parent-style-name="Heading_20_5">
      <style:paragraph-properties fo:text-align="justify" fo:break-before="auto"/>
    </style:style>
    <style:style style:name="T217_1" style:family="text" style:parent-style-name="Default_20_Paragraph_20_Font">
      <style:text-properties style:font-name="Ubuntu" style:font-name-asian="Ubuntu" style:font-name-complex="Ubuntu"/>
    </style:style>
    <style:style style:name="T217_2" style:family="text" style:parent-style-name="Default_20_Paragraph_20_Font">
      <style:text-properties style:font-name="Ubuntu" style:font-name-asian="Ubuntu" style:font-name-complex="Ubuntu"/>
    </style:style>
    <style:style style:name="T217_3" style:family="text" style:parent-style-name="Default_20_Paragraph_20_Font">
      <style:text-properties style:font-name="Ubuntu" style:font-name-asian="Ubuntu" style:font-name-complex="Ubuntu"/>
    </style:style>
    <style:style style:name="T217_4" style:family="text" style:parent-style-name="Default_20_Paragraph_20_Font">
      <style:text-properties style:font-name="Ubuntu" style:font-name-asian="Ubuntu" style:font-name-complex="Ubuntu"/>
    </style:style>
    <style:style style:name="P218" style:family="paragraph" style:parent-style-name="Standard">
      <style:paragraph-properties fo:text-align="justify" fo:break-before="auto" fo:text-indent="0cm" fo:line-height="100%" fo:margin-top="0cm" fo:margin-bottom="0cm" fo:margin-left="0cm" fo:margin-right="0cm"/>
    </style:style>
    <style:style style:name="T218_1" style:family="text" style:parent-style-name="Default_20_Paragraph_20_Font">
      <style:text-properties style:font-name="Ubuntu" style:font-name-asian="Ubuntu" style:font-name-complex="Ubuntu"/>
    </style:style>
    <style:style style:name="T218_2" style:family="text" style:parent-style-name="Default_20_Paragraph_20_Font">
      <style:text-properties style:font-name="Ubuntu" style:font-name-asian="Ubuntu" style:font-name-complex="Ubuntu"/>
    </style:style>
    <style:style style:name="T218_3" style:family="text" style:parent-style-name="Default_20_Paragraph_20_Font">
      <style:text-properties style:font-name="Ubuntu" style:font-name-asian="Ubuntu" style:font-name-complex="Ubuntu"/>
    </style:style>
    <style:style style:name="T218_4" style:family="text" style:parent-style-name="Default_20_Paragraph_20_Font">
      <style:text-properties style:font-name="Ubuntu" style:font-name-asian="Ubuntu" style:font-name-complex="Ubuntu"/>
    </style:style>
    <style:style style:name="T218_5" style:family="text" style:parent-style-name="Default_20_Paragraph_20_Font">
      <style:text-properties style:font-name="Ubuntu" style:font-name-asian="Ubuntu" style:font-name-complex="Ubuntu"/>
    </style:style>
    <style:style style:name="T218_6" style:family="text" style:parent-style-name="Default_20_Paragraph_20_Font">
      <style:text-properties style:font-name="Ubuntu" style:font-name-asian="Ubuntu" style:font-name-complex="Ubuntu"/>
    </style:style>
    <style:style style:name="T218_7" style:family="text" style:parent-style-name="Default_20_Paragraph_20_Font">
      <style:text-properties style:font-name="Ubuntu" style:font-name-asian="Ubuntu" style:font-name-complex="Ubuntu"/>
    </style:style>
    <style:style style:name="T218_8" style:family="text" style:parent-style-name="Default_20_Paragraph_20_Font">
      <style:text-properties style:font-name="Ubuntu" style:font-name-asian="Ubuntu" style:font-name-complex="Ubuntu"/>
    </style:style>
    <style:style style:name="T218_9" style:family="text" style:parent-style-name="Default_20_Paragraph_20_Font">
      <style:text-properties style:font-name="Ubuntu" style:font-name-asian="Ubuntu" style:font-name-complex="Ubuntu"/>
    </style:style>
    <style:style style:name="T218_10" style:family="text" style:parent-style-name="Default_20_Paragraph_20_Font">
      <style:text-properties style:font-name="Ubuntu" style:font-name-asian="Ubuntu" style:font-name-complex="Ubuntu"/>
    </style:style>
    <style:style style:name="T218_11" style:family="text" style:parent-style-name="Default_20_Paragraph_20_Font">
      <style:text-properties style:font-name="Ubuntu" style:font-name-asian="Ubuntu" style:font-name-complex="Ubuntu"/>
    </style:style>
    <style:style style:name="T218_12" style:family="text" style:parent-style-name="Default_20_Paragraph_20_Font">
      <style:text-properties style:font-name="Ubuntu" style:font-name-asian="Ubuntu" style:font-name-complex="Ubuntu"/>
    </style:style>
    <style:style style:name="T218_13" style:family="text" style:parent-style-name="Default_20_Paragraph_20_Font">
      <style:text-properties style:font-name="Ubuntu" style:font-name-asian="Ubuntu" style:font-name-complex="Ubuntu"/>
    </style:style>
    <style:style style:name="T218_14" style:family="text" style:parent-style-name="Default_20_Paragraph_20_Font">
      <style:text-properties style:font-name="Ubuntu" style:font-name-asian="Ubuntu" style:font-name-complex="Ubuntu"/>
    </style:style>
    <style:style style:name="T218_15" style:family="text" style:parent-style-name="Default_20_Paragraph_20_Font">
      <style:text-properties style:font-name="Ubuntu" style:font-name-asian="Ubuntu" style:font-name-complex="Ubuntu"/>
    </style:style>
    <style:style style:name="T218_16" style:family="text" style:parent-style-name="Default_20_Paragraph_20_Font">
      <style:text-properties style:font-name="Ubuntu" style:font-name-asian="Ubuntu" style:font-name-complex="Ubuntu"/>
    </style:style>
    <style:style style:name="T218_17" style:family="text" style:parent-style-name="Default_20_Paragraph_20_Font">
      <style:text-properties style:font-name="Ubuntu" style:font-name-asian="Ubuntu" style:font-name-complex="Ubuntu"/>
    </style:style>
    <style:style style:name="T218_18" style:family="text" style:parent-style-name="Default_20_Paragraph_20_Font">
      <style:text-properties style:font-name="Ubuntu" style:font-name-asian="Ubuntu" style:font-name-complex="Ubuntu"/>
    </style:style>
    <style:style style:name="T218_19" style:family="text" style:parent-style-name="Default_20_Paragraph_20_Font">
      <style:text-properties style:font-name="Ubuntu" style:font-name-asian="Ubuntu" style:font-name-complex="Ubuntu"/>
    </style:style>
    <style:style style:name="T218_20" style:family="text" style:parent-style-name="Default_20_Paragraph_20_Font">
      <style:text-properties style:font-name="Ubuntu" style:font-name-asian="Ubuntu" style:font-name-complex="Ubuntu"/>
    </style:style>
    <style:style style:name="T218_21" style:family="text" style:parent-style-name="Default_20_Paragraph_20_Font">
      <style:text-properties style:font-name="Ubuntu" style:font-name-asian="Ubuntu" style:font-name-complex="Ubuntu"/>
    </style:style>
    <style:style style:name="T218_22" style:family="text" style:parent-style-name="Default_20_Paragraph_20_Font">
      <style:text-properties style:font-name="Ubuntu" style:font-name-asian="Ubuntu" style:font-name-complex="Ubuntu"/>
    </style:style>
    <style:style style:name="T218_23" style:family="text" style:parent-style-name="Default_20_Paragraph_20_Font">
      <style:text-properties style:font-name="Ubuntu" style:font-name-asian="Ubuntu" style:font-name-complex="Ubuntu"/>
    </style:style>
    <style:style style:name="T218_24" style:family="text" style:parent-style-name="Default_20_Paragraph_20_Font">
      <style:text-properties style:font-name="Ubuntu" style:font-name-asian="Ubuntu" style:font-name-complex="Ubuntu"/>
    </style:style>
    <style:style style:name="T218_25" style:family="text" style:parent-style-name="Default_20_Paragraph_20_Font">
      <style:text-properties style:font-name="Ubuntu" style:font-name-asian="Ubuntu" style:font-name-complex="Ubuntu"/>
    </style:style>
    <style:style style:name="T218_26" style:family="text" style:parent-style-name="Default_20_Paragraph_20_Font">
      <style:text-properties style:font-name="Ubuntu" style:font-name-asian="Ubuntu" style:font-name-complex="Ubuntu"/>
    </style:style>
    <style:style style:name="T218_27" style:family="text" style:parent-style-name="Default_20_Paragraph_20_Font">
      <style:text-properties style:font-name="Ubuntu" style:font-name-asian="Ubuntu" style:font-name-complex="Ubuntu"/>
    </style:style>
    <style:style style:name="T218_28" style:family="text" style:parent-style-name="Default_20_Paragraph_20_Font">
      <style:text-properties style:font-name="Ubuntu" style:font-name-asian="Ubuntu" style:font-name-complex="Ubuntu"/>
    </style:style>
    <style:style style:name="T218_29" style:family="text" style:parent-style-name="Default_20_Paragraph_20_Font">
      <style:text-properties style:font-name="Ubuntu" style:font-name-asian="Ubuntu" style:font-name-complex="Ubuntu"/>
    </style:style>
    <style:style style:name="T218_30" style:family="text" style:parent-style-name="Default_20_Paragraph_20_Font">
      <style:text-properties style:font-name="Ubuntu" style:font-name-asian="Ubuntu" style:font-name-complex="Ubuntu"/>
    </style:style>
    <style:style style:name="T218_31" style:family="text" style:parent-style-name="Default_20_Paragraph_20_Font">
      <style:text-properties style:font-name="Ubuntu" style:font-name-asian="Ubuntu" style:font-name-complex="Ubuntu"/>
    </style:style>
    <style:style style:name="T218_32" style:family="text" style:parent-style-name="Default_20_Paragraph_20_Font">
      <style:text-properties style:font-name="Ubuntu" style:font-name-asian="Ubuntu" style:font-name-complex="Ubuntu"/>
    </style:style>
    <style:style style:name="T218_33" style:family="text" style:parent-style-name="Default_20_Paragraph_20_Font">
      <style:text-properties style:font-name="Ubuntu" style:font-name-asian="Ubuntu" style:font-name-complex="Ubuntu"/>
    </style:style>
    <style:style style:name="T218_34" style:family="text" style:parent-style-name="Default_20_Paragraph_20_Font">
      <style:text-properties style:font-name="Ubuntu" style:font-name-asian="Ubuntu" style:font-name-complex="Ubuntu"/>
    </style:style>
    <style:style style:name="T218_35" style:family="text" style:parent-style-name="Default_20_Paragraph_20_Font">
      <style:text-properties style:font-name="Ubuntu" style:font-name-asian="Ubuntu" style:font-name-complex="Ubuntu"/>
    </style:style>
    <style:style style:name="T218_36" style:family="text" style:parent-style-name="Default_20_Paragraph_20_Font">
      <style:text-properties style:font-name="Ubuntu" style:font-name-asian="Ubuntu" style:font-name-complex="Ubuntu"/>
    </style:style>
    <style:style style:name="T218_37" style:family="text" style:parent-style-name="Default_20_Paragraph_20_Font">
      <style:text-properties style:font-name="Ubuntu" style:font-name-asian="Ubuntu" style:font-name-complex="Ubuntu"/>
    </style:style>
    <style:style style:name="T218_38" style:family="text" style:parent-style-name="Default_20_Paragraph_20_Font">
      <style:text-properties style:font-name="Ubuntu" style:font-name-asian="Ubuntu" style:font-name-complex="Ubuntu"/>
    </style:style>
    <style:style style:name="T218_39" style:family="text" style:parent-style-name="Default_20_Paragraph_20_Font">
      <style:text-properties style:font-name="Ubuntu" style:font-name-asian="Ubuntu" style:font-name-complex="Ubuntu"/>
    </style:style>
    <style:style style:name="T218_40" style:family="text" style:parent-style-name="Default_20_Paragraph_20_Font">
      <style:text-properties style:font-name="Ubuntu" style:font-name-asian="Ubuntu" style:font-name-complex="Ubuntu"/>
    </style:style>
    <style:style style:name="T218_41" style:family="text" style:parent-style-name="Default_20_Paragraph_20_Font">
      <style:text-properties style:font-name="Ubuntu" style:font-name-asian="Ubuntu" style:font-name-complex="Ubuntu"/>
    </style:style>
    <style:style style:name="T218_42" style:family="text" style:parent-style-name="Default_20_Paragraph_20_Font">
      <style:text-properties style:font-name="Ubuntu" style:font-name-asian="Ubuntu" style:font-name-complex="Ubuntu"/>
    </style:style>
    <style:style style:name="T218_43" style:family="text" style:parent-style-name="Default_20_Paragraph_20_Font">
      <style:text-properties style:font-name="Ubuntu" style:font-name-asian="Ubuntu" style:font-name-complex="Ubuntu"/>
    </style:style>
    <style:style style:name="T218_44" style:family="text" style:parent-style-name="Default_20_Paragraph_20_Font">
      <style:text-properties style:font-name="Ubuntu" style:font-name-asian="Ubuntu" style:font-name-complex="Ubuntu"/>
    </style:style>
    <style:style style:name="T218_45" style:family="text" style:parent-style-name="Default_20_Paragraph_20_Font">
      <style:text-properties style:font-name="Ubuntu" style:font-name-asian="Ubuntu" style:font-name-complex="Ubuntu"/>
    </style:style>
    <style:style style:name="T218_46" style:family="text" style:parent-style-name="Default_20_Paragraph_20_Font">
      <style:text-properties style:font-name="Ubuntu" style:font-name-asian="Ubuntu" style:font-name-complex="Ubuntu"/>
    </style:style>
    <style:style style:name="T218_47" style:family="text" style:parent-style-name="Default_20_Paragraph_20_Font">
      <style:text-properties style:font-name="Ubuntu" style:font-name-asian="Ubuntu" style:font-name-complex="Ubuntu"/>
    </style:style>
    <style:style style:name="T218_48" style:family="text" style:parent-style-name="Default_20_Paragraph_20_Font">
      <style:text-properties style:font-name="Ubuntu" style:font-name-asian="Ubuntu" style:font-name-complex="Ubuntu"/>
    </style:style>
    <style:style style:name="T218_49" style:family="text" style:parent-style-name="Default_20_Paragraph_20_Font">
      <style:text-properties style:font-name="Ubuntu" style:font-name-asian="Ubuntu" style:font-name-complex="Ubuntu"/>
    </style:style>
    <style:style style:name="T218_50" style:family="text" style:parent-style-name="Default_20_Paragraph_20_Font">
      <style:text-properties style:font-name="Ubuntu" style:font-name-asian="Ubuntu" style:font-name-complex="Ubuntu"/>
    </style:style>
    <style:style style:name="T218_51" style:family="text" style:parent-style-name="Default_20_Paragraph_20_Font">
      <style:text-properties style:font-name="Ubuntu" style:font-name-asian="Ubuntu" style:font-name-complex="Ubuntu"/>
    </style:style>
    <style:style style:name="T218_52" style:family="text" style:parent-style-name="Default_20_Paragraph_20_Font">
      <style:text-properties style:font-name="Ubuntu" style:font-name-asian="Ubuntu" style:font-name-complex="Ubuntu"/>
    </style:style>
    <style:style style:name="P219" style:family="paragraph" style:parent-style-name="Heading_20_5">
      <style:paragraph-properties fo:text-align="justify" fo:break-before="auto"/>
    </style:style>
    <style:style style:name="T219_1" style:family="text" style:parent-style-name="Default_20_Paragraph_20_Font">
      <style:text-properties style:font-name="Ubuntu" style:font-name-asian="Ubuntu" style:font-name-complex="Ubuntu"/>
    </style:style>
    <style:style style:name="T219_2" style:family="text" style:parent-style-name="Default_20_Paragraph_20_Font">
      <style:text-properties style:font-name="Ubuntu" style:font-name-asian="Ubuntu" style:font-name-complex="Ubuntu"/>
    </style:style>
    <style:style style:name="T219_3" style:family="text" style:parent-style-name="Default_20_Paragraph_20_Font">
      <style:text-properties style:font-name="Ubuntu" style:font-name-asian="Ubuntu" style:font-name-complex="Ubuntu"/>
    </style:style>
    <style:style style:name="T219_4" style:family="text" style:parent-style-name="Default_20_Paragraph_20_Font">
      <style:text-properties style:font-name="Ubuntu" style:font-name-asian="Ubuntu" style:font-name-complex="Ubuntu"/>
    </style:style>
    <style:style style:name="P220" style:family="paragraph" style:parent-style-name="Standard">
      <style:paragraph-properties fo:text-align="justify" fo:break-before="auto" fo:text-indent="0cm" fo:line-height="100%" fo:margin-top="0cm" fo:margin-bottom="0cm" fo:margin-left="0cm" fo:margin-right="0cm"/>
    </style:style>
    <style:style style:name="T220_1" style:family="text" style:parent-style-name="Default_20_Paragraph_20_Font">
      <style:text-properties style:font-name="Ubuntu" style:font-name-asian="Ubuntu" style:font-name-complex="Ubuntu"/>
    </style:style>
    <style:style style:name="T220_2" style:family="text" style:parent-style-name="Default_20_Paragraph_20_Font">
      <style:text-properties style:font-name="Ubuntu" style:font-name-asian="Ubuntu" style:font-name-complex="Ubuntu"/>
    </style:style>
    <style:style style:name="T220_3" style:family="text" style:parent-style-name="Default_20_Paragraph_20_Font">
      <style:text-properties style:font-name="Ubuntu" style:font-name-asian="Ubuntu" style:font-name-complex="Ubuntu"/>
    </style:style>
    <style:style style:name="T220_4" style:family="text" style:parent-style-name="Default_20_Paragraph_20_Font">
      <style:text-properties style:font-name="Ubuntu" style:font-name-asian="Ubuntu" style:font-name-complex="Ubuntu"/>
    </style:style>
    <style:style style:name="T220_5" style:family="text" style:parent-style-name="Default_20_Paragraph_20_Font">
      <style:text-properties style:font-name="Ubuntu" style:font-name-asian="Ubuntu" style:font-name-complex="Ubuntu"/>
    </style:style>
    <style:style style:name="T220_6" style:family="text" style:parent-style-name="Default_20_Paragraph_20_Font">
      <style:text-properties style:font-name="Ubuntu" style:font-name-asian="Ubuntu" style:font-name-complex="Ubuntu"/>
    </style:style>
    <style:style style:name="T220_7" style:family="text" style:parent-style-name="Default_20_Paragraph_20_Font">
      <style:text-properties style:font-name="Ubuntu" style:font-name-asian="Ubuntu" style:font-name-complex="Ubuntu"/>
    </style:style>
    <style:style style:name="T220_8" style:family="text" style:parent-style-name="Default_20_Paragraph_20_Font">
      <style:text-properties style:font-name="Ubuntu" style:font-name-asian="Ubuntu" style:font-name-complex="Ubuntu"/>
    </style:style>
    <style:style style:name="T220_9" style:family="text" style:parent-style-name="Default_20_Paragraph_20_Font">
      <style:text-properties style:font-name="Ubuntu" style:font-name-asian="Ubuntu" style:font-name-complex="Ubuntu"/>
    </style:style>
    <style:style style:name="T220_10" style:family="text" style:parent-style-name="Default_20_Paragraph_20_Font">
      <style:text-properties style:font-name="Ubuntu" style:font-name-asian="Ubuntu" style:font-name-complex="Ubuntu"/>
    </style:style>
    <style:style style:name="T220_11" style:family="text" style:parent-style-name="Default_20_Paragraph_20_Font">
      <style:text-properties style:font-name="Ubuntu" style:font-name-asian="Ubuntu" style:font-name-complex="Ubuntu"/>
    </style:style>
    <style:style style:name="T220_12" style:family="text" style:parent-style-name="Default_20_Paragraph_20_Font">
      <style:text-properties style:font-name="Ubuntu" style:font-name-asian="Ubuntu" style:font-name-complex="Ubuntu"/>
    </style:style>
    <style:style style:name="T220_13" style:family="text" style:parent-style-name="Default_20_Paragraph_20_Font">
      <style:text-properties style:font-name="Ubuntu" style:font-name-asian="Ubuntu" style:font-name-complex="Ubuntu"/>
    </style:style>
    <style:style style:name="T220_14" style:family="text" style:parent-style-name="Default_20_Paragraph_20_Font">
      <style:text-properties style:font-name="Ubuntu" style:font-name-asian="Ubuntu" style:font-name-complex="Ubuntu"/>
    </style:style>
    <style:style style:name="T220_15" style:family="text" style:parent-style-name="Default_20_Paragraph_20_Font">
      <style:text-properties style:font-name="Ubuntu" style:font-name-asian="Ubuntu" style:font-name-complex="Ubuntu"/>
    </style:style>
    <style:style style:name="T220_16" style:family="text" style:parent-style-name="Default_20_Paragraph_20_Font">
      <style:text-properties style:font-name="Ubuntu" style:font-name-asian="Ubuntu" style:font-name-complex="Ubuntu"/>
    </style:style>
    <style:style style:name="T220_17" style:family="text" style:parent-style-name="Default_20_Paragraph_20_Font">
      <style:text-properties style:font-name="Ubuntu" style:font-name-asian="Ubuntu" style:font-name-complex="Ubuntu"/>
    </style:style>
    <style:style style:name="T220_18" style:family="text" style:parent-style-name="Default_20_Paragraph_20_Font">
      <style:text-properties style:font-name="Ubuntu" style:font-name-asian="Ubuntu" style:font-name-complex="Ubuntu"/>
    </style:style>
    <style:style style:name="T220_19" style:family="text" style:parent-style-name="Default_20_Paragraph_20_Font">
      <style:text-properties style:font-name="Ubuntu" style:font-name-asian="Ubuntu" style:font-name-complex="Ubuntu"/>
    </style:style>
    <style:style style:name="T220_20" style:family="text" style:parent-style-name="Default_20_Paragraph_20_Font">
      <style:text-properties style:font-name="Ubuntu" style:font-name-asian="Ubuntu" style:font-name-complex="Ubuntu"/>
    </style:style>
    <style:style style:name="T220_21" style:family="text" style:parent-style-name="Default_20_Paragraph_20_Font">
      <style:text-properties style:font-name="Ubuntu" style:font-name-asian="Ubuntu" style:font-name-complex="Ubuntu"/>
    </style:style>
    <style:style style:name="T220_22" style:family="text" style:parent-style-name="Default_20_Paragraph_20_Font">
      <style:text-properties style:font-name="Ubuntu" style:font-name-asian="Ubuntu" style:font-name-complex="Ubuntu"/>
    </style:style>
    <style:style style:name="T220_23" style:family="text" style:parent-style-name="Default_20_Paragraph_20_Font">
      <style:text-properties style:font-name="Ubuntu" style:font-name-asian="Ubuntu" style:font-name-complex="Ubuntu"/>
    </style:style>
    <style:style style:name="T220_24" style:family="text" style:parent-style-name="Default_20_Paragraph_20_Font">
      <style:text-properties style:font-name="Ubuntu" style:font-name-asian="Ubuntu" style:font-name-complex="Ubuntu"/>
    </style:style>
    <style:style style:name="T220_25" style:family="text" style:parent-style-name="Default_20_Paragraph_20_Font">
      <style:text-properties style:font-name="Ubuntu" style:font-name-asian="Ubuntu" style:font-name-complex="Ubuntu"/>
    </style:style>
    <style:style style:name="T220_26" style:family="text" style:parent-style-name="Default_20_Paragraph_20_Font">
      <style:text-properties style:font-name="Ubuntu" style:font-name-asian="Ubuntu" style:font-name-complex="Ubuntu"/>
    </style:style>
    <style:style style:name="T220_27" style:family="text" style:parent-style-name="Default_20_Paragraph_20_Font">
      <style:text-properties style:font-name="Ubuntu" style:font-name-asian="Ubuntu" style:font-name-complex="Ubuntu"/>
    </style:style>
    <style:style style:name="T220_28" style:family="text" style:parent-style-name="Default_20_Paragraph_20_Font">
      <style:text-properties style:font-name="Ubuntu" style:font-name-asian="Ubuntu" style:font-name-complex="Ubuntu"/>
    </style:style>
    <style:style style:name="T220_29" style:family="text" style:parent-style-name="Default_20_Paragraph_20_Font">
      <style:text-properties style:font-name="Ubuntu" style:font-name-asian="Ubuntu" style:font-name-complex="Ubuntu"/>
    </style:style>
    <style:style style:name="T220_30" style:family="text" style:parent-style-name="Default_20_Paragraph_20_Font">
      <style:text-properties style:font-name="Ubuntu" style:font-name-asian="Ubuntu" style:font-name-complex="Ubuntu"/>
    </style:style>
    <style:style style:name="T220_31" style:family="text" style:parent-style-name="Default_20_Paragraph_20_Font">
      <style:text-properties style:font-name="Ubuntu" style:font-name-asian="Ubuntu" style:font-name-complex="Ubuntu"/>
    </style:style>
    <style:style style:name="T220_32" style:family="text" style:parent-style-name="Default_20_Paragraph_20_Font">
      <style:text-properties style:font-name="Ubuntu" style:font-name-asian="Ubuntu" style:font-name-complex="Ubuntu"/>
    </style:style>
    <style:style style:name="T220_33" style:family="text" style:parent-style-name="Default_20_Paragraph_20_Font">
      <style:text-properties style:font-name="Ubuntu" style:font-name-asian="Ubuntu" style:font-name-complex="Ubuntu"/>
    </style:style>
    <style:style style:name="T220_34" style:family="text" style:parent-style-name="Default_20_Paragraph_20_Font">
      <style:text-properties style:font-name="Ubuntu" style:font-name-asian="Ubuntu" style:font-name-complex="Ubuntu"/>
    </style:style>
    <style:style style:name="T220_35" style:family="text" style:parent-style-name="Default_20_Paragraph_20_Font">
      <style:text-properties style:font-name="Ubuntu" style:font-name-asian="Ubuntu" style:font-name-complex="Ubuntu"/>
    </style:style>
    <style:style style:name="T220_36" style:family="text" style:parent-style-name="Default_20_Paragraph_20_Font">
      <style:text-properties style:font-name="Ubuntu" style:font-name-asian="Ubuntu" style:font-name-complex="Ubuntu"/>
    </style:style>
    <style:style style:name="T220_37" style:family="text" style:parent-style-name="Default_20_Paragraph_20_Font">
      <style:text-properties style:font-name="Ubuntu" style:font-name-asian="Ubuntu" style:font-name-complex="Ubuntu"/>
    </style:style>
    <style:style style:name="T220_38" style:family="text" style:parent-style-name="Default_20_Paragraph_20_Font">
      <style:text-properties style:font-name="Ubuntu" style:font-name-asian="Ubuntu" style:font-name-complex="Ubuntu"/>
    </style:style>
    <style:style style:name="T220_39" style:family="text" style:parent-style-name="Default_20_Paragraph_20_Font">
      <style:text-properties style:font-name="Ubuntu" style:font-name-asian="Ubuntu" style:font-name-complex="Ubuntu"/>
    </style:style>
    <style:style style:name="T220_40" style:family="text" style:parent-style-name="Default_20_Paragraph_20_Font">
      <style:text-properties style:font-name="Ubuntu" style:font-name-asian="Ubuntu" style:font-name-complex="Ubuntu"/>
    </style:style>
    <style:style style:name="T220_41" style:family="text" style:parent-style-name="Default_20_Paragraph_20_Font">
      <style:text-properties style:font-name="Ubuntu" style:font-name-asian="Ubuntu" style:font-name-complex="Ubuntu"/>
    </style:style>
    <style:style style:name="T220_42" style:family="text" style:parent-style-name="Default_20_Paragraph_20_Font">
      <style:text-properties style:font-name="Ubuntu" style:font-name-asian="Ubuntu" style:font-name-complex="Ubuntu"/>
    </style:style>
    <style:style style:name="T220_43" style:family="text" style:parent-style-name="Default_20_Paragraph_20_Font">
      <style:text-properties style:font-name="Ubuntu" style:font-name-asian="Ubuntu" style:font-name-complex="Ubuntu"/>
    </style:style>
    <style:style style:name="T220_44" style:family="text" style:parent-style-name="Default_20_Paragraph_20_Font">
      <style:text-properties style:font-name="Ubuntu" style:font-name-asian="Ubuntu" style:font-name-complex="Ubuntu"/>
    </style:style>
    <style:style style:name="T220_45" style:family="text" style:parent-style-name="Default_20_Paragraph_20_Font">
      <style:text-properties style:font-name="Ubuntu" style:font-name-asian="Ubuntu" style:font-name-complex="Ubuntu"/>
    </style:style>
    <style:style style:name="T220_46" style:family="text" style:parent-style-name="Default_20_Paragraph_20_Font">
      <style:text-properties style:font-name="Ubuntu" style:font-name-asian="Ubuntu" style:font-name-complex="Ubuntu"/>
    </style:style>
    <style:style style:name="T220_47" style:family="text" style:parent-style-name="Default_20_Paragraph_20_Font">
      <style:text-properties style:font-name="Ubuntu" style:font-name-asian="Ubuntu" style:font-name-complex="Ubuntu"/>
    </style:style>
    <style:style style:name="T220_48" style:family="text" style:parent-style-name="Default_20_Paragraph_20_Font">
      <style:text-properties style:font-name="Ubuntu" style:font-name-asian="Ubuntu" style:font-name-complex="Ubuntu"/>
    </style:style>
    <style:style style:name="T220_49" style:family="text" style:parent-style-name="Default_20_Paragraph_20_Font">
      <style:text-properties style:font-name="Ubuntu" style:font-name-asian="Ubuntu" style:font-name-complex="Ubuntu"/>
    </style:style>
    <style:style style:name="T220_50" style:family="text" style:parent-style-name="Default_20_Paragraph_20_Font">
      <style:text-properties style:font-name="Ubuntu" style:font-name-asian="Ubuntu" style:font-name-complex="Ubuntu"/>
    </style:style>
    <style:style style:name="T220_51" style:family="text" style:parent-style-name="Default_20_Paragraph_20_Font">
      <style:text-properties style:font-name="Ubuntu" style:font-name-asian="Ubuntu" style:font-name-complex="Ubuntu"/>
    </style:style>
    <style:style style:name="T220_52" style:family="text" style:parent-style-name="Default_20_Paragraph_20_Font">
      <style:text-properties style:font-name="Ubuntu" style:font-name-asian="Ubuntu" style:font-name-complex="Ubuntu"/>
    </style:style>
    <style:style style:name="T220_53" style:family="text" style:parent-style-name="Default_20_Paragraph_20_Font">
      <style:text-properties style:font-name="Ubuntu" style:font-name-asian="Ubuntu" style:font-name-complex="Ubuntu"/>
    </style:style>
    <style:style style:name="T220_54" style:family="text" style:parent-style-name="Default_20_Paragraph_20_Font">
      <style:text-properties style:font-name="Ubuntu" style:font-name-asian="Ubuntu" style:font-name-complex="Ubuntu"/>
    </style:style>
    <style:style style:name="T220_55" style:family="text" style:parent-style-name="Default_20_Paragraph_20_Font">
      <style:text-properties style:font-name="Ubuntu" style:font-name-asian="Ubuntu" style:font-name-complex="Ubuntu"/>
    </style:style>
    <style:style style:name="T220_56" style:family="text" style:parent-style-name="Default_20_Paragraph_20_Font">
      <style:text-properties style:font-name="Ubuntu" style:font-name-asian="Ubuntu" style:font-name-complex="Ubuntu"/>
    </style:style>
    <style:style style:name="T220_57" style:family="text" style:parent-style-name="Default_20_Paragraph_20_Font">
      <style:text-properties style:font-name="Ubuntu" style:font-name-asian="Ubuntu" style:font-name-complex="Ubuntu"/>
    </style:style>
    <style:style style:name="T220_58" style:family="text" style:parent-style-name="Default_20_Paragraph_20_Font">
      <style:text-properties style:font-name="Ubuntu" style:font-name-asian="Ubuntu" style:font-name-complex="Ubuntu"/>
    </style:style>
    <style:style style:name="T220_59" style:family="text" style:parent-style-name="Default_20_Paragraph_20_Font">
      <style:text-properties style:font-name="Ubuntu" style:font-name-asian="Ubuntu" style:font-name-complex="Ubuntu"/>
    </style:style>
    <style:style style:name="T220_60" style:family="text" style:parent-style-name="Default_20_Paragraph_20_Font">
      <style:text-properties style:font-name="Ubuntu" style:font-name-asian="Ubuntu" style:font-name-complex="Ubuntu"/>
    </style:style>
    <style:style style:name="T220_61" style:family="text" style:parent-style-name="Default_20_Paragraph_20_Font">
      <style:text-properties style:font-name="Ubuntu" style:font-name-asian="Ubuntu" style:font-name-complex="Ubuntu"/>
    </style:style>
    <style:style style:name="T220_62" style:family="text" style:parent-style-name="Default_20_Paragraph_20_Font">
      <style:text-properties style:font-name="Ubuntu" style:font-name-asian="Ubuntu" style:font-name-complex="Ubuntu"/>
    </style:style>
    <style:style style:name="T220_63" style:family="text" style:parent-style-name="Default_20_Paragraph_20_Font">
      <style:text-properties style:font-name="Ubuntu" style:font-name-asian="Ubuntu" style:font-name-complex="Ubuntu"/>
    </style:style>
    <style:style style:name="T220_64" style:family="text" style:parent-style-name="Default_20_Paragraph_20_Font">
      <style:text-properties style:font-name="Ubuntu" style:font-name-asian="Ubuntu" style:font-name-complex="Ubuntu"/>
    </style:style>
    <style:style style:name="P221" style:family="paragraph" style:parent-style-name="Heading_20_5">
      <style:paragraph-properties fo:text-align="justify" fo:break-before="auto"/>
    </style:style>
    <style:style style:name="T221_1" style:family="text" style:parent-style-name="Default_20_Paragraph_20_Font">
      <style:text-properties style:font-name="Ubuntu" style:font-name-asian="Ubuntu" style:font-name-complex="Ubuntu"/>
    </style:style>
    <style:style style:name="T221_2" style:family="text" style:parent-style-name="Default_20_Paragraph_20_Font">
      <style:text-properties style:font-name="Ubuntu" style:font-name-asian="Ubuntu" style:font-name-complex="Ubuntu"/>
    </style:style>
    <style:style style:name="T221_3" style:family="text" style:parent-style-name="Default_20_Paragraph_20_Font">
      <style:text-properties style:font-name="Ubuntu" style:font-name-asian="Ubuntu" style:font-name-complex="Ubuntu"/>
    </style:style>
    <style:style style:name="T221_4" style:family="text" style:parent-style-name="Default_20_Paragraph_20_Font">
      <style:text-properties style:font-name="Ubuntu" style:font-name-asian="Ubuntu" style:font-name-complex="Ubuntu"/>
    </style:style>
    <style:style style:name="P222" style:family="paragraph" style:parent-style-name="Standard">
      <style:paragraph-properties fo:text-align="justify" fo:break-before="auto" fo:text-indent="0cm" fo:line-height="100%" fo:margin-top="0cm" fo:margin-bottom="0cm" fo:margin-left="0cm" fo:margin-right="0cm"/>
    </style:style>
    <style:style style:name="T222_1" style:family="text" style:parent-style-name="Default_20_Paragraph_20_Font">
      <style:text-properties style:font-name="Ubuntu" style:font-name-asian="Ubuntu" style:font-name-complex="Ubuntu"/>
    </style:style>
    <style:style style:name="T222_2" style:family="text" style:parent-style-name="Default_20_Paragraph_20_Font">
      <style:text-properties style:font-name="Ubuntu" style:font-name-asian="Ubuntu" style:font-name-complex="Ubuntu"/>
    </style:style>
    <style:style style:name="T222_3" style:family="text" style:parent-style-name="Default_20_Paragraph_20_Font">
      <style:text-properties style:font-name="Ubuntu" style:font-name-asian="Ubuntu" style:font-name-complex="Ubuntu"/>
    </style:style>
    <style:style style:name="T222_4" style:family="text" style:parent-style-name="Default_20_Paragraph_20_Font">
      <style:text-properties style:font-name="Ubuntu" style:font-name-asian="Ubuntu" style:font-name-complex="Ubuntu"/>
    </style:style>
    <style:style style:name="T222_5" style:family="text" style:parent-style-name="Default_20_Paragraph_20_Font">
      <style:text-properties style:font-name="Ubuntu" style:font-name-asian="Ubuntu" style:font-name-complex="Ubuntu"/>
    </style:style>
    <style:style style:name="T222_6" style:family="text" style:parent-style-name="Default_20_Paragraph_20_Font">
      <style:text-properties style:font-name="Ubuntu" style:font-name-asian="Ubuntu" style:font-name-complex="Ubuntu"/>
    </style:style>
    <style:style style:name="T222_7" style:family="text" style:parent-style-name="Default_20_Paragraph_20_Font">
      <style:text-properties style:font-name="Ubuntu" style:font-name-asian="Ubuntu" style:font-name-complex="Ubuntu"/>
    </style:style>
    <style:style style:name="T222_8" style:family="text" style:parent-style-name="Default_20_Paragraph_20_Font">
      <style:text-properties style:font-name="Ubuntu" style:font-name-asian="Ubuntu" style:font-name-complex="Ubuntu"/>
    </style:style>
    <style:style style:name="T222_9" style:family="text" style:parent-style-name="Default_20_Paragraph_20_Font">
      <style:text-properties style:font-name="Ubuntu" style:font-name-asian="Ubuntu" style:font-name-complex="Ubuntu"/>
    </style:style>
    <style:style style:name="T222_10" style:family="text" style:parent-style-name="Default_20_Paragraph_20_Font">
      <style:text-properties style:font-name="Ubuntu" style:font-name-asian="Ubuntu" style:font-name-complex="Ubuntu"/>
    </style:style>
    <style:style style:name="T222_11" style:family="text" style:parent-style-name="Default_20_Paragraph_20_Font">
      <style:text-properties style:font-name="Ubuntu" style:font-name-asian="Ubuntu" style:font-name-complex="Ubuntu"/>
    </style:style>
    <style:style style:name="T222_12" style:family="text" style:parent-style-name="Default_20_Paragraph_20_Font">
      <style:text-properties style:font-name="Ubuntu" style:font-name-asian="Ubuntu" style:font-name-complex="Ubuntu"/>
    </style:style>
    <style:style style:name="T222_13" style:family="text" style:parent-style-name="Default_20_Paragraph_20_Font">
      <style:text-properties style:font-name="Ubuntu" style:font-name-asian="Ubuntu" style:font-name-complex="Ubuntu"/>
    </style:style>
    <style:style style:name="T222_14" style:family="text" style:parent-style-name="Default_20_Paragraph_20_Font">
      <style:text-properties style:font-name="Ubuntu" style:font-name-asian="Ubuntu" style:font-name-complex="Ubuntu"/>
    </style:style>
    <style:style style:name="T222_15" style:family="text" style:parent-style-name="Default_20_Paragraph_20_Font">
      <style:text-properties style:font-name="Ubuntu" style:font-name-asian="Ubuntu" style:font-name-complex="Ubuntu"/>
    </style:style>
    <style:style style:name="T222_16" style:family="text" style:parent-style-name="Default_20_Paragraph_20_Font">
      <style:text-properties style:font-name="Ubuntu" style:font-name-asian="Ubuntu" style:font-name-complex="Ubuntu"/>
    </style:style>
    <style:style style:name="T222_17" style:family="text" style:parent-style-name="Default_20_Paragraph_20_Font">
      <style:text-properties style:font-name="Ubuntu" style:font-name-asian="Ubuntu" style:font-name-complex="Ubuntu"/>
    </style:style>
    <style:style style:name="T222_18" style:family="text" style:parent-style-name="Default_20_Paragraph_20_Font">
      <style:text-properties style:font-name="Ubuntu" style:font-name-asian="Ubuntu" style:font-name-complex="Ubuntu"/>
    </style:style>
    <style:style style:name="T222_19" style:family="text" style:parent-style-name="Default_20_Paragraph_20_Font">
      <style:text-properties style:font-name="Ubuntu" style:font-name-asian="Ubuntu" style:font-name-complex="Ubuntu"/>
    </style:style>
    <style:style style:name="T222_20" style:family="text" style:parent-style-name="Default_20_Paragraph_20_Font">
      <style:text-properties style:font-name="Ubuntu" style:font-name-asian="Ubuntu" style:font-name-complex="Ubuntu"/>
    </style:style>
    <style:style style:name="T222_21" style:family="text" style:parent-style-name="Default_20_Paragraph_20_Font">
      <style:text-properties style:font-name="Ubuntu" style:font-name-asian="Ubuntu" style:font-name-complex="Ubuntu"/>
    </style:style>
    <style:style style:name="T222_22" style:family="text" style:parent-style-name="Default_20_Paragraph_20_Font">
      <style:text-properties style:font-name="Ubuntu" style:font-name-asian="Ubuntu" style:font-name-complex="Ubuntu"/>
    </style:style>
    <style:style style:name="T222_23" style:family="text" style:parent-style-name="Default_20_Paragraph_20_Font">
      <style:text-properties style:font-name="Ubuntu" style:font-name-asian="Ubuntu" style:font-name-complex="Ubuntu"/>
    </style:style>
    <style:style style:name="T222_24" style:family="text" style:parent-style-name="Default_20_Paragraph_20_Font">
      <style:text-properties style:font-name="Ubuntu" style:font-name-asian="Ubuntu" style:font-name-complex="Ubuntu"/>
    </style:style>
    <style:style style:name="T222_25" style:family="text" style:parent-style-name="Default_20_Paragraph_20_Font">
      <style:text-properties style:font-name="Ubuntu" style:font-name-asian="Ubuntu" style:font-name-complex="Ubuntu"/>
    </style:style>
    <style:style style:name="T222_26" style:family="text" style:parent-style-name="Default_20_Paragraph_20_Font">
      <style:text-properties style:font-name="Ubuntu" style:font-name-asian="Ubuntu" style:font-name-complex="Ubuntu"/>
    </style:style>
    <style:style style:name="T222_27" style:family="text" style:parent-style-name="Default_20_Paragraph_20_Font">
      <style:text-properties style:font-name="Ubuntu" style:font-name-asian="Ubuntu" style:font-name-complex="Ubuntu"/>
    </style:style>
    <style:style style:name="T222_28" style:family="text" style:parent-style-name="Default_20_Paragraph_20_Font">
      <style:text-properties style:font-name="Ubuntu" style:font-name-asian="Ubuntu" style:font-name-complex="Ubuntu"/>
    </style:style>
    <style:style style:name="P223" style:family="paragraph" style:parent-style-name="Heading_20_4">
      <style:paragraph-properties fo:text-align="justify" fo:break-before="auto"/>
    </style:style>
    <style:style style:name="T223_1" style:family="text" style:parent-style-name="Default_20_Paragraph_20_Font"/>
    <style:style style:name="P224" style:family="paragraph" style:parent-style-name="Standard">
      <style:paragraph-properties fo:text-align="justify" fo:break-before="auto" fo:text-indent="0cm" fo:line-height="100%" fo:margin-top="0cm" fo:margin-bottom="0.212cm" fo:margin-left="0cm" fo:margin-right="0cm"/>
    </style:style>
    <style:style style:name="T224_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24_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24_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24_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24_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24_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24_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24_8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24_9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24_10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24_11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24_12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24_13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24_14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24_15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24_16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24_17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24_18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T224_19" style:family="text" style:parent-style-name="Default_20_Paragraph_20_Font">
      <style:text-properties style:font-name="Ubuntu" style:font-name-asian="Ubuntu" style:font-name-complex="Ubuntu"/>
    </style:style>
    <style:style style:name="T224_20" style:family="text" style:parent-style-name="Default_20_Paragraph_20_Font">
      <style:text-properties style:font-name="Ubuntu" style:font-name-asian="Ubuntu" style:font-name-complex="Ubuntu"/>
    </style:style>
    <style:style style:name="T224_21" style:family="text" style:parent-style-name="Default_20_Paragraph_20_Font">
      <style:text-properties style:font-name="Ubuntu" style:font-name-asian="Ubuntu" style:font-name-complex="Ubuntu"/>
    </style:style>
    <style:style style:name="T224_22" style:family="text" style:parent-style-name="Default_20_Paragraph_20_Font">
      <style:text-properties style:font-name="Ubuntu" style:font-name-asian="Ubuntu" style:font-name-complex="Ubuntu"/>
    </style:style>
    <style:style style:name="T224_23" style:family="text" style:parent-style-name="Default_20_Paragraph_20_Font">
      <style:text-properties style:font-name="Ubuntu" style:font-name-asian="Ubuntu" style:font-name-complex="Ubuntu"/>
    </style:style>
    <style:style style:name="T224_24" style:family="text" style:parent-style-name="Default_20_Paragraph_20_Font">
      <style:text-properties style:font-name="Ubuntu" style:font-name-asian="Ubuntu" style:font-name-complex="Ubuntu"/>
    </style:style>
    <style:style style:name="T224_25" style:family="text" style:parent-style-name="Default_20_Paragraph_20_Font">
      <style:text-properties style:font-name="Ubuntu" style:font-name-asian="Ubuntu" style:font-name-complex="Ubuntu"/>
    </style:style>
    <style:style style:name="T224_26" style:family="text" style:parent-style-name="Default_20_Paragraph_20_Font">
      <style:text-properties style:font-name="Ubuntu" style:font-name-asian="Ubuntu" style:font-name-complex="Ubuntu"/>
    </style:style>
    <style:style style:name="T224_27" style:family="text" style:parent-style-name="Default_20_Paragraph_20_Font">
      <style:text-properties style:font-name="Ubuntu" style:font-name-asian="Ubuntu" style:font-name-complex="Ubuntu"/>
    </style:style>
    <style:style style:name="T224_28" style:family="text" style:parent-style-name="Default_20_Paragraph_20_Font">
      <style:text-properties style:font-name="Ubuntu" style:font-name-asian="Ubuntu" style:font-name-complex="Ubuntu"/>
    </style:style>
    <style:style style:name="T224_29" style:family="text" style:parent-style-name="Default_20_Paragraph_20_Font">
      <style:text-properties style:font-name="Ubuntu" style:font-name-asian="Ubuntu" style:font-name-complex="Ubuntu"/>
    </style:style>
    <style:style style:name="T224_30" style:family="text" style:parent-style-name="Default_20_Paragraph_20_Font">
      <style:text-properties style:font-name="Ubuntu" style:font-name-asian="Ubuntu" style:font-name-complex="Ubuntu"/>
    </style:style>
    <style:style style:name="T224_31" style:family="text" style:parent-style-name="Default_20_Paragraph_20_Font">
      <style:text-properties style:font-name="Ubuntu" style:font-name-asian="Ubuntu" style:font-name-complex="Ubuntu"/>
    </style:style>
    <style:style style:name="T224_32" style:family="text" style:parent-style-name="Default_20_Paragraph_20_Font">
      <style:text-properties style:font-name="Ubuntu" style:font-name-asian="Ubuntu" style:font-name-complex="Ubuntu"/>
    </style:style>
    <style:style style:name="T224_33" style:family="text" style:parent-style-name="Default_20_Paragraph_20_Font">
      <style:text-properties style:font-name="Ubuntu" style:font-name-asian="Ubuntu" style:font-name-complex="Ubuntu"/>
    </style:style>
    <style:style style:name="T224_34" style:family="text" style:parent-style-name="Default_20_Paragraph_20_Font">
      <style:text-properties style:font-name="Ubuntu" style:font-name-asian="Ubuntu" style:font-name-complex="Ubuntu"/>
    </style:style>
    <style:style style:name="T224_35" style:family="text" style:parent-style-name="Default_20_Paragraph_20_Font">
      <style:text-properties style:font-name="Ubuntu" style:font-name-asian="Ubuntu" style:font-name-complex="Ubuntu"/>
    </style:style>
    <style:style style:name="T224_36" style:family="text" style:parent-style-name="Default_20_Paragraph_20_Font">
      <style:text-properties style:font-name="Ubuntu" style:font-name-asian="Ubuntu" style:font-name-complex="Ubuntu"/>
    </style:style>
    <style:style style:name="T224_37" style:family="text" style:parent-style-name="Default_20_Paragraph_20_Font">
      <style:text-properties style:font-name="Ubuntu" style:font-name-asian="Ubuntu" style:font-name-complex="Ubuntu"/>
    </style:style>
    <style:style style:name="T224_38" style:family="text" style:parent-style-name="Default_20_Paragraph_20_Font">
      <style:text-properties style:font-name="Ubuntu" style:font-name-asian="Ubuntu" style:font-name-complex="Ubuntu"/>
    </style:style>
    <style:style style:name="T224_39" style:family="text" style:parent-style-name="Default_20_Paragraph_20_Font">
      <style:text-properties style:font-name="Ubuntu" style:font-name-asian="Ubuntu" style:font-name-complex="Ubuntu"/>
    </style:style>
    <style:style style:name="T224_40" style:family="text" style:parent-style-name="Default_20_Paragraph_20_Font">
      <style:text-properties style:font-name="Ubuntu" style:font-name-asian="Ubuntu" style:font-name-complex="Ubuntu"/>
    </style:style>
    <style:style style:name="T224_41" style:family="text" style:parent-style-name="Default_20_Paragraph_20_Font">
      <style:text-properties style:font-name="Ubuntu" style:font-name-asian="Ubuntu" style:font-name-complex="Ubuntu"/>
    </style:style>
    <style:style style:name="T224_42" style:family="text" style:parent-style-name="Default_20_Paragraph_20_Font">
      <style:text-properties style:font-name="Ubuntu" style:font-name-asian="Ubuntu" style:font-name-complex="Ubuntu"/>
    </style:style>
    <style:style style:name="T224_43" style:family="text" style:parent-style-name="Default_20_Paragraph_20_Font">
      <style:text-properties style:font-name="Ubuntu" style:font-name-asian="Ubuntu" style:font-name-complex="Ubuntu"/>
    </style:style>
    <style:style style:name="T224_44" style:family="text" style:parent-style-name="Default_20_Paragraph_20_Font">
      <style:text-properties style:font-name="Ubuntu" style:font-name-asian="Ubuntu" style:font-name-complex="Ubuntu"/>
    </style:style>
    <style:style style:name="T224_45" style:family="text" style:parent-style-name="Default_20_Paragraph_20_Font">
      <style:text-properties style:font-name="Ubuntu" style:font-name-asian="Ubuntu" style:font-name-complex="Ubuntu"/>
    </style:style>
    <style:style style:name="T224_46" style:family="text" style:parent-style-name="Default_20_Paragraph_20_Font">
      <style:text-properties style:font-name="Ubuntu" style:font-name-asian="Ubuntu" style:font-name-complex="Ubuntu"/>
    </style:style>
    <style:style style:name="T224_47" style:family="text" style:parent-style-name="Default_20_Paragraph_20_Font">
      <style:text-properties style:font-name="Ubuntu" style:font-name-asian="Ubuntu" style:font-name-complex="Ubuntu"/>
    </style:style>
    <style:style style:name="T224_48" style:family="text" style:parent-style-name="Default_20_Paragraph_20_Font">
      <style:text-properties style:font-name="Ubuntu" style:font-name-asian="Ubuntu" style:font-name-complex="Ubuntu"/>
    </style:style>
    <style:style style:name="T224_49" style:family="text" style:parent-style-name="Default_20_Paragraph_20_Font">
      <style:text-properties style:font-name="Ubuntu" style:font-name-asian="Ubuntu" style:font-name-complex="Ubuntu"/>
    </style:style>
    <style:style style:name="T224_50" style:family="text" style:parent-style-name="Default_20_Paragraph_20_Font">
      <style:text-properties style:font-name="Ubuntu" style:font-name-asian="Ubuntu" style:font-name-complex="Ubuntu"/>
    </style:style>
    <style:style style:name="T224_51" style:family="text" style:parent-style-name="Default_20_Paragraph_20_Font">
      <style:text-properties style:font-name="Ubuntu" style:font-name-asian="Ubuntu" style:font-name-complex="Ubuntu"/>
    </style:style>
    <style:style style:name="T224_52" style:family="text" style:parent-style-name="Default_20_Paragraph_20_Font">
      <style:text-properties style:font-name="Ubuntu" style:font-name-asian="Ubuntu" style:font-name-complex="Ubuntu"/>
    </style:style>
    <style:style style:name="T224_53" style:family="text" style:parent-style-name="Default_20_Paragraph_20_Font">
      <style:text-properties style:font-name="Ubuntu" style:font-name-asian="Ubuntu" style:font-name-complex="Ubuntu"/>
    </style:style>
    <style:style style:name="T224_54" style:family="text" style:parent-style-name="Default_20_Paragraph_20_Font">
      <style:text-properties style:font-name="Ubuntu" style:font-name-asian="Ubuntu" style:font-name-complex="Ubuntu"/>
    </style:style>
    <style:style style:name="T224_55" style:family="text" style:parent-style-name="Default_20_Paragraph_20_Font">
      <style:text-properties style:font-name="Ubuntu" style:font-name-asian="Ubuntu" style:font-name-complex="Ubuntu"/>
    </style:style>
    <style:style style:name="T224_56" style:family="text" style:parent-style-name="Default_20_Paragraph_20_Font">
      <style:text-properties style:font-name="Ubuntu" style:font-name-asian="Ubuntu" style:font-name-complex="Ubuntu"/>
    </style:style>
    <style:style style:name="T224_57" style:family="text" style:parent-style-name="Default_20_Paragraph_20_Font">
      <style:text-properties style:font-name="Ubuntu" style:font-name-asian="Ubuntu" style:font-name-complex="Ubuntu"/>
    </style:style>
    <style:style style:name="T224_58" style:family="text" style:parent-style-name="Default_20_Paragraph_20_Font">
      <style:text-properties style:font-name="Ubuntu" style:font-name-asian="Ubuntu" style:font-name-complex="Ubuntu"/>
    </style:style>
    <style:style style:name="T224_59" style:family="text" style:parent-style-name="Default_20_Paragraph_20_Font">
      <style:text-properties style:font-name="Ubuntu" style:font-name-asian="Ubuntu" style:font-name-complex="Ubuntu"/>
    </style:style>
    <style:style style:name="T224_60" style:family="text" style:parent-style-name="Default_20_Paragraph_20_Font">
      <style:text-properties style:font-name="Ubuntu" style:font-name-asian="Ubuntu" style:font-name-complex="Ubuntu"/>
    </style:style>
    <style:style style:name="T224_61" style:family="text" style:parent-style-name="Default_20_Paragraph_20_Font">
      <style:text-properties style:font-name="Ubuntu" style:font-name-asian="Ubuntu" style:font-name-complex="Ubuntu"/>
    </style:style>
    <style:style style:name="T224_62" style:family="text" style:parent-style-name="Default_20_Paragraph_20_Font">
      <style:text-properties style:font-name="Ubuntu" style:font-name-asian="Ubuntu" style:font-name-complex="Ubuntu"/>
    </style:style>
    <style:style style:name="T224_63" style:family="text" style:parent-style-name="Default_20_Paragraph_20_Font">
      <style:text-properties style:font-name="Ubuntu" style:font-name-asian="Ubuntu" style:font-name-complex="Ubuntu"/>
    </style:style>
    <style:style style:name="T224_64" style:family="text" style:parent-style-name="Default_20_Paragraph_20_Font">
      <style:text-properties style:font-name="Ubuntu" style:font-name-asian="Ubuntu" style:font-name-complex="Ubuntu"/>
    </style:style>
    <style:style style:name="T224_65" style:family="text" style:parent-style-name="Default_20_Paragraph_20_Font">
      <style:text-properties style:font-name="Ubuntu" style:font-name-asian="Ubuntu" style:font-name-complex="Ubuntu"/>
    </style:style>
    <style:style style:name="T224_66" style:family="text" style:parent-style-name="Default_20_Paragraph_20_Font">
      <style:text-properties style:font-name="Ubuntu" style:font-name-asian="Ubuntu" style:font-name-complex="Ubuntu"/>
    </style:style>
    <style:style style:name="T224_67" style:family="text" style:parent-style-name="Default_20_Paragraph_20_Font">
      <style:text-properties style:font-name="Ubuntu" style:font-name-asian="Ubuntu" style:font-name-complex="Ubuntu"/>
    </style:style>
    <style:style style:name="T224_68" style:family="text" style:parent-style-name="Default_20_Paragraph_20_Font">
      <style:text-properties style:font-name="Ubuntu" style:font-name-asian="Ubuntu" style:font-name-complex="Ubuntu"/>
    </style:style>
    <style:style style:name="T224_69" style:family="text" style:parent-style-name="Default_20_Paragraph_20_Font">
      <style:text-properties style:font-name="Ubuntu" style:font-name-asian="Ubuntu" style:font-name-complex="Ubuntu"/>
    </style:style>
    <style:style style:name="T224_70" style:family="text" style:parent-style-name="Default_20_Paragraph_20_Font">
      <style:text-properties style:font-name="Ubuntu" style:font-name-asian="Ubuntu" style:font-name-complex="Ubuntu"/>
    </style:style>
    <style:style style:name="T224_71" style:family="text" style:parent-style-name="Default_20_Paragraph_20_Font">
      <style:text-properties style:font-name="Ubuntu" style:font-name-asian="Ubuntu" style:font-name-complex="Ubuntu"/>
    </style:style>
    <style:style style:name="T224_72" style:family="text" style:parent-style-name="Default_20_Paragraph_20_Font">
      <style:text-properties style:font-name="Ubuntu" style:font-name-asian="Ubuntu" style:font-name-complex="Ubuntu"/>
    </style:style>
    <style:style style:name="T224_73" style:family="text" style:parent-style-name="Default_20_Paragraph_20_Font">
      <style:text-properties style:font-name="Ubuntu" style:font-name-asian="Ubuntu" style:font-name-complex="Ubuntu"/>
    </style:style>
    <style:style style:name="T224_74" style:family="text" style:parent-style-name="Default_20_Paragraph_20_Font">
      <style:text-properties style:font-name="Ubuntu" style:font-name-asian="Ubuntu" style:font-name-complex="Ubuntu"/>
    </style:style>
    <style:style style:name="T224_75" style:family="text" style:parent-style-name="Default_20_Paragraph_20_Font">
      <style:text-properties style:font-name="Ubuntu" style:font-name-asian="Ubuntu" style:font-name-complex="Ubuntu"/>
    </style:style>
    <style:style style:name="T224_76" style:family="text" style:parent-style-name="Default_20_Paragraph_20_Font">
      <style:text-properties style:font-name="Ubuntu" style:font-name-asian="Ubuntu" style:font-name-complex="Ubuntu"/>
    </style:style>
    <style:style style:name="T224_77" style:family="text" style:parent-style-name="Default_20_Paragraph_20_Font">
      <style:text-properties style:font-name="Ubuntu" style:font-name-asian="Ubuntu" style:font-name-complex="Ubuntu"/>
    </style:style>
    <style:style style:name="T224_78" style:family="text" style:parent-style-name="Default_20_Paragraph_20_Font">
      <style:text-properties style:font-name="Ubuntu" style:font-name-asian="Ubuntu" style:font-name-complex="Ubuntu"/>
    </style:style>
    <style:style style:name="T224_79" style:family="text" style:parent-style-name="Default_20_Paragraph_20_Font">
      <style:text-properties style:font-name="Ubuntu" style:font-name-asian="Ubuntu" style:font-name-complex="Ubuntu"/>
    </style:style>
    <style:style style:name="T224_80" style:family="text" style:parent-style-name="Default_20_Paragraph_20_Font">
      <style:text-properties style:font-name="Ubuntu" style:font-name-asian="Ubuntu" style:font-name-complex="Ubuntu"/>
    </style:style>
    <style:style style:name="T224_81" style:family="text" style:parent-style-name="Default_20_Paragraph_20_Font">
      <style:text-properties style:font-name="Ubuntu" style:font-name-asian="Ubuntu" style:font-name-complex="Ubuntu"/>
    </style:style>
    <style:style style:name="T224_82" style:family="text" style:parent-style-name="Default_20_Paragraph_20_Font">
      <style:text-properties style:font-name="Ubuntu" style:font-name-asian="Ubuntu" style:font-name-complex="Ubuntu"/>
    </style:style>
    <style:style style:name="T224_83" style:family="text" style:parent-style-name="Default_20_Paragraph_20_Font">
      <style:text-properties style:font-name="Ubuntu" style:font-name-asian="Ubuntu" style:font-name-complex="Ubuntu"/>
    </style:style>
    <style:style style:name="T224_84" style:family="text" style:parent-style-name="Default_20_Paragraph_20_Font">
      <style:text-properties style:font-name="Ubuntu" style:font-name-asian="Ubuntu" style:font-name-complex="Ubuntu"/>
    </style:style>
    <style:style style:name="T224_85" style:family="text" style:parent-style-name="Default_20_Paragraph_20_Font">
      <style:text-properties style:font-name="Ubuntu" style:font-name-asian="Ubuntu" style:font-name-complex="Ubuntu"/>
    </style:style>
    <style:style style:name="T224_86" style:family="text" style:parent-style-name="Default_20_Paragraph_20_Font">
      <style:text-properties style:font-name="Ubuntu" style:font-name-asian="Ubuntu" style:font-name-complex="Ubuntu"/>
    </style:style>
    <style:style style:name="T224_87" style:family="text" style:parent-style-name="Default_20_Paragraph_20_Font">
      <style:text-properties style:font-name="Ubuntu" style:font-name-asian="Ubuntu" style:font-name-complex="Ubuntu"/>
    </style:style>
    <style:style style:name="T224_88" style:family="text" style:parent-style-name="Default_20_Paragraph_20_Font">
      <style:text-properties style:font-name="Ubuntu" style:font-name-asian="Ubuntu" style:font-name-complex="Ubuntu"/>
    </style:style>
    <style:style style:name="T224_89" style:family="text" style:parent-style-name="Default_20_Paragraph_20_Font">
      <style:text-properties style:font-name="Ubuntu" style:font-name-asian="Ubuntu" style:font-name-complex="Ubuntu"/>
    </style:style>
    <style:style style:name="T224_90" style:family="text" style:parent-style-name="Default_20_Paragraph_20_Font">
      <style:text-properties style:font-name="Ubuntu" style:font-name-asian="Ubuntu" style:font-name-complex="Ubuntu"/>
    </style:style>
    <style:style style:name="T224_91" style:family="text" style:parent-style-name="Default_20_Paragraph_20_Font">
      <style:text-properties style:font-name="Ubuntu" style:font-name-asian="Ubuntu" style:font-name-complex="Ubuntu"/>
    </style:style>
    <style:style style:name="T224_92" style:family="text" style:parent-style-name="Default_20_Paragraph_20_Font">
      <style:text-properties style:font-name="Ubuntu" style:font-name-asian="Ubuntu" style:font-name-complex="Ubuntu"/>
    </style:style>
    <style:style style:name="T224_93" style:family="text" style:parent-style-name="Default_20_Paragraph_20_Font">
      <style:text-properties style:font-name="Ubuntu" style:font-name-asian="Ubuntu" style:font-name-complex="Ubuntu"/>
    </style:style>
    <style:style style:name="T224_94" style:family="text" style:parent-style-name="Default_20_Paragraph_20_Font">
      <style:text-properties style:font-name="Ubuntu" style:font-name-asian="Ubuntu" style:font-name-complex="Ubuntu"/>
    </style:style>
    <style:style style:name="T224_95" style:family="text" style:parent-style-name="Default_20_Paragraph_20_Font">
      <style:text-properties style:font-name="Ubuntu" style:font-name-asian="Ubuntu" style:font-name-complex="Ubuntu"/>
    </style:style>
    <style:style style:name="T224_96" style:family="text" style:parent-style-name="Default_20_Paragraph_20_Font">
      <style:text-properties style:font-name="Ubuntu" style:font-name-asian="Ubuntu" style:font-name-complex="Ubuntu"/>
    </style:style>
    <style:style style:name="T224_97" style:family="text" style:parent-style-name="Default_20_Paragraph_20_Font">
      <style:text-properties style:font-name="Ubuntu" style:font-name-asian="Ubuntu" style:font-name-complex="Ubuntu"/>
    </style:style>
    <style:style style:name="T224_98" style:family="text" style:parent-style-name="Default_20_Paragraph_20_Font">
      <style:text-properties style:font-name="Ubuntu" style:font-name-asian="Ubuntu" style:font-name-complex="Ubuntu"/>
    </style:style>
    <style:style style:name="T224_99" style:family="text" style:parent-style-name="Default_20_Paragraph_20_Font">
      <style:text-properties style:font-name="Ubuntu" style:font-name-asian="Ubuntu" style:font-name-complex="Ubuntu"/>
    </style:style>
    <style:style style:name="T224_100" style:family="text" style:parent-style-name="Default_20_Paragraph_20_Font">
      <style:text-properties style:font-name="Ubuntu" style:font-name-asian="Ubuntu" style:font-name-complex="Ubuntu"/>
    </style:style>
    <style:style style:name="T224_101" style:family="text" style:parent-style-name="Default_20_Paragraph_20_Font">
      <style:text-properties style:font-name="Ubuntu" style:font-name-asian="Ubuntu" style:font-name-complex="Ubuntu"/>
    </style:style>
    <style:style style:name="T224_102" style:family="text" style:parent-style-name="Default_20_Paragraph_20_Font">
      <style:text-properties style:font-name="Ubuntu" style:font-name-asian="Ubuntu" style:font-name-complex="Ubuntu"/>
    </style:style>
    <style:style style:name="T224_103" style:family="text" style:parent-style-name="Default_20_Paragraph_20_Font">
      <style:text-properties style:font-name="Ubuntu" style:font-name-asian="Ubuntu" style:font-name-complex="Ubuntu"/>
    </style:style>
    <style:style style:name="T224_104" style:family="text" style:parent-style-name="Default_20_Paragraph_20_Font">
      <style:text-properties style:font-name="Ubuntu" style:font-name-asian="Ubuntu" style:font-name-complex="Ubuntu"/>
    </style:style>
    <style:style style:name="T224_105" style:family="text" style:parent-style-name="Default_20_Paragraph_20_Font">
      <style:text-properties style:font-name="Ubuntu" style:font-name-asian="Ubuntu" style:font-name-complex="Ubuntu"/>
    </style:style>
    <style:style style:name="T224_106" style:family="text" style:parent-style-name="Default_20_Paragraph_20_Font">
      <style:text-properties style:font-name="Ubuntu" style:font-name-asian="Ubuntu" style:font-name-complex="Ubuntu"/>
    </style:style>
    <style:style style:name="T224_107" style:family="text" style:parent-style-name="Default_20_Paragraph_20_Font">
      <style:text-properties style:font-name="Ubuntu" style:font-name-asian="Ubuntu" style:font-name-complex="Ubuntu"/>
    </style:style>
    <style:style style:name="T224_108" style:family="text" style:parent-style-name="Default_20_Paragraph_20_Font">
      <style:text-properties style:font-name="Ubuntu" style:font-name-asian="Ubuntu" style:font-name-complex="Ubuntu"/>
    </style:style>
    <style:style style:name="T224_109" style:family="text" style:parent-style-name="Default_20_Paragraph_20_Font">
      <style:text-properties style:font-name="Ubuntu" style:font-name-asian="Ubuntu" style:font-name-complex="Ubuntu"/>
    </style:style>
    <style:style style:name="T224_110" style:family="text" style:parent-style-name="Default_20_Paragraph_20_Font">
      <style:text-properties style:font-name="Ubuntu" style:font-name-asian="Ubuntu" style:font-name-complex="Ubuntu"/>
    </style:style>
    <style:style style:name="T224_111" style:family="text" style:parent-style-name="Default_20_Paragraph_20_Font">
      <style:text-properties style:font-name="Ubuntu" style:font-name-asian="Ubuntu" style:font-name-complex="Ubuntu"/>
    </style:style>
    <style:style style:name="T224_112" style:family="text" style:parent-style-name="Default_20_Paragraph_20_Font">
      <style:text-properties style:font-name="Ubuntu" style:font-name-asian="Ubuntu" style:font-name-complex="Ubuntu"/>
    </style:style>
    <style:style style:name="T224_113" style:family="text" style:parent-style-name="Default_20_Paragraph_20_Font">
      <style:text-properties style:font-name="Ubuntu" style:font-name-asian="Ubuntu" style:font-name-complex="Ubuntu"/>
    </style:style>
    <style:style style:name="T224_114" style:family="text" style:parent-style-name="Default_20_Paragraph_20_Font">
      <style:text-properties style:font-name="Ubuntu" style:font-name-asian="Ubuntu" style:font-name-complex="Ubuntu"/>
    </style:style>
    <style:style style:name="T224_115" style:family="text" style:parent-style-name="Default_20_Paragraph_20_Font">
      <style:text-properties style:font-name="Ubuntu" style:font-name-asian="Ubuntu" style:font-name-complex="Ubuntu"/>
    </style:style>
    <style:style style:name="T224_116" style:family="text" style:parent-style-name="Default_20_Paragraph_20_Font">
      <style:text-properties style:font-name="Ubuntu" style:font-name-asian="Ubuntu" style:font-name-complex="Ubuntu"/>
    </style:style>
    <style:style style:name="T224_117" style:family="text" style:parent-style-name="Default_20_Paragraph_20_Font">
      <style:text-properties style:font-name="Ubuntu" style:font-name-asian="Ubuntu" style:font-name-complex="Ubuntu"/>
    </style:style>
    <style:style style:name="T224_118" style:family="text" style:parent-style-name="Default_20_Paragraph_20_Font">
      <style:text-properties style:font-name="Ubuntu" style:font-name-asian="Ubuntu" style:font-name-complex="Ubuntu"/>
    </style:style>
    <style:style style:name="T224_119" style:family="text" style:parent-style-name="Default_20_Paragraph_20_Font">
      <style:text-properties style:font-name="Ubuntu" style:font-name-asian="Ubuntu" style:font-name-complex="Ubuntu"/>
    </style:style>
    <style:style style:name="T224_120" style:family="text" style:parent-style-name="Default_20_Paragraph_20_Fon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P225" style:family="paragraph" style:parent-style-name="Heading_20_5">
      <style:paragraph-properties fo:text-align="justify" fo:break-before="auto"/>
    </style:style>
    <style:style style:name="T225_1" style:family="text" style:parent-style-name="Default_20_Paragraph_20_Font">
      <style:text-properties style:font-name="Ubuntu" style:font-name-asian="Ubuntu" style:font-name-complex="Ubuntu"/>
    </style:style>
    <style:style style:name="T225_2" style:family="text" style:parent-style-name="Default_20_Paragraph_20_Font">
      <style:text-properties style:font-name="Ubuntu" style:font-name-asian="Ubuntu" style:font-name-complex="Ubuntu"/>
    </style:style>
    <style:style style:name="P226" style:family="paragraph" style:parent-style-name="Standard">
      <style:paragraph-properties fo:text-align="justify" fo:break-before="auto"/>
    </style:style>
    <style:style style:name="T226_1" style:family="text" style:parent-style-name="Default_20_Paragraph_20_Font">
      <style:text-properties style:font-name="Ubuntu" style:font-name-asian="Ubuntu" style:font-name-complex="Ubuntu"/>
    </style:style>
    <style:style style:name="T226_2" style:family="text" style:parent-style-name="Default_20_Paragraph_20_Font">
      <style:text-properties style:font-name="Ubuntu" style:font-name-asian="Ubuntu" style:font-name-complex="Ubuntu"/>
    </style:style>
    <style:style style:name="T226_3" style:family="text" style:parent-style-name="Default_20_Paragraph_20_Font">
      <style:text-properties style:font-name="Ubuntu" style:font-name-asian="Ubuntu" style:font-name-complex="Ubuntu"/>
    </style:style>
    <style:style style:name="T226_4" style:family="text" style:parent-style-name="Default_20_Paragraph_20_Font">
      <style:text-properties style:font-name="Ubuntu" style:font-name-asian="Ubuntu" style:font-name-complex="Ubuntu"/>
    </style:style>
    <style:style style:name="T226_5" style:family="text" style:parent-style-name="Default_20_Paragraph_20_Font">
      <style:text-properties style:font-name="Ubuntu" style:font-name-asian="Ubuntu" style:font-name-complex="Ubuntu"/>
    </style:style>
    <style:style style:name="T226_6" style:family="text" style:parent-style-name="Default_20_Paragraph_20_Font">
      <style:text-properties style:font-name="Ubuntu" style:font-name-asian="Ubuntu" style:font-name-complex="Ubuntu"/>
    </style:style>
    <style:style style:name="T226_7" style:family="text" style:parent-style-name="Default_20_Paragraph_20_Font">
      <style:text-properties style:font-name="Ubuntu" style:font-name-asian="Ubuntu" style:font-name-complex="Ubuntu"/>
    </style:style>
    <style:style style:name="T226_8" style:family="text" style:parent-style-name="Default_20_Paragraph_20_Font">
      <style:text-properties style:font-name="Ubuntu" style:font-name-asian="Ubuntu" style:font-name-complex="Ubuntu"/>
    </style:style>
    <style:style style:name="T226_9" style:family="text" style:parent-style-name="Default_20_Paragraph_20_Font">
      <style:text-properties style:font-name="Ubuntu" style:font-name-asian="Ubuntu" style:font-name-complex="Ubuntu"/>
    </style:style>
    <style:style style:name="T226_10" style:family="text" style:parent-style-name="Default_20_Paragraph_20_Font">
      <style:text-properties style:font-name="Ubuntu" style:font-name-asian="Ubuntu" style:font-name-complex="Ubuntu"/>
    </style:style>
    <style:style style:name="T226_11" style:family="text" style:parent-style-name="Default_20_Paragraph_20_Font">
      <style:text-properties style:font-name="Ubuntu" style:font-name-asian="Ubuntu" style:font-name-complex="Ubuntu"/>
    </style:style>
    <style:style style:name="T226_12" style:family="text" style:parent-style-name="Default_20_Paragraph_20_Font">
      <style:text-properties style:font-name="Ubuntu" style:font-name-asian="Ubuntu" style:font-name-complex="Ubuntu"/>
    </style:style>
    <style:style style:name="T226_13" style:family="text" style:parent-style-name="Default_20_Paragraph_20_Font">
      <style:text-properties style:font-name="Ubuntu" style:font-name-asian="Ubuntu" style:font-name-complex="Ubuntu"/>
    </style:style>
    <style:style style:name="T226_14" style:family="text" style:parent-style-name="Default_20_Paragraph_20_Font">
      <style:text-properties style:font-name="Ubuntu" style:font-name-asian="Ubuntu" style:font-name-complex="Ubuntu"/>
    </style:style>
    <style:style style:name="T226_15" style:family="text" style:parent-style-name="Default_20_Paragraph_20_Font">
      <style:text-properties style:font-name="Ubuntu" style:font-name-asian="Ubuntu" style:font-name-complex="Ubuntu"/>
    </style:style>
    <style:style style:name="T226_16" style:family="text" style:parent-style-name="Default_20_Paragraph_20_Font">
      <style:text-properties style:font-name="Ubuntu" style:font-name-asian="Ubuntu" style:font-name-complex="Ubuntu"/>
    </style:style>
    <style:style style:name="T226_17" style:family="text" style:parent-style-name="Default_20_Paragraph_20_Font">
      <style:text-properties style:font-name="Ubuntu" style:font-name-asian="Ubuntu" style:font-name-complex="Ubuntu"/>
    </style:style>
    <style:style style:name="T226_18" style:family="text" style:parent-style-name="Default_20_Paragraph_20_Font">
      <style:text-properties style:font-name="Ubuntu" style:font-name-asian="Ubuntu" style:font-name-complex="Ubuntu"/>
    </style:style>
    <style:style style:name="T226_19" style:family="text" style:parent-style-name="Default_20_Paragraph_20_Font">
      <style:text-properties style:font-name="Ubuntu" style:font-name-asian="Ubuntu" style:font-name-complex="Ubuntu"/>
    </style:style>
    <style:style style:name="T226_20" style:family="text" style:parent-style-name="Default_20_Paragraph_20_Font">
      <style:text-properties style:font-name="Ubuntu" style:font-name-asian="Ubuntu" style:font-name-complex="Ubuntu"/>
    </style:style>
    <style:style style:name="T226_21" style:family="text" style:parent-style-name="Default_20_Paragraph_20_Font">
      <style:text-properties style:font-name="Ubuntu" style:font-name-asian="Ubuntu" style:font-name-complex="Ubuntu"/>
    </style:style>
    <style:style style:name="T226_22" style:family="text" style:parent-style-name="Default_20_Paragraph_20_Font">
      <style:text-properties style:font-name="Ubuntu" style:font-name-asian="Ubuntu" style:font-name-complex="Ubuntu"/>
    </style:style>
    <style:style style:name="T226_23" style:family="text" style:parent-style-name="Default_20_Paragraph_20_Font">
      <style:text-properties style:font-name="Ubuntu" style:font-name-asian="Ubuntu" style:font-name-complex="Ubuntu"/>
    </style:style>
    <style:style style:name="T226_24" style:family="text" style:parent-style-name="Default_20_Paragraph_20_Font">
      <style:text-properties style:font-name="Ubuntu" style:font-name-asian="Ubuntu" style:font-name-complex="Ubuntu"/>
    </style:style>
    <style:style style:name="T226_25" style:family="text" style:parent-style-name="Default_20_Paragraph_20_Font">
      <style:text-properties style:font-name="Ubuntu" style:font-name-asian="Ubuntu" style:font-name-complex="Ubuntu"/>
    </style:style>
    <style:style style:name="T226_26" style:family="text" style:parent-style-name="Default_20_Paragraph_20_Font">
      <style:text-properties style:font-name="Ubuntu" style:font-name-asian="Ubuntu" style:font-name-complex="Ubuntu"/>
    </style:style>
    <style:style style:name="T226_27" style:family="text" style:parent-style-name="Default_20_Paragraph_20_Font">
      <style:text-properties style:font-name="Ubuntu" style:font-name-asian="Ubuntu" style:font-name-complex="Ubuntu"/>
    </style:style>
    <style:style style:name="T226_28" style:family="text" style:parent-style-name="Default_20_Paragraph_20_Font">
      <style:text-properties style:font-name="Ubuntu" style:font-name-asian="Ubuntu" style:font-name-complex="Ubuntu"/>
    </style:style>
    <style:style style:name="T226_29" style:family="text" style:parent-style-name="Default_20_Paragraph_20_Font">
      <style:text-properties style:font-name="Ubuntu" style:font-name-asian="Ubuntu" style:font-name-complex="Ubuntu"/>
    </style:style>
    <style:style style:name="T226_30" style:family="text" style:parent-style-name="Default_20_Paragraph_20_Font">
      <style:text-properties style:font-name="Ubuntu" style:font-name-asian="Ubuntu" style:font-name-complex="Ubuntu"/>
    </style:style>
    <style:style style:name="T226_31" style:family="text" style:parent-style-name="Default_20_Paragraph_20_Font">
      <style:text-properties style:font-name="Ubuntu" style:font-name-asian="Ubuntu" style:font-name-complex="Ubuntu"/>
    </style:style>
    <style:style style:name="T226_32" style:family="text" style:parent-style-name="Default_20_Paragraph_20_Font">
      <style:text-properties style:font-name="Ubuntu" style:font-name-asian="Ubuntu" style:font-name-complex="Ubuntu"/>
    </style:style>
    <style:style style:name="T226_33" style:family="text" style:parent-style-name="Default_20_Paragraph_20_Font">
      <style:text-properties style:font-name="Ubuntu" style:font-name-asian="Ubuntu" style:font-name-complex="Ubuntu"/>
    </style:style>
    <style:style style:name="T226_34" style:family="text" style:parent-style-name="Default_20_Paragraph_20_Font">
      <style:text-properties style:font-name="Ubuntu" style:font-name-asian="Ubuntu" style:font-name-complex="Ubuntu"/>
    </style:style>
    <style:style style:name="T226_35" style:family="text" style:parent-style-name="Default_20_Paragraph_20_Font">
      <style:text-properties style:font-name="Ubuntu" style:font-name-asian="Ubuntu" style:font-name-complex="Ubuntu"/>
    </style:style>
    <style:style style:name="T226_36" style:family="text" style:parent-style-name="Default_20_Paragraph_20_Font">
      <style:text-properties style:font-name="Ubuntu" style:font-name-asian="Ubuntu" style:font-name-complex="Ubuntu"/>
    </style:style>
    <style:style style:name="T226_37" style:family="text" style:parent-style-name="Default_20_Paragraph_20_Font">
      <style:text-properties style:font-name="Ubuntu" style:font-name-asian="Ubuntu" style:font-name-complex="Ubuntu"/>
    </style:style>
    <style:style style:name="T226_38" style:family="text" style:parent-style-name="Default_20_Paragraph_20_Font">
      <style:text-properties style:font-name="Ubuntu" style:font-name-asian="Ubuntu" style:font-name-complex="Ubuntu"/>
    </style:style>
    <style:style style:name="T226_39" style:family="text" style:parent-style-name="Default_20_Paragraph_20_Font">
      <style:text-properties style:font-name="Ubuntu" style:font-name-asian="Ubuntu" style:font-name-complex="Ubuntu"/>
    </style:style>
    <style:style style:name="T226_40" style:family="text" style:parent-style-name="Default_20_Paragraph_20_Font">
      <style:text-properties style:font-name="Ubuntu" style:font-name-asian="Ubuntu" style:font-name-complex="Ubuntu"/>
    </style:style>
    <style:style style:name="T226_41" style:family="text" style:parent-style-name="Default_20_Paragraph_20_Font">
      <style:text-properties style:font-name="Ubuntu" style:font-name-asian="Ubuntu" style:font-name-complex="Ubuntu"/>
    </style:style>
    <style:style style:name="T226_42" style:family="text" style:parent-style-name="Default_20_Paragraph_20_Font">
      <style:text-properties style:font-name="Ubuntu" style:font-name-asian="Ubuntu" style:font-name-complex="Ubuntu"/>
    </style:style>
    <style:style style:name="T226_43" style:family="text" style:parent-style-name="Default_20_Paragraph_20_Font">
      <style:text-properties style:font-name="Ubuntu" style:font-name-asian="Ubuntu" style:font-name-complex="Ubuntu"/>
    </style:style>
    <style:style style:name="T226_44" style:family="text" style:parent-style-name="Default_20_Paragraph_20_Font">
      <style:text-properties style:font-name="Ubuntu" style:font-name-asian="Ubuntu" style:font-name-complex="Ubuntu"/>
    </style:style>
    <style:style style:name="T226_45" style:family="text" style:parent-style-name="Default_20_Paragraph_20_Font">
      <style:text-properties style:font-name="Ubuntu" style:font-name-asian="Ubuntu" style:font-name-complex="Ubuntu"/>
    </style:style>
    <style:style style:name="T226_46" style:family="text" style:parent-style-name="Default_20_Paragraph_20_Font">
      <style:text-properties style:font-name="Ubuntu" style:font-name-asian="Ubuntu" style:font-name-complex="Ubuntu"/>
    </style:style>
    <style:style style:name="T226_47" style:family="text" style:parent-style-name="Default_20_Paragraph_20_Font">
      <style:text-properties style:font-name="Ubuntu" style:font-name-asian="Ubuntu" style:font-name-complex="Ubuntu"/>
    </style:style>
    <style:style style:name="T226_48" style:family="text" style:parent-style-name="Default_20_Paragraph_20_Font">
      <style:text-properties style:font-name="Ubuntu" style:font-name-asian="Ubuntu" style:font-name-complex="Ubuntu"/>
    </style:style>
    <style:style style:name="T226_49" style:family="text" style:parent-style-name="Default_20_Paragraph_20_Font">
      <style:text-properties style:font-name="Ubuntu" style:font-name-asian="Ubuntu" style:font-name-complex="Ubuntu"/>
    </style:style>
    <style:style style:name="T226_50" style:family="text" style:parent-style-name="Default_20_Paragraph_20_Font">
      <style:text-properties style:font-name="Ubuntu" style:font-name-asian="Ubuntu" style:font-name-complex="Ubuntu"/>
    </style:style>
    <style:style style:name="T226_51" style:family="text" style:parent-style-name="Default_20_Paragraph_20_Font">
      <style:text-properties style:font-name="Ubuntu" style:font-name-asian="Ubuntu" style:font-name-complex="Ubuntu"/>
    </style:style>
    <style:style style:name="T226_52" style:family="text" style:parent-style-name="Default_20_Paragraph_20_Font">
      <style:text-properties style:font-name="Ubuntu" style:font-name-asian="Ubuntu" style:font-name-complex="Ubuntu"/>
    </style:style>
    <style:style style:name="T226_53" style:family="text" style:parent-style-name="Default_20_Paragraph_20_Font">
      <style:text-properties style:font-name="Ubuntu" style:font-name-asian="Ubuntu" style:font-name-complex="Ubuntu"/>
    </style:style>
    <style:style style:name="T226_54" style:family="text" style:parent-style-name="Default_20_Paragraph_20_Font">
      <style:text-properties style:font-name="Ubuntu" style:font-name-asian="Ubuntu" style:font-name-complex="Ubuntu"/>
    </style:style>
    <style:style style:name="T226_55" style:family="text" style:parent-style-name="Default_20_Paragraph_20_Font">
      <style:text-properties style:font-name="Ubuntu" style:font-name-asian="Ubuntu" style:font-name-complex="Ubuntu"/>
    </style:style>
    <style:style style:name="T226_56" style:family="text" style:parent-style-name="Default_20_Paragraph_20_Font">
      <style:text-properties style:font-name="Ubuntu" style:font-name-asian="Ubuntu" style:font-name-complex="Ubuntu"/>
    </style:style>
    <style:style style:name="T226_57" style:family="text" style:parent-style-name="Default_20_Paragraph_20_Font">
      <style:text-properties style:font-name="Ubuntu" style:font-name-asian="Ubuntu" style:font-name-complex="Ubuntu"/>
    </style:style>
    <style:style style:name="T226_58" style:family="text" style:parent-style-name="Default_20_Paragraph_20_Font">
      <style:text-properties style:font-name="Ubuntu" style:font-name-asian="Ubuntu" style:font-name-complex="Ubuntu"/>
    </style:style>
    <style:style style:name="T226_59" style:family="text" style:parent-style-name="Default_20_Paragraph_20_Font">
      <style:text-properties style:font-name="Ubuntu" style:font-name-asian="Ubuntu" style:font-name-complex="Ubuntu"/>
    </style:style>
    <style:style style:name="T226_60" style:family="text" style:parent-style-name="Default_20_Paragraph_20_Font">
      <style:text-properties style:font-name="Ubuntu" style:font-name-asian="Ubuntu" style:font-name-complex="Ubuntu"/>
    </style:style>
    <style:style style:name="T226_61" style:family="text" style:parent-style-name="Default_20_Paragraph_20_Font">
      <style:text-properties style:font-name="Ubuntu" style:font-name-asian="Ubuntu" style:font-name-complex="Ubuntu"/>
    </style:style>
    <style:style style:name="T226_62" style:family="text" style:parent-style-name="Default_20_Paragraph_20_Font">
      <style:text-properties style:font-name="Ubuntu" style:font-name-asian="Ubuntu" style:font-name-complex="Ubuntu"/>
    </style:style>
    <style:style style:name="T226_63" style:family="text" style:parent-style-name="Default_20_Paragraph_20_Font">
      <style:text-properties style:font-name="Ubuntu" style:font-name-asian="Ubuntu" style:font-name-complex="Ubuntu"/>
    </style:style>
    <style:style style:name="T226_64" style:family="text" style:parent-style-name="Default_20_Paragraph_20_Font">
      <style:text-properties style:font-name="Ubuntu" style:font-name-asian="Ubuntu" style:font-name-complex="Ubuntu"/>
    </style:style>
    <style:style style:name="T226_65" style:family="text" style:parent-style-name="Default_20_Paragraph_20_Font">
      <style:text-properties style:font-name="Ubuntu" style:font-name-asian="Ubuntu" style:font-name-complex="Ubuntu"/>
    </style:style>
    <style:style style:name="T226_66" style:family="text" style:parent-style-name="Default_20_Paragraph_20_Font">
      <style:text-properties style:font-name="Ubuntu" style:font-name-asian="Ubuntu" style:font-name-complex="Ubuntu"/>
    </style:style>
    <style:style style:name="T226_67" style:family="text" style:parent-style-name="Default_20_Paragraph_20_Font">
      <style:text-properties style:font-name="Ubuntu" style:font-name-asian="Ubuntu" style:font-name-complex="Ubuntu"/>
    </style:style>
    <style:style style:name="T226_68" style:family="text" style:parent-style-name="Default_20_Paragraph_20_Font">
      <style:text-properties style:font-name="Ubuntu" style:font-name-asian="Ubuntu" style:font-name-complex="Ubuntu"/>
    </style:style>
    <style:style style:name="T226_69" style:family="text" style:parent-style-name="Default_20_Paragraph_20_Font">
      <style:text-properties style:font-name="Ubuntu" style:font-name-asian="Ubuntu" style:font-name-complex="Ubuntu"/>
    </style:style>
    <style:style style:name="T226_70" style:family="text" style:parent-style-name="Default_20_Paragraph_20_Font">
      <style:text-properties style:font-name="Ubuntu" style:font-name-asian="Ubuntu" style:font-name-complex="Ubuntu"/>
    </style:style>
    <style:style style:name="T226_71" style:family="text" style:parent-style-name="Default_20_Paragraph_20_Font">
      <style:text-properties style:font-name="Ubuntu" style:font-name-asian="Ubuntu" style:font-name-complex="Ubuntu"/>
    </style:style>
    <style:style style:name="T226_72" style:family="text" style:parent-style-name="Default_20_Paragraph_20_Font">
      <style:text-properties style:font-name="Ubuntu" style:font-name-asian="Ubuntu" style:font-name-complex="Ubuntu"/>
    </style:style>
    <style:style style:name="T226_73" style:family="text" style:parent-style-name="Default_20_Paragraph_20_Font">
      <style:text-properties style:font-name="Ubuntu" style:font-name-asian="Ubuntu" style:font-name-complex="Ubuntu"/>
    </style:style>
    <style:style style:name="T226_74" style:family="text" style:parent-style-name="Default_20_Paragraph_20_Font">
      <style:text-properties style:font-name="Ubuntu" style:font-name-asian="Ubuntu" style:font-name-complex="Ubuntu"/>
    </style:style>
    <style:style style:name="T226_75" style:family="text" style:parent-style-name="Default_20_Paragraph_20_Font">
      <style:text-properties style:font-name="Ubuntu" style:font-name-asian="Ubuntu" style:font-name-complex="Ubuntu"/>
    </style:style>
    <style:style style:name="T226_76" style:family="text" style:parent-style-name="Default_20_Paragraph_20_Font">
      <style:text-properties style:font-name="Ubuntu" style:font-name-asian="Ubuntu" style:font-name-complex="Ubuntu"/>
    </style:style>
    <style:style style:name="T226_77" style:family="text" style:parent-style-name="Default_20_Paragraph_20_Font">
      <style:text-properties style:font-name="Ubuntu" style:font-name-asian="Ubuntu" style:font-name-complex="Ubuntu"/>
    </style:style>
    <style:style style:name="T226_78" style:family="text" style:parent-style-name="Default_20_Paragraph_20_Font">
      <style:text-properties style:font-name="Ubuntu" style:font-name-asian="Ubuntu" style:font-name-complex="Ubuntu"/>
    </style:style>
    <style:style style:name="T226_79" style:family="text" style:parent-style-name="Default_20_Paragraph_20_Font">
      <style:text-properties style:font-name="Ubuntu" style:font-name-asian="Ubuntu" style:font-name-complex="Ubuntu"/>
    </style:style>
    <style:style style:name="T226_80" style:family="text" style:parent-style-name="Default_20_Paragraph_20_Font">
      <style:text-properties style:font-name="Ubuntu" style:font-name-asian="Ubuntu" style:font-name-complex="Ubuntu"/>
    </style:style>
    <style:style style:name="T226_81" style:family="text" style:parent-style-name="Default_20_Paragraph_20_Font">
      <style:text-properties style:font-name="Ubuntu" style:font-name-asian="Ubuntu" style:font-name-complex="Ubuntu"/>
    </style:style>
    <style:style style:name="T226_82" style:family="text" style:parent-style-name="Default_20_Paragraph_20_Font">
      <style:text-properties style:font-name="Ubuntu" style:font-name-asian="Ubuntu" style:font-name-complex="Ubuntu"/>
    </style:style>
    <style:style style:name="T226_83" style:family="text" style:parent-style-name="Default_20_Paragraph_20_Font">
      <style:text-properties style:font-name="Ubuntu" style:font-name-asian="Ubuntu" style:font-name-complex="Ubuntu"/>
    </style:style>
    <style:style style:name="T226_84" style:family="text" style:parent-style-name="Default_20_Paragraph_20_Font">
      <style:text-properties style:font-name="Ubuntu" style:font-name-asian="Ubuntu" style:font-name-complex="Ubuntu"/>
    </style:style>
    <style:style style:name="T226_85" style:family="text" style:parent-style-name="Default_20_Paragraph_20_Font">
      <style:text-properties style:font-name="Ubuntu" style:font-name-asian="Ubuntu" style:font-name-complex="Ubuntu"/>
    </style:style>
    <style:style style:name="T226_86" style:family="text" style:parent-style-name="Default_20_Paragraph_20_Font">
      <style:text-properties style:font-name="Ubuntu" style:font-name-asian="Ubuntu" style:font-name-complex="Ubuntu"/>
    </style:style>
    <style:style style:name="T226_87" style:family="text" style:parent-style-name="Default_20_Paragraph_20_Font">
      <style:text-properties style:font-name="Ubuntu" style:font-name-asian="Ubuntu" style:font-name-complex="Ubuntu"/>
    </style:style>
    <style:style style:name="T226_88" style:family="text" style:parent-style-name="Default_20_Paragraph_20_Font">
      <style:text-properties style:font-name="Ubuntu" style:font-name-asian="Ubuntu" style:font-name-complex="Ubuntu"/>
    </style:style>
    <style:style style:name="T226_89" style:family="text" style:parent-style-name="Default_20_Paragraph_20_Font">
      <style:text-properties style:font-name="Ubuntu" style:font-name-asian="Ubuntu" style:font-name-complex="Ubuntu"/>
    </style:style>
    <style:style style:name="T226_90" style:family="text" style:parent-style-name="Default_20_Paragraph_20_Font">
      <style:text-properties style:font-name="Ubuntu" style:font-name-asian="Ubuntu" style:font-name-complex="Ubuntu"/>
    </style:style>
    <style:style style:name="T226_91" style:family="text" style:parent-style-name="Default_20_Paragraph_20_Font">
      <style:text-properties style:font-name="Ubuntu" style:font-name-asian="Ubuntu" style:font-name-complex="Ubuntu"/>
    </style:style>
    <style:style style:name="T226_92" style:family="text" style:parent-style-name="Default_20_Paragraph_20_Font">
      <style:text-properties style:font-name="Ubuntu" style:font-name-asian="Ubuntu" style:font-name-complex="Ubuntu"/>
    </style:style>
    <style:style style:name="T226_93" style:family="text" style:parent-style-name="Default_20_Paragraph_20_Font">
      <style:text-properties style:font-name="Ubuntu" style:font-name-asian="Ubuntu" style:font-name-complex="Ubuntu"/>
    </style:style>
    <style:style style:name="T226_94" style:family="text" style:parent-style-name="Default_20_Paragraph_20_Font">
      <style:text-properties style:font-name="Ubuntu" style:font-name-asian="Ubuntu" style:font-name-complex="Ubuntu"/>
    </style:style>
    <style:style style:name="T226_95" style:family="text" style:parent-style-name="Default_20_Paragraph_20_Font">
      <style:text-properties style:font-name="Ubuntu" style:font-name-asian="Ubuntu" style:font-name-complex="Ubuntu"/>
    </style:style>
    <style:style style:name="T226_96" style:family="text" style:parent-style-name="Default_20_Paragraph_20_Font">
      <style:text-properties style:font-name="Ubuntu" style:font-name-asian="Ubuntu" style:font-name-complex="Ubuntu"/>
    </style:style>
    <style:style style:name="T226_97" style:family="text" style:parent-style-name="Default_20_Paragraph_20_Font">
      <style:text-properties style:font-name="Ubuntu" style:font-name-asian="Ubuntu" style:font-name-complex="Ubuntu"/>
    </style:style>
    <style:style style:name="T226_98" style:family="text" style:parent-style-name="Default_20_Paragraph_20_Font">
      <style:text-properties style:font-name="Ubuntu" style:font-name-asian="Ubuntu" style:font-name-complex="Ubuntu"/>
    </style:style>
    <style:style style:name="P227" style:family="paragraph" style:parent-style-name="Heading_20_5">
      <style:paragraph-properties fo:text-align="justify" fo:break-before="auto"/>
    </style:style>
    <style:style style:name="T227_1" style:family="text" style:parent-style-name="Default_20_Paragraph_20_Font">
      <style:text-properties style:font-name="Ubuntu" style:font-name-asian="Ubuntu" style:font-name-complex="Ubuntu"/>
    </style:style>
    <style:style style:name="P228" style:family="paragraph" style:parent-style-name="Standard">
      <style:paragraph-properties fo:text-align="justify" fo:break-before="auto" fo:text-indent="0cm" fo:line-height="100%" fo:margin-top="0cm" fo:margin-left="0cm" fo:margin-right="0cm"/>
    </style:style>
    <style:style style:name="T228_1" style:family="text" style:parent-style-name="Default_20_Paragraph_20_Font">
      <style:text-properties style:font-name="Ubuntu" style:font-name-asian="Ubuntu" style:font-name-complex="Ubuntu"/>
    </style:style>
    <style:style style:name="T228_2" style:family="text" style:parent-style-name="Default_20_Paragraph_20_Font">
      <style:text-properties style:font-name="Ubuntu" style:font-name-asian="Ubuntu" style:font-name-complex="Ubuntu"/>
    </style:style>
    <style:style style:name="T228_3" style:family="text" style:parent-style-name="Default_20_Paragraph_20_Font">
      <style:text-properties style:font-name="Ubuntu" style:font-name-asian="Ubuntu" style:font-name-complex="Ubuntu"/>
    </style:style>
    <style:style style:name="T228_4" style:family="text" style:parent-style-name="Default_20_Paragraph_20_Font">
      <style:text-properties style:font-name="Ubuntu" style:font-name-asian="Ubuntu" style:font-name-complex="Ubuntu"/>
    </style:style>
    <style:style style:name="T228_5" style:family="text" style:parent-style-name="Default_20_Paragraph_20_Font">
      <style:text-properties style:font-name="Ubuntu" style:font-name-asian="Ubuntu" style:font-name-complex="Ubuntu"/>
    </style:style>
    <style:style style:name="T228_6" style:family="text" style:parent-style-name="Default_20_Paragraph_20_Font">
      <style:text-properties style:font-name="Ubuntu" style:font-name-asian="Ubuntu" style:font-name-complex="Ubuntu"/>
    </style:style>
    <style:style style:name="T228_7" style:family="text" style:parent-style-name="Default_20_Paragraph_20_Font">
      <style:text-properties style:font-name="Ubuntu" style:font-name-asian="Ubuntu" style:font-name-complex="Ubuntu"/>
    </style:style>
    <style:style style:name="T228_8" style:family="text" style:parent-style-name="Default_20_Paragraph_20_Font">
      <style:text-properties style:font-name="Ubuntu" style:font-name-asian="Ubuntu" style:font-name-complex="Ubuntu"/>
    </style:style>
    <style:style style:name="T228_9" style:family="text" style:parent-style-name="Default_20_Paragraph_20_Font">
      <style:text-properties style:font-name="Ubuntu" style:font-name-asian="Ubuntu" style:font-name-complex="Ubuntu"/>
    </style:style>
    <style:style style:name="T228_10" style:family="text" style:parent-style-name="Default_20_Paragraph_20_Font">
      <style:text-properties style:font-name="Ubuntu" style:font-name-asian="Ubuntu" style:font-name-complex="Ubuntu"/>
    </style:style>
    <style:style style:name="T228_11" style:family="text" style:parent-style-name="Default_20_Paragraph_20_Font">
      <style:text-properties style:font-name="Ubuntu" style:font-name-asian="Ubuntu" style:font-name-complex="Ubuntu"/>
    </style:style>
    <style:style style:name="T228_12" style:family="text" style:parent-style-name="Default_20_Paragraph_20_Font">
      <style:text-properties style:font-name="Ubuntu" style:font-name-asian="Ubuntu" style:font-name-complex="Ubuntu"/>
    </style:style>
    <style:style style:name="T228_13" style:family="text" style:parent-style-name="Default_20_Paragraph_20_Font">
      <style:text-properties style:font-name="Ubuntu" style:font-name-asian="Ubuntu" style:font-name-complex="Ubuntu"/>
    </style:style>
    <style:style style:name="T228_14" style:family="text" style:parent-style-name="Default_20_Paragraph_20_Font">
      <style:text-properties style:font-name="Ubuntu" style:font-name-asian="Ubuntu" style:font-name-complex="Ubuntu"/>
    </style:style>
    <style:style style:name="T228_15" style:family="text" style:parent-style-name="Default_20_Paragraph_20_Font">
      <style:text-properties style:font-name="Ubuntu" style:font-name-asian="Ubuntu" style:font-name-complex="Ubuntu"/>
    </style:style>
    <style:style style:name="T228_16" style:family="text" style:parent-style-name="Default_20_Paragraph_20_Font">
      <style:text-properties style:font-name="Ubuntu" style:font-name-asian="Ubuntu" style:font-name-complex="Ubuntu"/>
    </style:style>
    <style:style style:name="T228_17" style:family="text" style:parent-style-name="Default_20_Paragraph_20_Font">
      <style:text-properties style:font-name="Ubuntu" style:font-name-asian="Ubuntu" style:font-name-complex="Ubuntu"/>
    </style:style>
    <style:style style:name="T228_18" style:family="text" style:parent-style-name="Default_20_Paragraph_20_Font">
      <style:text-properties style:font-name="Ubuntu" style:font-name-asian="Ubuntu" style:font-name-complex="Ubuntu"/>
    </style:style>
    <style:style style:name="T228_19" style:family="text" style:parent-style-name="Default_20_Paragraph_20_Font">
      <style:text-properties style:font-name="Ubuntu" style:font-name-asian="Ubuntu" style:font-name-complex="Ubuntu"/>
    </style:style>
    <style:style style:name="T228_20" style:family="text" style:parent-style-name="Default_20_Paragraph_20_Font">
      <style:text-properties style:font-name="Ubuntu" style:font-name-asian="Ubuntu" style:font-name-complex="Ubuntu"/>
    </style:style>
    <style:style style:name="T228_21" style:family="text" style:parent-style-name="Default_20_Paragraph_20_Font">
      <style:text-properties style:font-name="Ubuntu" style:font-name-asian="Ubuntu" style:font-name-complex="Ubuntu"/>
    </style:style>
    <style:style style:name="T228_22" style:family="text" style:parent-style-name="Default_20_Paragraph_20_Font">
      <style:text-properties style:font-name="Ubuntu" style:font-name-asian="Ubuntu" style:font-name-complex="Ubuntu"/>
    </style:style>
    <style:style style:name="T228_23" style:family="text" style:parent-style-name="Default_20_Paragraph_20_Font">
      <style:text-properties style:font-name="Ubuntu" style:font-name-asian="Ubuntu" style:font-name-complex="Ubuntu"/>
    </style:style>
    <style:style style:name="T228_24" style:family="text" style:parent-style-name="Default_20_Paragraph_20_Font">
      <style:text-properties style:font-name="Ubuntu" style:font-name-asian="Ubuntu" style:font-name-complex="Ubuntu"/>
    </style:style>
    <style:style style:name="T228_25" style:family="text" style:parent-style-name="Default_20_Paragraph_20_Font">
      <style:text-properties style:font-name="Ubuntu" style:font-name-asian="Ubuntu" style:font-name-complex="Ubuntu"/>
    </style:style>
    <style:style style:name="T228_26" style:family="text" style:parent-style-name="Default_20_Paragraph_20_Font">
      <style:text-properties style:font-name="Ubuntu" style:font-name-asian="Ubuntu" style:font-name-complex="Ubuntu"/>
    </style:style>
    <style:style style:name="T228_27" style:family="text" style:parent-style-name="Default_20_Paragraph_20_Font">
      <style:text-properties style:font-name="Ubuntu" style:font-name-asian="Ubuntu" style:font-name-complex="Ubuntu"/>
    </style:style>
    <style:style style:name="T228_28" style:family="text" style:parent-style-name="Default_20_Paragraph_20_Font">
      <style:text-properties style:font-name="Ubuntu" style:font-name-asian="Ubuntu" style:font-name-complex="Ubuntu"/>
    </style:style>
    <style:style style:name="T228_29" style:family="text" style:parent-style-name="Default_20_Paragraph_20_Font">
      <style:text-properties style:font-name="Ubuntu" style:font-name-asian="Ubuntu" style:font-name-complex="Ubuntu"/>
    </style:style>
    <style:style style:name="T228_30" style:family="text" style:parent-style-name="Default_20_Paragraph_20_Font">
      <style:text-properties style:font-name="Ubuntu" style:font-name-asian="Ubuntu" style:font-name-complex="Ubuntu"/>
    </style:style>
    <style:style style:name="T228_31" style:family="text" style:parent-style-name="Default_20_Paragraph_20_Font">
      <style:text-properties style:font-name="Ubuntu" style:font-name-asian="Ubuntu" style:font-name-complex="Ubuntu"/>
    </style:style>
    <style:style style:name="T228_32" style:family="text" style:parent-style-name="Default_20_Paragraph_20_Font">
      <style:text-properties style:font-name="Ubuntu" style:font-name-asian="Ubuntu" style:font-name-complex="Ubuntu"/>
    </style:style>
    <style:style style:name="T228_33" style:family="text" style:parent-style-name="Default_20_Paragraph_20_Font">
      <style:text-properties style:font-name="Ubuntu" style:font-name-asian="Ubuntu" style:font-name-complex="Ubuntu"/>
    </style:style>
    <style:style style:name="T228_34" style:family="text" style:parent-style-name="Default_20_Paragraph_20_Font">
      <style:text-properties style:font-name="Ubuntu" style:font-name-asian="Ubuntu" style:font-name-complex="Ubuntu"/>
    </style:style>
    <style:style style:name="T228_35" style:family="text" style:parent-style-name="Default_20_Paragraph_20_Font">
      <style:text-properties style:font-name="Ubuntu" style:font-name-asian="Ubuntu" style:font-name-complex="Ubuntu"/>
    </style:style>
    <style:style style:name="T228_36" style:family="text" style:parent-style-name="Default_20_Paragraph_20_Font">
      <style:text-properties style:font-name="Ubuntu" style:font-name-asian="Ubuntu" style:font-name-complex="Ubuntu"/>
    </style:style>
    <style:style style:name="T228_37" style:family="text" style:parent-style-name="Default_20_Paragraph_20_Font">
      <style:text-properties style:font-name="Ubuntu" style:font-name-asian="Ubuntu" style:font-name-complex="Ubuntu"/>
    </style:style>
    <style:style style:name="T228_38" style:family="text" style:parent-style-name="Default_20_Paragraph_20_Font">
      <style:text-properties style:font-name="Ubuntu" style:font-name-asian="Ubuntu" style:font-name-complex="Ubuntu"/>
    </style:style>
    <style:style style:name="T228_39" style:family="text" style:parent-style-name="Default_20_Paragraph_20_Font">
      <style:text-properties style:font-name="Ubuntu" style:font-name-asian="Ubuntu" style:font-name-complex="Ubuntu"/>
    </style:style>
    <style:style style:name="T228_40" style:family="text" style:parent-style-name="Default_20_Paragraph_20_Font">
      <style:text-properties style:font-name="Ubuntu" style:font-name-asian="Ubuntu" style:font-name-complex="Ubuntu"/>
    </style:style>
    <style:style style:name="T228_41" style:family="text" style:parent-style-name="Default_20_Paragraph_20_Font">
      <style:text-properties style:font-name="Ubuntu" style:font-name-asian="Ubuntu" style:font-name-complex="Ubuntu"/>
    </style:style>
    <style:style style:name="T228_42" style:family="text" style:parent-style-name="Default_20_Paragraph_20_Font">
      <style:text-properties style:font-name="Ubuntu" style:font-name-asian="Ubuntu" style:font-name-complex="Ubuntu"/>
    </style:style>
    <style:style style:name="T228_43" style:family="text" style:parent-style-name="Default_20_Paragraph_20_Font">
      <style:text-properties style:font-name="Ubuntu" style:font-name-asian="Ubuntu" style:font-name-complex="Ubuntu"/>
    </style:style>
    <style:style style:name="T228_44" style:family="text" style:parent-style-name="Default_20_Paragraph_20_Font">
      <style:text-properties style:font-name="Ubuntu" style:font-name-asian="Ubuntu" style:font-name-complex="Ubuntu"/>
    </style:style>
    <style:style style:name="T228_45" style:family="text" style:parent-style-name="Default_20_Paragraph_20_Font">
      <style:text-properties style:font-name="Ubuntu" style:font-name-asian="Ubuntu" style:font-name-complex="Ubuntu"/>
    </style:style>
    <style:style style:name="T228_46" style:family="text" style:parent-style-name="Default_20_Paragraph_20_Font">
      <style:text-properties style:font-name="Ubuntu" style:font-name-asian="Ubuntu" style:font-name-complex="Ubuntu"/>
    </style:style>
    <style:style style:name="T228_47" style:family="text" style:parent-style-name="Default_20_Paragraph_20_Font">
      <style:text-properties style:font-name="Ubuntu" style:font-name-asian="Ubuntu" style:font-name-complex="Ubuntu"/>
    </style:style>
    <style:style style:name="T228_48" style:family="text" style:parent-style-name="Default_20_Paragraph_20_Font">
      <style:text-properties style:font-name="Ubuntu" style:font-name-asian="Ubuntu" style:font-name-complex="Ubuntu"/>
    </style:style>
    <style:style style:name="T228_49" style:family="text" style:parent-style-name="Default_20_Paragraph_20_Font">
      <style:text-properties style:font-name="Ubuntu" style:font-name-asian="Ubuntu" style:font-name-complex="Ubuntu"/>
    </style:style>
    <style:style style:name="T228_50" style:family="text" style:parent-style-name="Default_20_Paragraph_20_Font">
      <style:text-properties style:font-name="Ubuntu" style:font-name-asian="Ubuntu" style:font-name-complex="Ubuntu"/>
    </style:style>
    <style:style style:name="T228_51" style:family="text" style:parent-style-name="Default_20_Paragraph_20_Font">
      <style:text-properties style:font-name="Ubuntu" style:font-name-asian="Ubuntu" style:font-name-complex="Ubuntu"/>
    </style:style>
    <style:style style:name="T228_52" style:family="text" style:parent-style-name="Default_20_Paragraph_20_Font">
      <style:text-properties style:font-name="Ubuntu" style:font-name-asian="Ubuntu" style:font-name-complex="Ubuntu"/>
    </style:style>
    <style:style style:name="T228_53" style:family="text" style:parent-style-name="Default_20_Paragraph_20_Font">
      <style:text-properties style:font-name="Ubuntu" style:font-name-asian="Ubuntu" style:font-name-complex="Ubuntu"/>
    </style:style>
    <style:style style:name="T228_54" style:family="text" style:parent-style-name="Default_20_Paragraph_20_Font">
      <style:text-properties style:font-name="Ubuntu" style:font-name-asian="Ubuntu" style:font-name-complex="Ubuntu"/>
    </style:style>
    <style:style style:name="T228_55" style:family="text" style:parent-style-name="Default_20_Paragraph_20_Font">
      <style:text-properties style:font-name="Ubuntu" style:font-name-asian="Ubuntu" style:font-name-complex="Ubuntu"/>
    </style:style>
    <style:style style:name="T228_56" style:family="text" style:parent-style-name="Default_20_Paragraph_20_Font">
      <style:text-properties style:font-name="Ubuntu" style:font-name-asian="Ubuntu" style:font-name-complex="Ubuntu"/>
    </style:style>
    <style:style style:name="T228_57" style:family="text" style:parent-style-name="Default_20_Paragraph_20_Font">
      <style:text-properties style:font-name="Ubuntu" style:font-name-asian="Ubuntu" style:font-name-complex="Ubuntu"/>
    </style:style>
    <style:style style:name="T228_58" style:family="text" style:parent-style-name="Default_20_Paragraph_20_Font">
      <style:text-properties style:font-name="Ubuntu" style:font-name-asian="Ubuntu" style:font-name-complex="Ubuntu"/>
    </style:style>
    <style:style style:name="T228_59" style:family="text" style:parent-style-name="Default_20_Paragraph_20_Font">
      <style:text-properties style:font-name="Ubuntu" style:font-name-asian="Ubuntu" style:font-name-complex="Ubuntu"/>
    </style:style>
    <style:style style:name="T228_60" style:family="text" style:parent-style-name="Default_20_Paragraph_20_Font">
      <style:text-properties style:font-name="Ubuntu" style:font-name-asian="Ubuntu" style:font-name-complex="Ubuntu"/>
    </style:style>
    <style:style style:name="T228_61" style:family="text" style:parent-style-name="Default_20_Paragraph_20_Font">
      <style:text-properties style:font-name="Ubuntu" style:font-name-asian="Ubuntu" style:font-name-complex="Ubuntu"/>
    </style:style>
    <style:style style:name="T228_62" style:family="text" style:parent-style-name="Default_20_Paragraph_20_Font">
      <style:text-properties style:font-name="Ubuntu" style:font-name-asian="Ubuntu" style:font-name-complex="Ubuntu"/>
    </style:style>
    <style:style style:name="T228_63" style:family="text" style:parent-style-name="Default_20_Paragraph_20_Font">
      <style:text-properties style:font-name="Ubuntu" style:font-name-asian="Ubuntu" style:font-name-complex="Ubuntu"/>
    </style:style>
    <style:style style:name="T228_64" style:family="text" style:parent-style-name="Default_20_Paragraph_20_Font">
      <style:text-properties style:font-name="Ubuntu" style:font-name-asian="Ubuntu" style:font-name-complex="Ubuntu"/>
    </style:style>
    <style:style style:name="T228_65" style:family="text" style:parent-style-name="Default_20_Paragraph_20_Font">
      <style:text-properties style:font-name="Ubuntu" style:font-name-asian="Ubuntu" style:font-name-complex="Ubuntu"/>
    </style:style>
    <style:style style:name="T228_66" style:family="text" style:parent-style-name="Default_20_Paragraph_20_Font">
      <style:text-properties style:font-name="Ubuntu" style:font-name-asian="Ubuntu" style:font-name-complex="Ubuntu"/>
    </style:style>
    <style:style style:name="T228_67" style:family="text" style:parent-style-name="Default_20_Paragraph_20_Font">
      <style:text-properties style:font-name="Arial" fo:font-size="11pt" style:font-name-asian="Arial" style:font-size-asian="11pt" style:font-name-complex="Arial" style:font-size-complex="11pt"/>
    </style:style>
    <style:style style:name="P229" style:family="paragraph" style:parent-style-name="Heading_20_3">
      <style:paragraph-properties fo:break-before="auto" fo:line-height="115%" fo:margin-top="0.494cm"/>
    </style:style>
    <style:style style:name="T229_1" style:family="text" style:parent-style-name="Default_20_Paragraph_20_Font"/>
    <style:style style:name="P230" style:family="paragraph" style:parent-style-name="Standard">
      <style:paragraph-properties fo:text-align="justify" fo:break-before="auto" fo:text-indent="0cm" fo:line-height="100%" fo:margin-top="0cm" fo:margin-left="0cm" fo:margin-right="0cm"/>
    </style:style>
    <style:style style:name="T230_1" style:family="text" style:parent-style-name="Default_20_Paragraph_20_Font">
      <style:text-properties style:font-name="Ubuntu" style:font-name-asian="Ubuntu" style:font-name-complex="Ubuntu"/>
    </style:style>
    <style:style style:name="T230_2" style:family="text" style:parent-style-name="Default_20_Paragraph_20_Font">
      <style:text-properties style:font-name="Ubuntu" style:font-name-asian="Ubuntu" style:font-name-complex="Ubuntu"/>
    </style:style>
    <style:style style:name="T230_3" style:family="text" style:parent-style-name="Default_20_Paragraph_20_Font">
      <style:text-properties style:font-name="Ubuntu" style:font-name-asian="Ubuntu" style:font-name-complex="Ubuntu"/>
    </style:style>
    <style:style style:name="T230_4" style:family="text" style:parent-style-name="Default_20_Paragraph_20_Font">
      <style:text-properties style:font-name="Ubuntu" style:font-name-asian="Ubuntu" style:font-name-complex="Ubuntu"/>
    </style:style>
    <style:style style:name="T230_5" style:family="text" style:parent-style-name="Default_20_Paragraph_20_Font">
      <style:text-properties style:font-name="Ubuntu" style:font-name-asian="Ubuntu" style:font-name-complex="Ubuntu"/>
    </style:style>
    <style:style style:name="T230_6" style:family="text" style:parent-style-name="Default_20_Paragraph_20_Font">
      <style:text-properties style:font-name="Ubuntu" style:font-name-asian="Ubuntu" style:font-name-complex="Ubuntu"/>
    </style:style>
    <style:style style:name="T230_7" style:family="text" style:parent-style-name="Default_20_Paragraph_20_Font">
      <style:text-properties style:font-name="Ubuntu" style:font-name-asian="Ubuntu" style:font-name-complex="Ubuntu"/>
    </style:style>
    <style:style style:name="T230_8" style:family="text" style:parent-style-name="Default_20_Paragraph_20_Font">
      <style:text-properties style:font-name="Ubuntu" style:font-name-asian="Ubuntu" style:font-name-complex="Ubuntu"/>
    </style:style>
    <style:style style:name="T230_9" style:family="text" style:parent-style-name="Default_20_Paragraph_20_Font">
      <style:text-properties style:font-name="Ubuntu" style:font-name-asian="Ubuntu" style:font-name-complex="Ubuntu"/>
    </style:style>
    <style:style style:name="T230_10" style:family="text" style:parent-style-name="Default_20_Paragraph_20_Font">
      <style:text-properties style:font-name="Ubuntu" style:font-name-asian="Ubuntu" style:font-name-complex="Ubuntu"/>
    </style:style>
    <style:style style:name="T230_11" style:family="text" style:parent-style-name="Default_20_Paragraph_20_Font">
      <style:text-properties style:font-name="Ubuntu" style:font-name-asian="Ubuntu" style:font-name-complex="Ubuntu"/>
    </style:style>
    <style:style style:name="T230_12" style:family="text" style:parent-style-name="Default_20_Paragraph_20_Font">
      <style:text-properties style:font-name="Ubuntu" style:font-name-asian="Ubuntu" style:font-name-complex="Ubuntu"/>
    </style:style>
    <style:style style:name="T230_13" style:family="text" style:parent-style-name="Default_20_Paragraph_20_Font">
      <style:text-properties style:font-name="Ubuntu" style:font-name-asian="Ubuntu" style:font-name-complex="Ubuntu"/>
    </style:style>
    <style:style style:name="T230_14" style:family="text" style:parent-style-name="Default_20_Paragraph_20_Font">
      <style:text-properties style:font-name="Ubuntu" style:font-name-asian="Ubuntu" style:font-name-complex="Ubuntu"/>
    </style:style>
    <style:style style:name="T230_15" style:family="text" style:parent-style-name="Default_20_Paragraph_20_Font">
      <style:text-properties style:font-name="Ubuntu" style:font-name-asian="Ubuntu" style:font-name-complex="Ubuntu"/>
    </style:style>
    <style:style style:name="T230_16" style:family="text" style:parent-style-name="Default_20_Paragraph_20_Font">
      <style:text-properties style:font-name="Ubuntu" style:font-name-asian="Ubuntu" style:font-name-complex="Ubuntu"/>
    </style:style>
    <style:style style:name="T230_17" style:family="text" style:parent-style-name="Default_20_Paragraph_20_Font">
      <style:text-properties style:font-name="Ubuntu" style:font-name-asian="Ubuntu" style:font-name-complex="Ubuntu"/>
    </style:style>
    <style:style style:name="T230_18" style:family="text" style:parent-style-name="Default_20_Paragraph_20_Font">
      <style:text-properties style:font-name="Ubuntu" style:font-name-asian="Ubuntu" style:font-name-complex="Ubuntu"/>
    </style:style>
    <style:style style:name="T230_19" style:family="text" style:parent-style-name="Default_20_Paragraph_20_Font">
      <style:text-properties style:font-name="Ubuntu" style:font-name-asian="Ubuntu" style:font-name-complex="Ubuntu"/>
    </style:style>
    <style:style style:name="T230_20" style:family="text" style:parent-style-name="Default_20_Paragraph_20_Font">
      <style:text-properties style:font-name="Ubuntu" style:font-name-asian="Ubuntu" style:font-name-complex="Ubuntu"/>
    </style:style>
    <style:style style:name="T230_21" style:family="text" style:parent-style-name="Default_20_Paragraph_20_Font">
      <style:text-properties style:font-name="Ubuntu" style:font-name-asian="Ubuntu" style:font-name-complex="Ubuntu"/>
    </style:style>
    <style:style style:name="T230_22" style:family="text" style:parent-style-name="Default_20_Paragraph_20_Font">
      <style:text-properties style:font-name="Ubuntu" style:font-name-asian="Ubuntu" style:font-name-complex="Ubuntu"/>
    </style:style>
    <style:style style:name="T230_23" style:family="text" style:parent-style-name="Default_20_Paragraph_20_Font">
      <style:text-properties style:font-name="Ubuntu" style:font-name-asian="Ubuntu" style:font-name-complex="Ubuntu"/>
    </style:style>
    <style:style style:name="T230_24" style:family="text" style:parent-style-name="Default_20_Paragraph_20_Font">
      <style:text-properties style:font-name="Ubuntu" style:font-name-asian="Ubuntu" style:font-name-complex="Ubuntu"/>
    </style:style>
    <style:style style:name="T230_25" style:family="text" style:parent-style-name="Default_20_Paragraph_20_Font">
      <style:text-properties style:font-name="Ubuntu" style:font-name-asian="Ubuntu" style:font-name-complex="Ubuntu"/>
    </style:style>
    <style:style style:name="T230_26" style:family="text" style:parent-style-name="Default_20_Paragraph_20_Font">
      <style:text-properties style:font-name="Ubuntu" style:font-name-asian="Ubuntu" style:font-name-complex="Ubuntu"/>
    </style:style>
    <style:style style:name="T230_27" style:family="text" style:parent-style-name="Default_20_Paragraph_20_Font">
      <style:text-properties style:font-name="Ubuntu" style:font-name-asian="Ubuntu" style:font-name-complex="Ubuntu"/>
    </style:style>
    <style:style style:name="T230_28" style:family="text" style:parent-style-name="Default_20_Paragraph_20_Font">
      <style:text-properties style:font-name="Ubuntu" style:font-name-asian="Ubuntu" style:font-name-complex="Ubuntu"/>
    </style:style>
    <style:style style:name="T230_29" style:family="text" style:parent-style-name="Default_20_Paragraph_20_Font">
      <style:text-properties style:font-name="Ubuntu" style:font-name-asian="Ubuntu" style:font-name-complex="Ubuntu"/>
    </style:style>
    <style:style style:name="T230_30" style:family="text" style:parent-style-name="Default_20_Paragraph_20_Font">
      <style:text-properties style:font-name="Ubuntu" style:font-name-asian="Ubuntu" style:font-name-complex="Ubuntu"/>
    </style:style>
    <style:style style:name="T230_31" style:family="text" style:parent-style-name="Default_20_Paragraph_20_Font">
      <style:text-properties style:font-name="Ubuntu" style:font-name-asian="Ubuntu" style:font-name-complex="Ubuntu"/>
    </style:style>
    <style:style style:name="T230_32" style:family="text" style:parent-style-name="Default_20_Paragraph_20_Font">
      <style:text-properties style:font-name="Ubuntu" style:font-name-asian="Ubuntu" style:font-name-complex="Ubuntu"/>
    </style:style>
    <style:style style:name="T230_33" style:family="text" style:parent-style-name="Default_20_Paragraph_20_Font">
      <style:text-properties style:font-name="Ubuntu" style:font-name-asian="Ubuntu" style:font-name-complex="Ubuntu"/>
    </style:style>
    <style:style style:name="T230_34" style:family="text" style:parent-style-name="Default_20_Paragraph_20_Font">
      <style:text-properties style:font-name="Ubuntu" style:font-name-asian="Ubuntu" style:font-name-complex="Ubuntu"/>
    </style:style>
    <style:style style:name="T230_35" style:family="text" style:parent-style-name="Default_20_Paragraph_20_Font">
      <style:text-properties style:font-name="Ubuntu" style:font-name-asian="Ubuntu" style:font-name-complex="Ubuntu"/>
    </style:style>
    <style:style style:name="T230_36" style:family="text" style:parent-style-name="Default_20_Paragraph_20_Font">
      <style:text-properties style:font-name="Ubuntu" style:font-name-asian="Ubuntu" style:font-name-complex="Ubuntu"/>
    </style:style>
    <style:style style:name="T230_37" style:family="text" style:parent-style-name="Default_20_Paragraph_20_Font">
      <style:text-properties style:font-name="Ubuntu" style:font-name-asian="Ubuntu" style:font-name-complex="Ubuntu"/>
    </style:style>
    <style:style style:name="T230_38" style:family="text" style:parent-style-name="Default_20_Paragraph_20_Font">
      <style:text-properties style:font-name="Ubuntu" style:font-name-asian="Ubuntu" style:font-name-complex="Ubuntu"/>
    </style:style>
    <style:style style:name="T230_39" style:family="text" style:parent-style-name="Default_20_Paragraph_20_Font">
      <style:text-properties style:font-name="Ubuntu" style:font-name-asian="Ubuntu" style:font-name-complex="Ubuntu"/>
    </style:style>
    <style:style style:name="T230_40" style:family="text" style:parent-style-name="Default_20_Paragraph_20_Font">
      <style:text-properties style:font-name="Ubuntu" style:font-name-asian="Ubuntu" style:font-name-complex="Ubuntu"/>
    </style:style>
    <style:style style:name="T230_41" style:family="text" style:parent-style-name="Default_20_Paragraph_20_Font">
      <style:text-properties style:font-name="Ubuntu" style:font-name-asian="Ubuntu" style:font-name-complex="Ubuntu"/>
    </style:style>
    <style:style style:name="T230_42" style:family="text" style:parent-style-name="Default_20_Paragraph_20_Font">
      <style:text-properties style:font-name="Ubuntu" style:font-name-asian="Ubuntu" style:font-name-complex="Ubuntu"/>
    </style:style>
    <style:style style:name="P231" style:family="paragraph" style:parent-style-name="Standard">
      <style:paragraph-properties fo:text-align="justify" fo:break-before="auto" fo:text-indent="0cm" fo:line-height="100%" fo:margin-top="0cm" fo:margin-left="0cm" fo:margin-right="0cm"/>
      <style:text-properties style:font-name="Ubuntu" style:font-name-asian="Ubuntu" style:font-name-complex="Ubuntu"/>
    </style:style>
    <style:style style:name="P232" style:family="paragraph" style:parent-style-name="Standard">
      <style:paragraph-properties fo:text-align="justify" fo:break-before="auto" fo:text-indent="0cm" fo:line-height="100%" fo:margin-top="0cm" fo:margin-left="0cm" fo:margin-right="0cm"/>
    </style:style>
    <style:style style:name="T232_1" style:family="text" style:parent-style-name="Default_20_Paragraph_20_Font">
      <style:text-properties style:font-name="Ubuntu" style:font-name-asian="Ubuntu" style:font-name-complex="Ubuntu"/>
    </style:style>
    <style:style style:name="T232_2" style:family="text" style:parent-style-name="Default_20_Paragraph_20_Font">
      <style:text-properties style:font-name="Ubuntu" style:font-name-asian="Ubuntu" style:font-name-complex="Ubuntu"/>
    </style:style>
    <style:style style:name="T232_3" style:family="text" style:parent-style-name="Default_20_Paragraph_20_Font">
      <style:text-properties style:font-name="Ubuntu" style:font-name-asian="Ubuntu" style:font-name-complex="Ubuntu"/>
    </style:style>
    <style:style style:name="T232_4" style:family="text" style:parent-style-name="Default_20_Paragraph_20_Font">
      <style:text-properties style:font-name="Ubuntu" style:font-name-asian="Ubuntu" style:font-name-complex="Ubuntu"/>
    </style:style>
    <style:style style:name="T232_5" style:family="text" style:parent-style-name="Default_20_Paragraph_20_Font">
      <style:text-properties style:font-name="Ubuntu" style:font-name-asian="Ubuntu" style:font-name-complex="Ubuntu"/>
    </style:style>
    <style:style style:name="T232_6" style:family="text" style:parent-style-name="Default_20_Paragraph_20_Font">
      <style:text-properties style:font-name="Ubuntu" style:font-name-asian="Ubuntu" style:font-name-complex="Ubuntu"/>
    </style:style>
    <style:style style:name="T232_7" style:family="text" style:parent-style-name="Default_20_Paragraph_20_Font">
      <style:text-properties style:font-name="Ubuntu" style:font-name-asian="Ubuntu" style:font-name-complex="Ubuntu"/>
    </style:style>
    <style:style style:name="T232_8" style:family="text" style:parent-style-name="Default_20_Paragraph_20_Font">
      <style:text-properties style:font-name="Ubuntu" style:font-name-asian="Ubuntu" style:font-name-complex="Ubuntu"/>
    </style:style>
    <style:style style:name="T232_9" style:family="text" style:parent-style-name="Default_20_Paragraph_20_Font">
      <style:text-properties style:font-name="Ubuntu" style:font-name-asian="Ubuntu" style:font-name-complex="Ubuntu"/>
    </style:style>
    <style:style style:name="T232_10" style:family="text" style:parent-style-name="Default_20_Paragraph_20_Font">
      <style:text-properties style:font-name="Ubuntu" style:font-name-asian="Ubuntu" style:font-name-complex="Ubuntu"/>
    </style:style>
    <style:style style:name="T232_11" style:family="text" style:parent-style-name="Default_20_Paragraph_20_Font">
      <style:text-properties style:font-name="Ubuntu" style:font-name-asian="Ubuntu" style:font-name-complex="Ubuntu"/>
    </style:style>
    <style:style style:name="T232_12" style:family="text" style:parent-style-name="Default_20_Paragraph_20_Font">
      <style:text-properties style:font-name="Ubuntu" style:font-name-asian="Ubuntu" style:font-name-complex="Ubuntu"/>
    </style:style>
    <style:style style:name="T232_13" style:family="text" style:parent-style-name="Default_20_Paragraph_20_Font">
      <style:text-properties style:font-name="Ubuntu" style:font-name-asian="Ubuntu" style:font-name-complex="Ubuntu"/>
    </style:style>
    <style:style style:name="T232_14" style:family="text" style:parent-style-name="Default_20_Paragraph_20_Font">
      <style:text-properties style:font-name="Ubuntu" style:font-name-asian="Ubuntu" style:font-name-complex="Ubuntu"/>
    </style:style>
    <style:style style:name="T232_15" style:family="text" style:parent-style-name="Default_20_Paragraph_20_Font">
      <style:text-properties style:font-name="Ubuntu" style:font-name-asian="Ubuntu" style:font-name-complex="Ubuntu"/>
    </style:style>
    <style:style style:name="T232_16" style:family="text" style:parent-style-name="Default_20_Paragraph_20_Font">
      <style:text-properties style:font-name="Ubuntu" style:font-name-asian="Ubuntu" style:font-name-complex="Ubuntu"/>
    </style:style>
    <style:style style:name="T232_17" style:family="text" style:parent-style-name="Default_20_Paragraph_20_Font">
      <style:text-properties style:font-name="Ubuntu" style:font-name-asian="Ubuntu" style:font-name-complex="Ubuntu"/>
    </style:style>
    <style:style style:name="T232_18" style:family="text" style:parent-style-name="Default_20_Paragraph_20_Font">
      <style:text-properties style:font-name="Ubuntu" style:font-name-asian="Ubuntu" style:font-name-complex="Ubuntu"/>
    </style:style>
    <style:style style:name="T232_19" style:family="text" style:parent-style-name="Default_20_Paragraph_20_Font">
      <style:text-properties style:font-name="Ubuntu" style:font-name-asian="Ubuntu" style:font-name-complex="Ubuntu"/>
    </style:style>
    <style:style style:name="T232_20" style:family="text" style:parent-style-name="Default_20_Paragraph_20_Font">
      <style:text-properties style:font-name="Ubuntu" style:font-name-asian="Ubuntu" style:font-name-complex="Ubuntu"/>
    </style:style>
    <style:style style:name="T232_21" style:family="text" style:parent-style-name="Default_20_Paragraph_20_Font">
      <style:text-properties style:font-name="Ubuntu" style:font-name-asian="Ubuntu" style:font-name-complex="Ubuntu"/>
    </style:style>
    <style:style style:name="T232_22" style:family="text" style:parent-style-name="Default_20_Paragraph_20_Font">
      <style:text-properties style:font-name="Ubuntu" style:font-name-asian="Ubuntu" style:font-name-complex="Ubuntu"/>
    </style:style>
    <style:style style:name="T232_23" style:family="text" style:parent-style-name="Default_20_Paragraph_20_Font">
      <style:text-properties style:font-name="Ubuntu" style:font-name-asian="Ubuntu" style:font-name-complex="Ubuntu"/>
    </style:style>
    <style:style style:name="T232_24" style:family="text" style:parent-style-name="Default_20_Paragraph_20_Font">
      <style:text-properties style:font-name="Ubuntu" style:font-name-asian="Ubuntu" style:font-name-complex="Ubuntu"/>
    </style:style>
    <style:style style:name="T232_25" style:family="text" style:parent-style-name="Default_20_Paragraph_20_Font">
      <style:text-properties style:font-name="Ubuntu" style:font-name-asian="Ubuntu" style:font-name-complex="Ubuntu"/>
    </style:style>
    <style:style style:name="T232_26" style:family="text" style:parent-style-name="Default_20_Paragraph_20_Font">
      <style:text-properties style:font-name="Ubuntu" style:font-name-asian="Ubuntu" style:font-name-complex="Ubuntu"/>
    </style:style>
    <style:style style:name="T232_27" style:family="text" style:parent-style-name="Default_20_Paragraph_20_Font">
      <style:text-properties style:font-name="Ubuntu" style:font-name-asian="Ubuntu" style:font-name-complex="Ubuntu"/>
    </style:style>
    <style:style style:name="T232_28" style:family="text" style:parent-style-name="Default_20_Paragraph_20_Font">
      <style:text-properties style:font-name="Ubuntu" style:font-name-asian="Ubuntu" style:font-name-complex="Ubuntu"/>
    </style:style>
    <style:style style:name="T232_29" style:family="text" style:parent-style-name="Default_20_Paragraph_20_Font">
      <style:text-properties style:font-name="Ubuntu" style:font-name-asian="Ubuntu" style:font-name-complex="Ubuntu"/>
    </style:style>
    <style:style style:name="T232_30" style:family="text" style:parent-style-name="Default_20_Paragraph_20_Font">
      <style:text-properties style:font-name="Ubuntu" style:font-name-asian="Ubuntu" style:font-name-complex="Ubuntu"/>
    </style:style>
    <style:style style:name="T232_31" style:family="text" style:parent-style-name="Default_20_Paragraph_20_Font">
      <style:text-properties style:font-name="Ubuntu" style:font-name-asian="Ubuntu" style:font-name-complex="Ubuntu"/>
    </style:style>
    <style:style style:name="T232_32" style:family="text" style:parent-style-name="Default_20_Paragraph_20_Font">
      <style:text-properties style:font-name="Ubuntu" style:font-name-asian="Ubuntu" style:font-name-complex="Ubuntu"/>
    </style:style>
    <style:style style:name="T232_33" style:family="text" style:parent-style-name="Default_20_Paragraph_20_Font">
      <style:text-properties style:font-name="Ubuntu" style:font-name-asian="Ubuntu" style:font-name-complex="Ubuntu"/>
    </style:style>
    <style:style style:name="T232_34" style:family="text" style:parent-style-name="Default_20_Paragraph_20_Font">
      <style:text-properties style:font-name="Ubuntu" style:font-name-asian="Ubuntu" style:font-name-complex="Ubuntu"/>
    </style:style>
    <style:style style:name="T232_35" style:family="text" style:parent-style-name="Default_20_Paragraph_20_Font">
      <style:text-properties style:font-name="Ubuntu" style:font-name-asian="Ubuntu" style:font-name-complex="Ubuntu"/>
    </style:style>
    <style:style style:name="T232_36" style:family="text" style:parent-style-name="Default_20_Paragraph_20_Font">
      <style:text-properties style:font-name="Ubuntu" style:font-name-asian="Ubuntu" style:font-name-complex="Ubuntu"/>
    </style:style>
    <style:style style:name="T232_37" style:family="text" style:parent-style-name="Default_20_Paragraph_20_Font">
      <style:text-properties style:font-name="Ubuntu" style:font-name-asian="Ubuntu" style:font-name-complex="Ubuntu"/>
    </style:style>
    <style:style style:name="T232_38" style:family="text" style:parent-style-name="Default_20_Paragraph_20_Font">
      <style:text-properties style:font-name="Ubuntu" style:font-name-asian="Ubuntu" style:font-name-complex="Ubuntu"/>
    </style:style>
    <style:style style:name="T232_39" style:family="text" style:parent-style-name="Default_20_Paragraph_20_Font">
      <style:text-properties style:font-name="Ubuntu" style:font-name-asian="Ubuntu" style:font-name-complex="Ubuntu"/>
    </style:style>
    <style:style style:name="T232_40" style:family="text" style:parent-style-name="Default_20_Paragraph_20_Font">
      <style:text-properties style:font-name="Ubuntu" style:font-name-asian="Ubuntu" style:font-name-complex="Ubuntu"/>
    </style:style>
    <style:style style:name="T232_41" style:family="text" style:parent-style-name="Default_20_Paragraph_20_Font">
      <style:text-properties style:font-name="Ubuntu" style:font-name-asian="Ubuntu" style:font-name-complex="Ubuntu"/>
    </style:style>
    <style:style style:name="T232_42" style:family="text" style:parent-style-name="Default_20_Paragraph_20_Font">
      <style:text-properties style:font-name="Ubuntu" style:font-name-asian="Ubuntu" style:font-name-complex="Ubuntu"/>
    </style:style>
    <style:style style:name="T232_43" style:family="text" style:parent-style-name="Default_20_Paragraph_20_Font">
      <style:text-properties style:font-name="Ubuntu" style:font-name-asian="Ubuntu" style:font-name-complex="Ubuntu"/>
    </style:style>
    <style:style style:name="T232_44" style:family="text" style:parent-style-name="Default_20_Paragraph_20_Font">
      <style:text-properties style:font-name="Ubuntu" style:font-name-asian="Ubuntu" style:font-name-complex="Ubuntu"/>
    </style:style>
    <style:style style:name="T232_45" style:family="text" style:parent-style-name="Default_20_Paragraph_20_Font">
      <style:text-properties style:font-name="Ubuntu" style:font-name-asian="Ubuntu" style:font-name-complex="Ubuntu"/>
    </style:style>
    <style:style style:name="T232_46" style:family="text" style:parent-style-name="Default_20_Paragraph_20_Font">
      <style:text-properties style:font-name="Ubuntu" style:font-name-asian="Ubuntu" style:font-name-complex="Ubuntu"/>
    </style:style>
    <style:style style:name="T232_47" style:family="text" style:parent-style-name="Default_20_Paragraph_20_Font">
      <style:text-properties style:font-name="Ubuntu" style:font-name-asian="Ubuntu" style:font-name-complex="Ubuntu"/>
    </style:style>
    <style:style style:name="T232_48" style:family="text" style:parent-style-name="Default_20_Paragraph_20_Font">
      <style:text-properties style:font-name="Ubuntu" style:font-name-asian="Ubuntu" style:font-name-complex="Ubuntu"/>
    </style:style>
    <style:style style:name="T232_49" style:family="text" style:parent-style-name="Default_20_Paragraph_20_Font">
      <style:text-properties style:font-name="Ubuntu" style:font-name-asian="Ubuntu" style:font-name-complex="Ubuntu"/>
    </style:style>
    <style:style style:name="T232_50" style:family="text" style:parent-style-name="Default_20_Paragraph_20_Font">
      <style:text-properties style:font-name="Ubuntu" style:font-name-asian="Ubuntu" style:font-name-complex="Ubuntu"/>
    </style:style>
    <style:style style:name="T232_51" style:family="text" style:parent-style-name="Default_20_Paragraph_20_Font">
      <style:text-properties style:font-name="Ubuntu" style:font-name-asian="Ubuntu" style:font-name-complex="Ubuntu"/>
    </style:style>
    <style:style style:name="T232_52" style:family="text" style:parent-style-name="Default_20_Paragraph_20_Font">
      <style:text-properties style:font-name="Ubuntu" style:font-name-asian="Ubuntu" style:font-name-complex="Ubuntu"/>
    </style:style>
    <style:style style:name="T232_53" style:family="text" style:parent-style-name="Default_20_Paragraph_20_Font">
      <style:text-properties style:font-name="Ubuntu" style:font-name-asian="Ubuntu" style:font-name-complex="Ubuntu"/>
    </style:style>
    <style:style style:name="T232_54" style:family="text" style:parent-style-name="Default_20_Paragraph_20_Font">
      <style:text-properties style:font-name="Ubuntu" style:font-name-asian="Ubuntu" style:font-name-complex="Ubuntu"/>
    </style:style>
    <style:style style:name="T232_55" style:family="text" style:parent-style-name="Default_20_Paragraph_20_Font">
      <style:text-properties style:font-name="Ubuntu" style:font-name-asian="Ubuntu" style:font-name-complex="Ubuntu"/>
    </style:style>
    <style:style style:name="T232_56" style:family="text" style:parent-style-name="Default_20_Paragraph_20_Font">
      <style:text-properties style:font-name="Ubuntu" style:font-name-asian="Ubuntu" style:font-name-complex="Ubuntu"/>
    </style:style>
    <style:style style:name="T232_57" style:family="text" style:parent-style-name="Default_20_Paragraph_20_Font">
      <style:text-properties style:font-name="Ubuntu" style:font-name-asian="Ubuntu" style:font-name-complex="Ubuntu"/>
    </style:style>
    <style:style style:name="T232_58" style:family="text" style:parent-style-name="Default_20_Paragraph_20_Font">
      <style:text-properties style:font-name="Ubuntu" style:font-name-asian="Ubuntu" style:font-name-complex="Ubuntu"/>
    </style:style>
    <style:style style:name="T232_59" style:family="text" style:parent-style-name="Default_20_Paragraph_20_Font">
      <style:text-properties style:font-name="Ubuntu" style:font-name-asian="Ubuntu" style:font-name-complex="Ubuntu"/>
    </style:style>
    <style:style style:name="T232_60" style:family="text" style:parent-style-name="Default_20_Paragraph_20_Font">
      <style:text-properties style:font-name="Ubuntu" style:font-name-asian="Ubuntu" style:font-name-complex="Ubuntu"/>
    </style:style>
    <style:style style:name="T232_61" style:family="text" style:parent-style-name="Default_20_Paragraph_20_Font">
      <style:text-properties style:font-name="Ubuntu" style:font-name-asian="Ubuntu" style:font-name-complex="Ubuntu"/>
    </style:style>
    <style:style style:name="T232_62" style:family="text" style:parent-style-name="Default_20_Paragraph_20_Font">
      <style:text-properties style:font-name="Ubuntu" style:font-name-asian="Ubuntu" style:font-name-complex="Ubuntu"/>
    </style:style>
    <style:style style:name="T232_63" style:family="text" style:parent-style-name="Default_20_Paragraph_20_Font">
      <style:text-properties style:font-name="Ubuntu" style:font-name-asian="Ubuntu" style:font-name-complex="Ubuntu"/>
    </style:style>
    <style:style style:name="T232_64" style:family="text" style:parent-style-name="Default_20_Paragraph_20_Font">
      <style:text-properties style:font-name="Ubuntu" style:font-name-asian="Ubuntu" style:font-name-complex="Ubuntu"/>
    </style:style>
    <style:style style:name="T232_65" style:family="text" style:parent-style-name="Default_20_Paragraph_20_Font">
      <style:text-properties style:font-name="Ubuntu" style:font-name-asian="Ubuntu" style:font-name-complex="Ubuntu"/>
    </style:style>
    <style:style style:name="T232_66" style:family="text" style:parent-style-name="Default_20_Paragraph_20_Font">
      <style:text-properties style:font-name="Ubuntu" style:font-name-asian="Ubuntu" style:font-name-complex="Ubuntu"/>
    </style:style>
    <style:style style:name="T232_67" style:family="text" style:parent-style-name="Default_20_Paragraph_20_Font">
      <style:text-properties style:font-name="Ubuntu" style:font-name-asian="Ubuntu" style:font-name-complex="Ubuntu"/>
    </style:style>
    <style:style style:name="T232_68" style:family="text" style:parent-style-name="Default_20_Paragraph_20_Font">
      <style:text-properties style:font-name="Ubuntu" style:font-name-asian="Ubuntu" style:font-name-complex="Ubuntu"/>
    </style:style>
    <style:style style:name="T232_69" style:family="text" style:parent-style-name="Default_20_Paragraph_20_Font">
      <style:text-properties style:font-name="Ubuntu" style:font-name-asian="Ubuntu" style:font-name-complex="Ubuntu"/>
    </style:style>
    <style:style style:name="T232_70" style:family="text" style:parent-style-name="Default_20_Paragraph_20_Font">
      <style:text-properties style:font-name="Ubuntu" style:font-name-asian="Ubuntu" style:font-name-complex="Ubuntu"/>
    </style:style>
    <style:style style:name="P233" style:family="paragraph" style:parent-style-name="Standard">
      <style:paragraph-properties fo:text-align="justify" fo:break-before="auto" fo:text-indent="0cm" fo:line-height="100%" fo:margin-top="0cm" fo:margin-left="0cm" fo:margin-right="0cm"/>
      <style:text-properties style:font-name="Ubuntu" style:font-name-asian="Ubuntu" style:font-name-complex="Ubuntu"/>
    </style:style>
    <style:style style:name="P234" style:family="paragraph" style:parent-style-name="Standard">
      <style:paragraph-properties fo:text-align="justify" fo:break-before="auto" fo:text-indent="0cm" fo:line-height="100%" fo:margin-top="0cm" fo:margin-left="0cm" fo:margin-right="0cm"/>
    </style:style>
    <style:style style:name="T234_1" style:family="text" style:parent-style-name="Default_20_Paragraph_20_Font">
      <style:text-properties style:font-name="Ubuntu" style:font-name-asian="Ubuntu" style:font-name-complex="Ubuntu"/>
    </style:style>
    <style:style style:name="T234_2" style:family="text" style:parent-style-name="Default_20_Paragraph_20_Font">
      <style:text-properties style:font-name="Ubuntu" style:font-name-asian="Ubuntu" style:font-name-complex="Ubuntu"/>
    </style:style>
    <style:style style:name="T234_3" style:family="text" style:parent-style-name="Default_20_Paragraph_20_Font">
      <style:text-properties style:font-name="Ubuntu" style:font-name-asian="Ubuntu" style:font-name-complex="Ubuntu"/>
    </style:style>
    <style:style style:name="T234_4" style:family="text" style:parent-style-name="Default_20_Paragraph_20_Font">
      <style:text-properties style:font-name="Ubuntu" style:font-name-asian="Ubuntu" style:font-name-complex="Ubuntu"/>
    </style:style>
    <style:style style:name="T234_5" style:family="text" style:parent-style-name="Default_20_Paragraph_20_Font">
      <style:text-properties style:font-name="Ubuntu" style:font-name-asian="Ubuntu" style:font-name-complex="Ubuntu"/>
    </style:style>
    <style:style style:name="T234_6" style:family="text" style:parent-style-name="Default_20_Paragraph_20_Font">
      <style:text-properties style:font-name="Ubuntu" style:font-name-asian="Ubuntu" style:font-name-complex="Ubuntu"/>
    </style:style>
    <style:style style:name="T234_7" style:family="text" style:parent-style-name="Default_20_Paragraph_20_Font">
      <style:text-properties style:font-name="Ubuntu" style:font-name-asian="Ubuntu" style:font-name-complex="Ubuntu"/>
    </style:style>
    <style:style style:name="T234_8" style:family="text" style:parent-style-name="Default_20_Paragraph_20_Font">
      <style:text-properties style:font-name="Ubuntu" style:font-name-asian="Ubuntu" style:font-name-complex="Ubuntu"/>
    </style:style>
    <style:style style:name="T234_9" style:family="text" style:parent-style-name="Default_20_Paragraph_20_Font">
      <style:text-properties style:font-name="Ubuntu" style:font-name-asian="Ubuntu" style:font-name-complex="Ubuntu"/>
    </style:style>
    <style:style style:name="T234_10" style:family="text" style:parent-style-name="Default_20_Paragraph_20_Font">
      <style:text-properties style:font-name="Ubuntu" style:font-name-asian="Ubuntu" style:font-name-complex="Ubuntu"/>
    </style:style>
    <style:style style:name="T234_11" style:family="text" style:parent-style-name="Default_20_Paragraph_20_Font">
      <style:text-properties style:font-name="Ubuntu" style:font-name-asian="Ubuntu" style:font-name-complex="Ubuntu"/>
    </style:style>
    <style:style style:name="T234_12" style:family="text" style:parent-style-name="Default_20_Paragraph_20_Font">
      <style:text-properties style:font-name="Ubuntu" style:font-name-asian="Ubuntu" style:font-name-complex="Ubuntu"/>
    </style:style>
    <style:style style:name="T234_13" style:family="text" style:parent-style-name="Default_20_Paragraph_20_Font">
      <style:text-properties style:font-name="Ubuntu" style:font-name-asian="Ubuntu" style:font-name-complex="Ubuntu"/>
    </style:style>
    <style:style style:name="T234_14" style:family="text" style:parent-style-name="Default_20_Paragraph_20_Font">
      <style:text-properties style:font-name="Ubuntu" style:font-name-asian="Ubuntu" style:font-name-complex="Ubuntu"/>
    </style:style>
    <style:style style:name="T234_15" style:family="text" style:parent-style-name="Default_20_Paragraph_20_Font">
      <style:text-properties style:font-name="Ubuntu" style:font-name-asian="Ubuntu" style:font-name-complex="Ubuntu"/>
    </style:style>
    <style:style style:name="T234_16" style:family="text" style:parent-style-name="Default_20_Paragraph_20_Font">
      <style:text-properties style:font-name="Ubuntu" style:font-name-asian="Ubuntu" style:font-name-complex="Ubuntu"/>
    </style:style>
    <style:style style:name="T234_17" style:family="text" style:parent-style-name="Default_20_Paragraph_20_Font">
      <style:text-properties style:font-name="Ubuntu" style:font-name-asian="Ubuntu" style:font-name-complex="Ubuntu"/>
    </style:style>
    <style:style style:name="T234_18" style:family="text" style:parent-style-name="Default_20_Paragraph_20_Font">
      <style:text-properties style:font-name="Ubuntu" style:font-name-asian="Ubuntu" style:font-name-complex="Ubuntu"/>
    </style:style>
    <style:style style:name="T234_19" style:family="text" style:parent-style-name="Default_20_Paragraph_20_Font">
      <style:text-properties style:font-name="Ubuntu" style:font-name-asian="Ubuntu" style:font-name-complex="Ubuntu"/>
    </style:style>
    <style:style style:name="T234_20" style:family="text" style:parent-style-name="Default_20_Paragraph_20_Font">
      <style:text-properties style:font-name="Ubuntu" style:font-name-asian="Ubuntu" style:font-name-complex="Ubuntu"/>
    </style:style>
    <style:style style:name="T234_21" style:family="text" style:parent-style-name="Default_20_Paragraph_20_Font">
      <style:text-properties style:font-name="Ubuntu" style:font-name-asian="Ubuntu" style:font-name-complex="Ubuntu"/>
    </style:style>
    <style:style style:name="T234_22" style:family="text" style:parent-style-name="Default_20_Paragraph_20_Font">
      <style:text-properties style:font-name="Ubuntu" style:font-name-asian="Ubuntu" style:font-name-complex="Ubuntu"/>
    </style:style>
    <style:style style:name="T234_23" style:family="text" style:parent-style-name="Default_20_Paragraph_20_Font">
      <style:text-properties style:font-name="Ubuntu" style:font-name-asian="Ubuntu" style:font-name-complex="Ubuntu"/>
    </style:style>
    <style:style style:name="T234_24" style:family="text" style:parent-style-name="Default_20_Paragraph_20_Font">
      <style:text-properties style:font-name="Ubuntu" style:font-name-asian="Ubuntu" style:font-name-complex="Ubuntu"/>
    </style:style>
    <style:style style:name="T234_25" style:family="text" style:parent-style-name="Default_20_Paragraph_20_Font">
      <style:text-properties style:font-name="Ubuntu" style:font-name-asian="Ubuntu" style:font-name-complex="Ubuntu"/>
    </style:style>
    <style:style style:name="T234_26" style:family="text" style:parent-style-name="Default_20_Paragraph_20_Font">
      <style:text-properties style:font-name="Ubuntu" style:font-name-asian="Ubuntu" style:font-name-complex="Ubuntu"/>
    </style:style>
    <style:style style:name="T234_27" style:family="text" style:parent-style-name="Default_20_Paragraph_20_Font">
      <style:text-properties style:font-name="Ubuntu" style:font-name-asian="Ubuntu" style:font-name-complex="Ubuntu"/>
    </style:style>
    <style:style style:name="T234_28" style:family="text" style:parent-style-name="Default_20_Paragraph_20_Font">
      <style:text-properties style:font-name="Ubuntu" style:font-name-asian="Ubuntu" style:font-name-complex="Ubuntu"/>
    </style:style>
    <style:style style:name="T234_29" style:family="text" style:parent-style-name="Default_20_Paragraph_20_Font">
      <style:text-properties style:font-name="Ubuntu" style:font-name-asian="Ubuntu" style:font-name-complex="Ubuntu"/>
    </style:style>
    <style:style style:name="T234_30" style:family="text" style:parent-style-name="Default_20_Paragraph_20_Font">
      <style:text-properties style:font-name="Ubuntu" style:font-name-asian="Ubuntu" style:font-name-complex="Ubuntu"/>
    </style:style>
    <style:style style:name="T234_31" style:family="text" style:parent-style-name="Default_20_Paragraph_20_Font">
      <style:text-properties style:font-name="Ubuntu" style:font-name-asian="Ubuntu" style:font-name-complex="Ubuntu"/>
    </style:style>
    <style:style style:name="T234_32" style:family="text" style:parent-style-name="Default_20_Paragraph_20_Font">
      <style:text-properties style:font-name="Ubuntu" style:font-name-asian="Ubuntu" style:font-name-complex="Ubuntu"/>
    </style:style>
    <style:style style:name="T234_33" style:family="text" style:parent-style-name="Default_20_Paragraph_20_Font">
      <style:text-properties style:font-name="Ubuntu" style:font-name-asian="Ubuntu" style:font-name-complex="Ubuntu"/>
    </style:style>
    <style:style style:name="T234_34" style:family="text" style:parent-style-name="Default_20_Paragraph_20_Font">
      <style:text-properties style:font-name="Ubuntu" style:font-name-asian="Ubuntu" style:font-name-complex="Ubuntu"/>
    </style:style>
    <style:style style:name="T234_35" style:family="text" style:parent-style-name="Default_20_Paragraph_20_Font">
      <style:text-properties style:font-name="Ubuntu" style:font-name-asian="Ubuntu" style:font-name-complex="Ubuntu"/>
    </style:style>
    <style:style style:name="T234_36" style:family="text" style:parent-style-name="Default_20_Paragraph_20_Font">
      <style:text-properties style:font-name="Ubuntu" style:font-name-asian="Ubuntu" style:font-name-complex="Ubuntu"/>
    </style:style>
    <style:style style:name="T234_37" style:family="text" style:parent-style-name="Default_20_Paragraph_20_Font">
      <style:text-properties style:font-name="Ubuntu" style:font-name-asian="Ubuntu" style:font-name-complex="Ubuntu"/>
    </style:style>
    <style:style style:name="T234_38" style:family="text" style:parent-style-name="Default_20_Paragraph_20_Font">
      <style:text-properties style:font-name="Ubuntu" style:font-name-asian="Ubuntu" style:font-name-complex="Ubuntu"/>
    </style:style>
    <style:style style:name="T234_39" style:family="text" style:parent-style-name="Default_20_Paragraph_20_Font">
      <style:text-properties style:font-name="Ubuntu" style:font-name-asian="Ubuntu" style:font-name-complex="Ubuntu"/>
    </style:style>
    <style:style style:name="T234_40" style:family="text" style:parent-style-name="Default_20_Paragraph_20_Font">
      <style:text-properties style:font-name="Ubuntu" style:font-name-asian="Ubuntu" style:font-name-complex="Ubuntu"/>
    </style:style>
    <style:style style:name="T234_41" style:family="text" style:parent-style-name="Default_20_Paragraph_20_Font">
      <style:text-properties style:font-name="Ubuntu" style:font-name-asian="Ubuntu" style:font-name-complex="Ubuntu"/>
    </style:style>
    <style:style style:name="T234_42" style:family="text" style:parent-style-name="Default_20_Paragraph_20_Font">
      <style:text-properties style:font-name="Ubuntu" style:font-name-asian="Ubuntu" style:font-name-complex="Ubuntu"/>
    </style:style>
    <style:style style:name="T234_43" style:family="text" style:parent-style-name="Default_20_Paragraph_20_Font">
      <style:text-properties style:font-name="Ubuntu" style:font-name-asian="Ubuntu" style:font-name-complex="Ubuntu"/>
    </style:style>
    <style:style style:name="T234_44" style:family="text" style:parent-style-name="Default_20_Paragraph_20_Font">
      <style:text-properties style:font-name="Ubuntu" style:font-name-asian="Ubuntu" style:font-name-complex="Ubuntu"/>
    </style:style>
    <style:style style:name="T234_45" style:family="text" style:parent-style-name="Default_20_Paragraph_20_Font">
      <style:text-properties style:font-name="Ubuntu" style:font-name-asian="Ubuntu" style:font-name-complex="Ubuntu"/>
    </style:style>
    <style:style style:name="T234_46" style:family="text" style:parent-style-name="Default_20_Paragraph_20_Font">
      <style:text-properties style:font-name="Ubuntu" style:font-name-asian="Ubuntu" style:font-name-complex="Ubuntu"/>
    </style:style>
    <style:style style:name="T234_47" style:family="text" style:parent-style-name="Default_20_Paragraph_20_Font">
      <style:text-properties style:font-name="Ubuntu" style:font-name-asian="Ubuntu" style:font-name-complex="Ubuntu"/>
    </style:style>
    <style:style style:name="T234_48" style:family="text" style:parent-style-name="Default_20_Paragraph_20_Font">
      <style:text-properties style:font-name="Ubuntu" style:font-name-asian="Ubuntu" style:font-name-complex="Ubuntu"/>
    </style:style>
    <style:style style:name="T234_49" style:family="text" style:parent-style-name="Default_20_Paragraph_20_Font">
      <style:text-properties style:font-name="Ubuntu" style:font-name-asian="Ubuntu" style:font-name-complex="Ubuntu"/>
    </style:style>
    <style:style style:name="T234_50" style:family="text" style:parent-style-name="Default_20_Paragraph_20_Font">
      <style:text-properties style:font-name="Ubuntu" style:font-name-asian="Ubuntu" style:font-name-complex="Ubuntu"/>
    </style:style>
    <style:style style:name="T234_51" style:family="text" style:parent-style-name="Default_20_Paragraph_20_Font">
      <style:text-properties style:font-name="Ubuntu" style:font-name-asian="Ubuntu" style:font-name-complex="Ubuntu"/>
    </style:style>
    <style:style style:name="T234_52" style:family="text" style:parent-style-name="Default_20_Paragraph_20_Font">
      <style:text-properties style:font-name="Ubuntu" style:font-name-asian="Ubuntu" style:font-name-complex="Ubuntu"/>
    </style:style>
    <style:style style:name="T234_53" style:family="text" style:parent-style-name="Default_20_Paragraph_20_Font">
      <style:text-properties style:font-name="Ubuntu" style:font-name-asian="Ubuntu" style:font-name-complex="Ubuntu"/>
    </style:style>
    <style:style style:name="T234_54" style:family="text" style:parent-style-name="Default_20_Paragraph_20_Font">
      <style:text-properties style:font-name="Ubuntu" style:font-name-asian="Ubuntu" style:font-name-complex="Ubuntu"/>
    </style:style>
    <style:style style:name="T234_55" style:family="text" style:parent-style-name="Default_20_Paragraph_20_Font">
      <style:text-properties style:font-name="Ubuntu" style:font-name-asian="Ubuntu" style:font-name-complex="Ubuntu"/>
    </style:style>
    <style:style style:name="T234_56" style:family="text" style:parent-style-name="Default_20_Paragraph_20_Font">
      <style:text-properties style:font-name="Ubuntu" style:font-name-asian="Ubuntu" style:font-name-complex="Ubuntu"/>
    </style:style>
    <style:style style:name="T234_57" style:family="text" style:parent-style-name="Default_20_Paragraph_20_Font">
      <style:text-properties style:font-name="Ubuntu" style:font-name-asian="Ubuntu" style:font-name-complex="Ubuntu"/>
    </style:style>
    <style:style style:name="T234_58" style:family="text" style:parent-style-name="Default_20_Paragraph_20_Font">
      <style:text-properties style:font-name="Ubuntu" style:font-name-asian="Ubuntu" style:font-name-complex="Ubuntu"/>
    </style:style>
    <style:style style:name="T234_59" style:family="text" style:parent-style-name="Default_20_Paragraph_20_Font">
      <style:text-properties style:font-name="Ubuntu" style:font-name-asian="Ubuntu" style:font-name-complex="Ubuntu"/>
    </style:style>
    <style:style style:name="T234_60" style:family="text" style:parent-style-name="Default_20_Paragraph_20_Font">
      <style:text-properties style:font-name="Ubuntu" style:font-name-asian="Ubuntu" style:font-name-complex="Ubuntu"/>
    </style:style>
    <style:style style:name="T234_61" style:family="text" style:parent-style-name="Default_20_Paragraph_20_Font">
      <style:text-properties style:font-name="Ubuntu" style:font-name-asian="Ubuntu" style:font-name-complex="Ubuntu"/>
    </style:style>
    <style:style style:name="T234_62" style:family="text" style:parent-style-name="Default_20_Paragraph_20_Font">
      <style:text-properties style:font-name="Ubuntu" style:font-name-asian="Ubuntu" style:font-name-complex="Ubuntu"/>
    </style:style>
    <style:style style:name="T234_63" style:family="text" style:parent-style-name="Default_20_Paragraph_20_Font">
      <style:text-properties style:font-name="Ubuntu" style:font-name-asian="Ubuntu" style:font-name-complex="Ubuntu"/>
    </style:style>
    <style:style style:name="T234_64" style:family="text" style:parent-style-name="Default_20_Paragraph_20_Font">
      <style:text-properties style:font-name="Ubuntu" style:font-name-asian="Ubuntu" style:font-name-complex="Ubuntu"/>
    </style:style>
    <style:style style:name="T234_65" style:family="text" style:parent-style-name="Default_20_Paragraph_20_Font">
      <style:text-properties style:font-name="Ubuntu" style:font-name-asian="Ubuntu" style:font-name-complex="Ubuntu"/>
    </style:style>
    <style:style style:name="T234_66" style:family="text" style:parent-style-name="Default_20_Paragraph_20_Font">
      <style:text-properties style:font-name="Ubuntu" style:font-name-asian="Ubuntu" style:font-name-complex="Ubuntu"/>
    </style:style>
    <style:style style:name="T234_67" style:family="text" style:parent-style-name="Default_20_Paragraph_20_Font">
      <style:text-properties style:font-name="Ubuntu" style:font-name-asian="Ubuntu" style:font-name-complex="Ubuntu"/>
    </style:style>
    <style:style style:name="T234_68" style:family="text" style:parent-style-name="Default_20_Paragraph_20_Font">
      <style:text-properties style:font-name="Ubuntu" style:font-name-asian="Ubuntu" style:font-name-complex="Ubuntu"/>
    </style:style>
    <style:style style:name="T234_69" style:family="text" style:parent-style-name="Default_20_Paragraph_20_Font">
      <style:text-properties style:font-name="Ubuntu" style:font-name-asian="Ubuntu" style:font-name-complex="Ubuntu"/>
    </style:style>
    <style:style style:name="T234_70" style:family="text" style:parent-style-name="Default_20_Paragraph_20_Font">
      <style:text-properties style:font-name="Ubuntu" style:font-name-asian="Ubuntu" style:font-name-complex="Ubuntu"/>
    </style:style>
    <style:style style:name="T234_71" style:family="text" style:parent-style-name="Default_20_Paragraph_20_Font">
      <style:text-properties style:font-name="Ubuntu" style:font-name-asian="Ubuntu" style:font-name-complex="Ubuntu"/>
    </style:style>
    <style:style style:name="T234_72" style:family="text" style:parent-style-name="Default_20_Paragraph_20_Font">
      <style:text-properties style:font-name="Ubuntu" style:font-name-asian="Ubuntu" style:font-name-complex="Ubuntu"/>
    </style:style>
    <style:style style:name="T234_73" style:family="text" style:parent-style-name="Default_20_Paragraph_20_Font">
      <style:text-properties style:font-name="Ubuntu" style:font-name-asian="Ubuntu" style:font-name-complex="Ubuntu"/>
    </style:style>
    <style:style style:name="T234_74" style:family="text" style:parent-style-name="Default_20_Paragraph_20_Font">
      <style:text-properties style:font-name="Ubuntu" style:font-name-asian="Ubuntu" style:font-name-complex="Ubuntu"/>
    </style:style>
    <style:style style:name="T234_75" style:family="text" style:parent-style-name="Default_20_Paragraph_20_Font">
      <style:text-properties style:font-name="Ubuntu" style:font-name-asian="Ubuntu" style:font-name-complex="Ubuntu"/>
    </style:style>
    <style:style style:name="T234_76" style:family="text" style:parent-style-name="Default_20_Paragraph_20_Font">
      <style:text-properties style:font-name="Ubuntu" style:font-name-asian="Ubuntu" style:font-name-complex="Ubuntu"/>
    </style:style>
    <style:style style:name="T234_77" style:family="text" style:parent-style-name="Default_20_Paragraph_20_Font">
      <style:text-properties style:font-name="Ubuntu" style:font-name-asian="Ubuntu" style:font-name-complex="Ubuntu"/>
    </style:style>
    <style:style style:name="T234_78" style:family="text" style:parent-style-name="Default_20_Paragraph_20_Font">
      <style:text-properties style:font-name="Ubuntu" style:font-name-asian="Ubuntu" style:font-name-complex="Ubuntu"/>
    </style:style>
    <style:style style:name="T234_79" style:family="text" style:parent-style-name="Default_20_Paragraph_20_Font">
      <style:text-properties style:font-name="Ubuntu" style:font-name-asian="Ubuntu" style:font-name-complex="Ubuntu"/>
    </style:style>
    <style:style style:name="T234_80" style:family="text" style:parent-style-name="Default_20_Paragraph_20_Font">
      <style:text-properties style:font-name="Ubuntu" style:font-name-asian="Ubuntu" style:font-name-complex="Ubuntu"/>
    </style:style>
    <style:style style:name="T234_81" style:family="text" style:parent-style-name="Default_20_Paragraph_20_Font">
      <style:text-properties style:font-name="Ubuntu" style:font-name-asian="Ubuntu" style:font-name-complex="Ubuntu"/>
    </style:style>
    <style:style style:name="T234_82" style:family="text" style:parent-style-name="Default_20_Paragraph_20_Font">
      <style:text-properties style:font-name="Ubuntu" style:font-name-asian="Ubuntu" style:font-name-complex="Ubuntu"/>
    </style:style>
    <style:style style:name="T234_83" style:family="text" style:parent-style-name="Default_20_Paragraph_20_Font">
      <style:text-properties style:font-name="Ubuntu" style:font-name-asian="Ubuntu" style:font-name-complex="Ubuntu"/>
    </style:style>
    <style:style style:name="T234_84" style:family="text" style:parent-style-name="Default_20_Paragraph_20_Font">
      <style:text-properties style:font-name="Ubuntu" style:font-name-asian="Ubuntu" style:font-name-complex="Ubuntu"/>
    </style:style>
    <style:style style:name="T234_85" style:family="text" style:parent-style-name="Default_20_Paragraph_20_Font">
      <style:text-properties style:font-name="Ubuntu" style:font-name-asian="Ubuntu" style:font-name-complex="Ubuntu"/>
    </style:style>
    <style:style style:name="T234_86" style:family="text" style:parent-style-name="Default_20_Paragraph_20_Font">
      <style:text-properties style:font-name="Ubuntu" style:font-name-asian="Ubuntu" style:font-name-complex="Ubuntu"/>
    </style:style>
    <style:style style:name="T234_87" style:family="text" style:parent-style-name="Default_20_Paragraph_20_Font">
      <style:text-properties style:font-name="Ubuntu" style:font-name-asian="Ubuntu" style:font-name-complex="Ubuntu"/>
    </style:style>
    <style:style style:name="T234_88" style:family="text" style:parent-style-name="Default_20_Paragraph_20_Font">
      <style:text-properties style:font-name="Ubuntu" style:font-name-asian="Ubuntu" style:font-name-complex="Ubuntu"/>
    </style:style>
    <style:style style:name="T234_89" style:family="text" style:parent-style-name="Default_20_Paragraph_20_Font">
      <style:text-properties style:font-name="Ubuntu" style:font-name-asian="Ubuntu" style:font-name-complex="Ubuntu"/>
    </style:style>
    <style:style style:name="T234_90" style:family="text" style:parent-style-name="Default_20_Paragraph_20_Font">
      <style:text-properties style:font-name="Ubuntu" style:font-name-asian="Ubuntu" style:font-name-complex="Ubuntu"/>
    </style:style>
    <style:style style:name="T234_91" style:family="text" style:parent-style-name="Default_20_Paragraph_20_Font">
      <style:text-properties style:font-name="Ubuntu" style:font-name-asian="Ubuntu" style:font-name-complex="Ubuntu"/>
    </style:style>
    <style:style style:name="T234_92" style:family="text" style:parent-style-name="Default_20_Paragraph_20_Font">
      <style:text-properties style:font-name="Ubuntu" style:font-name-asian="Ubuntu" style:font-name-complex="Ubuntu"/>
    </style:style>
    <style:style style:name="P235" style:family="paragraph" style:parent-style-name="Standard">
      <style:paragraph-properties fo:text-align="justify" fo:break-before="auto" fo:line-height="100%" fo:margin-top="0cm" fo:margin-left="1.27cm" fo:margin-right="0cm"/>
      <style:text-properties style:font-name="Ubuntu" style:font-name-asian="Ubuntu" style:font-name-complex="Ubuntu"/>
    </style:style>
    <style:style style:name="T235_1" style:family="text" style:parent-style-name="Default_20_Paragraph_20_Font">
      <style:text-properties style:font-name="Ubuntu" style:font-name-asian="Ubuntu" style:font-name-complex="Ubuntu"/>
    </style:style>
    <style:style style:name="T235_2" style:family="text" style:parent-style-name="Default_20_Paragraph_20_Font">
      <style:text-properties style:font-name="Ubuntu" style:font-name-asian="Ubuntu" style:font-name-complex="Ubuntu"/>
    </style:style>
    <style:style style:name="T235_3" style:family="text" style:parent-style-name="Default_20_Paragraph_20_Font">
      <style:text-properties style:font-name="Ubuntu" style:font-name-asian="Ubuntu" style:font-name-complex="Ubuntu"/>
    </style:style>
    <style:style style:name="P236" style:family="paragraph" style:parent-style-name="Standard">
      <style:paragraph-properties fo:text-align="justify" fo:break-before="auto" fo:line-height="100%" fo:margin-top="0cm" fo:margin-left="2.54cm" fo:margin-right="0cm"/>
      <style:text-properties style:font-name="Ubuntu" style:font-name-asian="Ubuntu" style:font-name-complex="Ubuntu"/>
    </style:style>
    <style:style style:name="T236_1" style:family="text" style:parent-style-name="Default_20_Paragraph_20_Font">
      <style:text-properties style:font-name="Ubuntu" style:font-name-asian="Ubuntu" style:font-name-complex="Ubuntu"/>
    </style:style>
    <style:style style:name="T236_2" style:family="text" style:parent-style-name="Default_20_Paragraph_20_Font">
      <style:text-properties style:font-name="Ubuntu" style:font-name-asian="Ubuntu" style:font-name-complex="Ubuntu"/>
    </style:style>
    <style:style style:name="T236_3" style:family="text" style:parent-style-name="Default_20_Paragraph_20_Font">
      <style:text-properties style:font-name="Ubuntu" style:font-name-asian="Ubuntu" style:font-name-complex="Ubuntu"/>
    </style:style>
    <style:style style:name="P237" style:family="paragraph" style:parent-style-name="Standard">
      <style:paragraph-properties fo:text-align="justify" fo:break-before="auto" fo:text-indent="0cm" fo:line-height="100%" fo:margin-top="0cm" fo:margin-left="0cm" fo:margin-right="0cm"/>
      <style:text-properties style:font-name="Ubuntu" style:font-name-asian="Ubuntu" style:font-name-complex="Ubuntu"/>
    </style:style>
    <style:style style:name="P238" style:family="paragraph" style:parent-style-name="Standard">
      <style:paragraph-properties fo:text-align="justify" fo:break-before="auto" fo:line-height="100%" fo:margin-top="0cm" fo:margin-left="1.27cm" fo:margin-right="0cm"/>
      <style:text-properties style:font-name="Ubuntu" style:font-name-asian="Ubuntu" style:font-name-complex="Ubuntu"/>
    </style:style>
    <style:style style:name="T238_1" style:family="text" style:parent-style-name="Default_20_Paragraph_20_Font">
      <style:text-properties style:font-name="Ubuntu" style:font-name-asian="Ubuntu" style:font-name-complex="Ubuntu"/>
    </style:style>
    <style:style style:name="T238_2" style:family="text" style:parent-style-name="Default_20_Paragraph_20_Font">
      <style:text-properties style:font-name="Ubuntu" style:font-name-asian="Ubuntu" style:font-name-complex="Ubuntu"/>
    </style:style>
    <style:style style:name="T238_3" style:family="text" style:parent-style-name="Default_20_Paragraph_20_Font">
      <style:text-properties style:font-name="Ubuntu" style:font-name-asian="Ubuntu" style:font-name-complex="Ubuntu"/>
    </style:style>
    <style:style style:name="T238_4" style:family="text" style:parent-style-name="Default_20_Paragraph_20_Font">
      <style:text-properties style:font-name="Ubuntu" style:font-name-asian="Ubuntu" style:font-name-complex="Ubuntu"/>
    </style:style>
    <style:style style:name="T238_5" style:family="text" style:parent-style-name="Default_20_Paragraph_20_Font">
      <style:text-properties style:font-name="Ubuntu" style:font-name-asian="Ubuntu" style:font-name-complex="Ubuntu"/>
    </style:style>
    <style:style style:name="T238_6" style:family="text" style:parent-style-name="Default_20_Paragraph_20_Font">
      <style:text-properties style:font-name="Ubuntu" style:font-name-asian="Ubuntu" style:font-name-complex="Ubuntu"/>
    </style:style>
    <style:style style:name="T238_7" style:family="text" style:parent-style-name="Default_20_Paragraph_20_Font">
      <style:text-properties style:font-name="Ubuntu" style:font-name-asian="Ubuntu" style:font-name-complex="Ubuntu"/>
    </style:style>
    <style:style style:name="T238_8" style:family="text" style:parent-style-name="Default_20_Paragraph_20_Font">
      <style:text-properties style:font-name="Ubuntu" style:font-name-asian="Ubuntu" style:font-name-complex="Ubuntu"/>
    </style:style>
    <style:style style:name="T238_9" style:family="text" style:parent-style-name="Default_20_Paragraph_20_Font">
      <style:text-properties style:font-name="Ubuntu" style:font-name-asian="Ubuntu" style:font-name-complex="Ubuntu"/>
    </style:style>
    <style:style style:name="T238_10" style:family="text" style:parent-style-name="Default_20_Paragraph_20_Font">
      <style:text-properties style:font-name="Ubuntu" style:font-name-asian="Ubuntu" style:font-name-complex="Ubuntu"/>
    </style:style>
    <style:style style:name="T238_11" style:family="text" style:parent-style-name="Default_20_Paragraph_20_Font">
      <style:text-properties style:font-name="Ubuntu" style:font-name-asian="Ubuntu" style:font-name-complex="Ubuntu"/>
    </style:style>
    <style:style style:name="T238_12" style:family="text" style:parent-style-name="Default_20_Paragraph_20_Font">
      <style:text-properties style:font-name="Ubuntu" style:font-name-asian="Ubuntu" style:font-name-complex="Ubuntu"/>
    </style:style>
    <style:style style:name="T238_13" style:family="text" style:parent-style-name="Default_20_Paragraph_20_Font">
      <style:text-properties style:font-name="Ubuntu" style:font-name-asian="Ubuntu" style:font-name-complex="Ubuntu"/>
    </style:style>
    <style:style style:name="T238_14" style:family="text" style:parent-style-name="Default_20_Paragraph_20_Font">
      <style:text-properties style:font-name="Ubuntu" style:font-name-asian="Ubuntu" style:font-name-complex="Ubuntu"/>
    </style:style>
    <style:style style:name="T238_15" style:family="text" style:parent-style-name="Default_20_Paragraph_20_Font">
      <style:text-properties style:font-name="Ubuntu" style:font-name-asian="Ubuntu" style:font-name-complex="Ubuntu"/>
    </style:style>
    <style:style style:name="T238_16" style:family="text" style:parent-style-name="Default_20_Paragraph_20_Font">
      <style:text-properties style:font-name="Ubuntu" style:font-name-asian="Ubuntu" style:font-name-complex="Ubuntu"/>
    </style:style>
    <style:style style:name="T238_17" style:family="text" style:parent-style-name="Default_20_Paragraph_20_Font">
      <style:text-properties style:font-name="Ubuntu" style:font-name-asian="Ubuntu" style:font-name-complex="Ubuntu"/>
    </style:style>
    <style:style style:name="T238_18" style:family="text" style:parent-style-name="Default_20_Paragraph_20_Font">
      <style:text-properties style:font-name="Ubuntu" style:font-name-asian="Ubuntu" style:font-name-complex="Ubuntu"/>
    </style:style>
    <style:style style:name="T238_19" style:family="text" style:parent-style-name="Default_20_Paragraph_20_Font">
      <style:text-properties style:font-name="Ubuntu" style:font-name-asian="Ubuntu" style:font-name-complex="Ubuntu"/>
    </style:style>
    <style:style style:name="T238_20" style:family="text" style:parent-style-name="Default_20_Paragraph_20_Font">
      <style:text-properties style:font-name="Ubuntu" style:font-name-asian="Ubuntu" style:font-name-complex="Ubuntu"/>
    </style:style>
    <style:style style:name="T238_21" style:family="text" style:parent-style-name="Default_20_Paragraph_20_Font">
      <style:text-properties style:font-name="Ubuntu" style:font-name-asian="Ubuntu" style:font-name-complex="Ubuntu"/>
    </style:style>
    <style:style style:name="T238_22" style:family="text" style:parent-style-name="Default_20_Paragraph_20_Font">
      <style:text-properties style:font-name="Ubuntu" style:font-name-asian="Ubuntu" style:font-name-complex="Ubuntu"/>
    </style:style>
    <style:style style:name="T238_23" style:family="text" style:parent-style-name="Default_20_Paragraph_20_Font">
      <style:text-properties style:font-name="Ubuntu" style:font-name-asian="Ubuntu" style:font-name-complex="Ubuntu"/>
    </style:style>
    <style:style style:name="T238_24" style:family="text" style:parent-style-name="Default_20_Paragraph_20_Font">
      <style:text-properties style:font-name="Ubuntu" style:font-name-asian="Ubuntu" style:font-name-complex="Ubuntu"/>
    </style:style>
    <style:style style:name="T238_25" style:family="text" style:parent-style-name="Default_20_Paragraph_20_Font">
      <style:text-properties style:font-name="Ubuntu" style:font-name-asian="Ubuntu" style:font-name-complex="Ubuntu"/>
    </style:style>
    <style:style style:name="T238_26" style:family="text" style:parent-style-name="Default_20_Paragraph_20_Font">
      <style:text-properties style:font-name="Ubuntu" style:font-name-asian="Ubuntu" style:font-name-complex="Ubuntu"/>
    </style:style>
    <style:style style:name="T238_27" style:family="text" style:parent-style-name="Default_20_Paragraph_20_Font">
      <style:text-properties style:font-name="Ubuntu" style:font-name-asian="Ubuntu" style:font-name-complex="Ubuntu"/>
    </style:style>
    <style:style style:name="T238_28" style:family="text" style:parent-style-name="Default_20_Paragraph_20_Font">
      <style:text-properties style:font-name="Ubuntu" style:font-name-asian="Ubuntu" style:font-name-complex="Ubuntu"/>
    </style:style>
    <style:style style:name="P239" style:family="paragraph" style:parent-style-name="Standard">
      <style:paragraph-properties fo:text-align="justify" fo:break-before="auto" fo:line-height="100%" fo:margin-top="0cm" fo:margin-left="2.54cm" fo:margin-right="0cm"/>
      <style:text-properties style:font-name="Ubuntu" style:font-name-asian="Ubuntu" style:font-name-complex="Ubuntu"/>
    </style:style>
    <style:style style:name="T239_1" style:family="text" style:parent-style-name="Default_20_Paragraph_20_Font">
      <style:text-properties style:font-name="Ubuntu" style:font-name-asian="Ubuntu" style:font-name-complex="Ubuntu"/>
    </style:style>
    <style:style style:name="T239_2" style:family="text" style:parent-style-name="Default_20_Paragraph_20_Font">
      <style:text-properties style:font-name="Ubuntu" style:font-name-asian="Ubuntu" style:font-name-complex="Ubuntu"/>
    </style:style>
    <style:style style:name="T239_3" style:family="text" style:parent-style-name="Default_20_Paragraph_20_Font">
      <style:text-properties style:font-name="Ubuntu" style:font-name-asian="Ubuntu" style:font-name-complex="Ubuntu"/>
    </style:style>
    <style:style style:name="T239_4" style:family="text" style:parent-style-name="Default_20_Paragraph_20_Font">
      <style:text-properties style:font-name="Ubuntu" style:font-name-asian="Ubuntu" style:font-name-complex="Ubuntu"/>
    </style:style>
    <style:style style:name="T239_5" style:family="text" style:parent-style-name="Default_20_Paragraph_20_Font">
      <style:text-properties style:font-name="Ubuntu" style:font-name-asian="Ubuntu" style:font-name-complex="Ubuntu"/>
    </style:style>
    <style:style style:name="T239_6" style:family="text" style:parent-style-name="Default_20_Paragraph_20_Font">
      <style:text-properties style:font-name="Ubuntu" style:font-name-asian="Ubuntu" style:font-name-complex="Ubuntu"/>
    </style:style>
    <style:style style:name="T239_7" style:family="text" style:parent-style-name="Default_20_Paragraph_20_Font">
      <style:text-properties style:font-name="Ubuntu" style:font-name-asian="Ubuntu" style:font-name-complex="Ubuntu"/>
    </style:style>
    <style:style style:name="T239_8" style:family="text" style:parent-style-name="Default_20_Paragraph_20_Font">
      <style:text-properties style:font-name="Ubuntu" style:font-name-asian="Ubuntu" style:font-name-complex="Ubuntu"/>
    </style:style>
    <style:style style:name="T239_9" style:family="text" style:parent-style-name="Default_20_Paragraph_20_Font">
      <style:text-properties style:font-name="Ubuntu" style:font-name-asian="Ubuntu" style:font-name-complex="Ubuntu"/>
    </style:style>
    <style:style style:name="T239_10" style:family="text" style:parent-style-name="Default_20_Paragraph_20_Font">
      <style:text-properties style:font-name="Ubuntu" style:font-name-asian="Ubuntu" style:font-name-complex="Ubuntu"/>
    </style:style>
    <style:style style:name="T239_11" style:family="text" style:parent-style-name="Default_20_Paragraph_20_Font">
      <style:text-properties style:font-name="Ubuntu" style:font-name-asian="Ubuntu" style:font-name-complex="Ubuntu"/>
    </style:style>
    <style:style style:name="T239_12" style:family="text" style:parent-style-name="Default_20_Paragraph_20_Font">
      <style:text-properties style:font-name="Ubuntu" style:font-name-asian="Ubuntu" style:font-name-complex="Ubuntu"/>
    </style:style>
    <style:style style:name="T239_13" style:family="text" style:parent-style-name="Default_20_Paragraph_20_Font">
      <style:text-properties style:font-name="Ubuntu" style:font-name-asian="Ubuntu" style:font-name-complex="Ubuntu"/>
    </style:style>
    <style:style style:name="T239_14" style:family="text" style:parent-style-name="Default_20_Paragraph_20_Font">
      <style:text-properties style:font-name="Ubuntu" style:font-name-asian="Ubuntu" style:font-name-complex="Ubuntu"/>
    </style:style>
    <style:style style:name="T239_15" style:family="text" style:parent-style-name="Default_20_Paragraph_20_Font">
      <style:text-properties style:font-name="Ubuntu" style:font-name-asian="Ubuntu" style:font-name-complex="Ubuntu"/>
    </style:style>
    <style:style style:name="T239_16" style:family="text" style:parent-style-name="Default_20_Paragraph_20_Font">
      <style:text-properties style:font-name="Ubuntu" style:font-name-asian="Ubuntu" style:font-name-complex="Ubuntu"/>
    </style:style>
    <style:style style:name="T239_17" style:family="text" style:parent-style-name="Default_20_Paragraph_20_Font">
      <style:text-properties style:font-name="Ubuntu" style:font-name-asian="Ubuntu" style:font-name-complex="Ubuntu"/>
    </style:style>
    <style:style style:name="T239_18" style:family="text" style:parent-style-name="Default_20_Paragraph_20_Font">
      <style:text-properties style:font-name="Ubuntu" style:font-name-asian="Ubuntu" style:font-name-complex="Ubuntu"/>
    </style:style>
    <style:style style:name="T239_19" style:family="text" style:parent-style-name="Default_20_Paragraph_20_Font">
      <style:text-properties style:font-name="Ubuntu" style:font-name-asian="Ubuntu" style:font-name-complex="Ubuntu"/>
    </style:style>
    <style:style style:name="T239_20" style:family="text" style:parent-style-name="Default_20_Paragraph_20_Font">
      <style:text-properties style:font-name="Ubuntu" style:font-name-asian="Ubuntu" style:font-name-complex="Ubuntu"/>
    </style:style>
    <style:style style:name="T239_21" style:family="text" style:parent-style-name="Default_20_Paragraph_20_Font">
      <style:text-properties style:font-name="Ubuntu" style:font-name-asian="Ubuntu" style:font-name-complex="Ubuntu"/>
    </style:style>
    <style:style style:name="T239_22" style:family="text" style:parent-style-name="Default_20_Paragraph_20_Font">
      <style:text-properties style:font-name="Ubuntu" style:font-name-asian="Ubuntu" style:font-name-complex="Ubuntu"/>
    </style:style>
    <style:style style:name="T239_23" style:family="text" style:parent-style-name="Default_20_Paragraph_20_Font">
      <style:text-properties style:font-name="Ubuntu" style:font-name-asian="Ubuntu" style:font-name-complex="Ubuntu"/>
    </style:style>
    <style:style style:name="T239_24" style:family="text" style:parent-style-name="Default_20_Paragraph_20_Font">
      <style:text-properties style:font-name="Ubuntu" style:font-name-asian="Ubuntu" style:font-name-complex="Ubuntu"/>
    </style:style>
    <style:style style:name="P240" style:family="paragraph" style:parent-style-name="Standard">
      <style:paragraph-properties fo:text-align="justify" fo:break-before="auto" fo:line-height="100%" fo:margin-top="0cm" fo:margin-left="2.54cm" fo:margin-right="0cm"/>
      <style:text-properties style:font-name="Ubuntu" style:font-name-asian="Ubuntu" style:font-name-complex="Ubuntu"/>
    </style:style>
    <style:style style:name="T240_1" style:family="text" style:parent-style-name="Default_20_Paragraph_20_Font">
      <style:text-properties style:font-name="Ubuntu" style:font-name-asian="Ubuntu" style:font-name-complex="Ubuntu"/>
    </style:style>
    <style:style style:name="T240_2" style:family="text" style:parent-style-name="Default_20_Paragraph_20_Font">
      <style:text-properties style:font-name="Ubuntu" style:font-name-asian="Ubuntu" style:font-name-complex="Ubuntu"/>
    </style:style>
    <style:style style:name="T240_3" style:family="text" style:parent-style-name="Default_20_Paragraph_20_Font">
      <style:text-properties style:font-name="Ubuntu" style:font-name-asian="Ubuntu" style:font-name-complex="Ubuntu"/>
    </style:style>
    <style:style style:name="T240_4" style:family="text" style:parent-style-name="Default_20_Paragraph_20_Font">
      <style:text-properties style:font-name="Ubuntu" style:font-name-asian="Ubuntu" style:font-name-complex="Ubuntu"/>
    </style:style>
    <style:style style:name="T240_5" style:family="text" style:parent-style-name="Default_20_Paragraph_20_Font">
      <style:text-properties style:font-name="Ubuntu" style:font-name-asian="Ubuntu" style:font-name-complex="Ubuntu"/>
    </style:style>
    <style:style style:name="T240_6" style:family="text" style:parent-style-name="Default_20_Paragraph_20_Font">
      <style:text-properties style:font-name="Ubuntu" style:font-name-asian="Ubuntu" style:font-name-complex="Ubuntu"/>
    </style:style>
    <style:style style:name="T240_7" style:family="text" style:parent-style-name="Default_20_Paragraph_20_Font">
      <style:text-properties style:font-name="Ubuntu" style:font-name-asian="Ubuntu" style:font-name-complex="Ubuntu"/>
    </style:style>
    <style:style style:name="T240_8" style:family="text" style:parent-style-name="Default_20_Paragraph_20_Font">
      <style:text-properties style:font-name="Ubuntu" style:font-name-asian="Ubuntu" style:font-name-complex="Ubuntu"/>
    </style:style>
    <style:style style:name="T240_9" style:family="text" style:parent-style-name="Default_20_Paragraph_20_Font">
      <style:text-properties style:font-name="Ubuntu" style:font-name-asian="Ubuntu" style:font-name-complex="Ubuntu"/>
    </style:style>
    <style:style style:name="T240_10" style:family="text" style:parent-style-name="Default_20_Paragraph_20_Font">
      <style:text-properties style:font-name="Ubuntu" style:font-name-asian="Ubuntu" style:font-name-complex="Ubuntu"/>
    </style:style>
    <style:style style:name="T240_11" style:family="text" style:parent-style-name="Default_20_Paragraph_20_Font">
      <style:text-properties style:font-name="Ubuntu" style:font-name-asian="Ubuntu" style:font-name-complex="Ubuntu"/>
    </style:style>
    <style:style style:name="T240_12" style:family="text" style:parent-style-name="Default_20_Paragraph_20_Font">
      <style:text-properties style:font-name="Ubuntu" style:font-name-asian="Ubuntu" style:font-name-complex="Ubuntu"/>
    </style:style>
    <style:style style:name="T240_13" style:family="text" style:parent-style-name="Default_20_Paragraph_20_Font">
      <style:text-properties style:font-name="Ubuntu" style:font-name-asian="Ubuntu" style:font-name-complex="Ubuntu"/>
    </style:style>
    <style:style style:name="T240_14" style:family="text" style:parent-style-name="Default_20_Paragraph_20_Font">
      <style:text-properties style:font-name="Ubuntu" style:font-name-asian="Ubuntu" style:font-name-complex="Ubuntu"/>
    </style:style>
    <style:style style:name="T240_15" style:family="text" style:parent-style-name="Default_20_Paragraph_20_Font">
      <style:text-properties style:font-name="Ubuntu" style:font-name-asian="Ubuntu" style:font-name-complex="Ubuntu"/>
    </style:style>
    <style:style style:name="T240_16" style:family="text" style:parent-style-name="Default_20_Paragraph_20_Font">
      <style:text-properties style:font-name="Ubuntu" style:font-name-asian="Ubuntu" style:font-name-complex="Ubuntu"/>
    </style:style>
    <style:style style:name="T240_17" style:family="text" style:parent-style-name="Default_20_Paragraph_20_Font">
      <style:text-properties style:font-name="Ubuntu" style:font-name-asian="Ubuntu" style:font-name-complex="Ubuntu"/>
    </style:style>
    <style:style style:name="T240_18" style:family="text" style:parent-style-name="Default_20_Paragraph_20_Font">
      <style:text-properties style:font-name="Ubuntu" style:font-name-asian="Ubuntu" style:font-name-complex="Ubuntu"/>
    </style:style>
    <style:style style:name="T240_19" style:family="text" style:parent-style-name="Default_20_Paragraph_20_Font">
      <style:text-properties style:font-name="Ubuntu" style:font-name-asian="Ubuntu" style:font-name-complex="Ubuntu"/>
    </style:style>
    <style:style style:name="T240_20" style:family="text" style:parent-style-name="Default_20_Paragraph_20_Font">
      <style:text-properties style:font-name="Ubuntu" style:font-name-asian="Ubuntu" style:font-name-complex="Ubuntu"/>
    </style:style>
    <style:style style:name="T240_21" style:family="text" style:parent-style-name="Default_20_Paragraph_20_Font">
      <style:text-properties style:font-name="Ubuntu" style:font-name-asian="Ubuntu" style:font-name-complex="Ubuntu"/>
    </style:style>
    <style:style style:name="T240_22" style:family="text" style:parent-style-name="Default_20_Paragraph_20_Font">
      <style:text-properties style:font-name="Ubuntu" style:font-name-asian="Ubuntu" style:font-name-complex="Ubuntu"/>
    </style:style>
    <style:style style:name="T240_23" style:family="text" style:parent-style-name="Default_20_Paragraph_20_Font">
      <style:text-properties style:font-name="Ubuntu" style:font-name-asian="Ubuntu" style:font-name-complex="Ubuntu"/>
    </style:style>
    <style:style style:name="T240_24" style:family="text" style:parent-style-name="Default_20_Paragraph_20_Font">
      <style:text-properties style:font-name="Ubuntu" style:font-name-asian="Ubuntu" style:font-name-complex="Ubuntu"/>
    </style:style>
    <style:style style:name="T240_25" style:family="text" style:parent-style-name="Default_20_Paragraph_20_Font">
      <style:text-properties style:font-name="Ubuntu" style:font-name-asian="Ubuntu" style:font-name-complex="Ubuntu"/>
    </style:style>
    <style:style style:name="T240_26" style:family="text" style:parent-style-name="Default_20_Paragraph_20_Font">
      <style:text-properties style:font-name="Ubuntu" style:font-name-asian="Ubuntu" style:font-name-complex="Ubuntu"/>
    </style:style>
    <style:style style:name="T240_27" style:family="text" style:parent-style-name="Default_20_Paragraph_20_Font">
      <style:text-properties style:font-name="Ubuntu" style:font-name-asian="Ubuntu" style:font-name-complex="Ubuntu"/>
    </style:style>
    <style:style style:name="T240_28" style:family="text" style:parent-style-name="Default_20_Paragraph_20_Font">
      <style:text-properties style:font-name="Ubuntu" style:font-name-asian="Ubuntu" style:font-name-complex="Ubuntu"/>
    </style:style>
    <style:style style:name="T240_29" style:family="text" style:parent-style-name="Default_20_Paragraph_20_Font">
      <style:text-properties style:font-name="Ubuntu" style:font-name-asian="Ubuntu" style:font-name-complex="Ubuntu"/>
    </style:style>
    <style:style style:name="T240_30" style:family="text" style:parent-style-name="Default_20_Paragraph_20_Font">
      <style:text-properties style:font-name="Ubuntu" style:font-name-asian="Ubuntu" style:font-name-complex="Ubuntu"/>
    </style:style>
    <style:style style:name="T240_31" style:family="text" style:parent-style-name="Default_20_Paragraph_20_Font">
      <style:text-properties style:font-name="Ubuntu" style:font-name-asian="Ubuntu" style:font-name-complex="Ubuntu"/>
    </style:style>
    <style:style style:name="T240_32" style:family="text" style:parent-style-name="Default_20_Paragraph_20_Font">
      <style:text-properties style:font-name="Ubuntu" style:font-name-asian="Ubuntu" style:font-name-complex="Ubuntu"/>
    </style:style>
    <style:style style:name="T240_33" style:family="text" style:parent-style-name="Default_20_Paragraph_20_Font">
      <style:text-properties style:font-name="Ubuntu" style:font-name-asian="Ubuntu" style:font-name-complex="Ubuntu"/>
    </style:style>
    <style:style style:name="T240_34" style:family="text" style:parent-style-name="Default_20_Paragraph_20_Font">
      <style:text-properties style:font-name="Ubuntu" style:font-name-asian="Ubuntu" style:font-name-complex="Ubuntu"/>
    </style:style>
    <style:style style:name="T240_35" style:family="text" style:parent-style-name="Default_20_Paragraph_20_Font">
      <style:text-properties style:font-name="Ubuntu" style:font-name-asian="Ubuntu" style:font-name-complex="Ubuntu"/>
    </style:style>
    <style:style style:name="T240_36" style:family="text" style:parent-style-name="Default_20_Paragraph_20_Font">
      <style:text-properties style:font-name="Ubuntu" style:font-name-asian="Ubuntu" style:font-name-complex="Ubuntu"/>
    </style:style>
    <style:style style:name="T240_37" style:family="text" style:parent-style-name="Default_20_Paragraph_20_Font">
      <style:text-properties style:font-name="Ubuntu" style:font-name-asian="Ubuntu" style:font-name-complex="Ubuntu"/>
    </style:style>
    <style:style style:name="T240_38" style:family="text" style:parent-style-name="Default_20_Paragraph_20_Font">
      <style:text-properties style:font-name="Ubuntu" style:font-name-asian="Ubuntu" style:font-name-complex="Ubuntu"/>
    </style:style>
    <style:style style:name="T240_39" style:family="text" style:parent-style-name="Default_20_Paragraph_20_Font">
      <style:text-properties style:font-name="Ubuntu" style:font-name-asian="Ubuntu" style:font-name-complex="Ubuntu"/>
    </style:style>
    <style:style style:name="T240_40" style:family="text" style:parent-style-name="Default_20_Paragraph_20_Font">
      <style:text-properties style:font-name="Ubuntu" style:font-name-asian="Ubuntu" style:font-name-complex="Ubuntu"/>
    </style:style>
    <style:style style:name="T240_41" style:family="text" style:parent-style-name="Default_20_Paragraph_20_Font">
      <style:text-properties style:font-name="Ubuntu" style:font-name-asian="Ubuntu" style:font-name-complex="Ubuntu"/>
    </style:style>
    <style:style style:name="T240_42" style:family="text" style:parent-style-name="Default_20_Paragraph_20_Font">
      <style:text-properties style:font-name="Ubuntu" style:font-name-asian="Ubuntu" style:font-name-complex="Ubuntu"/>
    </style:style>
    <style:style style:name="T240_43" style:family="text" style:parent-style-name="Default_20_Paragraph_20_Font">
      <style:text-properties style:font-name="Ubuntu" style:font-name-asian="Ubuntu" style:font-name-complex="Ubuntu"/>
    </style:style>
    <style:style style:name="T240_44" style:family="text" style:parent-style-name="Default_20_Paragraph_20_Font">
      <style:text-properties style:font-name="Ubuntu" style:font-name-asian="Ubuntu" style:font-name-complex="Ubuntu"/>
    </style:style>
    <style:style style:name="P241" style:family="paragraph" style:parent-style-name="Standard">
      <style:paragraph-properties fo:text-align="justify" fo:break-before="auto" fo:line-height="100%" fo:margin-top="0cm" fo:margin-left="2.54cm" fo:margin-right="0cm"/>
      <style:text-properties style:font-name="Ubuntu" style:font-name-asian="Ubuntu" style:font-name-complex="Ubuntu"/>
    </style:style>
    <style:style style:name="T241_1" style:family="text" style:parent-style-name="Default_20_Paragraph_20_Font">
      <style:text-properties style:font-name="Ubuntu" style:font-name-asian="Ubuntu" style:font-name-complex="Ubuntu"/>
    </style:style>
    <style:style style:name="T241_2" style:family="text" style:parent-style-name="Default_20_Paragraph_20_Font">
      <style:text-properties style:font-name="Ubuntu" style:font-name-asian="Ubuntu" style:font-name-complex="Ubuntu"/>
    </style:style>
    <style:style style:name="T241_3" style:family="text" style:parent-style-name="Default_20_Paragraph_20_Font">
      <style:text-properties style:font-name="Ubuntu" style:font-name-asian="Ubuntu" style:font-name-complex="Ubuntu"/>
    </style:style>
    <style:style style:name="T241_4" style:family="text" style:parent-style-name="Default_20_Paragraph_20_Font">
      <style:text-properties style:font-name="Ubuntu" style:font-name-asian="Ubuntu" style:font-name-complex="Ubuntu"/>
    </style:style>
    <style:style style:name="T241_5" style:family="text" style:parent-style-name="Default_20_Paragraph_20_Font">
      <style:text-properties style:font-name="Ubuntu" style:font-name-asian="Ubuntu" style:font-name-complex="Ubuntu"/>
    </style:style>
    <style:style style:name="T241_6" style:family="text" style:parent-style-name="Default_20_Paragraph_20_Font">
      <style:text-properties style:font-name="Ubuntu" style:font-name-asian="Ubuntu" style:font-name-complex="Ubuntu"/>
    </style:style>
    <style:style style:name="T241_7" style:family="text" style:parent-style-name="Default_20_Paragraph_20_Font">
      <style:text-properties style:font-name="Ubuntu" style:font-name-asian="Ubuntu" style:font-name-complex="Ubuntu"/>
    </style:style>
    <style:style style:name="T241_8" style:family="text" style:parent-style-name="Default_20_Paragraph_20_Font">
      <style:text-properties style:font-name="Ubuntu" style:font-name-asian="Ubuntu" style:font-name-complex="Ubuntu"/>
    </style:style>
    <style:style style:name="T241_9" style:family="text" style:parent-style-name="Default_20_Paragraph_20_Font">
      <style:text-properties style:font-name="Ubuntu" style:font-name-asian="Ubuntu" style:font-name-complex="Ubuntu"/>
    </style:style>
    <style:style style:name="T241_10" style:family="text" style:parent-style-name="Default_20_Paragraph_20_Font">
      <style:text-properties style:font-name="Ubuntu" style:font-name-asian="Ubuntu" style:font-name-complex="Ubuntu"/>
    </style:style>
    <style:style style:name="T241_11" style:family="text" style:parent-style-name="Default_20_Paragraph_20_Font">
      <style:text-properties style:font-name="Ubuntu" style:font-name-asian="Ubuntu" style:font-name-complex="Ubuntu"/>
    </style:style>
    <style:style style:name="T241_12" style:family="text" style:parent-style-name="Default_20_Paragraph_20_Font">
      <style:text-properties style:font-name="Ubuntu" style:font-name-asian="Ubuntu" style:font-name-complex="Ubuntu"/>
    </style:style>
    <style:style style:name="T241_13" style:family="text" style:parent-style-name="Default_20_Paragraph_20_Font">
      <style:text-properties style:font-name="Ubuntu" style:font-name-asian="Ubuntu" style:font-name-complex="Ubuntu"/>
    </style:style>
    <style:style style:name="T241_14" style:family="text" style:parent-style-name="Default_20_Paragraph_20_Font">
      <style:text-properties style:font-name="Ubuntu" style:font-name-asian="Ubuntu" style:font-name-complex="Ubuntu"/>
    </style:style>
    <style:style style:name="T241_15" style:family="text" style:parent-style-name="Default_20_Paragraph_20_Font">
      <style:text-properties style:font-name="Ubuntu" style:font-name-asian="Ubuntu" style:font-name-complex="Ubuntu"/>
    </style:style>
    <style:style style:name="T241_16" style:family="text" style:parent-style-name="Default_20_Paragraph_20_Font">
      <style:text-properties style:font-name="Ubuntu" style:font-name-asian="Ubuntu" style:font-name-complex="Ubuntu"/>
    </style:style>
    <style:style style:name="T241_17" style:family="text" style:parent-style-name="Default_20_Paragraph_20_Font">
      <style:text-properties style:font-name="Ubuntu" style:font-name-asian="Ubuntu" style:font-name-complex="Ubuntu"/>
    </style:style>
    <style:style style:name="T241_18" style:family="text" style:parent-style-name="Default_20_Paragraph_20_Font">
      <style:text-properties style:font-name="Ubuntu" style:font-name-asian="Ubuntu" style:font-name-complex="Ubuntu"/>
    </style:style>
    <style:style style:name="P242" style:family="paragraph" style:parent-style-name="Standard">
      <style:paragraph-properties fo:text-align="justify" fo:break-before="auto" fo:text-indent="0cm" fo:line-height="100%" fo:margin-top="0cm" fo:margin-bottom="0cm" fo:margin-left="0cm" fo:margin-right="0cm"/>
      <style:text-properties style:font-name="Ubuntu" style:font-name-asian="Ubuntu" style:font-name-complex="Ubuntu"/>
    </style:style>
  </office:automatic-styles>
  <office:body>
    <office:text>
      <text:h text:style-name="P1"><text:span text:style-name="T1_1">Ekonomická</text:span><text:span text:style-name="T1_2"><text:s/></text:span><text:span text:style-name="T1_3">pravidla</text:span></text:h>
      <text:h text:style-name="P2"><text:span text:style-name="T2_1">Přenos</text:span><text:span text:style-name="T2_2"><text:s/></text:span><text:span text:style-name="T2_3">postav</text:span><text:span text:style-name="T2_4"><text:s/></text:span><text:span text:style-name="T2_5">do</text:span><text:span text:style-name="T2_6"><text:s/></text:span><text:span text:style-name="T2_7">dalšího</text:span><text:span text:style-name="T2_8"><text:s/></text:span><text:span text:style-name="T2_9">dílu</text:span></text:h>
      <text:p text:style-name="P3"><text:span text:style-name="T3_1">Aby</text:span><text:span text:style-name="T3_2"><text:s/></text:span><text:span text:style-name="T3_3">si</text:span><text:span text:style-name="T3_4"><text:s/></text:span><text:span text:style-name="T3_5">mohl</text:span><text:span text:style-name="T3_6"><text:s/></text:span><text:span text:style-name="T3_7">hráč</text:span><text:span text:style-name="T3_8"><text:s/></text:span><text:span text:style-name="T3_9">přenést</text:span><text:span text:style-name="T3_10"><text:s/></text:span><text:span text:style-name="T3_11">postavu</text:span><text:span text:style-name="T3_12"><text:s/></text:span><text:span text:style-name="T3_13">do</text:span><text:span text:style-name="T3_14"><text:s/></text:span><text:span text:style-name="T3_15">dalšího</text:span><text:span text:style-name="T3_16"><text:s/></text:span><text:span text:style-name="T3_17">dílu</text:span><text:span text:style-name="T3_18">,<text:s/></text:span><text:span text:style-name="T3_19">musí</text:span><text:span text:style-name="T3_20"><text:s/></text:span><text:span text:style-name="T3_21">nahromadit</text:span><text:span text:style-name="T3_22"><text:s/></text:span><text:span text:style-name="T3_23">během</text:span><text:span text:style-name="T3_24"><text:s/></text:span><text:span text:style-name="T3_25">hry</text:span><text:span text:style-name="T3_26"><text:s/></text:span><text:span text:style-name="T3_27">dostatečné</text:span><text:span text:style-name="T3_28"><text:s/></text:span><text:span text:style-name="T3_29">bohatství</text:span><text:span text:style-name="T3_30">.<text:s/></text:span><text:span text:style-name="T3_31">Čím</text:span><text:span text:style-name="T3_32"><text:s/></text:span><text:span text:style-name="T3_33">bohatší</text:span><text:span text:style-name="T3_34"><text:s/></text:span><text:span text:style-name="T3_35">je</text:span><text:span text:style-name="T3_36"><text:s/></text:span><text:span text:style-name="T3_37">na</text:span><text:span text:style-name="T3_38"><text:s/></text:span><text:span text:style-name="T3_39">začátku</text:span><text:span text:style-name="T3_40">,<text:s/></text:span><text:span text:style-name="T3_41">tím</text:span><text:span text:style-name="T3_42"><text:s/></text:span><text:span text:style-name="T3_43">bohatší</text:span><text:span text:style-name="T3_44"><text:s/></text:span><text:span text:style-name="T3_45">musí</text:span><text:span text:style-name="T3_46"><text:s/></text:span><text:span text:style-name="T3_47">být</text:span><text:span text:style-name="T3_48"><text:s/></text:span><text:span text:style-name="T3_49">i</text:span><text:span text:style-name="T3_50"><text:s/></text:span><text:span text:style-name="T3_51">na</text:span><text:span text:style-name="T3_52"><text:s/></text:span><text:span text:style-name="T3_53">konci</text:span><text:span text:style-name="T3_54">.<text:s/></text:span><text:span text:style-name="T3_55">Hráči</text:span><text:span text:style-name="T3_56"><text:s/></text:span><text:span text:style-name="T3_57">jsou</text:span><text:span text:style-name="T3_58"><text:s/></text:span><text:span text:style-name="T3_59">rozděleni</text:span><text:span text:style-name="T3_60"><text:s/></text:span><text:span text:style-name="T3_61">do</text:span><text:span text:style-name="T3_62"><text:s/></text:span><text:span text:style-name="T3_63">kategorií</text:span><text:span text:style-name="T3_64">:<text:s/></text:span><text:span text:style-name="T3_65">nuzáci</text:span><text:span text:style-name="T3_66"><text:s/></text:span><text:span text:style-name="T3_67">a</text:span><text:span text:style-name="T3_68"><text:s/></text:span><text:span text:style-name="T3_69">chud</text:span><text:span text:style-name="T3_70">ina</text:span><text:span text:style-name="T3_71">,<text:s/></text:span><text:span text:style-name="T3_72">střední</text:span><text:span text:style-name="T3_73"><text:s/></text:span><text:span text:style-name="T3_74">třída</text:span><text:span text:style-name="T3_75">(</text:span><text:span text:style-name="T3_76">řemeslníci</text:span><text:span text:style-name="T3_77">,<text:s/></text:span><text:span text:style-name="T3_78">chudší</text:span><text:span text:style-name="T3_79"><text:s/></text:span><text:span text:style-name="T3_80">obchodníci</text:span><text:span text:style-name="T3_81">),<text:s/></text:span><text:span text:style-name="T3_82">boháči</text:span><text:span text:style-name="T3_83">.</text:span></text:p>
      <text:p text:style-name="P4"><text:span text:style-name="T4_1">Existují</text:span><text:span text:style-name="T4_2"><text:s/></text:span><text:span text:style-name="T4_3">tři</text:span><text:span text:style-name="T4_4"><text:s/></text:span><text:span text:style-name="T4_5">způso</text:span><text:span text:style-name="T4_6">by</text:span><text:span text:style-name="T4_7">,<text:s/></text:span><text:span text:style-name="T4_8">jak</text:span><text:span text:style-name="T4_9"><text:s/></text:span><text:span text:style-name="T4_10">přenést</text:span><text:span text:style-name="T4_11"><text:s/></text:span><text:span text:style-name="T4_12">postavu</text:span><text:span text:style-name="T4_13"><text:s/></text:span><text:span text:style-name="T4_14">do</text:span><text:span text:style-name="T4_15"><text:s/></text:span><text:span text:style-name="T4_16">dalšího</text:span><text:span text:style-name="T4_17"><text:s/></text:span><text:span text:style-name="T4_18">dílu</text:span><text:span text:style-name="T4_19">:</text:span><text:span text:style-name="T4_20"><text:s/></text:span><text:span text:style-name="T4_21">získat</text:span><text:span text:style-name="T4_22"><text:s/></text:span><text:span text:style-name="T4_23">dostatečný</text:span><text:span text:style-name="T4_24"><text:s/></text:span><text:span text:style-name="T4_25">majetek</text:span><text:span text:style-name="T4_26">,<text:s/></text:span><text:span text:style-name="T4_27">získat</text:span><text:span text:style-name="T4_28"><text:s/></text:span><text:span text:style-name="T4_29">nějaké</text:span><text:span text:style-name="T4_30"><text:s/></text:span><text:span text:style-name="T4_31">mocné</text:span><text:span text:style-name="T4_32"><text:s/></text:span><text:span text:style-name="T4_33">místo</text:span><text:span text:style-name="T4_34">,<text:s/></text:span><text:span text:style-name="T4_35">u</text:span><text:span text:style-name="T4_36">dělat</text:span><text:span text:style-name="T4_37"><text:s/></text:span><text:span text:style-name="T4_38">nějaký</text:span><text:span text:style-name="T4_39"><text:s/></text:span><text:span text:style-name="T4_40">opravdu</text:span><text:span text:style-name="T4_41"><text:s/></text:span><text:span text:style-name="T4_42">důležitý</text:span><text:span text:style-name="T4_43"><text:s/></text:span><text:span text:style-name="T4_44">skutek</text:span><text:span text:style-name="T4_45">.<text:s/></text:span></text:p>
      <text:h text:style-name="P5"><text:span text:style-name="T5_1">Nuzáci</text:span><text:span text:style-name="T5_2"><text:s/></text:span><text:span text:style-name="T5_3">a</text:span><text:span text:style-name="T5_4"><text:s/></text:span><text:span text:style-name="T5_5">chudina</text:span></text:h>
      <text:p text:style-name="P6"><text:span text:style-name="T6_1">Pro</text:span><text:span text:style-name="T6_2"><text:s/></text:span><text:span text:style-name="T6_3">chudé</text:span><text:span text:style-name="T6_4"><text:s/></text:span><text:span text:style-name="T6_5">je</text:span><text:span text:style-name="T6_6"><text:s/></text:span><text:span text:style-name="T6_7">úspěchem</text:span><text:span text:style-name="T6_8"><text:s/></text:span><text:span text:style-name="T6_9">už</text:span><text:span text:style-name="T6_10"><text:s/></text:span><text:span text:style-name="T6_11">třeba</text:span><text:span text:style-name="T6_12"><text:s/></text:span><text:span text:style-name="T6_13">to</text:span><text:span text:style-name="T6_14">,<text:s/></text:span><text:span text:style-name="T6_15">že</text:span><text:span text:style-name="T6_16"><text:s/></text:span><text:span text:style-name="T6_17">budou</text:span><text:span text:style-name="T6_18"><text:s/></text:span><text:span text:style-name="T6_19">mít</text:span><text:span text:style-name="T6_20"><text:s/></text:span><text:span text:style-name="T6_21">trvale</text:span><text:span text:style-name="T6_22"><text:s/></text:span><text:span text:style-name="T6_23">kde</text:span><text:span text:style-name="T6_24"><text:s/></text:span><text:span text:style-name="T6_25">bydlet</text:span><text:span text:style-name="T6_26">.<text:s/></text:span><text:span text:style-name="T6_27">Takže</text:span><text:span text:style-name="T6_28"><text:s/></text:span><text:span text:style-name="T6_29">trvalý</text:span><text:span text:style-name="T6_30"><text:s/></text:span><text:span text:style-name="T6_31">pronájem</text:span><text:span text:style-name="T6_32"><text:s/></text:span><text:span text:style-name="T6_33">nebo</text:span><text:span text:style-name="T6_34"><text:s/></text:span><text:span text:style-name="T6_35">získání</text:span><text:span text:style-name="T6_36"><text:s/></text:span><text:span text:style-name="T6_37">byt</text:span><text:span text:style-name="T6_38">u</text:span><text:span text:style-name="T6_39">,</text:span><text:span text:style-name="T6_40"><text:s/></text:span><text:span text:style-name="T6_41">nebo</text:span><text:span text:style-name="T6_42"><text:s/></text:span><text:span text:style-name="T6_43">že</text:span><text:span text:style-name="T6_44"><text:s/></text:span><text:span text:style-name="T6_45">se</text:span><text:span text:style-name="T6_46"><text:s/></text:span><text:span text:style-name="T6_47">stanou</text:span><text:span text:style-name="T6_48"><text:s/></text:span><text:span text:style-name="T6_49">mistry</text:span><text:span text:style-name="T6_50"><text:s/></text:span><text:span text:style-name="T6_51">nějakého</text:span><text:span text:style-name="T6_52"><text:s/></text:span><text:span text:style-name="T6_53">řemesla</text:span><text:span text:style-name="T6_54"><text:s/></text:span><text:span text:style-name="T6_55">nebo</text:span><text:span text:style-name="T6_56"><text:s/></text:span><text:span text:style-name="T6_57">alespoň</text:span><text:span text:style-name="T6_58"><text:s/></text:span><text:span text:style-name="T6_59">kvalitními</text:span><text:span text:style-name="T6_60"><text:s/></text:span><text:span text:style-name="T6_61">statkáři</text:span><text:span text:style-name="T6_62">. <text:s/></text:span></text:p>
      <text:h text:style-name="P7"><text:span text:style-name="T7_1">Střední</text:span><text:span text:style-name="T7_2"><text:s/></text:span><text:span text:style-name="T7_3">třída</text:span></text:h>
      <text:p text:style-name="P8"><text:span text:style-name="T8_1">Pro</text:span><text:span text:style-name="T8_2"><text:s/></text:span><text:span text:style-name="T8_3">Střední</text:span><text:span text:style-name="T8_4"><text:s/></text:span><text:span text:style-name="T8_5">třídu</text:span><text:span text:style-name="T8_6"><text:s/></text:span><text:span text:style-name="T8_7">je</text:span><text:span text:style-name="T8_8"><text:s/></text:span><text:span text:style-name="T8_9">úspěchem</text:span><text:span text:style-name="T8_10"><text:s/></text:span><text:span text:style-name="T8_11">získání</text:span><text:span text:style-name="T8_12"><text:s/></text:span><text:span text:style-name="T8_13">značného</text:span><text:span text:style-name="T8_14"><text:s/></text:span><text:span text:style-name="T8_15">majetku</text:span><text:span text:style-name="T8_16">.<text:s/></text:span><text:span text:style-name="T8_17">Pod</text:span><text:span text:style-name="T8_18"><text:s/></text:span><text:span text:style-name="T8_19">tímto</text:span><text:span text:style-name="T8_20"><text:s/></text:span><text:span text:style-name="T8_21">si</text:span><text:span text:style-name="T8_22"><text:s/></text:span><text:span text:style-name="T8_23">představte</text:span><text:span text:style-name="T8_24"><text:s/></text:span><text:span text:style-name="T8_25">řádově</text:span><text:span text:style-name="T8_26"><text:s/></text:span><text:span text:style-name="T8_27">tolary</text:span><text:span text:style-name="T8_28"><text:s/></text:span><text:span text:style-name="T8_29">majetku</text:span><text:span text:style-name="T8_30">.<text:s/></text:span><text:span text:style-name="T8_31">Přesná</text:span><text:span text:style-name="T8_32"><text:s/></text:span><text:span text:style-name="T8_33">velikost</text:span><text:span text:style-name="T8_34"><text:s/></text:span><text:span text:style-name="T8_35">majetku</text:span><text:span text:style-name="T8_36"><text:s/></text:span><text:span text:style-name="T8_37">bude</text:span><text:span text:style-name="T8_38"><text:s/></text:span><text:span text:style-name="T8_39">známá</text:span><text:span text:style-name="T8_40"><text:s/></text:span><text:span text:style-name="T8_41">na</text:span><text:span text:style-name="T8_42"><text:s/></text:span><text:span text:style-name="T8_43">každém</text:span><text:span text:style-name="T8_44"><text:s/></text:span><text:span text:style-name="T8_45">Erinoru</text:span><text:span text:style-name="T8_46">.<text:s/></text:span></text:p>
      <text:p text:style-name="P9"><text:span text:style-name="T9_1">Úspěch</text:span><text:span text:style-name="T9_2"><text:s/></text:span><text:span text:style-name="T9_3">na</text:span><text:span text:style-name="T9_4"><text:s/></text:span><text:span text:style-name="T9_5">soutěži</text:span><text:span text:style-name="T9_6"><text:s/></text:span><text:span text:style-name="T9_7">v</text:span><text:span text:style-name="T9_8"><text:s/></text:span><text:span text:style-name="T9_9">tom</text:span><text:span text:style-name="T9_10">,<text:s/></text:span><text:span text:style-name="T9_11">co</text:span><text:span text:style-name="T9_12"><text:s/></text:span><text:span text:style-name="T9_13">dělají</text:span><text:span text:style-name="T9_14">.<text:s/></text:span><text:span text:style-name="T9_15">Toto</text:span><text:span text:style-name="T9_16"><text:s/></text:span><text:span text:style-name="T9_17">se</text:span><text:span text:style-name="T9_18"><text:s/></text:span><text:span text:style-name="T9_19">týká</text:span><text:span text:style-name="T9_20"><text:s/></text:span><text:span text:style-name="T9_21">především</text:span><text:span text:style-name="T9_22"><text:s/></text:span><text:span text:style-name="T9_23">řemeslníků</text:span><text:span text:style-name="T9_24">.<text:s/></text:span><text:span text:style-name="T9_25">Na</text:span><text:span text:style-name="T9_26"><text:s/></text:span><text:span text:style-name="T9_27">Erinoru</text:span><text:span text:style-name="T9_28"><text:s/></text:span><text:span text:style-name="T9_29">budou</text:span><text:span text:style-name="T9_30"><text:s/></text:span><text:span text:style-name="T9_31">soutěže</text:span><text:span text:style-name="T9_32"><text:s/></text:span><text:span text:style-name="T9_33">v</text:span><text:span text:style-name="T9_34"><text:s/></text:span><text:span text:style-name="T9_35">tvorbě</text:span><text:span text:style-name="T9_36"><text:s/></text:span><text:span text:style-name="T9_37">jednotlivých</text:span><text:span text:style-name="T9_38"><text:s/></text:span><text:span text:style-name="T9_39">druhů</text:span><text:span text:style-name="T9_40"><text:s/></text:span><text:span text:style-name="T9_41">řemeslníků</text:span><text:span text:style-name="T9_42">.<text:s/></text:span><text:span text:style-name="T9_43">Nejlepší</text:span><text:span text:style-name="T9_44"><text:s/></text:span><text:span text:style-name="T9_45">tři</text:span><text:span text:style-name="T9_46"><text:s/></text:span><text:span text:style-name="T9_47">řemeslníci</text:span><text:span text:style-name="T9_48"><text:s/></text:span><text:span text:style-name="T9_49">na</text:span><text:span text:style-name="T9_50"><text:s/></text:span><text:span text:style-name="T9_51">soutěži</text:span><text:span text:style-name="T9_52"><text:s/></text:span><text:span text:style-name="T9_53">budou</text:span><text:span text:style-name="T9_54"><text:s/></text:span><text:span text:style-name="T9_55">mít</text:span><text:span text:style-name="T9_56"><text:s/></text:span><text:span text:style-name="T9_57">možnost</text:span><text:span text:style-name="T9_58"><text:s/></text:span><text:span text:style-name="T9_59">přenést</text:span><text:span text:style-name="T9_60"><text:s/></text:span><text:span text:style-name="T9_61">si</text:span><text:span text:style-name="T9_62"><text:s/></text:span><text:span text:style-name="T9_63">svou</text:span><text:span text:style-name="T9_64"><text:s/></text:span><text:span text:style-name="T9_65">postavu</text:span><text:span text:style-name="T9_66"><text:s/></text:span><text:span text:style-name="T9_67">do</text:span><text:span text:style-name="T9_68"><text:s/></text:span><text:span text:style-name="T9_69">dalšího</text:span><text:span text:style-name="T9_70"><text:s/></text:span><text:span text:style-name="T9_71">dílu</text:span><text:span text:style-name="T9_72">.<text:s/></text:span></text:p>
      <text:p text:style-name="P10"><text:span text:style-name="T10_1">V</text:span><text:span text:style-name="T10_2"><text:s/></text:span><text:span text:style-name="T10_3">rámci</text:span><text:span text:style-name="T10_4"><text:s/></text:span><text:span text:style-name="T10_5">hry</text:span><text:span text:style-name="T10_6"><text:s/></text:span><text:span text:style-name="T10_7">je</text:span><text:span text:style-name="T10_8"><text:s/></text:span><text:span text:style-name="T10_9">možné</text:span><text:span text:style-name="T10_10"><text:s/></text:span><text:span text:style-name="T10_11">najít</text:span><text:span text:style-name="T10_12"><text:s/></text:span><text:span text:style-name="T10_13">různé</text:span><text:span text:style-name="T10_14"><text:s/></text:span><text:span text:style-name="T10_15">vzácné</text:span><text:span text:style-name="T10_16"><text:s/></text:span><text:span text:style-name="T10_17">a</text:span><text:span text:style-name="T10_18"><text:s/></text:span><text:span text:style-name="T10_19">netradiční</text:span><text:span text:style-name="T10_20"><text:s/></text:span><text:span text:style-name="T10_21">recepty</text:span><text:span text:style-name="T10_22">.</text:span></text:p>
      <text:h text:style-name="P11"><text:span text:style-name="T11_1">Boháči</text:span></text:h>
      <text:p text:style-name="P12"><text:span text:style-name="T12_1">Pro</text:span><text:span text:style-name="T12_2"><text:s/></text:span><text:span text:style-name="T12_3">boháče</text:span><text:span text:style-name="T12_4"><text:s/></text:span><text:span text:style-name="T12_5">je</text:span><text:span text:style-name="T12_6"><text:s/></text:span><text:span text:style-name="T12_7">úspěchem</text:span><text:span text:style-name="T12_8"><text:s/></text:span><text:span text:style-name="T12_9">něco</text:span><text:span text:style-name="T12_10"><text:s/></text:span><text:span text:style-name="T12_11">takového</text:span><text:span text:style-name="T12_12">,<text:s/></text:span><text:span text:style-name="T12_13">jako</text:span><text:span text:style-name="T12_14"><text:s/></text:span><text:span text:style-name="T12_15">otevření</text:span><text:span text:style-name="T12_16"><text:s/></text:span><text:span text:style-name="T12_17">nové</text:span><text:span text:style-name="T12_18"><text:s/></text:span><text:span text:style-name="T12_19">obchodní</text:span><text:span text:style-name="T12_20"><text:s/></text:span><text:span text:style-name="T12_21">cesty</text:span><text:span text:style-name="T12_22">.<text:s/></text:span><text:span text:style-name="T12_23">Či</text:span><text:span text:style-name="T12_24"><text:s/></text:span><text:span text:style-name="T12_25">získání</text:span><text:span text:style-name="T12_26"><text:s/></text:span><text:span text:style-name="T12_27">šlechtického</text:span><text:span text:style-name="T12_28"><text:s/></text:span><text:span text:style-name="T12_29">patentu</text:span><text:span text:style-name="T12_30"><text:s/></text:span><text:span text:style-name="T12_31">nebo</text:span><text:span text:style-name="T12_32"><text:s/></text:span><text:span text:style-name="T12_33">jiný</text:span><text:span text:style-name="T12_34"><text:s/></text:span><text:span text:style-name="T12_35">obdobně</text:span><text:span text:style-name="T12_36"><text:s/></text:span><text:span text:style-name="T12_37">velký</text:span><text:span text:style-name="T12_38"><text:s/></text:span><text:span text:style-name="T12_39">počin</text:span><text:span text:style-name="T12_40">.<text:s/></text:span></text:p>
      <text:h text:style-name="P13"><text:span text:style-name="T13_1">Přežití</text:span><text:span text:style-name="T13_2"><text:s/></text:span><text:span text:style-name="T13_3">v</text:span><text:span text:style-name="T13_4"><text:s/></text:span><text:span text:style-name="T13_5">průběhu</text:span><text:span text:style-name="T13_6"><text:s/></text:span><text:span text:style-name="T13_7">hry</text:span><text:span text:style-name="T13_8">.</text:span></text:h>
      <text:h text:style-name="P14"><text:span text:style-name="T14_1">Spánek</text:span></text:h>
      <text:p text:style-name="P15"><text:span text:style-name="T15_1">Postava</text:span><text:span text:style-name="T15_2">,<text:s/></text:span><text:span text:style-name="T15_3">která</text:span><text:span text:style-name="T15_4"><text:s/></text:span><text:span text:style-name="T15_5">nebude</text:span><text:span text:style-name="T15_6"><text:s/></text:span><text:span text:style-name="T15_7">spát</text:span><text:span text:style-name="T15_8"><text:s/></text:span><text:span text:style-name="T15_9">v</text:span><text:span text:style-name="T15_10"><text:s/></text:span><text:span text:style-name="T15_11">domě</text:span><text:span text:style-name="T15_12">,<text:s/></text:span><text:span text:style-name="T15_13">má</text:span><text:span text:style-name="T15_14"><text:s/></text:span><text:span text:style-name="T15_15">zhruba</text:span><text:span text:style-name="T15_16"><text:s/>25%<text:s/></text:span><text:span text:style-name="T15_17">ní</text:span><text:span text:style-name="T15_18"><text:s/></text:span><text:span text:style-name="T15_19">šanci</text:span><text:span text:style-name="T15_20"><text:s/></text:span><text:span text:style-name="T15_21">ve</text:span><text:span text:style-name="T15_22"><text:s/></text:span><text:span text:style-name="T15_23">spánku</text:span><text:span text:style-name="T15_24"><text:s/></text:span><text:span text:style-name="T15_25">zemřít</text:span><text:span text:style-name="T15_26"><text:s/></text:span><text:span text:style-name="T15_27">kvůli</text:span><text:span text:style-name="T15_28"><text:s/></text:span><text:span text:style-name="T15_29">náhodným</text:span><text:span text:style-name="T15_30"><text:s/></text:span><text:span text:style-name="T15_31">okolnostem</text:span><text:span text:style-name="T15_32"><text:s/></text:span><text:span text:style-name="T15_33">typu</text:span><text:span text:style-name="T15_34">:<text:s/></text:span><text:span text:style-name="T15_35">umrztí</text:span><text:span text:style-name="T15_36">,<text:s/></text:span><text:span text:style-name="T15_37">bytí</text:span><text:span text:style-name="T15_38"><text:s/></text:span><text:span text:style-name="T15_39">na</text:span><text:span text:style-name="T15_40"><text:s/></text:span><text:span text:style-name="T15_41">nevhodném</text:span><text:span text:style-name="T15_42"><text:s/></text:span><text:span text:style-name="T15_43">místě</text:span><text:span text:style-name="T15_44"><text:s/></text:span><text:span text:style-name="T15_45">a</text:span><text:span text:style-name="T15_46"><text:s/></text:span><text:span text:style-name="T15_47">dalším</text:span><text:span text:style-name="T15_48">.<text:s/></text:span></text:p>
      <text:h text:style-name="P16"><text:span text:style-name="T16_1">Jídlo</text:span></text:h>
      <text:p text:style-name="P17"><text:span text:style-name="T17_1">Každá</text:span><text:span text:style-name="T17_2"><text:s/></text:span><text:span text:style-name="T17_3">postava</text:span><text:span text:style-name="T17_4"><text:s/></text:span><text:span text:style-name="T17_5">musí</text:span><text:span text:style-name="T17_6"><text:s/></text:span><text:span text:style-name="T17_7">za</text:span><text:span text:style-name="T17_8"><text:s/></text:span><text:span text:style-name="T17_9">den</text:span><text:span text:style-name="T17_10"><text:s/></text:span><text:span text:style-name="T17_11">sníst</text:span><text:span text:style-name="T17_12"><text:s/>3<text:s/></text:span><text:span text:style-name="T17_13">porce</text:span><text:span text:style-name="T17_14"><text:s/></text:span><text:span text:style-name="T17_15">jídla</text:span><text:span text:style-name="T17_16">.<text:s/></text:span><text:span text:style-name="T17_17">Ten</text:span><text:span text:style-name="T17_18">,<text:s/></text:span><text:span text:style-name="T17_19">kdo</text:span><text:span text:style-name="T17_20"><text:s/></text:span><text:span text:style-name="T17_21">nejedl</text:span><text:span text:style-name="T17_22">,</text:span><text:span text:style-name="T17_23">dostane</text:span><text:span text:style-name="T17_24"><text:s/></text:span><text:span text:style-name="T17_25">při</text:span><text:span text:style-name="T17_26"><text:s/></text:span><text:span text:style-name="T17_27">přestupu</text:span><text:span text:style-name="T17_28"><text:s/></text:span><text:span text:style-name="T17_29">menší</text:span><text:span text:style-name="T17_30"><text:s/></text:span><text:span text:style-name="T17_31">množství</text:span><text:span text:style-name="T17_32"><text:s/></text:span><text:span text:style-name="T17_33">e</text:span><text:span text:style-name="T17_34">x</text:span><text:span text:style-name="T17_35">p</text:span><text:span text:style-name="T17_36">ů</text:span><text:span text:style-name="T17_37">,<text:s/></text:span><text:span text:style-name="T17_38">potenciálně</text:span><text:span text:style-name="T17_39"><text:s/></text:span><text:span text:style-name="T17_40">až</text:span><text:span text:style-name="T17_41"><text:s/></text:span><text:span text:style-name="T17_42">žádné</text:span><text:span text:style-name="T17_43">,</text:span><text:span text:style-name="T17_44"><text:s/></text:span><text:span text:style-name="T17_45">a</text:span><text:span text:style-name="T17_46"><text:s/></text:span><text:span text:style-name="T17_47">nemůže</text:span><text:span text:style-name="T17_48"><text:s/></text:span><text:span text:style-name="T17_49">používat</text:span><text:span text:style-name="T17_50"><text:s/></text:span><text:span text:style-name="T17_51">určité</text:span><text:span text:style-name="T17_52"><text:s/></text:span><text:span text:style-name="T17_53">schopnosti</text:span><text:span text:style-name="T17_54">.<text:s/></text:span></text:p>
      <text:p text:style-name="P18"><text:span text:style-name="T18_1">Pokud</text:span><text:span text:style-name="T18_2"><text:s/></text:span><text:span text:style-name="T18_3">nesní</text:span><text:span text:style-name="T18_4"><text:s/></text:span><text:span text:style-name="T18_5">jednu</text:span><text:span text:style-name="T18_6"><text:s/></text:span><text:span text:style-name="T18_7">porci</text:span><text:span text:style-name="T18_8">,<text:s/></text:span><text:span text:style-name="T18_9">bude</text:span><text:span text:style-name="T18_10"><text:s/></text:span><text:span text:style-name="T18_11">do</text:span><text:span text:style-name="T18_12"><text:s/></text:span><text:span text:style-name="T18_13">dalšího</text:span><text:span text:style-name="T18_14"><text:s/></text:span><text:span text:style-name="T18_15">jídla</text:span><text:span text:style-name="T18_16"><text:s/></text:span><text:span text:style-name="T18_17">oslabená</text:span><text:span text:style-name="T18_18">.<text:s/></text:span><text:span text:style-name="T18_19">Přijde</text:span><text:span text:style-name="T18_20"><text:s/></text:span><text:span text:style-name="T18_21">o</text:span><text:span text:style-name="T18_22"><text:s/></text:span><text:span text:style-name="T18_23">jeden</text:span><text:span text:style-name="T18_24"><text:s/></text:span><text:span text:style-name="T18_25">život</text:span><text:span text:style-name="T18_26"><text:s/></text:span><text:span text:style-name="T18_27">a</text:span><text:span text:style-name="T18_28"><text:s/></text:span><text:span text:style-name="T18_29">není</text:span><text:span text:style-name="T18_30"><text:s/></text:span><text:span text:style-name="T18_31">schopna</text:span><text:span text:style-name="T18_32"><text:s/></text:span><text:span text:style-name="T18_33">vykonávat</text:span><text:span text:style-name="T18_34"><text:s/></text:span><text:span text:style-name="T18_35">činnosti</text:span><text:span text:style-name="T18_36">,<text:s/></text:span><text:span text:style-name="T18_37">které</text:span><text:span text:style-name="T18_38"><text:s/></text:span><text:span text:style-name="T18_39">mají</text:span><text:span text:style-name="T18_40"><text:s/></text:span><text:span text:style-name="T18_41">jako</text:span><text:span text:style-name="T18_42"><text:s/></text:span><text:span text:style-name="T18_43">podmínku</text:span><text:span text:style-name="T18_44"><text:s/></text:span><text:span text:style-name="T18_45">kterýkoliv</text:span><text:span text:style-name="T18_46"><text:s/></text:span><text:span text:style-name="T18_47">z</text:span><text:span text:style-name="T18_48"><text:s/></text:span><text:span text:style-name="T18_49">atributů</text:span><text:span text:style-name="T18_50"><text:s/></text:span><text:span text:style-name="T18_51">na</text:span><text:span text:style-name="T18_52"><text:s/></text:span><text:span text:style-name="T18_53">hodnotě</text:span><text:span text:style-name="T18_54"><text:s/>5<text:s/></text:span><text:span text:style-name="T18_55">nebo</text:span><text:span text:style-name="T18_56"><text:s/></text:span><text:span text:style-name="T18_57">vyšší</text:span><text:span text:style-name="T18_58">.</text:span></text:p>
      <text:p text:style-name="P19"/>
      <text:p text:style-name="P20"><text:span text:style-name="T20_1">Pokud</text:span><text:span text:style-name="T20_2"><text:s/></text:span><text:span text:style-name="T20_3">nesní</text:span><text:span text:style-name="T20_4"><text:s/></text:span><text:span text:style-name="T20_5">I</text:span><text:span text:style-name="T20_6"><text:s/></text:span><text:span text:style-name="T20_7">druhou</text:span><text:span text:style-name="T20_8"><text:s/></text:span><text:span text:style-name="T20_9">po</text:span><text:span text:style-name="T20_10"><text:s/></text:span><text:span text:style-name="T20_11">sobě</text:span><text:span text:style-name="T20_12"><text:s/></text:span><text:span text:style-name="T20_13">jdoucí</text:span><text:span text:style-name="T20_14"><text:s/></text:span><text:span text:style-name="T20_15">porci</text:span><text:span text:style-name="T20_16">,<text:s/></text:span><text:span text:style-name="T20_17">nesmí</text:span><text:span text:style-name="T20_18"><text:s/></text:span><text:span text:style-name="T20_19">vykonávat</text:span><text:span text:style-name="T20_20"><text:s/></text:span><text:span text:style-name="T20_21">činnosti</text:span><text:span text:style-name="T20_22">,<text:s/></text:span><text:span text:style-name="T20_23">které</text:span><text:span text:style-name="T20_24"><text:s/></text:span><text:span text:style-name="T20_25">mají</text:span><text:span text:style-name="T20_26"><text:s/></text:span><text:span text:style-name="T20_27">jako</text:span><text:span text:style-name="T20_28"><text:s/></text:span><text:span text:style-name="T20_29">podmínku</text:span><text:span text:style-name="T20_30"><text:s/></text:span><text:span text:style-name="T20_31">kterýkoliv</text:span><text:span text:style-name="T20_32"><text:s/></text:span><text:span text:style-name="T20_33">z</text:span><text:span text:style-name="T20_34"><text:s/></text:span><text:span text:style-name="T20_35">atributů</text:span><text:span text:style-name="T20_36"><text:s/></text:span><text:span text:style-name="T20_37">na</text:span><text:span text:style-name="T20_38"><text:s/></text:span><text:span text:style-name="T20_39">hodnotě</text:span><text:span text:style-name="T20_40"><text:s/>4<text:s/></text:span><text:span text:style-name="T20_41">nebo</text:span><text:span text:style-name="T20_42"><text:s/></text:span><text:span text:style-name="T20_43">vyšší</text:span><text:span text:style-name="T20_44">,</text:span><text:span text:style-name="T20_45"><text:s/></text:span><text:span text:style-name="T20_46">a</text:span><text:span text:style-name="T20_47"><text:s/></text:span><text:span text:style-name="T20_48">získává</text:span><text:span text:style-name="T20_49"><text:s/>10%<text:s/></text:span><text:span text:style-name="T20_50">pravděpodobnost</text:span><text:span text:style-name="T20_51"><text:s/></text:span><text:span text:style-name="T20_52">smrti</text:span><text:span text:style-name="T20_53"><text:s/></text:span><text:span text:style-name="T20_54">hladem</text:span><text:span text:style-name="T20_55">.</text:span></text:p>
      <text:p text:style-name="P21"><text:span text:style-name="T21_1"><text:s/></text:span></text:p>
      <text:p text:style-name="P22"><text:span text:style-name="T22_1">Pokud</text:span><text:span text:style-name="T22_2"><text:s/></text:span><text:span text:style-name="T22_3">nesní</text:span><text:span text:style-name="T22_4"><text:s/></text:span><text:span text:style-name="T22_5">I</text:span><text:span text:style-name="T22_6"><text:s/></text:span><text:span text:style-name="T22_7">třetí</text:span><text:span text:style-name="T22_8"><text:s/></text:span><text:span text:style-name="T22_9">po</text:span><text:span text:style-name="T22_10"><text:s/></text:span><text:span text:style-name="T22_11">sobě</text:span><text:span text:style-name="T22_12"><text:s/></text:span><text:span text:style-name="T22_13">jdoucí</text:span><text:span text:style-name="T22_14"><text:s/></text:span><text:span text:style-name="T22_15">porci</text:span><text:span text:style-name="T22_16">,<text:s/></text:span><text:span text:style-name="T22_17">nesmí</text:span><text:span text:style-name="T22_18"><text:s/></text:span><text:span text:style-name="T22_19">vykonávat</text:span><text:span text:style-name="T22_20"><text:s/></text:span><text:span text:style-name="T22_21">činnosti</text:span><text:span text:style-name="T22_22">,<text:s/></text:span><text:span text:style-name="T22_23">které</text:span><text:span text:style-name="T22_24"><text:s/></text:span><text:span text:style-name="T22_25">mají</text:span><text:span text:style-name="T22_26"><text:s/></text:span><text:span text:style-name="T22_27">jako</text:span><text:span text:style-name="T22_28"><text:s/></text:span><text:span text:style-name="T22_29">podmínku</text:span><text:span text:style-name="T22_30"><text:s/></text:span><text:span text:style-name="T22_31">kterýkoliv</text:span><text:span text:style-name="T22_32"><text:s/></text:span><text:span text:style-name="T22_33">z</text:span><text:span text:style-name="T22_34"><text:s/></text:span><text:span text:style-name="T22_35">atributů</text:span><text:span text:style-name="T22_36"><text:s/></text:span><text:span text:style-name="T22_37">na</text:span><text:span text:style-name="T22_38"><text:s/></text:span><text:span text:style-name="T22_39">hodnotě</text:span><text:span text:style-name="T22_40"><text:s/>3<text:s/></text:span><text:span text:style-name="T22_41">nebo</text:span><text:span text:style-name="T22_42"><text:s/></text:span><text:span text:style-name="T22_43">vyšší</text:span><text:span text:style-name="T22_44">,<text:s/></text:span><text:span text:style-name="T22_45">a</text:span><text:span text:style-name="T22_46"><text:s/></text:span><text:span text:style-name="T22_47">získává</text:span><text:span text:style-name="T22_48"><text:s/>20%<text:s/></text:span><text:span text:style-name="T22_49">pravděpodobnost</text:span><text:span text:style-name="T22_50"><text:s/></text:span><text:span text:style-name="T22_51">smrti</text:span><text:span text:style-name="T22_52"><text:s/></text:span><text:span text:style-name="T22_53">hladem</text:span><text:span text:style-name="T22_54">.</text:span></text:p>
      <text:p text:style-name="P23"/>
      <text:p text:style-name="P24"><text:span text:style-name="T24_1">Pokud</text:span><text:span text:style-name="T24_2"><text:s/></text:span><text:span text:style-name="T24_3">nesní</text:span><text:span text:style-name="T24_4"><text:s/></text:span><text:span text:style-name="T24_5">I</text:span><text:span text:style-name="T24_6"><text:s/></text:span><text:span text:style-name="T24_7">čtvrtou</text:span><text:span text:style-name="T24_8"><text:s/></text:span><text:span text:style-name="T24_9">po</text:span><text:span text:style-name="T24_10"><text:s/></text:span><text:span text:style-name="T24_11">sobě</text:span><text:span text:style-name="T24_12"><text:s/></text:span><text:span text:style-name="T24_13">jdoucí</text:span><text:span text:style-name="T24_14"><text:s/></text:span><text:span text:style-name="T24_15">porci</text:span><text:span text:style-name="T24_16">,<text:s/></text:span><text:span text:style-name="T24_17">nesmí</text:span><text:span text:style-name="T24_18"><text:s/></text:span><text:span text:style-name="T24_19">vykonávat</text:span><text:span text:style-name="T24_20"><text:s/></text:span><text:span text:style-name="T24_21">činnosti</text:span><text:span text:style-name="T24_22">,<text:s/></text:span><text:span text:style-name="T24_23">které</text:span><text:span text:style-name="T24_24"><text:s/></text:span><text:span text:style-name="T24_25">mají</text:span><text:span text:style-name="T24_26"><text:s/></text:span><text:span text:style-name="T24_27">jako</text:span><text:span text:style-name="T24_28"><text:s/></text:span><text:span text:style-name="T24_29">podmínku</text:span><text:span text:style-name="T24_30"><text:s/></text:span><text:span text:style-name="T24_31">kterýkoliv</text:span><text:span text:style-name="T24_32"><text:s/></text:span><text:span text:style-name="T24_33">z</text:span><text:span text:style-name="T24_34"><text:s/></text:span><text:span text:style-name="T24_35">atributů</text:span><text:span text:style-name="T24_36"><text:s/></text:span><text:span text:style-name="T24_37">na</text:span><text:span text:style-name="T24_38"><text:s/></text:span><text:span text:style-name="T24_39">hodnotě</text:span><text:span text:style-name="T24_40"><text:s/>2<text:s/></text:span><text:span text:style-name="T24_41">nebo</text:span><text:span text:style-name="T24_42"><text:s/></text:span><text:span text:style-name="T24_43">vyšší</text:span><text:span text:style-name="T24_44">,<text:s/></text:span><text:span text:style-name="T24_45">a</text:span><text:span text:style-name="T24_46"><text:s/></text:span><text:span text:style-name="T24_47">získává</text:span><text:span text:style-name="T24_48"><text:s/>40%<text:s/></text:span><text:span text:style-name="T24_49">pravděpodobnost</text:span><text:span text:style-name="T24_50"><text:s/></text:span><text:span text:style-name="T24_51">smrti</text:span><text:span text:style-name="T24_52"><text:s/></text:span><text:span text:style-name="T24_53">hladem</text:span><text:span text:style-name="T24_54">.</text:span></text:p>
      <text:p text:style-name="P25"/>
      <text:p text:style-name="P26"><text:span text:style-name="T26_1">Po</text:span><text:span text:style-name="T26_2"><text:s/></text:span><text:span text:style-name="T26_3">pátém</text:span><text:span text:style-name="T26_4"><text:s/></text:span><text:span text:style-name="T26_5">nesnědeném</text:span><text:span text:style-name="T26_6"><text:s/></text:span><text:span text:style-name="T26_7">jídle</text:span><text:span text:style-name="T26_8"><text:s/></text:span><text:span text:style-name="T26_9">už</text:span><text:span text:style-name="T26_10"><text:s/></text:span><text:span text:style-name="T26_11">postava</text:span><text:span text:style-name="T26_12"><text:s/></text:span><text:span text:style-name="T26_13">je</text:span><text:span text:style-name="T26_14"><text:s/></text:span><text:span text:style-name="T26_15">schopná</text:span><text:span text:style-name="T26_16"><text:s/></text:span><text:span text:style-name="T26_17">jen</text:span><text:span text:style-name="T26_18"><text:s/></text:span><text:span text:style-name="T26_19">se</text:span><text:span text:style-name="T26_20"><text:s/></text:span><text:span text:style-name="T26_21">pomalu</text:span><text:span text:style-name="T26_22"><text:s/></text:span><text:span text:style-name="T26_23">pohybovat</text:span><text:span text:style-name="T26_24"><text:s/></text:span><text:span text:style-name="T26_25">a</text:span><text:span text:style-name="T26_26"><text:s/></text:span><text:span text:style-name="T26_27">dělat</text:span><text:span text:style-name="T26_28"><text:s/></text:span><text:span text:style-name="T26_29">nenáročné</text:span><text:span text:style-name="T26_30"><text:s/></text:span><text:span text:style-name="T26_31">činnosti</text:span><text:span text:style-name="T26_32"><text:s/></text:span><text:span text:style-name="T26_33">a</text:span><text:span text:style-name="T26_34"><text:s/></text:span><text:span text:style-name="T26_35">má</text:span><text:span text:style-name="T26_36"><text:s/>50%<text:s/></text:span><text:span text:style-name="T26_37">pravděpodobnost</text:span><text:span text:style-name="T26_38"><text:s/></text:span><text:span text:style-name="T26_39">smrti</text:span><text:span text:style-name="T26_40">.<text:s/></text:span></text:p>
      <text:p text:style-name="P27"/>
      <text:p text:style-name="P28"><text:span text:style-name="T28_1">Postava</text:span><text:span text:style-name="T28_2">,<text:s/></text:span><text:span text:style-name="T28_3">která</text:span><text:span text:style-name="T28_4"><text:s/></text:span><text:span text:style-name="T28_5">nesní</text:span><text:span text:style-name="T28_6"><text:s/>6<text:s/></text:span><text:span text:style-name="T28_7">po</text:span><text:span text:style-name="T28_8"><text:s/></text:span><text:span text:style-name="T28_9">sobě</text:span><text:span text:style-name="T28_10"><text:s/></text:span><text:span text:style-name="T28_11">následujících</text:span><text:span text:style-name="T28_12"><text:s/></text:span><text:span text:style-name="T28_13">jídel</text:span><text:span text:style-name="T28_14">,<text:s/></text:span><text:span text:style-name="T28_15">umírá</text:span><text:span text:style-name="T28_16">.</text:span></text:p>
      <text:p text:style-name="P29"/>
      <text:p text:style-name="P30"><text:span text:style-name="T30_1">Existuje</text:span><text:span text:style-name="T30_2"><text:s/></text:span><text:span text:style-name="T30_3">i</text:span><text:span text:style-name="T30_4"><text:s/></text:span><text:span text:style-name="T30_5">dobré</text:span><text:span text:style-name="T30_6"><text:s/></text:span><text:span text:style-name="T30_7">jídlo</text:span><text:span text:style-name="T30_8">,<text:s/></text:span><text:span text:style-name="T30_9">které</text:span><text:span text:style-name="T30_10"><text:s/></text:span><text:span text:style-name="T30_11">po</text:span><text:span text:style-name="T30_12"><text:s/></text:span><text:span text:style-name="T30_13">snědení</text:span><text:span text:style-name="T30_14"><text:s/></text:span><text:span text:style-name="T30_15">vrací</text:span><text:span text:style-name="T30_16"><text:s/></text:span><text:span text:style-name="T30_17">postavě</text:span><text:span text:style-name="T30_18"><text:s/></text:span><text:span text:style-name="T30_19">jeden</text:span><text:span text:style-name="T30_20"><text:s/></text:span><text:span text:style-name="T30_21">život</text:span><text:span text:style-name="T30_22">.<text:s/></text:span><text:span text:style-name="T30_23">V</text:span><text:span text:style-name="T30_24"><text:s/></text:span><text:span text:style-name="T30_25">každém</text:span><text:span text:style-name="T30_26"><text:s/></text:span><text:span text:style-name="T30_27">intervalu</text:span><text:span text:style-name="T30_28"><text:s/></text:span><text:span text:style-name="T30_29">se</text:span><text:span text:style-name="T30_30"><text:s/></text:span><text:span text:style-name="T30_31">tímto</text:span><text:span text:style-name="T30_32"><text:s/></text:span><text:span text:style-name="T30_33">způsobem</text:span><text:span text:style-name="T30_34"><text:s/></text:span><text:span text:style-name="T30_35">dá</text:span><text:span text:style-name="T30_36"><text:s/></text:span><text:span text:style-name="T30_37">obnovit</text:span><text:span text:style-name="T30_38"><text:s/></text:span><text:span text:style-name="T30_39">pouze</text:span><text:span text:style-name="T30_40"><text:s/></text:span><text:span text:style-name="T30_41">jeden</text:span><text:span text:style-name="T30_42"><text:s/></text:span><text:span text:style-name="T30_43">život</text:span><text:span text:style-name="T30_44">.<text:s/></text:span><text:span text:style-name="T30_45">Některé</text:span><text:span text:style-name="T30_46"><text:s/></text:span><text:span text:style-name="T30_47">druhy</text:span><text:span text:style-name="T30_48"><text:s/></text:span><text:span text:style-name="T30_49">jídla</text:span><text:span text:style-name="T30_50"><text:s/></text:span><text:span text:style-name="T30_51">mohou</text:span><text:span text:style-name="T30_52"><text:s/></text:span><text:span text:style-name="T30_53">mít</text:span><text:span text:style-name="T30_54"><text:s/></text:span><text:span text:style-name="T30_55">i</text:span><text:span text:style-name="T30_56"><text:s/></text:span><text:span text:style-name="T30_57">další</text:span><text:span text:style-name="T30_58"><text:s/></text:span><text:span text:style-name="T30_59">pozitivní</text:span><text:span text:style-name="T30_60"><text:s/></text:span><text:span text:style-name="T30_61">účinky</text:span><text:span text:style-name="T30_62">.<text:s/></text:span></text:p>
      <text:p text:style-name="P31"/>
      <text:p text:style-name="P32"><text:span text:style-name="T32_1">Postava</text:span><text:span text:style-name="T32_2"><text:s/></text:span><text:span text:style-name="T32_3">přestává</text:span><text:span text:style-name="T32_4"><text:s/></text:span><text:span text:style-name="T32_5">hladovět</text:span><text:span text:style-name="T32_6"><text:s/></text:span><text:span text:style-name="T32_7">v</text:span><text:span text:style-name="T32_8"><text:s/></text:span><text:span text:style-name="T32_9">okamžiku</text:span><text:span text:style-name="T32_10">,<text:s/></text:span><text:span text:style-name="T32_11">kdy</text:span><text:span text:style-name="T32_12"><text:s/></text:span><text:span text:style-name="T32_13">se</text:span><text:span text:style-name="T32_14"><text:s/></text:span><text:span text:style-name="T32_15">dostatečně</text:span><text:span text:style-name="T32_16"><text:s/></text:span><text:span text:style-name="T32_17">nají</text:span><text:span text:style-name="T32_18">.<text:s/></text:span><text:span text:style-name="T32_19">To</text:span><text:span text:style-name="T32_20"><text:s/></text:span><text:span text:style-name="T32_21">znamená</text:span><text:span text:style-name="T32_22">,<text:s/></text:span><text:span text:style-name="T32_23">že</text:span><text:span text:style-name="T32_24"><text:s/></text:span><text:span text:style-name="T32_25">sní</text:span><text:span text:style-name="T32_26"><text:s/></text:span><text:span text:style-name="T32_27">navíc</text:span><text:span text:style-name="T32_28"><text:s/></text:span><text:span text:style-name="T32_29">všechny</text:span><text:span text:style-name="T32_30"><text:s/></text:span><text:span text:style-name="T32_31">porce</text:span><text:span text:style-name="T32_32"><text:s/></text:span><text:span text:style-name="T32_33">jídla</text:span><text:span text:style-name="T32_34">,<text:s/></text:span><text:span text:style-name="T32_35">které</text:span><text:span text:style-name="T32_36"><text:s/></text:span><text:span text:style-name="T32_37">ji</text:span><text:span text:style-name="T32_38"><text:s/></text:span><text:span text:style-name="T32_39">chyběli</text:span><text:span text:style-name="T32_40"><text:s/></text:span><text:span text:style-name="T32_41">sníst</text:span><text:span text:style-name="T32_42"><text:s/></text:span><text:span text:style-name="T32_43">dříve</text:span><text:span text:style-name="T32_44">.<text:s/></text:span></text:p>
      <text:h text:style-name="P33"><text:span text:style-name="T33_1">Období</text:span></text:h>
      <text:p text:style-name="P34"><text:span text:style-name="T34_1">Od</text:span><text:span text:style-name="T34_2"><text:s/></text:span><text:span text:style-name="T34_3">probuzení</text:span><text:span text:style-name="T34_4"><text:s/></text:span><text:span text:style-name="T34_5">do</text:span><text:span text:style-name="T34_6"><text:s/>1<text:s/></text:span><text:span text:style-name="T34_7">odpoledne</text:span></text:p>
      <text:p text:style-name="P35"><text:span text:style-name="T35_1">Od</text:span><text:span text:style-name="T35_2"><text:s/>1<text:s/></text:span><text:span text:style-name="T35_3">odpoledne</text:span><text:span text:style-name="T35_4"><text:s/></text:span><text:span text:style-name="T35_5">do</text:span><text:span text:style-name="T35_6"><text:s/>4<text:s/></text:span><text:span text:style-name="T35_7">odpoledne</text:span></text:p>
      <text:p text:style-name="P36"><text:span text:style-name="T36_1">Od</text:span><text:span text:style-name="T36_2"><text:s/>4<text:s/></text:span><text:span text:style-name="T36_3">odpoledne</text:span><text:span text:style-name="T36_4"><text:s/></text:span><text:span text:style-name="T36_5">do</text:span><text:span text:style-name="T36_6"><text:s/></text:span><text:span text:style-name="T36_7">konce</text:span><text:span text:style-name="T36_8"><text:s/></text:span><text:span text:style-name="T36_9">herního</text:span><text:span text:style-name="T36_10"><text:s/></text:span><text:span text:style-name="T36_11">dne</text:span><text:span text:style-name="T36_12">.</text:span></text:p>
      <text:h text:style-name="P37"><text:span text:style-name="T37_1">Řemesla</text:span></text:h>
      <text:h text:style-name="P38"><text:span text:style-name="T38_1">Strom</text:span><text:span text:style-name="T38_2"><text:s/></text:span><text:span text:style-name="T38_3">surovinový</text:span></text:h>
      <text:list text:style-name="LS1" xml:id="list0">
        <text:list-item>
          <text:p text:style-name="P39"><text:span text:style-name="T39_1">Získávání</text:span><text:span text:style-name="T39_2"><text:s/></text:span><text:span text:style-name="T39_3">Jídla</text:span><text:span text:style-name="T39_4"><text:s/>(</text:span><text:span text:style-name="T39_5">1</text:span><text:span text:style-name="T39_6">sp</text:span><text:span text:style-name="T39_7">)</text:span></text:p>
          <text:list>
            <text:list-item>
              <text:list>
                <text:list-item>
                  <text:p text:style-name="P40"><text:span text:style-name="T40_1">Sedláctví</text:span><text:span text:style-name="T40_2"><text:s/>(</text:span><text:span text:style-name="T40_3">2</text:span><text:span text:style-name="T40_4">sp</text:span><text:span text:style-name="T40_5">)</text:span></text:p>
                  <text:list>
                    <text:list-item>
                      <text:list>
                        <text:list-item>
                          <text:p text:style-name="P41"><text:span text:style-name="T41_1">Tvorba</text:span><text:span text:style-name="T41_2"><text:s/></text:span><text:span text:style-name="T41_3">polí</text:span><text:span text:style-name="T41_4"><text:s/>(4</text:span><text:span text:style-name="T41_5">sp</text:span><text:span text:style-name="T41_6">)</text:span></text:p>
                        </text:list-item>
                        <text:list-item>
                          <text:p text:style-name="P42"><text:span text:style-name="T42_1">Mistrovství</text:span><text:span text:style-name="T42_2"><text:s/></text:span><text:span text:style-name="T42_3">v</text:span><text:span text:style-name="T42_4"><text:s/></text:span><text:span text:style-name="T42_5">sedláctví</text:span><text:span text:style-name="T42_6"><text:s/>(4</text:span><text:span text:style-name="T42_7">sp</text:span><text:span text:style-name="T42_8">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3"><text:span text:style-name="T43_1">Sadaření</text:span><text:span text:style-name="T43_2"><text:s/>(2</text:span><text:span text:style-name="T43_3">sp</text:span><text:span text:style-name="T43_4">)</text:span></text:p>
                  <text:list>
                    <text:list-item>
                      <text:list>
                        <text:list-item>
                          <text:p text:style-name="P44"><text:span text:style-name="T44_1">Zakládání</text:span><text:span text:style-name="T44_2"><text:s/></text:span><text:span text:style-name="T44_3">sadů</text:span><text:span text:style-name="T44_4"><text:s/>(4</text:span><text:span text:style-name="T44_5">sp</text:span><text:span text:style-name="T44_6">)</text:span></text:p>
                        </text:list-item>
                        <text:list-item>
                          <text:p text:style-name="P45"><text:span text:style-name="T45_1">Mistrovství</text:span><text:span text:style-name="T45_2"><text:s/></text:span><text:span text:style-name="T45_3">v</text:span><text:span text:style-name="T45_4"><text:s/></text:span><text:span text:style-name="T45_5">sadaření</text:span><text:span text:style-name="T45_6"><text:s/>(4</text:span><text:span text:style-name="T45_7">sp</text:span><text:span text:style-name="T45_8">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6"><text:span text:style-name="T46_1">Lov</text:span><text:span text:style-name="T46_2"><text:s/>(2</text:span><text:span text:style-name="T46_3">sp</text:span><text:span text:style-name="T46_4">)</text:span></text:p>
                  <text:list>
                    <text:list-item>
                      <text:list>
                        <text:list-item>
                          <text:p text:style-name="P47"><text:span text:style-name="T47_1">Mistr</text:span><text:span text:style-name="T47_2"><text:s/></text:span><text:span text:style-name="T47_3">lovec</text:span><text:span text:style-name="T47_4"><text:s/>(4</text:span><text:span text:style-name="T47_5">sp</text:span><text:span text:style-name="T47_6">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8"><text:span text:style-name="T48_1">Rybolov</text:span><text:span text:style-name="T48_2"><text:s/>(2</text:span><text:span text:style-name="T48_3">sp</text:span><text:span text:style-name="T48_4">)</text:span></text:p>
                  <text:list>
                    <text:list-item>
                      <text:list>
                        <text:list-item>
                          <text:p text:style-name="P49"><text:span text:style-name="T49_1">Mistr</text:span><text:span text:style-name="T49_2"><text:s/></text:span><text:span text:style-name="T49_3">rybář</text:span><text:span text:style-name="T49_4"><text:s/>(4</text:span><text:span text:style-name="T49_5">sp</text:span><text:span text:style-name="T49_6">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50_1">Sběr</text:span><text:span text:style-name="T50_2"><text:s/>(2</text:span><text:span text:style-name="T50_3">sp</text:span><text:span text:style-name="T50_4">)</text:span></text:p>
                  <text:list>
                    <text:list-item>
                      <text:list>
                        <text:list-item>
                          <text:p text:style-name="P51"><text:span text:style-name="T51_1">Sběr</text:span><text:span text:style-name="T51_2"><text:s/></text:span><text:span text:style-name="T51_3">hub</text:span><text:span text:style-name="T51_4"><text:s/>(4</text:span><text:span text:style-name="T51_5">sp</text:span><text:span text:style-name="T51_6">)</text:span></text:p>
                        </text:list-item>
                        <text:list-item>
                          <text:p text:style-name="P52"><text:span text:style-name="T52_1">Sběr</text:span><text:span text:style-name="T52_2"><text:s/></text:span><text:span text:style-name="T52_3">rostlin</text:span><text:span text:style-name="T52_4"><text:s/>(4</text:span><text:span text:style-name="T52_5">sp</text:span><text:span text:style-name="T52_6">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3"><text:span text:style-name="T53_1">Včelařství</text:span><text:span text:style-name="T53_2"><text:s/>(2</text:span><text:span text:style-name="T53_3">sp</text:span><text:span text:style-name="T53_4">)</text:span></text:p>
                  <text:list>
                    <text:list-item>
                      <text:list>
                        <text:list-item>
                          <text:p text:style-name="P54"><text:span text:style-name="T54_1">Zakládání</text:span><text:span text:style-name="T54_2"><text:s/></text:span><text:span text:style-name="T54_3">úlů</text:span><text:span text:style-name="T54_4"><text:s/>(4</text:span><text:span text:style-name="T54_5">sp</text:span><text:span text:style-name="T54_6">)</text:span></text:p>
                        </text:list-item>
                        <text:list-item>
                          <text:p text:style-name="P55"><text:span text:style-name="T55_1">Mistrovství</text:span><text:span text:style-name="T55_2"><text:s/></text:span><text:span text:style-name="T55_3">ve</text:span><text:span text:style-name="T55_4"><text:s/></text:span><text:span text:style-name="T55_5">včelařství</text:span><text:span text:style-name="T55_6"><text:s/>(4</text:span><text:span text:style-name="T55_7">sp</text:span><text:span text:style-name="T55_8">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56"><text:span text:style-name="T56_1">Získávání</text:span><text:span text:style-name="T56_2"><text:s/></text:span><text:span text:style-name="T56_3">jídla</text:span></text:h>
      <text:h text:style-name="P57"><text:span text:style-name="T57_1">Suroviny</text:span></text:h>
      <text:p text:style-name="P58"><text:span text:style-name="T58_1">Jídlo</text:span><text:span text:style-name="T58_2"><text:s/>(</text:span><text:span text:style-name="T58_3">Pochutiny</text:span><text:span text:style-name="T58_4">,<text:s/></text:span><text:span text:style-name="T58_5">Obilí</text:span><text:span text:style-name="T58_6">,<text:s/></text:span><text:span text:style-name="T58_7">Ovoce</text:span><text:span text:style-name="T58_8">,<text:s/></text:span><text:span text:style-name="T58_9">Maso</text:span><text:span text:style-name="T58_10">),<text:s/></text:span><text:span text:style-name="T58_11">Kůže</text:span><text:span text:style-name="T58_12"><text:s/></text:span></text:p>
      <text:p text:style-name="P59"><text:span text:style-name="T59_1">Železo</text:span><text:span text:style-name="T59_2">,<text:s/></text:span><text:span text:style-name="T59_3">Stříbro</text:span><text:span text:style-name="T59_4">,<text:s/></text:span><text:span text:style-name="T59_5">Zlato</text:span><text:span text:style-name="T59_6">,<text:s/></text:span><text:span text:style-name="T59_7">Drahokamy</text:span><text:span text:style-name="T59_8"><text:s/></text:span></text:p>
      <text:p text:style-name="P60"><text:span text:style-name="T60_1">Dřevo</text:span><text:span text:style-name="T60_2">,<text:s/></text:span><text:span text:style-name="T60_3">Kámen</text:span><text:span text:style-name="T60_4"><text:s/></text:span></text:p>
      <text:h text:style-name="P61"><text:span text:style-name="T61_1">Sedlák</text:span></text:h>
      <text:p text:style-name="P62"><text:span text:style-name="T62_1">Umožňuje</text:span><text:span text:style-name="T62_2"><text:s/></text:span><text:span text:style-name="T62_3">dané</text:span><text:span text:style-name="T62_4"><text:s/></text:span><text:span text:style-name="T62_5">osobě</text:span><text:span text:style-name="T62_6"><text:s/></text:span><text:span text:style-name="T62_7">sklízet</text:span><text:span text:style-name="T62_8"><text:s/></text:span><text:span text:style-name="T62_9">úrodu</text:span><text:span text:style-name="T62_10"><text:s/></text:span><text:span text:style-name="T62_11">na</text:span><text:span text:style-name="T62_12"><text:s/></text:span><text:span text:style-name="T62_13">polích</text:span><text:span text:style-name="T62_14">.<text:s/></text:span><text:span text:style-name="T62_15">Pole</text:span><text:span text:style-name="T62_16"><text:s/></text:span><text:span text:style-name="T62_17">dají</text:span><text:span text:style-name="T62_18"><text:s/></text:span><text:span text:style-name="T62_19">každou</text:span><text:span text:style-name="T62_20"><text:s/></text:span><text:span text:style-name="T62_21">hodinu</text:span><text:span text:style-name="T62_22"><text:s/></text:span><text:span text:style-name="T62_23">úrodu</text:span><text:span text:style-name="T62_24"><text:s/></text:span><text:span text:style-name="T62_25">2</text:span><text:span text:style-name="T62_26"><text:s/></text:span><text:span text:style-name="T62_27">jednotk</text:span><text:span text:style-name="T62_28">y</text:span><text:span text:style-name="T62_29"><text:s/></text:span><text:span text:style-name="T62_30">obilí</text:span><text:span text:style-name="T62_31"><text:s/></text:span><text:span text:style-name="T62_32">každé</text:span><text:span text:style-name="T62_33">.<text:s/></text:span><text:span text:style-name="T62_34">V</text:span><text:span text:style-name="T62_35"><text:s/></text:span><text:span text:style-name="T62_36">rámci</text:span><text:span text:style-name="T62_37"><text:s/></text:span><text:span text:style-name="T62_38">hry</text:span><text:span text:style-name="T62_39"><text:s/></text:span><text:span text:style-name="T62_40">existují</text:span><text:span text:style-name="T62_41"><text:s/></text:span><text:span text:style-name="T62_42">herní</text:span><text:span text:style-name="T62_43"><text:s/></text:span><text:span text:style-name="T62_44">rostliny</text:span><text:span text:style-name="T62_45">:</text:span><text:span text:style-name="T62_46"><text:s/></text:span><text:span text:style-name="T62_47">jedná</text:span><text:span text:style-name="T62_48"><text:s/></text:span><text:span text:style-name="T62_49">se</text:span><text:span text:style-name="T62_50"><text:s/></text:span><text:span text:style-name="T62_51">o</text:span><text:span text:style-name="T62_52"><text:s/></text:span><text:span text:style-name="T62_53">kartičku</text:span><text:span text:style-name="T62_54"><text:s/></text:span><text:span text:style-name="T62_55">se</text:span><text:span text:style-name="T62_56"><text:s/></text:span><text:span text:style-name="T62_57">zobrazením</text:span><text:span text:style-name="T62_58"><text:s/></text:span><text:span text:style-name="T62_59">rostliny</text:span><text:span text:style-name="T62_60">,<text:s/></text:span><text:span text:style-name="T62_61">kterou</text:span><text:span text:style-name="T62_62"><text:s/></text:span><text:span text:style-name="T62_63">hráč</text:span><text:span text:style-name="T62_64"><text:s/></text:span><text:span text:style-name="T62_65">zasadí</text:span><text:span text:style-name="T62_66">,<text:s/></text:span><text:span text:style-name="T62_67">okope</text:span><text:span text:style-name="T62_68">,</text:span><text:span text:style-name="T62_69"><text:s/></text:span><text:span text:style-name="T62_70">zalije</text:span><text:span text:style-name="T62_71"><text:s/></text:span><text:span text:style-name="T62_72">a</text:span><text:span text:style-name="T62_73"><text:s/></text:span><text:span text:style-name="T62_74">následně</text:span><text:span text:style-name="T62_75"><text:s/></text:span><text:span text:style-name="T62_76">ji</text:span><text:span text:style-name="T62_77"><text:s/></text:span><text:span text:style-name="T62_78">nechá</text:span><text:span text:style-name="T62_79"><text:s/></text:span><text:span text:style-name="T62_80">růst</text:span><text:span text:style-name="T62_81">.<text:s/></text:span><text:span text:style-name="T62_82">Na</text:span><text:span text:style-name="T62_83"><text:s/></text:span><text:span text:style-name="T62_84">kartičku</text:span><text:span text:style-name="T62_85"><text:s/></text:span><text:span text:style-name="T62_86">při</text:span><text:span text:style-name="T62_87"><text:s/></text:span><text:span text:style-name="T62_88">zasazení</text:span><text:span text:style-name="T62_89"><text:s/></text:span><text:span text:style-name="T62_90">napíše</text:span><text:span text:style-name="T62_91"><text:s/></text:span><text:span text:style-name="T62_92">čas</text:span><text:span text:style-name="T62_93">,<text:s/></text:span><text:span text:style-name="T62_94">kdy</text:span><text:span text:style-name="T62_95"><text:s/></text:span><text:span text:style-name="T62_96">dozraje</text:span><text:span text:style-name="T62_97">,<text:s/></text:span><text:span text:style-name="T62_98">to</text:span><text:span text:style-name="T62_99"><text:s/></text:span><text:span text:style-name="T62_100">jest</text:span><text:span text:style-name="T62_101"><text:s/></text:span><text:span text:style-name="T62_102">aktuální</text:span><text:span text:style-name="T62_103"><text:s/></text:span><text:span text:style-name="T62_104">čas</text:span><text:span text:style-name="T62_105"><text:s/>+<text:s/>1<text:s/></text:span><text:span text:style-name="T62_106">hodina</text:span><text:span text:style-name="T62_107">.<text:s/></text:span><text:span text:style-name="T62_108">Rostlinu</text:span><text:span text:style-name="T62_109"><text:s/></text:span><text:span text:style-name="T62_110">může</text:span><text:span text:style-name="T62_111"><text:s/></text:span><text:span text:style-name="T62_112">sklidit</text:span><text:span text:style-name="T62_113"><text:s/></text:span><text:span text:style-name="T62_114">kdokoliv</text:span><text:span text:style-name="T62_115"><text:s/></text:span><text:span text:style-name="T62_116">se</text:span><text:span text:style-name="T62_117"><text:s/></text:span><text:span text:style-name="T62_118">schopností</text:span><text:span text:style-name="T62_119"><text:s/></text:span><text:span text:style-name="T62_120">sedlák</text:span><text:span text:style-name="T62_121">,<text:s/></text:span><text:span text:style-name="T62_122">nejen</text:span><text:span text:style-name="T62_123"><text:s/></text:span><text:span text:style-name="T62_124">ten</text:span><text:span text:style-name="T62_125">,<text:s/></text:span><text:span text:style-name="T62_126">kdo</text:span><text:span text:style-name="T62_127"><text:s/></text:span><text:span text:style-name="T62_128">rostlinu</text:span><text:span text:style-name="T62_129"><text:s/></text:span><text:span text:style-name="T62_130">zasadil</text:span><text:span text:style-name="T62_131">.</text:span></text:p>
      <text:h text:style-name="P63"><text:span text:style-name="T63_1">Výroba</text:span><text:span text:style-name="T63_2"><text:s/></text:span><text:span text:style-name="T63_3">polí</text:span></text:h>
      <text:p text:style-name="P64"><text:span text:style-name="T64_1">Navazuje</text:span><text:span text:style-name="T64_2"><text:s/></text:span><text:span text:style-name="T64_3">na</text:span><text:span text:style-name="T64_4"><text:s/></text:span><text:span text:style-name="T64_5">sedláctví</text:span><text:span text:style-name="T64_6"><text:s/></text:span><text:span text:style-name="T64_7">a</text:span><text:span text:style-name="T64_8"><text:s/></text:span><text:span text:style-name="T64_9">umožňuje</text:span><text:span text:style-name="T64_10"><text:s/></text:span><text:span text:style-name="T64_11">sedlákovi</text:span><text:span text:style-name="T64_12"><text:s/></text:span><text:span text:style-name="T64_13">na</text:span><text:span text:style-name="T64_14"><text:s/></text:span><text:span text:style-name="T64_15">vhodných</text:span><text:span text:style-name="T64_16"><text:s/></text:span><text:span text:style-name="T64_17">místech</text:span><text:span text:style-name="T64_18"><text:s/></text:span><text:span text:style-name="T64_19">zakládat</text:span><text:span text:style-name="T64_20"><text:s/></text:span><text:span text:style-name="T64_21">pole</text:span><text:span text:style-name="T64_22">.<text:s/></text:span><text:span text:style-name="T64_23">Osoba</text:span><text:span text:style-name="T64_24">,<text:s/></text:span><text:span text:style-name="T64_25">která</text:span><text:span text:style-name="T64_26"><text:s/></text:span><text:span text:style-name="T64_27">umí</text:span><text:span text:style-name="T64_28"><text:s/></text:span><text:span text:style-name="T64_29">zakládat</text:span><text:span text:style-name="T64_30"><text:s/></text:span><text:span text:style-name="T64_31">pole</text:span><text:span text:style-name="T64_32">,<text:s/></text:span><text:span text:style-name="T64_33">může</text:span><text:span text:style-name="T64_34"><text:s/></text:span><text:span text:style-name="T64_35">založit</text:span><text:span text:style-name="T64_36"><text:s/>2<text:s/></text:span><text:span text:style-name="T64_37">nová</text:span><text:span text:style-name="T64_38"><text:s/></text:span><text:span text:style-name="T64_39">pole</text:span><text:span text:style-name="T64_40"><text:s/></text:span><text:span text:style-name="T64_41">každé</text:span><text:span text:style-name="T64_42"><text:s/>4<text:s/></text:span><text:span text:style-name="T64_43">hodiny</text:span><text:span text:style-name="T64_44">.<text:s/></text:span><text:span text:style-name="T64_45">Pole</text:span><text:span text:style-name="T64_46"><text:s/></text:span><text:span text:style-name="T64_47">představuje</text:span><text:span text:style-name="T64_48"><text:s/></text:span><text:span text:style-name="T64_49">čtverec</text:span><text:span text:style-name="T64_50"><text:s/>1*1<text:s/></text:span><text:span text:style-name="T64_51">m</text:span><text:span text:style-name="T64_52">,<text:s/></text:span><text:span text:style-name="T64_53">který</text:span><text:span text:style-name="T64_54"><text:s/></text:span><text:span text:style-name="T64_55">bude</text:span><text:span text:style-name="T64_56"><text:s/></text:span><text:span text:style-name="T64_57">řádně</text:span><text:span text:style-name="T64_58"><text:s/></text:span><text:span text:style-name="T64_59">vykolíkován</text:span><text:span text:style-name="T64_60">,<text:s/></text:span><text:span text:style-name="T64_61">vyznačen</text:span><text:span text:style-name="T64_62"><text:s/></text:span><text:span text:style-name="T64_63">provázkem</text:span><text:span text:style-name="T64_64"><text:s/></text:span><text:span text:style-name="T64_65">a</text:span><text:span text:style-name="T64_66"><text:s/></text:span><text:span text:style-name="T64_67">bude</text:span><text:span text:style-name="T64_68"><text:s/></text:span><text:span text:style-name="T64_69">na</text:span><text:span text:style-name="T64_70"><text:s/></text:span><text:span text:style-name="T64_71">něm</text:span><text:span text:style-name="T64_72"><text:s/></text:span><text:span text:style-name="T64_73">cedulka</text:span><text:span text:style-name="T64_74">,<text:s/></text:span><text:span text:style-name="T64_75">že</text:span><text:span text:style-name="T64_76"><text:s/></text:span><text:span text:style-name="T64_77">se</text:span><text:span text:style-name="T64_78"><text:s/></text:span><text:span text:style-name="T64_79">jedná</text:span><text:span text:style-name="T64_80"><text:s/></text:span><text:span text:style-name="T64_81">o</text:span><text:span text:style-name="T64_82"><text:s/></text:span><text:span text:style-name="T64_83">pole</text:span><text:span text:style-name="T64_84">.<text:s/></text:span></text:p>
      <text:h text:style-name="P65"><text:span text:style-name="T65_1">Mistrovství</text:span><text:span text:style-name="T65_2"><text:s/></text:span><text:span text:style-name="T65_3">v</text:span><text:span text:style-name="T65_4"><text:s/></text:span><text:span text:style-name="T65_5">sedláctví</text:span></text:h>
      <text:p text:style-name="P66"><text:span text:style-name="T66_1">Mistr</text:span><text:span text:style-name="T66_2"><text:s/></text:span><text:span text:style-name="T66_3">sedlák</text:span><text:span text:style-name="T66_4"><text:s/></text:span><text:span text:style-name="T66_5">umí</text:span><text:span text:style-name="T66_6"><text:s/></text:span><text:span text:style-name="T66_7">se</text:span><text:span text:style-name="T66_8"><text:s/></text:span><text:span text:style-name="T66_9">svými</text:span><text:span text:style-name="T66_10"><text:s/></text:span><text:span text:style-name="T66_11">poli</text:span><text:span text:style-name="T66_12"><text:s/></text:span><text:span text:style-name="T66_13">pracovat</text:span><text:span text:style-name="T66_14"><text:s/></text:span><text:span text:style-name="T66_15">mnohem</text:span><text:span text:style-name="T66_16"><text:s/></text:span><text:span text:style-name="T66_17">lépe</text:span><text:span text:style-name="T66_18"><text:s/></text:span><text:span text:style-name="T66_19">než</text:span><text:span text:style-name="T66_20"><text:s/></text:span><text:span text:style-name="T66_21">ostatní</text:span><text:span text:style-name="T66_22"><text:s/></text:span><text:span text:style-name="T66_23">sedláci</text:span><text:span text:style-name="T66_24"><text:s/></text:span><text:span text:style-name="T66_25">a</text:span><text:span text:style-name="T66_26"><text:s/></text:span><text:span text:style-name="T66_27">dokáže</text:span><text:span text:style-name="T66_28"><text:s/></text:span><text:span text:style-name="T66_29">z</text:span><text:span text:style-name="T66_30"><text:s/></text:span><text:span text:style-name="T66_31">nich</text:span><text:span text:style-name="T66_32"><text:s/></text:span><text:span text:style-name="T66_33">získat</text:span><text:span text:style-name="T66_34"><text:s/></text:span><text:span text:style-name="T66_35">každou</text:span><text:span text:style-name="T66_36"><text:s/></text:span><text:span text:style-name="T66_37">hodinu</text:span><text:span text:style-name="T66_38"><text:s/></text:span><text:span text:style-name="T66_39">4</text:span><text:span text:style-name="T66_40"><text:s/></text:span><text:span text:style-name="T66_41">jednotky</text:span><text:span text:style-name="T66_42"><text:s/></text:span><text:span text:style-name="T66_43">obilí</text:span><text:span text:style-name="T66_44"><text:s/></text:span><text:span text:style-name="T66_45">z</text:span><text:span text:style-name="T66_46"><text:s/></text:span><text:span text:style-name="T66_47">každého</text:span><text:span text:style-name="T66_48">.<text:s/></text:span></text:p>
      <text:h text:style-name="P67"><text:span text:style-name="T67_1">Sadař</text:span></text:h>
      <text:p text:style-name="P68"><text:span text:style-name="T68_1">K</text:span><text:span text:style-name="T68_2"><text:s/></text:span><text:span text:style-name="T68_3">jeho</text:span><text:span text:style-name="T68_4"><text:s/></text:span><text:span text:style-name="T68_5">použití</text:span><text:span text:style-name="T68_6"><text:s/></text:span><text:span text:style-name="T68_7">je</text:span><text:span text:style-name="T68_8"><text:s/></text:span><text:span text:style-name="T68_9">potřeba</text:span><text:span text:style-name="T68_10"><text:s/></text:span><text:span text:style-name="T68_11">založení</text:span><text:span text:style-name="T68_12"><text:s/></text:span><text:span text:style-name="T68_13">sadu</text:span><text:span text:style-name="T68_14">.<text:s/></text:span><text:span text:style-name="T68_15">Následně</text:span><text:span text:style-name="T68_16"><text:s/></text:span><text:span text:style-name="T68_17">je</text:span><text:span text:style-name="T68_18"><text:s/></text:span><text:span text:style-name="T68_19">možné</text:span><text:span text:style-name="T68_20"><text:s/></text:span><text:span text:style-name="T68_21">sad</text:span><text:span text:style-name="T68_22"><text:s/></text:span><text:span text:style-name="T68_23">sklízet</text:span><text:span text:style-name="T68_24">.<text:s/></text:span><text:span text:style-name="T68_25">Sad</text:span><text:span text:style-name="T68_26"><text:s/></text:span><text:span text:style-name="T68_27">může</text:span><text:span text:style-name="T68_28"><text:s/></text:span><text:span text:style-name="T68_29">sklízet</text:span><text:span text:style-name="T68_30"><text:s/></text:span><text:span text:style-name="T68_31">kdokoliv</text:span><text:span text:style-name="T68_32"><text:s/></text:span><text:span text:style-name="T68_33">s</text:span><text:span text:style-name="T68_34"><text:s/></text:span><text:span text:style-name="T68_35">touto</text:span><text:span text:style-name="T68_36"><text:s/></text:span><text:span text:style-name="T68_37">schopností</text:span><text:span text:style-name="T68_38">.</text:span><text:span text:style-name="T68_39"><text:s/></text:span><text:span text:style-name="T68_40">P</text:span><text:span text:style-name="T68_41">okud</text:span><text:span text:style-name="T68_42"><text:s/></text:span><text:span text:style-name="T68_43">si</text:span><text:span text:style-name="T68_44"><text:s/></text:span><text:span text:style-name="T68_45">ho</text:span><text:span text:style-name="T68_46"><text:s/></text:span><text:span text:style-name="T68_47">vlastník</text:span><text:span text:style-name="T68_48"><text:s/></text:span><text:span text:style-name="T68_49">nepohlídá</text:span><text:span text:style-name="T68_50">,<text:s/></text:span><text:span text:style-name="T68_51">může</text:span><text:span text:style-name="T68_52"><text:s/></text:span><text:span text:style-name="T68_53">mít</text:span><text:span text:style-name="T68_54"><text:s/></text:span><text:span text:style-name="T68_55">smůlu</text:span><text:span text:style-name="T68_56">.<text:s/></text:span><text:span text:style-name="T68_57">Sad</text:span><text:span text:style-name="T68_58"><text:s/></text:span><text:span text:style-name="T68_59">je</text:span><text:span text:style-name="T68_60"><text:s/></text:span><text:span text:style-name="T68_61">možné</text:span><text:span text:style-name="T68_62"><text:s/></text:span><text:span text:style-name="T68_63">sklízet</text:span><text:span text:style-name="T68_64"><text:s/></text:span><text:span text:style-name="T68_65">každou</text:span><text:span text:style-name="T68_66"><text:s/></text:span><text:span text:style-name="T68_67">hodinu</text:span><text:span text:style-name="T68_68"><text:s/></text:span><text:span text:style-name="T68_69">a</text:span><text:span text:style-name="T68_70"><text:s/></text:span><text:span text:style-name="T68_71">tomu</text:span><text:span text:style-name="T68_72">,<text:s/></text:span><text:span text:style-name="T68_73">kdo</text:span><text:span text:style-name="T68_74"><text:s/></text:span><text:span text:style-name="T68_75">jej</text:span><text:span text:style-name="T68_76"><text:s/></text:span><text:span text:style-name="T68_77">skli</text:span><text:span text:style-name="T68_78">d</text:span><text:span text:style-name="T68_79">í</text:span><text:span text:style-name="T68_80">,<text:s/></text:span><text:span text:style-name="T68_81">přinese</text:span><text:span text:style-name="T68_82"><text:s/></text:span><text:span text:style-name="T68_83">dvě</text:span><text:span text:style-name="T68_84"><text:s/></text:span><text:span text:style-name="T68_85">jednotk</text:span><text:span text:style-name="T68_86">y</text:span><text:span text:style-name="T68_87"><text:s/></text:span><text:span text:style-name="T68_88">ovoce</text:span><text:span text:style-name="T68_89">.</text:span><text:span text:style-name="T68_90">.<text:s/></text:span></text:p>
      <text:h text:style-name="P69"><text:span text:style-name="T69_1">Zakládání</text:span><text:span text:style-name="T69_2"><text:s/></text:span><text:span text:style-name="T69_3">sadů</text:span></text:h>
      <text:p text:style-name="P70"><text:span text:style-name="T70_1">Navazuje</text:span><text:span text:style-name="T70_2"><text:s/></text:span><text:span text:style-name="T70_3">na</text:span><text:span text:style-name="T70_4"><text:s/></text:span><text:span text:style-name="T70_5">sadaření</text:span><text:span text:style-name="T70_6"><text:s/></text:span><text:span text:style-name="T70_7">a</text:span><text:span text:style-name="T70_8"><text:s/></text:span><text:span text:style-name="T70_9">umožňuje</text:span><text:span text:style-name="T70_10"><text:s/></text:span><text:span text:style-name="T70_11">sadaři</text:span><text:span text:style-name="T70_12"><text:s/></text:span><text:span text:style-name="T70_13">založit</text:span><text:span text:style-name="T70_14"><text:s/></text:span><text:span text:style-name="T70_15">nový</text:span><text:span text:style-name="T70_16"><text:s/></text:span><text:span text:style-name="T70_17">sad</text:span><text:span text:style-name="T70_18">.<text:s/></text:span><text:span text:style-name="T70_19">Postava</text:span><text:span text:style-name="T70_20"><text:s/></text:span><text:span text:style-name="T70_21">s</text:span><text:span text:style-name="T70_22"><text:s/></text:span><text:span text:style-name="T70_23">touto</text:span><text:span text:style-name="T70_24"><text:s/></text:span><text:span text:style-name="T70_25">schopností</text:span><text:span text:style-name="T70_26"><text:s/></text:span><text:span text:style-name="T70_27">umí</text:span><text:span text:style-name="T70_28"><text:s/></text:span><text:span text:style-name="T70_29">založit</text:span><text:span text:style-name="T70_30"><text:s/></text:span><text:span text:style-name="T70_31">jednou</text:span><text:span text:style-name="T70_32"><text:s/></text:span><text:span text:style-name="T70_33">za</text:span><text:span text:style-name="T70_34"><text:s/></text:span><text:span text:style-name="T70_35">období</text:span><text:span text:style-name="T70_36"><text:s/></text:span><text:span text:style-name="T70_37">na</text:span><text:span text:style-name="T70_38"><text:s/></text:span><text:span text:style-name="T70_39">vhodném</text:span><text:span text:style-name="T70_40"><text:s/></text:span><text:span text:style-name="T70_41">místě</text:span><text:span text:style-name="T70_42"><text:s/></text:span><text:span text:style-name="T70_43">sad</text:span><text:span text:style-name="T70_44">.<text:s/></text:span></text:p>
      <text:h text:style-name="P71"><text:span text:style-name="T71_1">Mistrovství</text:span><text:span text:style-name="T71_2"><text:s/></text:span><text:span text:style-name="T71_3">v</text:span><text:span text:style-name="T71_4"><text:s/></text:span><text:span text:style-name="T71_5">sadaření</text:span></text:h>
      <text:p text:style-name="P72"><text:span text:style-name="T72_1">Mistr</text:span><text:span text:style-name="T72_2"><text:s/></text:span><text:span text:style-name="T72_3">sadař</text:span><text:span text:style-name="T72_4"><text:s/></text:span><text:span text:style-name="T72_5">umí</text:span><text:span text:style-name="T72_6"><text:s/></text:span><text:span text:style-name="T72_7">získat</text:span><text:span text:style-name="T72_8"><text:s/></text:span><text:span text:style-name="T72_9">ze</text:span><text:span text:style-name="T72_10"><text:s/></text:span><text:span text:style-name="T72_11">svého</text:span><text:span text:style-name="T72_12"><text:s/></text:span><text:span text:style-name="T72_13">sadu</text:span><text:span text:style-name="T72_14"><text:s/></text:span><text:span text:style-name="T72_15">4</text:span><text:span text:style-name="T72_16"><text:s/></text:span><text:span text:style-name="T72_17">jednotky</text:span><text:span text:style-name="T72_18"><text:s/></text:span><text:span text:style-name="T72_19">ovoce</text:span><text:span text:style-name="T72_20"><text:s/></text:span><text:span text:style-name="T72_21">každou</text:span><text:span text:style-name="T72_22"><text:s/></text:span><text:span text:style-name="T72_23">hodinu</text:span><text:span text:style-name="T72_24"><text:s/></text:span><text:span text:style-name="T72_25">namísto</text:span><text:span text:style-name="T72_26"><text:s/></text:span><text:span text:style-name="T72_27">dvou</text:span><text:span text:style-name="T72_28">. <text:s/></text:span></text:p>
      <text:h text:style-name="P73"><text:span text:style-name="T73_1">Lov</text:span></text:h>
      <text:p text:style-name="P74"><text:span text:style-name="T74_1">Pro</text:span><text:span text:style-name="T74_2"><text:s/></text:span><text:span text:style-name="T74_3">lov</text:span><text:span text:style-name="T74_4"><text:s/></text:span><text:span text:style-name="T74_5">je</text:span><text:span text:style-name="T74_6"><text:s/></text:span><text:span text:style-name="T74_7">potřeba</text:span><text:span text:style-name="T74_8"><text:s/></text:span><text:span text:style-name="T74_9">mít</text:span><text:span text:style-name="T74_10"><text:s/></text:span><text:span text:style-name="T74_11">hodné</text:span><text:span text:style-name="T74_12"><text:s/></text:span><text:span text:style-name="T74_13">náčiní</text:span><text:span text:style-name="T74_14">.<text:s/></text:span><text:span text:style-name="T74_15">Lovecké</text:span><text:span text:style-name="T74_16"><text:s/></text:span><text:span text:style-name="T74_17">náčiní</text:span><text:span text:style-name="T74_18"><text:s/></text:span><text:span text:style-name="T74_19">bude</text:span><text:span text:style-name="T74_20"><text:s/></text:span><text:span text:style-name="T74_21">vyrábět</text:span><text:span text:style-name="T74_22"><text:s/></text:span><text:span text:style-name="T74_23">truhlář</text:span><text:span text:style-name="T74_24">.<text:s/></text:span><text:span text:style-name="T74_25">Nutnou</text:span><text:span text:style-name="T74_26"><text:s/></text:span><text:span text:style-name="T74_27">součástí</text:span><text:span text:style-name="T74_28"><text:s/></text:span><text:span text:style-name="T74_29">lovu</text:span><text:span text:style-name="T74_30"><text:s/></text:span><text:span text:style-name="T74_31">je</text:span><text:span text:style-name="T74_32"><text:s/></text:span><text:span text:style-name="T74_33">jeho</text:span><text:span text:style-name="T74_34"><text:s/></text:span><text:span text:style-name="T74_35">předvedení</text:span><text:span text:style-name="T74_36">.<text:s/></text:span><text:span text:style-name="T74_37">Doporučuji</text:span><text:span text:style-name="T74_38"><text:s/></text:span><text:span text:style-name="T74_39">simulovat</text:span><text:span text:style-name="T74_40"><text:s/></text:span><text:span text:style-name="T74_41">pokládání</text:span><text:span text:style-name="T74_42"><text:s/></text:span><text:span text:style-name="T74_43">pastí</text:span><text:span text:style-name="T74_44"><text:s/></text:span><text:span text:style-name="T74_45">pro</text:span><text:span text:style-name="T74_46"><text:s/></text:span><text:span text:style-name="T74_47">lov</text:span><text:span text:style-name="T74_48"><text:s/></text:span><text:span text:style-name="T74_49">zvěře</text:span><text:span text:style-name="T74_50">,<text:s/></text:span><text:span text:style-name="T74_51">a</text:span><text:span text:style-name="T74_52"><text:s/></text:span><text:span text:style-name="T74_53">tedy</text:span><text:span text:style-name="T74_54"><text:s/></text:span><text:span text:style-name="T74_55">koupit</text:span><text:span text:style-name="T74_56"><text:s/></text:span><text:span text:style-name="T74_57">nebo</text:span><text:span text:style-name="T74_58"><text:s/></text:span><text:span text:style-name="T74_59">vyrobit</text:span><text:span text:style-name="T74_60"><text:s/></text:span><text:span text:style-name="T74_61">past</text:span><text:span text:style-name="T74_62">,<text:s/></text:span><text:span text:style-name="T74_63">tu</text:span><text:span text:style-name="T74_64"><text:s/></text:span><text:span text:style-name="T74_65">donést</text:span><text:span text:style-name="T74_66"><text:s/></text:span><text:span text:style-name="T74_67">do</text:span><text:span text:style-name="T74_68"><text:s/></text:span><text:span text:style-name="T74_69">lesa</text:span><text:span text:style-name="T74_70"><text:s/></text:span><text:span text:style-name="T74_71">a</text:span><text:span text:style-name="T74_72"><text:s/></text:span><text:span text:style-name="T74_73">nastražit</text:span><text:span text:style-name="T74_74"><text:s/></text:span><text:span text:style-name="T74_75">ji</text:span><text:span text:style-name="T74_76"><text:s/></text:span><text:span text:style-name="T74_77">tam</text:span><text:span text:style-name="T74_78">.<text:s/></text:span><text:span text:style-name="T74_79">Po</text:span><text:span text:style-name="T74_80"><text:s/></text:span><text:span text:style-name="T74_81">hodině</text:span><text:span text:style-name="T74_82"><text:s/></text:span><text:span text:style-name="T74_83">se</text:span><text:span text:style-name="T74_84"><text:s/></text:span><text:span text:style-name="T74_85">do</text:span><text:span text:style-name="T74_86"><text:s/></text:span><text:span text:style-name="T74_87">pasti</text:span><text:span text:style-name="T74_88"><text:s/></text:span><text:span text:style-name="T74_89">chytí</text:span><text:span text:style-name="T74_90"><text:s/></text:span><text:span text:style-name="T74_91">zvíře</text:span><text:span text:style-name="T74_92">,<text:s/></text:span><text:span text:style-name="T74_93">které</text:span><text:span text:style-name="T74_94"><text:s/></text:span><text:span text:style-name="T74_95">tam</text:span><text:span text:style-name="T74_96"><text:s/></text:span><text:span text:style-name="T74_97">následně</text:span><text:span text:style-name="T74_98"><text:s/></text:span><text:span text:style-name="T74_99">jen</text:span><text:span text:style-name="T74_100"><text:s/></text:span><text:span text:style-name="T74_101">vyzvedne</text:span><text:span text:style-name="T74_102">.<text:s/></text:span><text:span text:style-name="T74_103">Každou</text:span><text:span text:style-name="T74_104"><text:s/></text:span><text:span text:style-name="T74_105">hodinu</text:span><text:span text:style-name="T74_106"><text:s/></text:span><text:span text:style-name="T74_107">tento</text:span><text:span text:style-name="T74_108"><text:s/></text:span><text:span text:style-name="T74_109">způsob</text:span><text:span text:style-name="T74_110"><text:s/></text:span><text:span text:style-name="T74_111">vynese</text:span><text:span text:style-name="T74_112"><text:s/></text:span><text:span text:style-name="T74_113">jednu</text:span><text:span text:style-name="T74_114"><text:s/></text:span><text:span text:style-name="T74_115">jednotku</text:span><text:span text:style-name="T74_116"><text:s/></text:span><text:span text:style-name="T74_117">masa</text:span><text:span text:style-name="T74_118">.<text:s/></text:span></text:p>
      <text:h text:style-name="P75"><text:span text:style-name="T75_1">Mistr</text:span><text:span text:style-name="T75_2"><text:s/></text:span><text:span text:style-name="T75_3">lovec</text:span><text:span text:style-name="T75_4"><text:s/></text:span></text:h>
      <text:p text:style-name="P76"><text:span text:style-name="T76_1">Umí</text:span><text:span text:style-name="T76_2"><text:s/></text:span><text:span text:style-name="T76_3">vytvářet</text:span><text:span text:style-name="T76_4"><text:s/></text:span><text:span text:style-name="T76_5">tak</text:span><text:span text:style-name="T76_6"><text:s/></text:span><text:span text:style-name="T76_7">kvalitní</text:span><text:span text:style-name="T76_8"><text:s/></text:span><text:span text:style-name="T76_9">pasti</text:span><text:span text:style-name="T76_10">,<text:s/></text:span><text:span text:style-name="T76_11">že</text:span><text:span text:style-name="T76_12"><text:s/></text:span><text:span text:style-name="T76_13">do</text:span><text:span text:style-name="T76_14"><text:s/></text:span><text:span text:style-name="T76_15">nich</text:span><text:span text:style-name="T76_16"><text:s/></text:span><text:span text:style-name="T76_17">chytí</text:span><text:span text:style-name="T76_18"><text:s/></text:span><text:span text:style-name="T76_19">dvě</text:span><text:span text:style-name="T76_20"><text:s/></text:span><text:span text:style-name="T76_21">jednotky</text:span><text:span text:style-name="T76_22"><text:s/></text:span><text:span text:style-name="T76_23">masa</text:span><text:span text:style-name="T76_24">.<text:s/></text:span><text:span text:style-name="T76_25">Tato</text:span><text:span text:style-name="T76_26"><text:s/></text:span><text:span text:style-name="T76_27">dovednost</text:span><text:span text:style-name="T76_28"><text:s/></text:span><text:span text:style-name="T76_29">umožňuje</text:span><text:span text:style-name="T76_30"><text:s/></text:span><text:span text:style-name="T76_31">hráči</text:span><text:span text:style-name="T76_32"><text:s/></text:span><text:span text:style-name="T76_33">ještě</text:span><text:span text:style-name="T76_34"><text:s/></text:span><text:span text:style-name="T76_35">kromě</text:span><text:span text:style-name="T76_36"><text:s/></text:span><text:span text:style-name="T76_37">ostatního</text:span><text:span text:style-name="T76_38"><text:s/></text:span><text:span text:style-name="T76_39">i</text:span><text:span text:style-name="T76_40"><text:s/></text:span><text:span text:style-name="T76_41">ze</text:span><text:span text:style-name="T76_42"><text:s/></text:span><text:span text:style-name="T76_43">zvířat</text:span><text:span text:style-name="T76_44"><text:s/></text:span><text:span text:style-name="T76_45">stahovat</text:span><text:span text:style-name="T76_46"><text:s/></text:span><text:span text:style-name="T76_47">kůži</text:span><text:span text:style-name="T76_48">.<text:s/></text:span><text:span text:style-name="T76_49">Kazdou</text:span><text:span text:style-name="T76_50"><text:s/></text:span><text:span text:style-name="T76_51">hodinu</text:span><text:span text:style-name="T76_52">,<text:s/></text:span><text:span text:style-name="T76_53">kdy</text:span><text:span text:style-name="T76_54"><text:s/></text:span><text:span text:style-name="T76_55">lov</text:span><text:span text:style-name="T76_56">í</text:span><text:span text:style-name="T76_57">,<text:s/></text:span><text:span text:style-name="T76_58">navíc</text:span><text:span text:style-name="T76_59"><text:s/></text:span><text:span text:style-name="T76_60">stáhne</text:span><text:span text:style-name="T76_61"><text:s/></text:span><text:span text:style-name="T76_62">i</text:span><text:span text:style-name="T76_63"><text:s/></text:span><text:span text:style-name="T76_64">jednu</text:span><text:span text:style-name="T76_65"><text:s/></text:span><text:span text:style-name="T76_66">kůži</text:span><text:span text:style-name="T76_67">.<text:s/></text:span></text:p>
      <text:h text:style-name="P77"><text:span text:style-name="T77_1">Rybolov</text:span></text:h>
      <text:p text:style-name="P78"><text:span text:style-name="T78_1">Pro</text:span><text:span text:style-name="T78_2"><text:s/></text:span><text:span text:style-name="T78_3">rybolov</text:span><text:span text:style-name="T78_4"><text:s/></text:span><text:span text:style-name="T78_5">je</text:span><text:span text:style-name="T78_6"><text:s/></text:span><text:span text:style-name="T78_7">potřeba</text:span><text:span text:style-name="T78_8"><text:s/></text:span><text:span text:style-name="T78_9">vhodné</text:span><text:span text:style-name="T78_10"><text:s/></text:span><text:span text:style-name="T78_11">náčiní</text:span><text:span text:style-name="T78_12">.<text:s/></text:span><text:span text:style-name="T78_13">Vhodné</text:span><text:span text:style-name="T78_14"><text:s/></text:span><text:span text:style-name="T78_15">náčiní</text:span><text:span text:style-name="T78_16"><text:s/></text:span><text:span text:style-name="T78_17">umí</text:span><text:span text:style-name="T78_18"><text:s/></text:span><text:span text:style-name="T78_19">vyrábět</text:span><text:span text:style-name="T78_20"><text:s/></text:span><text:span text:style-name="T78_21">truhlář</text:span><text:span text:style-name="T78_22">.<text:s/></text:span><text:span text:style-name="T78_23">Pro</text:span><text:span text:style-name="T78_24"><text:s/></text:span><text:span text:style-name="T78_25">lov</text:span><text:span text:style-name="T78_26"><text:s/></text:span><text:span text:style-name="T78_27">je</text:span><text:span text:style-name="T78_28"><text:s/></text:span><text:span text:style-name="T78_29">potřeba</text:span><text:span text:style-name="T78_30"><text:s/></text:span><text:span text:style-name="T78_31">vhodná</text:span><text:span text:style-name="T78_32"><text:s/></text:span><text:span text:style-name="T78_33">tekoucí</text:span><text:span text:style-name="T78_34"><text:s/></text:span><text:span text:style-name="T78_35">řeka</text:span><text:span text:style-name="T78_36"><text:s/></text:span><text:span text:style-name="T78_37">nebo</text:span><text:span text:style-name="T78_38"><text:s/></text:span><text:span text:style-name="T78_39">rybník</text:span><text:span text:style-name="T78_40">,<text:s/></text:span><text:span text:style-name="T78_41">j</text:span><text:span text:style-name="T78_42">inde</text:span><text:span text:style-name="T78_43"><text:s/></text:span><text:span text:style-name="T78_44">ryby</text:span><text:span text:style-name="T78_45"><text:s/></text:span><text:span text:style-name="T78_46">chytat</text:span><text:span text:style-name="T78_47"><text:s/></text:span><text:span text:style-name="T78_48">nelze</text:span><text:span text:style-name="T78_49">.<text:s/></text:span><text:span text:style-name="T78_50">Každou</text:span><text:span text:style-name="T78_51"><text:s/></text:span><text:span text:style-name="T78_52">hodinu</text:span><text:span text:style-name="T78_53"><text:s/></text:span><text:span text:style-name="T78_54">se</text:span><text:span text:style-name="T78_55"><text:s/></text:span><text:span text:style-name="T78_56">pomocí</text:span><text:span text:style-name="T78_57"><text:s/></text:span><text:span text:style-name="T78_58">prutu</text:span><text:span text:style-name="T78_59"><text:s/></text:span><text:span text:style-name="T78_60">dá</text:span><text:span text:style-name="T78_61"><text:s/></text:span><text:span text:style-name="T78_62">ulovit</text:span><text:span text:style-name="T78_63"><text:s/></text:span><text:span text:style-name="T78_64">jedna</text:span><text:span text:style-name="T78_65"><text:s/></text:span><text:span text:style-name="T78_66">jednotka</text:span><text:span text:style-name="T78_67"><text:s/></text:span><text:span text:style-name="T78_68">jídla</text:span><text:span text:style-name="T78_69">.<text:s/></text:span><text:span text:style-name="T78_70">Pro</text:span><text:span text:style-name="T78_71"><text:s/></text:span><text:span text:style-name="T78_72">rybolov</text:span><text:span text:style-name="T78_73"><text:s/></text:span><text:span text:style-name="T78_74">je</text:span><text:span text:style-name="T78_75"><text:s/></text:span><text:span text:style-name="T78_76">potřeba</text:span><text:span text:style-name="T78_77"><text:s/></text:span><text:span text:style-name="T78_78">dojít</text:span><text:span text:style-name="T78_79"><text:s/></text:span><text:span text:style-name="T78_80">ke</text:span><text:span text:style-name="T78_81"><text:s/></text:span><text:span text:style-name="T78_82">vhodné</text:span><text:span text:style-name="T78_83"><text:s/></text:span><text:span text:style-name="T78_84">vodě</text:span><text:span text:style-name="T78_85"><text:s/></text:span><text:span text:style-name="T78_86">a</text:span><text:span text:style-name="T78_87"><text:s/></text:span><text:span text:style-name="T78_88">u</text:span><text:span text:style-name="T78_89"><text:s/></text:span><text:span text:style-name="T78_90">ní</text:span><text:span text:style-name="T78_91"><text:s/></text:span><text:span text:style-name="T78_92">na</text:span><text:span text:style-name="T78_93"><text:s/></text:span><text:span text:style-name="T78_94">prut</text:span><text:span text:style-name="T78_95"><text:s/></text:span><text:span text:style-name="T78_96">nasadit</text:span><text:span text:style-name="T78_97"><text:s/></text:span><text:span text:style-name="T78_98">návnadu</text:span><text:span text:style-name="T78_99">,<text:s/></text:span><text:span text:style-name="T78_100">nahodit</text:span><text:span text:style-name="T78_101"><text:s/></text:span><text:span text:style-name="T78_102">prut</text:span><text:span text:style-name="T78_103"><text:s/></text:span><text:span text:style-name="T78_104">do</text:span><text:span text:style-name="T78_105"><text:s/></text:span><text:span text:style-name="T78_106">vody</text:span><text:span text:style-name="T78_107"><text:s/></text:span><text:span text:style-name="T78_108">a</text:span><text:span text:style-name="T78_109"><text:s/></text:span><text:span text:style-name="T78_110">uchytit</text:span><text:span text:style-name="T78_111"><text:s/></text:span><text:span text:style-name="T78_112">ho</text:span><text:span text:style-name="T78_113"><text:s/></text:span><text:span text:style-name="T78_114">tak</text:span><text:span text:style-name="T78_115">,<text:s/></text:span><text:span text:style-name="T78_116">aby</text:span><text:span text:style-name="T78_117"><text:s/></text:span><text:span text:style-name="T78_118">vydržel</text:span><text:span text:style-name="T78_119"><text:s/></text:span><text:span text:style-name="T78_120">na</text:span><text:span text:style-name="T78_121"><text:s/></text:span><text:span text:style-name="T78_122">daném</text:span><text:span text:style-name="T78_123"><text:s/></text:span><text:span text:style-name="T78_124">místě</text:span><text:span text:style-name="T78_125"><text:s/></text:span><text:span text:style-name="T78_126">a</text:span><text:span text:style-name="T78_127"><text:s/></text:span><text:span text:style-name="T78_128">působil</text:span><text:span text:style-name="T78_129"><text:s/></text:span><text:span text:style-name="T78_130">dojmem</text:span><text:span text:style-name="T78_131"><text:s/></text:span><text:span text:style-name="T78_132">nahozeného</text:span><text:span text:style-name="T78_133"><text:s/></text:span><text:span text:style-name="T78_134">prutu</text:span><text:span text:style-name="T78_135">.<text:s/></text:span></text:p>
      <text:h text:style-name="P79"><text:span text:style-name="T79_1">Mistr</text:span><text:span text:style-name="T79_2"><text:s/></text:span><text:span text:style-name="T79_3">rybář</text:span></text:h>
      <text:p text:style-name="P80"><text:span text:style-name="T80_1">Věnoval</text:span><text:span text:style-name="T80_2"><text:s/></text:span><text:span text:style-name="T80_3">se</text:span><text:span text:style-name="T80_4"><text:s/></text:span><text:span text:style-name="T80_5">rybolovu</text:span><text:span text:style-name="T80_6"><text:s/></text:span><text:span text:style-name="T80_7">tak</text:span><text:span text:style-name="T80_8"><text:s/></text:span><text:span text:style-name="T80_9">dlouho</text:span><text:span text:style-name="T80_10">,<text:s/></text:span><text:span text:style-name="T80_11">že</text:span><text:span text:style-name="T80_12"><text:s/></text:span><text:span text:style-name="T80_13">zvládne</text:span><text:span text:style-name="T80_14"><text:s/></text:span><text:span text:style-name="T80_15">při</text:span><text:span text:style-name="T80_16"><text:s/></text:span><text:span text:style-name="T80_17">rybolovu</text:span><text:span text:style-name="T80_18"><text:s/></text:span><text:span text:style-name="T80_19">za</text:span><text:span text:style-name="T80_20"><text:s/></text:span><text:span text:style-name="T80_21">hodinu</text:span><text:span text:style-name="T80_22"><text:s/></text:span><text:span text:style-name="T80_23">ulovit</text:span><text:span text:style-name="T80_24"><text:s/></text:span><text:span text:style-name="T80_25">dvě</text:span><text:span text:style-name="T80_26"><text:s/></text:span><text:span text:style-name="T80_27">jednotky</text:span><text:span text:style-name="T80_28"><text:s/></text:span><text:span text:style-name="T80_29">jídla</text:span><text:span text:style-name="T80_30"><text:s/></text:span><text:span text:style-name="T80_31">namísto</text:span><text:span text:style-name="T80_32"><text:s/></text:span><text:span text:style-name="T80_33">jedné</text:span><text:span text:style-name="T80_34">.<text:s/></text:span></text:p>
      <text:h text:style-name="P81"><text:span text:style-name="T81_1">Včelařství</text:span></text:h>
      <text:p text:style-name="P82"><text:span text:style-name="T82_1">Umožňuje</text:span><text:span text:style-name="T82_2"><text:s/></text:span><text:span text:style-name="T82_3">sklízet</text:span><text:span text:style-name="T82_4"><text:s/></text:span><text:span text:style-name="T82_5">pochutiny</text:span><text:span text:style-name="T82_6"><text:s/></text:span><text:span text:style-name="T82_7">z</text:span><text:span text:style-name="T82_8"><text:s/></text:span><text:span text:style-name="T82_9">herního</text:span><text:span text:style-name="T82_10"><text:s/></text:span><text:span text:style-name="T82_11">úlu</text:span><text:span text:style-name="T82_12">.<text:s/></text:span><text:span text:style-name="T82_13">Herní</text:span><text:span text:style-name="T82_14"><text:s/></text:span><text:span text:style-name="T82_15">úl</text:span><text:span text:style-name="T82_16"><text:s/></text:span><text:span text:style-name="T82_17">je</text:span><text:span text:style-name="T82_18"><text:s/></text:span><text:span text:style-name="T82_19">možné</text:span><text:span text:style-name="T82_20"><text:s/></text:span><text:span text:style-name="T82_21">pořídit</text:span><text:span text:style-name="T82_22"><text:s/></text:span><text:span text:style-name="T82_23">u</text:span><text:span text:style-name="T82_24"><text:s/></text:span><text:span text:style-name="T82_25">tesaře</text:span><text:span text:style-name="T82_26">,<text:s/></text:span><text:span text:style-name="T82_27">ale</text:span><text:span text:style-name="T82_28"><text:s/></text:span><text:span text:style-name="T82_29">pro</text:span><text:span text:style-name="T82_30"><text:s/></text:span><text:span text:style-name="T82_31">jeho</text:span><text:span text:style-name="T82_32"><text:s/></text:span><text:span text:style-name="T82_33">korektní</text:span><text:span text:style-name="T82_34"><text:s/></text:span><text:span text:style-name="T82_35">osazení</text:span><text:span text:style-name="T82_36"><text:s/></text:span><text:span text:style-name="T82_37">je</text:span><text:span text:style-name="T82_38"><text:s/></text:span><text:span text:style-name="T82_39">nutné</text:span><text:span text:style-name="T82_40"><text:s/></text:span><text:span text:style-name="T82_41">umět</text:span><text:span text:style-name="T82_42"><text:s/></text:span><text:span text:style-name="T82_43">zakládat</text:span><text:span text:style-name="T82_44"><text:s/></text:span><text:span text:style-name="T82_45">úly</text:span><text:span text:style-name="T82_46">.<text:s/></text:span></text:p>
      <text:p text:style-name="P83"><text:span text:style-name="T83_1">Každý</text:span><text:span text:style-name="T83_2"><text:s/></text:span><text:span text:style-name="T83_3">úl</text:span><text:span text:style-name="T83_4"><text:s/></text:span><text:span text:style-name="T83_5">produkuje</text:span><text:span text:style-name="T83_6"><text:s/></text:span><text:span text:style-name="T83_7">jednu</text:span><text:span text:style-name="T83_8"><text:s/></text:span><text:span text:style-name="T83_9">jednotku</text:span><text:span text:style-name="T83_10"><text:s/></text:span><text:span text:style-name="T83_11">pochutin</text:span><text:span text:style-name="T83_12"><text:s/></text:span><text:span text:style-name="T83_13">za</text:span><text:span text:style-name="T83_14"><text:s/>1</text:span><text:span text:style-name="T83_15">hodinu</text:span><text:span text:style-name="T83_16">,<text:s/></text:span><text:span text:style-name="T83_17">vyzvednout</text:span><text:span text:style-name="T83_18"><text:s/></text:span><text:span text:style-name="T83_19">ji</text:span><text:span text:style-name="T83_20"><text:s/></text:span><text:span text:style-name="T83_21">může</text:span><text:span text:style-name="T83_22"><text:s/></text:span><text:span text:style-name="T83_23">každou</text:span><text:span text:style-name="T83_24"><text:s/></text:span><text:span text:style-name="T83_25">hodinu</text:span><text:span text:style-name="T83_26"><text:s/></text:span><text:span text:style-name="T83_27">kdokoliv</text:span><text:span text:style-name="T83_28">,<text:s/></text:span><text:span text:style-name="T83_29">kdo</text:span><text:span text:style-name="T83_30"><text:s/></text:span><text:span text:style-name="T83_31">umí</text:span><text:span text:style-name="T83_32"><text:s/></text:span><text:span text:style-name="T83_33">vybírat</text:span><text:span text:style-name="T83_34"><text:s/></text:span><text:span text:style-name="T83_35">úly</text:span><text:span text:style-name="T83_36">.</text:span></text:p>
      <text:h text:style-name="P84"><text:span text:style-name="T84_1">Zakládání</text:span><text:span text:style-name="T84_2"><text:s/></text:span><text:span text:style-name="T84_3">úlů</text:span></text:h>
      <text:p text:style-name="P85"><text:span text:style-name="T85_1">Postava</text:span><text:span text:style-name="T85_2"><text:s/></text:span><text:span text:style-name="T85_3">s</text:span><text:span text:style-name="T85_4"><text:s/></text:span><text:span text:style-name="T85_5">touto</text:span><text:span text:style-name="T85_6"><text:s/></text:span><text:span text:style-name="T85_7">schopností</text:span><text:span text:style-name="T85_8"><text:s/></text:span><text:span text:style-name="T85_9">umí</text:span><text:span text:style-name="T85_10"><text:s/></text:span><text:span text:style-name="T85_11">úl</text:span><text:span text:style-name="T85_12"><text:s/></text:span><text:span text:style-name="T85_13">od</text:span><text:span text:style-name="T85_14"><text:s/></text:span><text:span text:style-name="T85_15">truhláře</text:span><text:span text:style-name="T85_16"><text:s/></text:span><text:span text:style-name="T85_17">zasadit</text:span><text:span text:style-name="T85_18"><text:s/></text:span><text:span text:style-name="T85_19">tak</text:span><text:span text:style-name="T85_20">,<text:s/></text:span><text:span text:style-name="T85_21">aby</text:span><text:span text:style-name="T85_22"><text:s/></text:span><text:span text:style-name="T85_23">byl</text:span><text:span text:style-name="T85_24"><text:s/></text:span><text:span text:style-name="T85_25">k</text:span><text:span text:style-name="T85_26"><text:s/></text:span><text:span text:style-name="T85_27">něčemu</text:span><text:span text:style-name="T85_28"><text:s/></text:span><text:span text:style-name="T85_29">užitečný</text:span><text:span text:style-name="T85_30">.<text:s/></text:span><text:span text:style-name="T85_31">Zařídit</text:span><text:span text:style-name="T85_32">,<text:s/></text:span><text:span text:style-name="T85_33">aby</text:span><text:span text:style-name="T85_34"><text:s/></text:span><text:span text:style-name="T85_35">ho</text:span><text:span text:style-name="T85_36"><text:s/></text:span><text:span text:style-name="T85_37">osídlilo</text:span><text:span text:style-name="T85_38"><text:s/></text:span><text:span text:style-name="T85_39">včelstvo</text:span><text:span text:style-name="T85_40"><text:s/></text:span><text:span text:style-name="T85_41">a</text:span><text:span text:style-name="T85_42"><text:s/></text:span><text:span text:style-name="T85_43">další</text:span><text:span text:style-name="T85_44"><text:s/></text:span><text:span text:style-name="T85_45">podobné</text:span><text:span text:style-name="T85_46">.<text:s/></text:span></text:p>
      <text:h text:style-name="P86"><text:span text:style-name="T86_1">Mistrovství</text:span><text:span text:style-name="T86_2"><text:s/></text:span><text:span text:style-name="T86_3">ve</text:span><text:span text:style-name="T86_4"><text:s/></text:span><text:span text:style-name="T86_5">včelařství</text:span></text:h>
      <text:p text:style-name="P87"><text:span text:style-name="T87_1">Takový</text:span><text:span text:style-name="T87_2"><text:s/></text:span><text:span text:style-name="T87_3">člověk</text:span><text:span text:style-name="T87_4"><text:s/></text:span><text:span text:style-name="T87_5">umí</text:span><text:span text:style-name="T87_6"><text:s/></text:span><text:span text:style-name="T87_7">výborně</text:span><text:span text:style-name="T87_8"><text:s/></text:span><text:span text:style-name="T87_9">s</text:span><text:span text:style-name="T87_10"><text:s/></text:span><text:span text:style-name="T87_11">včelami</text:span><text:span text:style-name="T87_12">,<text:s/></text:span><text:span text:style-name="T87_13">a</text:span><text:span text:style-name="T87_14"><text:s/></text:span><text:span text:style-name="T87_15">díky</text:span><text:span text:style-name="T87_16"><text:s/></text:span><text:span text:style-name="T87_17">tomu</text:span><text:span text:style-name="T87_18"><text:s/></text:span><text:span text:style-name="T87_19">dokáže</text:span><text:span text:style-name="T87_20"><text:s/></text:span><text:span text:style-name="T87_21">z</text:span><text:span text:style-name="T87_22"><text:s/></text:span><text:span text:style-name="T87_23">každého</text:span><text:span text:style-name="T87_24"><text:s/></text:span><text:span text:style-name="T87_25">úlu</text:span><text:span text:style-name="T87_26"><text:s/></text:span><text:span text:style-name="T87_27">získat</text:span><text:span text:style-name="T87_28"><text:s/></text:span><text:span text:style-name="T87_29">dvě</text:span><text:span text:style-name="T87_30"><text:s/></text:span><text:span text:style-name="T87_31">pochutiny</text:span><text:span text:style-name="T87_32"><text:s/></text:span><text:span text:style-name="T87_33">za</text:span><text:span text:style-name="T87_34"><text:s/></text:span><text:span text:style-name="T87_35">hodinu</text:span><text:span text:style-name="T87_36">.<text:s/></text:span></text:p>
      <text:h text:style-name="P88"><text:span text:style-name="T88_1">Sběr</text:span></text:h>
      <text:p text:style-name="P89"><text:span text:style-name="T89_1">Tato</text:span><text:span text:style-name="T89_2"><text:s/></text:span><text:span text:style-name="T89_3">dovednost</text:span><text:span text:style-name="T89_4"><text:s/></text:span><text:span text:style-name="T89_5">umožňuje</text:span><text:span text:style-name="T89_6"><text:s/></text:span><text:span text:style-name="T89_7">komukoliv</text:span><text:span text:style-name="T89_8"><text:s/></text:span><text:span text:style-name="T89_9">každé</text:span><text:span text:style-name="T89_10"><text:s/></text:span><text:span text:style-name="T89_11">dvě</text:span><text:span text:style-name="T89_12"><text:s/></text:span><text:span text:style-name="T89_13">hodiny</text:span><text:span text:style-name="T89_14"><text:s/></text:span><text:span text:style-name="T89_15">po</text:span><text:span text:style-name="T89_16"><text:s/></text:span><text:span text:style-name="T89_17">chvíli</text:span><text:span text:style-name="T89_18"><text:s/></text:span><text:span text:style-name="T89_19">hledání</text:span><text:span text:style-name="T89_20"><text:s/></text:span><text:span text:style-name="T89_21">v</text:span><text:span text:style-name="T89_22"><text:s/></text:span><text:span text:style-name="T89_23">lese</text:span><text:span text:style-name="T89_24"><text:s/></text:span><text:span text:style-name="T89_25">najít</text:span><text:span text:style-name="T89_26"><text:s/></text:span><text:span text:style-name="T89_27">jednu</text:span><text:span text:style-name="T89_28"><text:s/></text:span><text:span text:style-name="T89_29">jednotku</text:span><text:span text:style-name="T89_30"><text:s/></text:span><text:span text:style-name="T89_31">ovoce</text:span><text:span text:style-name="T89_32">.<text:s/></text:span></text:p>
      <text:h text:style-name="P90"><text:span text:style-name="T90_1">Sběr</text:span><text:span text:style-name="T90_2"><text:s/></text:span><text:span text:style-name="T90_3">hub</text:span></text:h>
      <text:p text:style-name="P91"><text:span text:style-name="T91_1">Tato</text:span><text:span text:style-name="T91_2"><text:s/></text:span><text:span text:style-name="T91_3">schopnost</text:span><text:span text:style-name="T91_4"><text:s/></text:span><text:span text:style-name="T91_5">umožňuje</text:span><text:span text:style-name="T91_6"><text:s/></text:span><text:span text:style-name="T91_7">komukoliv</text:span><text:span text:style-name="T91_8"><text:s/></text:span><text:span text:style-name="T91_9">každou</text:span><text:span text:style-name="T91_10"><text:s/></text:span><text:span text:style-name="T91_11">hodinu</text:span><text:span text:style-name="T91_12"><text:s/></text:span><text:span text:style-name="T91_13">nasbírat</text:span><text:span text:style-name="T91_14"><text:s/></text:span><text:span text:style-name="T91_15">až</text:span><text:span text:style-name="T91_16"><text:s/></text:span><text:span text:style-name="T91_17">dvě</text:span><text:span text:style-name="T91_18"><text:s/></text:span><text:span text:style-name="T91_19">jednotky</text:span><text:span text:style-name="T91_20"><text:s/></text:span><text:span text:style-name="T91_21">pochutin</text:span><text:span text:style-name="T91_22"><text:s/></text:span><text:span text:style-name="T91_23">po</text:span><text:span text:style-name="T91_24"><text:s/></text:span><text:span text:style-name="T91_25">nalezení</text:span><text:span text:style-name="T91_26"><text:s/></text:span><text:span text:style-name="T91_27">několika</text:span><text:span text:style-name="T91_28"><text:s/></text:span><text:span text:style-name="T91_29">jedlých</text:span><text:span text:style-name="T91_30"><text:s/></text:span><text:span text:style-name="T91_31">hub</text:span><text:span text:style-name="T91_32"><text:s/></text:span><text:span text:style-name="T91_33">ukázaných</text:span><text:span text:style-name="T91_34"><text:s/></text:span><text:span text:style-name="T91_35">IO</text:span><text:span text:style-name="T91_36">.</text:span></text:p>
      <text:h text:style-name="P92"><text:span text:style-name="T92_1">Sběr</text:span><text:span text:style-name="T92_2"><text:s/></text:span><text:span text:style-name="T92_3">rostlin</text:span></text:h>
      <text:p text:style-name="P93"><text:span text:style-name="T93_1">Tato</text:span><text:span text:style-name="T93_2"><text:s/></text:span><text:span text:style-name="T93_3">schopnost</text:span><text:span text:style-name="T93_4"><text:s/></text:span><text:span text:style-name="T93_5">umožňuje</text:span><text:span text:style-name="T93_6"><text:s/></text:span><text:span text:style-name="T93_7">sbírat</text:span><text:span text:style-name="T93_8"><text:s/></text:span><text:span text:style-name="T93_9">některé</text:span><text:span text:style-name="T93_10"><text:s/></text:span><text:span text:style-name="T93_11">rostliny</text:span><text:span text:style-name="T93_12"><text:s/></text:span><text:span text:style-name="T93_13">vhodné</text:span><text:span text:style-name="T93_14"><text:s/></text:span><text:span text:style-name="T93_15">pro</text:span><text:span text:style-name="T93_16"><text:s/></text:span><text:span text:style-name="T93_17">Alchymisty</text:span><text:span text:style-name="T93_18"><text:s/></text:span><text:span text:style-name="T93_19">a</text:span><text:span text:style-name="T93_20"><text:s/></text:span><text:span text:style-name="T93_21">pro</text:span><text:span text:style-name="T93_22"><text:s/></text:span><text:span text:style-name="T93_23">případné</text:span><text:span text:style-name="T93_24"><text:s/></text:span><text:span text:style-name="T93_25">další</text:span><text:span text:style-name="T93_26"><text:s/></text:span><text:span text:style-name="T93_27">účely</text:span><text:span text:style-name="T93_28">.<text:s/></text:span></text:p>
      <text:p text:style-name="P94"/>
      <text:list text:style-name="LS2" xml:id="list17">
        <text:list-item>
          <text:p text:style-name="P95"><text:span text:style-name="T95_1">Získávání</text:span><text:span text:style-name="T95_2"><text:s/></text:span><text:span text:style-name="T95_3">surovin</text:span><text:span text:style-name="T95_4"><text:s/>(</text:span><text:span text:style-name="T95_5">1</text:span><text:span text:style-name="T95_6">sp</text:span><text:span text:style-name="T95_7">)</text:span></text:p>
          <text:list>
            <text:list-item>
              <text:list>
                <text:list-item>
                  <text:p text:style-name="P96"><text:span text:style-name="T96_1">Dolování</text:span><text:span text:style-name="T96_2"><text:s/>(</text:span><text:span text:style-name="T96_3">3</text:span><text:span text:style-name="T96_4">sp</text:span><text:span text:style-name="T96_5">)</text:span></text:p>
                  <text:list>
                    <text:list-item>
                      <text:list>
                        <text:list-item>
                          <text:p text:style-name="P97"><text:span text:style-name="T97_1">Dolování</text:span><text:span text:style-name="T97_2"><text:s/></text:span><text:span text:style-name="T97_3">drahokamů</text:span><text:span text:style-name="T97_4"><text:s/>(</text:span><text:span text:style-name="T97_5">4</text:span><text:span text:style-name="T97_6">sp</text:span><text:span text:style-name="T97_7">)</text:span></text:p>
                        </text:list-item>
                        <text:list-item>
                          <text:p text:style-name="P98"><text:span text:style-name="T98_1">Dolování</text:span><text:span text:style-name="T98_2"><text:s/></text:span><text:span text:style-name="T98_3">drahých</text:span><text:span text:style-name="T98_4"><text:s/></text:span><text:span text:style-name="T98_5">kovů</text:span><text:span text:style-name="T98_6"><text:s/>(</text:span><text:span text:style-name="T98_7">5</text:span><text:span text:style-name="T98_8">sp</text:span><text:span text:style-name="T98_9">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9"><text:span text:style-name="T99_1">Dřevař</text:span><text:span text:style-name="T99_2"><text:s/>(</text:span><text:span text:style-name="T99_3">2</text:span><text:span text:style-name="T99_4">sp</text:span><text:span text:style-name="T99_5">)</text:span></text:p>
                  <text:list>
                    <text:list-item>
                      <text:list>
                        <text:list-item>
                          <text:p text:style-name="P100"><text:span text:style-name="T100_1">Mistr</text:span><text:span text:style-name="T100_2"><text:s/></text:span><text:span text:style-name="T100_3">dřevař</text:span><text:span text:style-name="T100_4"><text:s/>(</text:span><text:span text:style-name="T100_5">4</text:span><text:span text:style-name="T100_6">sp</text:span><text:span text:style-name="T100_7">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1"><text:span text:style-name="T101_1">Kamenictví</text:span><text:span text:style-name="T101_2"><text:s/>(</text:span><text:span text:style-name="T101_3">2</text:span><text:span text:style-name="T101_4">sp</text:span><text:span text:style-name="T101_5">)</text:span></text:p>
                  <text:list>
                    <text:list-item>
                      <text:list>
                        <text:list-item>
                          <text:p text:style-name="P102"><text:span text:style-name="T102_1">Mistr</text:span><text:span text:style-name="T102_2"><text:s/></text:span><text:span text:style-name="T102_3">kamenictví</text:span><text:span text:style-name="T102_4"><text:s/>(</text:span><text:span text:style-name="T102_5">4</text:span><text:span text:style-name="T102_6">sp</text:span><text:span text:style-name="T102_7">)</text:span></text:p>
                        </text:list-item>
                        <text:list-item>
                          <text:p text:style-name="P103"><text:span text:style-name="T103_1">Lamač</text:span><text:span text:style-name="T103_2"><text:s/></text:span><text:span text:style-name="T103_3">kamene</text:span><text:span text:style-name="T103_4"><text:s/>(</text:span><text:span text:style-name="T103_5">4</text:span><text:span text:style-name="T103_6">sp</text:span><text:span text:style-name="T103_7">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4"><text:span text:style-name="T104_1">Rýžování</text:span><text:span text:style-name="T104_2"><text:s/>(</text:span><text:span text:style-name="T104_3">4</text:span><text:span text:style-name="T104_4">sp</text:span><text:span text:style-name="T104_5">)</text:span></text:p>
                </text:list-item>
              </text:list>
            </text:list-item>
          </text:list>
        </text:list-item>
      </text:list>
      <text:h text:style-name="P105"><text:span text:style-name="T105_1">Získávání</text:span><text:span text:style-name="T105_2"><text:s/></text:span><text:span text:style-name="T105_3">surovin</text:span></text:h>
      <text:h text:style-name="P106"><text:span text:style-name="T106_1">Dolování</text:span></text:h>
      <text:p text:style-name="P107"><text:span text:style-name="T107_1">Umožňuje</text:span><text:span text:style-name="T107_2"><text:s/></text:span><text:span text:style-name="T107_3">postavě</text:span><text:span text:style-name="T107_4"><text:s/></text:span><text:span text:style-name="T107_5">na</text:span><text:span text:style-name="T107_6"><text:s/></text:span><text:span text:style-name="T107_7">vhodných</text:span><text:span text:style-name="T107_8"><text:s/></text:span><text:span text:style-name="T107_9">místech</text:span><text:span text:style-name="T107_10"><text:s/></text:span><text:span text:style-name="T107_11">dolovat</text:span><text:span text:style-name="T107_12"><text:s/></text:span><text:span text:style-name="T107_13">železo</text:span><text:span text:style-name="T107_14">.<text:s/></text:span><text:span text:style-name="T107_15">Vhodným</text:span><text:span text:style-name="T107_16"><text:s/></text:span><text:span text:style-name="T107_17">místem</text:span><text:span text:style-name="T107_18"><text:s/></text:span><text:span text:style-name="T107_19">rozumíme</text:span><text:span text:style-name="T107_20"><text:s/></text:span><text:span text:style-name="T107_21">důl</text:span><text:span text:style-name="T107_22"><text:s/></text:span><text:span text:style-name="T107_23">na</text:span><text:span text:style-name="T107_24"><text:s/></text:span><text:span text:style-name="T107_25">železo</text:span><text:span text:style-name="T107_26">.<text:s/></text:span><text:span text:style-name="T107_27">Pro</text:span><text:span text:style-name="T107_28"><text:s/></text:span><text:span text:style-name="T107_29">dolování</text:span><text:span text:style-name="T107_30"><text:s/></text:span><text:span text:style-name="T107_31">musí</text:span><text:span text:style-name="T107_32"><text:s/></text:span><text:span text:style-name="T107_33">postava</text:span><text:span text:style-name="T107_34"><text:s/></text:span><text:span text:style-name="T107_35">dorazit</text:span><text:span text:style-name="T107_36"><text:s/></text:span><text:span text:style-name="T107_37">do</text:span><text:span text:style-name="T107_38"><text:s/></text:span><text:span text:style-name="T107_39">dolu</text:span><text:span text:style-name="T107_40">.<text:s/></text:span><text:span text:style-name="T107_41">V</text:span><text:span text:style-name="T107_42"><text:s/></text:span><text:span text:style-name="T107_43">každém</text:span><text:span text:style-name="T107_44"><text:s/></text:span><text:span text:style-name="T107_45">dolu</text:span><text:span text:style-name="T107_46"><text:s/></text:span><text:span text:style-name="T107_47">se</text:span><text:span text:style-name="T107_48"><text:s/></text:span><text:span text:style-name="T107_49">jednou</text:span><text:span text:style-name="T107_50"><text:s/></text:span><text:span text:style-name="T107_51">za</text:span><text:span text:style-name="T107_52"><text:s/></text:span><text:span text:style-name="T107_53">hodinu</text:span><text:span text:style-name="T107_54"><text:s/></text:span><text:span text:style-name="T107_55">objeví</text:span><text:span text:style-name="T107_56"><text:s/></text:span><text:span text:style-name="T107_57">množství</text:span><text:span text:style-name="T107_58"><text:s/></text:span><text:span text:style-name="T107_59">surovin</text:span><text:span text:style-name="T107_60">,<text:s/></text:span><text:span text:style-name="T107_61">ze</text:span><text:span text:style-name="T107_62"><text:s/></text:span><text:span text:style-name="T107_63">kterých</text:span><text:span text:style-name="T107_64"><text:s/></text:span><text:span text:style-name="T107_65">si</text:span><text:span text:style-name="T107_66"><text:s/></text:span><text:span text:style-name="T107_67">každý</text:span><text:span text:style-name="T107_68">m</text:span><text:span text:style-name="T107_69"><text:s/></text:span><text:span text:style-name="T107_70">kdo</text:span><text:span text:style-name="T107_71"><text:s/></text:span><text:span text:style-name="T107_72">má</text:span><text:span text:style-name="T107_73"><text:s/></text:span><text:span text:style-name="T107_74">schopnost</text:span><text:span text:style-name="T107_75"><text:s/></text:span><text:span text:style-name="T107_76">dolováním</text:span><text:span text:style-name="T107_77"><text:s/></text:span><text:span text:style-name="T107_78">může</text:span><text:span text:style-name="T107_79"><text:s/></text:span><text:span text:style-name="T107_80">vzít</text:span><text:span text:style-name="T107_81"><text:s/>1<text:s/></text:span><text:span text:style-name="T107_82">odpovídající</text:span><text:span text:style-name="T107_83"><text:s/></text:span><text:span text:style-name="T107_84">surovinu</text:span><text:span text:style-name="T107_85">.<text:s/></text:span></text:p>
      <text:h text:style-name="P108"><text:span text:style-name="T108_1">Dolování</text:span><text:span text:style-name="T108_2"><text:s/></text:span><text:span text:style-name="T108_3">drahokamů</text:span></text:h>
      <text:p text:style-name="P109"><text:span text:style-name="T109_1">Umožňuje</text:span><text:span text:style-name="T109_2"><text:s/></text:span><text:span text:style-name="T109_3">postavě</text:span><text:span text:style-name="T109_4"><text:s/></text:span><text:span text:style-name="T109_5">dolovat</text:span><text:span text:style-name="T109_6"><text:s/></text:span><text:span text:style-name="T109_7">drahokamy</text:span><text:span text:style-name="T109_8">.<text:s/></text:span><text:span text:style-name="T109_9">Pro</text:span><text:span text:style-name="T109_10"><text:s/></text:span><text:span text:style-name="T109_11">dolování</text:span><text:span text:style-name="T109_12"><text:s/></text:span><text:span text:style-name="T109_13">je</text:span><text:span text:style-name="T109_14"><text:s/></text:span><text:span text:style-name="T109_15">nutná</text:span><text:span text:style-name="T109_16"><text:s/></text:span><text:span text:style-name="T109_17">vhodná</text:span><text:span text:style-name="T109_18"><text:s/></text:span><text:span text:style-name="T109_19">prostora</text:span><text:span text:style-name="T109_20">,<text:s/></text:span><text:span text:style-name="T109_21">kde</text:span><text:span text:style-name="T109_22"><text:s/></text:span><text:span text:style-name="T109_23">si</text:span><text:span text:style-name="T109_24"><text:s/></text:span><text:span text:style-name="T109_25">postava</text:span><text:span text:style-name="T109_26"><text:s/></text:span><text:span text:style-name="T109_27">může</text:span><text:span text:style-name="T109_28"><text:s/></text:span><text:span text:style-name="T109_29">jednou</text:span><text:span text:style-name="T109_30"><text:s/></text:span><text:span text:style-name="T109_31">za</text:span><text:span text:style-name="T109_32"><text:s/></text:span><text:span text:style-name="T109_33">hodinu</text:span><text:span text:style-name="T109_34"><text:s/></text:span><text:span text:style-name="T109_35">vyzvednout</text:span><text:span text:style-name="T109_36"><text:s/></text:span><text:span text:style-name="T109_37">drahokam</text:span><text:span text:style-name="T109_38">.<text:s/></text:span></text:p>
      <text:h text:style-name="P110"><text:span text:style-name="T110_1">Dolování</text:span><text:span text:style-name="T110_2"><text:s/></text:span><text:span text:style-name="T110_3">drahých</text:span><text:span text:style-name="T110_4"><text:s/></text:span><text:span text:style-name="T110_5">kovů</text:span></text:h>
      <text:p text:style-name="P111"><text:span text:style-name="T111_1">Umožňuje</text:span><text:span text:style-name="T111_2"><text:s/></text:span><text:span text:style-name="T111_3">postavě</text:span><text:span text:style-name="T111_4"><text:s/></text:span><text:span text:style-name="T111_5">dolovat</text:span><text:span text:style-name="T111_6"><text:s/></text:span><text:span text:style-name="T111_7">zlato</text:span><text:span text:style-name="T111_8">,<text:s/></text:span><text:span text:style-name="T111_9">stříbro</text:span><text:span text:style-name="T111_10">.</text:span></text:p>
      <text:h text:style-name="P112"><text:span text:style-name="T112_1">Dřevař</text:span></text:h>
      <text:p text:style-name="P113"><text:span text:style-name="T113_1">Umožňuje</text:span><text:span text:style-name="T113_2"><text:s/></text:span><text:span text:style-name="T113_3">postavě</text:span><text:span text:style-name="T113_4"><text:s/></text:span><text:span text:style-name="T113_5">v</text:span><text:span text:style-name="T113_6"><text:s/></text:span><text:span text:style-name="T113_7">lese</text:span><text:span text:style-name="T113_8"><text:s/></text:span><text:span text:style-name="T113_9">těžit</text:span><text:span text:style-name="T113_10"><text:s/></text:span><text:span text:style-name="T113_11">dřevo</text:span><text:span text:style-name="T113_12">.<text:s/></text:span><text:span text:style-name="T113_13">Hráč</text:span><text:span text:style-name="T113_14"><text:s/></text:span><text:span text:style-name="T113_15">každou</text:span><text:span text:style-name="T113_16"><text:s/></text:span><text:span text:style-name="T113_17">hodinu</text:span><text:span text:style-name="T113_18"><text:s/></text:span><text:span text:style-name="T113_19">vytěží</text:span><text:span text:style-name="T113_20"><text:s/></text:span><text:span text:style-name="T113_21">jednotku</text:span><text:span text:style-name="T113_22"><text:s/></text:span><text:span text:style-name="T113_23">dřeva</text:span><text:span text:style-name="T113_24">.<text:s/></text:span><text:span text:style-name="T113_25">Pro</text:span><text:span text:style-name="T113_26"><text:s/></text:span><text:span text:style-name="T113_27">její</text:span><text:span text:style-name="T113_28"><text:s/></text:span><text:span text:style-name="T113_29">vytěžení</text:span><text:span text:style-name="T113_30"><text:s/></text:span><text:span text:style-name="T113_31">musí</text:span><text:span text:style-name="T113_32"><text:s/></text:span><text:span text:style-name="T113_33">z</text:span><text:span text:style-name="T113_34"><text:s/></text:span><text:span text:style-name="T113_35">lesa</text:span><text:span text:style-name="T113_36"><text:s/></text:span><text:span text:style-name="T113_37">k</text:span><text:span text:style-name="T113_38"><text:s/></text:span><text:span text:style-name="T113_39">ohni</text:span><text:span text:style-name="T113_40"><text:s/></text:span><text:span text:style-name="T113_41">donést</text:span><text:span text:style-name="T113_42"><text:s/></text:span><text:span text:style-name="T113_43">otýpku</text:span><text:span text:style-name="T113_44"><text:s/></text:span><text:span text:style-name="T113_45">dříví</text:span><text:span text:style-name="T113_46">.<text:s/></text:span></text:p>
      <text:h text:style-name="P114"><text:span text:style-name="T114_1">Mistr</text:span><text:span text:style-name="T114_2"><text:s/></text:span><text:span text:style-name="T114_3">dřevař</text:span><text:span text:style-name="T114_4"><text:s/></text:span></text:h>
      <text:p text:style-name="P115"><text:span text:style-name="T115_1">Za</text:span><text:span text:style-name="T115_2"><text:s/></text:span><text:span text:style-name="T115_3">stejnou</text:span><text:span text:style-name="T115_4"><text:s/></text:span><text:span text:style-name="T115_5">dobu</text:span><text:span text:style-name="T115_6"><text:s/></text:span><text:span text:style-name="T115_7">vytěží</text:span><text:span text:style-name="T115_8"><text:s/></text:span><text:span text:style-name="T115_9">dvě</text:span><text:span text:style-name="T115_10"><text:s/></text:span><text:span text:style-name="T115_11">jednotky</text:span><text:span text:style-name="T115_12"><text:s/></text:span><text:span text:style-name="T115_13">dřeva</text:span><text:span text:style-name="T115_14">.<text:s/></text:span></text:p>
      <text:h text:style-name="P116"><text:span text:style-name="T116_1">Kamenictví</text:span></text:h>
      <text:p text:style-name="P117"><text:span text:style-name="T117_1">Umožňuje</text:span><text:span text:style-name="T117_2"><text:s/></text:span><text:span text:style-name="T117_3">postavě</text:span><text:span text:style-name="T117_4"><text:s/></text:span><text:span text:style-name="T117_5">v</text:span><text:span text:style-name="T117_6"><text:s/></text:span><text:span text:style-name="T117_7">lomu</text:span><text:span text:style-name="T117_8"><text:s/></text:span><text:span text:style-name="T117_9">na</text:span><text:span text:style-name="T117_10"><text:s/></text:span><text:span text:style-name="T117_11">kámen</text:span><text:span text:style-name="T117_12"><text:s/></text:span><text:span text:style-name="T117_13">těžit</text:span><text:span text:style-name="T117_14"><text:s/></text:span><text:span text:style-name="T117_15">kámen</text:span><text:span text:style-name="T117_16">.<text:s/></text:span><text:span text:style-name="T117_17">Hráč</text:span><text:span text:style-name="T117_18"><text:s/></text:span><text:span text:style-name="T117_19">vytěží</text:span><text:span text:style-name="T117_20"><text:s/></text:span><text:span text:style-name="T117_21">každou</text:span><text:span text:style-name="T117_22"><text:s/></text:span><text:span text:style-name="T117_23">hodinu</text:span><text:span text:style-name="T117_24"><text:s/></text:span><text:span text:style-name="T117_25">jednu</text:span><text:span text:style-name="T117_26"><text:s/></text:span><text:span text:style-name="T117_27">jednotku</text:span><text:span text:style-name="T117_28"><text:s/></text:span><text:span text:style-name="T117_29">kamene</text:span><text:span text:style-name="T117_30">.<text:s/></text:span><text:span text:style-name="T117_31">Stačím</text:span><text:span text:style-name="T117_32"><text:s/></text:span><text:span text:style-name="T117_33">aby</text:span><text:span text:style-name="T117_34"><text:s/></text:span><text:span text:style-name="T117_35">do</text:span><text:span text:style-name="T117_36"><text:s/></text:span><text:span text:style-name="T117_37">lomu</text:span><text:span text:style-name="T117_38"><text:s/></text:span><text:span text:style-name="T117_39">přišel</text:span><text:span text:style-name="T117_40"><text:s/></text:span><text:span text:style-name="T117_41">a</text:span><text:span text:style-name="T117_42"><text:s/></text:span><text:span text:style-name="T117_43">odnesl</text:span><text:span text:style-name="T117_44"><text:s/></text:span><text:span text:style-name="T117_45">odtamtud</text:span><text:span text:style-name="T117_46"><text:s/></text:span><text:span text:style-name="T117_47">něco</text:span><text:span text:style-name="T117_48"><text:s/></text:span><text:span text:style-name="T117_49">málo</text:span><text:span text:style-name="T117_50"><text:s/></text:span><text:span text:style-name="T117_51">kamenů</text:span><text:span text:style-name="T117_52"><text:s/></text:span><text:span text:style-name="T117_53">do</text:span><text:span text:style-name="T117_54"><text:s/></text:span><text:span text:style-name="T117_55">města</text:span><text:span text:style-name="T117_56">.</text:span></text:p>
      <text:h text:style-name="P118"><text:span text:style-name="T118_1">Mistr</text:span><text:span text:style-name="T118_2"><text:s/></text:span><text:span text:style-name="T118_3">kamenictví</text:span></text:h>
      <text:p text:style-name="P119"><text:span text:style-name="T119_1">Postava</text:span><text:span text:style-name="T119_2"><text:s/></text:span><text:span text:style-name="T119_3">s</text:span><text:span text:style-name="T119_4"><text:s/></text:span><text:span text:style-name="T119_5">touto</text:span><text:span text:style-name="T119_6"><text:s/></text:span><text:span text:style-name="T119_7">schopností</text:span><text:span text:style-name="T119_8"><text:s/></text:span><text:span text:style-name="T119_9">je</text:span><text:span text:style-name="T119_10"><text:s/></text:span><text:span text:style-name="T119_11">velmi</text:span><text:span text:style-name="T119_12"><text:s/></text:span><text:span text:style-name="T119_13">dobrá</text:span><text:span text:style-name="T119_14"><text:s/></text:span><text:span text:style-name="T119_15">ve</text:span><text:span text:style-name="T119_16"><text:s/></text:span><text:span text:style-name="T119_17">získávání</text:span><text:span text:style-name="T119_18"><text:s/></text:span><text:span text:style-name="T119_19">kamene</text:span><text:span text:style-name="T119_20">,<text:s/></text:span><text:span text:style-name="T119_21">takže</text:span><text:span text:style-name="T119_22"><text:s/></text:span><text:span text:style-name="T119_23">je</text:span><text:span text:style-name="T119_24"><text:s/></text:span><text:span text:style-name="T119_25">v</text:span><text:span text:style-name="T119_26"><text:s/></text:span><text:span text:style-name="T119_27">dole</text:span><text:span text:style-name="T119_28"><text:s/></text:span><text:span text:style-name="T119_29">schopná</text:span><text:span text:style-name="T119_30"><text:s/></text:span><text:span text:style-name="T119_31">získat</text:span><text:span text:style-name="T119_32"><text:s/></text:span><text:span text:style-name="T119_33">každou</text:span><text:span text:style-name="T119_34"><text:s/></text:span><text:span text:style-name="T119_35">hodinu</text:span><text:span text:style-name="T119_36"><text:s/></text:span><text:span text:style-name="T119_37">dvě</text:span><text:span text:style-name="T119_38"><text:s/></text:span><text:span text:style-name="T119_39">jednotky</text:span><text:span text:style-name="T119_40"><text:s/></text:span><text:span text:style-name="T119_41">kamene</text:span></text:p>
      <text:h text:style-name="P120"><text:span text:style-name="T120_1">Lamač</text:span><text:span text:style-name="T120_2"><text:s/></text:span><text:span text:style-name="T120_3">kamene</text:span></text:h>
      <text:p text:style-name="P121"><text:span text:style-name="T121_1">Postava</text:span><text:span text:style-name="T121_2"><text:s/></text:span><text:span text:style-name="T121_3">s</text:span><text:span text:style-name="T121_4"><text:s/></text:span><text:span text:style-name="T121_5">touto</text:span><text:span text:style-name="T121_6"><text:s/></text:span><text:span text:style-name="T121_7">schopností</text:span><text:span text:style-name="T121_8"><text:s/></text:span><text:span text:style-name="T121_9">je</text:span><text:span text:style-name="T121_10"><text:s/></text:span><text:span text:style-name="T121_11">schopna</text:span><text:span text:style-name="T121_12"><text:s/></text:span><text:span text:style-name="T121_13">lámat</text:span><text:span text:style-name="T121_14"><text:s/></text:span><text:span text:style-name="T121_15">kámen</text:span><text:span text:style-name="T121_16"><text:s/></text:span><text:span text:style-name="T121_17">ve</text:span><text:span text:style-name="T121_18"><text:s/></text:span><text:span text:style-name="T121_19">volné</text:span><text:span text:style-name="T121_20"><text:s/></text:span><text:span text:style-name="T121_21">přírodě</text:span><text:span text:style-name="T121_22">.<text:s/></text:span><text:span text:style-name="T121_23">Takto</text:span><text:span text:style-name="T121_24"><text:s/></text:span><text:span text:style-name="T121_25">je</text:span><text:span text:style-name="T121_26"><text:s/></text:span><text:span text:style-name="T121_27">schopná</text:span><text:span text:style-name="T121_28"><text:s/></text:span><text:span text:style-name="T121_29">lámat</text:span><text:span text:style-name="T121_30"><text:s/></text:span><text:span text:style-name="T121_31">jeden</text:span><text:span text:style-name="T121_32"><text:s/></text:span><text:span text:style-name="T121_33">kámen</text:span><text:span text:style-name="T121_34"><text:s/></text:span><text:span text:style-name="T121_35">za</text:span><text:span text:style-name="T121_36"><text:s/></text:span><text:span text:style-name="T121_37">každé</text:span><text:span text:style-name="T121_38"><text:s/></text:span><text:span text:style-name="T121_39">dvě</text:span><text:span text:style-name="T121_40"><text:s/></text:span><text:span text:style-name="T121_41">hodiny</text:span><text:span text:style-name="T121_42">.<text:s/></text:span></text:p>
      <text:h text:style-name="P122"><text:span text:style-name="T122_1">Rýžování</text:span></text:h>
      <text:p text:style-name="P123"><text:span text:style-name="T123_1">Postava</text:span><text:span text:style-name="T123_2"><text:s/></text:span><text:span text:style-name="T123_3">se</text:span><text:span text:style-name="T123_4"><text:s/></text:span><text:span text:style-name="T123_5">schopností</text:span><text:span text:style-name="T123_6"><text:s/></text:span><text:span text:style-name="T123_7">rýžování</text:span><text:span text:style-name="T123_8"><text:s/></text:span><text:span text:style-name="T123_9">může</text:span><text:span text:style-name="T123_10"><text:s/></text:span><text:span text:style-name="T123_11">rýžovat</text:span><text:span text:style-name="T123_12"><text:s/></text:span><text:span text:style-name="T123_13">v</text:span><text:span text:style-name="T123_14"><text:s/></text:span><text:span text:style-name="T123_15">potoce</text:span><text:span text:style-name="T123_16"><text:s/></text:span><text:span text:style-name="T123_17">za</text:span><text:span text:style-name="T123_18"><text:s/></text:span><text:span text:style-name="T123_19">předpokladu</text:span><text:span text:style-name="T123_20">,<text:s/></text:span><text:span text:style-name="T123_21">že</text:span><text:span text:style-name="T123_22"><text:s/></text:span><text:span text:style-name="T123_23">má</text:span><text:span text:style-name="T123_24"><text:s/></text:span><text:span text:style-name="T123_25">k</text:span><text:span text:style-name="T123_26"><text:s/></text:span><text:span text:style-name="T123_27">dispozici</text:span><text:span text:style-name="T123_28"><text:s/></text:span><text:span text:style-name="T123_29">žlab</text:span><text:span text:style-name="T123_30">.<text:s/></text:span><text:span text:style-name="T123_31">Žlab</text:span><text:span text:style-name="T123_32"><text:s/></text:span><text:span text:style-name="T123_33">lze</text:span><text:span text:style-name="T123_34"><text:s/></text:span><text:span text:style-name="T123_35">nechat</text:span><text:span text:style-name="T123_36"><text:s/></text:span><text:span text:style-name="T123_37">vyrobit</text:span><text:span text:style-name="T123_38"><text:s/></text:span><text:span text:style-name="T123_39">u</text:span><text:span text:style-name="T123_40"><text:s/></text:span><text:span text:style-name="T123_41">truhláře</text:span><text:span text:style-name="T123_42">.<text:s/></text:span><text:span text:style-name="T123_43">Tímto</text:span><text:span text:style-name="T123_44"><text:s/></text:span><text:span text:style-name="T123_45">způsobem</text:span><text:span text:style-name="T123_46"><text:s/></text:span><text:span text:style-name="T123_47">je</text:span><text:span text:style-name="T123_48"><text:s/></text:span><text:span text:style-name="T123_49">možné</text:span><text:span text:style-name="T123_50"><text:s/></text:span><text:span text:style-name="T123_51">rýžovat</text:span><text:span text:style-name="T123_52"><text:s/></text:span><text:span text:style-name="T123_53">zlato</text:span><text:span text:style-name="T123_54"><text:s/></text:span><text:span text:style-name="T123_55">jednu</text:span><text:span text:style-name="T123_56"><text:s/></text:span><text:span text:style-name="T123_57">jednotku</text:span><text:span text:style-name="T123_58"><text:s/></text:span><text:span text:style-name="T123_59">za</text:span><text:span text:style-name="T123_60"><text:s/></text:span><text:span text:style-name="T123_61">dvě</text:span><text:span text:style-name="T123_62"><text:s/></text:span><text:span text:style-name="T123_63">hodiny</text:span><text:span text:style-name="T123_64">.<text:s/></text:span></text:p>
      <text:h text:style-name="P124"><text:span text:style-name="T124_1">Výrobní</text:span></text:h>
      <text:h text:style-name="P125"><text:span text:style-name="T125_1">Strom</text:span><text:span text:style-name="T125_2"><text:s/></text:span><text:span text:style-name="T125_3">výrobní</text:span></text:h>
      <text:list text:style-name="LS3" xml:id="list27">
        <text:list-item>
          <text:p text:style-name="P126"><text:span text:style-name="T126_1">Výroba</text:span><text:span text:style-name="T126_2"><text:s/>(</text:span><text:span text:style-name="T126_3">1</text:span><text:span text:style-name="T126_4">sp</text:span><text:span text:style-name="T126_5">)</text:span></text:p>
          <text:list>
            <text:list-item>
              <text:list>
                <text:list-item>
                  <text:p text:style-name="P127"><text:span text:style-name="T127_1">Kovář</text:span><text:span text:style-name="T127_2"><text:s/>(</text:span><text:span text:style-name="T127_3">3</text:span><text:span text:style-name="T127_4">sp</text:span><text:span text:style-name="T127_5">)</text:span></text:p>
                  <text:list>
                    <text:list-item>
                      <text:list>
                        <text:list-item>
                          <text:p text:style-name="P128"><text:span text:style-name="T128_1">Výroba</text:span><text:span text:style-name="T128_2"><text:s/></text:span><text:span text:style-name="T128_3">zbraní</text:span><text:span text:style-name="T128_4"><text:s/>(</text:span><text:span text:style-name="T128_5">5</text:span><text:span text:style-name="T128_6">sp</text:span><text:span text:style-name="T128_7">)</text:span></text:p>
                        </text:list-item>
                        <text:list-item>
                          <text:p text:style-name="P129"><text:span text:style-name="T129_1">Výroba</text:span><text:span text:style-name="T129_2"><text:s/></text:span><text:span text:style-name="T129_3">zbrojí</text:span><text:span text:style-name="T129_4"><text:s/>(</text:span><text:span text:style-name="T129_5">5</text:span><text:span text:style-name="T129_6">sp</text:span><text:span text:style-name="T129_7">)</text:span></text:p>
                        </text:list-item>
                        <text:list-item>
                          <text:p text:style-name="P130"><text:span text:style-name="T130_1">Pokovování</text:span><text:span text:style-name="T130_2"><text:s/>(</text:span><text:span text:style-name="T130_3">4</text:span><text:span text:style-name="T130_4">sp</text:span><text:span text:style-name="T130_5">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31"><text:span text:style-name="T131_1">Zlatník</text:span><text:span text:style-name="T131_2"><text:s/>(</text:span><text:span text:style-name="T131_3">2</text:span><text:span text:style-name="T131_4">sp</text:span><text:span text:style-name="T131_5">)</text:span></text:p>
                  <text:list>
                    <text:list-item>
                      <text:list>
                        <text:list-item>
                          <text:p text:style-name="P132"><text:span text:style-name="T132_1">Šperkař</text:span><text:span text:style-name="T132_2"><text:s/>(</text:span><text:span text:style-name="T132_3">4</text:span><text:span text:style-name="T132_4">sp</text:span><text:span text:style-name="T132_5">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33"><text:span text:style-name="T133_1">Truhlář</text:span><text:span text:style-name="T133_2"><text:s/>(</text:span><text:span text:style-name="T133_3">2</text:span><text:span text:style-name="T133_4">sp</text:span><text:span text:style-name="T133_5">)</text:span></text:p>
                  <text:list>
                    <text:list-item>
                      <text:list>
                        <text:list-item>
                          <text:p text:style-name="P134"><text:span text:style-name="T134_1">Řezbář</text:span><text:span text:style-name="T134_2"><text:s/>(</text:span><text:span text:style-name="T134_3">3</text:span><text:span text:style-name="T134_4">sp</text:span><text:span text:style-name="T134_5">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35"><text:span text:style-name="T135_1">Stavitel</text:span><text:span text:style-name="T135_2"><text:s/>(</text:span><text:span text:style-name="T135_3">3</text:span><text:span text:style-name="T135_4">sp</text:span><text:span text:style-name="T135_5">)</text:span></text:p>
                  <text:list>
                    <text:list-item>
                      <text:list>
                        <text:list-item>
                          <text:p text:style-name="P136"><text:span text:style-name="T136_1">Sochař</text:span><text:span text:style-name="T136_2"><text:s/>(</text:span><text:span text:style-name="T136_3">4</text:span><text:span text:style-name="T136_4">sp</text:span><text:span text:style-name="T136_5">)</text:span></text:p>
                        </text:list-item>
                        <text:list-item>
                          <text:p text:style-name="P137"><text:span text:style-name="T137_1">Projektant</text:span><text:span text:style-name="T137_2"><text:s/></text:span><text:span text:style-name="T137_3">obytných</text:span><text:span text:style-name="T137_4"><text:s/></text:span><text:span text:style-name="T137_5">staveb</text:span><text:span text:style-name="T137_6"><text:s/>(</text:span><text:span text:style-name="T137_7">5</text:span><text:span text:style-name="T137_8">sp</text:span><text:span text:style-name="T137_9">)</text:span></text:p>
                        </text:list-item>
                        <text:list-item>
                          <text:p text:style-name="P138"><text:span text:style-name="T138_1">Projektant</text:span><text:span text:style-name="T138_2"><text:s/></text:span><text:span text:style-name="T138_3">infrastruktury</text:span><text:span text:style-name="T138_4"><text:s/>(</text:span><text:span text:style-name="T138_5">5</text:span><text:span text:style-name="T138_6">sp</text:span><text:span text:style-name="T138_7">)</text:span></text:p>
                        </text:list-item>
                        <text:list-item>
                          <text:p text:style-name="P139"><text:span text:style-name="T139_1">Projektant</text:span><text:span text:style-name="T139_2"><text:s/></text:span><text:span text:style-name="T139_3">ostatních</text:span><text:span text:style-name="T139_4"><text:s/></text:span><text:span text:style-name="T139_5">staveb</text:span><text:span text:style-name="T139_6"><text:s/>(</text:span><text:span text:style-name="T139_7">6</text:span><text:span text:style-name="T139_8">sp</text:span><text:span text:style-name="T139_9">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0"><text:span text:style-name="T140_1">Zámečník</text:span><text:span text:style-name="T140_2"><text:s/>(</text:span><text:span text:style-name="T140_3">2</text:span><text:span text:style-name="T140_4">sp</text:span><text:span text:style-name="T140_5">)</text:span></text:p>
                  <text:list>
                    <text:list-item>
                      <text:list>
                        <text:list-item>
                          <text:p text:style-name="P141"><text:span text:style-name="T141_1">Mistr</text:span><text:span text:style-name="T141_2"><text:s/></text:span><text:span text:style-name="T141_3">zámečník</text:span><text:span text:style-name="T141_4"><text:s/>(</text:span><text:span text:style-name="T141_5">4</text:span><text:span text:style-name="T141_6">sp</text:span><text:span text:style-name="T141_7">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42"><text:span text:style-name="T142_1">Obecná</text:span><text:span text:style-name="T142_2"><text:s/></text:span><text:span text:style-name="T142_3">pravidla</text:span><text:span text:style-name="T142_4"><text:s/></text:span><text:span text:style-name="T142_5">pro</text:span><text:span text:style-name="T142_6"><text:s/></text:span><text:span text:style-name="T142_7">tvorbu</text:span><text:span text:style-name="T142_8">.<text:s/></text:span></text:h>
      <text:p text:style-name="P143"><text:span text:style-name="T143_1">Každá</text:span><text:span text:style-name="T143_2"><text:s/></text:span><text:span text:style-name="T143_3">schopnost</text:span><text:span text:style-name="T143_4"><text:s/></text:span><text:span text:style-name="T143_5">hráče</text:span><text:span text:style-name="T143_6"><text:s/></text:span><text:span text:style-name="T143_7">naučí</text:span><text:span text:style-name="T143_8"><text:s/></text:span><text:span text:style-name="T143_9">některé</text:span><text:span text:style-name="T143_10"><text:s/></text:span><text:span text:style-name="T143_11">recepty</text:span><text:span text:style-name="T143_12"><text:s/></text:span><text:span text:style-name="T143_13">pro</text:span><text:span text:style-name="T143_14"><text:s/></text:span><text:span text:style-name="T143_15">výrobu</text:span><text:span text:style-name="T143_16"><text:s/></text:span><text:span text:style-name="T143_17">věcí</text:span><text:span text:style-name="T143_18">.<text:s/></text:span><text:span text:style-name="T143_19">Další</text:span><text:span text:style-name="T143_20"><text:s/></text:span><text:span text:style-name="T143_21">věci</text:span><text:span text:style-name="T143_22"><text:s/></text:span><text:span text:style-name="T143_23">se</text:span><text:span text:style-name="T143_24"><text:s/></text:span><text:span text:style-name="T143_25">hráči</text:span><text:span text:style-name="T143_26"><text:s/></text:span><text:span text:style-name="T143_27">učí</text:span><text:span text:style-name="T143_28"><text:s/></text:span><text:span text:style-name="T143_29">tvořit</text:span><text:span text:style-name="T143_30"><text:s/></text:span><text:span text:style-name="T143_31">pomoci</text:span><text:span text:style-name="T143_32"><text:s/></text:span><text:span text:style-name="T143_33">receptů</text:span><text:span text:style-name="T143_34">,<text:s/></text:span><text:span text:style-name="T143_35">které</text:span><text:span text:style-name="T143_36"><text:s/></text:span><text:span text:style-name="T143_37">je</text:span><text:span text:style-name="T143_38"><text:s/></text:span><text:span text:style-name="T143_39">možné</text:span><text:span text:style-name="T143_40"><text:s/></text:span><text:span text:style-name="T143_41">získat</text:span><text:span text:style-name="T143_42"><text:s/></text:span><text:span text:style-name="T143_43">ve</text:span><text:span text:style-name="T143_44"><text:s/></text:span><text:span text:style-name="T143_45">hře</text:span><text:span text:style-name="T143_46">.<text:s/></text:span><text:span text:style-name="T143_47">Recepty</text:span><text:span text:style-name="T143_48"><text:s/></text:span><text:span text:style-name="T143_49">mají</text:span><text:span text:style-name="T143_50"><text:s/></text:span><text:span text:style-name="T143_51">zpravidla</text:span><text:span text:style-name="T143_52"><text:s/></text:span><text:span text:style-name="T143_53">některou</text:span><text:span text:style-name="T143_54"><text:s/></text:span><text:span text:style-name="T143_55">ze</text:span><text:span text:style-name="T143_56"><text:s/></text:span><text:span text:style-name="T143_57">schopností</text:span><text:span text:style-name="T143_58"><text:s/></text:span><text:span text:style-name="T143_59">jako</text:span><text:span text:style-name="T143_60"><text:s/></text:span><text:span text:style-name="T143_61">podmínku</text:span><text:span text:style-name="T143_62"><text:s/></text:span><text:span text:style-name="T143_63">pro</text:span><text:span text:style-name="T143_64"><text:s/></text:span><text:span text:style-name="T143_65">naučen</text:span><text:span text:style-name="T143_66">í</text:span><text:span text:style-name="T143_67">.</text:span></text:p>
      <text:p text:style-name="P144"/>
      <text:p text:style-name="P145"><text:span text:style-name="T145_1">Výroba</text:span><text:span text:style-name="T145_2"><text:s/></text:span><text:span text:style-name="T145_3">každé</text:span><text:span text:style-name="T145_4"><text:s/></text:span><text:span text:style-name="T145_5">věci</text:span><text:span text:style-name="T145_6"><text:s/></text:span><text:span text:style-name="T145_7">vyžaduje</text:span><text:span text:style-name="T145_8"><text:s/></text:span><text:span text:style-name="T145_9">určité</text:span><text:span text:style-name="T145_10"><text:s/></text:span><text:span text:style-name="T145_11">suroviny</text:span><text:span text:style-name="T145_12"><text:s/></text:span><text:span text:style-name="T145_13">a</text:span><text:span text:style-name="T145_14"><text:s/></text:span><text:span text:style-name="T145_15">nějaký</text:span><text:span text:style-name="T145_16"><text:s/></text:span><text:span text:style-name="T145_17">čas</text:span><text:span text:style-name="T145_18"><text:s/></text:span><text:span text:style-name="T145_19">strávený</text:span><text:span text:style-name="T145_20"><text:s/></text:span><text:span text:style-name="T145_21">při</text:span><text:span text:style-name="T145_22"><text:s/></text:span><text:span text:style-name="T145_23">výrobě</text:span><text:span text:style-name="T145_24">.<text:s/></text:span><text:span text:style-name="T145_25">Každá</text:span><text:span text:style-name="T145_26"><text:s/></text:span><text:span text:style-name="T145_27">postava</text:span><text:span text:style-name="T145_28"><text:s/></text:span><text:span text:style-name="T145_29">má</text:span><text:span text:style-name="T145_30"><text:s/></text:span><text:span text:style-name="T145_31">k</text:span><text:span text:style-name="T145_32"><text:s/></text:span><text:span text:style-name="T145_33">dispozici</text:span><text:span text:style-name="T145_34"><text:s/></text:span><text:span text:style-name="T145_35">každou</text:span><text:span text:style-name="T145_36"><text:s/></text:span><text:span text:style-name="T145_37">hodinu</text:span><text:span text:style-name="T145_38"><text:s/>60<text:s/></text:span><text:span text:style-name="T145_39">jednotek</text:span><text:span text:style-name="T145_40"><text:s/></text:span><text:span text:style-name="T145_41">času</text:span><text:span text:style-name="T145_42">,<text:s/></text:span><text:span text:style-name="T145_43">které</text:span><text:span text:style-name="T145_44"><text:s/></text:span><text:span text:style-name="T145_45">může</text:span><text:span text:style-name="T145_46"><text:s/></text:span><text:span text:style-name="T145_47">využít</text:span><text:span text:style-name="T145_48"><text:s/></text:span><text:span text:style-name="T145_49">na</text:span><text:span text:style-name="T145_50"><text:s/></text:span><text:span text:style-name="T145_51">výrobu</text:span><text:span text:style-name="T145_52">.<text:s/></text:span><text:span text:style-name="T145_53">Je</text:span><text:span text:style-name="T145_54"><text:s/></text:span><text:span text:style-name="T145_55">jedno</text:span><text:span text:style-name="T145_56">,<text:s/></text:span><text:span text:style-name="T145_57">jestli</text:span><text:span text:style-name="T145_58"><text:s/></text:span><text:span text:style-name="T145_59">bude</text:span><text:span text:style-name="T145_60"><text:s/></text:span><text:span text:style-name="T145_61">vyrábět</text:span><text:span text:style-name="T145_62"><text:s/></text:span><text:span text:style-name="T145_63">zbroje</text:span><text:span text:style-name="T145_64"><text:s/></text:span><text:span text:style-name="T145_65">nebo</text:span><text:span text:style-name="T145_66"><text:s/></text:span><text:span text:style-name="T145_67">truhlařit</text:span><text:span text:style-name="T145_68">.<text:s/></text:span><text:span text:style-name="T145_69">Kdykoliv</text:span><text:span text:style-name="T145_70"><text:s/></text:span><text:span text:style-name="T145_71">si</text:span><text:span text:style-name="T145_72"><text:s/></text:span><text:span text:style-name="T145_73">může</text:span><text:span text:style-name="T145_74"><text:s/></text:span><text:span text:style-name="T145_75">postava</text:span><text:span text:style-name="T145_76"><text:s/></text:span><text:span text:style-name="T145_77">vyzvednout</text:span><text:span text:style-name="T145_78"><text:s/></text:span><text:span text:style-name="T145_79">věci</text:span><text:span text:style-name="T145_80">,<text:s/></text:span><text:span text:style-name="T145_81">které</text:span><text:span text:style-name="T145_82"><text:s/></text:span><text:span text:style-name="T145_83">dodělala</text:span><text:span text:style-name="T145_84">.<text:s/></text:span><text:span text:style-name="T145_85">Doba</text:span><text:span text:style-name="T145_86"><text:s/></text:span><text:span text:style-name="T145_87">potřebná</text:span><text:span text:style-name="T145_88"><text:s/></text:span><text:span text:style-name="T145_89">pro</text:span><text:span text:style-name="T145_90"><text:s/></text:span><text:span text:style-name="T145_91">výrobu</text:span><text:span text:style-name="T145_92"><text:s/></text:span><text:span text:style-name="T145_93">věci</text:span><text:span text:style-name="T145_94"><text:s/></text:span><text:span text:style-name="T145_95">je</text:span><text:span text:style-name="T145_96"><text:s/></text:span><text:span text:style-name="T145_97">udávaná</text:span><text:span text:style-name="T145_98"><text:s/></text:span><text:span text:style-name="T145_99">v</text:span><text:span text:style-name="T145_100"><text:s/></text:span><text:span text:style-name="T145_101">jednotkách</text:span><text:span text:style-name="T145_102"><text:s/></text:span><text:span text:style-name="T145_103">odpovídajících</text:span><text:span text:style-name="T145_104"><text:s/></text:span><text:span text:style-name="T145_105">minutám</text:span><text:span text:style-name="T145_106">.<text:s/></text:span></text:p>
      <text:p text:style-name="P146"/>
      <text:p text:style-name="P147"><text:span text:style-name="T147_1">Hráč</text:span><text:span text:style-name="T147_2"><text:s/></text:span><text:span text:style-name="T147_3">nemusí</text:span><text:span text:style-name="T147_4"><text:s/></text:span><text:span text:style-name="T147_5">celý</text:span><text:span text:style-name="T147_6"><text:s/></text:span><text:span text:style-name="T147_7">čas</text:span><text:span text:style-name="T147_8"><text:s/></text:span><text:span text:style-name="T147_9">strávit</text:span><text:span text:style-name="T147_10"><text:s/></text:span><text:span text:style-name="T147_11">výrobou</text:span><text:span text:style-name="T147_12"><text:s/></text:span><text:span text:style-name="T147_13">věci</text:span><text:span text:style-name="T147_14">,</text:span><text:span text:style-name="T147_15"><text:s/></text:span><text:span text:style-name="T147_16">n</text:span><text:span text:style-name="T147_17">icméně</text:span><text:span text:style-name="T147_18"><text:s/></text:span><text:span text:style-name="T147_19">by</text:span><text:span text:style-name="T147_20"><text:s/></text:span><text:span text:style-name="T147_21">měl</text:span><text:span text:style-name="T147_22"><text:s/></text:span><text:span text:style-name="T147_23">zahrát</text:span><text:span text:style-name="T147_24"><text:s/></text:span><text:span text:style-name="T147_25">minimálně</text:span><text:span text:style-name="T147_26"><text:s/></text:span><text:span text:style-name="T147_27">částečně</text:span><text:span text:style-name="T147_28"><text:s/></text:span><text:span text:style-name="T147_29">tvorbu</text:span><text:span text:style-name="T147_30"><text:s/></text:span><text:span text:style-name="T147_31">té</text:span><text:span text:style-name="T147_32"><text:s/></text:span><text:span text:style-name="T147_33">věci</text:span><text:span text:style-name="T147_34">,<text:s/></text:span><text:span text:style-name="T147_35">tj</text:span><text:span text:style-name="T147_36">.<text:s/></text:span><text:span text:style-name="T147_37">p</text:span><text:span text:style-name="T147_38">okud</text:span><text:span text:style-name="T147_39"><text:s/></text:span><text:span text:style-name="T147_40">je</text:span><text:span text:style-name="T147_41"><text:s/></text:span><text:span text:style-name="T147_42">kovářem</text:span><text:span text:style-name="T147_43">,<text:s/></text:span><text:span text:style-name="T147_44">pak</text:span><text:span text:style-name="T147_45"><text:s/></text:span><text:span text:style-name="T147_46">by</text:span><text:span text:style-name="T147_47"><text:s/></text:span><text:span text:style-name="T147_48">měl</text:span><text:span text:style-name="T147_49"><text:s/></text:span><text:span text:style-name="T147_50">alespoň</text:span><text:span text:style-name="T147_51"><text:s/></text:span><text:span text:style-name="T147_52">chvilku</text:span><text:span text:style-name="T147_53"><text:s/></text:span><text:span text:style-name="T147_54">hrát</text:span><text:span text:style-name="T147_55"><text:s/></text:span><text:span text:style-name="T147_56">kování</text:span><text:span text:style-name="T147_57">.<text:s/></text:span><text:span text:style-name="T147_58">Za</text:span><text:span text:style-name="T147_59"><text:s/></text:span><text:span text:style-name="T147_60">dobré</text:span><text:span text:style-name="T147_61"><text:s/></text:span><text:span text:style-name="T147_62">RP</text:span><text:span text:style-name="T147_63"><text:s/></text:span><text:span text:style-name="T147_64">může</text:span><text:span text:style-name="T147_65"><text:s/></text:span><text:span text:style-name="T147_66">hráč</text:span><text:span text:style-name="T147_67"><text:s/></text:span><text:span text:style-name="T147_68">vytvořit</text:span><text:span text:style-name="T147_69"><text:s/></text:span><text:span text:style-name="T147_70">výjimečnou</text:span><text:span text:style-name="T147_71"><text:s/></text:span><text:span text:style-name="T147_72">věc</text:span><text:span text:style-name="T147_73">.<text:s/></text:span></text:p>
      <text:h text:style-name="P148"><text:bookmark-start text:name="h.j3pwcbatnvxd"/><text:bookmark-end text:name="h.j3pwcbatnvxd"/><text:span text:style-name="T148_1">Vynalézání</text:span><text:span text:style-name="T148_2"><text:s/></text:span><text:span text:style-name="T148_3">nových</text:span><text:span text:style-name="T148_4"><text:s/></text:span><text:span text:style-name="T148_5">receptů</text:span></text:h>
      <text:p text:style-name="P149"><text:span text:style-name="T149_1">Každá</text:span><text:span text:style-name="T149_2"><text:s/></text:span><text:span text:style-name="T149_3">postava</text:span><text:span text:style-name="T149_4">,<text:s/></text:span><text:span text:style-name="T149_5">která</text:span><text:span text:style-name="T149_6"><text:s/></text:span><text:span text:style-name="T149_7">umí</text:span><text:span text:style-name="T149_8"><text:s/></text:span><text:span text:style-name="T149_9">vytvářet</text:span><text:span text:style-name="T149_10"><text:s/></text:span><text:span text:style-name="T149_11">věci</text:span><text:span text:style-name="T149_12">,<text:s/></text:span><text:span text:style-name="T149_13">které</text:span><text:span text:style-name="T149_14"><text:s/></text:span><text:span text:style-name="T149_15">potřebují</text:span><text:span text:style-name="T149_16"><text:s/></text:span><text:span text:style-name="T149_17">recepty</text:span><text:span text:style-name="T149_18">,<text:s/></text:span><text:span text:style-name="T149_19">má</text:span><text:span text:style-name="T149_20"><text:s/></text:span><text:span text:style-name="T149_21">možnost</text:span><text:span text:style-name="T149_22"><text:s/></text:span><text:span text:style-name="T149_23">i</text:span><text:span text:style-name="T149_24"><text:s/></text:span><text:span text:style-name="T149_25">vymýšlet</text:span><text:span text:style-name="T149_26"><text:s/></text:span><text:span text:style-name="T149_27">nové</text:span><text:span text:style-name="T149_28"><text:s/></text:span><text:span text:style-name="T149_29">recepty</text:span><text:span text:style-name="T149_30">.<text:s/></text:span><text:span text:style-name="T149_31">Není</text:span><text:span text:style-name="T149_32"><text:s/></text:span><text:span text:style-name="T149_33">nutné</text:span><text:span text:style-name="T149_34"><text:s/></text:span><text:span text:style-name="T149_35">pouze</text:span><text:span text:style-name="T149_36"><text:s/></text:span><text:span text:style-name="T149_37">se</text:span><text:span text:style-name="T149_38"><text:s/></text:span><text:span text:style-name="T149_39">držet</text:span><text:span text:style-name="T149_40"><text:s/></text:span><text:span text:style-name="T149_41">již</text:span><text:span text:style-name="T149_42"><text:s/></text:span><text:span text:style-name="T149_43">existujících</text:span><text:span text:style-name="T149_44"><text:s/></text:span><text:span text:style-name="T149_45">receptů</text:span><text:span text:style-name="T149_46">.<text:s/></text:span></text:p>
      <text:p text:style-name="P150"/>
      <text:p text:style-name="P151"><text:span text:style-name="T151_1">Pro</text:span><text:span text:style-name="T151_2"><text:s/></text:span><text:span text:style-name="T151_3">výrobu</text:span><text:span text:style-name="T151_4"><text:s/></text:span><text:span text:style-name="T151_5">receptů</text:span><text:span text:style-name="T151_6"><text:s/></text:span><text:span text:style-name="T151_7">je</text:span><text:span text:style-name="T151_8"><text:s/></text:span><text:span text:style-name="T151_9">potřeba</text:span><text:span text:style-name="T151_10"><text:s/></text:span><text:span text:style-name="T151_11">vyrobit</text:span><text:span text:style-name="T151_12"><text:s/></text:span><text:span text:style-name="T151_13">vhodnou</text:span><text:span text:style-name="T151_14"><text:s/></text:span><text:span text:style-name="T151_15">napodobeninu</text:span><text:span text:style-name="T151_16"><text:s/></text:span><text:span text:style-name="T151_17">věci</text:span><text:span text:style-name="T151_18">,<text:s/></text:span><text:span text:style-name="T151_19">kterou</text:span><text:span text:style-name="T151_20"><text:s/></text:span><text:span text:style-name="T151_21">chcete</text:span><text:span text:style-name="T151_22"><text:s/></text:span><text:span text:style-name="T151_23">vyrobit</text:span><text:span text:style-name="T151_24">,<text:s/></text:span><text:span text:style-name="T151_25">a</text:span><text:span text:style-name="T151_26"><text:s/></text:span><text:span text:style-name="T151_27">to</text:span><text:span text:style-name="T151_28"><text:s/></text:span><text:span text:style-name="T151_29">za</text:span><text:span text:style-name="T151_30"><text:s/></text:span><text:span text:style-name="T151_31">pomocí</text:span><text:span text:style-name="T151_32"><text:s/></text:span><text:span text:style-name="T151_33">odpovídajícícho</text:span><text:span text:style-name="T151_34"><text:s/></text:span><text:span text:style-name="T151_35">množství</text:span><text:span text:style-name="T151_36"><text:s/></text:span><text:span text:style-name="T151_37">surovin</text:span><text:span text:style-name="T151_38">,<text:s/></text:span><text:span text:style-name="T151_39">odhadněte</text:span><text:span text:style-name="T151_40"><text:s/></text:span><text:span text:style-name="T151_41">to</text:span><text:span text:style-name="T151_42"><text:s/></text:span><text:span text:style-name="T151_43">podle</text:span><text:span text:style-name="T151_44"><text:s/></text:span><text:span text:style-name="T151_45">zbylých</text:span><text:span text:style-name="T151_46"><text:s/></text:span><text:span text:style-name="T151_47">receptů</text:span><text:span text:style-name="T151_48">.<text:s/></text:span><text:span text:style-name="T151_49">Tato</text:span><text:span text:style-name="T151_50"><text:s/></text:span><text:span text:style-name="T151_51">napodobenina</text:span><text:span text:style-name="T151_52"><text:s/></text:span><text:span text:style-name="T151_53">je</text:span><text:span text:style-name="T151_54"><text:s/></text:span><text:span text:style-name="T151_55">jen</text:span><text:span text:style-name="T151_56"><text:s/></text:span><text:span text:style-name="T151_57">podkladem</text:span><text:span text:style-name="T151_58"><text:s/></text:span><text:span text:style-name="T151_59">pro</text:span><text:span text:style-name="T151_60"><text:s/></text:span><text:span text:style-name="T151_61">výrobu</text:span><text:span text:style-name="T151_62"><text:s/></text:span><text:span text:style-name="T151_63">dalších</text:span><text:span text:style-name="T151_64"><text:s/></text:span><text:span text:style-name="T151_65">věcí</text:span><text:span text:style-name="T151_66">.<text:s/></text:span></text:p>
      <text:p text:style-name="P152"/>
      <text:p text:style-name="P153"><text:span text:style-name="T153_1">Napodobenina</text:span><text:span text:style-name="T153_2"><text:s/></text:span><text:span text:style-name="T153_3">musí</text:span><text:span text:style-name="T153_4"><text:s/></text:span><text:span text:style-name="T153_5">být</text:span><text:span text:style-name="T153_6"><text:s/></text:span><text:span text:style-name="T153_7">fyzicky</text:span><text:span text:style-name="T153_8"><text:s/></text:span><text:span text:style-name="T153_9">existující</text:span><text:span text:style-name="T153_10"><text:s/></text:span><text:span text:style-name="T153_11">po</text:span><text:span text:style-name="T153_12"><text:s/></text:span><text:span text:style-name="T153_13">vyrobení</text:span><text:span text:style-name="T153_14">.<text:s/></text:span><text:span text:style-name="T153_15">Tj</text:span><text:span text:style-name="T153_16">.<text:s/></text:span><text:span text:style-name="T153_17">pokud</text:span><text:span text:style-name="T153_18"><text:s/></text:span><text:span text:style-name="T153_19">byste</text:span><text:span text:style-name="T153_20"><text:s/></text:span><text:span text:style-name="T153_21">chtěli</text:span><text:span text:style-name="T153_22"><text:s/></text:span><text:span text:style-name="T153_23">vytvořit</text:span><text:span text:style-name="T153_24"><text:s/></text:span><text:span text:style-name="T153_25">recept</text:span><text:span text:style-name="T153_26"><text:s/></text:span><text:span text:style-name="T153_27">na</text:span><text:span text:style-name="T153_28"><text:s/></text:span><text:span text:style-name="T153_29">plamenný</text:span><text:span text:style-name="T153_30"><text:s/></text:span><text:span text:style-name="T153_31">meč</text:span><text:span text:style-name="T153_32">,<text:s/></text:span><text:span text:style-name="T153_33">musíte</text:span><text:span text:style-name="T153_34"><text:s/></text:span><text:span text:style-name="T153_35">z</text:span><text:span text:style-name="T153_36"><text:s/></text:span><text:span text:style-name="T153_37">něčeho</text:span><text:span text:style-name="T153_38"><text:s/></text:span><text:span text:style-name="T153_39">vyrobit</text:span><text:span text:style-name="T153_40"><text:s/></text:span><text:span text:style-name="T153_41">napodobeninu</text:span><text:span text:style-name="T153_42"><text:s/></text:span><text:span text:style-name="T153_43">plamenného</text:span><text:span text:style-name="T153_44"><text:s/></text:span><text:span text:style-name="T153_45">meče</text:span><text:span text:style-name="T153_46">.<text:s/></text:span><text:span text:style-name="T153_47">Napodobeninu</text:span><text:span text:style-name="T153_48"><text:s/></text:span><text:span text:style-name="T153_49">není</text:span><text:span text:style-name="T153_50"><text:s/></text:span><text:span text:style-name="T153_51">možné</text:span><text:span text:style-name="T153_52"><text:s/></text:span><text:span text:style-name="T153_53">používat</text:span><text:span text:style-name="T153_54"><text:s/></text:span><text:span text:style-name="T153_55">jako</text:span><text:span text:style-name="T153_56"><text:s/></text:span><text:span text:style-name="T153_57">reálný</text:span><text:span text:style-name="T153_58"><text:s/></text:span><text:span text:style-name="T153_59">předmět</text:span><text:span text:style-name="T153_60">.<text:s/></text:span><text:span text:style-name="T153_61">U</text:span><text:span text:style-name="T153_62"><text:s/></text:span><text:span text:style-name="T153_63">prvních</text:span><text:span text:style-name="T153_64"><text:s/></text:span><text:span text:style-name="T153_65">dvou</text:span><text:span text:style-name="T153_66"><text:s/></text:span><text:span text:style-name="T153_67">použití</text:span><text:span text:style-name="T153_68"><text:s/></text:span><text:span text:style-name="T153_69">nového</text:span><text:span text:style-name="T153_70"><text:s/></text:span><text:span text:style-name="T153_71">receptu</text:span><text:span text:style-name="T153_72"><text:s/></text:span><text:span text:style-name="T153_73">počítejte</text:span><text:span text:style-name="T153_74"><text:s/></text:span><text:span text:style-name="T153_75">s</text:span><text:span text:style-name="T153_76"><text:s/>50</text:span><text:span text:style-name="T153_77">ti</text:span><text:span text:style-name="T153_78"><text:s/></text:span><text:span text:style-name="T153_79">procentní</text:span><text:span text:style-name="T153_80"><text:s/></text:span><text:span text:style-name="T153_81">pravděpodobností</text:span><text:span text:style-name="T153_82">,<text:s/></text:span><text:span text:style-name="T153_83">že</text:span><text:span text:style-name="T153_84"><text:s/></text:span><text:span text:style-name="T153_85">se</text:span><text:span text:style-name="T153_86"><text:s/></text:span><text:span text:style-name="T153_87">vám</text:span><text:span text:style-name="T153_88"><text:s/></text:span><text:span text:style-name="T153_89">předmět</text:span><text:span text:style-name="T153_90"><text:s/></text:span><text:span text:style-name="T153_91">nepovede</text:span><text:span text:style-name="T153_92"><text:s/></text:span><text:span text:style-name="T153_93">vyrobit</text:span><text:span text:style-name="T153_94">.<text:s/></text:span></text:p>
      <text:h text:style-name="P154"><text:span text:style-name="T154_1">Kovář</text:span></text:h>
      <text:p text:style-name="P155"><text:span text:style-name="T155_1">Tato</text:span><text:span text:style-name="T155_2"><text:s/></text:span><text:span text:style-name="T155_3">schopnost</text:span><text:span text:style-name="T155_4"><text:s/></text:span><text:span text:style-name="T155_5">umožňuje</text:span><text:span text:style-name="T155_6"><text:s/></text:span><text:span text:style-name="T155_7">postavě</text:span><text:span text:style-name="T155_8"><text:s/></text:span><text:span text:style-name="T155_9">vyrábět</text:span><text:span text:style-name="T155_10"><text:s/></text:span><text:span text:style-name="T155_11">drobné</text:span><text:span text:style-name="T155_12"><text:s/></text:span><text:span text:style-name="T155_13">kovové</text:span><text:span text:style-name="T155_14"><text:s/></text:span><text:span text:style-name="T155_15">předměty</text:span><text:span text:style-name="T155_16"><text:s/></text:span><text:span text:style-name="T155_17">jako</text:span><text:span text:style-name="T155_18"><text:s/></text:span><text:span text:style-name="T155_19">hřebíky</text:span><text:span text:style-name="T155_20"><text:s/></text:span><text:span text:style-name="T155_21">a</text:span><text:span text:style-name="T155_22"><text:s/></text:span><text:span text:style-name="T155_23">podkovy</text:span><text:span text:style-name="T155_24"><text:s/></text:span><text:span text:style-name="T155_25">a</text:span><text:span text:style-name="T155_26"><text:s/></text:span><text:span text:style-name="T155_27">ostřit</text:span><text:span text:style-name="T155_28"><text:s/></text:span><text:span text:style-name="T155_29">zbraně</text:span><text:span text:style-name="T155_30">.<text:s/></text:span><text:span text:style-name="T155_31">Dále</text:span><text:span text:style-name="T155_32"><text:s/></text:span><text:span text:style-name="T155_33">je</text:span><text:span text:style-name="T155_34"><text:s/></text:span><text:span text:style-name="T155_35">také</text:span><text:span text:style-name="T155_36"><text:s/></text:span><text:span text:style-name="T155_37">pomocí</text:span><text:span text:style-name="T155_38"><text:s/></text:span><text:span text:style-name="T155_39">této</text:span><text:span text:style-name="T155_40"><text:s/></text:span><text:span text:style-name="T155_41">schopnosti</text:span><text:span text:style-name="T155_42"><text:s/></text:span><text:span text:style-name="T155_43">možné</text:span><text:span text:style-name="T155_44"><text:s/></text:span><text:span text:style-name="T155_45">vytvářet</text:span><text:span text:style-name="T155_46"><text:s/></text:span><text:span text:style-name="T155_47">drobné</text:span><text:span text:style-name="T155_48"><text:s/></text:span><text:span text:style-name="T155_49">kovové</text:span><text:span text:style-name="T155_50"><text:s/></text:span><text:span text:style-name="T155_51">náčiní</text:span><text:span text:style-name="T155_52"><text:s/></text:span><text:span text:style-name="T155_53">jako</text:span><text:span text:style-name="T155_54"><text:s/></text:span><text:span text:style-name="T155_55">lopatky</text:span><text:span text:style-name="T155_56">,<text:s/></text:span><text:span text:style-name="T155_57">pánvičky</text:span><text:span text:style-name="T155_58"><text:s/></text:span><text:span text:style-name="T155_59">a</text:span><text:span text:style-name="T155_60"><text:s/></text:span><text:span text:style-name="T155_61">ostatní</text:span><text:span text:style-name="T155_62">. <text:s/></text:span><text:span text:style-name="T155_63">Ostrá</text:span><text:span text:style-name="T155_64"><text:s/></text:span><text:span text:style-name="T155_65">zbraň</text:span><text:span text:style-name="T155_66"><text:s/></text:span><text:span text:style-name="T155_67">při</text:span><text:span text:style-name="T155_68"><text:s/></text:span><text:span text:style-name="T155_69">prvním</text:span><text:span text:style-name="T155_70"><text:s/></text:span><text:span text:style-name="T155_71">zásahu</text:span><text:span text:style-name="T155_72"><text:s/></text:span><text:span text:style-name="T155_73">způsobí</text:span><text:span text:style-name="T155_74"><text:s/></text:span><text:span text:style-name="T155_75">o</text:span><text:span text:style-name="T155_76"><text:s/></text:span><text:span text:style-name="T155_77">zranění</text:span><text:span text:style-name="T155_78"><text:s/></text:span><text:span text:style-name="T155_79">více</text:span><text:span text:style-name="T155_80">.<text:s/></text:span></text:p>
      <text:p text:style-name="P156"/>
      <text:p text:style-name="P157"><text:span text:style-name="T157_1">Pro</text:span><text:span text:style-name="T157_2"><text:s/></text:span><text:span text:style-name="T157_3">kováře</text:span><text:span text:style-name="T157_4"><text:s/></text:span><text:span text:style-name="T157_5">je</text:span><text:span text:style-name="T157_6"><text:s/></text:span><text:span text:style-name="T157_7">důležité</text:span><text:span text:style-name="T157_8"><text:s/></text:span><text:span text:style-name="T157_9">vlastnit</text:span><text:span text:style-name="T157_10"><text:s/></text:span><text:span text:style-name="T157_11">kovářské</text:span><text:span text:style-name="T157_12"><text:s/></text:span><text:span text:style-name="T157_13">náčiní</text:span><text:span text:style-name="T157_14">.<text:s/></text:span><text:span text:style-name="T157_15">Je</text:span><text:span text:style-name="T157_16"><text:s/></text:span><text:span text:style-name="T157_17">vhodné</text:span><text:span text:style-name="T157_18">,<text:s/></text:span><text:span text:style-name="T157_19">aby</text:span><text:span text:style-name="T157_20"><text:s/></text:span><text:span text:style-name="T157_21">si</text:span><text:span text:style-name="T157_22"><text:s/></text:span><text:span text:style-name="T157_23">hráč</text:span><text:span text:style-name="T157_24"><text:s/></text:span><text:span text:style-name="T157_25">přivezl</text:span><text:span text:style-name="T157_26"><text:s/></text:span><text:span text:style-name="T157_27">něco</text:span><text:span text:style-name="T157_28">,<text:s/></text:span><text:span text:style-name="T157_29">na</text:span><text:span text:style-name="T157_30"><text:s/></text:span><text:span text:style-name="T157_31">čem</text:span><text:span text:style-name="T157_32"><text:s/></text:span><text:span text:style-name="T157_33">může</text:span><text:span text:style-name="T157_34"><text:s/></text:span><text:span text:style-name="T157_35">kovat</text:span><text:span text:style-name="T157_36">.<text:s/></text:span><text:span text:style-name="T157_37">Může</text:span><text:span text:style-name="T157_38"><text:s/></text:span><text:span text:style-name="T157_39">to</text:span><text:span text:style-name="T157_40"><text:s/></text:span><text:span text:style-name="T157_41">byt</text:span><text:span text:style-name="T157_42"><text:s/></text:span><text:span text:style-name="T157_43">kovadlina</text:span><text:span text:style-name="T157_44"><text:s/></text:span><text:span text:style-name="T157_45">nebo</text:span><text:span text:style-name="T157_46"><text:s/></text:span><text:span text:style-name="T157_47">třeba</text:span><text:span text:style-name="T157_48"><text:s/></text:span><text:span text:style-name="T157_49">větší</text:span><text:span text:style-name="T157_50"><text:s/></text:span><text:span text:style-name="T157_51">kladivo</text:span><text:span text:style-name="T157_52">.<text:s/></text:span></text:p>
      <text:h text:style-name="P158"><text:span text:style-name="T158_1">Výroba</text:span><text:span text:style-name="T158_2"><text:s/></text:span><text:span text:style-name="T158_3">zbrani</text:span><text:span text:style-name="T158_4"><text:s/></text:span></text:h>
      <text:p text:style-name="P159"><text:span text:style-name="T159_1">Tato</text:span><text:span text:style-name="T159_2"><text:s/></text:span><text:span text:style-name="T159_3">schopnost</text:span><text:span text:style-name="T159_4"><text:s/></text:span><text:span text:style-name="T159_5">je</text:span><text:span text:style-name="T159_6"><text:s/></text:span><text:span text:style-name="T159_7">podmínkou</text:span><text:span text:style-name="T159_8"><text:s/></text:span><text:span text:style-name="T159_9">pro</text:span><text:span text:style-name="T159_10"><text:s/></text:span><text:span text:style-name="T159_11">výrobu</text:span><text:span text:style-name="T159_12"><text:s/></text:span><text:span text:style-name="T159_13">zbrani</text:span><text:span text:style-name="T159_14">.<text:s/></text:span><text:span text:style-name="T159_15">Kromě</text:span><text:span text:style-name="T159_16"><text:s/></text:span><text:span text:style-name="T159_17">toho</text:span><text:span text:style-name="T159_18"><text:s/></text:span><text:span text:style-name="T159_19">se</text:span><text:span text:style-name="T159_20"><text:s/></text:span><text:span text:style-name="T159_21">postava</text:span><text:span text:style-name="T159_22"><text:s/></text:span><text:span text:style-name="T159_23">rovnou</text:span><text:span text:style-name="T159_24"><text:s/></text:span><text:span text:style-name="T159_25">naučí</text:span><text:span text:style-name="T159_26"><text:s/></text:span><text:span text:style-name="T159_27">recepty</text:span><text:span text:style-name="T159_28"><text:s/></text:span><text:span text:style-name="T159_29">na</text:span><text:span text:style-name="T159_30"><text:s/></text:span><text:span text:style-name="T159_31">výrobu</text:span><text:span text:style-name="T159_32"><text:s/></text:span><text:span text:style-name="T159_33">dýky</text:span><text:span text:style-name="T159_34">,<text:s/></text:span><text:span text:style-name="T159_35">tesáku</text:span><text:span text:style-name="T159_36"><text:s/></text:span><text:span text:style-name="T159_37">a</text:span><text:span text:style-name="T159_38"><text:s/></text:span><text:span text:style-name="T159_39">jednoručního</text:span><text:span text:style-name="T159_40"><text:s/></text:span><text:span text:style-name="T159_41">meče</text:span><text:span text:style-name="T159_42">.<text:s/></text:span><text:span text:style-name="T159_43">Postava</text:span><text:span text:style-name="T159_44"><text:s/></text:span><text:span text:style-name="T159_45">s</text:span><text:span text:style-name="T159_46"><text:s/></text:span><text:span text:style-name="T159_47">touto</text:span><text:span text:style-name="T159_48"><text:s/></text:span><text:span text:style-name="T159_49">schopností</text:span><text:span text:style-name="T159_50"><text:s/></text:span><text:span text:style-name="T159_51">umí</text:span><text:span text:style-name="T159_52"><text:s/></text:span><text:span text:style-name="T159_53">zbraně</text:span><text:span text:style-name="T159_54"><text:s/></text:span><text:span text:style-name="T159_55">také</text:span><text:span text:style-name="T159_56"><text:s/></text:span><text:span text:style-name="T159_57">opravovat</text:span><text:span text:style-name="T159_58">.<text:s/></text:span><text:span text:style-name="T159_59">Oprava</text:span><text:span text:style-name="T159_60"><text:s/></text:span><text:span text:style-name="T159_61">zbraně</text:span><text:span text:style-name="T159_62"><text:s/></text:span><text:span text:style-name="T159_63">stojí</text:span><text:span text:style-name="T159_64"><text:s/></text:span><text:span text:style-name="T159_65">pětinu</text:span><text:span text:style-name="T159_66"><text:s/></text:span><text:span text:style-name="T159_67">času</text:span><text:span text:style-name="T159_68"><text:s/></text:span><text:span text:style-name="T159_69">a</text:span><text:span text:style-name="T159_70"><text:s/></text:span><text:span text:style-name="T159_71">surovin</text:span><text:span text:style-name="T159_72"><text:s/></text:span><text:span text:style-name="T159_73">oproti</text:span><text:span text:style-name="T159_74"><text:s/></text:span><text:span text:style-name="T159_75">celému</text:span><text:span text:style-name="T159_76"><text:s/></text:span><text:span text:style-name="T159_77">brnění</text:span><text:span text:style-name="T159_78">.<text:s/></text:span></text:p>
      <text:h text:style-name="P160"><text:span text:style-name="T160_1">Výroba</text:span><text:span text:style-name="T160_2"><text:s/></text:span><text:span text:style-name="T160_3">brnění</text:span><text:span text:style-name="T160_4"><text:s/></text:span></text:h>
      <text:p text:style-name="P161"><text:span text:style-name="T161_1">Tato</text:span><text:span text:style-name="T161_2"><text:s/></text:span><text:span text:style-name="T161_3">schopnost</text:span><text:span text:style-name="T161_4"><text:s/></text:span><text:span text:style-name="T161_5">je</text:span><text:span text:style-name="T161_6"><text:s/></text:span><text:span text:style-name="T161_7">podmínkou</text:span><text:span text:style-name="T161_8"><text:s/></text:span><text:span text:style-name="T161_9">pro</text:span><text:span text:style-name="T161_10"><text:s/></text:span><text:span text:style-name="T161_11">výrobu</text:span><text:span text:style-name="T161_12"><text:s/></text:span><text:span text:style-name="T161_13">všech</text:span><text:span text:style-name="T161_14"><text:s/></text:span><text:span text:style-name="T161_15">brnění</text:span><text:span text:style-name="T161_16">.<text:s/></text:span><text:span text:style-name="T161_17">Rovnou</text:span><text:span text:style-name="T161_18"><text:s/></text:span><text:span text:style-name="T161_19">postavě</text:span><text:span text:style-name="T161_20"><text:s/></text:span><text:span text:style-name="T161_21">umožní</text:span><text:span text:style-name="T161_22"><text:s/></text:span><text:span text:style-name="T161_23">vytvářet</text:span><text:span text:style-name="T161_24"><text:s/></text:span><text:span text:style-name="T161_25">prošívanou</text:span><text:span text:style-name="T161_26">,<text:s/></text:span><text:span text:style-name="T161_27">koženou</text:span><text:span text:style-name="T161_28"><text:s/></text:span><text:span text:style-name="T161_29">a</text:span><text:span text:style-name="T161_30"><text:s/></text:span><text:span text:style-name="T161_31">kroužkovou</text:span><text:span text:style-name="T161_32"><text:s/></text:span><text:span text:style-name="T161_33">zbroj</text:span><text:span text:style-name="T161_34"><text:s/></text:span><text:span text:style-name="T161_35">a</text:span><text:span text:style-name="T161_36"><text:s/></text:span><text:span text:style-name="T161_37">štít</text:span><text:span text:style-name="T161_38">.<text:s/></text:span><text:span text:style-name="T161_39">Postava</text:span><text:span text:style-name="T161_40"><text:s/></text:span><text:span text:style-name="T161_41">s</text:span><text:span text:style-name="T161_42"><text:s/></text:span><text:span text:style-name="T161_43">touto</text:span><text:span text:style-name="T161_44"><text:s/></text:span><text:span text:style-name="T161_45">schopností</text:span><text:span text:style-name="T161_46"><text:s/></text:span><text:span text:style-name="T161_47">umí</text:span><text:span text:style-name="T161_48"><text:s/></text:span><text:span text:style-name="T161_49">brnění</text:span><text:span text:style-name="T161_50"><text:s/></text:span><text:span text:style-name="T161_51">také</text:span><text:span text:style-name="T161_52"><text:s/></text:span><text:span text:style-name="T161_53">opravovat</text:span><text:span text:style-name="T161_54">.<text:s/></text:span><text:span text:style-name="T161_55">Oprava</text:span><text:span text:style-name="T161_56"><text:s/></text:span><text:span text:style-name="T161_57">brnění</text:span><text:span text:style-name="T161_58"><text:s/></text:span><text:span text:style-name="T161_59">stojí</text:span><text:span text:style-name="T161_60"><text:s/></text:span><text:span text:style-name="T161_61">pětinu</text:span><text:span text:style-name="T161_62"><text:s/></text:span><text:span text:style-name="T161_63">času</text:span><text:span text:style-name="T161_64"><text:s/></text:span><text:span text:style-name="T161_65">a</text:span><text:span text:style-name="T161_66"><text:s/></text:span><text:span text:style-name="T161_67">surovin</text:span><text:span text:style-name="T161_68"><text:s/></text:span><text:span text:style-name="T161_69">oproti</text:span><text:span text:style-name="T161_70"><text:s/></text:span><text:span text:style-name="T161_71">celému</text:span><text:span text:style-name="T161_72"><text:s/></text:span><text:span text:style-name="T161_73">brnění</text:span><text:span text:style-name="T161_74">.<text:s/></text:span></text:p>
      <text:h text:style-name="P162"><text:span text:style-name="T162_1">Pokovování</text:span></text:h>
      <text:p text:style-name="P163"><text:span text:style-name="T163_1">Tato</text:span><text:span text:style-name="T163_2"><text:s/></text:span><text:span text:style-name="T163_3">schopnost</text:span><text:span text:style-name="T163_4"><text:s/></text:span><text:span text:style-name="T163_5">hráči</text:span><text:span text:style-name="T163_6"><text:s/></text:span><text:span text:style-name="T163_7">umožňuje</text:span><text:span text:style-name="T163_8"><text:s/></text:span><text:span text:style-name="T163_9">zbraň</text:span><text:span text:style-name="T163_10"><text:s/></text:span><text:span text:style-name="T163_11">pokovit</text:span><text:span text:style-name="T163_12"><text:s/></text:span><text:span text:style-name="T163_13">libovolným</text:span><text:span text:style-name="T163_14"><text:s/></text:span><text:span text:style-name="T163_15">dostupným</text:span><text:span text:style-name="T163_16"><text:s/></text:span><text:span text:style-name="T163_17">kovem</text:span><text:span text:style-name="T163_18">.<text:s/></text:span><text:span text:style-name="T163_19">Na</text:span><text:span text:style-name="T163_20"><text:s/></text:span><text:span text:style-name="T163_21">pokovení</text:span><text:span text:style-name="T163_22"><text:s/></text:span><text:span text:style-name="T163_23">je</text:span><text:span text:style-name="T163_24"><text:s/></text:span><text:span text:style-name="T163_25">potřeba</text:span><text:span text:style-name="T163_26"><text:s/></text:span><text:span text:style-name="T163_27">třetina</text:span><text:span text:style-name="T163_28"><text:s/></text:span><text:span text:style-name="T163_29">jednotek</text:span><text:span text:style-name="T163_30"><text:s/></text:span><text:span text:style-name="T163_31">kovu</text:span><text:span text:style-name="T163_32"><text:s/></text:span><text:span text:style-name="T163_33">spotřebovaného</text:span><text:span text:style-name="T163_34"><text:s/></text:span><text:span text:style-name="T163_35">při</text:span><text:span text:style-name="T163_36"><text:s/></text:span><text:span text:style-name="T163_37">výrobě</text:span><text:span text:style-name="T163_38"><text:s/></text:span><text:span text:style-name="T163_39">zbraně</text:span><text:span text:style-name="T163_40">.<text:s/></text:span></text:p>
      <text:h text:style-name="P164"><text:span text:style-name="T164_1">Zlatník</text:span><text:span text:style-name="T164_2"><text:s/></text:span></text:h>
      <text:p text:style-name="P165"><text:span text:style-name="T165_1">Tato</text:span><text:span text:style-name="T165_2"><text:s/></text:span><text:span text:style-name="T165_3">dovednost</text:span><text:span text:style-name="T165_4"><text:s/></text:span><text:span text:style-name="T165_5">umožňuje</text:span><text:span text:style-name="T165_6"><text:s/></text:span><text:span text:style-name="T165_7">postavě</text:span><text:span text:style-name="T165_8"><text:s/></text:span><text:span text:style-name="T165_9">oceňovat</text:span><text:span text:style-name="T165_10"><text:s/></text:span><text:span text:style-name="T165_11">předměty</text:span><text:span text:style-name="T165_12"><text:s/></text:span><text:span text:style-name="T165_13">a</text:span><text:span text:style-name="T165_14"><text:s/></text:span><text:span text:style-name="T165_15">vyrábět</text:span><text:span text:style-name="T165_16"><text:s/></text:span><text:span text:style-name="T165_17">drobné</text:span><text:span text:style-name="T165_18"><text:s/></text:span><text:span text:style-name="T165_19">šperky</text:span><text:span text:style-name="T165_20">.<text:s/></text:span></text:p>
      <text:h text:style-name="P166"><text:span text:style-name="T166_1">Šperkař</text:span><text:span text:style-name="T166_2"><text:s/></text:span></text:h>
      <text:p text:style-name="P167"><text:span text:style-name="T167_1">Umožňuje</text:span><text:span text:style-name="T167_2"><text:s/></text:span><text:span text:style-name="T167_3">vyrábět</text:span><text:span text:style-name="T167_4"><text:s/></text:span><text:span text:style-name="T167_5">šperky</text:span><text:span text:style-name="T167_6"><text:s/></text:span><text:span text:style-name="T167_7">a</text:span><text:span text:style-name="T167_8"><text:s/></text:span><text:span text:style-name="T167_9">další</text:span><text:span text:style-name="T167_10"><text:s/></text:span><text:span text:style-name="T167_11">předměty</text:span><text:span text:style-name="T167_12"><text:s/></text:span><text:span text:style-name="T167_13">z</text:span><text:span text:style-name="T167_14"><text:s/></text:span><text:span text:style-name="T167_15">drahých</text:span><text:span text:style-name="T167_16"><text:s/></text:span><text:span text:style-name="T167_17">kovů</text:span><text:span text:style-name="T167_18">.<text:s/></text:span></text:p>
      <text:h text:style-name="P168"><text:span text:style-name="T168_1">Truhlář</text:span></text:h>
      <text:p text:style-name="P169"><text:span text:style-name="T169_1">Tato</text:span><text:span text:style-name="T169_2"><text:s/></text:span><text:span text:style-name="T169_3">dovednost</text:span><text:span text:style-name="T169_4"><text:s/></text:span><text:span text:style-name="T169_5">umožňuje</text:span><text:span text:style-name="T169_6"><text:s/></text:span><text:span text:style-name="T169_7">postavě</text:span><text:span text:style-name="T169_8"><text:s/></text:span><text:span text:style-name="T169_9">vyrábět</text:span><text:span text:style-name="T169_10"><text:s/></text:span><text:span text:style-name="T169_11">předměty</text:span><text:span text:style-name="T169_12"><text:s/></text:span><text:span text:style-name="T169_13">ze</text:span><text:span text:style-name="T169_14"><text:s/></text:span><text:span text:style-name="T169_15">dřeva</text:span><text:span text:style-name="T169_16">.<text:s/></text:span><text:span text:style-name="T169_17">Umí</text:span><text:span text:style-name="T169_18"><text:s/></text:span><text:span text:style-name="T169_19">vyrobit</text:span><text:span text:style-name="T169_20"><text:s/></text:span><text:span text:style-name="T169_21">různé</text:span><text:span text:style-name="T169_22"><text:s/></text:span><text:span text:style-name="T169_23">drobné</text:span><text:span text:style-name="T169_24"><text:s/></text:span><text:span text:style-name="T169_25">předměty</text:span><text:span text:style-name="T169_26"><text:s/></text:span><text:span text:style-name="T169_27">ze</text:span><text:span text:style-name="T169_28"><text:s/></text:span><text:span text:style-name="T169_29">dřeva</text:span><text:span text:style-name="T169_30">,<text:s/></text:span><text:span text:style-name="T169_31">jako</text:span><text:span text:style-name="T169_32"><text:s/></text:span><text:span text:style-name="T169_33">třeba</text:span><text:span text:style-name="T169_34"><text:s/></text:span><text:span text:style-name="T169_35">šípy</text:span><text:span text:style-name="T169_36"><text:s/></text:span><text:span text:style-name="T169_37">a</text:span><text:span text:style-name="T169_38"><text:s/></text:span><text:span text:style-name="T169_39">dřevěné</text:span><text:span text:style-name="T169_40"><text:s/></text:span><text:span text:style-name="T169_41">panenky</text:span><text:span text:style-name="T169_42">.<text:s/></text:span><text:span text:style-name="T169_43">Mělo</text:span><text:span text:style-name="T169_44"><text:s/></text:span><text:span text:style-name="T169_45">by</text:span><text:span text:style-name="T169_46"><text:s/></text:span><text:span text:style-name="T169_47">se</text:span><text:span text:style-name="T169_48"><text:s/></text:span><text:span text:style-name="T169_49">jednat</text:span><text:span text:style-name="T169_50"><text:s/></text:span><text:span text:style-name="T169_51">především</text:span><text:span text:style-name="T169_52"><text:s/></text:span><text:span text:style-name="T169_53">o</text:span><text:span text:style-name="T169_54"><text:s/></text:span><text:span text:style-name="T169_55">drobnější</text:span><text:span text:style-name="T169_56"><text:s/></text:span><text:span text:style-name="T169_57">dřevěné</text:span><text:span text:style-name="T169_58"><text:s/></text:span><text:span text:style-name="T169_59">předměty</text:span><text:span text:style-name="T169_60">. <text:s/></text:span><text:span text:style-name="T169_61">Dále</text:span><text:span text:style-name="T169_62"><text:s/></text:span><text:span text:style-name="T169_63">umí</text:span><text:span text:style-name="T169_64"><text:s/></text:span><text:span text:style-name="T169_65">vyrábět</text:span><text:span text:style-name="T169_66"><text:s/></text:span><text:span text:style-name="T169_67">pasti</text:span><text:span text:style-name="T169_68"><text:s/></text:span><text:span text:style-name="T169_69">nutné</text:span><text:span text:style-name="T169_70"><text:s/></text:span><text:span text:style-name="T169_71">pro</text:span><text:span text:style-name="T169_72"><text:s/></text:span><text:span text:style-name="T169_73">lov</text:span><text:span text:style-name="T169_74"><text:s/></text:span><text:span text:style-name="T169_75">zvěře</text:span><text:span text:style-name="T169_76">.<text:s/></text:span></text:p>
      <text:h text:style-name="P170"><text:span text:style-name="T170_1">Řezbář</text:span></text:h>
      <text:p text:style-name="P171"><text:span text:style-name="T171_1">Tato</text:span><text:span text:style-name="T171_2"><text:s/></text:span><text:span text:style-name="T171_3">větev</text:span><text:span text:style-name="T171_4"><text:s/></text:span><text:span text:style-name="T171_5">umožňuje</text:span><text:span text:style-name="T171_6"><text:s/></text:span><text:span text:style-name="T171_7">opracovávat</text:span><text:span text:style-name="T171_8"><text:s/></text:span><text:span text:style-name="T171_9">dřevo</text:span><text:span text:style-name="T171_10"><text:s/></text:span><text:span text:style-name="T171_11">a</text:span><text:span text:style-name="T171_12"><text:s/></text:span><text:span text:style-name="T171_13">vytvářet</text:span><text:span text:style-name="T171_14"><text:s/></text:span><text:span text:style-name="T171_15">z</text:span><text:span text:style-name="T171_16"><text:s/></text:span><text:span text:style-name="T171_17">něj</text:span><text:span text:style-name="T171_18"><text:s/></text:span><text:span text:style-name="T171_19">umělecká</text:span><text:span text:style-name="T171_20"><text:s/></text:span><text:span text:style-name="T171_21">řezbářská</text:span><text:span text:style-name="T171_22"><text:s/></text:span><text:span text:style-name="T171_23">díla</text:span><text:span text:style-name="T171_24">.<text:s/></text:span></text:p>
      <text:h text:style-name="P172"><text:span text:style-name="T172_1">Stavitel</text:span></text:h>
      <text:p text:style-name="P173"><text:span text:style-name="T173_1">Tato</text:span><text:span text:style-name="T173_2"><text:s/></text:span><text:span text:style-name="T173_3">dovednost</text:span><text:span text:style-name="T173_4"><text:s/></text:span><text:span text:style-name="T173_5">je</text:span><text:span text:style-name="T173_6"><text:s/></text:span><text:span text:style-name="T173_7">nutnou</text:span><text:span text:style-name="T173_8"><text:s/></text:span><text:span text:style-name="T173_9">podmínkou</text:span><text:span text:style-name="T173_10"><text:s/></text:span><text:span text:style-name="T173_11">pro</text:span><text:span text:style-name="T173_12"><text:s/></text:span><text:span text:style-name="T173_13">stav</text:span><text:span text:style-name="T173_14">bu</text:span><text:span text:style-name="T173_15"><text:s/></text:span><text:span text:style-name="T173_16">a</text:span><text:span text:style-name="T173_17"><text:s/></text:span><text:span text:style-name="T173_18">projektování</text:span><text:span text:style-name="T173_19"><text:s/></text:span><text:span text:style-name="T173_20">staveb</text:span><text:span text:style-name="T173_21">.<text:s/></text:span><text:span text:style-name="T173_22">Stavitel</text:span><text:span text:style-name="T173_23"><text:s/></text:span><text:span text:style-name="T173_24">má</text:span><text:span text:style-name="T173_25"><text:s/></text:span><text:span text:style-name="T173_26">do</text:span><text:span text:style-name="T173_27"><text:s/></text:span><text:span text:style-name="T173_28">začátku</text:span><text:span text:style-name="T173_29"><text:s/></text:span><text:span text:style-name="T173_30">plány</text:span><text:span text:style-name="T173_31"><text:s/></text:span><text:span text:style-name="T173_32">pouze</text:span><text:span text:style-name="T173_33"><text:s/></text:span><text:span text:style-name="T173_34">na</text:span><text:span text:style-name="T173_35"><text:s/></text:span><text:span text:style-name="T173_36">jednoduchý</text:span><text:span text:style-name="T173_37"><text:s/></text:span><text:span text:style-name="T173_38">dům</text:span><text:span text:style-name="T173_39">.<text:s/></text:span><text:span text:style-name="T173_40">Pro</text:span><text:span text:style-name="T173_41"><text:s/></text:span><text:span text:style-name="T173_42">složitější</text:span><text:span text:style-name="T173_43"><text:s/></text:span><text:span text:style-name="T173_44">stavby</text:span><text:span text:style-name="T173_45"><text:s/></text:span><text:span text:style-name="T173_46">musí</text:span><text:span text:style-name="T173_47"> <text:s/></text:span><text:span text:style-name="T173_48">hledat</text:span><text:span text:style-name="T173_49"><text:s/></text:span><text:span text:style-name="T173_50">stavební</text:span><text:span text:style-name="T173_51"><text:s/></text:span><text:span text:style-name="T173_52">plány</text:span><text:span text:style-name="T173_53">,<text:s/></text:span><text:span text:style-name="T173_54">které</text:span><text:span text:style-name="T173_55"><text:s/></text:span><text:span text:style-name="T173_56">je</text:span><text:span text:style-name="T173_57"><text:s/></text:span><text:span text:style-name="T173_58">možné</text:span><text:span text:style-name="T173_59"><text:s/></text:span><text:span text:style-name="T173_60">získat</text:span><text:span text:style-name="T173_61"><text:s/></text:span><text:span text:style-name="T173_62">na</text:span><text:span text:style-name="T173_63"><text:s/></text:span><text:span text:style-name="T173_64">různých</text:span><text:span text:style-name="T173_65"><text:s/></text:span><text:span text:style-name="T173_66">místech</text:span><text:span text:style-name="T173_67"><text:s/></text:span><text:span text:style-name="T173_68">ve</text:span><text:span text:style-name="T173_69"><text:s/></text:span><text:span text:style-name="T173_70">hře</text:span><text:span text:style-name="T173_71">.<text:s/></text:span><text:span text:style-name="T173_72">Většina</text:span><text:span text:style-name="T173_73"><text:s/></text:span><text:span text:style-name="T173_74">složitějších</text:span><text:span text:style-name="T173_75"><text:s/></text:span><text:span text:style-name="T173_76">stavebních</text:span><text:span text:style-name="T173_77"><text:s/></text:span><text:span text:style-name="T173_78">plánů</text:span><text:span text:style-name="T173_79"><text:s/></text:span><text:span text:style-name="T173_80">má</text:span><text:span text:style-name="T173_81"><text:s/></text:span><text:span text:style-name="T173_82">jako</text:span><text:span text:style-name="T173_83"><text:s/></text:span><text:span text:style-name="T173_84">podmínku</text:span><text:span text:style-name="T173_85"><text:s/></text:span><text:span text:style-name="T173_86">z</text:span><text:span text:style-name="T173_87">pravidla</text:span><text:span text:style-name="T173_88"><text:s/></text:span><text:span text:style-name="T173_89">až</text:span><text:span text:style-name="T173_90"><text:s/></text:span><text:span text:style-name="T173_91">další</text:span><text:span text:style-name="T173_92"><text:s/></text:span><text:span text:style-name="T173_93">stupně</text:span><text:span text:style-name="T173_94"><text:s/></text:span><text:span text:style-name="T173_95">této</text:span><text:span text:style-name="T173_96"><text:s/></text:span><text:span text:style-name="T173_97">schopnosti</text:span><text:span text:style-name="T173_98"><text:s/></text:span><text:span text:style-name="T173_99">tj</text:span><text:span text:style-name="T173_100">.<text:s/></text:span><text:span text:style-name="T173_101">projektanta</text:span><text:span text:style-name="T173_102">.</text:span></text:p>
      <text:h text:style-name="P174"><text:span text:style-name="T174_1">Sochař</text:span></text:h>
      <text:p text:style-name="P175"><text:span text:style-name="T175_1">Tato</text:span><text:span text:style-name="T175_2"><text:s/></text:span><text:span text:style-name="T175_3">dovednost</text:span><text:span text:style-name="T175_4"><text:s/></text:span><text:span text:style-name="T175_5">umožňuje</text:span><text:span text:style-name="T175_6"><text:s/></text:span><text:span text:style-name="T175_7">vytvářet</text:span><text:span text:style-name="T175_8"><text:s/></text:span><text:span text:style-name="T175_9">sochařská</text:span><text:span text:style-name="T175_10"><text:s/></text:span><text:span text:style-name="T175_11">díla</text:span><text:span text:style-name="T175_12">.<text:s/></text:span></text:p>
      <text:h text:style-name="P176"><text:span text:style-name="T176_1">Projektant</text:span><text:span text:style-name="T176_2"><text:s/></text:span><text:span text:style-name="T176_3">obytných</text:span><text:span text:style-name="T176_4"><text:s/></text:span><text:span text:style-name="T176_5">staveb</text:span></text:h>
      <text:p text:style-name="P177"><text:span text:style-name="T177_1">Tato</text:span><text:span text:style-name="T177_2"><text:s/></text:span><text:span text:style-name="T177_3">dovednost</text:span><text:span text:style-name="T177_4"><text:s/></text:span><text:span text:style-name="T177_5">je</text:span><text:span text:style-name="T177_6"><text:s/></text:span><text:span text:style-name="T177_7">podmínkou</text:span><text:span text:style-name="T177_8"><text:s/></text:span><text:span text:style-name="T177_9">pro</text:span><text:span text:style-name="T177_10"><text:s/></text:span><text:span text:style-name="T177_11">vytváření</text:span><text:span text:style-name="T177_12"><text:s/></text:span><text:span text:style-name="T177_13">domů</text:span><text:span text:style-name="T177_14"><text:s/></text:span><text:span text:style-name="T177_15">a</text:span><text:span text:style-name="T177_16"><text:s/></text:span><text:span text:style-name="T177_17">dalších</text:span><text:span text:style-name="T177_18"><text:s/></text:span><text:span text:style-name="T177_19">podobných</text:span><text:span text:style-name="T177_20"><text:s/></text:span><text:span text:style-name="T177_21">budov</text:span><text:span text:style-name="T177_22">.<text:s/></text:span><text:span text:style-name="T177_23">Pro</text:span><text:span text:style-name="T177_24"><text:s/></text:span><text:span text:style-name="T177_25">většinu</text:span><text:span text:style-name="T177_26"><text:s/></text:span><text:span text:style-name="T177_27">budov</text:span><text:span text:style-name="T177_28"><text:s/></text:span><text:span text:style-name="T177_29">je</text:span><text:span text:style-name="T177_30"><text:s/></text:span><text:span text:style-name="T177_31">nutné</text:span><text:span text:style-name="T177_32"><text:s/></text:span><text:span text:style-name="T177_33">vytvořit</text:span><text:span text:style-name="T177_34"><text:s/></text:span><text:span text:style-name="T177_35">plány</text:span><text:span text:style-name="T177_36">.<text:s/></text:span></text:p>
      <text:h text:style-name="P178"><text:span text:style-name="T178_1">Projektant</text:span><text:span text:style-name="T178_2"><text:s/></text:span><text:span text:style-name="T178_3">infrastruktury</text:span></text:h>
      <text:p text:style-name="P179"><text:span text:style-name="T179_1">Tato</text:span><text:span text:style-name="T179_2"><text:s/></text:span><text:span text:style-name="T179_3">dovednost</text:span><text:span text:style-name="T179_4"><text:s/></text:span><text:span text:style-name="T179_5">je</text:span><text:span text:style-name="T179_6"><text:s/></text:span><text:span text:style-name="T179_7">podmínkou</text:span><text:span text:style-name="T179_8"><text:s/></text:span><text:span text:style-name="T179_9">pro</text:span><text:span text:style-name="T179_10"><text:s/></text:span><text:span text:style-name="T179_11">stavbu</text:span><text:span text:style-name="T179_12"><text:s/></text:span><text:span text:style-name="T179_13">budov</text:span><text:span text:style-name="T179_14"><text:s/></text:span><text:span text:style-name="T179_15">infrastruktury</text:span><text:span text:style-name="T179_16">:</text:span><text:span text:style-name="T179_17"><text:s/></text:span><text:span text:style-name="T179_18">cesty</text:span><text:span text:style-name="T179_19">,<text:s/></text:span><text:span text:style-name="T179_20">hradby</text:span><text:span text:style-name="T179_21"><text:s/></text:span><text:span text:style-name="T179_22">a</text:span><text:span text:style-name="T179_23"><text:s/></text:span><text:span text:style-name="T179_24">podobné</text:span><text:span text:style-name="T179_25">.</text:span></text:p>
      <text:h text:style-name="P180"><text:span text:style-name="T180_1">Projektant</text:span><text:span text:style-name="T180_2"><text:s/></text:span><text:span text:style-name="T180_3">ostatních</text:span><text:span text:style-name="T180_4"><text:s/></text:span><text:span text:style-name="T180_5">budov</text:span></text:h>
      <text:p text:style-name="P181"><text:span text:style-name="T181_1">Tato</text:span><text:span text:style-name="T181_2"><text:s/></text:span><text:span text:style-name="T181_3">dovednost</text:span><text:span text:style-name="T181_4"><text:s/></text:span><text:span text:style-name="T181_5">je</text:span><text:span text:style-name="T181_6"><text:s/></text:span><text:span text:style-name="T181_7">podmínkou</text:span><text:span text:style-name="T181_8"><text:s/></text:span><text:span text:style-name="T181_9">pro</text:span><text:span text:style-name="T181_10"><text:s/></text:span><text:span text:style-name="T181_11">stavbu</text:span><text:span text:style-name="T181_12"><text:s/></text:span><text:span text:style-name="T181_13">všech</text:span><text:span text:style-name="T181_14"><text:s/></text:span><text:span text:style-name="T181_15">ostatních</text:span><text:span text:style-name="T181_16"><text:s/></text:span><text:span text:style-name="T181_17">velmi</text:span><text:span text:style-name="T181_18"><text:s/></text:span><text:span text:style-name="T181_19">specifických</text:span><text:span text:style-name="T181_20"><text:s/></text:span><text:span text:style-name="T181_21">budov</text:span><text:span text:style-name="T181_22">,<text:s/></text:span><text:span text:style-name="T181_23">například</text:span><text:span text:style-name="T181_24"><text:s/></text:span><text:span text:style-name="T181_25">chrámů</text:span><text:span text:style-name="T181_26">.<text:s/></text:span></text:p>
      <text:h text:style-name="P182"><text:span text:style-name="T182_1">Zámečník</text:span></text:h>
      <text:p text:style-name="P183"><text:span text:style-name="T183_1">Postava</text:span><text:span text:style-name="T183_2"><text:s/></text:span><text:span text:style-name="T183_3">s</text:span><text:span text:style-name="T183_4"><text:s/></text:span><text:span text:style-name="T183_5">touto</text:span><text:span text:style-name="T183_6"><text:s/></text:span><text:span text:style-name="T183_7">schopností</text:span><text:span text:style-name="T183_8"><text:s/></text:span><text:span text:style-name="T183_9">se</text:span><text:span text:style-name="T183_10"><text:s/></text:span><text:span text:style-name="T183_11">naučí</text:span><text:span text:style-name="T183_12"><text:s/></text:span><text:span text:style-name="T183_13">vyrábět</text:span><text:span text:style-name="T183_14"><text:s/></text:span><text:span text:style-name="T183_15">jednoduché</text:span><text:span text:style-name="T183_16"><text:s/></text:span><text:span text:style-name="T183_17">zámky</text:span><text:span text:style-name="T183_18">.<text:s/></text:span><text:span text:style-name="T183_19">Zámek</text:span><text:span text:style-name="T183_20"><text:s/></text:span><text:span text:style-name="T183_21">je</text:span><text:span text:style-name="T183_22"><text:s/></text:span><text:span text:style-name="T183_23">obecně</text:span><text:span text:style-name="T183_24"><text:s/></text:span><text:span text:style-name="T183_25">malá</text:span><text:span text:style-name="T183_26"><text:s/></text:span><text:span text:style-name="T183_27">krabička</text:span><text:span text:style-name="T183_28">,<text:s/></text:span><text:span text:style-name="T183_29">ke</text:span><text:span text:style-name="T183_30"><text:s/></text:span><text:span text:style-name="T183_31">které</text:span><text:span text:style-name="T183_32"><text:s/></text:span><text:span text:style-name="T183_33">jsou</text:span><text:span text:style-name="T183_34"><text:s/></text:span><text:span text:style-name="T183_35">připevněny</text:span><text:span text:style-name="T183_36"><text:s/></text:span><text:span text:style-name="T183_37">spletené</text:span><text:span text:style-name="T183_38"><text:s/></text:span><text:span text:style-name="T183_39">drátky</text:span><text:span text:style-name="T183_40">.<text:s/></text:span><text:span text:style-name="T183_41">Kolik</text:span><text:span text:style-name="T183_42"><text:s/></text:span><text:span text:style-name="T183_43">a</text:span><text:span text:style-name="T183_44"><text:s/></text:span><text:span text:style-name="T183_45">jak</text:span><text:span text:style-name="T183_46"><text:s/></text:span><text:span text:style-name="T183_47">dlouhých</text:span><text:span text:style-name="T183_48"><text:s/></text:span><text:span text:style-name="T183_49">drátků</text:span><text:span text:style-name="T183_50"><text:s/></text:span><text:span text:style-name="T183_51">od</text:span><text:span text:style-name="T183_52"><text:s/></text:span><text:span text:style-name="T183_53">sebe</text:span><text:span text:style-name="T183_54"><text:s/></text:span><text:span text:style-name="T183_55">odlišuje</text:span><text:span text:style-name="T183_56"><text:s/></text:span><text:span text:style-name="T183_57">jednotlivé</text:span><text:span text:style-name="T183_58"><text:s/></text:span><text:span text:style-name="T183_59">zámky</text:span><text:span text:style-name="T183_60">.<text:s/></text:span></text:p>
      <text:p text:style-name="P184"><text:span text:style-name="T184_1">Jednoduchý</text:span><text:span text:style-name="T184_2"><text:s/></text:span><text:span text:style-name="T184_3">zámek</text:span><text:span text:style-name="T184_4"><text:s/></text:span><text:span text:style-name="T184_5">je</text:span><text:span text:style-name="T184_6"><text:s/></text:span><text:span text:style-name="T184_7">spletený</text:span><text:span text:style-name="T184_8"><text:s/></text:span><text:span text:style-name="T184_9">ze</text:span><text:span text:style-name="T184_10"><text:s/></text:span><text:span text:style-name="T184_11">třech</text:span><text:span text:style-name="T184_12"><text:s/></text:span><text:span text:style-name="T184_13">vláken</text:span><text:span text:style-name="T184_14"><text:s/></text:span><text:span text:style-name="T184_15">o</text:span><text:span text:style-name="T184_16"><text:s/></text:span><text:span text:style-name="T184_17">délce</text:span><text:span text:style-name="T184_18"><text:s/>15</text:span><text:span text:style-name="T184_19">cm</text:span><text:span text:style-name="T184_20">.</text:span></text:p>
      <text:h text:style-name="P185"><text:span text:style-name="T185_1">Mistr</text:span><text:span text:style-name="T185_2"><text:s/></text:span><text:span text:style-name="T185_3">zámečník</text:span></text:h>
      <text:p text:style-name="P186"><text:span text:style-name="T186_1">Každý</text:span><text:span text:style-name="T186_2"><text:s/></text:span><text:span text:style-name="T186_3">mistr</text:span><text:span text:style-name="T186_4"><text:s/></text:span><text:span text:style-name="T186_5">umí</text:span><text:span text:style-name="T186_6"><text:s/></text:span><text:span text:style-name="T186_7">vyrobit</text:span><text:span text:style-name="T186_8"><text:s/></text:span><text:span text:style-name="T186_9">i</text:span><text:span text:style-name="T186_10"><text:s/></text:span><text:span text:style-name="T186_11">zámky</text:span><text:span text:style-name="T186_12"><text:s/></text:span><text:span text:style-name="T186_13">složitější</text:span><text:span text:style-name="T186_14"><text:s/></text:span><text:span text:style-name="T186_15">než</text:span><text:span text:style-name="T186_16"><text:s/></text:span><text:span text:style-name="T186_17">základní</text:span><text:span text:style-name="T186_18">.<text:s/></text:span><text:span text:style-name="T186_19">Konkrétně</text:span><text:span text:style-name="T186_20"><text:s/></text:span><text:span text:style-name="T186_21">se</text:span><text:span text:style-name="T186_22"><text:s/></text:span><text:span text:style-name="T186_23">jedná</text:span><text:span text:style-name="T186_24"><text:s/></text:span><text:span text:style-name="T186_25">o</text:span><text:span text:style-name="T186_26"><text:s/></text:span><text:span text:style-name="T186_27">zámky</text:span><text:span text:style-name="T186_28"><text:s/></text:span><text:span text:style-name="T186_29">profilové</text:span><text:span text:style-name="T186_30">,<text:s/></text:span><text:span text:style-name="T186_31">šifrové</text:span><text:span text:style-name="T186_32"><text:s/></text:span><text:span text:style-name="T186_33">a</text:span><text:span text:style-name="T186_34"><text:s/></text:span><text:span text:style-name="T186_35">heslové</text:span><text:span text:style-name="T186_36">.<text:s/></text:span></text:p>
      <text:h text:style-name="P187"><text:span text:style-name="T187_1">Zámky</text:span><text:span text:style-name="T187_2"><text:s/></text:span><text:span text:style-name="T187_3">šifrové</text:span></text:h>
      <text:p text:style-name="P188"><text:span text:style-name="T188_1">J</text:span><text:span text:style-name="T188_2">e</text:span><text:span text:style-name="T188_3"><text:s/></text:span><text:span text:style-name="T188_4">spleten</text:span><text:span text:style-name="T188_5"><text:s/></text:span><text:span text:style-name="T188_6">z</text:span><text:span text:style-name="T188_7"><text:s/>5</text:span><text:span text:style-name="T188_8">ti</text:span><text:span text:style-name="T188_9"><text:s/></text:span><text:span text:style-name="T188_10">vláken</text:span><text:span text:style-name="T188_11"><text:s/></text:span><text:span text:style-name="T188_12">o</text:span><text:span text:style-name="T188_13"><text:s/></text:span><text:span text:style-name="T188_14">délce</text:span><text:span text:style-name="T188_15"><text:s/>20<text:s/></text:span><text:span text:style-name="T188_16">cm</text:span><text:span text:style-name="T188_17">.</text:span></text:p>
      <text:h text:style-name="P189"><text:span text:style-name="T189_1">Zámky</text:span><text:span text:style-name="T189_2"><text:s/></text:span><text:span text:style-name="T189_3">h</text:span><text:span text:style-name="T189_4">eslové</text:span></text:h>
      <text:p text:style-name="P190"><text:span text:style-name="T190_1">Je</text:span><text:span text:style-name="T190_2"><text:s/></text:span><text:span text:style-name="T190_3">spleten</text:span><text:span text:style-name="T190_4"><text:s/></text:span><text:span text:style-name="T190_5">ze</text:span><text:span text:style-name="T190_6"><text:s/>7</text:span><text:span text:style-name="T190_7">mi</text:span><text:span text:style-name="T190_8"><text:s/></text:span><text:span text:style-name="T190_9">vláken</text:span><text:span text:style-name="T190_10"><text:s/></text:span><text:span text:style-name="T190_11">o</text:span><text:span text:style-name="T190_12"><text:s/></text:span><text:span text:style-name="T190_13">délce</text:span><text:span text:style-name="T190_14"><text:s/>15<text:s/></text:span><text:span text:style-name="T190_15">cm</text:span><text:span text:style-name="T190_16">.</text:span></text:p>
      <text:h text:style-name="P191"><text:span text:style-name="T191_1">Zámky</text:span><text:span text:style-name="T191_2"><text:s/></text:span><text:span text:style-name="T191_3">profilové</text:span></text:h>
      <text:p text:style-name="P192"><text:span text:style-name="T192_1">Je</text:span><text:span text:style-name="T192_2"><text:s/></text:span><text:span text:style-name="T192_3">spleten</text:span><text:span text:style-name="T192_4"><text:s/></text:span><text:span text:style-name="T192_5">ze</text:span><text:span text:style-name="T192_6"><text:s/>4<text:s/></text:span><text:span text:style-name="T192_7">vláken</text:span><text:span text:style-name="T192_8"><text:s/></text:span><text:span text:style-name="T192_9">o</text:span><text:span text:style-name="T192_10"><text:s/></text:span><text:span text:style-name="T192_11">délce</text:span><text:span text:style-name="T192_12"><text:s/>30<text:s/></text:span><text:span text:style-name="T192_13">cm</text:span><text:span text:style-name="T192_14">.<text:s/></text:span></text:p>
      <text:h text:style-name="P193"><text:span text:style-name="T193_1">Služby</text:span></text:h>
      <text:h text:style-name="P194"><text:span text:style-name="T194_1">Strom</text:span><text:span text:style-name="T194_2"><text:s/></text:span><text:span text:style-name="T194_3">služeb</text:span></text:h>
      <text:list text:style-name="LS4" xml:id="list43">
        <text:list-item>
          <text:p text:style-name="P195"><text:span text:style-name="T195_1">Služby</text:span><text:span text:style-name="T195_2"><text:s/>(</text:span><text:span text:style-name="T195_3">1</text:span><text:span text:style-name="T195_4">sp</text:span><text:span text:style-name="T195_5">)</text:span></text:p>
          <text:list>
            <text:list-item>
              <text:list>
                <text:list-item>
                  <text:p text:style-name="P196"><text:span text:style-name="T196_1">Hostinský</text:span><text:span text:style-name="T196_2"><text:s/>(</text:span><text:span text:style-name="T196_3">Kuchař</text:span><text:span text:style-name="T196_4">)<text:s/>(</text:span><text:span text:style-name="T196_5">3</text:span><text:span text:style-name="T196_6">sp</text:span><text:span text:style-name="T196_7">)</text:span></text:p>
                  <text:list>
                    <text:list-item>
                      <text:list>
                        <text:list-item>
                          <text:p text:style-name="P197"><text:span text:style-name="T197_1">Palič</text:span><text:span text:style-name="T197_2"><text:s/>(</text:span><text:span text:style-name="T197_3">4</text:span><text:span text:style-name="T197_4">sp</text:span><text:span text:style-name="T197_5">)</text:span></text:p>
                        </text:list-item>
                        <text:list-item>
                          <text:p text:style-name="P198"><text:span text:style-name="T198_1">Mistr</text:span><text:span text:style-name="T198_2"><text:s/></text:span><text:span text:style-name="T198_3">Kuchař</text:span><text:span text:style-name="T198_4"><text:s/>(</text:span><text:span text:style-name="T198_5">5</text:span><text:span text:style-name="T198_6">sp</text:span><text:span text:style-name="T198_7">)</text:span></text:p>
                        </text:list-item>
                        <text:list-item>
                          <text:p text:style-name="P199"><text:span text:style-name="T199_1">Výrobce</text:span><text:span text:style-name="T199_2"><text:s/></text:span><text:span text:style-name="T199_3">lehčího</text:span><text:span text:style-name="T199_4"><text:s/></text:span><text:span text:style-name="T199_5">alkoholu</text:span><text:span text:style-name="T199_6"><text:s/>(</text:span><text:span text:style-name="T199_7">Pivo</text:span><text:span text:style-name="T199_8">,<text:s/></text:span><text:span text:style-name="T199_9">Víno</text:span><text:span text:style-name="T199_10">,<text:s/></text:span><text:span text:style-name="T199_11">Medovina</text:span><text:span text:style-name="T199_12">)<text:s/>(</text:span><text:span text:style-name="T199_13">4</text:span><text:span text:style-name="T199_14">sp</text:span><text:span text:style-name="T199_15">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00"><text:span text:style-name="T200_1">Obchodník</text:span><text:span text:style-name="T200_2"><text:s/>(</text:span><text:span text:style-name="T200_3">1</text:span><text:span text:style-name="T200_4">sp</text:span><text:span text:style-name="T200_5">)</text:span></text:p>
                  <text:list>
                    <text:list-item>
                      <text:list>
                        <text:list-item>
                          <text:p text:style-name="P201"><text:span text:style-name="T201_1">Mistr</text:span><text:span text:style-name="T201_2"><text:s/></text:span><text:span text:style-name="T201_3">obchodník</text:span><text:span text:style-name="T201_4"><text:s/>(</text:span><text:span text:style-name="T201_5">3</text:span><text:span text:style-name="T201_6">sp</text:span><text:span text:style-name="T201_7">)</text:span></text:p>
                        </text:list-item>
                        <text:list-item>
                          <text:p text:style-name="P202"><text:span text:style-name="T202_1">Znalec</text:span><text:span text:style-name="T202_2"><text:s/></text:span><text:span text:style-name="T202_3">surovin</text:span><text:span text:style-name="T202_4"><text:s/>(</text:span><text:span text:style-name="T202_5">2</text:span><text:span text:style-name="T202_6">sp</text:span><text:span text:style-name="T202_7">)</text:span></text:p>
                        </text:list-item>
                        <text:list-item>
                          <text:p text:style-name="P203"><text:span text:style-name="T203_1">Znalec</text:span><text:span text:style-name="T203_2"><text:s/></text:span><text:span text:style-name="T203_3">zboží</text:span><text:span text:style-name="T203_4"><text:s/>(</text:span><text:span text:style-name="T203_5">2</text:span><text:span text:style-name="T203_6">sp</text:span><text:span text:style-name="T203_7">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04"><text:span text:style-name="T204_1">Herec</text:span><text:span text:style-name="T204_2"><text:s/>(</text:span><text:span text:style-name="T204_3">4</text:span><text:span text:style-name="T204_4">sp</text:span><text:span text:style-name="T204_5">,<text:s/></text:span><text:span text:style-name="T204_6">int</text:span><text:span text:style-name="T204_7"><text:s/>2</text:span><text:span text:style-name="T204_8">)</text:span></text:p>
                  <text:list>
                    <text:list-item>
                      <text:list>
                        <text:list-item>
                          <text:p text:style-name="P205"><text:span text:style-name="T205_1">Karbaník</text:span><text:span text:style-name="T205_2"><text:s/>(</text:span><text:span text:style-name="T205_3">4</text:span><text:span text:style-name="T205_4">sp</text:span><text:span text:style-name="T205_5">)</text:span></text:p>
                        </text:list-item>
                      </text:list>
                    </text:list-item>
                    <text:list-item>
                      <text:p text:style-name="P206"><text:span text:style-name="T206_1">Bard</text:span><text:span text:style-name="T206_2"><text:s/>(</text:span><text:span text:style-name="T206_3">3</text:span><text:span text:style-name="T206_4">sp</text:span><text:span text:style-name="T206_5">)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207"><text:span text:style-name="T207_1">Hostinský</text:span><text:span text:style-name="T207_2"><text:s/>(</text:span><text:span text:style-name="T207_3">Kuchař</text:span><text:span text:style-name="T207_4">)</text:span></text:h>
      <text:p text:style-name="P208"><text:span text:style-name="T208_1">Kuchař</text:span><text:span text:style-name="T208_2"><text:s/></text:span><text:span text:style-name="T208_3">umí</text:span><text:span text:style-name="T208_4"><text:s/></text:span><text:span text:style-name="T208_5">uvařit</text:span><text:span text:style-name="T208_6"><text:s/></text:span><text:span text:style-name="T208_7">dobré</text:span><text:span text:style-name="T208_8"><text:s/></text:span><text:span text:style-name="T208_9">jídlo</text:span><text:span text:style-name="T208_10">.<text:s/></text:span><text:span text:style-name="T208_11">Takové</text:span><text:span text:style-name="T208_12"><text:s/></text:span><text:span text:style-name="T208_13">dobré</text:span><text:span text:style-name="T208_14"><text:s/></text:span><text:span text:style-name="T208_15">jídlo</text:span><text:span text:style-name="T208_16"><text:s/></text:span><text:span text:style-name="T208_17">vyléčí</text:span><text:span text:style-name="T208_18"><text:s/></text:span><text:span text:style-name="T208_19">jeden</text:span><text:span text:style-name="T208_20"><text:s/></text:span><text:span text:style-name="T208_21">život</text:span><text:span text:style-name="T208_22"><text:s/></text:span><text:span text:style-name="T208_23">a</text:span><text:span text:style-name="T208_24"><text:s/></text:span><text:span text:style-name="T208_25">nahradí</text:span><text:span text:style-name="T208_26"><text:s/></text:span><text:span text:style-name="T208_27">dvě</text:span><text:span text:style-name="T208_28"><text:s/></text:span><text:span text:style-name="T208_29">obyčejná</text:span><text:span text:style-name="T208_30">.<text:s/></text:span><text:span text:style-name="T208_31">Nicméně</text:span><text:span text:style-name="T208_32"><text:s/></text:span><text:span text:style-name="T208_33">není</text:span><text:span text:style-name="T208_34"><text:s/></text:span><text:span text:style-name="T208_35">mistrem</text:span><text:span text:style-name="T208_36">,<text:s/></text:span><text:span text:style-name="T208_37">a</text:span><text:span text:style-name="T208_38"><text:s/></text:span><text:span text:style-name="T208_39">tak</text:span><text:span text:style-name="T208_40"><text:s/></text:span><text:span text:style-name="T208_41">je</text:span><text:span text:style-name="T208_42"><text:s/></text:span><text:span text:style-name="T208_43">možné</text:span><text:span text:style-name="T208_44"><text:s/></text:span><text:span text:style-name="T208_45">vyléčit</text:span><text:span text:style-name="T208_46"><text:s/></text:span><text:span text:style-name="T208_47">takto</text:span><text:span text:style-name="T208_48"><text:s/></text:span><text:span text:style-name="T208_49">život</text:span><text:span text:style-name="T208_50"><text:s/></text:span><text:span text:style-name="T208_51">pouze</text:span><text:span text:style-name="T208_52"><text:s/></text:span><text:span text:style-name="T208_53">jedním</text:span><text:span text:style-name="T208_54"><text:s/></text:span><text:span text:style-name="T208_55">dobrým</text:span><text:span text:style-name="T208_56"><text:s/></text:span><text:span text:style-name="T208_57">jídlem</text:span><text:span text:style-name="T208_58"><text:s/></text:span><text:span text:style-name="T208_59">za</text:span><text:span text:style-name="T208_60"><text:s/></text:span><text:span text:style-name="T208_61">den</text:span><text:span text:style-name="T208_62">.</text:span></text:p>
      <text:h text:style-name="P209"><text:span text:style-name="T209_1">Palič</text:span><text:span text:style-name="T209_2"><text:s/></text:span></text:h>
      <text:p text:style-name="P210"><text:span text:style-name="T210_1">Postava</text:span><text:span text:style-name="T210_2"><text:s/></text:span><text:span text:style-name="T210_3">s</text:span><text:span text:style-name="T210_4"><text:s/></text:span><text:span text:style-name="T210_5">touto</text:span><text:span text:style-name="T210_6"><text:s/></text:span><text:span text:style-name="T210_7">schopnosti</text:span><text:span text:style-name="T210_8"><text:s/></text:span><text:span text:style-name="T210_9">umí</text:span><text:span text:style-name="T210_10"><text:s/></text:span><text:span text:style-name="T210_11">pálit</text:span><text:span text:style-name="T210_12"><text:s/></text:span><text:span text:style-name="T210_13">alkohol</text:span><text:span text:style-name="T210_14">.<text:s/></text:span><text:span text:style-name="T210_15">Na</text:span><text:span text:style-name="T210_16"><text:s/></text:span><text:span text:style-name="T210_17">začátek</text:span><text:span text:style-name="T210_18"><text:s/></text:span><text:span text:style-name="T210_19">umí</text:span><text:span text:style-name="T210_20"><text:s/></text:span><text:span text:style-name="T210_21">uvařit</text:span><text:span text:style-name="T210_22"><text:s/></text:span><text:span text:style-name="T210_23">kedlubnovici</text:span><text:span text:style-name="T210_24">.<text:s/></text:span><text:span text:style-name="T210_25">V</text:span><text:span text:style-name="T210_26"><text:s/></text:span><text:span text:style-name="T210_27">průběhu</text:span><text:span text:style-name="T210_28"><text:s/></text:span><text:span text:style-name="T210_29">hry</text:span><text:span text:style-name="T210_30"><text:s/></text:span><text:span text:style-name="T210_31">je</text:span><text:span text:style-name="T210_32"><text:s/></text:span><text:span text:style-name="T210_33">možné</text:span><text:span text:style-name="T210_34"><text:s/></text:span><text:span text:style-name="T210_35">najít</text:span><text:span text:style-name="T210_36"><text:s/></text:span><text:span text:style-name="T210_37">recepty</text:span><text:span text:style-name="T210_38"><text:s/></text:span><text:span text:style-name="T210_39">na</text:span><text:span text:style-name="T210_40"><text:s/></text:span><text:span text:style-name="T210_41">další</text:span><text:span text:style-name="T210_42"><text:s/></text:span><text:span text:style-name="T210_43">nápoje</text:span><text:span text:style-name="T210_44">.<text:s/></text:span><text:span text:style-name="T210_45">Různé</text:span><text:span text:style-name="T210_46"><text:s/></text:span><text:span text:style-name="T210_47">nápoje</text:span><text:span text:style-name="T210_48"><text:s/></text:span><text:span text:style-name="T210_49">mají</text:span><text:span text:style-name="T210_50"><text:s/></text:span><text:span text:style-name="T210_51">různé</text:span><text:span text:style-name="T210_52"><text:s/></text:span><text:span text:style-name="T210_53">efekty</text:span><text:span text:style-name="T210_54">.<text:s/></text:span></text:p>
      <text:h text:style-name="P211"><text:span text:style-name="T211_1">Mistr</text:span><text:span text:style-name="T211_2"><text:s/></text:span><text:span text:style-name="T211_3">Kuchař</text:span></text:h>
      <text:p text:style-name="P212"><text:span text:style-name="T212_1">Postava</text:span><text:span text:style-name="T212_2"><text:s/></text:span><text:span text:style-name="T212_3">mistra</text:span><text:span text:style-name="T212_4"><text:s/></text:span><text:span text:style-name="T212_5">kuchaře</text:span><text:span text:style-name="T212_6"><text:s/></text:span><text:span text:style-name="T212_7">dokáže</text:span><text:span text:style-name="T212_8"><text:s/></text:span><text:span text:style-name="T212_9">s</text:span><text:span text:style-name="T212_10"><text:s/></text:span><text:span text:style-name="T212_11">jídlem</text:span><text:span text:style-name="T212_12"><text:s/></text:span><text:span text:style-name="T212_13">neuvěřitelné</text:span><text:span text:style-name="T212_14"><text:s/></text:span><text:span text:style-name="T212_15">věci</text:span><text:span text:style-name="T212_16">.<text:s/></text:span><text:span text:style-name="T212_17">Různá</text:span><text:span text:style-name="T212_18"><text:s/></text:span><text:span text:style-name="T212_19">jídla</text:span><text:span text:style-name="T212_20"><text:s/></text:span><text:span text:style-name="T212_21">od</text:span><text:span text:style-name="T212_22"><text:s/></text:span><text:span text:style-name="T212_23">takovéhoto</text:span><text:span text:style-name="T212_24"><text:s/></text:span><text:span text:style-name="T212_25">kuchaře</text:span><text:span text:style-name="T212_26"><text:s/></text:span><text:span text:style-name="T212_27">budou</text:span><text:span text:style-name="T212_28"><text:s/></text:span><text:span text:style-name="T212_29">mít</text:span><text:span text:style-name="T212_30"><text:s/></text:span><text:span text:style-name="T212_31">různé</text:span><text:span text:style-name="T212_32"><text:s/></text:span><text:span text:style-name="T212_33">účinky</text:span><text:span text:style-name="T212_34">.<text:s/></text:span><text:span text:style-name="T212_35">Každý</text:span><text:span text:style-name="T212_36"><text:s/></text:span><text:span text:style-name="T212_37">mistr</text:span><text:span text:style-name="T212_38"><text:s/></text:span><text:span text:style-name="T212_39">kuchař</text:span><text:span text:style-name="T212_40"><text:s/></text:span><text:span text:style-name="T212_41">může</text:span><text:span text:style-name="T212_42"><text:s/></text:span><text:span text:style-name="T212_43">mít</text:span><text:span text:style-name="T212_44"><text:s/></text:span><text:span text:style-name="T212_45">své</text:span><text:span text:style-name="T212_46"><text:s/></text:span><text:span text:style-name="T212_47">specifické</text:span><text:span text:style-name="T212_48"><text:s/></text:span><text:span text:style-name="T212_49">recepty</text:span><text:span text:style-name="T212_50">,<text:s/></text:span><text:span text:style-name="T212_51">které</text:span><text:span text:style-name="T212_52"><text:s/></text:span><text:span text:style-name="T212_53">nikdo</text:span><text:span text:style-name="T212_54"><text:s/></text:span><text:span text:style-name="T212_55">jiný</text:span><text:span text:style-name="T212_56"><text:s/></text:span><text:span text:style-name="T212_57">nebude</text:span><text:span text:style-name="T212_58"><text:s/></text:span><text:span text:style-name="T212_59">znát</text:span><text:span text:style-name="T212_60">.<text:s/></text:span></text:p>
      <text:h text:style-name="P213"><text:span text:style-name="T213_1">Výrobce</text:span><text:span text:style-name="T213_2"><text:s/></text:span><text:span text:style-name="T213_3">lehčího</text:span><text:span text:style-name="T213_4"><text:s/></text:span><text:span text:style-name="T213_5">alkoholu</text:span></text:h>
      <text:p text:style-name="P214"><text:span text:style-name="T214_1">Postava</text:span><text:span text:style-name="T214_2"><text:s/></text:span><text:span text:style-name="T214_3">s</text:span><text:span text:style-name="T214_4"><text:s/></text:span><text:span text:style-name="T214_5">touto</text:span><text:span text:style-name="T214_6"><text:s/></text:span><text:span text:style-name="T214_7">schopností</text:span><text:span text:style-name="T214_8"><text:s/></text:span><text:span text:style-name="T214_9">je</text:span><text:span text:style-name="T214_10"><text:s/></text:span><text:span text:style-name="T214_11">schopná</text:span><text:span text:style-name="T214_12"><text:s/></text:span><text:span text:style-name="T214_13">vařit</text:span><text:span text:style-name="T214_14"><text:s/></text:span><text:span text:style-name="T214_15">lehčí</text:span><text:span text:style-name="T214_16"><text:s/></text:span><text:span text:style-name="T214_17">alkohol</text:span><text:span text:style-name="T214_18"><text:s/></text:span><text:span text:style-name="T214_19">jako</text:span><text:span text:style-name="T214_20"><text:s/></text:span><text:span text:style-name="T214_21">pivo</text:span><text:span text:style-name="T214_22">,<text:s/></text:span><text:span text:style-name="T214_23">víno</text:span><text:span text:style-name="T214_24"><text:s/></text:span><text:span text:style-name="T214_25">a</text:span><text:span text:style-name="T214_26"><text:s/></text:span><text:span text:style-name="T214_27">medovinu</text:span><text:span text:style-name="T214_28"><text:s/></text:span><text:span text:style-name="T214_29">či</text:span><text:span text:style-name="T214_30"><text:s/></text:span><text:span text:style-name="T214_31">další</text:span><text:span text:style-name="T214_32"><text:s/></text:span><text:span text:style-name="T214_33">podobné</text:span><text:span text:style-name="T214_34"><text:s/></text:span><text:span text:style-name="T214_35">nápoje</text:span><text:span text:style-name="T214_36"><text:s/></text:span><text:span text:style-name="T214_37">na</text:span><text:span text:style-name="T214_38"><text:s/></text:span><text:span text:style-name="T214_39">které</text:span><text:span text:style-name="T214_40"><text:s/></text:span><text:span text:style-name="T214_41">půjde</text:span><text:span text:style-name="T214_42"><text:s/></text:span><text:span text:style-name="T214_43">najít</text:span><text:span text:style-name="T214_44"><text:s/></text:span><text:span text:style-name="T214_45">recepty</text:span><text:span text:style-name="T214_46"><text:s/></text:span><text:span text:style-name="T214_47">v</text:span><text:span text:style-name="T214_48"><text:s/></text:span><text:span text:style-name="T214_49">průběhu</text:span><text:span text:style-name="T214_50"><text:s/></text:span><text:span text:style-name="T214_51">hry</text:span><text:span text:style-name="T214_52">.<text:s/></text:span></text:p>
      <text:h text:style-name="P215"><text:span text:style-name="T215_1">Obchodník</text:span><text:span text:style-name="T215_2"><text:s/></text:span></text:h>
      <text:p text:style-name="P216"><text:span text:style-name="T216_1">Postava</text:span><text:span text:style-name="T216_2"><text:s/></text:span><text:span text:style-name="T216_3">se</text:span><text:span text:style-name="T216_4"><text:s/></text:span><text:span text:style-name="T216_5">schopnosti</text:span><text:span text:style-name="T216_6"><text:s/></text:span><text:span text:style-name="T216_7">obchodník</text:span><text:span text:style-name="T216_8"><text:s/></text:span><text:span text:style-name="T216_9">je</text:span><text:span text:style-name="T216_10"><text:s/></text:span><text:span text:style-name="T216_11">schopna</text:span><text:span text:style-name="T216_12"><text:s/></text:span><text:span text:style-name="T216_13">každou</text:span><text:span text:style-name="T216_14"><text:s/></text:span><text:span text:style-name="T216_15">hodinu</text:span><text:span text:style-name="T216_16"><text:s/></text:span><text:span text:style-name="T216_17">jednou</text:span><text:span text:style-name="T216_18"><text:s/></text:span><text:span text:style-name="T216_19">usmlouvat</text:span><text:span text:style-name="T216_20"><text:s/></text:span><text:span text:style-name="T216_21">cenu</text:span><text:span text:style-name="T216_22"><text:s/></text:span><text:span text:style-name="T216_23">po</text:span><text:span text:style-name="T216_24"><text:s/></text:span><text:span text:style-name="T216_25">dohodě</text:span><text:span text:style-name="T216_26"><text:s/></text:span><text:span text:style-name="T216_27">o</text:span><text:span text:style-name="T216_28"><text:s/></text:span><text:span text:style-name="T216_29">deset</text:span><text:span text:style-name="T216_30"><text:s/></text:span><text:span text:style-name="T216_31">procent</text:span><text:span text:style-name="T216_32">.<text:s/></text:span><text:span text:style-name="T216_33">Neplatí</text:span><text:span text:style-name="T216_34"><text:s/></text:span><text:span text:style-name="T216_35">pro</text:span><text:span text:style-name="T216_36"><text:s/></text:span><text:span text:style-name="T216_37">obchodování</text:span><text:span text:style-name="T216_38"><text:s/></text:span><text:span text:style-name="T216_39">mezi</text:span><text:span text:style-name="T216_40"><text:s/></text:span><text:span text:style-name="T216_41">hráči</text:span><text:span text:style-name="T216_42">.<text:s/></text:span></text:p>
      <text:h text:style-name="P217"><text:span text:style-name="T217_1">Mistr</text:span><text:span text:style-name="T217_2"><text:s/></text:span><text:span text:style-name="T217_3">obchodník</text:span><text:span text:style-name="T217_4"><text:s/></text:span></text:h>
      <text:p text:style-name="P218"><text:span text:style-name="T218_1">Díky</text:span><text:span text:style-name="T218_2"><text:s/></text:span><text:span text:style-name="T218_3">mnoha</text:span><text:span text:style-name="T218_4"><text:s/></text:span><text:span text:style-name="T218_5">letům</text:span><text:span text:style-name="T218_6"><text:s/></text:span><text:span text:style-name="T218_7">praxe</text:span><text:span text:style-name="T218_8"><text:s/></text:span><text:span text:style-name="T218_9">v</text:span><text:span text:style-name="T218_10"><text:s/></text:span><text:span text:style-name="T218_11">obchodních</text:span><text:span text:style-name="T218_12"><text:s/></text:span><text:span text:style-name="T218_13">záležitostech</text:span><text:span text:style-name="T218_14"><text:s/></text:span><text:span text:style-name="T218_15">je</text:span><text:span text:style-name="T218_16"><text:s/></text:span><text:span text:style-name="T218_17">schopen</text:span><text:span text:style-name="T218_18"><text:s/></text:span><text:span text:style-name="T218_19">smlouvat</text:span><text:span text:style-name="T218_20"><text:s/></text:span><text:span text:style-name="T218_21">ještě</text:span><text:span text:style-name="T218_22"><text:s/></text:span><text:span text:style-name="T218_23">lépe</text:span><text:span text:style-name="T218_24"><text:s/></text:span><text:span text:style-name="T218_25">a</text:span><text:span text:style-name="T218_26"><text:s/></text:span><text:span text:style-name="T218_27">zvládne</text:span><text:span text:style-name="T218_28"><text:s/></text:span><text:span text:style-name="T218_29">usmlouvat</text:span><text:span text:style-name="T218_30"><text:s/></text:span><text:span text:style-name="T218_31">až</text:span><text:span text:style-name="T218_32"><text:s/></text:span><text:span text:style-name="T218_33">dvacet</text:span><text:span text:style-name="T218_34"><text:s/></text:span><text:span text:style-name="T218_35">procent</text:span><text:span text:style-name="T218_36"><text:s/></text:span><text:span text:style-name="T218_37">z</text:span><text:span text:style-name="T218_38"><text:s/></text:span><text:span text:style-name="T218_39">ceny</text:span><text:span text:style-name="T218_40"><text:s/></text:span><text:span text:style-name="T218_41">zboží</text:span><text:span text:style-name="T218_42">.<text:s/></text:span><text:span text:style-name="T218_43">Neplatí</text:span><text:span text:style-name="T218_44"><text:s/></text:span><text:span text:style-name="T218_45">pro</text:span><text:span text:style-name="T218_46"><text:s/></text:span><text:span text:style-name="T218_47">obchodování</text:span><text:span text:style-name="T218_48"><text:s/></text:span><text:span text:style-name="T218_49">mezi</text:span><text:span text:style-name="T218_50"><text:s/></text:span><text:span text:style-name="T218_51">hráči</text:span><text:span text:style-name="T218_52">.<text:s/></text:span></text:p>
      <text:h text:style-name="P219"><text:span text:style-name="T219_1">Znalec</text:span><text:span text:style-name="T219_2"><text:s/></text:span><text:span text:style-name="T219_3">surovin</text:span><text:span text:style-name="T219_4"><text:s/></text:span></text:h>
      <text:p text:style-name="P220"><text:span text:style-name="T220_1">Není</text:span><text:span text:style-name="T220_2"><text:s/></text:span><text:span text:style-name="T220_3">tak</text:span><text:span text:style-name="T220_4"><text:s/></text:span><text:span text:style-name="T220_5">obecně</text:span><text:span text:style-name="T220_6"><text:s/></text:span><text:span text:style-name="T220_7">schopný</text:span><text:span text:style-name="T220_8"><text:s/></text:span><text:span text:style-name="T220_9">jako</text:span><text:span text:style-name="T220_10"><text:s/></text:span><text:span text:style-name="T220_11">mistr</text:span><text:span text:style-name="T220_12"><text:s/></text:span><text:span text:style-name="T220_13">obchodník</text:span><text:span text:style-name="T220_14">,<text:s/></text:span><text:span text:style-name="T220_15">ale</text:span><text:span text:style-name="T220_16"><text:s/></text:span><text:span text:style-name="T220_17">o</text:span><text:span text:style-name="T220_18"><text:s/></text:span><text:span text:style-name="T220_19">surovinách</text:span><text:span text:style-name="T220_20"><text:s/></text:span><text:span text:style-name="T220_21">toho</text:span><text:span text:style-name="T220_22"><text:s/></text:span><text:span text:style-name="T220_23">ví</text:span><text:span text:style-name="T220_24"><text:s/></text:span><text:span text:style-name="T220_25">opravdu</text:span><text:span text:style-name="T220_26"><text:s/></text:span><text:span text:style-name="T220_27">hodně</text:span><text:span text:style-name="T220_28">,<text:s/></text:span><text:span text:style-name="T220_29">a</text:span><text:span text:style-name="T220_30"><text:s/></text:span><text:span text:style-name="T220_31">tak</text:span><text:span text:style-name="T220_32"><text:s/></text:span><text:span text:style-name="T220_33">zvládne</text:span><text:span text:style-name="T220_34"><text:s/></text:span><text:span text:style-name="T220_35">jejich</text:span><text:span text:style-name="T220_36"><text:s/></text:span><text:span text:style-name="T220_37">cenu</text:span><text:span text:style-name="T220_38"><text:s/></text:span><text:span text:style-name="T220_39">snížit</text:span><text:span text:style-name="T220_40"><text:s/></text:span><text:span text:style-name="T220_41">o</text:span><text:span text:style-name="T220_42"><text:s/></text:span><text:span text:style-name="T220_43">třicet</text:span><text:span text:style-name="T220_44"><text:s/></text:span><text:span text:style-name="T220_45">procent</text:span><text:span text:style-name="T220_46">.<text:s/></text:span><text:span text:style-name="T220_47">Efekty</text:span><text:span text:style-name="T220_48"><text:s/></text:span><text:span text:style-name="T220_49">schopnosti</text:span><text:span text:style-name="T220_50"><text:s/></text:span><text:span text:style-name="T220_51">se</text:span><text:span text:style-name="T220_52"><text:s/></text:span><text:span text:style-name="T220_53">nesčítají</text:span><text:span text:style-name="T220_54">.<text:s/></text:span><text:span text:style-name="T220_55">Neplatí</text:span><text:span text:style-name="T220_56"><text:s/></text:span><text:span text:style-name="T220_57">pro</text:span><text:span text:style-name="T220_58"><text:s/></text:span><text:span text:style-name="T220_59">obchodování</text:span><text:span text:style-name="T220_60"><text:s/></text:span><text:span text:style-name="T220_61">mezi</text:span><text:span text:style-name="T220_62"><text:s/></text:span><text:span text:style-name="T220_63">hráči</text:span><text:span text:style-name="T220_64">.<text:s/></text:span></text:p>
      <text:h text:style-name="P221"><text:span text:style-name="T221_1">Znalec</text:span><text:span text:style-name="T221_2"><text:s/></text:span><text:span text:style-name="T221_3">zboží</text:span><text:span text:style-name="T221_4"><text:s/></text:span></text:h>
      <text:p text:style-name="P222"><text:span text:style-name="T222_1">Zvládne</text:span><text:span text:style-name="T222_2"><text:s/></text:span><text:span text:style-name="T222_3">snížit</text:span><text:span text:style-name="T222_4"><text:s/></text:span><text:span text:style-name="T222_5">cenu</text:span><text:span text:style-name="T222_6"><text:s/></text:span><text:span text:style-name="T222_7">zboží</text:span><text:span text:style-name="T222_8"><text:s/></text:span><text:span text:style-name="T222_9">vytvořeného</text:span><text:span text:style-name="T222_10"><text:s/></text:span><text:span text:style-name="T222_11">řemeslníky</text:span><text:span text:style-name="T222_12"><text:s/></text:span><text:span text:style-name="T222_13">o</text:span><text:span text:style-name="T222_14"><text:s/></text:span><text:span text:style-name="T222_15">třicet</text:span><text:span text:style-name="T222_16"><text:s/></text:span><text:span text:style-name="T222_17">procent</text:span><text:span text:style-name="T222_18">.<text:s/></text:span><text:span text:style-name="T222_19">Neplatí</text:span><text:span text:style-name="T222_20"><text:s/></text:span><text:span text:style-name="T222_21">pro</text:span><text:span text:style-name="T222_22"><text:s/></text:span><text:span text:style-name="T222_23">obchodování</text:span><text:span text:style-name="T222_24"><text:s/></text:span><text:span text:style-name="T222_25">mezi</text:span><text:span text:style-name="T222_26"><text:s/></text:span><text:span text:style-name="T222_27">hráči</text:span><text:span text:style-name="T222_28">.<text:s/></text:span></text:p>
      <text:h text:style-name="P223"><text:span text:style-name="T223_1">Herectví</text:span></text:h>
      <text:p text:style-name="P224"><text:span text:style-name="T224_1">Postava</text:span><text:span text:style-name="T224_2"><text:s/></text:span><text:span text:style-name="T224_3">se</text:span><text:span text:style-name="T224_4"><text:s/></text:span><text:span text:style-name="T224_5">schopností</text:span><text:span text:style-name="T224_6"><text:s/></text:span><text:span text:style-name="T224_7">herectví</text:span><text:span text:style-name="T224_8"><text:s/></text:span><text:span text:style-name="T224_9">umí</text:span><text:span text:style-name="T224_10"><text:s/></text:span><text:span text:style-name="T224_11">svým</text:span><text:span text:style-name="T224_12"><text:s/></text:span><text:span text:style-name="T224_13">hraním</text:span><text:span text:style-name="T224_14"><text:s/></text:span><text:span text:style-name="T224_15">trvajícím</text:span><text:span text:style-name="T224_16"><text:s/></text:span><text:span text:style-name="T224_17">alespoň</text:span><text:span text:style-name="T224_18"><text:s/></text:span><text:span text:style-name="T224_19">5<text:s/></text:span><text:span text:style-name="T224_20">minut</text:span><text:span text:style-name="T224_21"><text:s/></text:span><text:span text:style-name="T224_22">zaujmout</text:span><text:span text:style-name="T224_23"><text:s/></text:span><text:span text:style-name="T224_24">publikum</text:span><text:span text:style-name="T224_25"><text:s/></text:span><text:span text:style-name="T224_26">natolik</text:span><text:span text:style-name="T224_27">,<text:s/></text:span><text:span text:style-name="T224_28">že</text:span><text:span text:style-name="T224_29"><text:s/></text:span><text:span text:style-name="T224_30">ji</text:span><text:span text:style-name="T224_31"><text:s/></text:span><text:span text:style-name="T224_32">za</text:span><text:span text:style-name="T224_33"><text:s/></text:span><text:span text:style-name="T224_34">to</text:span><text:span text:style-name="T224_35"><text:s/></text:span><text:span text:style-name="T224_36">město</text:span><text:span text:style-name="T224_37"><text:s/></text:span><text:span text:style-name="T224_38">zaplatí</text:span><text:span text:style-name="T224_39"><text:s/></text:span><text:span text:style-name="T224_40">jeden</text:span><text:span text:style-name="T224_41"><text:s/></text:span><text:span text:style-name="T224_42">trojník</text:span><text:span text:style-name="T224_43"><text:s/></text:span><text:span text:style-name="T224_44">za</text:span><text:span text:style-name="T224_45"><text:s/></text:span><text:span text:style-name="T224_46">každého</text:span><text:span text:style-name="T224_47"><text:s/></text:span><text:span text:style-name="T224_48">diváka</text:span><text:span text:style-name="T224_49">.<text:s/></text:span><text:span text:style-name="T224_50">Divákem</text:span><text:span text:style-name="T224_51"><text:s/></text:span><text:span text:style-name="T224_52">rozumíme</text:span><text:span text:style-name="T224_53"><text:s/></text:span><text:span text:style-name="T224_54">někoho</text:span><text:span text:style-name="T224_55">,<text:s/></text:span><text:span text:style-name="T224_56">kdo</text:span><text:span text:style-name="T224_57"><text:s/></text:span><text:span text:style-name="T224_58">bude</text:span><text:span text:style-name="T224_59"><text:s/></text:span><text:span text:style-name="T224_60">celou</text:span><text:span text:style-name="T224_61"><text:s/></text:span><text:span text:style-name="T224_62">dobu</text:span><text:span text:style-name="T224_63"><text:s/></text:span><text:span text:style-name="T224_64">sledovat</text:span><text:span text:style-name="T224_65"><text:s/></text:span><text:span text:style-name="T224_66">představení</text:span><text:span text:style-name="T224_67">.<text:s/></text:span><text:span text:style-name="T224_68">Suma</text:span><text:span text:style-name="T224_69"><text:s/></text:span><text:span text:style-name="T224_70">se</text:span><text:span text:style-name="T224_71"><text:s/></text:span><text:span text:style-name="T224_72">násobí</text:span><text:span text:style-name="T224_73"><text:s/></text:span><text:span text:style-name="T224_74">počtem</text:span><text:span text:style-name="T224_75"><text:s/></text:span><text:span text:style-name="T224_76">herců</text:span><text:span text:style-name="T224_77">,<text:s/></text:span><text:span text:style-name="T224_78">neboli</text:span><text:span text:style-name="T224_79"><text:s/></text:span><text:span text:style-name="T224_80">hrají</text:span><text:span text:style-name="T224_81">-</text:span><text:span text:style-name="T224_82">li</text:span><text:span text:style-name="T224_83"><text:s/></text:span><text:span text:style-name="T224_84">dva</text:span><text:span text:style-name="T224_85"><text:s/></text:span><text:span text:style-name="T224_86">herci</text:span><text:span text:style-name="T224_87">,<text:s/></text:span><text:span text:style-name="T224_88">dostanou</text:span><text:span text:style-name="T224_89"><text:s/></text:span><text:span text:style-name="T224_90">každý</text:span><text:span text:style-name="T224_91"><text:s/></text:span><text:span text:style-name="T224_92">jeden</text:span><text:span text:style-name="T224_93"><text:s/></text:span><text:span text:style-name="T224_94">trojník</text:span><text:span text:style-name="T224_95"><text:s/></text:span><text:span text:style-name="T224_96">za</text:span><text:span text:style-name="T224_97"><text:s/></text:span><text:span text:style-name="T224_98">představení</text:span><text:span text:style-name="T224_99">.<text:s/></text:span><text:span text:style-name="T224_100">Tuto</text:span><text:span text:style-name="T224_101"><text:s/></text:span><text:span text:style-name="T224_102">schopnost</text:span><text:span text:style-name="T224_103"><text:s/></text:span><text:span text:style-name="T224_104">může</text:span><text:span text:style-name="T224_105"><text:s/></text:span><text:span text:style-name="T224_106">každý</text:span><text:span text:style-name="T224_107"><text:s/></text:span><text:span text:style-name="T224_108">herec</text:span><text:span text:style-name="T224_109"><text:s/></text:span><text:span text:style-name="T224_110">použít</text:span><text:span text:style-name="T224_111"><text:s/></text:span><text:span text:style-name="T224_112">nejvýše</text:span><text:span text:style-name="T224_113"><text:s/></text:span><text:span text:style-name="T224_114">jednou</text:span><text:span text:style-name="T224_115"><text:s/></text:span><text:span text:style-name="T224_116">za</text:span><text:span text:style-name="T224_117"><text:s/></text:span><text:span text:style-name="T224_118">hodinu</text:span><text:span text:style-name="T224_119">.<text:s/></text:span><text:span text:style-name="T224_120"><text:s/></text:span></text:p>
      <text:h text:style-name="P225"><text:span text:style-name="T225_1">Karbaník</text:span><text:span text:style-name="T225_2"><text:s/></text:span></text:h>
      <text:p text:style-name="P226"><text:span text:style-name="T226_1">Postava</text:span><text:span text:style-name="T226_2"><text:s/></text:span><text:span text:style-name="T226_3">s</text:span><text:span text:style-name="T226_4"><text:s/></text:span><text:span text:style-name="T226_5">touto</text:span><text:span text:style-name="T226_6"><text:s/></text:span><text:span text:style-name="T226_7">schopností</text:span><text:span text:style-name="T226_8"><text:s/></text:span><text:span text:style-name="T226_9">umí</text:span><text:span text:style-name="T226_10"><text:s/></text:span><text:span text:style-name="T226_11">výborně</text:span><text:span text:style-name="T226_12"><text:s/></text:span><text:span text:style-name="T226_13">podvádět</text:span><text:span text:style-name="T226_14"><text:s/></text:span><text:span text:style-name="T226_15">při</text:span><text:span text:style-name="T226_16"><text:s/></text:span><text:span text:style-name="T226_17">provozování</text:span><text:span text:style-name="T226_18"><text:s/></text:span><text:span text:style-name="T226_19">hazardních</text:span><text:span text:style-name="T226_20"><text:s/></text:span><text:span text:style-name="T226_21">her</text:span><text:span text:style-name="T226_22">.<text:s/></text:span><text:span text:style-name="T226_23">Hraní</text:span><text:span text:style-name="T226_24"><text:s/></text:span><text:span text:style-name="T226_25">se</text:span><text:span text:style-name="T226_26"><text:s/></text:span><text:span text:style-name="T226_27">dá</text:span><text:span text:style-name="T226_28"><text:s/></text:span><text:span text:style-name="T226_29">výborně</text:span><text:span text:style-name="T226_30"><text:s/></text:span><text:span text:style-name="T226_31">použít</text:span><text:span text:style-name="T226_32"><text:s/></text:span><text:span text:style-name="T226_33">při</text:span><text:span text:style-name="T226_34"><text:s/></text:span><text:span text:style-name="T226_35">podvádění</text:span><text:span text:style-name="T226_36">.<text:s/></text:span><text:span text:style-name="T226_37">Například</text:span><text:span text:style-name="T226_38"><text:s/></text:span><text:span text:style-name="T226_39">při</text:span><text:span text:style-name="T226_40"><text:s/></text:span><text:span text:style-name="T226_41">hře</text:span><text:span text:style-name="T226_42"><text:s/></text:span><text:span text:style-name="T226_43">v</text:span><text:span text:style-name="T226_44"><text:s/></text:span><text:span text:style-name="T226_45">kostky</text:span><text:span text:style-name="T226_46"><text:s/></text:span><text:span text:style-name="T226_47">má</text:span><text:span text:style-name="T226_48"><text:s/></text:span><text:span text:style-name="T226_49">možnost</text:span><text:span text:style-name="T226_50"><text:s/></text:span><text:span text:style-name="T226_51">hodit</text:span><text:span text:style-name="T226_52"><text:s/></text:span><text:span text:style-name="T226_53">si</text:span><text:span text:style-name="T226_54"><text:s/></text:span><text:span text:style-name="T226_55">kostkou</text:span><text:span text:style-name="T226_56"><text:s/></text:span><text:span text:style-name="T226_57">navíc</text:span><text:span text:style-name="T226_58"><text:s/></text:span><text:span text:style-name="T226_59">a</text:span><text:span text:style-name="T226_60"><text:s/></text:span><text:span text:style-name="T226_61">vybrat</text:span><text:span text:style-name="T226_62"><text:s/></text:span><text:span text:style-name="T226_63">si</text:span><text:span text:style-name="T226_64"><text:s/></text:span><text:span text:style-name="T226_65">které</text:span><text:span text:style-name="T226_66"><text:s/></text:span><text:span text:style-name="T226_67">použije</text:span><text:span text:style-name="T226_68">.<text:s/></text:span><text:span text:style-name="T226_69">Při</text:span><text:span text:style-name="T226_70"><text:s/></text:span><text:span text:style-name="T226_71">ruletě</text:span><text:span text:style-name="T226_72"><text:s/></text:span><text:span text:style-name="T226_73">může</text:span><text:span text:style-name="T226_74"><text:s/></text:span><text:span text:style-name="T226_75">dát</text:span><text:span text:style-name="T226_76"><text:s/></text:span><text:span text:style-name="T226_77">až</text:span><text:span text:style-name="T226_78"><text:s/></text:span><text:span text:style-name="T226_79">jedenapůlnásobek</text:span><text:span text:style-name="T226_80"><text:s/></text:span><text:span text:style-name="T226_81">žertonů</text:span><text:span text:style-name="T226_82">,<text:s/></text:span><text:span text:style-name="T226_83">než</text:span><text:span text:style-name="T226_84"><text:s/></text:span><text:span text:style-name="T226_85">by</text:span><text:span text:style-name="T226_86"><text:s/></text:span><text:span text:style-name="T226_87">měl</text:span><text:span text:style-name="T226_88"><text:s/></text:span><text:span text:style-name="T226_89">standardně</text:span><text:span text:style-name="T226_90"><text:s/></text:span><text:span text:style-name="T226_91">vsadit</text:span><text:span text:style-name="T226_92">.<text:s/></text:span><text:span text:style-name="T226_93">A</text:span><text:span text:style-name="T226_94"><text:s/></text:span><text:span text:style-name="T226_95">další</text:span><text:span text:style-name="T226_96"><text:s/></text:span><text:span text:style-name="T226_97">podobné</text:span><text:span text:style-name="T226_98">.</text:span></text:p>
      <text:h text:style-name="P227"><text:bookmark-start text:name="h.kne0e4bs34hq"/><text:bookmark-end text:name="h.kne0e4bs34hq"/><text:span text:style-name="T227_1">Bardství</text:span></text:h>
      <text:p text:style-name="P228"><text:span text:style-name="T228_1">Postava</text:span><text:span text:style-name="T228_2"><text:s/></text:span><text:span text:style-name="T228_3">s</text:span><text:span text:style-name="T228_4"><text:s/></text:span><text:span text:style-name="T228_5">touto</text:span><text:span text:style-name="T228_6"><text:s/></text:span><text:span text:style-name="T228_7">schopností</text:span><text:span text:style-name="T228_8"><text:s/></text:span><text:span text:style-name="T228_9">je</text:span><text:span text:style-name="T228_10"><text:s/></text:span><text:span text:style-name="T228_11">schopná</text:span><text:span text:style-name="T228_12"><text:s/></text:span><text:span text:style-name="T228_13">postavám</text:span><text:span text:style-name="T228_14">,<text:s/></text:span><text:span text:style-name="T228_15">které</text:span><text:span text:style-name="T228_16"><text:s/></text:span><text:span text:style-name="T228_17">na</text:span><text:span text:style-name="T228_18">slouchají</text:span><text:span text:style-name="T228_19"><text:s/></text:span><text:span text:style-name="T228_20">její</text:span><text:span text:style-name="T228_21"><text:s/></text:span><text:span text:style-name="T228_22">hře</text:span><text:span text:style-name="T228_23"><text:s/></text:span><text:span text:style-name="T228_24">na</text:span><text:span text:style-name="T228_25"><text:s/></text:span><text:span text:style-name="T228_26">hudební</text:span><text:span text:style-name="T228_27"><text:s/></text:span><text:span text:style-name="T228_28">nástroj</text:span><text:span text:style-name="T228_29"><text:s/></text:span><text:span text:style-name="T228_30">nebo</text:span><text:span text:style-name="T228_31"><text:s/></text:span><text:span text:style-name="T228_32">jejímu</text:span><text:span text:style-name="T228_33"><text:s/></text:span><text:span text:style-name="T228_34">zpěvu</text:span><text:span text:style-name="T228_35">,<text:s/></text:span><text:span text:style-name="T228_36">vnuknout</text:span><text:span text:style-name="T228_37"><text:s/></text:span><text:span text:style-name="T228_38">nějakou</text:span><text:span text:style-name="T228_39"><text:s/></text:span><text:span text:style-name="T228_40">náladu</text:span><text:span text:style-name="T228_41"><text:s/></text:span><text:span text:style-name="T228_42">nebo</text:span><text:span text:style-name="T228_43"><text:s/></text:span><text:span text:style-name="T228_44">emoci</text:span><text:span text:style-name="T228_45">:</text:span><text:span text:style-name="T228_46"><text:s/></text:span><text:span text:style-name="T228_47">radost</text:span><text:span text:style-name="T228_48">,<text:s/></text:span><text:span text:style-name="T228_49">odvahu</text:span><text:span text:style-name="T228_50">,<text:s/></text:span><text:span text:style-name="T228_51">smutek</text:span><text:span text:style-name="T228_52">.<text:s/></text:span><text:span text:style-name="T228_53">Apriori</text:span><text:span text:style-name="T228_54"><text:s/></text:span><text:span text:style-name="T228_55">to</text:span><text:span text:style-name="T228_56"><text:s/></text:span><text:span text:style-name="T228_57">ale</text:span><text:span text:style-name="T228_58"><text:s/></text:span><text:span text:style-name="T228_59">postavy</text:span><text:span text:style-name="T228_60"><text:s/></text:span><text:span text:style-name="T228_61">k</text:span><text:span text:style-name="T228_62"><text:s/></text:span><text:span text:style-name="T228_63">ničemu</text:span><text:span text:style-name="T228_64"><text:s/></text:span><text:span text:style-name="T228_65">nenutí</text:span><text:span text:style-name="T228_66">.</text:span><text:span text:style-name="T228_67"><text:tab/><text:s/><text:tab/><text:s/><text:tab/><text:s/><text:tab/></text:span></text:p>
      <text:h text:style-name="P229"><text:bookmark-start text:name="h.iovd7ziyralc"/><text:bookmark-end text:name="h.iovd7ziyralc"/><text:span text:style-name="T229_1">Vzdělání</text:span></text:h>
      <text:p text:style-name="P230"><text:span text:style-name="T230_1">Každá</text:span><text:span text:style-name="T230_2"><text:s/></text:span><text:span text:style-name="T230_3">postava</text:span><text:span text:style-name="T230_4"><text:s/></text:span><text:span text:style-name="T230_5">na</text:span><text:span text:style-name="T230_6"><text:s/></text:span><text:span text:style-name="T230_7">Erinoru</text:span><text:span text:style-name="T230_8"><text:s/></text:span><text:span text:style-name="T230_9">umí</text:span><text:span text:style-name="T230_10"><text:s/></text:span><text:span text:style-name="T230_11">číst</text:span><text:span text:style-name="T230_12">,<text:s/></text:span><text:span text:style-name="T230_13">pokud</text:span><text:span text:style-name="T230_14"><text:s/></text:span><text:span text:style-name="T230_15">není</text:span><text:span text:style-name="T230_16"><text:s/></text:span><text:span text:style-name="T230_17">vyloženě</text:span><text:span text:style-name="T230_18"><text:s/></text:span><text:span text:style-name="T230_19">negramotná</text:span><text:span text:style-name="T230_20">.<text:s/></text:span><text:span text:style-name="T230_21">Negramotné</text:span><text:span text:style-name="T230_22"><text:s/></text:span><text:span text:style-name="T230_23">postavy</text:span><text:span text:style-name="T230_24"><text:s/></text:span><text:span text:style-name="T230_25">to</text:span><text:span text:style-name="T230_26"><text:s/></text:span><text:span text:style-name="T230_27">mají</text:span><text:span text:style-name="T230_28"><text:s/></text:span><text:span text:style-name="T230_29">zmíněné</text:span><text:span text:style-name="T230_30"><text:s/></text:span><text:span text:style-name="T230_31">v</text:span><text:span text:style-name="T230_32"><text:s/></text:span><text:span text:style-name="T230_33">historii</text:span><text:span text:style-name="T230_34"><text:s/></text:span><text:span text:style-name="T230_35">a</text:span><text:span text:style-name="T230_36"><text:s/></text:span><text:span text:style-name="T230_37">dohodnuté</text:span><text:span text:style-name="T230_38"><text:s/></text:span><text:span text:style-name="T230_39">s</text:span><text:span text:style-name="T230_40"><text:s/></text:span><text:span text:style-name="T230_41">orgy</text:span><text:span text:style-name="T230_42">. <text:s/></text:span></text:p>
      <text:p text:style-name="P231"/>
      <text:p text:style-name="P232"><text:span text:style-name="T232_1">Tato</text:span><text:span text:style-name="T232_2"><text:s/></text:span><text:span text:style-name="T232_3">schopnost</text:span><text:span text:style-name="T232_4"><text:s/></text:span><text:span text:style-name="T232_5">vám</text:span><text:span text:style-name="T232_6"><text:s/></text:span><text:span text:style-name="T232_7">poskytuje</text:span><text:span text:style-name="T232_8"><text:s/></text:span><text:span text:style-name="T232_9">znalosti</text:span><text:span text:style-name="T232_10"><text:s/></text:span><text:span text:style-name="T232_11">v</text:span><text:span text:style-name="T232_12"><text:s/></text:span><text:span text:style-name="T232_13">daném</text:span><text:span text:style-name="T232_14"><text:s/></text:span><text:span text:style-name="T232_15">oboru</text:span><text:span text:style-name="T232_16"><text:s/></text:span><text:span text:style-name="T232_17">v</text:span><text:span text:style-name="T232_18"><text:s/></text:span><text:span text:style-name="T232_19">rámci</text:span><text:span text:style-name="T232_20"><text:s/></text:span><text:span text:style-name="T232_21">dosažené</text:span><text:span text:style-name="T232_22"><text:s/></text:span><text:span text:style-name="T232_23">úrovně</text:span><text:span text:style-name="T232_24"><text:s/></text:span><text:span text:style-name="T232_25">Lithénského</text:span><text:span text:style-name="T232_26"><text:s/></text:span><text:span text:style-name="T232_27">vzdělání</text:span><text:span text:style-name="T232_28">.<text:s/></text:span><text:span text:style-name="T232_29">Vstup</text:span><text:span text:style-name="T232_30"><text:s/></text:span><text:span text:style-name="T232_31">do</text:span><text:span text:style-name="T232_32"><text:s/></text:span><text:span text:style-name="T232_33">stromu</text:span><text:span text:style-name="T232_34"><text:s/></text:span><text:span text:style-name="T232_35">vzdělání</text:span><text:span text:style-name="T232_36"><text:s/></text:span><text:span text:style-name="T232_37">a</text:span><text:span text:style-name="T232_38"><text:s/></text:span><text:span text:style-name="T232_39">tedy</text:span><text:span text:style-name="T232_40"><text:s/>1.<text:s/></text:span><text:span text:style-name="T232_41">úroveň</text:span><text:span text:style-name="T232_42"><text:s/></text:span><text:span text:style-name="T232_43">stojí</text:span><text:span text:style-name="T232_44"><text:s/>1<text:s/></text:span><text:span text:style-name="T232_45">sp</text:span><text:span text:style-name="T232_46">.<text:s/></text:span><text:span text:style-name="T232_47">Následují</text:span><text:span text:style-name="T232_48"><text:s/>3<text:s/></text:span><text:span text:style-name="T232_49">obory</text:span><text:span text:style-name="T232_50"><text:s/>–<text:s/>2.<text:s/></text:span><text:span text:style-name="T232_51">úroveň</text:span><text:span text:style-name="T232_52">.<text:s/></text:span><text:span text:style-name="T232_53">Pokud</text:span><text:span text:style-name="T232_54"><text:s/></text:span><text:span text:style-name="T232_55">vám</text:span><text:span text:style-name="T232_56"><text:s/></text:span><text:span text:style-name="T232_57">zde</text:span><text:span text:style-name="T232_58"><text:s/></text:span><text:span text:style-name="T232_59">něco</text:span><text:span text:style-name="T232_60"><text:s/></text:span><text:span text:style-name="T232_61">chybí</text:span><text:span text:style-name="T232_62">,<text:s/></text:span><text:span text:style-name="T232_63">domluvte</text:span><text:span text:style-name="T232_64"><text:s/></text:span><text:span text:style-name="T232_65">se</text:span><text:span text:style-name="T232_66"><text:s/></text:span><text:span text:style-name="T232_67">s</text:span><text:span text:style-name="T232_68"><text:s/></text:span><text:span text:style-name="T232_69">orgem</text:span><text:span text:style-name="T232_70">.</text:span></text:p>
      <text:p text:style-name="P233"/>
      <text:p text:style-name="P234"><text:span text:style-name="T234_1">Pokud</text:span><text:span text:style-name="T234_2"><text:s/></text:span><text:span text:style-name="T234_3">máte</text:span><text:span text:style-name="T234_4"><text:s/></text:span><text:span text:style-name="T234_5">nějaké</text:span><text:span text:style-name="T234_6"><text:s/></text:span><text:span text:style-name="T234_7">vzdělání</text:span><text:span text:style-name="T234_8"><text:s/></text:span><text:span text:style-name="T234_9">v</text:span><text:span text:style-name="T234_10"><text:s/></text:span><text:span text:style-name="T234_11">daném</text:span><text:span text:style-name="T234_12"><text:s/></text:span><text:span text:style-name="T234_13">oboru</text:span><text:span text:style-name="T234_14">,<text:s/></text:span><text:span text:style-name="T234_15">můžete</text:span><text:span text:style-name="T234_16"><text:s/></text:span><text:span text:style-name="T234_17">používat</text:span><text:span text:style-name="T234_18"><text:s/></text:span><text:span text:style-name="T234_19">na</text:span><text:span text:style-name="T234_20"><text:s/></text:span><text:span text:style-name="T234_21">dané</text:span><text:span text:style-name="T234_22"><text:s/></text:span><text:span text:style-name="T234_23">úrovni</text:span><text:span text:style-name="T234_24"><text:s/></text:span><text:span text:style-name="T234_25">svoje</text:span><text:span text:style-name="T234_26"><text:s/></text:span><text:span text:style-name="T234_27">znalosti</text:span><text:span text:style-name="T234_28"><text:s/>(</text:span><text:span text:style-name="T234_29">třeba</text:span><text:span text:style-name="T234_30"><text:s/></text:span><text:span text:style-name="T234_31">u</text:span><text:span text:style-name="T234_32"><text:s/></text:span><text:span text:style-name="T234_33">přírodovědy</text:span><text:span text:style-name="T234_34">,<text:s/></text:span><text:span text:style-name="T234_35">fyziky</text:span><text:span text:style-name="T234_36">…)<text:s/></text:span><text:span text:style-name="T234_37">nebo</text:span><text:span text:style-name="T234_38"><text:s/></text:span><text:span text:style-name="T234_39">načtené</text:span><text:span text:style-name="T234_40"><text:s/></text:span><text:span text:style-name="T234_41">znalosti</text:span><text:span text:style-name="T234_42"><text:s/></text:span><text:span text:style-name="T234_43">o</text:span><text:span text:style-name="T234_44"><text:s/></text:span><text:span text:style-name="T234_45">světě</text:span><text:span text:style-name="T234_46">.<text:s/></text:span><text:span text:style-name="T234_47">Pokud</text:span><text:span text:style-name="T234_48"><text:s/></text:span><text:span text:style-name="T234_49">si</text:span><text:span text:style-name="T234_50"><text:s/></text:span><text:span text:style-name="T234_51">myslíte</text:span><text:span text:style-name="T234_52">,<text:s/></text:span><text:span text:style-name="T234_53">že</text:span><text:span text:style-name="T234_54"><text:s/></text:span><text:span text:style-name="T234_55">by</text:span><text:span text:style-name="T234_56"><text:s/></text:span><text:span text:style-name="T234_57">při</text:span><text:span text:style-name="T234_58"><text:s/></text:span><text:span text:style-name="T234_59">vašem</text:span><text:span text:style-name="T234_60"><text:s/></text:span><text:span text:style-name="T234_61">vzdělání</text:span><text:span text:style-name="T234_62"><text:s/></text:span><text:span text:style-name="T234_63">měla</text:span><text:span text:style-name="T234_64"><text:s/></text:span><text:span text:style-name="T234_65">vaše</text:span><text:span text:style-name="T234_66"><text:s/></text:span><text:span text:style-name="T234_67">postava</text:span><text:span text:style-name="T234_68"><text:s/></text:span><text:span text:style-name="T234_69">něco</text:span><text:span text:style-name="T234_70"><text:s/></text:span><text:span text:style-name="T234_71">vědět</text:span><text:span text:style-name="T234_72">,<text:s/></text:span><text:span text:style-name="T234_73">můžete</text:span><text:span text:style-name="T234_74"><text:s/></text:span><text:span text:style-name="T234_75">se</text:span><text:span text:style-name="T234_76"><text:s/></text:span><text:span text:style-name="T234_77">na</text:span><text:span text:style-name="T234_78"><text:s/></text:span><text:span text:style-name="T234_79">to</text:span><text:span text:style-name="T234_80"><text:s/></text:span><text:span text:style-name="T234_81">zeptat</text:span><text:span text:style-name="T234_82"><text:s/></text:span><text:span text:style-name="T234_83">IO</text:span><text:span text:style-name="T234_84"><text:s/>(</text:span><text:span text:style-name="T234_85">uvidíte</text:span><text:span text:style-name="T234_86"><text:s/></text:span><text:span text:style-name="T234_87">co</text:span><text:span text:style-name="T234_88"><text:s/></text:span><text:span text:style-name="T234_89">vám</text:span><text:span text:style-name="T234_90"><text:s/></text:span><text:span text:style-name="T234_91">odpoví</text:span><text:span text:style-name="T234_92">).</text:span></text:p>
      <text:list text:style-name="LS5" xml:id="list55">
        <text:list-item>
          <text:p text:style-name="P235"><text:span text:style-name="T235_1">První</text:span><text:span text:style-name="T235_2"><text:s/></text:span><text:span text:style-name="T235_3">úroveň</text:span></text:p>
          <text:list>
            <text:list-item>
              <text:p text:style-name="P236"><text:span text:style-name="T236_1">Druhá</text:span><text:span text:style-name="T236_2"><text:s/></text:span><text:span text:style-name="T236_3">úroveň</text:span></text:p>
            </text:list-item>
          </text:list>
        </text:list-item>
      </text:list>
      <text:p text:style-name="P237"/>
      <text:list text:style-name="LS6" xml:id="list57">
        <text:list-item>
          <text:p text:style-name="P238"><text:span text:style-name="T238_1">Základní</text:span><text:span text:style-name="T238_2"><text:s/></text:span><text:span text:style-name="T238_3">vzdělání</text:span><text:span text:style-name="T238_4"><text:s/>(</text:span><text:span text:style-name="T238_5">obsahuje</text:span><text:span text:style-name="T238_6"><text:s/></text:span><text:span text:style-name="T238_7">základní</text:span><text:span text:style-name="T238_8"><text:s/></text:span><text:span text:style-name="T238_9">přehled</text:span><text:span text:style-name="T238_10"><text:s/></text:span><text:span text:style-name="T238_11">o</text:span><text:span text:style-name="T238_12"><text:s/></text:span><text:span text:style-name="T238_13">světě</text:span><text:span text:style-name="T238_14">,<text:s/></text:span><text:span text:style-name="T238_15">federaci</text:span><text:span text:style-name="T238_16">,<text:s/></text:span><text:span text:style-name="T238_17">známých</text:span><text:span text:style-name="T238_18"><text:s/></text:span><text:span text:style-name="T238_19">náboženstvích</text:span><text:span text:style-name="T238_20"><text:s/></text:span><text:span text:style-name="T238_21">a</text:span><text:span text:style-name="T238_22"><text:s/></text:span><text:span text:style-name="T238_23">podobně</text:span><text:span text:style-name="T238_24">)<text:s/>(1</text:span><text:span text:style-name="T238_25">sp</text:span><text:span text:style-name="T238_26">,<text:s/></text:span><text:span text:style-name="T238_27">int</text:span><text:span text:style-name="T238_28"><text:s/>2)</text:span></text:p>
          <text:list>
            <text:list-item>
              <text:p text:style-name="P239"><text:span text:style-name="T239_1">Přírodověda</text:span><text:span text:style-name="T239_2"><text:s/>(3</text:span><text:span text:style-name="T239_3">sp</text:span><text:span text:style-name="T239_4">,<text:s/></text:span><text:span text:style-name="T239_5">int</text:span><text:span text:style-name="T239_6"><text:s/>2)<text:s/>(</text:span><text:span text:style-name="T239_7">sem</text:span><text:span text:style-name="T239_8"><text:s/></text:span><text:span text:style-name="T239_9">patří</text:span><text:span text:style-name="T239_10"><text:s/></text:span><text:span text:style-name="T239_11">znalosti</text:span><text:span text:style-name="T239_12"><text:s/></text:span><text:span text:style-name="T239_13">biologie</text:span><text:span text:style-name="T239_14">,<text:s/></text:span><text:span text:style-name="T239_15">chemie</text:span><text:span text:style-name="T239_16">,<text:s/></text:span><text:span text:style-name="T239_17">geologie</text:span><text:span text:style-name="T239_18">,<text:s/></text:span><text:span text:style-name="T239_19">zeměpisu</text:span><text:span text:style-name="T239_20"><text:s/></text:span><text:span text:style-name="T239_21">a</text:span><text:span text:style-name="T239_22"><text:s/></text:span><text:span text:style-name="T239_23">podobné</text:span><text:span text:style-name="T239_24">)</text:span></text:p>
            </text:list-item>
            <text:list-item>
              <text:p text:style-name="P240"><text:span text:style-name="T240_1">Historie</text:span><text:span text:style-name="T240_2"><text:s/>(3</text:span><text:span text:style-name="T240_3">sp</text:span><text:span text:style-name="T240_4">,<text:s/></text:span><text:span text:style-name="T240_5">int</text:span><text:span text:style-name="T240_6"><text:s/>2)<text:s/>(</text:span><text:span text:style-name="T240_7">sem</text:span><text:span text:style-name="T240_8"><text:s/></text:span><text:span text:style-name="T240_9">patří</text:span><text:span text:style-name="T240_10"><text:s/></text:span><text:span text:style-name="T240_11">i</text:span><text:span text:style-name="T240_12"><text:s/></text:span><text:span text:style-name="T240_13">znalosti</text:span><text:span text:style-name="T240_14"><text:s/></text:span><text:span text:style-name="T240_15">dějin</text:span><text:span text:style-name="T240_16"><text:s/></text:span><text:span text:style-name="T240_17">umění</text:span><text:span text:style-name="T240_18"><text:s/></text:span><text:span text:style-name="T240_19">a</text:span><text:span text:style-name="T240_20"><text:s/></text:span><text:span text:style-name="T240_21">architektury</text:span><text:span text:style-name="T240_22">,<text:s/></text:span><text:span text:style-name="T240_23">schopnost</text:span><text:span text:style-name="T240_24"><text:s/></text:span><text:span text:style-name="T240_25">dělat</text:span><text:span text:style-name="T240_26"><text:s/></text:span><text:span text:style-name="T240_27">archeologické</text:span><text:span text:style-name="T240_28"><text:s/></text:span><text:span text:style-name="T240_29">průzkumy</text:span><text:span text:style-name="T240_30">,<text:s/></text:span><text:span text:style-name="T240_31">ale</text:span><text:span text:style-name="T240_32"><text:s/></text:span><text:span text:style-name="T240_33">i</text:span><text:span text:style-name="T240_34"><text:s/></text:span><text:span text:style-name="T240_35">znalost</text:span><text:span text:style-name="T240_36"><text:s/></text:span><text:span text:style-name="T240_37">politiky</text:span><text:span text:style-name="T240_38">,<text:s/></text:span><text:span text:style-name="T240_39">jazykovědy</text:span><text:span text:style-name="T240_40"><text:s/></text:span><text:span text:style-name="T240_41">a</text:span><text:span text:style-name="T240_42"><text:s/></text:span><text:span text:style-name="T240_43">podobné</text:span><text:span text:style-name="T240_44">)</text:span></text:p>
            </text:list-item>
            <text:list-item>
              <text:p text:style-name="P241"><text:span text:style-name="T241_1">Fyzika</text:span><text:span text:style-name="T241_2"><text:s/>(3</text:span><text:span text:style-name="T241_3">sp</text:span><text:span text:style-name="T241_4">,<text:s/></text:span><text:span text:style-name="T241_5">int</text:span><text:span text:style-name="T241_6"><text:s/>2)<text:s/>(</text:span><text:span text:style-name="T241_7">to</text:span><text:span text:style-name="T241_8"><text:s/></text:span><text:span text:style-name="T241_9">je</text:span><text:span text:style-name="T241_10"><text:s/></text:span><text:span text:style-name="T241_11">i</text:span><text:span text:style-name="T241_12"><text:s/></text:span><text:span text:style-name="T241_13">matematika</text:span><text:span text:style-name="T241_14">,<text:s/></text:span><text:span text:style-name="T241_15">astronomie</text:span><text:span text:style-name="T241_16">,<text:s/></text:span><text:span text:style-name="T241_17">technika</text:span><text:span text:style-name="T241_18">...)</text:span></text:p>
            </text:list-item>
          </text:list>
        </text:list-item>
      </text:list>
      <text:p text:style-name="P24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Ubuntu" svg:font-family="Ubuntu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margin-top="0.423cm" fo:margin-bottom="0.212cm"/>
      <style:text-properties style:font-name="Ubuntu" fo:font-size="16pt" style:font-name-asian="Ubuntu" style:font-size-asian="16pt" style:font-name-complex="Ubuntu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423cm" fo:margin-bottom="0.212cm"/>
      <style:text-properties style:font-name="Arial" fo:font-size="20pt" style:font-name-asian="Arial" style:font-size-asian="20pt" style:font-name-complex="Arial" style:font-size-complex="20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23cm" fo:margin-bottom="0.212cm"/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212cm"/>
      <style:text-properties fo:font-style="italic" style:font-style-asian="italic" style:font-style-complex="italic" style:font-name="Ubuntu" fo:font-size="16pt" style:font-name-asian="Ubuntu" style:font-size-asian="16pt" style:font-name-complex="Ubuntu" style:font-size-complex="16pt"/>
    </style:style>
    <style:style style:name="Heading_20_5" style:display-name="Heading 5" style:family="paragraph" style:parent-style-name="Standard">
      <style:paragraph-properties fo:break-before="auto" fo:margin-top="0.423cm" fo:margin-bottom="0.212cm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/>
    </style:style>
    <style:style style:name="Heading_20_6" style:display-name="Heading 6" style:family="paragraph" style:parent-style-name="Standard">
      <style:paragraph-properties fo:break-before="auto" fo:margin-top="0.423cm" fo:margin-bottom="0.212cm"/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text:list-style style:name="LS1">
      <text:list-level-style-bullet text:bullet-char="○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  </text:list-level-style-bullet>
      <text:list-level-style-bullet text:bullet-char="●" text:style-name="LLS_1_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●" text:style-name="LLS_1_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  </text:list-level-style-bullet>
      <text:list-level-style-bullet text:bullet-char="●" text:style-name="LLS_1_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●" text:style-name="LLS_1_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●" text:style-name="LLS_1_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</text:list-style>
    <style:style style:name="LLS_2_0" style:family="tex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text:list-style style:name="LS2">
      <text:list-level-style-bullet text:bullet-char="○" text:style-name="LLS_2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  </text:list-level-style-bullet>
      <text:list-level-style-bullet text:bullet-char="●" text:style-name="LLS_2_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●" text:style-name="LLS_2_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●" text:style-name="LLS_2_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○" text:style-name="LLS_2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  </text:list-level-style-bullet>
      <text:list-level-style-bullet text:bullet-char="●" text:style-name="LLS_2_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●" text:style-name="LLS_2_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●" text:style-name="LLS_2_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●" text:style-name="LLS_2_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</text:list-style>
    <style:style style:name="LLS_3_0" style:family="tex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LLS_3_1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3_2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3_3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3_4" style:family="tex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LLS_3_5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3_6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3_7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3_8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text:list-style style:name="LS3">
      <text:list-level-style-bullet text:bullet-char="○" text:style-name="LLS_3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  </text:list-level-style-bullet>
      <text:list-level-style-bullet text:bullet-char="●" text:style-name="LLS_3_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●" text:style-name="LLS_3_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●" text:style-name="LLS_3_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○" text:style-name="LLS_3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  </text:list-level-style-bullet>
      <text:list-level-style-bullet text:bullet-char="●" text:style-name="LLS_3_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●" text:style-name="LLS_3_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●" text:style-name="LLS_3_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●" text:style-name="LLS_3_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</text:list-style>
    <style:style style:name="LLS_4_0" style:family="tex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LLS_4_1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4_2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4_3" style:family="tex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LLS_4_4" style:family="tex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LLS_4_5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4_6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4_7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style:style style:name="LLS_4_8" style:family="text">
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</style:style>
    <text:list-style style:name="LS4">
      <text:list-level-style-bullet text:bullet-char="○" text:style-name="LLS_4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  </text:list-level-style-bullet>
      <text:list-level-style-bullet text:bullet-char="●" text:style-name="LLS_4_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●" text:style-name="LLS_4_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○" text:style-name="LLS_4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  </text:list-level-style-bullet>
      <text:list-level-style-bullet text:bullet-char="○" text:style-name="LLS_4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  </text:list-level-style-bullet>
      <text:list-level-style-bullet text:bullet-char="●" text:style-name="LLS_4_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●" text:style-name="LLS_4_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●" text:style-name="LLS_4_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  <text:list-level-style-bullet text:bullet-char="●" text:style-name="LLS_4_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Ubuntu" fo:font-size="10pt" style:font-name-asian="Ubuntu" style:font-size-asian="10pt" style:font-name-complex="Ubuntu" style:font-size-complex="10pt" fo:font-weight="normal" style:font-weight-asian="normal" style:font-weight-complex="normal" style:text-underline-style="none"/>
      </text:list-level-style-bullet>
    </text:list-style>
    <style:style style:name="LLS_5_0" style:family="tex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LLS_5_1" style:family="tex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LLS_5_2" style:family="tex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LLS_5_3" style:family="tex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LLS_5_4" style:family="tex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LLS_5_5" style:family="tex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LLS_5_6" style:family="tex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LLS_5_7" style:family="tex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LLS_5_8" style:family="tex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text:list-style style:name="LS5">
      <text:list-level-style-bullet text:bullet-char="●" text:style-name="LLS_5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  </text:list-level-style-bullet>
      <text:list-level-style-bullet text:bullet-char="○" text:style-name="LLS_5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  </text:list-level-style-bullet>
      <text:list-level-style-bullet text:bullet-char="■" text:style-name="LLS_5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  </text:list-level-style-bullet>
      <text:list-level-style-bullet text:bullet-char="●" text:style-name="LLS_5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  </text:list-level-style-bullet>
      <text:list-level-style-bullet text:bullet-char="○" text:style-name="LLS_5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  </text:list-level-style-bullet>
      <text:list-level-style-bullet text:bullet-char="■" text:style-name="LLS_5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  </text:list-level-style-bullet>
      <text:list-level-style-bullet text:bullet-char="●" text:style-name="LLS_5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  </text:list-level-style-bullet>
      <text:list-level-style-bullet text:bullet-char="○" text:style-name="LLS_5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  </text:list-level-style-bullet>
      <text:list-level-style-bullet text:bullet-char="■" text:style-name="LLS_5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  </text:list-level-style-bullet>
    </text:list-style>
    <style:style style:name="LLS_6_0" style:family="tex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LLS_6_1" style:family="tex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LLS_6_2" style:family="tex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LLS_6_3" style:family="tex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LLS_6_4" style:family="tex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LLS_6_5" style:family="tex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LLS_6_6" style:family="tex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LLS_6_7" style:family="tex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style:style style:name="LLS_6_8" style:family="text">
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</style:style>
    <text:list-style style:name="LS6">
      <text:list-level-style-bullet text:bullet-char="●" text:style-name="LLS_6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  </text:list-level-style-bullet>
      <text:list-level-style-bullet text:bullet-char="○" text:style-name="LLS_6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  </text:list-level-style-bullet>
      <text:list-level-style-bullet text:bullet-char="■" text:style-name="LLS_6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  </text:list-level-style-bullet>
      <text:list-level-style-bullet text:bullet-char="●" text:style-name="LLS_6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  </text:list-level-style-bullet>
      <text:list-level-style-bullet text:bullet-char="○" text:style-name="LLS_6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  </text:list-level-style-bullet>
      <text:list-level-style-bullet text:bullet-char="■" text:style-name="LLS_6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  </text:list-level-style-bullet>
      <text:list-level-style-bullet text:bullet-char="●" text:style-name="LLS_6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  </text:list-level-style-bullet>
      <text:list-level-style-bullet text:bullet-char="○" text:style-name="LLS_6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  </text:list-level-style-bullet>
      <text:list-level-style-bullet text:bullet-char="■" text:style-name="LLS_6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Ubuntu" fo:font-size="12pt" style:font-name-asian="Ubuntu" style:font-size-asian="12pt" style:font-name-complex="Ubuntu" style:font-size-complex="12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0.999cm" fo:page-height="29.699cm" fo:margin-top="2cm" fo:margin-bottom="2cm" fo:margin-left="2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